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ingFang SC" svg:font-family="PingFang SC" style:font-family-generic="system" style:font-pitch="variable"/>
    <style:font-face style:name="Liberation Mono" svg:font-family="Liberation Mono" style:font-family-generic="modern" style:font-pitch="fixed"/>
    <style:font-face style:name="OpenSymbol" style:font-charset="x-symbol" svg:font-family="OpenSymbol" style:font-family-generic="system"/>
    <style:font-face style:name="Apercu, apple-system, system-ui" svg:font-family="Apercu, apple-system, system-ui" style:font-family-generic="system"/>
    <style:font-face style:name="Monaco, Menlo, 'Ubuntu Mono', '" svg:font-family="Monaco, Menlo, 'Ubuntu Mono', '"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bullet text:level="2" text:style-name="WW_CharLFO7LVL2"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6">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7">
      <text:list-level-style-bullet text:level="1" text:style-name="WW_CharLFO1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8">
      <text:list-level-style-bullet text:level="1" text:style-name="WW_CharLFO1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0">
      <text:list-level-style-bullet text:level="1" text:style-name="WW_CharLFO2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1">
      <text:list-level-style-bullet text:level="1" text:style-name="WW_CharLFO2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2">
      <text:list-level-style-bullet text:level="1" text:style-name="WW_CharLFO2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3">
      <text:list-level-style-bullet text:level="1" text:style-name="WW_CharLFO2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4">
      <text:list-level-style-bullet text:level="1" text:style-name="WW_CharLFO2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5">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6">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7">
      <text:list-level-style-bullet text:level="1" text:style-name="WW_CharLFO2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style style:name="P1" style:parent-style-name="Titre1" style:master-page-name="MP0" style:family="paragraph">
      <style:paragraph-properties fo:break-before="page" fo:text-align="justify" fo:margin-top="0in" fo:margin-bottom="0in" fo:line-height="120%"/>
    </style:style>
    <style:style style:name="T2" style:parent-style-name="Policepardéfaut" style:family="text">
      <style:text-properties fo:font-size="14pt" style:font-size-asian="14pt" style:font-size-complex="14pt" fo:language="en" fo:country="US" style:language-asian="en" style:country-asian="US" style:language-complex="ar" style:country-complex="SA"/>
    </style:style>
    <style:style style:name="P3" style:parent-style-name="Textbody" style:family="paragraph">
      <style:paragraph-properties fo:text-align="end" fo:line-height="150%"/>
      <style:text-properties fo:font-weight="bold" style:font-weight-asian="bold" style:font-weight-complex="bold" fo:color="#111111"/>
    </style:style>
    <style:style style:name="T4" style:parent-style-name="Policepardéfaut" style:family="text">
      <style:text-properties fo:font-size="14pt" style:font-size-asian="14pt" style:font-size-complex="14pt" fo:language="en" fo:country="US" style:language-asian="en" style:country-asian="US" style:language-complex="ar" style:country-complex="SA"/>
    </style:style>
    <style:style style:name="T5" style:parent-style-name="Policepardéfaut" style:family="text">
      <style:text-properties fo:font-size="14pt" style:font-size-asian="14pt" style:font-size-complex="14pt" fo:language="en" fo:country="US" style:language-asian="en" style:country-asian="US" style:language-complex="ar" style:country-complex="SA"/>
    </style:style>
    <style:style style:name="P6" style:parent-style-name="Textbody" style:family="paragraph">
      <style:paragraph-properties fo:text-align="end" fo:line-height="150%"/>
      <style:text-properties fo:font-weight="bold" style:font-weight-asian="bold" style:font-weight-complex="bold" fo:color="#111111"/>
    </style:style>
    <style:style style:name="T7" style:parent-style-name="Policepardéfaut" style:family="text">
      <style:text-properties fo:font-size="14pt" style:font-size-asian="14pt" style:font-size-complex="14pt" fo:language="en" fo:country="US" style:language-asian="en" style:country-asian="US" style:language-complex="ar" style:country-complex="SA"/>
    </style:style>
    <style:style style:name="P8" style:parent-style-name="Textbody" style:family="paragraph">
      <style:paragraph-properties fo:text-align="end" fo:line-height="150%"/>
      <style:text-properties fo:font-weight="bold" style:font-weight-asian="bold" style:font-weight-complex="bold" fo:color="#111111"/>
    </style:style>
    <style:style style:name="T9" style:parent-style-name="Policepardéfaut" style:family="text">
      <style:text-properties fo:font-size="14pt" style:font-size-asian="14pt" style:font-size-complex="14pt" fo:language="en" fo:country="US" style:language-asian="en" style:country-asian="US" style:language-complex="ar" style:country-complex="SA"/>
    </style:style>
    <style:style style:name="T10" style:parent-style-name="Policepardéfaut" style:family="text">
      <style:text-properties fo:font-size="14pt" style:font-size-asian="14pt" style:font-size-complex="14pt" fo:language="en" fo:country="US" style:language-asian="en" style:country-asian="US" style:language-complex="ar" style:country-complex="SA"/>
    </style:style>
    <style:style style:name="P11" style:parent-style-name="Textbody" style:family="paragraph">
      <style:paragraph-properties fo:text-align="end" fo:line-height="150%"/>
      <style:text-properties fo:font-weight="bold" style:font-weight-asian="bold" style:font-weight-complex="bold" fo:color="#111111"/>
    </style:style>
    <style:style style:name="T12" style:parent-style-name="Policepardéfaut" style:family="text">
      <style:text-properties style:font-name="Apercu, apple-system, system-ui" fo:font-weight="normal" style:font-weight-asian="normal" fo:color="#3465A4" fo:font-size="14pt" style:font-size-asian="14pt" style:font-size-complex="14pt"/>
    </style:style>
    <style:style style:name="P13" style:parent-style-name="Textbody" style:family="paragraph">
      <style:paragraph-properties fo:text-align="justify" fo:margin-bottom="0in" fo:line-height="130%"/>
      <style:text-properties style:font-name="Apercu, apple-system, system-ui" fo:color="#000000" fo:font-size="14pt" style:font-size-asian="14pt" style:font-size-complex="14pt"/>
    </style:style>
    <style:style style:name="P14" style:parent-style-name="Textbody" style:family="paragraph">
      <style:paragraph-properties fo:text-align="justify" fo:line-height="170%"/>
      <style:text-properties style:font-name="Apercu, apple-system, system-ui" fo:color="#000000" fo:font-size="14pt" style:font-size-asian="14pt" style:font-size-complex="14pt"/>
    </style:style>
    <style:style style:name="P15" style:parent-style-name="Textbody" style:family="paragraph">
      <style:paragraph-properties fo:text-align="justify" fo:line-height="170%"/>
      <style:text-properties style:font-name="Apercu, apple-system, system-ui" fo:color="#000000" fo:font-size="14pt" style:font-size-asian="14pt" style:font-size-complex="14pt"/>
    </style:style>
    <style:style style:name="P16" style:parent-style-name="Textbody" style:family="paragraph">
      <style:paragraph-properties fo:text-align="justify" fo:margin-bottom="0in" fo:line-height="170%" fo:margin-left="0in" fo:text-indent="0in">
        <style:tab-stops/>
      </style:paragraph-properties>
      <style:text-properties style:font-name="Apercu, apple-system, system-ui" fo:color="#000000" fo:font-size="14pt" style:font-size-asian="14pt" style:font-size-complex="14pt"/>
    </style:style>
    <style:style style:name="P17" style:parent-style-name="Textbody" style:family="paragraph">
      <style:paragraph-properties fo:text-align="justify" fo:margin-bottom="0in" fo:line-height="170%" fo:margin-left="0in" fo:text-indent="0in">
        <style:tab-stops/>
      </style:paragraph-properties>
      <style:text-properties style:font-name="Apercu, apple-system, system-ui" fo:color="#000000" fo:font-size="14pt" style:font-size-asian="14pt" style:font-size-complex="14pt"/>
    </style:style>
    <style:style style:name="P18" style:parent-style-name="Textbody" style:family="paragraph">
      <style:paragraph-properties fo:text-align="justify" fo:margin-bottom="0in" fo:line-height="170%" fo:margin-left="0in" fo:text-indent="0in">
        <style:tab-stops/>
      </style:paragraph-properties>
      <style:text-properties style:font-name="Apercu, apple-system, system-ui" fo:color="#000000" fo:font-size="14pt" style:font-size-asian="14pt" style:font-size-complex="14pt"/>
    </style:style>
    <style:style style:name="P19" style:parent-style-name="Titre3" style:family="paragraph">
      <style:paragraph-properties fo:text-align="justify"/>
      <style:text-properties style:font-name="Apercu, apple-system, system-ui" fo:font-weight="normal" style:font-weight-asian="normal" fo:color="#000000"/>
    </style:style>
    <style:style style:name="P20" style:parent-style-name="Textbody" style:family="paragraph">
      <style:paragraph-properties fo:text-align="justify"/>
      <style:text-properties style:font-name="Apercu, apple-system, system-ui" fo:color="#10162F" fo:font-size="14pt" style:font-size-asian="14pt" style:font-size-complex="14pt"/>
    </style:style>
    <style:style style:name="P21" style:parent-style-name="Textbody" style:family="paragraph">
      <style:paragraph-properties fo:text-align="justify" fo:line-height="160%"/>
    </style:style>
    <style:style style:name="T22" style:parent-style-name="Policepardéfaut" style:family="text">
      <style:text-properties style:font-name="Apercu, apple-system, system-ui" fo:color="#10162F" fo:font-size="14pt" style:font-size-asian="14pt" style:font-size-complex="14pt"/>
    </style:style>
    <style:style style:name="T23" style:parent-style-name="Accentuation" style:family="text">
      <style:text-properties style:font-name="Apercu, apple-system, system-ui" fo:font-style="normal" style:font-style-asian="normal" fo:color="#10162F" fo:font-size="14pt" style:font-size-asian="14pt" style:font-size-complex="14pt"/>
    </style:style>
    <style:style style:name="T24" style:parent-style-name="Policepardéfaut" style:family="text">
      <style:text-properties style:font-name="Apercu, apple-system, system-ui" fo:color="#10162F" fo:font-size="14pt" style:font-size-asian="14pt" style:font-size-complex="14pt"/>
    </style:style>
    <style:style style:name="T25" style:parent-style-name="Policepardéfaut" style:family="text">
      <style:text-properties style:font-name="Apercu, apple-system, system-ui" fo:color="#10162F" fo:font-size="14pt" style:font-size-asian="14pt" style:font-size-complex="14pt"/>
    </style:style>
    <style:style style:name="T26" style:parent-style-name="Accentuation" style:family="text">
      <style:text-properties style:font-name="Apercu, apple-system, system-ui" fo:font-style="normal" style:font-style-asian="normal" fo:color="#10162F" fo:font-size="14pt" style:font-size-asian="14pt" style:font-size-complex="14pt"/>
    </style:style>
    <style:style style:name="T27" style:parent-style-name="Policepardéfaut" style:family="text">
      <style:text-properties style:font-name="Apercu, apple-system, system-ui" fo:color="#10162F" fo:font-size="14pt" style:font-size-asian="14pt" style:font-size-complex="14pt"/>
    </style:style>
    <style:style style:name="P28" style:parent-style-name="Textbody" style:family="paragraph">
      <style:paragraph-properties fo:text-align="justify" fo:margin-bottom="0in"/>
    </style:style>
    <style:style style:name="T29" style:parent-style-name="Policepardéfaut" style:family="text">
      <style:text-properties fo:color="#000000" fo:font-size="14pt" style:font-size-asian="14pt" style:font-size-complex="14pt" fo:language="en" fo:country="US" style:language-asian="en" style:country-asian="US" style:language-complex="ar" style:country-complex="SA"/>
    </style:style>
    <style:style style:name="T30" style:parent-style-name="Policepardéfaut" style:family="text">
      <style:text-properties style:font-name="Apercu, apple-system, system-ui" fo:color="#10162F" fo:font-size="14pt" style:font-size-asian="14pt" style:font-size-complex="14pt" style:text-underline-type="single" style:text-underline-style="solid" style:text-underline-width="auto" style:text-underline-mode="continuous"/>
    </style:style>
    <style:style style:name="P31" style:parent-style-name="Textbody" style:family="paragraph">
      <style:paragraph-properties fo:text-align="justify"/>
      <style:text-properties style:font-name="Apercu, apple-system, system-ui" fo:color="#10162F" fo:font-size="14pt" style:font-size-asian="14pt" style:font-size-complex="14pt"/>
    </style:style>
    <style:style style:name="P32" style:parent-style-name="Textbody" style:family="paragraph">
      <style:paragraph-properties fo:text-align="justify" fo:margin-bottom="0in" fo:line-height="160%"/>
    </style:style>
    <style:style style:name="T33" style:parent-style-name="Policepardéfaut" style:family="text">
      <style:text-properties style:font-name="Apercu, apple-system, system-ui" fo:color="#10162F" fo:font-size="14pt" style:font-size-asian="14pt" style:font-size-complex="14pt"/>
    </style:style>
    <style:style style:name="T34"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35" style:parent-style-name="Policepardéfaut" style:family="text">
      <style:text-properties style:font-name="Apercu, apple-system, system-ui" fo:color="#10162F" fo:font-size="14pt" style:font-size-asian="14pt" style:font-size-complex="14pt"/>
    </style:style>
    <style:style style:name="T36"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37" style:parent-style-name="Policepardéfaut" style:family="text">
      <style:text-properties style:font-name="Apercu, apple-system, system-ui" fo:color="#10162F" fo:font-size="14pt" style:font-size-asian="14pt" style:font-size-complex="14pt"/>
    </style:style>
    <style:style style:name="T38"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39" style:parent-style-name="Policepardéfaut" style:family="text">
      <style:text-properties style:font-name="Apercu, apple-system, system-ui" fo:color="#10162F" fo:font-size="14pt" style:font-size-asian="14pt" style:font-size-complex="14pt"/>
    </style:style>
    <style:style style:name="T40"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41" style:parent-style-name="Policepardéfaut" style:family="text">
      <style:text-properties style:font-name="Apercu, apple-system, system-ui" fo:color="#10162F" fo:font-size="14pt" style:font-size-asian="14pt" style:font-size-complex="14pt"/>
    </style:style>
    <style:style style:name="T42"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43" style:parent-style-name="Policepardéfaut" style:family="text">
      <style:text-properties style:font-name="Apercu, apple-system, system-ui" fo:color="#10162F" fo:font-size="14pt" style:font-size-asian="14pt" style:font-size-complex="14pt"/>
    </style:style>
    <style:style style:name="T44" style:parent-style-name="Policepardéfaut" style:family="text">
      <style:text-properties style:font-name="Apercu, apple-system, system-ui" fo:color="#10162F" fo:font-size="14pt" style:font-size-asian="14pt" style:font-size-complex="14pt" fo:language="en" fo:country="US"/>
    </style:style>
    <style:style style:name="T45" style:parent-style-name="Policepardéfaut" style:family="text">
      <style:text-properties style:font-name="Apercu, apple-system, system-ui" fo:color="#10162F" fo:font-size="14pt" style:font-size-asian="14pt" style:font-size-complex="14pt" fo:language="en" fo:country="US"/>
    </style:style>
    <style:style style:name="T46" style:parent-style-name="SourceText" style:family="text">
      <style:text-properties style:font-name="Monaco, Menlo, 'Ubuntu Mono', '" style:font-name-asian="Monaco, Menlo, 'Ubuntu Mono', '" style:font-name-complex="Monaco, Menlo, 'Ubuntu Mono', '" fo:color="#10162F" fo:font-size="14pt" style:font-size-asian="14pt" style:font-size-complex="14pt" fo:language="en" fo:country="US"/>
    </style:style>
    <style:style style:name="T47" style:parent-style-name="Policepardéfaut" style:family="text">
      <style:text-properties style:font-name="Apercu, apple-system, system-ui" fo:color="#10162F" fo:font-size="14pt" style:font-size-asian="14pt" style:font-size-complex="14pt" fo:language="en" fo:country="US"/>
    </style:style>
    <style:style style:name="P48" style:parent-style-name="PreformattedText" style:family="paragraph">
      <style:paragraph-properties fo:text-align="justify"/>
    </style:style>
    <style:style style:name="T49"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50"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51" style:parent-style-name="PreformattedText" style:family="paragraph">
      <style:paragraph-properties fo:text-align="justify"/>
    </style:style>
    <style:style style:name="T52" style:parent-style-name="SourceText" style:family="text">
      <style:text-properties fo:color="#FFFFFF" fo:font-size="14pt" style:font-size-asian="14pt" style:font-size-complex="14pt" fo:background-color="#211E2F" fo:language="en" fo:country="US"/>
    </style:style>
    <style:style style:name="T53"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54"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55" style:parent-style-name="SourceText" style:family="text">
      <style:text-properties style:font-name="Monaco, Menlo, 'Ubuntu Mono', '" style:font-name-asian="Monaco, Menlo, 'Ubuntu Mono', '" style:font-name-complex="Monaco, Menlo, 'Ubuntu Mono', '" fo:color="#FFE083" fo:font-size="14pt" style:font-size-asian="14pt" style:font-size-complex="14pt" fo:background-color="#211E2F" fo:language="en" fo:country="US"/>
    </style:style>
    <style:style style:name="T56"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57" style:parent-style-name="PreformattedText" style:family="paragraph">
      <style:paragraph-properties fo:text-align="justify"/>
    </style:style>
    <style:style style:name="T58" style:parent-style-name="SourceText" style:family="text">
      <style:text-properties fo:color="#FFFFFF" fo:font-size="14pt" style:font-size-asian="14pt" style:font-size-complex="14pt" fo:background-color="#211E2F" fo:language="en" fo:country="US"/>
    </style:style>
    <style:style style:name="T59"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60"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61"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62"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63" style:parent-style-name="PreformattedText" style:family="paragraph">
      <style:paragraph-properties fo:text-align="justify"/>
    </style:style>
    <style:style style:name="T64" style:parent-style-name="SourceText" style:family="text">
      <style:text-properties fo:color="#FFFFFF" fo:font-size="14pt" style:font-size-asian="14pt" style:font-size-complex="14pt" fo:background-color="#211E2F" fo:language="en" fo:country="US"/>
    </style:style>
    <style:style style:name="P65" style:parent-style-name="PreformattedText" style:family="paragraph">
      <style:paragraph-properties fo:text-align="justify"/>
    </style:style>
    <style:style style:name="T66" style:parent-style-name="SourceText" style:family="text">
      <style:text-properties fo:color="#FFFFFF" fo:font-size="14pt" style:font-size-asian="14pt" style:font-size-complex="14pt" fo:background-color="#211E2F" fo:language="en" fo:country="US"/>
    </style:style>
    <style:style style:name="T67"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68"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69"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70"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71" style:parent-style-name="PreformattedText" style:family="paragraph">
      <style:paragraph-properties fo:text-align="justify"/>
    </style:style>
    <style:style style:name="T72" style:parent-style-name="SourceText" style:family="text">
      <style:text-properties fo:color="#FFFFFF" fo:font-size="14pt" style:font-size-asian="14pt" style:font-size-complex="14pt" fo:background-color="#211E2F" fo:language="en" fo:country="US"/>
    </style:style>
    <style:style style:name="T73"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74"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75"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76"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77"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78"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79" style:parent-style-name="PreformattedText" style:family="paragraph">
      <style:paragraph-properties fo:text-align="justify"/>
    </style:style>
    <style:style style:name="T80" style:parent-style-name="SourceText" style:family="text">
      <style:text-properties fo:color="#FFFFFF" fo:font-size="14pt" style:font-size-asian="14pt" style:font-size-complex="14pt" fo:background-color="#211E2F" fo:language="en" fo:country="US"/>
    </style:style>
    <style:style style:name="T81"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82" style:parent-style-name="PreformattedText" style:family="paragraph">
      <style:paragraph-properties fo:text-align="justify"/>
    </style:style>
    <style:style style:name="T83" style:parent-style-name="SourceText" style:family="text">
      <style:text-properties fo:color="#FFFFFF" fo:font-size="14pt" style:font-size-asian="14pt" style:font-size-complex="14pt" fo:background-color="#211E2F" fo:language="en" fo:country="US"/>
    </style:style>
    <style:style style:name="P84" style:parent-style-name="PreformattedText" style:family="paragraph">
      <style:paragraph-properties fo:text-align="justify"/>
    </style:style>
    <style:style style:name="T85" style:parent-style-name="SourceText" style:family="text">
      <style:text-properties fo:color="#FFFFFF" fo:font-size="14pt" style:font-size-asian="14pt" style:font-size-complex="14pt" fo:background-color="#211E2F" fo:language="en" fo:country="US"/>
    </style:style>
    <style:style style:name="T86"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87"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88"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89"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90" style:parent-style-name="PreformattedText" style:family="paragraph">
      <style:paragraph-properties fo:text-align="justify"/>
    </style:style>
    <style:style style:name="T91" style:parent-style-name="SourceText" style:family="text">
      <style:text-properties fo:color="#FFFFFF" fo:font-size="14pt" style:font-size-asian="14pt" style:font-size-complex="14pt" fo:background-color="#211E2F" fo:language="en" fo:country="US"/>
    </style:style>
    <style:style style:name="T92"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93"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94"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95"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96"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97"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98" style:parent-style-name="PreformattedText" style:family="paragraph">
      <style:paragraph-properties fo:text-align="justify"/>
    </style:style>
    <style:style style:name="T99" style:parent-style-name="SourceText" style:family="text">
      <style:text-properties fo:color="#FFFFFF" fo:font-size="14pt" style:font-size-asian="14pt" style:font-size-complex="14pt" fo:background-color="#211E2F" fo:language="en" fo:country="US"/>
    </style:style>
    <style:style style:name="T100"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101" style:parent-style-name="PreformattedText" style:family="paragraph">
      <style:paragraph-properties fo:text-align="justify"/>
    </style:style>
    <style:style style:name="T102" style:parent-style-name="SourceText" style:family="text">
      <style:text-properties fo:color="#FFFFFF" fo:font-size="14pt" style:font-size-asian="14pt" style:font-size-complex="14pt" fo:background-color="#211E2F"/>
    </style:style>
    <style:style style:name="P103" style:parent-style-name="PreformattedText" style:family="paragraph">
      <style:paragraph-properties fo:text-align="justify"/>
    </style:style>
    <style:style style:name="T104" style:parent-style-name="SourceText" style:family="text">
      <style:text-properties fo:color="#FFFFFF" fo:font-size="14pt" style:font-size-asian="14pt" style:font-size-complex="14pt" fo:background-color="#211E2F"/>
    </style:style>
    <style:style style:name="T105"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style:style>
    <style:style style:name="T106"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107" style:parent-style-name="PreformattedText" style:family="paragraph">
      <style:paragraph-properties fo:text-align="justify"/>
    </style:style>
    <style:style style:name="T108" style:parent-style-name="SourceText" style:family="text">
      <style:text-properties fo:color="#FFFFFF" fo:font-size="14pt" style:font-size-asian="14pt" style:font-size-complex="14pt" fo:background-color="#211E2F"/>
    </style:style>
    <style:style style:name="T109"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style:style>
    <style:style style:name="T110"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T111"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style:style>
    <style:style style:name="T112"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113" style:parent-style-name="PreformattedText" style:family="paragraph">
      <style:paragraph-properties fo:text-align="justify"/>
    </style:style>
    <style:style style:name="T114" style:parent-style-name="SourceText" style:family="text">
      <style:text-properties fo:color="#FFFFFF" fo:font-size="14pt" style:font-size-asian="14pt" style:font-size-complex="14pt" fo:background-color="#211E2F"/>
    </style:style>
    <style:style style:name="T115"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116" style:parent-style-name="PreformattedText" style:family="paragraph">
      <style:paragraph-properties fo:text-align="justify"/>
    </style:style>
    <style:style style:name="T117"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118" style:parent-style-name="Textbody" style:family="paragraph">
      <style:paragraph-properties fo:text-align="justify" fo:margin-bottom="0in" fo:line-height="160%"/>
    </style:style>
    <style:style style:name="T119" style:parent-style-name="Policepardéfaut" style:family="text">
      <style:text-properties fo:color="#000000" fo:font-size="14pt" style:font-size-asian="14pt" style:font-size-complex="14pt" fo:language="en" fo:country="US" style:language-asian="en" style:country-asian="US" style:language-complex="ar" style:country-complex="SA"/>
    </style:style>
    <style:style style:name="T120" style:parent-style-name="Policepardéfaut" style:family="text">
      <style:text-properties style:font-name="Apercu, apple-system, system-ui" fo:color="#10162F" fo:font-size="14pt" style:font-size-asian="14pt" style:font-size-complex="14pt"/>
    </style:style>
    <style:style style:name="T121"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22"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23" style:parent-style-name="Policepardéfaut" style:family="text">
      <style:text-properties style:font-name="Apercu, apple-system, system-ui" fo:color="#10162F" fo:font-size="14pt" style:font-size-asian="14pt" style:font-size-complex="14pt"/>
    </style:style>
    <style:style style:name="T124"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25" style:parent-style-name="Policepardéfaut" style:family="text">
      <style:text-properties style:font-name="Apercu, apple-system, system-ui" fo:color="#10162F" fo:font-size="14pt" style:font-size-asian="14pt" style:font-size-complex="14pt"/>
    </style:style>
    <style:style style:name="P126" style:parent-style-name="Textbody" style:family="paragraph">
      <style:paragraph-properties fo:text-align="justify" fo:line-height="160%"/>
      <style:text-properties style:font-name="Apercu, apple-system, system-ui" fo:color="#10162F" fo:font-size="14pt" style:font-size-asian="14pt" style:font-size-complex="14pt"/>
    </style:style>
    <style:style style:name="P127" style:parent-style-name="Textbody" style:family="paragraph">
      <style:paragraph-properties fo:text-align="justify" fo:margin-bottom="0in" fo:line-height="160%"/>
      <style:text-properties style:font-name="Apercu, apple-system, system-ui" fo:color="#10162F" fo:font-size="14pt" style:font-size-asian="14pt" style:font-size-complex="14pt"/>
    </style:style>
    <style:style style:name="P128" style:parent-style-name="Textbody" style:family="paragraph">
      <style:paragraph-properties fo:text-align="justify" fo:margin-bottom="0in"/>
    </style:style>
    <style:style style:name="T129" style:parent-style-name="Policepardéfaut" style:family="text">
      <style:text-properties fo:color="#000000" fo:font-size="14pt" style:font-size-asian="14pt" style:font-size-complex="14pt" fo:language="en" fo:country="US" style:language-asian="en" style:country-asian="US" style:language-complex="ar" style:country-complex="SA"/>
    </style:style>
    <style:style style:name="T130" style:parent-style-name="Policepardéfaut" style:family="text">
      <style:text-properties style:font-name="Apercu, apple-system, system-ui" fo:color="#10162F" fo:font-size="14pt" style:font-size-asian="14pt" style:font-size-complex="14pt" style:text-underline-type="single" style:text-underline-style="solid" style:text-underline-width="auto" style:text-underline-mode="continuous"/>
    </style:style>
    <style:style style:name="T131" style:parent-style-name="Policepardéfaut" style:family="text">
      <style:text-properties style:font-name="Apercu, apple-system, system-ui" fo:color="#10162F" fo:font-size="14pt" style:font-size-asian="14pt" style:font-size-complex="14pt" style:text-underline-type="single" style:text-underline-style="solid" style:text-underline-width="auto" style:text-underline-mode="continuous"/>
    </style:style>
    <style:style style:name="P132" style:parent-style-name="Textbody" style:family="paragraph">
      <style:paragraph-properties fo:text-align="justify"/>
    </style:style>
    <style:style style:name="T133" style:parent-style-name="Policepardéfaut" style:family="text">
      <style:text-properties fo:color="#10162F" fo:font-size="14pt" style:font-size-asian="14pt" style:font-size-complex="14pt"/>
    </style:style>
    <style:style style:name="T134" style:parent-style-name="Policepardéfaut" style:family="text">
      <style:text-properties style:font-name="Apercu, apple-system, system-ui" fo:color="#10162F" fo:font-size="14pt" style:font-size-asian="14pt" style:font-size-complex="14pt"/>
    </style:style>
    <style:style style:name="P135" style:parent-style-name="Standard" style:family="paragraph">
      <style:paragraph-properties fo:text-align="justify"/>
      <style:text-properties fo:color="#000000" fo:font-size="14pt" style:font-size-asian="14pt" style:font-size-complex="14pt"/>
    </style:style>
    <style:style style:name="P136" style:parent-style-name="Titre3" style:family="paragraph">
      <style:paragraph-properties fo:text-align="justify"/>
      <style:text-properties style:font-name="Apercu, apple-system, system-ui" fo:font-weight="normal" style:font-weight-asian="normal" fo:color="#000000"/>
    </style:style>
    <style:style style:name="P137" style:parent-style-name="Textbody" style:family="paragraph">
      <style:paragraph-properties fo:text-align="justify"/>
      <style:text-properties style:font-name="Apercu, apple-system, system-ui" fo:color="#10162F" fo:font-size="14pt" style:font-size-asian="14pt" style:font-size-complex="14pt"/>
    </style:style>
    <style:style style:name="P138" style:parent-style-name="Textbody" style:family="paragraph">
      <style:paragraph-properties fo:text-align="justify" fo:margin-bottom="0in" fo:line-height="160%"/>
    </style:style>
    <style:style style:name="T139" style:parent-style-name="Policepardéfaut" style:family="text">
      <style:text-properties style:font-name="Apercu, apple-system, system-ui" fo:color="#10162F" fo:font-size="14pt" style:font-size-asian="14pt" style:font-size-complex="14pt"/>
    </style:style>
    <style:style style:name="T140"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41" style:parent-style-name="Policepardéfaut" style:family="text">
      <style:text-properties style:font-name="Apercu, apple-system, system-ui" fo:color="#10162F" fo:font-size="14pt" style:font-size-asian="14pt" style:font-size-complex="14pt"/>
    </style:style>
    <style:style style:name="T142"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43" style:parent-style-name="Policepardéfaut" style:family="text">
      <style:text-properties style:font-name="Apercu, apple-system, system-ui" fo:color="#10162F" fo:font-size="14pt" style:font-size-asian="14pt" style:font-size-complex="14pt"/>
    </style:style>
    <style:style style:name="P144" style:parent-style-name="Textbody" style:family="paragraph">
      <style:paragraph-properties fo:text-align="justify" fo:line-height="160%"/>
      <style:text-properties style:font-name="Apercu, apple-system, system-ui" fo:color="#10162F" fo:font-size="14pt" style:font-size-asian="14pt" style:font-size-complex="14pt"/>
    </style:style>
    <style:style style:name="P145" style:parent-style-name="Textbody" style:family="paragraph">
      <style:paragraph-properties fo:text-align="justify" fo:margin-bottom="0in"/>
    </style:style>
    <style:style style:name="T146" style:parent-style-name="Policepardéfaut" style:family="text">
      <style:text-properties fo:color="#000000" fo:font-size="14pt" style:font-size-asian="14pt" style:font-size-complex="14pt" fo:language="en" fo:country="US" style:language-asian="en" style:country-asian="US" style:language-complex="ar" style:country-complex="SA"/>
    </style:style>
    <style:style style:name="T147" style:parent-style-name="Policepardéfaut" style:family="text">
      <style:text-properties style:font-name="Apercu, apple-system, system-ui" fo:color="#10162F" fo:font-size="14pt" style:font-size-asian="14pt" style:font-size-complex="14pt" style:text-underline-type="single" style:text-underline-style="solid" style:text-underline-width="auto" style:text-underline-mode="continuous"/>
    </style:style>
    <style:style style:name="P148" style:parent-style-name="Textbody" style:family="paragraph">
      <style:paragraph-properties fo:text-align="justify" fo:margin-bottom="0in"/>
    </style:style>
    <style:style style:name="T149" style:parent-style-name="Policepardéfaut" style:family="text">
      <style:text-properties style:font-name="Apercu, apple-system, system-ui" fo:color="#10162F" fo:font-size="14pt" style:font-size-asian="14pt" style:font-size-complex="14pt"/>
    </style:style>
    <style:style style:name="T150" style:parent-style-name="Policepardéfaut" style:family="text">
      <style:text-properties style:font-name="Apercu, apple-system, system-ui" fo:color="#10162F" fo:font-size="14pt" style:font-size-asian="14pt" style:font-size-complex="14pt"/>
    </style:style>
    <style:style style:name="T151" style:parent-style-name="Accentuation" style:family="text">
      <style:text-properties style:font-name="Apercu, apple-system, system-ui" fo:font-style="normal" style:font-style-asian="normal" fo:color="#10162F" fo:font-size="14pt" style:font-size-asian="14pt" style:font-size-complex="14pt"/>
    </style:style>
    <style:style style:name="T152" style:parent-style-name="Policepardéfaut" style:family="text">
      <style:text-properties style:font-name="Apercu, apple-system, system-ui" fo:color="#10162F" fo:font-size="14pt" style:font-size-asian="14pt" style:font-size-complex="14pt"/>
    </style:style>
    <style:style style:name="T153"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54" style:parent-style-name="Policepardéfaut" style:family="text">
      <style:text-properties style:font-name="Apercu, apple-system, system-ui" fo:color="#10162F" fo:font-size="14pt" style:font-size-asian="14pt" style:font-size-complex="14pt"/>
    </style:style>
    <style:style style:name="T155" style:parent-style-name="Accentuation" style:family="text">
      <style:text-properties style:font-name="Apercu, apple-system, system-ui" fo:font-style="normal" style:font-style-asian="normal" fo:color="#10162F" fo:font-size="14pt" style:font-size-asian="14pt" style:font-size-complex="14pt"/>
    </style:style>
    <style:style style:name="T156" style:parent-style-name="Policepardéfaut" style:family="text">
      <style:text-properties style:font-name="Apercu, apple-system, system-ui" fo:color="#10162F" fo:font-size="14pt" style:font-size-asian="14pt" style:font-size-complex="14pt"/>
    </style:style>
    <style:style style:name="P157" style:parent-style-name="PreformattedText" style:family="paragraph">
      <style:paragraph-properties fo:text-align="justify"/>
    </style:style>
    <style:style style:name="T158"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59"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60" style:parent-style-name="PreformattedText" style:family="paragraph">
      <style:paragraph-properties fo:text-align="justify"/>
    </style:style>
    <style:style style:name="T161" style:parent-style-name="SourceText" style:family="text">
      <style:text-properties fo:color="#FFFFFF" fo:font-size="14pt" style:font-size-asian="14pt" style:font-size-complex="14pt" fo:background-color="#211E2F" fo:language="en" fo:country="US"/>
    </style:style>
    <style:style style:name="T162"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163"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64"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165"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66" style:parent-style-name="PreformattedText" style:family="paragraph">
      <style:paragraph-properties fo:text-align="justify"/>
    </style:style>
    <style:style style:name="T167" style:parent-style-name="SourceText" style:family="text">
      <style:text-properties fo:color="#FFFFFF" fo:font-size="14pt" style:font-size-asian="14pt" style:font-size-complex="14pt" fo:background-color="#211E2F" fo:language="en" fo:country="US"/>
    </style:style>
    <style:style style:name="T168"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69"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70"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171"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72"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173"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74" style:parent-style-name="PreformattedText" style:family="paragraph">
      <style:paragraph-properties fo:text-align="justify"/>
    </style:style>
    <style:style style:name="T175" style:parent-style-name="SourceText" style:family="text">
      <style:text-properties fo:color="#FFFFFF" fo:font-size="14pt" style:font-size-asian="14pt" style:font-size-complex="14pt" fo:background-color="#211E2F" fo:language="en" fo:country="US"/>
    </style:style>
    <style:style style:name="T176"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style:style>
    <style:style style:name="T177"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T178"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style:style>
    <style:style style:name="T179"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T180"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style:style>
    <style:style style:name="T181"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182" style:parent-style-name="PreformattedText" style:family="paragraph">
      <style:paragraph-properties fo:text-align="justify"/>
    </style:style>
    <style:style style:name="T183" style:parent-style-name="SourceText" style:family="text">
      <style:text-properties fo:color="#FFFFFF" fo:font-size="14pt" style:font-size-asian="14pt" style:font-size-complex="14pt" fo:background-color="#211E2F"/>
    </style:style>
    <style:style style:name="T184"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185" style:parent-style-name="PreformattedText" style:family="paragraph">
      <style:paragraph-properties fo:text-align="justify"/>
    </style:style>
    <style:style style:name="T186"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187" style:parent-style-name="Textbody" style:family="paragraph">
      <style:paragraph-properties fo:text-align="justify" fo:margin-bottom="0in" fo:line-height="160%" fo:margin-left="0in" fo:text-indent="0in">
        <style:tab-stops/>
      </style:paragraph-properties>
    </style:style>
    <style:style style:name="T188" style:parent-style-name="Policepardéfaut" style:family="text">
      <style:text-properties fo:color="#000000" fo:font-size="14pt" style:font-size-asian="14pt" style:font-size-complex="14pt" fo:language="en" fo:country="US" style:language-asian="en" style:country-asian="US" style:language-complex="ar" style:country-complex="SA"/>
    </style:style>
    <style:style style:name="T189"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90" style:parent-style-name="Policepardéfaut" style:family="text">
      <style:text-properties style:font-name="Apercu, apple-system, system-ui" fo:color="#10162F" fo:font-size="14pt" style:font-size-asian="14pt" style:font-size-complex="14pt"/>
    </style:style>
    <style:style style:name="P191" style:parent-style-name="Textbody" style:family="paragraph">
      <style:paragraph-properties fo:text-align="justify" fo:margin-bottom="0in" fo:line-height="160%" fo:margin-left="0in" fo:text-indent="0in">
        <style:tab-stops/>
      </style:paragraph-properties>
    </style:style>
    <style:style style:name="T192" style:parent-style-name="Policepardéfaut" style:family="text">
      <style:text-properties style:font-name="Apercu, apple-system, system-ui" fo:color="#10162F" fo:font-size="14pt" style:font-size-asian="14pt" style:font-size-complex="14pt"/>
    </style:style>
    <style:style style:name="T193"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94" style:parent-style-name="Policepardéfaut" style:family="text">
      <style:text-properties style:font-name="Apercu, apple-system, system-ui" fo:color="#10162F" fo:font-size="14pt" style:font-size-asian="14pt" style:font-size-complex="14pt"/>
    </style:style>
    <style:style style:name="T195"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96" style:parent-style-name="Policepardéfaut" style:family="text">
      <style:text-properties style:font-name="Apercu, apple-system, system-ui" fo:color="#10162F" fo:font-size="14pt" style:font-size-asian="14pt" style:font-size-complex="14pt"/>
    </style:style>
    <style:style style:name="P197" style:parent-style-name="Textbody" style:family="paragraph">
      <style:paragraph-properties fo:text-align="justify" fo:margin-bottom="0in" fo:line-height="160%" fo:margin-left="0in" fo:text-indent="0in">
        <style:tab-stops/>
      </style:paragraph-properties>
    </style:style>
    <style:style style:name="T198" style:parent-style-name="Policepardéfaut" style:family="text">
      <style:text-properties style:font-name="Apercu, apple-system, system-ui" fo:color="#10162F" fo:font-size="14pt" style:font-size-asian="14pt" style:font-size-complex="14pt"/>
    </style:style>
    <style:style style:name="T199"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00" style:parent-style-name="Policepardéfaut" style:family="text">
      <style:text-properties style:font-name="Apercu, apple-system, system-ui" fo:color="#10162F" fo:font-size="14pt" style:font-size-asian="14pt" style:font-size-complex="14pt"/>
    </style:style>
    <style:style style:name="T201"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02" style:parent-style-name="Policepardéfaut" style:family="text">
      <style:text-properties style:font-name="Apercu, apple-system, system-ui" fo:color="#10162F" fo:font-size="14pt" style:font-size-asian="14pt" style:font-size-complex="14pt"/>
    </style:style>
    <style:style style:name="P203" style:parent-style-name="Textbody" style:family="paragraph">
      <style:paragraph-properties fo:text-align="justify" fo:margin-bottom="0in" fo:line-height="160%" fo:margin-left="0in" fo:text-indent="0in">
        <style:tab-stops/>
      </style:paragraph-properties>
    </style:style>
    <style:style style:name="T204" style:parent-style-name="Policepardéfaut" style:family="text">
      <style:text-properties style:font-name="Apercu, apple-system, system-ui" fo:color="#10162F" fo:font-size="14pt" style:font-size-asian="14pt" style:font-size-complex="14pt"/>
    </style:style>
    <style:style style:name="T205"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06" style:parent-style-name="Policepardéfaut" style:family="text">
      <style:text-properties style:font-name="Apercu, apple-system, system-ui" fo:color="#10162F" fo:font-size="14pt" style:font-size-asian="14pt" style:font-size-complex="14pt"/>
    </style:style>
    <style:style style:name="P207" style:parent-style-name="Textbody" style:family="paragraph">
      <style:paragraph-properties fo:text-align="justify" fo:margin-bottom="0in" fo:line-height="160%"/>
    </style:style>
    <style:style style:name="T208" style:parent-style-name="Policepardéfaut" style:family="text">
      <style:text-properties fo:color="#000000" fo:font-size="14pt" style:font-size-asian="14pt" style:font-size-complex="14pt" fo:language="en" fo:country="US" style:language-asian="en" style:country-asian="US" style:language-complex="ar" style:country-complex="SA"/>
    </style:style>
    <style:style style:name="T209" style:parent-style-name="SourceText" style:family="text">
      <style:text-properties style:font-name="Monaco, Menlo, 'Ubuntu Mono', '" style:font-name-asian="Monaco, Menlo, 'Ubuntu Mono', '" style:font-name-complex="Monaco, Menlo, 'Ubuntu Mono', '" fo:color="#10162F" fo:font-size="14pt" style:font-size-asian="14pt" style:font-size-complex="14pt" style:text-underline-type="single" style:text-underline-style="solid" style:text-underline-width="auto" style:text-underline-mode="continuous"/>
    </style:style>
    <style:style style:name="P210" style:parent-style-name="Textbody" style:family="paragraph">
      <style:paragraph-properties fo:text-align="justify" fo:margin-bottom="0in" fo:line-height="160%"/>
    </style:style>
    <style:style style:name="T211" style:parent-style-name="Policepardéfaut" style:family="text">
      <style:text-properties style:font-name="Apercu, apple-system, system-ui" fo:color="#10162F" fo:font-size="14pt" style:font-size-asian="14pt" style:font-size-complex="14pt"/>
    </style:style>
    <style:style style:name="T212" style:parent-style-name="Policepardéfaut" style:family="text">
      <style:text-properties style:font-name="Apercu, apple-system, system-ui" fo:color="#10162F" fo:font-size="14pt" style:font-size-asian="14pt" style:font-size-complex="14pt"/>
    </style:style>
    <style:style style:name="T213"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14" style:parent-style-name="Policepardéfaut" style:family="text">
      <style:text-properties style:font-name="Apercu, apple-system, system-ui" fo:color="#10162F" fo:font-size="14pt" style:font-size-asian="14pt" style:font-size-complex="14pt"/>
    </style:style>
    <style:style style:name="T215"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16" style:parent-style-name="Policepardéfaut" style:family="text">
      <style:text-properties style:font-name="Apercu, apple-system, system-ui" fo:color="#10162F" fo:font-size="14pt" style:font-size-asian="14pt" style:font-size-complex="14pt"/>
    </style:style>
    <style:style style:name="T217"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18" style:parent-style-name="Policepardéfaut" style:family="text">
      <style:text-properties style:font-name="Apercu, apple-system, system-ui" fo:color="#10162F" fo:font-size="14pt" style:font-size-asian="14pt" style:font-size-complex="14pt"/>
    </style:style>
    <style:style style:name="T219"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20" style:parent-style-name="Policepardéfaut" style:family="text">
      <style:text-properties style:font-name="Apercu, apple-system, system-ui" fo:color="#10162F" fo:font-size="14pt" style:font-size-asian="14pt" style:font-size-complex="14pt"/>
    </style:style>
    <style:style style:name="T221"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22" style:parent-style-name="Policepardéfaut" style:family="text">
      <style:text-properties style:font-name="Apercu, apple-system, system-ui" fo:color="#10162F" fo:font-size="14pt" style:font-size-asian="14pt" style:font-size-complex="14pt"/>
    </style:style>
    <style:style style:name="P223" style:parent-style-name="Textbody" style:family="paragraph">
      <style:paragraph-properties fo:text-align="justify" fo:margin-bottom="0in" fo:line-height="160%" fo:margin-left="0in" fo:text-indent="0in">
        <style:tab-stops/>
      </style:paragraph-properties>
    </style:style>
    <style:style style:name="T224" style:parent-style-name="Policepardéfaut" style:family="text">
      <style:text-properties style:font-name="Apercu, apple-system, system-ui" fo:color="#10162F" fo:font-size="14pt" style:font-size-asian="14pt" style:font-size-complex="14pt"/>
    </style:style>
    <style:style style:name="T225"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26" style:parent-style-name="Policepardéfaut" style:family="text">
      <style:text-properties style:font-name="Apercu, apple-system, system-ui" fo:color="#10162F" fo:font-size="14pt" style:font-size-asian="14pt" style:font-size-complex="14pt"/>
    </style:style>
    <style:style style:name="T227"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28" style:parent-style-name="Policepardéfaut" style:family="text">
      <style:text-properties style:font-name="Apercu, apple-system, system-ui" fo:color="#10162F" fo:font-size="14pt" style:font-size-asian="14pt" style:font-size-complex="14pt"/>
    </style:style>
    <style:style style:name="T229" style:parent-style-name="Policepardéfaut" style:family="text">
      <style:text-properties style:font-name="Apercu, apple-system, system-ui" fo:color="#10162F" fo:font-size="14pt" style:font-size-asian="14pt" style:font-size-complex="14pt"/>
    </style:style>
    <style:style style:name="T230"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31" style:parent-style-name="Policepardéfaut" style:family="text">
      <style:text-properties style:font-name="Apercu, apple-system, system-ui" fo:color="#10162F" fo:font-size="14pt" style:font-size-asian="14pt" style:font-size-complex="14pt"/>
    </style:style>
    <style:style style:name="P232" style:parent-style-name="Textbody" style:family="paragraph">
      <style:paragraph-properties fo:text-align="justify" fo:margin-bottom="0in" fo:line-height="160%"/>
      <style:text-properties style:font-name="Apercu, apple-system, system-ui" fo:color="#10162F" fo:font-size="14pt" style:font-size-asian="14pt" style:font-size-complex="14pt"/>
    </style:style>
    <style:style style:name="P233" style:parent-style-name="Standard" style:family="paragraph">
      <style:paragraph-properties fo:text-align="justify"/>
      <style:text-properties fo:color="#000000" fo:font-size="14pt" style:font-size-asian="14pt" style:font-size-complex="14pt"/>
    </style:style>
    <style:style style:name="P234" style:parent-style-name="Titre3" style:family="paragraph">
      <style:paragraph-properties fo:text-align="justify"/>
      <style:text-properties style:font-name="Apercu, apple-system, system-ui" fo:font-weight="normal" style:font-weight-asian="normal" fo:color="#000000"/>
    </style:style>
    <style:style style:name="P235" style:parent-style-name="Textbody" style:family="paragraph">
      <style:paragraph-properties fo:text-align="justify"/>
      <style:text-properties style:font-name="Apercu, apple-system, system-ui" fo:color="#10162F" fo:font-size="14pt" style:font-size-asian="14pt" style:font-size-complex="14pt"/>
    </style:style>
    <style:style style:name="P236" style:parent-style-name="Textbody" style:family="paragraph">
      <style:paragraph-properties fo:text-align="justify" fo:line-height="160%"/>
    </style:style>
    <style:style style:name="T237" style:parent-style-name="Policepardéfaut" style:family="text">
      <style:text-properties style:font-name="Apercu, apple-system, system-ui" fo:color="#10162F" fo:font-size="14pt" style:font-size-asian="14pt" style:font-size-complex="14pt"/>
    </style:style>
    <style:style style:name="T238" style:parent-style-name="Policepardéfaut" style:family="text">
      <style:text-properties style:font-name="Apercu, apple-system, system-ui" fo:color="#10162F" fo:font-size="14pt" style:font-size-asian="14pt" style:font-size-complex="14pt"/>
    </style:style>
    <style:style style:name="T239" style:parent-style-name="Accentuation" style:family="text">
      <style:text-properties style:font-name="Apercu, apple-system, system-ui" fo:font-style="normal" style:font-style-asian="normal" fo:color="#10162F" fo:font-size="14pt" style:font-size-asian="14pt" style:font-size-complex="14pt"/>
    </style:style>
    <style:style style:name="T240" style:parent-style-name="Policepardéfaut" style:family="text">
      <style:text-properties style:font-name="Apercu, apple-system, system-ui" fo:color="#10162F" fo:font-size="14pt" style:font-size-asian="14pt" style:font-size-complex="14pt"/>
    </style:style>
    <style:style style:name="P241" style:parent-style-name="Textbody" style:family="paragraph">
      <style:paragraph-properties fo:text-align="justify" fo:margin-bottom="0in"/>
    </style:style>
    <style:style style:name="T242" style:parent-style-name="Policepardéfaut" style:family="text">
      <style:text-properties fo:color="#000000" fo:font-size="14pt" style:font-size-asian="14pt" style:font-size-complex="14pt" fo:language="en" fo:country="US" style:language-asian="en" style:country-asian="US" style:language-complex="ar" style:country-complex="SA"/>
    </style:style>
    <style:style style:name="P243" style:parent-style-name="Textbody" style:family="paragraph">
      <style:text-properties fo:language="en" fo:country="US"/>
    </style:style>
    <style:style style:name="T244" style:parent-style-name="Policepardéfaut" style:family="text">
      <style:text-properties style:font-name="Apercu, apple-system, system-ui" fo:color="#10162F" fo:font-size="14pt" style:font-size-asian="14pt" style:font-size-complex="14pt" style:text-underline-type="single" style:text-underline-style="solid" style:text-underline-width="auto" style:text-underline-mode="continuous"/>
    </style:style>
    <style:style style:name="P245" style:parent-style-name="Textbody" style:family="paragraph">
      <style:paragraph-properties fo:text-align="justify" fo:margin-bottom="0in"/>
    </style:style>
    <style:style style:name="T246" style:parent-style-name="Policepardéfaut" style:family="text">
      <style:text-properties style:font-name="Apercu, apple-system, system-ui" fo:color="#10162F" fo:font-size="14pt" style:font-size-asian="14pt" style:font-size-complex="14pt"/>
    </style:style>
    <style:style style:name="T247"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48" style:parent-style-name="Policepardéfaut" style:family="text">
      <style:text-properties style:font-name="Apercu, apple-system, system-ui" fo:color="#10162F" fo:font-size="14pt" style:font-size-asian="14pt" style:font-size-complex="14pt"/>
    </style:style>
    <style:style style:name="P249" style:parent-style-name="PreformattedText" style:family="paragraph">
      <style:paragraph-properties fo:text-align="justify"/>
    </style:style>
    <style:style style:name="T250"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251"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252" style:parent-style-name="PreformattedText" style:family="paragraph">
      <style:paragraph-properties fo:text-align="justify"/>
    </style:style>
    <style:style style:name="T253" style:parent-style-name="SourceText" style:family="text">
      <style:text-properties fo:color="#FFFFFF" fo:font-size="14pt" style:font-size-asian="14pt" style:font-size-complex="14pt" fo:background-color="#211E2F" fo:language="en" fo:country="US"/>
    </style:style>
    <style:style style:name="T254"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255"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56"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257"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258" style:parent-style-name="PreformattedText" style:family="paragraph">
      <style:paragraph-properties fo:text-align="justify"/>
    </style:style>
    <style:style style:name="T259" style:parent-style-name="SourceText" style:family="text">
      <style:text-properties fo:color="#FFFFFF" fo:font-size="14pt" style:font-size-asian="14pt" style:font-size-complex="14pt" fo:background-color="#211E2F" fo:language="en" fo:country="US"/>
    </style:style>
    <style:style style:name="T260"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261"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62"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263"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64"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265"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266" style:parent-style-name="PreformattedText" style:family="paragraph">
      <style:paragraph-properties fo:text-align="justify"/>
    </style:style>
    <style:style style:name="T267" style:parent-style-name="SourceText" style:family="text">
      <style:text-properties fo:color="#FFFFFF" fo:font-size="14pt" style:font-size-asian="14pt" style:font-size-complex="14pt" fo:background-color="#211E2F" fo:language="en" fo:country="US"/>
    </style:style>
    <style:style style:name="T268"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269"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70"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271"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72"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273"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274" style:parent-style-name="PreformattedText" style:family="paragraph">
      <style:paragraph-properties fo:text-align="justify"/>
    </style:style>
    <style:style style:name="T275" style:parent-style-name="SourceText" style:family="text">
      <style:text-properties fo:color="#FFFFFF" fo:font-size="14pt" style:font-size-asian="14pt" style:font-size-complex="14pt" fo:background-color="#211E2F" fo:language="en" fo:country="US"/>
    </style:style>
    <style:style style:name="T276"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277" style:parent-style-name="PreformattedText" style:family="paragraph">
      <style:paragraph-properties fo:text-align="justify"/>
    </style:style>
    <style:style style:name="T278"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279" style:parent-style-name="PreformattedText" style:family="paragraph">
      <style:paragraph-properties fo:text-align="justify"/>
    </style:style>
    <style:style style:name="T280"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281"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82"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283"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84"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285"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86" style:parent-style-name="SourceText" style:family="text">
      <style:text-properties style:font-name="Monaco, Menlo, 'Ubuntu Mono', '" style:font-name-asian="Monaco, Menlo, 'Ubuntu Mono', '" style:font-name-complex="Monaco, Menlo, 'Ubuntu Mono', '" fo:color="#FFE083" fo:font-size="14pt" style:font-size-asian="14pt" style:font-size-complex="14pt" fo:background-color="#211E2F" fo:language="en" fo:country="US"/>
    </style:style>
    <style:style style:name="T287"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88" style:parent-style-name="SourceText" style:family="text">
      <style:text-properties style:font-name="Monaco, Menlo, 'Ubuntu Mono', '" style:font-name-asian="Monaco, Menlo, 'Ubuntu Mono', '" style:font-name-complex="Monaco, Menlo, 'Ubuntu Mono', '" fo:color="#939598" fo:font-size="14pt" style:font-size-asian="14pt" style:font-size-complex="14pt" fo:background-color="#211E2F" fo:language="en" fo:country="US"/>
    </style:style>
    <style:style style:name="P289" style:parent-style-name="PreformattedText" style:family="paragraph">
      <style:paragraph-properties fo:text-align="justify"/>
    </style:style>
    <style:style style:name="T290"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291"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92"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293"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94"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295"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96"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297"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98" style:parent-style-name="SourceText" style:family="text">
      <style:text-properties style:font-name="Monaco, Menlo, 'Ubuntu Mono', '" style:font-name-asian="Monaco, Menlo, 'Ubuntu Mono', '" style:font-name-complex="Monaco, Menlo, 'Ubuntu Mono', '" fo:color="#939598" fo:font-size="14pt" style:font-size-asian="14pt" style:font-size-complex="14pt" fo:background-color="#211E2F" fo:language="en" fo:country="US"/>
    </style:style>
    <style:style style:name="P299" style:parent-style-name="PreformattedText" style:family="paragraph">
      <style:paragraph-properties fo:text-align="justify"/>
    </style:style>
    <style:style style:name="T300" style:parent-style-name="SourceText" style:family="text">
      <style:text-properties style:font-name="Monaco, Menlo, 'Ubuntu Mono', '" style:font-name-asian="Monaco, Menlo, 'Ubuntu Mono', '" style:font-name-complex="Monaco, Menlo, 'Ubuntu Mono', '" fo:color="#939598" fo:font-size="14pt" style:font-size-asian="14pt" style:font-size-complex="14pt" fo:background-color="#211E2F"/>
    </style:style>
    <style:style style:name="P301" style:parent-style-name="Textbody" style:family="paragraph">
      <style:paragraph-properties fo:text-align="justify" fo:margin-bottom="0in" fo:line-height="160%"/>
    </style:style>
    <style:style style:name="T302" style:parent-style-name="Policepardéfaut" style:family="text">
      <style:text-properties fo:color="#000000" fo:font-size="14pt" style:font-size-asian="14pt" style:font-size-complex="14pt" fo:language="en" fo:country="US" style:language-asian="en" style:country-asian="US" style:language-complex="ar" style:country-complex="SA"/>
    </style:style>
    <style:style style:name="T303" style:parent-style-name="Policepardéfaut" style:family="text">
      <style:text-properties style:font-name="Apercu, apple-system, system-ui" fo:color="#10162F" fo:font-size="14pt" style:font-size-asian="14pt" style:font-size-complex="14pt"/>
    </style:style>
    <style:style style:name="T304"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305" style:parent-style-name="Policepardéfaut" style:family="text">
      <style:text-properties style:font-name="Apercu, apple-system, system-ui" fo:color="#10162F" fo:font-size="14pt" style:font-size-asian="14pt" style:font-size-complex="14pt"/>
    </style:style>
    <style:style style:name="T306"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307" style:parent-style-name="Policepardéfaut" style:family="text">
      <style:text-properties style:font-name="Apercu, apple-system, system-ui" fo:color="#10162F" fo:font-size="14pt" style:font-size-asian="14pt" style:font-size-complex="14pt"/>
    </style:style>
    <style:style style:name="T308"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309" style:parent-style-name="Policepardéfaut" style:family="text">
      <style:text-properties style:font-name="Apercu, apple-system, system-ui" fo:color="#10162F" fo:font-size="14pt" style:font-size-asian="14pt" style:font-size-complex="14pt"/>
    </style:style>
    <style:style style:name="P310" style:parent-style-name="Textbody" style:family="paragraph">
      <style:paragraph-properties fo:text-align="justify" fo:margin-bottom="0in" fo:line-height="160%" fo:margin-left="0in" fo:text-indent="0in">
        <style:tab-stops/>
      </style:paragraph-properties>
    </style:style>
    <style:style style:name="T311" style:parent-style-name="Policepardéfaut" style:family="text">
      <style:text-properties style:font-name="Apercu, apple-system, system-ui" fo:color="#10162F" fo:font-size="14pt" style:font-size-asian="14pt" style:font-size-complex="14pt"/>
    </style:style>
    <style:style style:name="T312" style:parent-style-name="Policepardéfaut" style:family="text">
      <style:text-properties style:font-name="Apercu, apple-system, system-ui" fo:color="#10162F" fo:font-size="14pt" style:font-size-asian="14pt" style:font-size-complex="14pt"/>
    </style:style>
    <style:style style:name="T313"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314" style:parent-style-name="Policepardéfaut" style:family="text">
      <style:text-properties style:font-name="Apercu, apple-system, system-ui" fo:color="#10162F" fo:font-size="14pt" style:font-size-asian="14pt" style:font-size-complex="14pt"/>
    </style:style>
    <style:style style:name="T315"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316" style:parent-style-name="Policepardéfaut" style:family="text">
      <style:text-properties style:font-name="Apercu, apple-system, system-ui" fo:color="#10162F" fo:font-size="14pt" style:font-size-asian="14pt" style:font-size-complex="14pt"/>
    </style:style>
    <style:style style:name="P317" style:parent-style-name="Textbody" style:family="paragraph">
      <style:paragraph-properties fo:text-align="justify" fo:margin-bottom="0in" fo:line-height="160%" fo:margin-left="0in" fo:text-indent="0in">
        <style:tab-stops/>
      </style:paragraph-properties>
    </style:style>
    <style:style style:name="T318" style:parent-style-name="Policepardéfaut" style:family="text">
      <style:text-properties style:font-name="Apercu, apple-system, system-ui" fo:color="#10162F" fo:font-size="14pt" style:font-size-asian="14pt" style:font-size-complex="14pt"/>
    </style:style>
    <style:style style:name="T319"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320" style:parent-style-name="Policepardéfaut" style:family="text">
      <style:text-properties style:font-name="Apercu, apple-system, system-ui" fo:color="#10162F" fo:font-size="14pt" style:font-size-asian="14pt" style:font-size-complex="14pt"/>
    </style:style>
    <style:style style:name="T321"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322" style:parent-style-name="Policepardéfaut" style:family="text">
      <style:text-properties style:font-name="Apercu, apple-system, system-ui" fo:color="#10162F" fo:font-size="14pt" style:font-size-asian="14pt" style:font-size-complex="14pt"/>
    </style:style>
    <style:style style:name="T323"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324" style:parent-style-name="Policepardéfaut" style:family="text">
      <style:text-properties style:font-name="Apercu, apple-system, system-ui" fo:color="#10162F" fo:font-size="14pt" style:font-size-asian="14pt" style:font-size-complex="14pt"/>
    </style:style>
    <style:style style:name="T325"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326" style:parent-style-name="Policepardéfaut" style:family="text">
      <style:text-properties style:font-name="Apercu, apple-system, system-ui" fo:color="#10162F" fo:font-size="14pt" style:font-size-asian="14pt" style:font-size-complex="14pt"/>
    </style:style>
    <style:style style:name="T327" style:parent-style-name="Policepardéfaut" style:family="text">
      <style:text-properties style:font-name="Apercu, apple-system, system-ui" fo:color="#10162F" fo:font-size="14pt" style:font-size-asian="14pt" style:font-size-complex="14pt"/>
    </style:style>
    <style:style style:name="P328" style:parent-style-name="Textbody" style:family="paragraph">
      <style:paragraph-properties fo:text-align="justify" fo:margin-bottom="0in" fo:line-height="160%" fo:margin-left="0in" fo:text-indent="0in">
        <style:tab-stops/>
      </style:paragraph-properties>
    </style:style>
    <style:style style:name="T329" style:parent-style-name="Policepardéfaut" style:family="text">
      <style:text-properties style:font-name="Apercu, apple-system, system-ui" fo:color="#10162F" fo:font-size="14pt" style:font-size-asian="14pt" style:font-size-complex="14pt"/>
    </style:style>
    <style:style style:name="T330"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331" style:parent-style-name="Policepardéfaut" style:family="text">
      <style:text-properties style:font-name="Apercu, apple-system, system-ui" fo:color="#10162F" fo:font-size="14pt" style:font-size-asian="14pt" style:font-size-complex="14pt"/>
    </style:style>
    <style:style style:name="T332"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333" style:parent-style-name="Policepardéfaut" style:family="text">
      <style:text-properties style:font-name="Apercu, apple-system, system-ui" fo:color="#10162F" fo:font-size="14pt" style:font-size-asian="14pt" style:font-size-complex="14pt"/>
    </style:style>
    <style:style style:name="P334" style:parent-style-name="Textbody" style:family="paragraph">
      <style:paragraph-properties fo:text-align="justify" fo:margin-bottom="0in" fo:line-height="160%"/>
    </style:style>
    <style:style style:name="T335" style:parent-style-name="Policepardéfaut" style:family="text">
      <style:text-properties fo:color="#000000" fo:font-size="14pt" style:font-size-asian="14pt" style:font-size-complex="14pt" fo:language="en" fo:country="US" style:language-asian="en" style:country-asian="US" style:language-complex="ar" style:country-complex="SA"/>
    </style:style>
    <style:style style:name="T336" style:parent-style-name="Policepardéfaut" style:family="text">
      <style:text-properties style:font-name="Apercu, apple-system, system-ui" fo:color="#10162F" fo:font-size="14pt" style:font-size-asian="14pt" style:font-size-complex="14pt" style:text-underline-type="single" style:text-underline-style="solid" style:text-underline-width="auto" style:text-underline-mode="continuous"/>
    </style:style>
    <style:style style:name="P337" style:parent-style-name="Textbody" style:family="paragraph">
      <style:paragraph-properties fo:text-align="justify" fo:margin-bottom="0in" fo:line-height="160%"/>
    </style:style>
    <style:style style:name="T338" style:parent-style-name="Policepardéfaut" style:family="text">
      <style:text-properties style:font-name="Apercu, apple-system, system-ui" fo:color="#10162F" fo:font-size="14pt" style:font-size-asian="14pt" style:font-size-complex="14pt"/>
    </style:style>
    <style:style style:name="T339"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340" style:parent-style-name="Policepardéfaut" style:family="text">
      <style:text-properties style:font-name="Apercu, apple-system, system-ui" fo:color="#10162F" fo:font-size="14pt" style:font-size-asian="14pt" style:font-size-complex="14pt"/>
    </style:style>
    <style:style style:name="T341"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342" style:parent-style-name="Policepardéfaut" style:family="text">
      <style:text-properties style:font-name="Apercu, apple-system, system-ui" fo:color="#10162F" fo:font-size="14pt" style:font-size-asian="14pt" style:font-size-complex="14pt"/>
    </style:style>
    <style:style style:name="P343" style:parent-style-name="Textbody" style:family="paragraph">
      <style:paragraph-properties fo:text-align="justify" fo:margin-bottom="0in" fo:line-height="160%" fo:margin-left="0in" fo:text-indent="0in">
        <style:tab-stops/>
      </style:paragraph-properties>
    </style:style>
    <style:style style:name="T344" style:parent-style-name="Policepardéfaut" style:family="text">
      <style:text-properties style:font-name="Apercu, apple-system, system-ui" fo:color="#10162F" fo:font-size="14pt" style:font-size-asian="14pt" style:font-size-complex="14pt"/>
    </style:style>
    <style:style style:name="T345" style:parent-style-name="Policepardéfaut" style:family="text">
      <style:text-properties style:font-name="Apercu, apple-system, system-ui" fo:color="#10162F" fo:font-size="14pt" style:font-size-asian="14pt" style:font-size-complex="14pt"/>
    </style:style>
    <style:style style:name="T346"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347" style:parent-style-name="Policepardéfaut" style:family="text">
      <style:text-properties style:font-name="Apercu, apple-system, system-ui" fo:color="#10162F" fo:font-size="14pt" style:font-size-asian="14pt" style:font-size-complex="14pt"/>
    </style:style>
    <style:style style:name="T348"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349" style:parent-style-name="Policepardéfaut" style:family="text">
      <style:text-properties style:font-name="Apercu, apple-system, system-ui" fo:color="#10162F" fo:font-size="14pt" style:font-size-asian="14pt" style:font-size-complex="14pt"/>
    </style:style>
    <style:style style:name="T350"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351" style:parent-style-name="Policepardéfaut" style:family="text">
      <style:text-properties style:font-name="Apercu, apple-system, system-ui" fo:color="#10162F" fo:font-size="14pt" style:font-size-asian="14pt" style:font-size-complex="14pt"/>
    </style:style>
    <style:style style:name="P352" style:parent-style-name="Textbody" style:family="paragraph">
      <style:paragraph-properties fo:text-align="justify" fo:margin-bottom="0in" fo:line-height="160%"/>
      <style:text-properties style:font-name="Apercu, apple-system, system-ui" fo:color="#10162F" fo:font-size="14pt" style:font-size-asian="14pt" style:font-size-complex="14pt"/>
    </style:style>
    <style:style style:name="P353" style:parent-style-name="Titre3" style:family="paragraph">
      <style:paragraph-properties fo:text-align="justify"/>
      <style:text-properties style:font-name="Apercu, apple-system, system-ui" fo:font-weight="normal" style:font-weight-asian="normal" fo:color="#000000"/>
    </style:style>
    <style:style style:name="P354" style:parent-style-name="Textbody" style:family="paragraph">
      <style:paragraph-properties fo:text-align="justify"/>
      <style:text-properties style:font-name="Apercu, apple-system, system-ui" fo:color="#10162F" fo:font-size="14pt" style:font-size-asian="14pt" style:font-size-complex="14pt"/>
    </style:style>
    <style:style style:name="P355" style:parent-style-name="Textbody" style:family="paragraph">
      <style:paragraph-properties fo:text-align="justify" fo:margin-bottom="0in" fo:line-height="160%"/>
    </style:style>
    <style:style style:name="T356" style:parent-style-name="Policepardéfaut" style:family="text">
      <style:text-properties style:font-name="Apercu, apple-system, system-ui" fo:color="#10162F" fo:font-size="14pt" style:font-size-asian="14pt" style:font-size-complex="14pt"/>
    </style:style>
    <style:style style:name="T357"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358" style:parent-style-name="Policepardéfaut" style:family="text">
      <style:text-properties style:font-name="Apercu, apple-system, system-ui" fo:color="#10162F" fo:font-size="14pt" style:font-size-asian="14pt" style:font-size-complex="14pt"/>
    </style:style>
    <style:style style:name="P359" style:parent-style-name="Textbody" style:family="paragraph">
      <style:paragraph-properties fo:text-align="justify" fo:margin-bottom="0in"/>
    </style:style>
    <style:style style:name="T360" style:parent-style-name="Policepardéfaut" style:family="text">
      <style:text-properties fo:color="#000000" fo:font-size="14pt" style:font-size-asian="14pt" style:font-size-complex="14pt" fo:language="en" fo:country="US" style:language-asian="en" style:country-asian="US" style:language-complex="ar" style:country-complex="SA"/>
    </style:style>
    <style:style style:name="T361" style:parent-style-name="Policepardéfaut" style:family="text">
      <style:text-properties style:font-name="Apercu, apple-system, system-ui" fo:color="#10162F" fo:font-size="14pt" style:font-size-asian="14pt" style:font-size-complex="14pt" style:text-underline-type="single" style:text-underline-style="solid" style:text-underline-width="auto" style:text-underline-mode="continuous"/>
    </style:style>
    <style:style style:name="P362" style:parent-style-name="Textbody" style:family="paragraph">
      <style:paragraph-properties fo:text-align="justify" fo:margin-bottom="0in"/>
    </style:style>
    <style:style style:name="T363" style:parent-style-name="Policepardéfaut" style:family="text">
      <style:text-properties style:font-name="Apercu, apple-system, system-ui" fo:color="#10162F" fo:font-size="14pt" style:font-size-asian="14pt" style:font-size-complex="14pt"/>
    </style:style>
    <style:style style:name="T364"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365" style:parent-style-name="Policepardéfaut" style:family="text">
      <style:text-properties style:font-name="Apercu, apple-system, system-ui" fo:color="#10162F" fo:font-size="14pt" style:font-size-asian="14pt" style:font-size-complex="14pt"/>
    </style:style>
    <style:style style:name="T366"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367" style:parent-style-name="Policepardéfaut" style:family="text">
      <style:text-properties style:font-name="Apercu, apple-system, system-ui" fo:color="#10162F" fo:font-size="14pt" style:font-size-asian="14pt" style:font-size-complex="14pt"/>
    </style:style>
    <style:style style:name="P368" style:parent-style-name="Textbody" style:family="paragraph">
      <style:paragraph-properties fo:text-align="justify" fo:line-height="160%"/>
    </style:style>
    <style:style style:name="T369" style:parent-style-name="Policepardéfaut" style:family="text">
      <style:text-properties style:font-name="Apercu, apple-system, system-ui" fo:color="#10162F" fo:font-size="14pt" style:font-size-asian="14pt" style:font-size-complex="14pt"/>
    </style:style>
    <style:style style:name="T370" style:parent-style-name="StrongEmphasis" style:family="text">
      <style:text-properties style:font-name="Apercu, apple-system, system-ui" fo:color="#10162F" fo:font-size="14pt" style:font-size-asian="14pt" style:font-size-complex="14pt"/>
    </style:style>
    <style:style style:name="T371" style:parent-style-name="StrongEmphasis" style:family="text">
      <style:text-properties style:font-name="Apercu, apple-system, system-ui" fo:color="#10162F" fo:font-size="14pt" style:font-size-asian="14pt" style:font-size-complex="14pt"/>
    </style:style>
    <style:style style:name="T372" style:parent-style-name="Policepardéfaut" style:family="text">
      <style:text-properties style:font-name="Apercu, apple-system, system-ui" fo:color="#10162F" fo:font-size="14pt" style:font-size-asian="14pt" style:font-size-complex="14pt"/>
    </style:style>
    <style:style style:name="P373" style:parent-style-name="PreformattedText" style:family="paragraph">
      <style:paragraph-properties fo:text-align="justify"/>
    </style:style>
    <style:style style:name="T374"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375"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376"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377" style:parent-style-name="PreformattedText" style:family="paragraph">
      <style:paragraph-properties fo:text-align="justify"/>
    </style:style>
    <style:style style:name="T378" style:parent-style-name="SourceText" style:family="text">
      <style:text-properties fo:color="#FFFFFF" fo:font-size="14pt" style:font-size-asian="14pt" style:font-size-complex="14pt" fo:background-color="#211E2F" fo:language="en" fo:country="US"/>
    </style:style>
    <style:style style:name="T379"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380"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381"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382"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383" style:parent-style-name="PreformattedText" style:family="paragraph">
      <style:paragraph-properties fo:text-align="justify"/>
    </style:style>
    <style:style style:name="T384" style:parent-style-name="SourceText" style:family="text">
      <style:text-properties fo:color="#FFFFFF" fo:font-size="14pt" style:font-size-asian="14pt" style:font-size-complex="14pt" fo:background-color="#211E2F" fo:language="en" fo:country="US"/>
    </style:style>
    <style:style style:name="T385"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386"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387"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388"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389"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390"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391" style:parent-style-name="PreformattedText" style:family="paragraph">
      <style:paragraph-properties fo:text-align="justify"/>
    </style:style>
    <style:style style:name="T392" style:parent-style-name="SourceText" style:family="text">
      <style:text-properties fo:color="#FFFFFF" fo:font-size="14pt" style:font-size-asian="14pt" style:font-size-complex="14pt" fo:background-color="#211E2F" fo:language="en" fo:country="US"/>
    </style:style>
    <style:style style:name="T393"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394"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395"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396"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397"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398"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399" style:parent-style-name="PreformattedText" style:family="paragraph">
      <style:paragraph-properties fo:text-align="justify"/>
    </style:style>
    <style:style style:name="T400" style:parent-style-name="SourceText" style:family="text">
      <style:text-properties fo:color="#FFFFFF" fo:font-size="14pt" style:font-size-asian="14pt" style:font-size-complex="14pt" fo:background-color="#211E2F" fo:language="en" fo:country="US"/>
    </style:style>
    <style:style style:name="T401"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402" style:parent-style-name="PreformattedText" style:family="paragraph">
      <style:paragraph-properties fo:text-align="justify"/>
    </style:style>
    <style:style style:name="T403" style:parent-style-name="SourceText" style:family="text">
      <style:text-properties fo:color="#FFFFFF" fo:font-size="14pt" style:font-size-asian="14pt" style:font-size-complex="14pt" fo:background-color="#211E2F" fo:language="en" fo:country="US"/>
    </style:style>
    <style:style style:name="P404" style:parent-style-name="PreformattedText" style:family="paragraph">
      <style:paragraph-properties fo:text-align="justify"/>
    </style:style>
    <style:style style:name="T405" style:parent-style-name="SourceText" style:family="text">
      <style:text-properties fo:color="#FFFFFF" fo:font-size="14pt" style:font-size-asian="14pt" style:font-size-complex="14pt" fo:background-color="#211E2F" fo:language="en" fo:country="US"/>
    </style:style>
    <style:style style:name="T406"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407"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408" style:parent-style-name="PreformattedText" style:family="paragraph">
      <style:paragraph-properties fo:text-align="justify"/>
    </style:style>
    <style:style style:name="T409" style:parent-style-name="SourceText" style:family="text">
      <style:text-properties fo:color="#FFFFFF" fo:font-size="14pt" style:font-size-asian="14pt" style:font-size-complex="14pt" fo:background-color="#211E2F" fo:language="en" fo:country="US"/>
    </style:style>
    <style:style style:name="T410"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411"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412"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413"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414"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415"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416" style:parent-style-name="PreformattedText" style:family="paragraph">
      <style:paragraph-properties fo:text-align="justify"/>
    </style:style>
    <style:style style:name="T417" style:parent-style-name="SourceText" style:family="text">
      <style:text-properties fo:color="#FFFFFF" fo:font-size="14pt" style:font-size-asian="14pt" style:font-size-complex="14pt" fo:background-color="#211E2F" fo:language="en" fo:country="US"/>
    </style:style>
    <style:style style:name="T418"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419" style:parent-style-name="PreformattedText" style:family="paragraph">
      <style:paragraph-properties fo:text-align="justify"/>
    </style:style>
    <style:style style:name="T420" style:parent-style-name="SourceText" style:family="text">
      <style:text-properties fo:color="#FFFFFF" fo:font-size="14pt" style:font-size-asian="14pt" style:font-size-complex="14pt" fo:background-color="#211E2F" fo:language="en" fo:country="US"/>
    </style:style>
    <style:style style:name="P421" style:parent-style-name="PreformattedText" style:family="paragraph">
      <style:paragraph-properties fo:text-align="justify"/>
    </style:style>
    <style:style style:name="T422" style:parent-style-name="SourceText" style:family="text">
      <style:text-properties fo:color="#FFFFFF" fo:font-size="14pt" style:font-size-asian="14pt" style:font-size-complex="14pt" fo:background-color="#211E2F" fo:language="en" fo:country="US"/>
    </style:style>
    <style:style style:name="T423"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424"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425" style:parent-style-name="PreformattedText" style:family="paragraph">
      <style:paragraph-properties fo:text-align="justify"/>
    </style:style>
    <style:style style:name="T426" style:parent-style-name="SourceText" style:family="text">
      <style:text-properties fo:color="#FFFFFF" fo:font-size="14pt" style:font-size-asian="14pt" style:font-size-complex="14pt" fo:background-color="#211E2F" fo:language="en" fo:country="US"/>
    </style:style>
    <style:style style:name="T427"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428"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429"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430"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431"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432"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433" style:parent-style-name="PreformattedText" style:family="paragraph">
      <style:paragraph-properties fo:text-align="justify"/>
    </style:style>
    <style:style style:name="T434" style:parent-style-name="SourceText" style:family="text">
      <style:text-properties fo:color="#FFFFFF" fo:font-size="14pt" style:font-size-asian="14pt" style:font-size-complex="14pt" fo:background-color="#211E2F" fo:language="en" fo:country="US"/>
    </style:style>
    <style:style style:name="T435"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436" style:parent-style-name="PreformattedText" style:family="paragraph">
      <style:paragraph-properties fo:text-align="justify"/>
    </style:style>
    <style:style style:name="T437" style:parent-style-name="SourceText" style:family="text">
      <style:text-properties fo:color="#FFFFFF" fo:font-size="14pt" style:font-size-asian="14pt" style:font-size-complex="14pt" fo:background-color="#211E2F"/>
    </style:style>
    <style:style style:name="P438" style:parent-style-name="PreformattedText" style:family="paragraph">
      <style:paragraph-properties fo:text-align="justify"/>
    </style:style>
    <style:style style:name="T439" style:parent-style-name="SourceText" style:family="text">
      <style:text-properties fo:color="#FFFFFF" fo:font-size="14pt" style:font-size-asian="14pt" style:font-size-complex="14pt" fo:background-color="#211E2F"/>
    </style:style>
    <style:style style:name="T440"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style:style>
    <style:style style:name="T441"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442" style:parent-style-name="PreformattedText" style:family="paragraph">
      <style:paragraph-properties fo:text-align="justify"/>
    </style:style>
    <style:style style:name="T443" style:parent-style-name="SourceText" style:family="text">
      <style:text-properties fo:color="#FFFFFF" fo:font-size="14pt" style:font-size-asian="14pt" style:font-size-complex="14pt" fo:background-color="#211E2F"/>
    </style:style>
    <style:style style:name="T444"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style:style>
    <style:style style:name="T445"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T446"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style:style>
    <style:style style:name="T447"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448" style:parent-style-name="PreformattedText" style:family="paragraph">
      <style:paragraph-properties fo:text-align="justify"/>
    </style:style>
    <style:style style:name="T449" style:parent-style-name="SourceText" style:family="text">
      <style:text-properties fo:color="#FFFFFF" fo:font-size="14pt" style:font-size-asian="14pt" style:font-size-complex="14pt" fo:background-color="#211E2F"/>
    </style:style>
    <style:style style:name="T450"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451" style:parent-style-name="PreformattedText" style:family="paragraph">
      <style:paragraph-properties fo:text-align="justify"/>
    </style:style>
    <style:style style:name="T452"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453" style:parent-style-name="Textbody" style:family="paragraph">
      <style:paragraph-properties fo:text-align="justify" fo:margin-bottom="0in" fo:line-height="160%"/>
    </style:style>
    <style:style style:name="T454" style:parent-style-name="Policepardéfaut" style:family="text">
      <style:text-properties style:font-name="Apercu, apple-system, system-ui" fo:color="#10162F" fo:font-size="14pt" style:font-size-asian="14pt" style:font-size-complex="14pt" fo:language="en" fo:country="US" style:language-asian="en" style:country-asian="US" style:language-complex="ar" style:country-complex="SA"/>
    </style:style>
    <style:style style:name="T455" style:parent-style-name="Policepardéfaut" style:family="text">
      <style:text-properties style:font-name="Apercu, apple-system, system-ui" fo:color="#10162F" fo:font-size="14pt" style:font-size-asian="14pt" style:font-size-complex="14pt"/>
    </style:style>
    <style:style style:name="P456" style:parent-style-name="Textbody" style:family="paragraph">
      <style:paragraph-properties fo:text-align="justify" fo:margin-bottom="0in"/>
    </style:style>
    <style:style style:name="T457" style:parent-style-name="Policepardéfaut" style:family="text">
      <style:text-properties fo:color="#000000" fo:font-size="14pt" style:font-size-asian="14pt" style:font-size-complex="14pt" fo:language="en" fo:country="US" style:language-asian="en" style:country-asian="US" style:language-complex="ar" style:country-complex="SA"/>
    </style:style>
    <style:style style:name="T458" style:parent-style-name="Policepardéfaut" style:family="text">
      <style:text-properties style:font-name="Apercu, apple-system, system-ui" fo:color="#10162F" fo:font-size="14pt" style:font-size-asian="14pt" style:font-size-complex="14pt" style:text-underline-type="single" style:text-underline-style="solid" style:text-underline-width="auto" style:text-underline-mode="continuous"/>
    </style:style>
    <style:style style:name="P459" style:parent-style-name="Textbody" style:family="paragraph">
      <style:paragraph-properties fo:text-align="justify" fo:margin-bottom="0in"/>
    </style:style>
    <style:style style:name="T460" style:parent-style-name="Policepardéfaut" style:family="text">
      <style:text-properties style:font-name="Apercu, apple-system, system-ui" fo:color="#10162F" fo:font-size="14pt" style:font-size-asian="14pt" style:font-size-complex="14pt"/>
    </style:style>
    <style:style style:name="T461"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462" style:parent-style-name="Policepardéfaut" style:family="text">
      <style:text-properties style:font-name="Apercu, apple-system, system-ui" fo:color="#10162F" fo:font-size="14pt" style:font-size-asian="14pt" style:font-size-complex="14pt"/>
    </style:style>
    <style:style style:name="T463" style:parent-style-name="Policepardéfaut" style:family="text">
      <style:text-properties style:font-name="Apercu, apple-system, system-ui" fo:color="#10162F" fo:font-size="14pt" style:font-size-asian="14pt" style:font-size-complex="14pt"/>
    </style:style>
    <style:style style:name="T464"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465" style:parent-style-name="Policepardéfaut" style:family="text">
      <style:text-properties style:font-name="Apercu, apple-system, system-ui" fo:color="#10162F" fo:font-size="14pt" style:font-size-asian="14pt" style:font-size-complex="14pt"/>
    </style:style>
    <style:style style:name="T466" style:parent-style-name="Policepardéfaut" style:family="text">
      <style:text-properties style:font-name="Apercu, apple-system, system-ui" fo:color="#10162F" fo:font-size="14pt" style:font-size-asian="14pt" style:font-size-complex="14pt"/>
    </style:style>
    <style:style style:name="T467" style:parent-style-name="Accentuation" style:family="text">
      <style:text-properties style:font-name="Apercu, apple-system, system-ui" fo:font-style="normal" style:font-style-asian="normal" fo:color="#10162F" fo:font-size="14pt" style:font-size-asian="14pt" style:font-size-complex="14pt"/>
    </style:style>
    <style:style style:name="T468" style:parent-style-name="Policepardéfaut" style:family="text">
      <style:text-properties style:font-name="Apercu, apple-system, system-ui" fo:color="#10162F" fo:font-size="14pt" style:font-size-asian="14pt" style:font-size-complex="14pt"/>
    </style:style>
    <style:style style:name="T469"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P470" style:parent-style-name="Standard" style:family="paragraph">
      <style:paragraph-properties fo:text-align="justify"/>
      <style:text-properties fo:color="#000000" fo:font-size="14pt" style:font-size-asian="14pt" style:font-size-complex="14pt"/>
    </style:style>
    <style:style style:name="P471" style:parent-style-name="Titre3" style:family="paragraph">
      <style:paragraph-properties fo:text-align="justify"/>
      <style:text-properties style:font-name="Apercu, apple-system, system-ui" fo:color="#000000"/>
    </style:style>
    <style:style style:name="P472" style:parent-style-name="Textbody" style:family="paragraph">
      <style:paragraph-properties fo:text-align="justify"/>
      <style:text-properties style:font-name="Apercu, apple-system, system-ui" fo:font-weight="bold" style:font-weight-asian="bold" style:font-weight-complex="bold" fo:color="#000000" fo:font-size="14pt" style:font-size-asian="14pt" style:font-size-complex="14pt"/>
    </style:style>
    <style:style style:name="P473" style:parent-style-name="Textbody" style:family="paragraph">
      <style:paragraph-properties fo:text-align="justify" fo:line-height="160%"/>
      <style:text-properties style:font-name="Apercu, apple-system, system-ui" fo:color="#10162F" fo:font-size="14pt" style:font-size-asian="14pt" style:font-size-complex="14pt"/>
    </style:style>
    <style:style style:name="P474" style:parent-style-name="Textbody" style:family="paragraph">
      <style:paragraph-properties fo:text-align="justify" fo:margin-bottom="0in"/>
    </style:style>
    <style:style style:name="T475" style:parent-style-name="Policepardéfaut" style:family="text">
      <style:text-properties fo:color="#000000" fo:font-size="14pt" style:font-size-asian="14pt" style:font-size-complex="14pt" fo:language="en" fo:country="US" style:language-asian="en" style:country-asian="US" style:language-complex="ar" style:country-complex="SA"/>
    </style:style>
    <style:style style:name="P476" style:parent-style-name="Textbody" style:family="paragraph">
      <style:text-properties fo:language="en" fo:country="US"/>
    </style:style>
    <style:style style:name="T477" style:parent-style-name="Policepardéfaut" style:family="text">
      <style:text-properties style:font-name="Apercu, apple-system, system-ui" fo:color="#10162F" fo:font-size="14pt" style:font-size-asian="14pt" style:font-size-complex="14pt" style:text-underline-type="single" style:text-underline-style="solid" style:text-underline-width="auto" style:text-underline-mode="continuous"/>
    </style:style>
    <style:style style:name="P478" style:parent-style-name="Textbody" style:family="paragraph">
      <style:paragraph-properties fo:text-align="justify" fo:margin-bottom="0in"/>
    </style:style>
    <style:style style:name="T479" style:parent-style-name="Policepardéfaut" style:family="text">
      <style:text-properties style:font-name="Apercu, apple-system, system-ui" fo:color="#10162F" fo:font-size="14pt" style:font-size-asian="14pt" style:font-size-complex="14pt"/>
    </style:style>
    <style:style style:name="T480"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481" style:parent-style-name="Policepardéfaut" style:family="text">
      <style:text-properties style:font-name="Apercu, apple-system, system-ui" fo:color="#10162F" fo:font-size="14pt" style:font-size-asian="14pt" style:font-size-complex="14pt"/>
    </style:style>
    <style:style style:name="P482" style:parent-style-name="PreformattedText" style:family="paragraph">
      <style:paragraph-properties fo:text-align="justify"/>
    </style:style>
    <style:style style:name="T483"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484"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485" style:parent-style-name="SourceText" style:family="text">
      <style:text-properties style:font-name="Monaco, Menlo, 'Ubuntu Mono', '" style:font-name-asian="Monaco, Menlo, 'Ubuntu Mono', '" style:font-name-complex="Monaco, Menlo, 'Ubuntu Mono', '" fo:color="#EA6C8B" fo:font-size="14pt" style:font-size-asian="14pt" style:font-size-complex="14pt" fo:background-color="#211E2F" fo:language="en" fo:country="US"/>
    </style:style>
    <style:style style:name="T486"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487" style:parent-style-name="PreformattedText" style:family="paragraph">
      <style:paragraph-properties fo:text-align="justify"/>
    </style:style>
    <style:style style:name="T488" style:parent-style-name="SourceText" style:family="text">
      <style:text-properties fo:color="#FFFFFF" fo:font-size="14pt" style:font-size-asian="14pt" style:font-size-complex="14pt" fo:background-color="#211E2F" fo:language="en" fo:country="US"/>
    </style:style>
    <style:style style:name="T489"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490"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491"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492"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493" style:parent-style-name="PreformattedText" style:family="paragraph">
      <style:paragraph-properties fo:text-align="justify"/>
    </style:style>
    <style:style style:name="T494" style:parent-style-name="SourceText" style:family="text">
      <style:text-properties fo:color="#FFFFFF" fo:font-size="14pt" style:font-size-asian="14pt" style:font-size-complex="14pt" fo:background-color="#211E2F" fo:language="en" fo:country="US"/>
    </style:style>
    <style:style style:name="T495"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496"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497"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498"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499"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500"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501" style:parent-style-name="PreformattedText" style:family="paragraph">
      <style:paragraph-properties fo:text-align="justify"/>
    </style:style>
    <style:style style:name="T502" style:parent-style-name="SourceText" style:family="text">
      <style:text-properties fo:color="#FFFFFF" fo:font-size="14pt" style:font-size-asian="14pt" style:font-size-complex="14pt" fo:background-color="#211E2F" fo:language="en" fo:country="US"/>
    </style:style>
    <style:style style:name="T503"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504"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505"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506"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507"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508"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509" style:parent-style-name="PreformattedText" style:family="paragraph">
      <style:paragraph-properties fo:text-align="justify"/>
    </style:style>
    <style:style style:name="T510" style:parent-style-name="SourceText" style:family="text">
      <style:text-properties fo:color="#FFFFFF" fo:font-size="14pt" style:font-size-asian="14pt" style:font-size-complex="14pt" fo:background-color="#211E2F" fo:language="en" fo:country="US"/>
    </style:style>
    <style:style style:name="T511"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512" style:parent-style-name="PreformattedText" style:family="paragraph">
      <style:paragraph-properties fo:text-align="justify"/>
    </style:style>
    <style:style style:name="T513" style:parent-style-name="SourceText" style:family="text">
      <style:text-properties fo:color="#FFFFFF" fo:font-size="14pt" style:font-size-asian="14pt" style:font-size-complex="14pt" fo:background-color="#211E2F" fo:language="en" fo:country="US"/>
    </style:style>
    <style:style style:name="P514" style:parent-style-name="PreformattedText" style:family="paragraph">
      <style:paragraph-properties fo:text-align="justify"/>
    </style:style>
    <style:style style:name="T515" style:parent-style-name="SourceText" style:family="text">
      <style:text-properties fo:color="#FFFFFF" fo:font-size="14pt" style:font-size-asian="14pt" style:font-size-complex="14pt" fo:background-color="#211E2F" fo:language="en" fo:country="US"/>
    </style:style>
    <style:style style:name="T516"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517"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518"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519"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520" style:parent-style-name="PreformattedText" style:family="paragraph">
      <style:paragraph-properties fo:text-align="justify"/>
    </style:style>
    <style:style style:name="T521" style:parent-style-name="SourceText" style:family="text">
      <style:text-properties fo:color="#FFFFFF" fo:font-size="14pt" style:font-size-asian="14pt" style:font-size-complex="14pt" fo:background-color="#211E2F" fo:language="en" fo:country="US"/>
    </style:style>
    <style:style style:name="T522"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523"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524"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525"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526"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527"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528" style:parent-style-name="PreformattedText" style:family="paragraph">
      <style:paragraph-properties fo:text-align="justify"/>
    </style:style>
    <style:style style:name="T529" style:parent-style-name="SourceText" style:family="text">
      <style:text-properties fo:color="#FFFFFF" fo:font-size="14pt" style:font-size-asian="14pt" style:font-size-complex="14pt" fo:background-color="#211E2F" fo:language="en" fo:country="US"/>
    </style:style>
    <style:style style:name="T530"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531" style:parent-style-name="PreformattedText" style:family="paragraph">
      <style:paragraph-properties fo:text-align="justify"/>
    </style:style>
    <style:style style:name="T532" style:parent-style-name="SourceText" style:family="text">
      <style:text-properties fo:color="#FFFFFF" fo:font-size="14pt" style:font-size-asian="14pt" style:font-size-complex="14pt" fo:background-color="#211E2F" fo:language="en" fo:country="US"/>
    </style:style>
    <style:style style:name="P533" style:parent-style-name="PreformattedText" style:family="paragraph">
      <style:paragraph-properties fo:text-align="justify"/>
    </style:style>
    <style:style style:name="T534" style:parent-style-name="SourceText" style:family="text">
      <style:text-properties fo:color="#FFFFFF" fo:font-size="14pt" style:font-size-asian="14pt" style:font-size-complex="14pt" fo:background-color="#211E2F" fo:language="en" fo:country="US"/>
    </style:style>
    <style:style style:name="T535"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536"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537"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538"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539" style:parent-style-name="PreformattedText" style:family="paragraph">
      <style:paragraph-properties fo:text-align="justify"/>
    </style:style>
    <style:style style:name="T540" style:parent-style-name="SourceText" style:family="text">
      <style:text-properties fo:color="#FFFFFF" fo:font-size="14pt" style:font-size-asian="14pt" style:font-size-complex="14pt" fo:background-color="#211E2F" fo:language="en" fo:country="US"/>
    </style:style>
    <style:style style:name="T541"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542"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543"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544"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545"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546"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547" style:parent-style-name="PreformattedText" style:family="paragraph">
      <style:paragraph-properties fo:text-align="justify"/>
    </style:style>
    <style:style style:name="T548" style:parent-style-name="SourceText" style:family="text">
      <style:text-properties fo:color="#FFFFFF" fo:font-size="14pt" style:font-size-asian="14pt" style:font-size-complex="14pt" fo:background-color="#211E2F" fo:language="en" fo:country="US"/>
    </style:style>
    <style:style style:name="T549"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550" style:parent-style-name="PreformattedText" style:family="paragraph">
      <style:paragraph-properties fo:text-align="justify"/>
    </style:style>
    <style:style style:name="T551" style:parent-style-name="SourceText" style:family="text">
      <style:text-properties fo:color="#FFFFFF" fo:font-size="14pt" style:font-size-asian="14pt" style:font-size-complex="14pt" fo:background-color="#211E2F" fo:language="en" fo:country="US"/>
    </style:style>
    <style:style style:name="P552" style:parent-style-name="PreformattedText" style:family="paragraph">
      <style:paragraph-properties fo:text-align="justify"/>
    </style:style>
    <style:style style:name="T553" style:parent-style-name="SourceText" style:family="text">
      <style:text-properties fo:color="#FFFFFF" fo:font-size="14pt" style:font-size-asian="14pt" style:font-size-complex="14pt" fo:background-color="#211E2F" fo:language="en" fo:country="US"/>
    </style:style>
    <style:style style:name="T554"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555"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556" style:parent-style-name="PreformattedText" style:family="paragraph">
      <style:paragraph-properties fo:text-align="justify"/>
    </style:style>
    <style:style style:name="T557" style:parent-style-name="SourceText" style:family="text">
      <style:text-properties fo:color="#FFFFFF" fo:font-size="14pt" style:font-size-asian="14pt" style:font-size-complex="14pt" fo:background-color="#211E2F" fo:language="en" fo:country="US"/>
    </style:style>
    <style:style style:name="T558"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559"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560"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561"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562" style:parent-style-name="PreformattedText" style:family="paragraph">
      <style:paragraph-properties fo:text-align="justify"/>
    </style:style>
    <style:style style:name="T563" style:parent-style-name="SourceText" style:family="text">
      <style:text-properties fo:color="#FFFFFF" fo:font-size="14pt" style:font-size-asian="14pt" style:font-size-complex="14pt" fo:background-color="#211E2F" fo:language="en" fo:country="US"/>
    </style:style>
    <style:style style:name="T564"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565" style:parent-style-name="PreformattedText" style:family="paragraph">
      <style:paragraph-properties fo:text-align="justify"/>
    </style:style>
    <style:style style:name="T566"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567" style:parent-style-name="PreformattedText" style:family="paragraph">
      <style:paragraph-properties fo:text-align="justify"/>
    </style:style>
    <style:style style:name="T568"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569"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570"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571"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572"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573"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574" style:parent-style-name="SourceText" style:family="text">
      <style:text-properties style:font-name="Monaco, Menlo, 'Ubuntu Mono', '" style:font-name-asian="Monaco, Menlo, 'Ubuntu Mono', '" style:font-name-complex="Monaco, Menlo, 'Ubuntu Mono', '" fo:color="#EA6C8B" fo:font-size="14pt" style:font-size-asian="14pt" style:font-size-complex="14pt" fo:background-color="#211E2F" fo:language="en" fo:country="US"/>
    </style:style>
    <style:style style:name="T575"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576" style:parent-style-name="SourceText" style:family="text">
      <style:text-properties style:font-name="Monaco, Menlo, 'Ubuntu Mono', '" style:font-name-asian="Monaco, Menlo, 'Ubuntu Mono', '" style:font-name-complex="Monaco, Menlo, 'Ubuntu Mono', '" fo:color="#FFE083" fo:font-size="14pt" style:font-size-asian="14pt" style:font-size-complex="14pt" fo:background-color="#211E2F" fo:language="en" fo:country="US"/>
    </style:style>
    <style:style style:name="T577"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578" style:parent-style-name="Textbody" style:family="paragraph">
      <style:paragraph-properties fo:text-align="justify" fo:margin-bottom="0in" fo:line-height="160%"/>
    </style:style>
    <style:style style:name="T579" style:parent-style-name="Policepardéfaut" style:family="text">
      <style:text-properties fo:color="#000000" fo:font-size="14pt" style:font-size-asian="14pt" style:font-size-complex="14pt" fo:language="en" fo:country="US" style:language-asian="en" style:country-asian="US" style:language-complex="ar" style:country-complex="SA"/>
    </style:style>
    <style:style style:name="T580" style:parent-style-name="Policepardéfaut" style:family="text">
      <style:text-properties style:font-name="Apercu, apple-system, system-ui" fo:color="#10162F" fo:font-size="14pt" style:font-size-asian="14pt" style:font-size-complex="14pt"/>
    </style:style>
    <style:style style:name="T581"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582" style:parent-style-name="Policepardéfaut" style:family="text">
      <style:text-properties style:font-name="Apercu, apple-system, system-ui" fo:color="#10162F" fo:font-size="14pt" style:font-size-asian="14pt" style:font-size-complex="14pt"/>
    </style:style>
    <style:style style:name="T583"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584" style:parent-style-name="Policepardéfaut" style:family="text">
      <style:text-properties style:font-name="Apercu, apple-system, system-ui" fo:color="#10162F" fo:font-size="14pt" style:font-size-asian="14pt" style:font-size-complex="14pt"/>
    </style:style>
    <style:style style:name="P585" style:parent-style-name="Textbody" style:family="paragraph">
      <style:paragraph-properties fo:text-align="justify" fo:line-height="160%"/>
      <style:text-properties style:font-name="Apercu, apple-system, system-ui" fo:color="#10162F" fo:font-size="14pt" style:font-size-asian="14pt" style:font-size-complex="14pt"/>
    </style:style>
    <style:style style:name="P586" style:parent-style-name="Textbody" style:family="paragraph">
      <style:paragraph-properties fo:text-align="justify" fo:margin-bottom="0in" fo:line-height="160%"/>
    </style:style>
    <style:style style:name="T587" style:parent-style-name="Policepardéfaut" style:family="text">
      <style:text-properties style:font-name="Apercu, apple-system, system-ui" fo:color="#10162F" fo:font-size="14pt" style:font-size-asian="14pt" style:font-size-complex="14pt"/>
    </style:style>
    <style:style style:name="T588"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589" style:parent-style-name="Policepardéfaut" style:family="text">
      <style:text-properties style:font-name="Apercu, apple-system, system-ui" fo:color="#10162F" fo:font-size="14pt" style:font-size-asian="14pt" style:font-size-complex="14pt"/>
    </style:style>
    <style:style style:name="T590"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591" style:parent-style-name="Policepardéfaut" style:family="text">
      <style:text-properties style:font-name="Apercu, apple-system, system-ui" fo:color="#10162F" fo:font-size="14pt" style:font-size-asian="14pt" style:font-size-complex="14pt"/>
    </style:style>
    <style:style style:name="P592" style:parent-style-name="PreformattedText" style:family="paragraph">
      <style:paragraph-properties fo:text-align="justify"/>
    </style:style>
    <style:style style:name="T593"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594"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595"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596"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597"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598"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599" style:parent-style-name="SourceText" style:family="text">
      <style:text-properties style:font-name="Monaco, Menlo, 'Ubuntu Mono', '" style:font-name-asian="Monaco, Menlo, 'Ubuntu Mono', '" style:font-name-complex="Monaco, Menlo, 'Ubuntu Mono', '" fo:color="#EA6C8B" fo:font-size="14pt" style:font-size-asian="14pt" style:font-size-complex="14pt" fo:background-color="#211E2F" fo:language="en" fo:country="US"/>
    </style:style>
    <style:style style:name="T600"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601" style:parent-style-name="SourceText" style:family="text">
      <style:text-properties style:font-name="Monaco, Menlo, 'Ubuntu Mono', '" style:font-name-asian="Monaco, Menlo, 'Ubuntu Mono', '" style:font-name-complex="Monaco, Menlo, 'Ubuntu Mono', '" fo:color="#FFE083" fo:font-size="14pt" style:font-size-asian="14pt" style:font-size-complex="14pt" fo:background-color="#211E2F" fo:language="en" fo:country="US"/>
    </style:style>
    <style:style style:name="T602"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603" style:parent-style-name="SourceText" style:family="text">
      <style:text-properties style:font-name="Monaco, Menlo, 'Ubuntu Mono', '" style:font-name-asian="Monaco, Menlo, 'Ubuntu Mono', '" style:font-name-complex="Monaco, Menlo, 'Ubuntu Mono', '" fo:color="#939598" fo:font-size="14pt" style:font-size-asian="14pt" style:font-size-complex="14pt" fo:background-color="#211E2F" fo:language="en" fo:country="US"/>
    </style:style>
    <style:style style:name="P604" style:parent-style-name="PreformattedText" style:family="paragraph">
      <style:paragraph-properties fo:text-align="justify"/>
    </style:style>
    <style:style style:name="T605"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606"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607"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608"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609" style:parent-style-name="SourceText" style:family="text">
      <style:text-properties style:font-name="Monaco, Menlo, 'Ubuntu Mono', '" style:font-name-asian="Monaco, Menlo, 'Ubuntu Mono', '" style:font-name-complex="Monaco, Menlo, 'Ubuntu Mono', '" fo:color="#939598" fo:font-size="14pt" style:font-size-asian="14pt" style:font-size-complex="14pt" fo:background-color="#211E2F" fo:language="en" fo:country="US"/>
    </style:style>
    <style:style style:name="P610" style:parent-style-name="PreformattedText" style:family="paragraph">
      <style:paragraph-properties fo:text-align="justify"/>
    </style:style>
    <style:style style:name="T611"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612"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613"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614"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615"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616"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617" style:parent-style-name="SourceText" style:family="text">
      <style:text-properties style:font-name="Monaco, Menlo, 'Ubuntu Mono', '" style:font-name-asian="Monaco, Menlo, 'Ubuntu Mono', '" style:font-name-complex="Monaco, Menlo, 'Ubuntu Mono', '" fo:color="#EA6C8B" fo:font-size="14pt" style:font-size-asian="14pt" style:font-size-complex="14pt" fo:background-color="#211E2F" fo:language="en" fo:country="US"/>
    </style:style>
    <style:style style:name="T618"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619" style:parent-style-name="SourceText" style:family="text">
      <style:text-properties style:font-name="Monaco, Menlo, 'Ubuntu Mono', '" style:font-name-asian="Monaco, Menlo, 'Ubuntu Mono', '" style:font-name-complex="Monaco, Menlo, 'Ubuntu Mono', '" fo:color="#FFE083" fo:font-size="14pt" style:font-size-asian="14pt" style:font-size-complex="14pt" fo:background-color="#211E2F" fo:language="en" fo:country="US"/>
    </style:style>
    <style:style style:name="T620"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621" style:parent-style-name="SourceText" style:family="text">
      <style:text-properties style:font-name="Monaco, Menlo, 'Ubuntu Mono', '" style:font-name-asian="Monaco, Menlo, 'Ubuntu Mono', '" style:font-name-complex="Monaco, Menlo, 'Ubuntu Mono', '" fo:color="#939598" fo:font-size="14pt" style:font-size-asian="14pt" style:font-size-complex="14pt" fo:background-color="#211E2F" fo:language="en" fo:country="US"/>
    </style:style>
    <style:style style:name="P622" style:parent-style-name="PreformattedText" style:family="paragraph">
      <style:paragraph-properties fo:text-align="justify"/>
    </style:style>
    <style:style style:name="T623"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624"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625"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626"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627"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628"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629"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630"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631" style:parent-style-name="SourceText" style:family="text">
      <style:text-properties style:font-name="Monaco, Menlo, 'Ubuntu Mono', '" style:font-name-asian="Monaco, Menlo, 'Ubuntu Mono', '" style:font-name-complex="Monaco, Menlo, 'Ubuntu Mono', '" fo:color="#939598" fo:font-size="14pt" style:font-size-asian="14pt" style:font-size-complex="14pt" fo:background-color="#211E2F" fo:language="en" fo:country="US"/>
    </style:style>
    <style:style style:name="P632" style:parent-style-name="PreformattedText" style:family="paragraph">
      <style:paragraph-properties fo:text-align="justify"/>
    </style:style>
    <style:style style:name="T633"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634"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635"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636"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637"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638"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639"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640"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641" style:parent-style-name="SourceText" style:family="text">
      <style:text-properties style:font-name="Monaco, Menlo, 'Ubuntu Mono', '" style:font-name-asian="Monaco, Menlo, 'Ubuntu Mono', '" style:font-name-complex="Monaco, Menlo, 'Ubuntu Mono', '" fo:color="#939598" fo:font-size="14pt" style:font-size-asian="14pt" style:font-size-complex="14pt" fo:background-color="#211E2F" fo:language="en" fo:country="US"/>
    </style:style>
    <style:style style:name="P642" style:parent-style-name="Textbody" style:family="paragraph">
      <style:paragraph-properties fo:text-align="justify" fo:margin-bottom="0in" fo:line-height="160%"/>
    </style:style>
    <style:style style:name="T643" style:parent-style-name="Policepardéfaut" style:family="text">
      <style:text-properties fo:color="#000000" fo:font-size="14pt" style:font-size-asian="14pt" style:font-size-complex="14pt" fo:language="en" fo:country="US" style:language-asian="en" style:country-asian="US" style:language-complex="ar" style:country-complex="SA"/>
    </style:style>
    <style:style style:name="T644" style:parent-style-name="Policepardéfaut" style:family="text">
      <style:text-properties style:font-name="Apercu, apple-system, system-ui" fo:color="#10162F" fo:font-size="14pt" style:font-size-asian="14pt" style:font-size-complex="14pt"/>
    </style:style>
    <style:style style:name="T645"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646" style:parent-style-name="Policepardéfaut" style:family="text">
      <style:text-properties style:font-name="Apercu, apple-system, system-ui" fo:color="#10162F" fo:font-size="14pt" style:font-size-asian="14pt" style:font-size-complex="14pt"/>
    </style:style>
    <style:style style:name="T647"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648" style:parent-style-name="Policepardéfaut" style:family="text">
      <style:text-properties style:font-name="Apercu, apple-system, system-ui" fo:color="#10162F" fo:font-size="14pt" style:font-size-asian="14pt" style:font-size-complex="14pt"/>
    </style:style>
    <style:style style:name="T649"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650" style:parent-style-name="Policepardéfaut" style:family="text">
      <style:text-properties style:font-name="Apercu, apple-system, system-ui" fo:color="#10162F" fo:font-size="14pt" style:font-size-asian="14pt" style:font-size-complex="14pt"/>
    </style:style>
    <style:style style:name="T651"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652" style:parent-style-name="Policepardéfaut" style:family="text">
      <style:text-properties style:font-name="Apercu, apple-system, system-ui" fo:color="#10162F" fo:font-size="14pt" style:font-size-asian="14pt" style:font-size-complex="14pt"/>
    </style:style>
    <style:style style:name="T653"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654" style:parent-style-name="Policepardéfaut" style:family="text">
      <style:text-properties style:font-name="Apercu, apple-system, system-ui" fo:color="#10162F" fo:font-size="14pt" style:font-size-asian="14pt" style:font-size-complex="14pt"/>
    </style:style>
    <style:style style:name="T655"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656"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657" style:parent-style-name="Policepardéfaut" style:family="text">
      <style:text-properties style:font-name="Apercu, apple-system, system-ui" fo:color="#10162F" fo:font-size="14pt" style:font-size-asian="14pt" style:font-size-complex="14pt"/>
    </style:style>
    <style:style style:name="T658"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659" style:parent-style-name="Policepardéfaut" style:family="text">
      <style:text-properties style:font-name="Apercu, apple-system, system-ui" fo:color="#10162F" fo:font-size="14pt" style:font-size-asian="14pt" style:font-size-complex="14pt"/>
    </style:style>
    <style:style style:name="T660"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661" style:parent-style-name="Policepardéfaut" style:family="text">
      <style:text-properties style:font-name="Apercu, apple-system, system-ui" fo:color="#10162F" fo:font-size="14pt" style:font-size-asian="14pt" style:font-size-complex="14pt"/>
    </style:style>
    <style:style style:name="T662"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663" style:parent-style-name="Policepardéfaut" style:family="text">
      <style:text-properties style:font-name="Apercu, apple-system, system-ui" fo:color="#10162F" fo:font-size="14pt" style:font-size-asian="14pt" style:font-size-complex="14pt"/>
    </style:style>
    <style:style style:name="P664" style:parent-style-name="Standard" style:family="paragraph">
      <style:paragraph-properties fo:text-align="justify"/>
      <style:text-properties fo:color="#000000" fo:font-size="14pt" style:font-size-asian="14pt" style:font-size-complex="14pt"/>
    </style:style>
    <style:style style:name="P665" style:parent-style-name="Titre3" style:family="paragraph">
      <style:paragraph-properties fo:text-align="justify"/>
      <style:text-properties style:font-name="Apercu, apple-system, system-ui" fo:font-weight="normal" style:font-weight-asian="normal" fo:color="#000000"/>
    </style:style>
    <style:style style:name="P666" style:parent-style-name="Textbody" style:family="paragraph">
      <style:paragraph-properties fo:text-align="justify"/>
      <style:text-properties style:font-name="Apercu, apple-system, system-ui" fo:color="#10162F" fo:font-size="14pt" style:font-size-asian="14pt" style:font-size-complex="14pt"/>
    </style:style>
    <style:style style:name="P667" style:parent-style-name="Textbody" style:family="paragraph">
      <style:paragraph-properties fo:text-align="justify" fo:margin-bottom="0in" fo:line-height="160%"/>
    </style:style>
    <style:style style:name="T668" style:parent-style-name="Policepardéfaut" style:family="text">
      <style:text-properties style:font-name="Apercu, apple-system, system-ui" fo:color="#10162F" fo:font-size="14pt" style:font-size-asian="14pt" style:font-size-complex="14pt"/>
    </style:style>
    <style:style style:name="T669" style:parent-style-name="Policepardéfaut" style:family="text">
      <style:text-properties style:font-name="Apercu, apple-system, system-ui" fo:color="#10162F" fo:font-size="14pt" style:font-size-asian="14pt" style:font-size-complex="14pt"/>
    </style:style>
    <style:style style:name="T670"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671" style:parent-style-name="Policepardéfaut" style:family="text">
      <style:text-properties style:font-name="Apercu, apple-system, system-ui" fo:color="#10162F" fo:font-size="14pt" style:font-size-asian="14pt" style:font-size-complex="14pt"/>
    </style:style>
    <style:style style:name="T672"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673" style:parent-style-name="Policepardéfaut" style:family="text">
      <style:text-properties style:font-name="Apercu, apple-system, system-ui" fo:color="#10162F" fo:font-size="14pt" style:font-size-asian="14pt" style:font-size-complex="14pt"/>
    </style:style>
    <style:style style:name="T674"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675" style:parent-style-name="Policepardéfaut" style:family="text">
      <style:text-properties style:font-name="Apercu, apple-system, system-ui" fo:color="#10162F" fo:font-size="14pt" style:font-size-asian="14pt" style:font-size-complex="14pt"/>
    </style:style>
    <style:style style:name="T676"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677" style:parent-style-name="Policepardéfaut" style:family="text">
      <style:text-properties style:font-name="Apercu, apple-system, system-ui" fo:color="#10162F" fo:font-size="14pt" style:font-size-asian="14pt" style:font-size-complex="14pt"/>
    </style:style>
    <style:style style:name="T678"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679" style:parent-style-name="Policepardéfaut" style:family="text">
      <style:text-properties style:font-name="Apercu, apple-system, system-ui" fo:color="#10162F" fo:font-size="14pt" style:font-size-asian="14pt" style:font-size-complex="14pt"/>
    </style:style>
    <style:style style:name="T680"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681" style:parent-style-name="Policepardéfaut" style:family="text">
      <style:text-properties style:font-name="Apercu, apple-system, system-ui" fo:color="#10162F" fo:font-size="14pt" style:font-size-asian="14pt" style:font-size-complex="14pt"/>
    </style:style>
    <style:style style:name="T682" style:parent-style-name="Policepardéfaut" style:family="text">
      <style:text-properties style:font-name="Apercu, apple-system, system-ui" fo:color="#10162F" fo:font-size="14pt" style:font-size-asian="14pt" style:font-size-complex="14pt"/>
    </style:style>
    <style:style style:name="P683" style:parent-style-name="Textbody" style:family="paragraph">
      <style:paragraph-properties fo:text-align="justify" fo:margin-bottom="0in" fo:line-height="160%"/>
    </style:style>
    <style:style style:name="T684" style:parent-style-name="Policepardéfaut" style:family="text">
      <style:text-properties style:font-name="Apercu, apple-system, system-ui" fo:color="#10162F" fo:font-size="14pt" style:font-size-asian="14pt" style:font-size-complex="14pt"/>
    </style:style>
    <style:style style:name="T685"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686" style:parent-style-name="Policepardéfaut" style:family="text">
      <style:text-properties style:font-name="Apercu, apple-system, system-ui" fo:color="#10162F" fo:font-size="14pt" style:font-size-asian="14pt" style:font-size-complex="14pt"/>
    </style:style>
    <style:style style:name="P687" style:parent-style-name="PreformattedText" style:family="paragraph">
      <style:paragraph-properties fo:text-align="justify"/>
    </style:style>
    <style:style style:name="T688"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689"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690" style:parent-style-name="PreformattedText" style:family="paragraph">
      <style:paragraph-properties fo:text-align="justify"/>
    </style:style>
    <style:style style:name="T691" style:parent-style-name="SourceText" style:family="text">
      <style:text-properties fo:color="#FFFFFF" fo:font-size="14pt" style:font-size-asian="14pt" style:font-size-complex="14pt" fo:background-color="#211E2F" fo:language="en" fo:country="US"/>
    </style:style>
    <style:style style:name="T692"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693"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694"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695"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696"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697"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698" style:parent-style-name="PreformattedText" style:family="paragraph">
      <style:paragraph-properties fo:text-align="justify"/>
    </style:style>
    <style:style style:name="T699" style:parent-style-name="SourceText" style:family="text">
      <style:text-properties fo:color="#FFFFFF" fo:font-size="14pt" style:font-size-asian="14pt" style:font-size-complex="14pt" fo:background-color="#211E2F" fo:language="en" fo:country="US"/>
    </style:style>
    <style:style style:name="T700"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701"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702"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703"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704"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705"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706" style:parent-style-name="PreformattedText" style:family="paragraph">
      <style:paragraph-properties fo:text-align="justify"/>
    </style:style>
    <style:style style:name="T707" style:parent-style-name="SourceText" style:family="text">
      <style:text-properties fo:color="#FFFFFF" fo:font-size="14pt" style:font-size-asian="14pt" style:font-size-complex="14pt" fo:background-color="#211E2F" fo:language="en" fo:country="US"/>
    </style:style>
    <style:style style:name="T708"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709"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710"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711"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712"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713"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714" style:parent-style-name="PreformattedText" style:family="paragraph">
      <style:paragraph-properties fo:text-align="justify"/>
    </style:style>
    <style:style style:name="T715" style:parent-style-name="SourceText" style:family="text">
      <style:text-properties fo:color="#FFFFFF" fo:font-size="14pt" style:font-size-asian="14pt" style:font-size-complex="14pt" fo:background-color="#211E2F" fo:language="en" fo:country="US"/>
    </style:style>
    <style:style style:name="T716"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717"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718"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719"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720"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721"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722" style:parent-style-name="PreformattedText" style:family="paragraph">
      <style:paragraph-properties fo:text-align="justify"/>
    </style:style>
    <style:style style:name="T723" style:parent-style-name="SourceText" style:family="text">
      <style:text-properties fo:color="#FFFFFF" fo:font-size="14pt" style:font-size-asian="14pt" style:font-size-complex="14pt" fo:background-color="#211E2F" fo:language="en" fo:country="US"/>
    </style:style>
    <style:style style:name="T724"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725" style:parent-style-name="PreformattedText" style:family="paragraph">
      <style:paragraph-properties fo:text-align="justify"/>
    </style:style>
    <style:style style:name="T726" style:parent-style-name="SourceText" style:family="text">
      <style:text-properties fo:color="#FFFFFF" fo:font-size="14pt" style:font-size-asian="14pt" style:font-size-complex="14pt" fo:background-color="#211E2F" fo:language="en" fo:country="US"/>
    </style:style>
    <style:style style:name="P727" style:parent-style-name="PreformattedText" style:family="paragraph">
      <style:paragraph-properties fo:text-align="justify"/>
    </style:style>
    <style:style style:name="T728" style:parent-style-name="SourceText" style:family="text">
      <style:text-properties fo:color="#FFFFFF" fo:font-size="14pt" style:font-size-asian="14pt" style:font-size-complex="14pt" fo:background-color="#211E2F" fo:language="en" fo:country="US"/>
    </style:style>
    <style:style style:name="T729"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730"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731" style:parent-style-name="PreformattedText" style:family="paragraph">
      <style:paragraph-properties fo:text-align="justify"/>
    </style:style>
    <style:style style:name="T732" style:parent-style-name="SourceText" style:family="text">
      <style:text-properties fo:color="#FFFFFF" fo:font-size="14pt" style:font-size-asian="14pt" style:font-size-complex="14pt" fo:background-color="#211E2F" fo:language="en" fo:country="US"/>
    </style:style>
    <style:style style:name="T733"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734"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735"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736"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737"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738"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739" style:parent-style-name="PreformattedText" style:family="paragraph">
      <style:paragraph-properties fo:text-align="justify"/>
    </style:style>
    <style:style style:name="T740" style:parent-style-name="SourceText" style:family="text">
      <style:text-properties fo:color="#FFFFFF" fo:font-size="14pt" style:font-size-asian="14pt" style:font-size-complex="14pt" fo:background-color="#211E2F" fo:language="en" fo:country="US"/>
    </style:style>
    <style:style style:name="T741"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742" style:parent-style-name="PreformattedText" style:family="paragraph">
      <style:paragraph-properties fo:text-align="justify"/>
    </style:style>
    <style:style style:name="T743" style:parent-style-name="SourceText" style:family="text">
      <style:text-properties fo:color="#FFFFFF" fo:font-size="14pt" style:font-size-asian="14pt" style:font-size-complex="14pt" fo:background-color="#211E2F" fo:language="en" fo:country="US"/>
    </style:style>
    <style:style style:name="P744" style:parent-style-name="PreformattedText" style:family="paragraph">
      <style:paragraph-properties fo:text-align="justify"/>
    </style:style>
    <style:style style:name="T745" style:parent-style-name="SourceText" style:family="text">
      <style:text-properties fo:color="#FFFFFF" fo:font-size="14pt" style:font-size-asian="14pt" style:font-size-complex="14pt" fo:background-color="#211E2F" fo:language="en" fo:country="US"/>
    </style:style>
    <style:style style:name="T746"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747"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748"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749" style:parent-style-name="PreformattedText" style:family="paragraph">
      <style:paragraph-properties fo:text-align="justify"/>
    </style:style>
    <style:style style:name="T750" style:parent-style-name="SourceText" style:family="text">
      <style:text-properties fo:color="#FFFFFF" fo:font-size="14pt" style:font-size-asian="14pt" style:font-size-complex="14pt" fo:background-color="#211E2F" fo:language="en" fo:country="US"/>
    </style:style>
    <style:style style:name="T751"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752"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753"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754"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755"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756"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757" style:parent-style-name="PreformattedText" style:family="paragraph">
      <style:paragraph-properties fo:text-align="justify"/>
    </style:style>
    <style:style style:name="T758" style:parent-style-name="SourceText" style:family="text">
      <style:text-properties fo:color="#FFFFFF" fo:font-size="14pt" style:font-size-asian="14pt" style:font-size-complex="14pt" fo:background-color="#211E2F" fo:language="en" fo:country="US"/>
    </style:style>
    <style:style style:name="T759"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760" style:parent-style-name="PreformattedText" style:family="paragraph">
      <style:paragraph-properties fo:text-align="justify"/>
    </style:style>
    <style:style style:name="T761" style:parent-style-name="SourceText" style:family="text">
      <style:text-properties fo:color="#FFFFFF" fo:font-size="14pt" style:font-size-asian="14pt" style:font-size-complex="14pt" fo:background-color="#211E2F" fo:language="en" fo:country="US"/>
    </style:style>
    <style:style style:name="T762"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763"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764" style:parent-style-name="PreformattedText" style:family="paragraph">
      <style:paragraph-properties fo:text-align="justify"/>
    </style:style>
    <style:style style:name="T765" style:parent-style-name="SourceText" style:family="text">
      <style:text-properties fo:color="#FFFFFF" fo:font-size="14pt" style:font-size-asian="14pt" style:font-size-complex="14pt" fo:background-color="#211E2F" fo:language="en" fo:country="US"/>
    </style:style>
    <style:style style:name="T766"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767"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768"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769"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770"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771"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772" style:parent-style-name="PreformattedText" style:family="paragraph">
      <style:paragraph-properties fo:text-align="justify"/>
    </style:style>
    <style:style style:name="T773" style:parent-style-name="SourceText" style:family="text">
      <style:text-properties fo:color="#FFFFFF" fo:font-size="14pt" style:font-size-asian="14pt" style:font-size-complex="14pt" fo:background-color="#211E2F" fo:language="en" fo:country="US"/>
    </style:style>
    <style:style style:name="T774"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775" style:parent-style-name="PreformattedText" style:family="paragraph">
      <style:paragraph-properties fo:text-align="justify"/>
    </style:style>
    <style:style style:name="T776" style:parent-style-name="SourceText" style:family="text">
      <style:text-properties fo:color="#FFFFFF" fo:font-size="14pt" style:font-size-asian="14pt" style:font-size-complex="14pt" fo:background-color="#211E2F"/>
    </style:style>
    <style:style style:name="P777" style:parent-style-name="PreformattedText" style:family="paragraph">
      <style:paragraph-properties fo:text-align="justify"/>
    </style:style>
    <style:style style:name="T778" style:parent-style-name="SourceText" style:family="text">
      <style:text-properties fo:color="#FFFFFF" fo:font-size="14pt" style:font-size-asian="14pt" style:font-size-complex="14pt" fo:background-color="#211E2F"/>
    </style:style>
    <style:style style:name="T779"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style:style>
    <style:style style:name="T780"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781" style:parent-style-name="PreformattedText" style:family="paragraph">
      <style:paragraph-properties fo:text-align="justify"/>
    </style:style>
    <style:style style:name="T782" style:parent-style-name="SourceText" style:family="text">
      <style:text-properties fo:color="#FFFFFF" fo:font-size="14pt" style:font-size-asian="14pt" style:font-size-complex="14pt" fo:background-color="#211E2F"/>
    </style:style>
    <style:style style:name="T783"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style:style>
    <style:style style:name="T784"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T785"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style:style>
    <style:style style:name="T786"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787" style:parent-style-name="PreformattedText" style:family="paragraph">
      <style:paragraph-properties fo:text-align="justify"/>
    </style:style>
    <style:style style:name="T788" style:parent-style-name="SourceText" style:family="text">
      <style:text-properties fo:color="#FFFFFF" fo:font-size="14pt" style:font-size-asian="14pt" style:font-size-complex="14pt" fo:background-color="#211E2F"/>
    </style:style>
    <style:style style:name="T789"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790" style:parent-style-name="PreformattedText" style:family="paragraph">
      <style:paragraph-properties fo:text-align="justify"/>
    </style:style>
    <style:style style:name="T791"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792" style:parent-style-name="Textbody" style:family="paragraph">
      <style:paragraph-properties fo:text-align="justify" fo:margin-bottom="0in" fo:line-height="160%"/>
    </style:style>
    <style:style style:name="T793" style:parent-style-name="Policepardéfaut" style:family="text">
      <style:text-properties fo:color="#000000" fo:font-size="14pt" style:font-size-asian="14pt" style:font-size-complex="14pt" fo:language="en" fo:country="US" style:language-asian="en" style:country-asian="US" style:language-complex="ar" style:country-complex="SA"/>
    </style:style>
    <style:style style:name="T794" style:parent-style-name="Policepardéfaut" style:family="text">
      <style:text-properties style:font-name="Apercu, apple-system, system-ui" fo:color="#10162F" fo:font-size="14pt" style:font-size-asian="14pt" style:font-size-complex="14pt"/>
    </style:style>
    <style:style style:name="T795"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796" style:parent-style-name="Policepardéfaut" style:family="text">
      <style:text-properties style:font-name="Apercu, apple-system, system-ui" fo:color="#10162F" fo:font-size="14pt" style:font-size-asian="14pt" style:font-size-complex="14pt"/>
    </style:style>
    <style:style style:name="T797" style:parent-style-name="Policepardéfaut" style:family="text">
      <style:text-properties style:font-name="Apercu, apple-system, system-ui" fo:color="#10162F" fo:font-size="14pt" style:font-size-asian="14pt" style:font-size-complex="14pt"/>
    </style:style>
    <style:style style:name="T798"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799" style:parent-style-name="Policepardéfaut" style:family="text">
      <style:text-properties style:font-name="Apercu, apple-system, system-ui" fo:color="#10162F" fo:font-size="14pt" style:font-size-asian="14pt" style:font-size-complex="14pt"/>
    </style:style>
    <style:style style:name="T800"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801" style:parent-style-name="Policepardéfaut" style:family="text">
      <style:text-properties style:font-name="Apercu, apple-system, system-ui" fo:color="#10162F" fo:font-size="14pt" style:font-size-asian="14pt" style:font-size-complex="14pt"/>
    </style:style>
    <style:style style:name="T802"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803" style:parent-style-name="Policepardéfaut" style:family="text">
      <style:text-properties style:font-name="Apercu, apple-system, system-ui" fo:color="#10162F" fo:font-size="14pt" style:font-size-asian="14pt" style:font-size-complex="14pt"/>
    </style:style>
    <style:style style:name="T804"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805" style:parent-style-name="Policepardéfaut" style:family="text">
      <style:text-properties style:font-name="Apercu, apple-system, system-ui" fo:color="#10162F" fo:font-size="14pt" style:font-size-asian="14pt" style:font-size-complex="14pt"/>
    </style:style>
    <style:style style:name="T806"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807" style:parent-style-name="Policepardéfaut" style:family="text">
      <style:text-properties style:font-name="Apercu, apple-system, system-ui" fo:color="#10162F" fo:font-size="14pt" style:font-size-asian="14pt" style:font-size-complex="14pt"/>
    </style:style>
    <style:style style:name="T808"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809" style:parent-style-name="Policepardéfaut" style:family="text">
      <style:text-properties style:font-name="Apercu, apple-system, system-ui" fo:color="#10162F" fo:font-size="14pt" style:font-size-asian="14pt" style:font-size-complex="14pt"/>
    </style:style>
    <style:style style:name="T810" style:parent-style-name="Policepardéfaut" style:family="text">
      <style:text-properties style:font-name="Apercu, apple-system, system-ui" fo:color="#10162F" fo:font-size="14pt" style:font-size-asian="14pt" style:font-size-complex="14pt"/>
    </style:style>
    <style:style style:name="P811" style:parent-style-name="Textbody" style:family="paragraph">
      <style:paragraph-properties fo:text-align="justify" fo:line-height="160%"/>
    </style:style>
    <style:style style:name="T812" style:parent-style-name="Policepardéfaut" style:family="text">
      <style:text-properties style:font-name="Apercu, apple-system, system-ui" fo:color="#10162F" fo:font-size="14pt" style:font-size-asian="14pt" style:font-size-complex="14pt"/>
    </style:style>
    <style:style style:name="T813" style:parent-style-name="Policepardéfaut" style:family="text">
      <style:text-properties fo:color="#000000" fo:font-size="14pt" style:font-size-asian="14pt" style:font-size-complex="14pt" fo:language="en" fo:country="US" style:language-asian="en" style:country-asian="US" style:language-complex="ar" style:country-complex="SA"/>
    </style:style>
    <style:style style:name="T814" style:parent-style-name="Policepardéfaut" style:family="text">
      <style:text-properties style:font-name="Apercu, apple-system, system-ui" fo:color="#10162F" fo:font-size="14pt" style:font-size-asian="14pt" style:font-size-complex="14pt" style:text-underline-type="single" style:text-underline-style="solid" style:text-underline-width="auto" style:text-underline-mode="continuous"/>
    </style:style>
    <style:style style:name="T815" style:parent-style-name="Policepardéfaut" style:family="text">
      <style:text-properties style:font-name="Apercu, apple-system, system-ui" fo:color="#10162F" fo:font-size="14pt" style:font-size-asian="14pt" style:font-size-complex="14pt"/>
    </style:style>
    <style:style style:name="T816" style:parent-style-name="Accentuation" style:family="text">
      <style:text-properties style:font-name="Apercu, apple-system, system-ui" fo:font-style="normal" style:font-style-asian="normal" fo:color="#10162F" fo:font-size="14pt" style:font-size-asian="14pt" style:font-size-complex="14pt"/>
    </style:style>
    <style:style style:name="T817" style:parent-style-name="Policepardéfaut" style:family="text">
      <style:text-properties style:font-name="Apercu, apple-system, system-ui" fo:color="#10162F" fo:font-size="14pt" style:font-size-asian="14pt" style:font-size-complex="14pt"/>
    </style:style>
    <style:style style:name="T818" style:parent-style-name="Policepardéfaut" style:family="text">
      <style:text-properties style:font-name="Apercu, apple-system, system-ui" fo:color="#10162F" fo:font-size="14pt" style:font-size-asian="14pt" style:font-size-complex="14pt"/>
    </style:style>
    <style:style style:name="P819" style:parent-style-name="Textbody" style:family="paragraph">
      <style:paragraph-properties fo:text-align="justify" fo:line-height="160%"/>
    </style:style>
    <style:style style:name="T820" style:parent-style-name="Policepardéfaut" style:family="text">
      <style:text-properties style:font-name="Apercu, apple-system, system-ui" fo:color="#10162F" fo:font-size="14pt" style:font-size-asian="14pt" style:font-size-complex="14pt"/>
    </style:style>
    <style:style style:name="T821" style:parent-style-name="Accentuation" style:family="text">
      <style:text-properties style:font-name="Apercu, apple-system, system-ui" fo:font-style="normal" style:font-style-asian="normal" fo:color="#10162F" fo:font-size="14pt" style:font-size-asian="14pt" style:font-size-complex="14pt"/>
    </style:style>
    <style:style style:name="T822" style:parent-style-name="Policepardéfaut" style:family="text">
      <style:text-properties style:font-name="Apercu, apple-system, system-ui" fo:color="#10162F" fo:font-size="14pt" style:font-size-asian="14pt" style:font-size-complex="14pt"/>
    </style:style>
    <style:style style:name="T823" style:parent-style-name="Accentuation" style:family="text">
      <style:text-properties style:font-name="Apercu, apple-system, system-ui" fo:font-style="normal" style:font-style-asian="normal" fo:color="#10162F" fo:font-size="14pt" style:font-size-asian="14pt" style:font-size-complex="14pt"/>
    </style:style>
    <style:style style:name="T824" style:parent-style-name="Accentuation" style:family="text">
      <style:text-properties style:font-name="Apercu, apple-system, system-ui" fo:font-style="normal" style:font-style-asian="normal" fo:color="#10162F" fo:font-size="14pt" style:font-size-asian="14pt" style:font-size-complex="14pt"/>
    </style:style>
    <style:style style:name="T825" style:parent-style-name="Policepardéfaut" style:family="text">
      <style:text-properties style:font-name="Apercu, apple-system, system-ui" fo:color="#10162F" fo:font-size="14pt" style:font-size-asian="14pt" style:font-size-complex="14pt"/>
    </style:style>
    <style:style style:name="P826" style:parent-style-name="Textbody" style:family="paragraph">
      <style:paragraph-properties fo:text-align="justify" fo:margin-bottom="0in" fo:line-height="160%"/>
    </style:style>
    <style:style style:name="T827" style:parent-style-name="Policepardéfaut" style:family="text">
      <style:text-properties style:font-name="Apercu, apple-system, system-ui" fo:color="#10162F" fo:font-size="14pt" style:font-size-asian="14pt" style:font-size-complex="14pt"/>
    </style:style>
    <style:style style:name="T828"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829" style:parent-style-name="Policepardéfaut" style:family="text">
      <style:text-properties style:font-name="Apercu, apple-system, system-ui" fo:color="#10162F" fo:font-size="14pt" style:font-size-asian="14pt" style:font-size-complex="14pt"/>
    </style:style>
    <style:style style:name="T830"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831" style:parent-style-name="Policepardéfaut" style:family="text">
      <style:text-properties style:font-name="Apercu, apple-system, system-ui" fo:color="#10162F" fo:font-size="14pt" style:font-size-asian="14pt" style:font-size-complex="14pt"/>
    </style:style>
    <style:style style:name="T832"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833" style:parent-style-name="Policepardéfaut" style:family="text">
      <style:text-properties style:font-name="Apercu, apple-system, system-ui" fo:color="#10162F" fo:font-size="14pt" style:font-size-asian="14pt" style:font-size-complex="14pt"/>
    </style:style>
    <style:style style:name="P834" style:parent-style-name="PreformattedText" style:family="paragraph">
      <style:paragraph-properties fo:text-align="justify"/>
    </style:style>
    <style:style style:name="T835"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836"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837" style:parent-style-name="PreformattedText" style:family="paragraph">
      <style:paragraph-properties fo:text-align="justify"/>
    </style:style>
    <style:style style:name="T838" style:parent-style-name="SourceText" style:family="text">
      <style:text-properties fo:color="#FFFFFF" fo:font-size="14pt" style:font-size-asian="14pt" style:font-size-complex="14pt" fo:background-color="#211E2F" fo:language="en" fo:country="US"/>
    </style:style>
    <style:style style:name="T839"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840"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841"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842"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843" style:parent-style-name="PreformattedText" style:family="paragraph">
      <style:paragraph-properties fo:text-align="justify"/>
    </style:style>
    <style:style style:name="T844" style:parent-style-name="SourceText" style:family="text">
      <style:text-properties fo:color="#FFFFFF" fo:font-size="14pt" style:font-size-asian="14pt" style:font-size-complex="14pt" fo:background-color="#211E2F" fo:language="en" fo:country="US"/>
    </style:style>
    <style:style style:name="T845"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846"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847"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848"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849"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850"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851" style:parent-style-name="PreformattedText" style:family="paragraph">
      <style:paragraph-properties fo:text-align="justify"/>
    </style:style>
    <style:style style:name="T852" style:parent-style-name="SourceText" style:family="text">
      <style:text-properties fo:color="#FFFFFF" fo:font-size="14pt" style:font-size-asian="14pt" style:font-size-complex="14pt" fo:background-color="#211E2F" fo:language="en" fo:country="US"/>
    </style:style>
    <style:style style:name="T853"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854"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855"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856"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857"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858"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859" style:parent-style-name="PreformattedText" style:family="paragraph">
      <style:paragraph-properties fo:text-align="justify"/>
    </style:style>
    <style:style style:name="T860" style:parent-style-name="SourceText" style:family="text">
      <style:text-properties fo:color="#FFFFFF" fo:font-size="14pt" style:font-size-asian="14pt" style:font-size-complex="14pt" fo:background-color="#211E2F" fo:language="en" fo:country="US"/>
    </style:style>
    <style:style style:name="T861"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862" style:parent-style-name="PreformattedText" style:family="paragraph">
      <style:paragraph-properties fo:text-align="justify"/>
    </style:style>
    <style:style style:name="T863" style:parent-style-name="SourceText" style:family="text">
      <style:text-properties fo:color="#FFFFFF" fo:font-size="14pt" style:font-size-asian="14pt" style:font-size-complex="14pt" fo:background-color="#211E2F" fo:language="en" fo:country="US"/>
    </style:style>
    <style:style style:name="P864" style:parent-style-name="PreformattedText" style:family="paragraph">
      <style:paragraph-properties fo:text-align="justify"/>
    </style:style>
    <style:style style:name="T865" style:parent-style-name="SourceText" style:family="text">
      <style:text-properties fo:color="#FFFFFF" fo:font-size="14pt" style:font-size-asian="14pt" style:font-size-complex="14pt" fo:background-color="#211E2F" fo:language="en" fo:country="US"/>
    </style:style>
    <style:style style:name="T866"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867"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868" style:parent-style-name="PreformattedText" style:family="paragraph">
      <style:paragraph-properties fo:text-align="justify"/>
    </style:style>
    <style:style style:name="T869" style:parent-style-name="SourceText" style:family="text">
      <style:text-properties fo:color="#FFFFFF" fo:font-size="14pt" style:font-size-asian="14pt" style:font-size-complex="14pt" fo:background-color="#211E2F" fo:language="en" fo:country="US"/>
    </style:style>
    <style:style style:name="T870"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871"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872"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873"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874"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875"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876" style:parent-style-name="PreformattedText" style:family="paragraph">
      <style:paragraph-properties fo:text-align="justify"/>
    </style:style>
    <style:style style:name="T877" style:parent-style-name="SourceText" style:family="text">
      <style:text-properties fo:color="#FFFFFF" fo:font-size="14pt" style:font-size-asian="14pt" style:font-size-complex="14pt" fo:background-color="#211E2F" fo:language="en" fo:country="US"/>
    </style:style>
    <style:style style:name="T878"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879" style:parent-style-name="PreformattedText" style:family="paragraph">
      <style:paragraph-properties fo:text-align="justify"/>
    </style:style>
    <style:style style:name="T880" style:parent-style-name="SourceText" style:family="text">
      <style:text-properties fo:color="#FFFFFF" fo:font-size="14pt" style:font-size-asian="14pt" style:font-size-complex="14pt" fo:background-color="#211E2F" fo:language="en" fo:country="US"/>
    </style:style>
    <style:style style:name="P881" style:parent-style-name="PreformattedText" style:family="paragraph">
      <style:paragraph-properties fo:text-align="justify"/>
    </style:style>
    <style:style style:name="T882" style:parent-style-name="SourceText" style:family="text">
      <style:text-properties fo:color="#FFFFFF" fo:font-size="14pt" style:font-size-asian="14pt" style:font-size-complex="14pt" fo:background-color="#211E2F" fo:language="en" fo:country="US"/>
    </style:style>
    <style:style style:name="T883"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884"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885" style:parent-style-name="PreformattedText" style:family="paragraph">
      <style:paragraph-properties fo:text-align="justify"/>
    </style:style>
    <style:style style:name="T886" style:parent-style-name="SourceText" style:family="text">
      <style:text-properties fo:color="#FFFFFF" fo:font-size="14pt" style:font-size-asian="14pt" style:font-size-complex="14pt" fo:background-color="#211E2F" fo:language="en" fo:country="US"/>
    </style:style>
    <style:style style:name="T887"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888"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889"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890"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891"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892"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893" style:parent-style-name="PreformattedText" style:family="paragraph">
      <style:paragraph-properties fo:text-align="justify"/>
    </style:style>
    <style:style style:name="T894" style:parent-style-name="SourceText" style:family="text">
      <style:text-properties fo:color="#FFFFFF" fo:font-size="14pt" style:font-size-asian="14pt" style:font-size-complex="14pt" fo:background-color="#211E2F" fo:language="en" fo:country="US"/>
    </style:style>
    <style:style style:name="T895"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896" style:parent-style-name="PreformattedText" style:family="paragraph">
      <style:paragraph-properties fo:text-align="justify"/>
    </style:style>
    <style:style style:name="T897" style:parent-style-name="SourceText" style:family="text">
      <style:text-properties fo:color="#FFFFFF" fo:font-size="14pt" style:font-size-asian="14pt" style:font-size-complex="14pt" fo:background-color="#211E2F"/>
    </style:style>
    <style:style style:name="P898" style:parent-style-name="PreformattedText" style:family="paragraph">
      <style:paragraph-properties fo:text-align="justify"/>
    </style:style>
    <style:style style:name="T899" style:parent-style-name="SourceText" style:family="text">
      <style:text-properties fo:color="#FFFFFF" fo:font-size="14pt" style:font-size-asian="14pt" style:font-size-complex="14pt" fo:background-color="#211E2F"/>
    </style:style>
    <style:style style:name="T900"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style:style>
    <style:style style:name="T901"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902" style:parent-style-name="PreformattedText" style:family="paragraph">
      <style:paragraph-properties fo:text-align="justify"/>
    </style:style>
    <style:style style:name="T903" style:parent-style-name="SourceText" style:family="text">
      <style:text-properties fo:color="#FFFFFF" fo:font-size="14pt" style:font-size-asian="14pt" style:font-size-complex="14pt" fo:background-color="#211E2F"/>
    </style:style>
    <style:style style:name="T904"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style:style>
    <style:style style:name="T905"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T906"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style:style>
    <style:style style:name="T907"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908" style:parent-style-name="PreformattedText" style:family="paragraph">
      <style:paragraph-properties fo:text-align="justify"/>
    </style:style>
    <style:style style:name="T909" style:parent-style-name="SourceText" style:family="text">
      <style:text-properties fo:color="#FFFFFF" fo:font-size="14pt" style:font-size-asian="14pt" style:font-size-complex="14pt" fo:background-color="#211E2F"/>
    </style:style>
    <style:style style:name="T910"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911" style:parent-style-name="PreformattedText" style:family="paragraph">
      <style:paragraph-properties fo:text-align="justify"/>
    </style:style>
    <style:style style:name="T912"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913" style:parent-style-name="Textbody" style:family="paragraph">
      <style:paragraph-properties fo:text-align="justify" fo:margin-bottom="0in" fo:line-height="160%"/>
    </style:style>
    <style:style style:name="T914" style:parent-style-name="Policepardéfaut" style:family="text">
      <style:text-properties fo:color="#000000" fo:font-size="14pt" style:font-size-asian="14pt" style:font-size-complex="14pt" fo:language="en" fo:country="US" style:language-asian="en" style:country-asian="US" style:language-complex="ar" style:country-complex="SA"/>
    </style:style>
    <style:style style:name="T915" style:parent-style-name="Policepardéfaut" style:family="text">
      <style:text-properties style:font-name="Apercu, apple-system, system-ui" fo:color="#10162F" fo:font-size="14pt" style:font-size-asian="14pt" style:font-size-complex="14pt"/>
    </style:style>
    <style:style style:name="T916"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917" style:parent-style-name="Policepardéfaut" style:family="text">
      <style:text-properties style:font-name="Apercu, apple-system, system-ui" fo:color="#10162F" fo:font-size="14pt" style:font-size-asian="14pt" style:font-size-complex="14pt"/>
    </style:style>
    <style:style style:name="T918"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919" style:parent-style-name="Policepardéfaut" style:family="text">
      <style:text-properties style:font-name="Apercu, apple-system, system-ui" fo:color="#10162F" fo:font-size="14pt" style:font-size-asian="14pt" style:font-size-complex="14pt"/>
    </style:style>
    <style:style style:name="T920"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921" style:parent-style-name="Policepardéfaut" style:family="text">
      <style:text-properties style:font-name="Apercu, apple-system, system-ui" fo:color="#10162F" fo:font-size="14pt" style:font-size-asian="14pt" style:font-size-complex="14pt"/>
    </style:style>
    <style:style style:name="T922"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923" style:parent-style-name="Policepardéfaut" style:family="text">
      <style:text-properties style:font-name="Apercu, apple-system, system-ui" fo:color="#10162F" fo:font-size="14pt" style:font-size-asian="14pt" style:font-size-complex="14pt"/>
    </style:style>
    <style:style style:name="T924"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925" style:parent-style-name="Policepardéfaut" style:family="text">
      <style:text-properties style:font-name="Apercu, apple-system, system-ui" fo:color="#10162F" fo:font-size="14pt" style:font-size-asian="14pt" style:font-size-complex="14pt"/>
    </style:style>
    <style:style style:name="T926"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927" style:parent-style-name="Policepardéfaut" style:family="text">
      <style:text-properties style:font-name="Apercu, apple-system, system-ui" fo:color="#10162F" fo:font-size="14pt" style:font-size-asian="14pt" style:font-size-complex="14pt"/>
    </style:style>
    <style:style style:name="P928" style:parent-style-name="Textbody" style:family="paragraph">
      <style:paragraph-properties fo:text-align="justify" fo:margin-bottom="0in" fo:line-height="160%"/>
    </style:style>
    <style:style style:name="T929" style:parent-style-name="Policepardéfaut" style:family="text">
      <style:text-properties style:font-name="Apercu, apple-system, system-ui" fo:color="#10162F" fo:font-size="14pt" style:font-size-asian="14pt" style:font-size-complex="14pt"/>
    </style:style>
    <style:style style:name="T930"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931"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932" style:parent-style-name="Policepardéfaut" style:family="text">
      <style:text-properties style:font-name="Apercu, apple-system, system-ui" fo:color="#10162F" fo:font-size="14pt" style:font-size-asian="14pt" style:font-size-complex="14pt"/>
    </style:style>
    <style:style style:name="T933"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934" style:parent-style-name="Policepardéfaut" style:family="text">
      <style:text-properties style:font-name="Apercu, apple-system, system-ui" fo:color="#10162F" fo:font-size="14pt" style:font-size-asian="14pt" style:font-size-complex="14pt"/>
    </style:style>
    <style:style style:name="T935"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P936" style:parent-style-name="Standard" style:family="paragraph">
      <style:paragraph-properties fo:text-align="justify"/>
      <style:text-properties fo:color="#000000" fo:font-size="14pt" style:font-size-asian="14pt" style:font-size-complex="14pt"/>
    </style:style>
    <style:style style:name="P937" style:parent-style-name="Titre3" style:family="paragraph">
      <style:paragraph-properties fo:text-align="justify"/>
      <style:text-properties style:font-name="Apercu, apple-system, system-ui" fo:font-weight="normal" style:font-weight-asian="normal" fo:color="#000000"/>
    </style:style>
    <style:style style:name="P938" style:parent-style-name="Textbody" style:family="paragraph">
      <style:paragraph-properties fo:text-align="justify"/>
      <style:text-properties style:font-name="Apercu, apple-system, system-ui" fo:color="#10162F" fo:font-size="14pt" style:font-size-asian="14pt" style:font-size-complex="14pt"/>
    </style:style>
    <style:style style:name="P939" style:parent-style-name="Textbody" style:family="paragraph">
      <style:paragraph-properties fo:text-align="justify" fo:margin-bottom="0in" fo:line-height="160%"/>
    </style:style>
    <style:style style:name="T940" style:parent-style-name="Policepardéfaut" style:family="text">
      <style:text-properties style:font-name="Apercu, apple-system, system-ui" fo:color="#10162F" fo:font-size="14pt" style:font-size-asian="14pt" style:font-size-complex="14pt"/>
    </style:style>
    <style:style style:name="T941"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942" style:parent-style-name="Policepardéfaut" style:family="text">
      <style:text-properties style:font-name="Apercu, apple-system, system-ui" fo:color="#10162F" fo:font-size="14pt" style:font-size-asian="14pt" style:font-size-complex="14pt"/>
    </style:style>
    <style:style style:name="T943"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944" style:parent-style-name="Policepardéfaut" style:family="text">
      <style:text-properties style:font-name="Apercu, apple-system, system-ui" fo:color="#10162F" fo:font-size="14pt" style:font-size-asian="14pt" style:font-size-complex="14pt"/>
    </style:style>
    <style:style style:name="T945"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946" style:parent-style-name="Policepardéfaut" style:family="text">
      <style:text-properties style:font-name="Apercu, apple-system, system-ui" fo:color="#10162F" fo:font-size="14pt" style:font-size-asian="14pt" style:font-size-complex="14pt"/>
    </style:style>
    <style:style style:name="P947" style:parent-style-name="Textbody" style:family="paragraph">
      <style:paragraph-properties fo:text-align="justify" fo:margin-bottom="0in" fo:line-height="160%"/>
    </style:style>
    <style:style style:name="T948" style:parent-style-name="Policepardéfaut" style:family="text">
      <style:text-properties style:font-name="Apercu, apple-system, system-ui" fo:color="#10162F" fo:font-size="14pt" style:font-size-asian="14pt" style:font-size-complex="14pt"/>
    </style:style>
    <style:style style:name="T949"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950" style:parent-style-name="Policepardéfaut" style:family="text">
      <style:text-properties style:font-name="Apercu, apple-system, system-ui" fo:color="#10162F" fo:font-size="14pt" style:font-size-asian="14pt" style:font-size-complex="14pt"/>
    </style:style>
    <style:style style:name="P951" style:parent-style-name="Textbody" style:family="paragraph">
      <style:paragraph-properties fo:text-align="justify" fo:margin-bottom="0in"/>
    </style:style>
    <style:style style:name="T952" style:parent-style-name="Policepardéfaut" style:family="text">
      <style:text-properties fo:color="#000000" fo:font-size="14pt" style:font-size-asian="14pt" style:font-size-complex="14pt" fo:language="en" fo:country="US" style:language-asian="en" style:country-asian="US" style:language-complex="ar" style:country-complex="SA"/>
    </style:style>
    <style:style style:name="P953" style:parent-style-name="Textbody" style:family="paragraph">
      <style:text-properties fo:language="en" fo:country="US"/>
    </style:style>
    <style:style style:name="T954" style:parent-style-name="Policepardéfaut" style:family="text">
      <style:text-properties style:font-name="Apercu, apple-system, system-ui" fo:color="#10162F" fo:font-size="14pt" style:font-size-asian="14pt" style:font-size-complex="14pt" style:text-underline-type="single" style:text-underline-style="solid" style:text-underline-width="auto" style:text-underline-mode="continuous"/>
    </style:style>
    <style:style style:name="P955" style:parent-style-name="Textbody" style:family="paragraph">
      <style:paragraph-properties fo:text-align="justify" fo:margin-bottom="0in"/>
    </style:style>
    <style:style style:name="T956" style:parent-style-name="Policepardéfaut" style:family="text">
      <style:text-properties style:font-name="Apercu, apple-system, system-ui" fo:color="#10162F" fo:font-size="14pt" style:font-size-asian="14pt" style:font-size-complex="14pt"/>
    </style:style>
    <style:style style:name="T957"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958" style:parent-style-name="Policepardéfaut" style:family="text">
      <style:text-properties style:font-name="Apercu, apple-system, system-ui" fo:color="#10162F" fo:font-size="14pt" style:font-size-asian="14pt" style:font-size-complex="14pt"/>
    </style:style>
    <style:style style:name="T959"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960" style:parent-style-name="Policepardéfaut" style:family="text">
      <style:text-properties style:font-name="Apercu, apple-system, system-ui" fo:color="#10162F" fo:font-size="14pt" style:font-size-asian="14pt" style:font-size-complex="14pt"/>
    </style:style>
    <style:style style:name="P961" style:parent-style-name="PreformattedText" style:family="paragraph">
      <style:paragraph-properties fo:text-align="justify"/>
    </style:style>
    <style:style style:name="T962"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963"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964" style:parent-style-name="PreformattedText" style:family="paragraph">
      <style:paragraph-properties fo:text-align="justify"/>
    </style:style>
    <style:style style:name="T965" style:parent-style-name="SourceText" style:family="text">
      <style:text-properties fo:color="#FFFFFF" fo:font-size="14pt" style:font-size-asian="14pt" style:font-size-complex="14pt" fo:background-color="#211E2F" fo:language="en" fo:country="US"/>
    </style:style>
    <style:style style:name="T966"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967"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968"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969"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970" style:parent-style-name="PreformattedText" style:family="paragraph">
      <style:paragraph-properties fo:text-align="justify"/>
    </style:style>
    <style:style style:name="T971" style:parent-style-name="SourceText" style:family="text">
      <style:text-properties fo:color="#FFFFFF" fo:font-size="14pt" style:font-size-asian="14pt" style:font-size-complex="14pt" fo:background-color="#211E2F" fo:language="en" fo:country="US"/>
    </style:style>
    <style:style style:name="T972"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973"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974"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975"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976"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977"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978" style:parent-style-name="PreformattedText" style:family="paragraph">
      <style:paragraph-properties fo:text-align="justify"/>
    </style:style>
    <style:style style:name="T979" style:parent-style-name="SourceText" style:family="text">
      <style:text-properties fo:color="#FFFFFF" fo:font-size="14pt" style:font-size-asian="14pt" style:font-size-complex="14pt" fo:background-color="#211E2F" fo:language="en" fo:country="US"/>
    </style:style>
    <style:style style:name="T980"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981"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982"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983"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984"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985"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986" style:parent-style-name="PreformattedText" style:family="paragraph">
      <style:paragraph-properties fo:text-align="justify"/>
    </style:style>
    <style:style style:name="T987" style:parent-style-name="SourceText" style:family="text">
      <style:text-properties fo:color="#FFFFFF" fo:font-size="14pt" style:font-size-asian="14pt" style:font-size-complex="14pt" fo:background-color="#211E2F" fo:language="en" fo:country="US"/>
    </style:style>
    <style:style style:name="T988"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989" style:parent-style-name="PreformattedText" style:family="paragraph">
      <style:paragraph-properties fo:text-align="justify"/>
    </style:style>
    <style:style style:name="T990" style:parent-style-name="SourceText" style:family="text">
      <style:text-properties fo:color="#FFFFFF" fo:font-size="14pt" style:font-size-asian="14pt" style:font-size-complex="14pt" fo:background-color="#211E2F" fo:language="en" fo:country="US"/>
    </style:style>
    <style:style style:name="P991" style:parent-style-name="PreformattedText" style:family="paragraph">
      <style:paragraph-properties fo:text-align="justify"/>
    </style:style>
    <style:style style:name="T992" style:parent-style-name="SourceText" style:family="text">
      <style:text-properties fo:color="#FFFFFF" fo:font-size="14pt" style:font-size-asian="14pt" style:font-size-complex="14pt" fo:background-color="#211E2F" fo:language="en" fo:country="US"/>
    </style:style>
    <style:style style:name="T993"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994"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995" style:parent-style-name="PreformattedText" style:family="paragraph">
      <style:paragraph-properties fo:text-align="justify"/>
    </style:style>
    <style:style style:name="T996" style:parent-style-name="SourceText" style:family="text">
      <style:text-properties fo:color="#FFFFFF" fo:font-size="14pt" style:font-size-asian="14pt" style:font-size-complex="14pt" fo:background-color="#211E2F" fo:language="en" fo:country="US"/>
    </style:style>
    <style:style style:name="T997"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998"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999"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000"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001"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1002"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003" style:parent-style-name="PreformattedText" style:family="paragraph">
      <style:paragraph-properties fo:text-align="justify"/>
    </style:style>
    <style:style style:name="T1004" style:parent-style-name="SourceText" style:family="text">
      <style:text-properties fo:color="#FFFFFF" fo:font-size="14pt" style:font-size-asian="14pt" style:font-size-complex="14pt" fo:background-color="#211E2F" fo:language="en" fo:country="US"/>
    </style:style>
    <style:style style:name="T1005"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006" style:parent-style-name="PreformattedText" style:family="paragraph">
      <style:paragraph-properties fo:text-align="justify"/>
    </style:style>
    <style:style style:name="T1007" style:parent-style-name="SourceText" style:family="text">
      <style:text-properties fo:color="#FFFFFF" fo:font-size="14pt" style:font-size-asian="14pt" style:font-size-complex="14pt" fo:background-color="#211E2F" fo:language="en" fo:country="US"/>
    </style:style>
    <style:style style:name="P1008" style:parent-style-name="PreformattedText" style:family="paragraph">
      <style:paragraph-properties fo:text-align="justify"/>
    </style:style>
    <style:style style:name="T1009" style:parent-style-name="SourceText" style:family="text">
      <style:text-properties fo:color="#FFFFFF" fo:font-size="14pt" style:font-size-asian="14pt" style:font-size-complex="14pt" fo:background-color="#211E2F" fo:language="en" fo:country="US"/>
    </style:style>
    <style:style style:name="T1010"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011"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012" style:parent-style-name="PreformattedText" style:family="paragraph">
      <style:paragraph-properties fo:text-align="justify"/>
    </style:style>
    <style:style style:name="T1013" style:parent-style-name="SourceText" style:family="text">
      <style:text-properties fo:color="#FFFFFF" fo:font-size="14pt" style:font-size-asian="14pt" style:font-size-complex="14pt" fo:background-color="#211E2F" fo:language="en" fo:country="US"/>
    </style:style>
    <style:style style:name="T1014"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015"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016"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017"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018"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1019"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020" style:parent-style-name="PreformattedText" style:family="paragraph">
      <style:paragraph-properties fo:text-align="justify"/>
    </style:style>
    <style:style style:name="T1021" style:parent-style-name="SourceText" style:family="text">
      <style:text-properties fo:color="#FFFFFF" fo:font-size="14pt" style:font-size-asian="14pt" style:font-size-complex="14pt" fo:background-color="#211E2F" fo:language="en" fo:country="US"/>
    </style:style>
    <style:style style:name="T1022"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1023" style:parent-style-name="PreformattedText" style:family="paragraph">
      <style:paragraph-properties fo:text-align="justify"/>
    </style:style>
    <style:style style:name="T1024" style:parent-style-name="SourceText" style:family="text">
      <style:text-properties fo:color="#FFFFFF" fo:font-size="14pt" style:font-size-asian="14pt" style:font-size-complex="14pt" fo:background-color="#211E2F"/>
    </style:style>
    <style:style style:name="P1025" style:parent-style-name="PreformattedText" style:family="paragraph">
      <style:paragraph-properties fo:text-align="justify"/>
    </style:style>
    <style:style style:name="T1026" style:parent-style-name="SourceText" style:family="text">
      <style:text-properties fo:color="#FFFFFF" fo:font-size="14pt" style:font-size-asian="14pt" style:font-size-complex="14pt" fo:background-color="#211E2F"/>
    </style:style>
    <style:style style:name="T1027"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style:style>
    <style:style style:name="T1028"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1029" style:parent-style-name="PreformattedText" style:family="paragraph">
      <style:paragraph-properties fo:text-align="justify"/>
    </style:style>
    <style:style style:name="T1030" style:parent-style-name="SourceText" style:family="text">
      <style:text-properties fo:color="#FFFFFF" fo:font-size="14pt" style:font-size-asian="14pt" style:font-size-complex="14pt" fo:background-color="#211E2F"/>
    </style:style>
    <style:style style:name="T1031"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style:style>
    <style:style style:name="T1032"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T1033"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style:style>
    <style:style style:name="T1034"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1035" style:parent-style-name="PreformattedText" style:family="paragraph">
      <style:paragraph-properties fo:text-align="justify"/>
    </style:style>
    <style:style style:name="T1036" style:parent-style-name="SourceText" style:family="text">
      <style:text-properties fo:color="#FFFFFF" fo:font-size="14pt" style:font-size-asian="14pt" style:font-size-complex="14pt" fo:background-color="#211E2F"/>
    </style:style>
    <style:style style:name="T1037"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1038" style:parent-style-name="PreformattedText" style:family="paragraph">
      <style:paragraph-properties fo:text-align="justify"/>
    </style:style>
    <style:style style:name="T1039"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1040" style:parent-style-name="Textbody" style:family="paragraph">
      <style:paragraph-properties fo:text-align="justify" fo:margin-bottom="0in" fo:line-height="160%"/>
    </style:style>
    <style:style style:name="T1041" style:parent-style-name="Policepardéfaut" style:family="text">
      <style:text-properties fo:color="#000000" fo:font-size="14pt" style:font-size-asian="14pt" style:font-size-complex="14pt" fo:language="en" fo:country="US" style:language-asian="en" style:country-asian="US" style:language-complex="ar" style:country-complex="SA"/>
    </style:style>
    <style:style style:name="T1042" style:parent-style-name="Policepardéfaut" style:family="text">
      <style:text-properties style:font-name="Apercu, apple-system, system-ui" fo:color="#10162F" fo:font-size="14pt" style:font-size-asian="14pt" style:font-size-complex="14pt"/>
    </style:style>
    <style:style style:name="T1043"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044" style:parent-style-name="Policepardéfaut" style:family="text">
      <style:text-properties style:font-name="Apercu, apple-system, system-ui" fo:color="#10162F" fo:font-size="14pt" style:font-size-asian="14pt" style:font-size-complex="14pt"/>
    </style:style>
    <style:style style:name="T1045"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046" style:parent-style-name="Policepardéfaut" style:family="text">
      <style:text-properties style:font-name="Apercu, apple-system, system-ui" fo:color="#10162F" fo:font-size="14pt" style:font-size-asian="14pt" style:font-size-complex="14pt"/>
    </style:style>
    <style:style style:name="P1047" style:parent-style-name="PreformattedText" style:family="paragraph">
      <style:paragraph-properties fo:text-align="justify"/>
    </style:style>
    <style:style style:name="T1048"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049"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050"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051" style:parent-style-name="PreformattedText" style:family="paragraph">
      <style:paragraph-properties fo:text-align="justify"/>
    </style:style>
    <style:style style:name="T1052" style:parent-style-name="SourceText" style:family="text">
      <style:text-properties fo:color="#FFFFFF" fo:font-size="14pt" style:font-size-asian="14pt" style:font-size-complex="14pt" fo:background-color="#211E2F" fo:language="en" fo:country="US"/>
    </style:style>
    <style:style style:name="T1053"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1054"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055"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1056"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057"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1058"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059" style:parent-style-name="PreformattedText" style:family="paragraph">
      <style:paragraph-properties fo:text-align="justify"/>
    </style:style>
    <style:style style:name="T1060" style:parent-style-name="SourceText" style:family="text">
      <style:text-properties fo:color="#FFFFFF" fo:font-size="14pt" style:font-size-asian="14pt" style:font-size-complex="14pt" fo:background-color="#211E2F" fo:language="en" fo:country="US"/>
    </style:style>
    <style:style style:name="T1061"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062"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063"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1064"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065"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1066"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067" style:parent-style-name="PreformattedText" style:family="paragraph">
      <style:paragraph-properties fo:text-align="justify"/>
    </style:style>
    <style:style style:name="T1068" style:parent-style-name="SourceText" style:family="text">
      <style:text-properties fo:color="#FFFFFF" fo:font-size="14pt" style:font-size-asian="14pt" style:font-size-complex="14pt" fo:background-color="#211E2F" fo:language="en" fo:country="US"/>
    </style:style>
    <style:style style:name="T1069"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070"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071"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1072"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073"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1074"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075" style:parent-style-name="PreformattedText" style:family="paragraph">
      <style:paragraph-properties fo:text-align="justify"/>
    </style:style>
    <style:style style:name="T1076" style:parent-style-name="SourceText" style:family="text">
      <style:text-properties fo:color="#FFFFFF" fo:font-size="14pt" style:font-size-asian="14pt" style:font-size-complex="14pt" fo:background-color="#211E2F" fo:language="en" fo:country="US"/>
    </style:style>
    <style:style style:name="T1077"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078"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079"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1080"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081"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1082"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083" style:parent-style-name="PreformattedText" style:family="paragraph">
      <style:paragraph-properties fo:text-align="justify"/>
    </style:style>
    <style:style style:name="T1084" style:parent-style-name="SourceText" style:family="text">
      <style:text-properties fo:color="#FFFFFF" fo:font-size="14pt" style:font-size-asian="14pt" style:font-size-complex="14pt" fo:background-color="#211E2F" fo:language="en" fo:country="US"/>
    </style:style>
    <style:style style:name="T1085"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086" style:parent-style-name="PreformattedText" style:family="paragraph">
      <style:paragraph-properties fo:text-align="justify"/>
    </style:style>
    <style:style style:name="T1087" style:parent-style-name="SourceText" style:family="text">
      <style:text-properties fo:color="#FFFFFF" fo:font-size="14pt" style:font-size-asian="14pt" style:font-size-complex="14pt" fo:background-color="#211E2F" fo:language="en" fo:country="US"/>
    </style:style>
    <style:style style:name="P1088" style:parent-style-name="PreformattedText" style:family="paragraph">
      <style:paragraph-properties fo:text-align="justify"/>
    </style:style>
    <style:style style:name="T1089" style:parent-style-name="SourceText" style:family="text">
      <style:text-properties fo:color="#FFFFFF" fo:font-size="14pt" style:font-size-asian="14pt" style:font-size-complex="14pt" fo:background-color="#211E2F" fo:language="en" fo:country="US"/>
    </style:style>
    <style:style style:name="T1090"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091"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092" style:parent-style-name="PreformattedText" style:family="paragraph">
      <style:paragraph-properties fo:text-align="justify"/>
    </style:style>
    <style:style style:name="T1093" style:parent-style-name="SourceText" style:family="text">
      <style:text-properties fo:color="#FFFFFF" fo:font-size="14pt" style:font-size-asian="14pt" style:font-size-complex="14pt" fo:background-color="#211E2F" fo:language="en" fo:country="US"/>
    </style:style>
    <style:style style:name="T1094"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095"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096"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097"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098"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1099"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100" style:parent-style-name="PreformattedText" style:family="paragraph">
      <style:paragraph-properties fo:text-align="justify"/>
    </style:style>
    <style:style style:name="T1101" style:parent-style-name="SourceText" style:family="text">
      <style:text-properties fo:color="#FFFFFF" fo:font-size="14pt" style:font-size-asian="14pt" style:font-size-complex="14pt" fo:background-color="#211E2F" fo:language="en" fo:country="US"/>
    </style:style>
    <style:style style:name="T1102"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103" style:parent-style-name="PreformattedText" style:family="paragraph">
      <style:paragraph-properties fo:text-align="justify"/>
    </style:style>
    <style:style style:name="T1104" style:parent-style-name="SourceText" style:family="text">
      <style:text-properties fo:color="#FFFFFF" fo:font-size="14pt" style:font-size-asian="14pt" style:font-size-complex="14pt" fo:background-color="#211E2F" fo:language="en" fo:country="US"/>
    </style:style>
    <style:style style:name="P1105" style:parent-style-name="PreformattedText" style:family="paragraph">
      <style:paragraph-properties fo:text-align="justify"/>
    </style:style>
    <style:style style:name="T1106" style:parent-style-name="SourceText" style:family="text">
      <style:text-properties fo:color="#FFFFFF" fo:font-size="14pt" style:font-size-asian="14pt" style:font-size-complex="14pt" fo:background-color="#211E2F" fo:language="en" fo:country="US"/>
    </style:style>
    <style:style style:name="T1107"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108"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109" style:parent-style-name="PreformattedText" style:family="paragraph">
      <style:paragraph-properties fo:text-align="justify"/>
    </style:style>
    <style:style style:name="T1110" style:parent-style-name="SourceText" style:family="text">
      <style:text-properties fo:color="#FFFFFF" fo:font-size="14pt" style:font-size-asian="14pt" style:font-size-complex="14pt" fo:background-color="#211E2F" fo:language="en" fo:country="US"/>
    </style:style>
    <style:style style:name="T1111"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112"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113"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114"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115"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1116"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117" style:parent-style-name="PreformattedText" style:family="paragraph">
      <style:paragraph-properties fo:text-align="justify"/>
    </style:style>
    <style:style style:name="T1118" style:parent-style-name="SourceText" style:family="text">
      <style:text-properties fo:color="#FFFFFF" fo:font-size="14pt" style:font-size-asian="14pt" style:font-size-complex="14pt" fo:background-color="#211E2F" fo:language="en" fo:country="US"/>
    </style:style>
    <style:style style:name="T1119"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120" style:parent-style-name="PreformattedText" style:family="paragraph">
      <style:paragraph-properties fo:text-align="justify"/>
    </style:style>
    <style:style style:name="T1121" style:parent-style-name="SourceText" style:family="text">
      <style:text-properties fo:color="#FFFFFF" fo:font-size="14pt" style:font-size-asian="14pt" style:font-size-complex="14pt" fo:background-color="#211E2F" fo:language="en" fo:country="US"/>
    </style:style>
    <style:style style:name="P1122" style:parent-style-name="PreformattedText" style:family="paragraph">
      <style:paragraph-properties fo:text-align="justify"/>
    </style:style>
    <style:style style:name="T1123" style:parent-style-name="SourceText" style:family="text">
      <style:text-properties fo:color="#FFFFFF" fo:font-size="14pt" style:font-size-asian="14pt" style:font-size-complex="14pt" fo:background-color="#211E2F" fo:language="en" fo:country="US"/>
    </style:style>
    <style:style style:name="T1124"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125"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126" style:parent-style-name="PreformattedText" style:family="paragraph">
      <style:paragraph-properties fo:text-align="justify"/>
    </style:style>
    <style:style style:name="T1127" style:parent-style-name="SourceText" style:family="text">
      <style:text-properties fo:color="#FFFFFF" fo:font-size="14pt" style:font-size-asian="14pt" style:font-size-complex="14pt" fo:background-color="#211E2F" fo:language="en" fo:country="US"/>
    </style:style>
    <style:style style:name="T1128"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129"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130"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131"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132"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1133"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134" style:parent-style-name="PreformattedText" style:family="paragraph">
      <style:paragraph-properties fo:text-align="justify"/>
    </style:style>
    <style:style style:name="T1135" style:parent-style-name="SourceText" style:family="text">
      <style:text-properties fo:color="#FFFFFF" fo:font-size="14pt" style:font-size-asian="14pt" style:font-size-complex="14pt" fo:background-color="#211E2F" fo:language="en" fo:country="US"/>
    </style:style>
    <style:style style:name="T1136"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1137" style:parent-style-name="PreformattedText" style:family="paragraph">
      <style:paragraph-properties fo:text-align="justify"/>
    </style:style>
    <style:style style:name="T1138" style:parent-style-name="SourceText" style:family="text">
      <style:text-properties fo:color="#FFFFFF" fo:font-size="14pt" style:font-size-asian="14pt" style:font-size-complex="14pt" fo:background-color="#211E2F"/>
    </style:style>
    <style:style style:name="P1139" style:parent-style-name="PreformattedText" style:family="paragraph">
      <style:paragraph-properties fo:text-align="justify"/>
    </style:style>
    <style:style style:name="T1140" style:parent-style-name="SourceText" style:family="text">
      <style:text-properties fo:color="#FFFFFF" fo:font-size="14pt" style:font-size-asian="14pt" style:font-size-complex="14pt" fo:background-color="#211E2F"/>
    </style:style>
    <style:style style:name="T1141"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style:style>
    <style:style style:name="T1142"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1143" style:parent-style-name="PreformattedText" style:family="paragraph">
      <style:paragraph-properties fo:text-align="justify"/>
    </style:style>
    <style:style style:name="T1144" style:parent-style-name="SourceText" style:family="text">
      <style:text-properties fo:color="#FFFFFF" fo:font-size="14pt" style:font-size-asian="14pt" style:font-size-complex="14pt" fo:background-color="#211E2F"/>
    </style:style>
    <style:style style:name="T1145"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style:style>
    <style:style style:name="T1146"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T1147"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style:style>
    <style:style style:name="T1148"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1149" style:parent-style-name="PreformattedText" style:family="paragraph">
      <style:paragraph-properties fo:text-align="justify"/>
    </style:style>
    <style:style style:name="T1150" style:parent-style-name="SourceText" style:family="text">
      <style:text-properties fo:color="#FFFFFF" fo:font-size="14pt" style:font-size-asian="14pt" style:font-size-complex="14pt" fo:background-color="#211E2F"/>
    </style:style>
    <style:style style:name="T1151"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1152" style:parent-style-name="PreformattedText" style:family="paragraph">
      <style:paragraph-properties fo:text-align="justify"/>
    </style:style>
    <style:style style:name="T1153"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1154" style:parent-style-name="Textbody" style:family="paragraph">
      <style:paragraph-properties fo:text-align="justify" fo:margin-bottom="0in" fo:line-height="160%"/>
    </style:style>
    <style:style style:name="T1155" style:parent-style-name="Policepardéfaut" style:family="text">
      <style:text-properties fo:color="#000000" fo:font-size="14pt" style:font-size-asian="14pt" style:font-size-complex="14pt" fo:language="en" fo:country="US" style:language-asian="en" style:country-asian="US" style:language-complex="ar" style:country-complex="SA"/>
    </style:style>
    <style:style style:name="T1156" style:parent-style-name="Policepardéfaut" style:family="text">
      <style:text-properties style:font-name="Apercu, apple-system, system-ui" fo:color="#10162F" fo:font-size="14pt" style:font-size-asian="14pt" style:font-size-complex="14pt"/>
    </style:style>
    <style:style style:name="T1157"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158" style:parent-style-name="Policepardéfaut" style:family="text">
      <style:text-properties style:font-name="Apercu, apple-system, system-ui" fo:color="#10162F" fo:font-size="14pt" style:font-size-asian="14pt" style:font-size-complex="14pt"/>
    </style:style>
    <style:style style:name="T1159"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160" style:parent-style-name="Policepardéfaut" style:family="text">
      <style:text-properties style:font-name="Apercu, apple-system, system-ui" fo:color="#10162F" fo:font-size="14pt" style:font-size-asian="14pt" style:font-size-complex="14pt"/>
    </style:style>
    <style:style style:name="P1161" style:parent-style-name="Standard" style:family="paragraph">
      <style:paragraph-properties fo:text-align="justify"/>
      <style:text-properties fo:color="#000000" fo:font-size="14pt" style:font-size-asian="14pt" style:font-size-complex="14pt"/>
    </style:style>
    <style:style style:name="P1162" style:parent-style-name="Titre3" style:family="paragraph">
      <style:paragraph-properties fo:text-align="justify"/>
      <style:text-properties style:font-name="Apercu, apple-system, system-ui" fo:color="#000000"/>
    </style:style>
    <style:style style:name="P1163" style:parent-style-name="Textbody" style:family="paragraph">
      <style:paragraph-properties fo:text-align="justify"/>
      <style:text-properties style:font-name="Apercu, apple-system, system-ui" fo:color="#10162F" fo:font-size="14pt" style:font-size-asian="14pt" style:font-size-complex="14pt"/>
    </style:style>
    <style:style style:name="P1164" style:parent-style-name="Textbody" style:family="paragraph">
      <style:paragraph-properties fo:text-align="justify" fo:line-height="160%"/>
      <style:text-properties style:font-name="Apercu, apple-system, system-ui" fo:color="#10162F" fo:font-size="14pt" style:font-size-asian="14pt" style:font-size-complex="14pt"/>
    </style:style>
    <style:style style:name="P1165" style:parent-style-name="Textbody" style:family="paragraph">
      <style:paragraph-properties fo:text-align="justify" fo:margin-bottom="0in"/>
    </style:style>
    <style:style style:name="T1166" style:parent-style-name="Policepardéfaut" style:family="text">
      <style:text-properties fo:color="#000000" fo:font-size="14pt" style:font-size-asian="14pt" style:font-size-complex="14pt" fo:language="en" fo:country="US" style:language-asian="en" style:country-asian="US" style:language-complex="ar" style:country-complex="SA"/>
    </style:style>
    <style:style style:name="P1167" style:parent-style-name="Textbody" style:family="paragraph">
      <style:text-properties fo:language="en" fo:country="US"/>
    </style:style>
    <style:style style:name="T1168" style:parent-style-name="Policepardéfaut" style:family="text">
      <style:text-properties style:font-name="Apercu, apple-system, system-ui" fo:color="#10162F" fo:font-size="14pt" style:font-size-asian="14pt" style:font-size-complex="14pt" style:text-underline-type="single" style:text-underline-style="solid" style:text-underline-width="auto" style:text-underline-mode="continuous"/>
    </style:style>
    <style:style style:name="T1169" style:parent-style-name="Policepardéfaut" style:family="text">
      <style:text-properties fo:color="#000000" fo:font-size="14pt" style:font-size-asian="14pt" style:font-size-complex="14pt"/>
    </style:style>
    <style:style style:name="T1170" style:parent-style-name="Policepardéfaut" style:family="text">
      <style:text-properties style:font-name="Apercu, apple-system, system-ui" fo:color="#10162F" fo:font-size="14pt" style:font-size-asian="14pt" style:font-size-complex="14pt"/>
    </style:style>
    <style:style style:name="T1171"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172" style:parent-style-name="Policepardéfaut" style:family="text">
      <style:text-properties style:font-name="Apercu, apple-system, system-ui" fo:color="#10162F" fo:font-size="14pt" style:font-size-asian="14pt" style:font-size-complex="14pt"/>
    </style:style>
    <style:style style:name="T1173"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174" style:parent-style-name="Policepardéfaut" style:family="text">
      <style:text-properties style:font-name="Apercu, apple-system, system-ui" fo:color="#10162F" fo:font-size="14pt" style:font-size-asian="14pt" style:font-size-complex="14pt"/>
    </style:style>
    <style:style style:name="T1175" style:parent-style-name="Policepardéfaut" style:family="text">
      <style:text-properties style:font-name="Apercu, apple-system, system-ui" fo:color="#10162F" fo:font-size="14pt" style:font-size-asian="14pt" style:font-size-complex="14pt"/>
    </style:style>
    <style:style style:name="T1176"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177" style:parent-style-name="Policepardéfaut" style:family="text">
      <style:text-properties style:font-name="Apercu, apple-system, system-ui" fo:color="#10162F" fo:font-size="14pt" style:font-size-asian="14pt" style:font-size-complex="14pt"/>
    </style:style>
    <style:style style:name="P1178" style:parent-style-name="PreformattedText" style:family="paragraph">
      <style:paragraph-properties fo:text-align="justify"/>
    </style:style>
    <style:style style:name="T1179"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180"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181" style:parent-style-name="PreformattedText" style:family="paragraph">
      <style:paragraph-properties fo:text-align="justify"/>
    </style:style>
    <style:style style:name="T1182" style:parent-style-name="SourceText" style:family="text">
      <style:text-properties fo:color="#FFFFFF" fo:font-size="14pt" style:font-size-asian="14pt" style:font-size-complex="14pt" fo:background-color="#211E2F" fo:language="en" fo:country="US"/>
    </style:style>
    <style:style style:name="T1183"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1184"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185"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1186"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187" style:parent-style-name="PreformattedText" style:family="paragraph">
      <style:paragraph-properties fo:text-align="justify"/>
    </style:style>
    <style:style style:name="T1188" style:parent-style-name="SourceText" style:family="text">
      <style:text-properties fo:color="#FFFFFF" fo:font-size="14pt" style:font-size-asian="14pt" style:font-size-complex="14pt" fo:background-color="#211E2F" fo:language="en" fo:country="US"/>
    </style:style>
    <style:style style:name="T1189"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190"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191"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1192"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193"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1194"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195" style:parent-style-name="PreformattedText" style:family="paragraph">
      <style:paragraph-properties fo:text-align="justify"/>
    </style:style>
    <style:style style:name="T1196" style:parent-style-name="SourceText" style:family="text">
      <style:text-properties fo:color="#FFFFFF" fo:font-size="14pt" style:font-size-asian="14pt" style:font-size-complex="14pt" fo:background-color="#211E2F" fo:language="en" fo:country="US"/>
    </style:style>
    <style:style style:name="T1197"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198"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199"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1200"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201"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1202"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203" style:parent-style-name="PreformattedText" style:family="paragraph">
      <style:paragraph-properties fo:text-align="justify"/>
    </style:style>
    <style:style style:name="T1204" style:parent-style-name="SourceText" style:family="text">
      <style:text-properties fo:color="#FFFFFF" fo:font-size="14pt" style:font-size-asian="14pt" style:font-size-complex="14pt" fo:background-color="#211E2F" fo:language="en" fo:country="US"/>
    </style:style>
    <style:style style:name="T1205"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206" style:parent-style-name="PreformattedText" style:family="paragraph">
      <style:paragraph-properties fo:text-align="justify"/>
    </style:style>
    <style:style style:name="T1207" style:parent-style-name="SourceText" style:family="text">
      <style:text-properties fo:color="#FFFFFF" fo:font-size="14pt" style:font-size-asian="14pt" style:font-size-complex="14pt" fo:background-color="#211E2F" fo:language="en" fo:country="US"/>
    </style:style>
    <style:style style:name="P1208" style:parent-style-name="PreformattedText" style:family="paragraph">
      <style:paragraph-properties fo:text-align="justify"/>
    </style:style>
    <style:style style:name="T1209" style:parent-style-name="SourceText" style:family="text">
      <style:text-properties fo:color="#FFFFFF" fo:font-size="14pt" style:font-size-asian="14pt" style:font-size-complex="14pt" fo:background-color="#211E2F" fo:language="en" fo:country="US"/>
    </style:style>
    <style:style style:name="T1210"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211"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212" style:parent-style-name="PreformattedText" style:family="paragraph">
      <style:paragraph-properties fo:text-align="justify"/>
    </style:style>
    <style:style style:name="T1213" style:parent-style-name="SourceText" style:family="text">
      <style:text-properties fo:color="#FFFFFF" fo:font-size="14pt" style:font-size-asian="14pt" style:font-size-complex="14pt" fo:background-color="#211E2F" fo:language="en" fo:country="US"/>
    </style:style>
    <style:style style:name="T1214"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215"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216"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217"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218"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1219"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220" style:parent-style-name="PreformattedText" style:family="paragraph">
      <style:paragraph-properties fo:text-align="justify"/>
    </style:style>
    <style:style style:name="T1221" style:parent-style-name="SourceText" style:family="text">
      <style:text-properties fo:color="#FFFFFF" fo:font-size="14pt" style:font-size-asian="14pt" style:font-size-complex="14pt" fo:background-color="#211E2F" fo:language="en" fo:country="US"/>
    </style:style>
    <style:style style:name="T1222"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223" style:parent-style-name="PreformattedText" style:family="paragraph">
      <style:paragraph-properties fo:text-align="justify"/>
    </style:style>
    <style:style style:name="T1224" style:parent-style-name="SourceText" style:family="text">
      <style:text-properties fo:color="#FFFFFF" fo:font-size="14pt" style:font-size-asian="14pt" style:font-size-complex="14pt" fo:background-color="#211E2F" fo:language="en" fo:country="US"/>
    </style:style>
    <style:style style:name="P1225" style:parent-style-name="PreformattedText" style:family="paragraph">
      <style:paragraph-properties fo:text-align="justify"/>
    </style:style>
    <style:style style:name="T1226" style:parent-style-name="SourceText" style:family="text">
      <style:text-properties fo:color="#FFFFFF" fo:font-size="14pt" style:font-size-asian="14pt" style:font-size-complex="14pt" fo:background-color="#211E2F" fo:language="en" fo:country="US"/>
    </style:style>
    <style:style style:name="T1227"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228"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229" style:parent-style-name="PreformattedText" style:family="paragraph">
      <style:paragraph-properties fo:text-align="justify"/>
    </style:style>
    <style:style style:name="T1230" style:parent-style-name="SourceText" style:family="text">
      <style:text-properties fo:color="#FFFFFF" fo:font-size="14pt" style:font-size-asian="14pt" style:font-size-complex="14pt" fo:background-color="#211E2F" fo:language="en" fo:country="US"/>
    </style:style>
    <style:style style:name="T1231"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232"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233"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234"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235"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1236"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237" style:parent-style-name="PreformattedText" style:family="paragraph">
      <style:paragraph-properties fo:text-align="justify"/>
    </style:style>
    <style:style style:name="T1238" style:parent-style-name="SourceText" style:family="text">
      <style:text-properties fo:color="#FFFFFF" fo:font-size="14pt" style:font-size-asian="14pt" style:font-size-complex="14pt" fo:background-color="#211E2F" fo:language="en" fo:country="US"/>
    </style:style>
    <style:style style:name="T1239"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1240" style:parent-style-name="PreformattedText" style:family="paragraph">
      <style:paragraph-properties fo:text-align="justify"/>
    </style:style>
    <style:style style:name="T1241" style:parent-style-name="SourceText" style:family="text">
      <style:text-properties fo:color="#FFFFFF" fo:font-size="14pt" style:font-size-asian="14pt" style:font-size-complex="14pt" fo:background-color="#211E2F"/>
    </style:style>
    <style:style style:name="P1242" style:parent-style-name="PreformattedText" style:family="paragraph">
      <style:paragraph-properties fo:text-align="justify"/>
    </style:style>
    <style:style style:name="T1243" style:parent-style-name="SourceText" style:family="text">
      <style:text-properties fo:color="#FFFFFF" fo:font-size="14pt" style:font-size-asian="14pt" style:font-size-complex="14pt" fo:background-color="#211E2F"/>
    </style:style>
    <style:style style:name="T1244"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style:style>
    <style:style style:name="T1245"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1246" style:parent-style-name="PreformattedText" style:family="paragraph">
      <style:paragraph-properties fo:text-align="justify"/>
    </style:style>
    <style:style style:name="T1247" style:parent-style-name="SourceText" style:family="text">
      <style:text-properties fo:color="#FFFFFF" fo:font-size="14pt" style:font-size-asian="14pt" style:font-size-complex="14pt" fo:background-color="#211E2F"/>
    </style:style>
    <style:style style:name="T1248"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style:style>
    <style:style style:name="T1249"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T1250"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style:style>
    <style:style style:name="T1251"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1252" style:parent-style-name="PreformattedText" style:family="paragraph">
      <style:paragraph-properties fo:text-align="justify"/>
    </style:style>
    <style:style style:name="T1253" style:parent-style-name="SourceText" style:family="text">
      <style:text-properties fo:color="#FFFFFF" fo:font-size="14pt" style:font-size-asian="14pt" style:font-size-complex="14pt" fo:background-color="#211E2F"/>
    </style:style>
    <style:style style:name="T1254"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1255" style:parent-style-name="PreformattedText" style:family="paragraph">
      <style:paragraph-properties fo:text-align="justify"/>
    </style:style>
    <style:style style:name="T1256"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1257" style:parent-style-name="Textbody" style:family="paragraph">
      <style:paragraph-properties fo:text-align="justify" fo:margin-bottom="0in" fo:line-height="160%"/>
    </style:style>
    <style:style style:name="T1258" style:parent-style-name="Policepardéfaut" style:family="text">
      <style:text-properties fo:color="#000000" fo:font-size="14pt" style:font-size-asian="14pt" style:font-size-complex="14pt" fo:language="en" fo:country="US" style:language-asian="en" style:country-asian="US" style:language-complex="ar" style:country-complex="SA"/>
    </style:style>
    <style:style style:name="T1259" style:parent-style-name="Policepardéfaut" style:family="text">
      <style:text-properties style:font-name="Apercu, apple-system, system-ui" fo:color="#10162F" fo:font-size="14pt" style:font-size-asian="14pt" style:font-size-complex="14pt"/>
    </style:style>
    <style:style style:name="T1260"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261" style:parent-style-name="Policepardéfaut" style:family="text">
      <style:text-properties style:font-name="Apercu, apple-system, system-ui" fo:color="#10162F" fo:font-size="14pt" style:font-size-asian="14pt" style:font-size-complex="14pt"/>
    </style:style>
    <style:style style:name="T1262"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263" style:parent-style-name="Policepardéfaut" style:family="text">
      <style:text-properties style:font-name="Apercu, apple-system, system-ui" fo:color="#10162F" fo:font-size="14pt" style:font-size-asian="14pt" style:font-size-complex="14pt"/>
    </style:style>
    <style:style style:name="P1264" style:parent-style-name="PreformattedText" style:family="paragraph">
      <style:paragraph-properties fo:text-align="justify"/>
    </style:style>
    <style:style style:name="T1265"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266"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267"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1268"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269"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270"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271"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1272"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273" style:parent-style-name="PreformattedText" style:family="paragraph">
      <style:paragraph-properties fo:text-align="justify"/>
    </style:style>
    <style:style style:name="T1274" style:parent-style-name="SourceText" style:family="text">
      <style:text-properties fo:color="#FFFFFF" fo:font-size="14pt" style:font-size-asian="14pt" style:font-size-complex="14pt" fo:background-color="#211E2F" fo:language="en" fo:country="US"/>
    </style:style>
    <style:style style:name="T1275"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1276"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277"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1278"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279"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1280"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281" style:parent-style-name="PreformattedText" style:family="paragraph">
      <style:paragraph-properties fo:text-align="justify"/>
    </style:style>
    <style:style style:name="T1282" style:parent-style-name="SourceText" style:family="text">
      <style:text-properties fo:color="#FFFFFF" fo:font-size="14pt" style:font-size-asian="14pt" style:font-size-complex="14pt" fo:background-color="#211E2F" fo:language="en" fo:country="US"/>
    </style:style>
    <style:style style:name="T1283"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284"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285"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1286"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287" style:parent-style-name="PreformattedText" style:family="paragraph">
      <style:paragraph-properties fo:text-align="justify"/>
    </style:style>
    <style:style style:name="T1288" style:parent-style-name="SourceText" style:family="text">
      <style:text-properties fo:color="#FFFFFF" fo:font-size="14pt" style:font-size-asian="14pt" style:font-size-complex="14pt" fo:background-color="#211E2F" fo:language="en" fo:country="US"/>
    </style:style>
    <style:style style:name="T1289"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290"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291"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1292"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293"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1294"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295" style:parent-style-name="PreformattedText" style:family="paragraph">
      <style:paragraph-properties fo:text-align="justify"/>
    </style:style>
    <style:style style:name="T1296" style:parent-style-name="SourceText" style:family="text">
      <style:text-properties fo:color="#FFFFFF" fo:font-size="14pt" style:font-size-asian="14pt" style:font-size-complex="14pt" fo:background-color="#211E2F" fo:language="en" fo:country="US"/>
    </style:style>
    <style:style style:name="T1297"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1298" style:parent-style-name="PreformattedText" style:family="paragraph">
      <style:paragraph-properties fo:text-align="justify"/>
    </style:style>
    <style:style style:name="T1299"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1300" style:parent-style-name="Textbody" style:family="paragraph">
      <style:paragraph-properties fo:text-align="justify" fo:margin-bottom="0in" fo:line-height="160%"/>
    </style:style>
    <style:style style:name="T1301" style:parent-style-name="Policepardéfaut" style:family="text">
      <style:text-properties fo:color="#000000" fo:font-size="14pt" style:font-size-asian="14pt" style:font-size-complex="14pt" fo:language="en" fo:country="US" style:language-asian="en" style:country-asian="US" style:language-complex="ar" style:country-complex="SA"/>
    </style:style>
    <style:style style:name="T1302" style:parent-style-name="Policepardéfaut" style:family="text">
      <style:text-properties style:font-name="Apercu, apple-system, system-ui" fo:color="#10162F" fo:font-size="14pt" style:font-size-asian="14pt" style:font-size-complex="14pt"/>
    </style:style>
    <style:style style:name="T1303"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304" style:parent-style-name="Policepardéfaut" style:family="text">
      <style:text-properties style:font-name="Apercu, apple-system, system-ui" fo:color="#10162F" fo:font-size="14pt" style:font-size-asian="14pt" style:font-size-complex="14pt"/>
    </style:style>
    <style:style style:name="T1305"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306" style:parent-style-name="Policepardéfaut" style:family="text">
      <style:text-properties style:font-name="Apercu, apple-system, system-ui" fo:color="#10162F" fo:font-size="14pt" style:font-size-asian="14pt" style:font-size-complex="14pt"/>
    </style:style>
    <style:style style:name="T1307"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308" style:parent-style-name="Policepardéfaut" style:family="text">
      <style:text-properties style:font-name="Apercu, apple-system, system-ui" fo:color="#10162F" fo:font-size="14pt" style:font-size-asian="14pt" style:font-size-complex="14pt"/>
    </style:style>
    <style:style style:name="T1309"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310" style:parent-style-name="Policepardéfaut" style:family="text">
      <style:text-properties style:font-name="Apercu, apple-system, system-ui" fo:color="#10162F" fo:font-size="14pt" style:font-size-asian="14pt" style:font-size-complex="14pt"/>
    </style:style>
    <style:style style:name="P1311" style:parent-style-name="Textbody" style:family="paragraph">
      <style:paragraph-properties fo:text-align="justify" fo:margin-bottom="0in" fo:line-height="160%" fo:margin-left="0in" fo:text-indent="0in">
        <style:tab-stops/>
      </style:paragraph-properties>
    </style:style>
    <style:style style:name="T1312" style:parent-style-name="Policepardéfaut" style:family="text">
      <style:text-properties style:font-name="Apercu, apple-system, system-ui" fo:color="#10162F" fo:font-size="14pt" style:font-size-asian="14pt" style:font-size-complex="14pt"/>
    </style:style>
    <style:style style:name="T1313"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314"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315" style:parent-style-name="Policepardéfaut" style:family="text">
      <style:text-properties style:font-name="Apercu, apple-system, system-ui" fo:color="#10162F" fo:font-size="14pt" style:font-size-asian="14pt" style:font-size-complex="14pt"/>
    </style:style>
    <style:style style:name="T1316"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317" style:parent-style-name="Policepardéfaut" style:family="text">
      <style:text-properties style:font-name="Apercu, apple-system, system-ui" fo:color="#10162F" fo:font-size="14pt" style:font-size-asian="14pt" style:font-size-complex="14pt"/>
    </style:style>
    <style:style style:name="T1318"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319" style:parent-style-name="Policepardéfaut" style:family="text">
      <style:text-properties style:font-name="Apercu, apple-system, system-ui" fo:color="#10162F" fo:font-size="14pt" style:font-size-asian="14pt" style:font-size-complex="14pt"/>
    </style:style>
    <style:style style:name="P1320" style:parent-style-name="Textbody" style:family="paragraph">
      <style:paragraph-properties fo:text-align="justify" fo:margin-bottom="0in" fo:line-height="160%" fo:margin-left="0in" fo:text-indent="0in">
        <style:tab-stops/>
      </style:paragraph-properties>
    </style:style>
    <style:style style:name="T1321" style:parent-style-name="Policepardéfaut" style:family="text">
      <style:text-properties style:font-name="Apercu, apple-system, system-ui" fo:color="#10162F" fo:font-size="14pt" style:font-size-asian="14pt" style:font-size-complex="14pt"/>
    </style:style>
    <style:style style:name="T1322"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323" style:parent-style-name="Policepardéfaut" style:family="text">
      <style:text-properties style:font-name="Apercu, apple-system, system-ui" fo:color="#10162F" fo:font-size="14pt" style:font-size-asian="14pt" style:font-size-complex="14pt"/>
    </style:style>
    <style:style style:name="T1324"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325" style:parent-style-name="Policepardéfaut" style:family="text">
      <style:text-properties style:font-name="Apercu, apple-system, system-ui" fo:color="#10162F" fo:font-size="14pt" style:font-size-asian="14pt" style:font-size-complex="14pt"/>
    </style:style>
    <style:style style:name="T1326"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327" style:parent-style-name="Policepardéfaut" style:family="text">
      <style:text-properties style:font-name="Apercu, apple-system, system-ui" fo:color="#10162F" fo:font-size="14pt" style:font-size-asian="14pt" style:font-size-complex="14pt"/>
    </style:style>
    <style:style style:name="P1328" style:parent-style-name="Textbody" style:family="paragraph">
      <style:paragraph-properties fo:text-align="justify" fo:margin-bottom="0in" fo:line-height="160%" fo:margin-left="0in" fo:text-indent="0in">
        <style:tab-stops/>
      </style:paragraph-properties>
    </style:style>
    <style:style style:name="T1329" style:parent-style-name="Policepardéfaut" style:family="text">
      <style:text-properties style:font-name="Apercu, apple-system, system-ui" fo:color="#10162F" fo:font-size="14pt" style:font-size-asian="14pt" style:font-size-complex="14pt"/>
    </style:style>
    <style:style style:name="T1330"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331" style:parent-style-name="Policepardéfaut" style:family="text">
      <style:text-properties style:font-name="Apercu, apple-system, system-ui" fo:color="#10162F" fo:font-size="14pt" style:font-size-asian="14pt" style:font-size-complex="14pt"/>
    </style:style>
    <style:style style:name="T1332" style:parent-style-name="Policepardéfaut" style:family="text">
      <style:text-properties style:font-name="Apercu, apple-system, system-ui" fo:color="#10162F" fo:font-size="14pt" style:font-size-asian="14pt" style:font-size-complex="14pt"/>
    </style:style>
    <style:style style:name="T1333"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334" style:parent-style-name="Policepardéfaut" style:family="text">
      <style:text-properties style:font-name="Apercu, apple-system, system-ui" fo:color="#10162F" fo:font-size="14pt" style:font-size-asian="14pt" style:font-size-complex="14pt"/>
    </style:style>
    <style:style style:name="T1335"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336" style:parent-style-name="Policepardéfaut" style:family="text">
      <style:text-properties style:font-name="Apercu, apple-system, system-ui" fo:color="#10162F" fo:font-size="14pt" style:font-size-asian="14pt" style:font-size-complex="14pt"/>
    </style:style>
    <style:style style:name="T1337"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338" style:parent-style-name="Policepardéfaut" style:family="text">
      <style:text-properties style:font-name="Apercu, apple-system, system-ui" fo:color="#10162F" fo:font-size="14pt" style:font-size-asian="14pt" style:font-size-complex="14pt"/>
    </style:style>
    <style:style style:name="T1339"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340" style:parent-style-name="Policepardéfaut" style:family="text">
      <style:text-properties style:font-name="Apercu, apple-system, system-ui" fo:color="#10162F" fo:font-size="14pt" style:font-size-asian="14pt" style:font-size-complex="14pt"/>
    </style:style>
    <style:style style:name="T1341"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342" style:parent-style-name="Policepardéfaut" style:family="text">
      <style:text-properties style:font-name="Apercu, apple-system, system-ui" fo:color="#10162F" fo:font-size="14pt" style:font-size-asian="14pt" style:font-size-complex="14pt"/>
    </style:style>
    <style:style style:name="T1343" style:parent-style-name="Policepardéfaut" style:family="text">
      <style:text-properties fo:color="#000000" fo:font-size="14pt" style:font-size-asian="14pt" style:font-size-complex="14pt"/>
    </style:style>
    <style:style style:name="T1344" style:parent-style-name="Policepardéfaut" style:family="text">
      <style:text-properties fo:color="#000000" fo:font-size="14pt" style:font-size-asian="14pt" style:font-size-complex="14pt" fo:language="en" fo:country="US" style:language-asian="en" style:country-asian="US" style:language-complex="ar" style:country-complex="SA"/>
    </style:style>
    <style:style style:name="P1345" style:parent-style-name="Textbody" style:family="paragraph">
      <style:text-properties fo:language="en" fo:country="US"/>
    </style:style>
    <style:style style:name="T1346" style:parent-style-name="Policepardéfaut" style:family="text">
      <style:text-properties style:font-name="Apercu, apple-system, system-ui" fo:color="#10162F" fo:font-size="14pt" style:font-size-asian="14pt" style:font-size-complex="14pt" style:text-underline-type="single" style:text-underline-style="solid" style:text-underline-width="auto" style:text-underline-mode="continuous"/>
    </style:style>
    <style:style style:name="T1347" style:parent-style-name="Policepardéfaut" style:family="text">
      <style:text-properties fo:color="#000000" fo:font-size="14pt" style:font-size-asian="14pt" style:font-size-complex="14pt"/>
    </style:style>
    <style:style style:name="P1348" style:parent-style-name="Textbody" style:family="paragraph">
      <style:paragraph-properties fo:text-align="justify" fo:margin-bottom="0in" fo:line-height="160%" fo:margin-left="0in" fo:text-indent="0in">
        <style:tab-stops/>
      </style:paragraph-properties>
    </style:style>
    <style:style style:name="T1349"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350" style:parent-style-name="Policepardéfaut" style:family="text">
      <style:text-properties style:font-name="Apercu, apple-system, system-ui" fo:color="#10162F" fo:font-size="14pt" style:font-size-asian="14pt" style:font-size-complex="14pt"/>
    </style:style>
    <style:style style:name="T1351"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352" style:parent-style-name="Policepardéfaut" style:family="text">
      <style:text-properties style:font-name="Apercu, apple-system, system-ui" fo:color="#10162F" fo:font-size="14pt" style:font-size-asian="14pt" style:font-size-complex="14pt"/>
    </style:style>
    <style:style style:name="P1353" style:parent-style-name="Textbody" style:family="paragraph">
      <style:paragraph-properties fo:text-align="justify" fo:margin-bottom="0in" fo:line-height="160%" fo:margin-left="0in" fo:text-indent="0in">
        <style:tab-stops/>
      </style:paragraph-properties>
    </style:style>
    <style:style style:name="T1354"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355" style:parent-style-name="Policepardéfaut" style:family="text">
      <style:text-properties style:font-name="Apercu, apple-system, system-ui" fo:color="#10162F" fo:font-size="14pt" style:font-size-asian="14pt" style:font-size-complex="14pt"/>
    </style:style>
    <style:style style:name="T1356"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357" style:parent-style-name="Policepardéfaut" style:family="text">
      <style:text-properties style:font-name="Apercu, apple-system, system-ui" fo:color="#10162F" fo:font-size="14pt" style:font-size-asian="14pt" style:font-size-complex="14pt"/>
    </style:style>
    <style:style style:name="T1358"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359" style:parent-style-name="Policepardéfaut" style:family="text">
      <style:text-properties style:font-name="Apercu, apple-system, system-ui" fo:color="#10162F" fo:font-size="14pt" style:font-size-asian="14pt" style:font-size-complex="14pt"/>
    </style:style>
    <style:style style:name="T1360" style:parent-style-name="Policepardéfaut" style:family="text">
      <style:text-properties style:font-name="Apercu, apple-system, system-ui" fo:color="#10162F" fo:font-size="14pt" style:font-size-asian="14pt" style:font-size-complex="14pt"/>
    </style:style>
    <style:style style:name="P1361" style:parent-style-name="Textbody" style:family="paragraph">
      <style:paragraph-properties fo:text-align="justify" fo:margin-bottom="0in" fo:line-height="160%"/>
    </style:style>
    <style:style style:name="T1362" style:parent-style-name="Policepardéfaut" style:family="text">
      <style:text-properties style:font-name="Apercu, apple-system, system-ui" fo:color="#10162F" fo:font-size="14pt" style:font-size-asian="14pt" style:font-size-complex="14pt"/>
    </style:style>
    <style:style style:name="T1363"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364" style:parent-style-name="Policepardéfaut" style:family="text">
      <style:text-properties style:font-name="Apercu, apple-system, system-ui" fo:color="#10162F" fo:font-size="14pt" style:font-size-asian="14pt" style:font-size-complex="14pt"/>
    </style:style>
    <style:style style:name="T1365"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366" style:parent-style-name="Policepardéfaut" style:family="text">
      <style:text-properties style:font-name="Apercu, apple-system, system-ui" fo:color="#10162F" fo:font-size="14pt" style:font-size-asian="14pt" style:font-size-complex="14pt"/>
    </style:style>
    <style:style style:name="T1367"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368" style:parent-style-name="Policepardéfaut" style:family="text">
      <style:text-properties style:font-name="Apercu, apple-system, system-ui" fo:color="#10162F" fo:font-size="14pt" style:font-size-asian="14pt" style:font-size-complex="14pt"/>
    </style:style>
    <style:style style:name="T1369"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370" style:parent-style-name="Policepardéfaut" style:family="text">
      <style:text-properties style:font-name="Apercu, apple-system, system-ui" fo:color="#10162F" fo:font-size="14pt" style:font-size-asian="14pt" style:font-size-complex="14pt"/>
    </style:style>
    <style:style style:name="T1371"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372" style:parent-style-name="Policepardéfaut" style:family="text">
      <style:text-properties style:font-name="Apercu, apple-system, system-ui" fo:color="#10162F" fo:font-size="14pt" style:font-size-asian="14pt" style:font-size-complex="14pt"/>
    </style:style>
    <style:style style:name="T1373" style:parent-style-name="Policepardéfaut" style:family="text">
      <style:text-properties style:font-name="Apercu, apple-system, system-ui" fo:color="#10162F" fo:font-size="14pt" style:font-size-asian="14pt" style:font-size-complex="14pt"/>
    </style:style>
    <style:style style:name="P1374" style:parent-style-name="Textbody" style:family="paragraph">
      <style:paragraph-properties fo:text-align="justify" fo:margin-bottom="0in"/>
    </style:style>
    <style:style style:name="T1375" style:parent-style-name="Policepardéfaut" style:family="text">
      <style:text-properties fo:color="#000000" fo:font-size="14pt" style:font-size-asian="14pt" style:font-size-complex="14pt" fo:language="en" fo:country="US" style:language-asian="en" style:country-asian="US" style:language-complex="ar" style:country-complex="SA"/>
    </style:style>
    <style:style style:name="T1376" style:parent-style-name="SourceText" style:family="text">
      <style:text-properties style:font-name="Monaco, Menlo, 'Ubuntu Mono', '" style:font-name-asian="Monaco, Menlo, 'Ubuntu Mono', '" style:font-name-complex="Monaco, Menlo, 'Ubuntu Mono', '" fo:color="#10162F" fo:font-size="14pt" style:font-size-asian="14pt" style:font-size-complex="14pt" style:text-underline-type="single" style:text-underline-style="solid" style:text-underline-width="auto" style:text-underline-mode="continuous"/>
    </style:style>
    <style:style style:name="T1377" style:parent-style-name="Policepardéfaut" style:family="text">
      <style:text-properties fo:color="#000000" fo:font-size="14pt" style:font-size-asian="14pt" style:font-size-complex="14pt"/>
    </style:style>
    <style:style style:name="T1378" style:parent-style-name="Policepardéfaut" style:family="text">
      <style:text-properties style:font-name="Apercu, apple-system, system-ui" fo:color="#10162F" fo:font-size="14pt" style:font-size-asian="14pt" style:font-size-complex="14pt"/>
    </style:style>
    <style:style style:name="P1379" style:parent-style-name="Textbody" style:family="paragraph">
      <style:paragraph-properties fo:text-align="justify" fo:margin-bottom="0in"/>
    </style:style>
    <style:style style:name="T1380" style:parent-style-name="Policepardéfaut" style:family="text">
      <style:text-properties fo:color="#000000" fo:font-size="14pt" style:font-size-asian="14pt" style:font-size-complex="14pt" fo:language="en" fo:country="US" style:language-asian="en" style:country-asian="US" style:language-complex="ar" style:country-complex="SA"/>
    </style:style>
    <style:style style:name="T1381" style:parent-style-name="Policepardéfaut" style:family="text">
      <style:text-properties style:font-name="Apercu, apple-system, system-ui" fo:color="#10162F" fo:font-size="14pt" style:font-size-asian="14pt" style:font-size-complex="14pt" style:text-underline-type="single" style:text-underline-style="solid" style:text-underline-width="auto" style:text-underline-mode="continuous"/>
    </style:style>
    <style:style style:name="P1382" style:parent-style-name="Textbody" style:family="paragraph">
      <style:paragraph-properties fo:text-align="justify" fo:margin-bottom="0in"/>
    </style:style>
    <style:style style:name="T1383" style:parent-style-name="Policepardéfaut" style:family="text">
      <style:text-properties style:font-name="Apercu, apple-system, system-ui" fo:color="#10162F" fo:font-size="14pt" style:font-size-asian="14pt" style:font-size-complex="14pt"/>
    </style:style>
    <style:style style:name="T1384"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385" style:parent-style-name="Policepardéfaut" style:family="text">
      <style:text-properties style:font-name="Apercu, apple-system, system-ui" fo:color="#10162F" fo:font-size="14pt" style:font-size-asian="14pt" style:font-size-complex="14pt"/>
    </style:style>
    <style:style style:name="P1386" style:parent-style-name="Textbody" style:family="paragraph">
      <style:paragraph-properties fo:text-align="justify" fo:margin-bottom="0in"/>
    </style:style>
    <style:style style:name="T1387" style:parent-style-name="Policepardéfaut" style:family="text">
      <style:text-properties fo:color="#000000" fo:font-size="14pt" style:font-size-asian="14pt" style:font-size-complex="14pt" fo:language="en" fo:country="US" style:language-asian="en" style:country-asian="US" style:language-complex="ar" style:country-complex="SA"/>
    </style:style>
    <style:style style:name="T1388" style:parent-style-name="Policepardéfaut" style:family="text">
      <style:text-properties style:font-name="Apercu, apple-system, system-ui" fo:color="#10162F" fo:font-size="14pt" style:font-size-asian="14pt" style:font-size-complex="14pt" style:text-underline-type="single" style:text-underline-style="solid" style:text-underline-width="auto" style:text-underline-mode="continuous"/>
    </style:style>
    <style:style style:name="P1389" style:parent-style-name="Textbody" style:family="paragraph">
      <style:paragraph-properties fo:text-align="justify"/>
      <style:text-properties style:font-name="Apercu, apple-system, system-ui" fo:color="#10162F" fo:font-size="14pt" style:font-size-asian="14pt" style:font-size-complex="14pt"/>
    </style:style>
    <style:style style:name="P1390" style:parent-style-name="Textbody" style:family="paragraph">
      <style:paragraph-properties fo:text-align="justify" fo:margin-bottom="0in" fo:line-height="160%"/>
    </style:style>
    <style:style style:name="T1391" style:parent-style-name="Policepardéfaut" style:family="text">
      <style:text-properties style:font-name="Apercu, apple-system, system-ui" fo:color="#10162F" fo:font-size="14pt" style:font-size-asian="14pt" style:font-size-complex="14pt"/>
    </style:style>
    <style:style style:name="T1392"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393" style:parent-style-name="Policepardéfaut" style:family="text">
      <style:text-properties style:font-name="Apercu, apple-system, system-ui" fo:color="#10162F" fo:font-size="14pt" style:font-size-asian="14pt" style:font-size-complex="14pt"/>
    </style:style>
    <style:style style:name="T1394"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395" style:parent-style-name="Policepardéfaut" style:family="text">
      <style:text-properties style:font-name="Apercu, apple-system, system-ui" fo:color="#10162F" fo:font-size="14pt" style:font-size-asian="14pt" style:font-size-complex="14pt"/>
    </style:style>
    <style:style style:name="P1396" style:parent-style-name="PreformattedText" style:family="paragraph">
      <style:paragraph-properties fo:text-align="justify"/>
    </style:style>
    <style:style style:name="T1397"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398"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399"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400"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401"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402"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1403"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404" style:parent-style-name="SourceText" style:family="text">
      <style:text-properties style:font-name="Monaco, Menlo, 'Ubuntu Mono', '" style:font-name-asian="Monaco, Menlo, 'Ubuntu Mono', '" style:font-name-complex="Monaco, Menlo, 'Ubuntu Mono', '" fo:color="#FFE083" fo:font-size="14pt" style:font-size-asian="14pt" style:font-size-complex="14pt" fo:background-color="#211E2F" fo:language="en" fo:country="US"/>
    </style:style>
    <style:style style:name="T1405"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406" style:parent-style-name="SourceText" style:family="text">
      <style:text-properties style:font-name="Monaco, Menlo, 'Ubuntu Mono', '" style:font-name-asian="Monaco, Menlo, 'Ubuntu Mono', '" style:font-name-complex="Monaco, Menlo, 'Ubuntu Mono', '" fo:color="#CC7BC2" fo:font-size="14pt" style:font-size-asian="14pt" style:font-size-complex="14pt" fo:background-color="#211E2F" fo:language="en" fo:country="US"/>
    </style:style>
    <style:style style:name="T1407"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408" style:parent-style-name="PreformattedText" style:family="paragraph">
      <style:paragraph-properties fo:text-align="justify"/>
    </style:style>
    <style:style style:name="T1409"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1410"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411"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1412"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413"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1414"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415"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1416"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417" style:parent-style-name="SourceText" style:family="text">
      <style:text-properties style:font-name="Monaco, Menlo, 'Ubuntu Mono', '" style:font-name-asian="Monaco, Menlo, 'Ubuntu Mono', '" style:font-name-complex="Monaco, Menlo, 'Ubuntu Mono', '" fo:color="#939598" fo:font-size="14pt" style:font-size-asian="14pt" style:font-size-complex="14pt" fo:background-color="#211E2F" fo:language="en" fo:country="US"/>
    </style:style>
    <style:style style:name="P1418" style:parent-style-name="Textbody" style:family="paragraph">
      <style:paragraph-properties fo:text-align="justify" fo:margin-bottom="0in" fo:line-height="160%"/>
    </style:style>
    <style:style style:name="T1419" style:parent-style-name="Policepardéfaut" style:family="text">
      <style:text-properties fo:color="#000000" fo:font-size="14pt" style:font-size-asian="14pt" style:font-size-complex="14pt" fo:language="en" fo:country="US" style:language-asian="en" style:country-asian="US" style:language-complex="ar" style:country-complex="SA"/>
    </style:style>
    <style:style style:name="T1420" style:parent-style-name="Policepardéfaut" style:family="text">
      <style:text-properties style:font-name="Apercu, apple-system, system-ui" fo:color="#10162F" fo:font-size="14pt" style:font-size-asian="14pt" style:font-size-complex="14pt"/>
    </style:style>
    <style:style style:name="T1421"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422" style:parent-style-name="Policepardéfaut" style:family="text">
      <style:text-properties style:font-name="Apercu, apple-system, system-ui" fo:color="#10162F" fo:font-size="14pt" style:font-size-asian="14pt" style:font-size-complex="14pt"/>
    </style:style>
    <style:style style:name="T1423"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424" style:parent-style-name="Policepardéfaut" style:family="text">
      <style:text-properties style:font-name="Apercu, apple-system, system-ui" fo:color="#10162F" fo:font-size="14pt" style:font-size-asian="14pt" style:font-size-complex="14pt"/>
    </style:style>
    <style:style style:name="T1425"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426" style:parent-style-name="Policepardéfaut" style:family="text">
      <style:text-properties style:font-name="Apercu, apple-system, system-ui" fo:color="#10162F" fo:font-size="14pt" style:font-size-asian="14pt" style:font-size-complex="14pt"/>
    </style:style>
    <style:style style:name="T1427"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428" style:parent-style-name="Policepardéfaut" style:family="text">
      <style:text-properties style:font-name="Apercu, apple-system, system-ui" fo:color="#10162F" fo:font-size="14pt" style:font-size-asian="14pt" style:font-size-complex="14pt"/>
    </style:style>
    <style:style style:name="T1429" style:parent-style-name="Policepardéfaut" style:family="text">
      <style:text-properties style:font-name="Apercu, apple-system, system-ui" fo:color="#10162F" fo:font-size="14pt" style:font-size-asian="14pt" style:font-size-complex="14pt"/>
    </style:style>
    <style:style style:name="T1430"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431" style:parent-style-name="Policepardéfaut" style:family="text">
      <style:text-properties style:font-name="Apercu, apple-system, system-ui" fo:color="#10162F" fo:font-size="14pt" style:font-size-asian="14pt" style:font-size-complex="14pt"/>
    </style:style>
    <style:style style:name="T1432"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433" style:parent-style-name="Policepardéfaut" style:family="text">
      <style:text-properties style:font-name="Apercu, apple-system, system-ui" fo:color="#10162F" fo:font-size="14pt" style:font-size-asian="14pt" style:font-size-complex="14pt"/>
    </style:style>
    <style:style style:name="T1434"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435" style:parent-style-name="Policepardéfaut" style:family="text">
      <style:text-properties style:font-name="Apercu, apple-system, system-ui" fo:color="#10162F" fo:font-size="14pt" style:font-size-asian="14pt" style:font-size-complex="14pt"/>
    </style:style>
    <style:style style:name="T1436"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437" style:parent-style-name="Policepardéfaut" style:family="text">
      <style:text-properties style:font-name="Apercu, apple-system, system-ui" fo:color="#10162F" fo:font-size="14pt" style:font-size-asian="14pt" style:font-size-complex="14pt"/>
    </style:style>
    <style:style style:name="P1438" style:parent-style-name="Textbody" style:family="paragraph">
      <style:paragraph-properties fo:text-align="justify" fo:margin-bottom="0in" fo:line-height="160%"/>
    </style:style>
    <style:style style:name="T1439" style:parent-style-name="Policepardéfaut" style:family="text">
      <style:text-properties style:font-name="Apercu, apple-system, system-ui" fo:color="#10162F" fo:font-size="14pt" style:font-size-asian="14pt" style:font-size-complex="14pt"/>
    </style:style>
    <style:style style:name="T1440"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441" style:parent-style-name="Policepardéfaut" style:family="text">
      <style:text-properties style:font-name="Apercu, apple-system, system-ui" fo:color="#10162F" fo:font-size="14pt" style:font-size-asian="14pt" style:font-size-complex="14pt"/>
    </style:style>
    <style:style style:name="T1442" style:parent-style-name="Policepardéfaut" style:family="text">
      <style:text-properties style:font-name="Apercu, apple-system, system-ui" fo:color="#10162F" fo:font-size="14pt" style:font-size-asian="14pt" style:font-size-complex="14pt"/>
    </style:style>
    <style:style style:name="T1443"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444" style:parent-style-name="Policepardéfaut" style:family="text">
      <style:text-properties style:font-name="Apercu, apple-system, system-ui" fo:color="#10162F" fo:font-size="14pt" style:font-size-asian="14pt" style:font-size-complex="14pt"/>
    </style:style>
    <style:style style:name="P1445" style:parent-style-name="Standard" style:family="paragraph">
      <style:paragraph-properties fo:text-align="justify"/>
      <style:text-properties fo:color="#000000" fo:font-size="14pt" style:font-size-asian="14pt" style:font-size-complex="14pt"/>
    </style:style>
    <style:style style:name="P1446" style:parent-style-name="Titre3" style:family="paragraph">
      <style:paragraph-properties fo:text-align="justify"/>
      <style:text-properties style:font-name="Apercu, apple-system, system-ui" fo:font-weight="normal" style:font-weight-asian="normal" fo:color="#000000"/>
    </style:style>
    <style:style style:name="P1447" style:parent-style-name="Textbody" style:family="paragraph">
      <style:paragraph-properties fo:text-align="justify"/>
      <style:text-properties style:font-name="Apercu, apple-system, system-ui" fo:color="#10162F" fo:font-size="14pt" style:font-size-asian="14pt" style:font-size-complex="14pt"/>
    </style:style>
    <style:style style:name="P1448" style:parent-style-name="Textbody" style:family="paragraph">
      <style:paragraph-properties fo:text-align="justify" fo:line-height="160%"/>
      <style:text-properties style:font-name="Apercu, apple-system, system-ui" fo:color="#10162F" fo:font-size="14pt" style:font-size-asian="14pt" style:font-size-complex="14pt"/>
    </style:style>
    <style:style style:name="P1449" style:parent-style-name="Textbody" style:family="paragraph">
      <style:paragraph-properties fo:text-align="justify" fo:margin-bottom="0in"/>
    </style:style>
    <style:style style:name="T1450" style:parent-style-name="Policepardéfaut" style:family="text">
      <style:text-properties fo:color="#000000" fo:font-size="14pt" style:font-size-asian="14pt" style:font-size-complex="14pt" fo:language="en" fo:country="US" style:language-asian="en" style:country-asian="US" style:language-complex="ar" style:country-complex="SA"/>
    </style:style>
    <style:style style:name="P1451" style:parent-style-name="Textbody" style:family="paragraph">
      <style:text-properties fo:language="en" fo:country="US"/>
    </style:style>
    <style:style style:name="T1452" style:parent-style-name="Policepardéfaut" style:family="text">
      <style:text-properties style:font-name="Apercu, apple-system, system-ui" fo:color="#10162F" fo:font-size="14pt" style:font-size-asian="14pt" style:font-size-complex="14pt" style:text-underline-type="single" style:text-underline-style="solid" style:text-underline-width="auto" style:text-underline-mode="continuous"/>
    </style:style>
    <style:style style:name="P1453" style:parent-style-name="Textbody" style:family="paragraph">
      <style:paragraph-properties fo:text-align="justify"/>
      <style:text-properties style:font-name="Apercu, apple-system, system-ui" fo:color="#10162F" fo:font-size="14pt" style:font-size-asian="14pt" style:font-size-complex="14pt"/>
    </style:style>
    <style:style style:name="P1454" style:parent-style-name="Textbody" style:family="paragraph">
      <style:paragraph-properties fo:text-align="justify" fo:margin-bottom="0in" fo:line-height="160%"/>
    </style:style>
    <style:style style:name="T1455" style:parent-style-name="Policepardéfaut" style:family="text">
      <style:text-properties style:font-name="Apercu, apple-system, system-ui" fo:color="#10162F" fo:font-size="14pt" style:font-size-asian="14pt" style:font-size-complex="14pt"/>
    </style:style>
    <style:style style:name="T1456"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457" style:parent-style-name="Policepardéfaut" style:family="text">
      <style:text-properties style:font-name="Apercu, apple-system, system-ui" fo:color="#10162F" fo:font-size="14pt" style:font-size-asian="14pt" style:font-size-complex="14pt"/>
    </style:style>
    <style:style style:name="P1458" style:parent-style-name="Textbody" style:family="paragraph">
      <style:paragraph-properties fo:text-align="justify" fo:margin-bottom="0in" fo:line-height="160%"/>
    </style:style>
    <style:style style:name="T1459" style:parent-style-name="Policepardéfaut" style:family="text">
      <style:text-properties style:font-name="Apercu, apple-system, system-ui" fo:color="#10162F" fo:font-size="14pt" style:font-size-asian="14pt" style:font-size-complex="14pt"/>
    </style:style>
    <style:style style:name="T1460"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461" style:parent-style-name="Policepardéfaut" style:family="text">
      <style:text-properties style:font-name="Apercu, apple-system, system-ui" fo:color="#10162F" fo:font-size="14pt" style:font-size-asian="14pt" style:font-size-complex="14pt"/>
    </style:style>
    <style:style style:name="T1462"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463" style:parent-style-name="Policepardéfaut" style:family="text">
      <style:text-properties style:font-name="Apercu, apple-system, system-ui" fo:color="#10162F" fo:font-size="14pt" style:font-size-asian="14pt" style:font-size-complex="14pt"/>
    </style:style>
    <style:style style:name="P1464" style:parent-style-name="PreformattedText" style:family="paragraph">
      <style:paragraph-properties fo:text-align="justify"/>
    </style:style>
    <style:style style:name="T1465"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466"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467" style:parent-style-name="PreformattedText" style:family="paragraph">
      <style:paragraph-properties fo:text-align="justify"/>
    </style:style>
    <style:style style:name="T1468" style:parent-style-name="SourceText" style:family="text">
      <style:text-properties fo:color="#FFFFFF" fo:font-size="14pt" style:font-size-asian="14pt" style:font-size-complex="14pt" fo:background-color="#211E2F" fo:language="en" fo:country="US"/>
    </style:style>
    <style:style style:name="T1469"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1470"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471"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1472"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473" style:parent-style-name="PreformattedText" style:family="paragraph">
      <style:paragraph-properties fo:text-align="justify"/>
    </style:style>
    <style:style style:name="T1474" style:parent-style-name="SourceText" style:family="text">
      <style:text-properties fo:color="#FFFFFF" fo:font-size="14pt" style:font-size-asian="14pt" style:font-size-complex="14pt" fo:background-color="#211E2F" fo:language="en" fo:country="US"/>
    </style:style>
    <style:style style:name="T1475"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476"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477"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1478"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479"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1480"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481" style:parent-style-name="PreformattedText" style:family="paragraph">
      <style:paragraph-properties fo:text-align="justify"/>
    </style:style>
    <style:style style:name="T1482" style:parent-style-name="SourceText" style:family="text">
      <style:text-properties fo:color="#FFFFFF" fo:font-size="14pt" style:font-size-asian="14pt" style:font-size-complex="14pt" fo:background-color="#211E2F" fo:language="en" fo:country="US"/>
    </style:style>
    <style:style style:name="T1483"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484"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485"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1486"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487"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1488"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489" style:parent-style-name="PreformattedText" style:family="paragraph">
      <style:paragraph-properties fo:text-align="justify"/>
    </style:style>
    <style:style style:name="T1490" style:parent-style-name="SourceText" style:family="text">
      <style:text-properties fo:color="#FFFFFF" fo:font-size="14pt" style:font-size-asian="14pt" style:font-size-complex="14pt" fo:background-color="#211E2F" fo:language="en" fo:country="US"/>
    </style:style>
    <style:style style:name="T1491"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492" style:parent-style-name="PreformattedText" style:family="paragraph">
      <style:paragraph-properties fo:text-align="justify"/>
    </style:style>
    <style:style style:name="T1493" style:parent-style-name="SourceText" style:family="text">
      <style:text-properties fo:color="#FFFFFF" fo:font-size="14pt" style:font-size-asian="14pt" style:font-size-complex="14pt" fo:background-color="#211E2F" fo:language="en" fo:country="US"/>
    </style:style>
    <style:style style:name="P1494" style:parent-style-name="PreformattedText" style:family="paragraph">
      <style:paragraph-properties fo:text-align="justify"/>
    </style:style>
    <style:style style:name="T1495" style:parent-style-name="SourceText" style:family="text">
      <style:text-properties fo:color="#FFFFFF" fo:font-size="14pt" style:font-size-asian="14pt" style:font-size-complex="14pt" fo:background-color="#211E2F" fo:language="en" fo:country="US"/>
    </style:style>
    <style:style style:name="T1496"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497"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498" style:parent-style-name="PreformattedText" style:family="paragraph">
      <style:paragraph-properties fo:text-align="justify"/>
    </style:style>
    <style:style style:name="T1499" style:parent-style-name="SourceText" style:family="text">
      <style:text-properties fo:color="#FFFFFF" fo:font-size="14pt" style:font-size-asian="14pt" style:font-size-complex="14pt" fo:background-color="#211E2F" fo:language="en" fo:country="US"/>
    </style:style>
    <style:style style:name="T1500"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501"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502"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503"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504"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1505"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506" style:parent-style-name="PreformattedText" style:family="paragraph">
      <style:paragraph-properties fo:text-align="justify"/>
    </style:style>
    <style:style style:name="T1507" style:parent-style-name="SourceText" style:family="text">
      <style:text-properties fo:color="#FFFFFF" fo:font-size="14pt" style:font-size-asian="14pt" style:font-size-complex="14pt" fo:background-color="#211E2F" fo:language="en" fo:country="US"/>
    </style:style>
    <style:style style:name="T1508"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509" style:parent-style-name="PreformattedText" style:family="paragraph">
      <style:paragraph-properties fo:text-align="justify"/>
    </style:style>
    <style:style style:name="T1510" style:parent-style-name="SourceText" style:family="text">
      <style:text-properties fo:color="#FFFFFF" fo:font-size="14pt" style:font-size-asian="14pt" style:font-size-complex="14pt" fo:background-color="#211E2F" fo:language="en" fo:country="US"/>
    </style:style>
    <style:style style:name="P1511" style:parent-style-name="PreformattedText" style:family="paragraph">
      <style:paragraph-properties fo:text-align="justify"/>
    </style:style>
    <style:style style:name="T1512" style:parent-style-name="SourceText" style:family="text">
      <style:text-properties fo:color="#FFFFFF" fo:font-size="14pt" style:font-size-asian="14pt" style:font-size-complex="14pt" fo:background-color="#211E2F" fo:language="en" fo:country="US"/>
    </style:style>
    <style:style style:name="T1513"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514"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515" style:parent-style-name="PreformattedText" style:family="paragraph">
      <style:paragraph-properties fo:text-align="justify"/>
    </style:style>
    <style:style style:name="T1516" style:parent-style-name="SourceText" style:family="text">
      <style:text-properties fo:color="#FFFFFF" fo:font-size="14pt" style:font-size-asian="14pt" style:font-size-complex="14pt" fo:background-color="#211E2F" fo:language="en" fo:country="US"/>
    </style:style>
    <style:style style:name="T1517"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518"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519"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520"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521"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1522"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523" style:parent-style-name="PreformattedText" style:family="paragraph">
      <style:paragraph-properties fo:text-align="justify"/>
    </style:style>
    <style:style style:name="T1524" style:parent-style-name="SourceText" style:family="text">
      <style:text-properties fo:color="#FFFFFF" fo:font-size="14pt" style:font-size-asian="14pt" style:font-size-complex="14pt" fo:background-color="#211E2F" fo:language="en" fo:country="US"/>
    </style:style>
    <style:style style:name="T1525"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526" style:parent-style-name="PreformattedText" style:family="paragraph">
      <style:paragraph-properties fo:text-align="justify"/>
    </style:style>
    <style:style style:name="T1527" style:parent-style-name="SourceText" style:family="text">
      <style:text-properties fo:color="#FFFFFF" fo:font-size="14pt" style:font-size-asian="14pt" style:font-size-complex="14pt" fo:background-color="#211E2F" fo:language="en" fo:country="US"/>
    </style:style>
    <style:style style:name="P1528" style:parent-style-name="PreformattedText" style:family="paragraph">
      <style:paragraph-properties fo:text-align="justify"/>
    </style:style>
    <style:style style:name="T1529" style:parent-style-name="SourceText" style:family="text">
      <style:text-properties fo:color="#FFFFFF" fo:font-size="14pt" style:font-size-asian="14pt" style:font-size-complex="14pt" fo:background-color="#211E2F" fo:language="en" fo:country="US"/>
    </style:style>
    <style:style style:name="T1530"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1531"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532" style:parent-style-name="PreformattedText" style:family="paragraph">
      <style:paragraph-properties fo:text-align="justify"/>
    </style:style>
    <style:style style:name="T1533" style:parent-style-name="SourceText" style:family="text">
      <style:text-properties fo:color="#FFFFFF" fo:font-size="14pt" style:font-size-asian="14pt" style:font-size-complex="14pt" fo:background-color="#211E2F" fo:language="en" fo:country="US"/>
    </style:style>
    <style:style style:name="T1534"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535"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536"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1537"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538" style:parent-style-name="PreformattedText" style:family="paragraph">
      <style:paragraph-properties fo:text-align="justify"/>
    </style:style>
    <style:style style:name="T1539" style:parent-style-name="SourceText" style:family="text">
      <style:text-properties fo:color="#FFFFFF" fo:font-size="14pt" style:font-size-asian="14pt" style:font-size-complex="14pt" fo:background-color="#211E2F" fo:language="en" fo:country="US"/>
    </style:style>
    <style:style style:name="T1540"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541" style:parent-style-name="PreformattedText" style:family="paragraph">
      <style:paragraph-properties fo:text-align="justify"/>
    </style:style>
    <style:style style:name="T1542"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543" style:parent-style-name="PreformattedText" style:family="paragraph">
      <style:paragraph-properties fo:text-align="justify"/>
    </style:style>
    <style:style style:name="T1544"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545"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546"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1547"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548"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549"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550"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1551"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552" style:parent-style-name="PreformattedText" style:family="paragraph">
      <style:paragraph-properties fo:text-align="justify"/>
    </style:style>
    <style:style style:name="T1553" style:parent-style-name="SourceText" style:family="text">
      <style:text-properties fo:color="#FFFFFF" fo:font-size="14pt" style:font-size-asian="14pt" style:font-size-complex="14pt" fo:background-color="#211E2F" fo:language="en" fo:country="US"/>
    </style:style>
    <style:style style:name="T1554"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1555"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556"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1557"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558"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1559"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560" style:parent-style-name="PreformattedText" style:family="paragraph">
      <style:paragraph-properties fo:text-align="justify"/>
    </style:style>
    <style:style style:name="T1561" style:parent-style-name="SourceText" style:family="text">
      <style:text-properties fo:color="#FFFFFF" fo:font-size="14pt" style:font-size-asian="14pt" style:font-size-complex="14pt" fo:background-color="#211E2F" fo:language="en" fo:country="US"/>
    </style:style>
    <style:style style:name="T1562"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563"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564"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1565"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566" style:parent-style-name="PreformattedText" style:family="paragraph">
      <style:paragraph-properties fo:text-align="justify"/>
    </style:style>
    <style:style style:name="T1567" style:parent-style-name="SourceText" style:family="text">
      <style:text-properties fo:color="#FFFFFF" fo:font-size="14pt" style:font-size-asian="14pt" style:font-size-complex="14pt" fo:background-color="#211E2F" fo:language="en" fo:country="US"/>
    </style:style>
    <style:style style:name="T1568"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569"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570"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1571"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572"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1573"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574" style:parent-style-name="PreformattedText" style:family="paragraph">
      <style:paragraph-properties fo:text-align="justify"/>
    </style:style>
    <style:style style:name="T1575" style:parent-style-name="SourceText" style:family="text">
      <style:text-properties fo:color="#FFFFFF" fo:font-size="14pt" style:font-size-asian="14pt" style:font-size-complex="14pt" fo:background-color="#211E2F" fo:language="en" fo:country="US"/>
    </style:style>
    <style:style style:name="T1576"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577" style:parent-style-name="PreformattedText" style:family="paragraph">
      <style:paragraph-properties fo:text-align="justify"/>
    </style:style>
    <style:style style:name="T1578"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579" style:parent-style-name="PreformattedText" style:family="paragraph">
      <style:paragraph-properties fo:text-align="justify"/>
    </style:style>
    <style:style style:name="T1580"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581"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582"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583"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584"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1585"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586" style:parent-style-name="SourceText" style:family="text">
      <style:text-properties style:font-name="Monaco, Menlo, 'Ubuntu Mono', '" style:font-name-asian="Monaco, Menlo, 'Ubuntu Mono', '" style:font-name-complex="Monaco, Menlo, 'Ubuntu Mono', '" fo:color="#FFE083" fo:font-size="14pt" style:font-size-asian="14pt" style:font-size-complex="14pt" fo:background-color="#211E2F" fo:language="en" fo:country="US"/>
    </style:style>
    <style:style style:name="T1587"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588" style:parent-style-name="SourceText" style:family="text">
      <style:text-properties style:font-name="Monaco, Menlo, 'Ubuntu Mono', '" style:font-name-asian="Monaco, Menlo, 'Ubuntu Mono', '" style:font-name-complex="Monaco, Menlo, 'Ubuntu Mono', '" fo:color="#CC7BC2" fo:font-size="14pt" style:font-size-asian="14pt" style:font-size-complex="14pt" fo:background-color="#211E2F" fo:language="en" fo:country="US"/>
    </style:style>
    <style:style style:name="T1589"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590" style:parent-style-name="Textbody" style:family="paragraph">
      <style:paragraph-properties fo:text-align="justify" fo:margin-bottom="0in" fo:line-height="160%"/>
    </style:style>
    <style:style style:name="T1591" style:parent-style-name="Policepardéfaut" style:family="text">
      <style:text-properties fo:color="#000000" fo:font-size="14pt" style:font-size-asian="14pt" style:font-size-complex="14pt" fo:language="en" fo:country="US" style:language-asian="en" style:country-asian="US" style:language-complex="ar" style:country-complex="SA"/>
    </style:style>
    <style:style style:name="T1592" style:parent-style-name="Policepardéfaut" style:family="text">
      <style:text-properties style:font-name="Apercu, apple-system, system-ui" fo:color="#10162F" fo:font-size="14pt" style:font-size-asian="14pt" style:font-size-complex="14pt"/>
    </style:style>
    <style:style style:name="T1593" style:parent-style-name="Policepardéfaut" style:family="text">
      <style:text-properties style:font-name="Apercu, apple-system, system-ui" fo:color="#10162F" fo:font-size="14pt" style:font-size-asian="14pt" style:font-size-complex="14pt"/>
    </style:style>
    <style:style style:name="T1594"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595" style:parent-style-name="Policepardéfaut" style:family="text">
      <style:text-properties style:font-name="Apercu, apple-system, system-ui" fo:color="#10162F" fo:font-size="14pt" style:font-size-asian="14pt" style:font-size-complex="14pt"/>
    </style:style>
    <style:style style:name="T1596"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597" style:parent-style-name="Policepardéfaut" style:family="text">
      <style:text-properties style:font-name="Apercu, apple-system, system-ui" fo:color="#10162F" fo:font-size="14pt" style:font-size-asian="14pt" style:font-size-complex="14pt"/>
    </style:style>
    <style:style style:name="T1598"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599" style:parent-style-name="Policepardéfaut" style:family="text">
      <style:text-properties style:font-name="Apercu, apple-system, system-ui" fo:color="#10162F" fo:font-size="14pt" style:font-size-asian="14pt" style:font-size-complex="14pt"/>
    </style:style>
    <style:style style:name="T1600"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601" style:parent-style-name="Policepardéfaut" style:family="text">
      <style:text-properties style:font-name="Apercu, apple-system, system-ui" fo:color="#10162F" fo:font-size="14pt" style:font-size-asian="14pt" style:font-size-complex="14pt"/>
    </style:style>
    <style:style style:name="T1602"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603" style:parent-style-name="Policepardéfaut" style:family="text">
      <style:text-properties style:font-name="Apercu, apple-system, system-ui" fo:color="#10162F" fo:font-size="14pt" style:font-size-asian="14pt" style:font-size-complex="14pt"/>
    </style:style>
    <style:style style:name="P1604" style:parent-style-name="Textbody" style:family="paragraph">
      <style:paragraph-properties fo:text-align="justify" fo:margin-bottom="0in" fo:line-height="160%"/>
    </style:style>
    <style:style style:name="T1605" style:parent-style-name="Policepardéfaut" style:family="text">
      <style:text-properties style:font-name="Apercu, apple-system, system-ui" fo:color="#10162F" fo:font-size="14pt" style:font-size-asian="14pt" style:font-size-complex="14pt"/>
    </style:style>
    <style:style style:name="T1606"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607" style:parent-style-name="Policepardéfaut" style:family="text">
      <style:text-properties style:font-name="Apercu, apple-system, system-ui" fo:color="#10162F" fo:font-size="14pt" style:font-size-asian="14pt" style:font-size-complex="14pt"/>
    </style:style>
    <style:style style:name="T1608"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609" style:parent-style-name="Policepardéfaut" style:family="text">
      <style:text-properties style:font-name="Apercu, apple-system, system-ui" fo:color="#10162F" fo:font-size="14pt" style:font-size-asian="14pt" style:font-size-complex="14pt"/>
    </style:style>
    <style:style style:name="T1610"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611" style:parent-style-name="Policepardéfaut" style:family="text">
      <style:text-properties style:font-name="Apercu, apple-system, system-ui" fo:color="#10162F" fo:font-size="14pt" style:font-size-asian="14pt" style:font-size-complex="14pt"/>
    </style:style>
    <style:style style:name="T1612"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613" style:parent-style-name="Policepardéfaut" style:family="text">
      <style:text-properties style:font-name="Apercu, apple-system, system-ui" fo:color="#10162F" fo:font-size="14pt" style:font-size-asian="14pt" style:font-size-complex="14pt"/>
    </style:style>
    <style:style style:name="T1614" style:parent-style-name="Policepardéfaut" style:family="text">
      <style:text-properties style:font-name="Apercu, apple-system, system-ui" fo:color="#10162F" fo:font-size="14pt" style:font-size-asian="14pt" style:font-size-complex="14pt"/>
    </style:style>
    <style:style style:name="T1615"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616" style:parent-style-name="Policepardéfaut" style:family="text">
      <style:text-properties style:font-name="Apercu, apple-system, system-ui" fo:color="#10162F" fo:font-size="14pt" style:font-size-asian="14pt" style:font-size-complex="14pt"/>
    </style:style>
    <style:style style:name="P1617" style:parent-style-name="PreformattedText" style:family="paragraph">
      <style:paragraph-properties fo:text-align="justify"/>
    </style:style>
    <style:style style:name="T1618"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style:style>
    <style:style style:name="T1619"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T1620"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style:style>
    <style:style style:name="T1621"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T1622"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style:style>
    <style:style style:name="T1623"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T1624"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style:style>
    <style:style style:name="T1625"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1626" style:parent-style-name="Textbody" style:family="paragraph">
      <style:paragraph-properties fo:text-align="justify" fo:margin-bottom="0in" fo:line-height="160%"/>
    </style:style>
    <style:style style:name="T1627" style:parent-style-name="Policepardéfaut" style:family="text">
      <style:text-properties fo:color="#000000" fo:font-size="14pt" style:font-size-asian="14pt" style:font-size-complex="14pt" fo:language="en" fo:country="US" style:language-asian="en" style:country-asian="US" style:language-complex="ar" style:country-complex="SA"/>
    </style:style>
    <style:style style:name="T1628" style:parent-style-name="Policepardéfaut" style:family="text">
      <style:text-properties style:font-name="Apercu, apple-system, system-ui" fo:color="#10162F" fo:font-size="14pt" style:font-size-asian="14pt" style:font-size-complex="14pt"/>
    </style:style>
    <style:style style:name="T1629"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630" style:parent-style-name="Policepardéfaut" style:family="text">
      <style:text-properties style:font-name="Apercu, apple-system, system-ui" fo:color="#10162F" fo:font-size="14pt" style:font-size-asian="14pt" style:font-size-complex="14pt"/>
    </style:style>
    <style:style style:name="T1631"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632" style:parent-style-name="Policepardéfaut" style:family="text">
      <style:text-properties style:font-name="Apercu, apple-system, system-ui" fo:color="#10162F" fo:font-size="14pt" style:font-size-asian="14pt" style:font-size-complex="14pt"/>
    </style:style>
    <style:style style:name="T1633"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634" style:parent-style-name="Policepardéfaut" style:family="text">
      <style:text-properties style:font-name="Apercu, apple-system, system-ui" fo:color="#10162F" fo:font-size="14pt" style:font-size-asian="14pt" style:font-size-complex="14pt"/>
    </style:style>
    <style:style style:name="T1635" style:parent-style-name="Policepardéfaut" style:family="text">
      <style:text-properties style:font-name="Apercu, apple-system, system-ui" fo:color="#10162F" fo:font-size="14pt" style:font-size-asian="14pt" style:font-size-complex="14pt"/>
    </style:style>
    <style:style style:name="T1636"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637" style:parent-style-name="Policepardéfaut" style:family="text">
      <style:text-properties style:font-name="Apercu, apple-system, system-ui" fo:color="#10162F" fo:font-size="14pt" style:font-size-asian="14pt" style:font-size-complex="14pt"/>
    </style:style>
    <style:style style:name="P1638" style:parent-style-name="Textbody" style:family="paragraph">
      <style:paragraph-properties fo:text-align="justify" fo:line-height="160%"/>
      <style:text-properties style:font-name="Apercu, apple-system, system-ui" fo:color="#10162F" fo:font-size="14pt" style:font-size-asian="14pt" style:font-size-complex="14pt"/>
    </style:style>
    <style:style style:name="P1639" style:parent-style-name="PreformattedText" style:family="paragraph">
      <style:paragraph-properties fo:text-align="justify"/>
    </style:style>
    <style:style style:name="T1640"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1641"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642"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1643"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644" style:parent-style-name="SourceText" style:family="text">
      <style:text-properties style:font-name="Monaco, Menlo, 'Ubuntu Mono', '" style:font-name-asian="Monaco, Menlo, 'Ubuntu Mono', '" style:font-name-complex="Monaco, Menlo, 'Ubuntu Mono', '" fo:color="#939598" fo:font-size="14pt" style:font-size-asian="14pt" style:font-size-complex="14pt" fo:background-color="#211E2F" fo:language="en" fo:country="US"/>
    </style:style>
    <style:style style:name="T1645" style:parent-style-name="SourceText" style:family="text">
      <style:text-properties style:font-name="Monaco, Menlo, 'Ubuntu Mono', '" style:font-name-asian="Monaco, Menlo, 'Ubuntu Mono', '" style:font-name-complex="Monaco, Menlo, 'Ubuntu Mono', '" fo:color="#939598" fo:font-size="14pt" style:font-size-asian="14pt" style:font-size-complex="14pt" fo:background-color="#211E2F" fo:language="en" fo:country="US"/>
    </style:style>
    <style:style style:name="P1646" style:parent-style-name="PreformattedText" style:family="paragraph">
      <style:paragraph-properties fo:text-align="justify"/>
    </style:style>
    <style:style style:name="T1647"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1648"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649"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1650"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651"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1652"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653"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1654"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655" style:parent-style-name="SourceText" style:family="text">
      <style:text-properties style:font-name="Monaco, Menlo, 'Ubuntu Mono', '" style:font-name-asian="Monaco, Menlo, 'Ubuntu Mono', '" style:font-name-complex="Monaco, Menlo, 'Ubuntu Mono', '" fo:color="#939598" fo:font-size="14pt" style:font-size-asian="14pt" style:font-size-complex="14pt" fo:background-color="#211E2F" fo:language="en" fo:country="US"/>
    </style:style>
    <style:style style:name="P1656" style:parent-style-name="Textbody" style:family="paragraph">
      <style:paragraph-properties fo:text-align="justify" fo:margin-bottom="0in" fo:line-height="160%"/>
    </style:style>
    <style:style style:name="T1657" style:parent-style-name="Policepardéfaut" style:family="text">
      <style:text-properties fo:color="#000000" fo:font-size="14pt" style:font-size-asian="14pt" style:font-size-complex="14pt" fo:language="en" fo:country="US" style:language-asian="en" style:country-asian="US" style:language-complex="ar" style:country-complex="SA"/>
    </style:style>
    <style:style style:name="T1658" style:parent-style-name="Policepardéfaut" style:family="text">
      <style:text-properties style:font-name="Apercu, apple-system, system-ui" fo:color="#10162F" fo:font-size="14pt" style:font-size-asian="14pt" style:font-size-complex="14pt"/>
    </style:style>
    <style:style style:name="T1659"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660" style:parent-style-name="Policepardéfaut" style:family="text">
      <style:text-properties style:font-name="Apercu, apple-system, system-ui" fo:color="#10162F" fo:font-size="14pt" style:font-size-asian="14pt" style:font-size-complex="14pt"/>
    </style:style>
    <style:style style:name="P1661" style:parent-style-name="Textbody" style:family="paragraph">
      <style:paragraph-properties fo:text-align="justify" fo:margin-bottom="0in" fo:line-height="160%" fo:margin-left="0in" fo:text-indent="0in">
        <style:tab-stops/>
      </style:paragraph-properties>
    </style:style>
    <style:style style:name="T1662" style:parent-style-name="Policepardéfaut" style:family="text">
      <style:text-properties style:font-name="Apercu, apple-system, system-ui" fo:color="#10162F" fo:font-size="14pt" style:font-size-asian="14pt" style:font-size-complex="14pt"/>
    </style:style>
    <style:style style:name="T1663"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664" style:parent-style-name="Policepardéfaut" style:family="text">
      <style:text-properties style:font-name="Apercu, apple-system, system-ui" fo:color="#10162F" fo:font-size="14pt" style:font-size-asian="14pt" style:font-size-complex="14pt"/>
    </style:style>
    <style:style style:name="T1665"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666" style:parent-style-name="Policepardéfaut" style:family="text">
      <style:text-properties style:font-name="Apercu, apple-system, system-ui" fo:color="#10162F" fo:font-size="14pt" style:font-size-asian="14pt" style:font-size-complex="14pt"/>
    </style:style>
    <style:style style:name="T1667"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668" style:parent-style-name="Policepardéfaut" style:family="text">
      <style:text-properties style:font-name="Apercu, apple-system, system-ui" fo:color="#10162F" fo:font-size="14pt" style:font-size-asian="14pt" style:font-size-complex="14pt"/>
    </style:style>
    <style:style style:name="T1669"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670" style:parent-style-name="Policepardéfaut" style:family="text">
      <style:text-properties style:font-name="Apercu, apple-system, system-ui" fo:color="#10162F" fo:font-size="14pt" style:font-size-asian="14pt" style:font-size-complex="14pt"/>
    </style:style>
    <style:style style:name="T1671"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672" style:parent-style-name="Policepardéfaut" style:family="text">
      <style:text-properties style:font-name="Apercu, apple-system, system-ui" fo:color="#10162F" fo:font-size="14pt" style:font-size-asian="14pt" style:font-size-complex="14pt"/>
    </style:style>
    <style:style style:name="P1673" style:parent-style-name="Textbody" style:family="paragraph">
      <style:paragraph-properties fo:text-align="justify" fo:margin-bottom="0in" fo:line-height="160%" fo:margin-left="0in" fo:text-indent="0in">
        <style:tab-stops/>
      </style:paragraph-properties>
    </style:style>
    <style:style style:name="T1674" style:parent-style-name="Policepardéfaut" style:family="text">
      <style:text-properties style:font-name="Apercu, apple-system, system-ui" fo:color="#10162F" fo:font-size="14pt" style:font-size-asian="14pt" style:font-size-complex="14pt"/>
    </style:style>
    <style:style style:name="T1675"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676" style:parent-style-name="Policepardéfaut" style:family="text">
      <style:text-properties style:font-name="Apercu, apple-system, system-ui" fo:color="#10162F" fo:font-size="14pt" style:font-size-asian="14pt" style:font-size-complex="14pt"/>
    </style:style>
    <style:style style:name="T1677"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678" style:parent-style-name="Policepardéfaut" style:family="text">
      <style:text-properties style:font-name="Apercu, apple-system, system-ui" fo:color="#10162F" fo:font-size="14pt" style:font-size-asian="14pt" style:font-size-complex="14pt"/>
    </style:style>
    <style:style style:name="T1679"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680" style:parent-style-name="Policepardéfaut" style:family="text">
      <style:text-properties style:font-name="Apercu, apple-system, system-ui" fo:color="#10162F" fo:font-size="14pt" style:font-size-asian="14pt" style:font-size-complex="14pt"/>
    </style:style>
    <style:style style:name="T1681"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682" style:parent-style-name="Policepardéfaut" style:family="text">
      <style:text-properties style:font-name="Apercu, apple-system, system-ui" fo:color="#10162F" fo:font-size="14pt" style:font-size-asian="14pt" style:font-size-complex="14pt"/>
    </style:style>
    <style:style style:name="P1683" style:parent-style-name="Textbody" style:family="paragraph">
      <style:paragraph-properties fo:text-align="justify" fo:margin-bottom="0in" fo:line-height="160%" fo:margin-left="0in" fo:text-indent="0in">
        <style:tab-stops/>
      </style:paragraph-properties>
    </style:style>
    <style:style style:name="T1684" style:parent-style-name="Policepardéfaut" style:family="text">
      <style:text-properties style:font-name="Apercu, apple-system, system-ui" fo:color="#10162F" fo:font-size="14pt" style:font-size-asian="14pt" style:font-size-complex="14pt"/>
    </style:style>
    <style:style style:name="T1685"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686" style:parent-style-name="Policepardéfaut" style:family="text">
      <style:text-properties style:font-name="Apercu, apple-system, system-ui" fo:color="#10162F" fo:font-size="14pt" style:font-size-asian="14pt" style:font-size-complex="14pt"/>
    </style:style>
    <style:style style:name="T1687"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688" style:parent-style-name="Policepardéfaut" style:family="text">
      <style:text-properties style:font-name="Apercu, apple-system, system-ui" fo:color="#10162F" fo:font-size="14pt" style:font-size-asian="14pt" style:font-size-complex="14pt"/>
    </style:style>
    <style:style style:name="T1689"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690" style:parent-style-name="Policepardéfaut" style:family="text">
      <style:text-properties style:font-name="Apercu, apple-system, system-ui" fo:color="#10162F" fo:font-size="14pt" style:font-size-asian="14pt" style:font-size-complex="14pt"/>
    </style:style>
    <style:style style:name="T1691"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692" style:parent-style-name="Policepardéfaut" style:family="text">
      <style:text-properties style:font-name="Apercu, apple-system, system-ui" fo:color="#10162F" fo:font-size="14pt" style:font-size-asian="14pt" style:font-size-complex="14pt"/>
    </style:style>
    <style:style style:name="T1693"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694" style:parent-style-name="Policepardéfaut" style:family="text">
      <style:text-properties style:font-name="Apercu, apple-system, system-ui" fo:color="#10162F" fo:font-size="14pt" style:font-size-asian="14pt" style:font-size-complex="14pt"/>
    </style:style>
    <style:style style:name="P1695" style:parent-style-name="Textbody" style:family="paragraph">
      <style:paragraph-properties fo:text-align="justify" fo:margin-bottom="0in" fo:line-height="160%" fo:margin-left="0in" fo:text-indent="0in">
        <style:tab-stops/>
      </style:paragraph-properties>
    </style:style>
    <style:style style:name="T1696" style:parent-style-name="Policepardéfaut" style:family="text">
      <style:text-properties style:font-name="Apercu, apple-system, system-ui" fo:color="#10162F" fo:font-size="14pt" style:font-size-asian="14pt" style:font-size-complex="14pt"/>
    </style:style>
    <style:style style:name="T1697"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698" style:parent-style-name="Policepardéfaut" style:family="text">
      <style:text-properties style:font-name="Apercu, apple-system, system-ui" fo:color="#10162F" fo:font-size="14pt" style:font-size-asian="14pt" style:font-size-complex="14pt"/>
    </style:style>
    <style:style style:name="T1699"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700" style:parent-style-name="Policepardéfaut" style:family="text">
      <style:text-properties style:font-name="Apercu, apple-system, system-ui" fo:color="#10162F" fo:font-size="14pt" style:font-size-asian="14pt" style:font-size-complex="14pt"/>
    </style:style>
    <style:style style:name="T1701"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702" style:parent-style-name="Policepardéfaut" style:family="text">
      <style:text-properties style:font-name="Apercu, apple-system, system-ui" fo:color="#10162F" fo:font-size="14pt" style:font-size-asian="14pt" style:font-size-complex="14pt"/>
    </style:style>
    <style:style style:name="P1703" style:parent-style-name="Standard" style:family="paragraph">
      <style:paragraph-properties fo:text-align="justify"/>
      <style:text-properties fo:color="#000000" fo:font-size="14pt" style:font-size-asian="14pt" style:font-size-complex="14pt"/>
    </style:style>
    <style:style style:name="P1704" style:parent-style-name="Titre3" style:family="paragraph">
      <style:paragraph-properties fo:text-align="justify"/>
      <style:text-properties style:font-name="Apercu, apple-system, system-ui" fo:font-weight="normal" style:font-weight-asian="normal" fo:color="#000000"/>
    </style:style>
    <style:style style:name="P1705" style:parent-style-name="Textbody" style:family="paragraph">
      <style:paragraph-properties fo:text-align="justify"/>
      <style:text-properties style:font-name="Apercu, apple-system, system-ui" fo:color="#10162F" fo:font-size="14pt" style:font-size-asian="14pt" style:font-size-complex="14pt"/>
    </style:style>
    <style:style style:name="P1706" style:parent-style-name="Textbody" style:family="paragraph">
      <style:paragraph-properties fo:text-align="justify" fo:line-height="160%"/>
      <style:text-properties style:font-name="Apercu, apple-system, system-ui" fo:color="#10162F" fo:font-size="14pt" style:font-size-asian="14pt" style:font-size-complex="14pt"/>
    </style:style>
    <style:style style:name="P1707" style:parent-style-name="Textbody" style:family="paragraph">
      <style:paragraph-properties fo:text-align="justify" fo:margin-bottom="0in"/>
    </style:style>
    <style:style style:name="T1708" style:parent-style-name="Policepardéfaut" style:family="text">
      <style:text-properties fo:color="#000000" fo:font-size="14pt" style:font-size-asian="14pt" style:font-size-complex="14pt" fo:language="en" fo:country="US" style:language-asian="en" style:country-asian="US" style:language-complex="ar" style:country-complex="SA"/>
    </style:style>
    <style:style style:name="P1709" style:parent-style-name="Textbody" style:family="paragraph">
      <style:text-properties fo:language="en" fo:country="US"/>
    </style:style>
    <style:style style:name="T1710" style:parent-style-name="Policepardéfaut" style:family="text">
      <style:text-properties style:font-name="Apercu, apple-system, system-ui" fo:color="#10162F" fo:font-size="14pt" style:font-size-asian="14pt" style:font-size-complex="14pt" style:text-underline-type="single" style:text-underline-style="solid" style:text-underline-width="auto" style:text-underline-mode="continuous"/>
    </style:style>
    <style:style style:name="P1711" style:parent-style-name="Textbody" style:family="paragraph">
      <style:paragraph-properties fo:text-align="justify"/>
      <style:text-properties style:font-name="Apercu, apple-system, system-ui" fo:color="#10162F" fo:font-size="14pt" style:font-size-asian="14pt" style:font-size-complex="14pt"/>
    </style:style>
    <style:style style:name="P1712" style:parent-style-name="Textbody" style:family="paragraph">
      <style:paragraph-properties fo:text-align="justify" fo:margin-bottom="0in" fo:line-height="160%"/>
    </style:style>
    <style:style style:name="T1713" style:parent-style-name="Policepardéfaut" style:family="text">
      <style:text-properties style:font-name="Apercu, apple-system, system-ui" fo:color="#10162F" fo:font-size="14pt" style:font-size-asian="14pt" style:font-size-complex="14pt"/>
    </style:style>
    <style:style style:name="T1714"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715" style:parent-style-name="Policepardéfaut" style:family="text">
      <style:text-properties style:font-name="Apercu, apple-system, system-ui" fo:color="#10162F" fo:font-size="14pt" style:font-size-asian="14pt" style:font-size-complex="14pt"/>
    </style:style>
    <style:style style:name="T1716"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717" style:parent-style-name="Policepardéfaut" style:family="text">
      <style:text-properties style:font-name="Apercu, apple-system, system-ui" fo:color="#10162F" fo:font-size="14pt" style:font-size-asian="14pt" style:font-size-complex="14pt"/>
    </style:style>
    <style:style style:name="T1718" style:parent-style-name="Policepardéfaut" style:family="text">
      <style:text-properties style:font-name="Apercu, apple-system, system-ui" fo:color="#10162F" fo:font-size="14pt" style:font-size-asian="14pt" style:font-size-complex="14pt"/>
    </style:style>
    <style:style style:name="P1719" style:parent-style-name="PreformattedText" style:family="paragraph">
      <style:paragraph-properties fo:text-align="justify"/>
    </style:style>
    <style:style style:name="T1720"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721"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722"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1723"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724"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725"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726"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1727"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728" style:parent-style-name="PreformattedText" style:family="paragraph">
      <style:paragraph-properties fo:text-align="justify"/>
    </style:style>
    <style:style style:name="T1729" style:parent-style-name="SourceText" style:family="text">
      <style:text-properties fo:color="#FFFFFF" fo:font-size="14pt" style:font-size-asian="14pt" style:font-size-complex="14pt" fo:background-color="#211E2F" fo:language="en" fo:country="US"/>
    </style:style>
    <style:style style:name="T1730"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1731"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732"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1733"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734"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1735"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736" style:parent-style-name="PreformattedText" style:family="paragraph">
      <style:paragraph-properties fo:text-align="justify"/>
    </style:style>
    <style:style style:name="T1737" style:parent-style-name="SourceText" style:family="text">
      <style:text-properties fo:color="#FFFFFF" fo:font-size="14pt" style:font-size-asian="14pt" style:font-size-complex="14pt" fo:background-color="#211E2F" fo:language="en" fo:country="US"/>
    </style:style>
    <style:style style:name="T1738"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739"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740"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1741"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742" style:parent-style-name="PreformattedText" style:family="paragraph">
      <style:paragraph-properties fo:text-align="justify"/>
    </style:style>
    <style:style style:name="T1743" style:parent-style-name="SourceText" style:family="text">
      <style:text-properties fo:color="#FFFFFF" fo:font-size="14pt" style:font-size-asian="14pt" style:font-size-complex="14pt" fo:background-color="#211E2F" fo:language="en" fo:country="US"/>
    </style:style>
    <style:style style:name="T1744"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745"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746"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1747"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748"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1749"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750" style:parent-style-name="PreformattedText" style:family="paragraph">
      <style:paragraph-properties fo:text-align="justify"/>
    </style:style>
    <style:style style:name="T1751" style:parent-style-name="SourceText" style:family="text">
      <style:text-properties fo:color="#FFFFFF" fo:font-size="14pt" style:font-size-asian="14pt" style:font-size-complex="14pt" fo:background-color="#211E2F" fo:language="en" fo:country="US"/>
    </style:style>
    <style:style style:name="T1752"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753" style:parent-style-name="PreformattedText" style:family="paragraph">
      <style:paragraph-properties fo:text-align="justify"/>
    </style:style>
    <style:style style:name="T1754" style:parent-style-name="SourceText" style:family="text">
      <style:text-properties fo:color="#FFFFFF" fo:font-size="14pt" style:font-size-asian="14pt" style:font-size-complex="14pt" fo:background-color="#211E2F" fo:language="en" fo:country="US"/>
    </style:style>
    <style:style style:name="P1755" style:parent-style-name="PreformattedText" style:family="paragraph">
      <style:paragraph-properties fo:text-align="justify"/>
    </style:style>
    <style:style style:name="T1756" style:parent-style-name="SourceText" style:family="text">
      <style:text-properties fo:color="#FFFFFF" fo:font-size="14pt" style:font-size-asian="14pt" style:font-size-complex="14pt" fo:background-color="#211E2F" fo:language="en" fo:country="US"/>
    </style:style>
    <style:style style:name="T1757"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758"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759" style:parent-style-name="PreformattedText" style:family="paragraph">
      <style:paragraph-properties fo:text-align="justify"/>
    </style:style>
    <style:style style:name="T1760" style:parent-style-name="SourceText" style:family="text">
      <style:text-properties fo:color="#FFFFFF" fo:font-size="14pt" style:font-size-asian="14pt" style:font-size-complex="14pt" fo:background-color="#211E2F" fo:language="en" fo:country="US"/>
    </style:style>
    <style:style style:name="T1761"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762"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763"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764"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765"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1766"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767" style:parent-style-name="PreformattedText" style:family="paragraph">
      <style:paragraph-properties fo:text-align="justify"/>
    </style:style>
    <style:style style:name="T1768" style:parent-style-name="SourceText" style:family="text">
      <style:text-properties fo:color="#FFFFFF" fo:font-size="14pt" style:font-size-asian="14pt" style:font-size-complex="14pt" fo:background-color="#211E2F" fo:language="en" fo:country="US"/>
    </style:style>
    <style:style style:name="T1769"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1770" style:parent-style-name="PreformattedText" style:family="paragraph">
      <style:paragraph-properties fo:text-align="justify"/>
    </style:style>
    <style:style style:name="T1771"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1772" style:parent-style-name="Textbody" style:family="paragraph">
      <style:paragraph-properties fo:text-align="justify" fo:margin-bottom="0in" fo:line-height="160%"/>
    </style:style>
    <style:style style:name="T1773" style:parent-style-name="Policepardéfaut" style:family="text">
      <style:text-properties fo:color="#000000" fo:font-size="14pt" style:font-size-asian="14pt" style:font-size-complex="14pt" fo:language="en" fo:country="US" style:language-asian="en" style:country-asian="US" style:language-complex="ar" style:country-complex="SA"/>
    </style:style>
    <style:style style:name="T1774" style:parent-style-name="Policepardéfaut" style:family="text">
      <style:text-properties style:font-name="Apercu, apple-system, system-ui" fo:color="#10162F" fo:font-size="14pt" style:font-size-asian="14pt" style:font-size-complex="14pt"/>
    </style:style>
    <style:style style:name="T1775"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776" style:parent-style-name="Policepardéfaut" style:family="text">
      <style:text-properties style:font-name="Apercu, apple-system, system-ui" fo:color="#10162F" fo:font-size="14pt" style:font-size-asian="14pt" style:font-size-complex="14pt"/>
    </style:style>
    <style:style style:name="T1777"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778" style:parent-style-name="Policepardéfaut" style:family="text">
      <style:text-properties style:font-name="Apercu, apple-system, system-ui" fo:color="#10162F" fo:font-size="14pt" style:font-size-asian="14pt" style:font-size-complex="14pt"/>
    </style:style>
    <style:style style:name="T1779"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780" style:parent-style-name="Policepardéfaut" style:family="text">
      <style:text-properties style:font-name="Apercu, apple-system, system-ui" fo:color="#10162F" fo:font-size="14pt" style:font-size-asian="14pt" style:font-size-complex="14pt"/>
    </style:style>
    <style:style style:name="P1781" style:parent-style-name="Textbody" style:family="paragraph">
      <style:paragraph-properties fo:text-align="justify" fo:margin-bottom="0in" fo:line-height="160%"/>
    </style:style>
    <style:style style:name="T1782" style:parent-style-name="Policepardéfaut" style:family="text">
      <style:text-properties style:font-name="Apercu, apple-system, system-ui" fo:color="#10162F" fo:font-size="14pt" style:font-size-asian="14pt" style:font-size-complex="14pt"/>
    </style:style>
    <style:style style:name="T1783"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784" style:parent-style-name="Policepardéfaut" style:family="text">
      <style:text-properties style:font-name="Apercu, apple-system, system-ui" fo:color="#10162F" fo:font-size="14pt" style:font-size-asian="14pt" style:font-size-complex="14pt"/>
    </style:style>
    <style:style style:name="P1785" style:parent-style-name="PreformattedText" style:family="paragraph">
      <style:paragraph-properties fo:text-align="justify"/>
    </style:style>
    <style:style style:name="T1786"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787"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788" style:parent-style-name="PreformattedText" style:family="paragraph">
      <style:paragraph-properties fo:text-align="justify"/>
    </style:style>
    <style:style style:name="T1789" style:parent-style-name="SourceText" style:family="text">
      <style:text-properties fo:color="#FFFFFF" fo:font-size="14pt" style:font-size-asian="14pt" style:font-size-complex="14pt" fo:background-color="#211E2F" fo:language="en" fo:country="US"/>
    </style:style>
    <style:style style:name="T1790"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1791"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792"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1793"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794"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1795"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796" style:parent-style-name="PreformattedText" style:family="paragraph">
      <style:paragraph-properties fo:text-align="justify"/>
    </style:style>
    <style:style style:name="T1797" style:parent-style-name="SourceText" style:family="text">
      <style:text-properties fo:color="#FFFFFF" fo:font-size="14pt" style:font-size-asian="14pt" style:font-size-complex="14pt" fo:background-color="#211E2F" fo:language="en" fo:country="US"/>
    </style:style>
    <style:style style:name="T1798"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799"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800"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1801"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802"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1803"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804" style:parent-style-name="PreformattedText" style:family="paragraph">
      <style:paragraph-properties fo:text-align="justify"/>
    </style:style>
    <style:style style:name="T1805" style:parent-style-name="SourceText" style:family="text">
      <style:text-properties fo:color="#FFFFFF" fo:font-size="14pt" style:font-size-asian="14pt" style:font-size-complex="14pt" fo:background-color="#211E2F" fo:language="en" fo:country="US"/>
    </style:style>
    <style:style style:name="T1806"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807"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808"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1809"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810"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1811"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812" style:parent-style-name="PreformattedText" style:family="paragraph">
      <style:paragraph-properties fo:text-align="justify"/>
    </style:style>
    <style:style style:name="T1813" style:parent-style-name="SourceText" style:family="text">
      <style:text-properties fo:color="#FFFFFF" fo:font-size="14pt" style:font-size-asian="14pt" style:font-size-complex="14pt" fo:background-color="#211E2F" fo:language="en" fo:country="US"/>
    </style:style>
    <style:style style:name="T1814"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815"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816"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1817"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818"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1819"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820" style:parent-style-name="PreformattedText" style:family="paragraph">
      <style:paragraph-properties fo:text-align="justify"/>
    </style:style>
    <style:style style:name="T1821" style:parent-style-name="SourceText" style:family="text">
      <style:text-properties fo:color="#FFFFFF" fo:font-size="14pt" style:font-size-asian="14pt" style:font-size-complex="14pt" fo:background-color="#211E2F" fo:language="en" fo:country="US"/>
    </style:style>
    <style:style style:name="T1822"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823" style:parent-style-name="PreformattedText" style:family="paragraph">
      <style:paragraph-properties fo:text-align="justify"/>
    </style:style>
    <style:style style:name="T1824" style:parent-style-name="SourceText" style:family="text">
      <style:text-properties fo:color="#FFFFFF" fo:font-size="14pt" style:font-size-asian="14pt" style:font-size-complex="14pt" fo:background-color="#211E2F" fo:language="en" fo:country="US"/>
    </style:style>
    <style:style style:name="P1825" style:parent-style-name="PreformattedText" style:family="paragraph">
      <style:paragraph-properties fo:text-align="justify"/>
    </style:style>
    <style:style style:name="T1826" style:parent-style-name="SourceText" style:family="text">
      <style:text-properties fo:color="#FFFFFF" fo:font-size="14pt" style:font-size-asian="14pt" style:font-size-complex="14pt" fo:background-color="#211E2F" fo:language="en" fo:country="US"/>
    </style:style>
    <style:style style:name="T1827"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828"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829" style:parent-style-name="PreformattedText" style:family="paragraph">
      <style:paragraph-properties fo:text-align="justify"/>
    </style:style>
    <style:style style:name="T1830" style:parent-style-name="SourceText" style:family="text">
      <style:text-properties fo:color="#FFFFFF" fo:font-size="14pt" style:font-size-asian="14pt" style:font-size-complex="14pt" fo:background-color="#211E2F" fo:language="en" fo:country="US"/>
    </style:style>
    <style:style style:name="T1831"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832"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833"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834"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835"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1836"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837" style:parent-style-name="PreformattedText" style:family="paragraph">
      <style:paragraph-properties fo:text-align="justify"/>
    </style:style>
    <style:style style:name="T1838" style:parent-style-name="SourceText" style:family="text">
      <style:text-properties fo:color="#FFFFFF" fo:font-size="14pt" style:font-size-asian="14pt" style:font-size-complex="14pt" fo:background-color="#211E2F" fo:language="en" fo:country="US"/>
    </style:style>
    <style:style style:name="T1839"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840" style:parent-style-name="PreformattedText" style:family="paragraph">
      <style:paragraph-properties fo:text-align="justify"/>
    </style:style>
    <style:style style:name="T1841" style:parent-style-name="SourceText" style:family="text">
      <style:text-properties fo:color="#FFFFFF" fo:font-size="14pt" style:font-size-asian="14pt" style:font-size-complex="14pt" fo:background-color="#211E2F" fo:language="en" fo:country="US"/>
    </style:style>
    <style:style style:name="P1842" style:parent-style-name="PreformattedText" style:family="paragraph">
      <style:paragraph-properties fo:text-align="justify"/>
    </style:style>
    <style:style style:name="T1843" style:parent-style-name="SourceText" style:family="text">
      <style:text-properties fo:color="#FFFFFF" fo:font-size="14pt" style:font-size-asian="14pt" style:font-size-complex="14pt" fo:background-color="#211E2F" fo:language="en" fo:country="US"/>
    </style:style>
    <style:style style:name="T1844"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845"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846" style:parent-style-name="PreformattedText" style:family="paragraph">
      <style:paragraph-properties fo:text-align="justify"/>
    </style:style>
    <style:style style:name="T1847" style:parent-style-name="SourceText" style:family="text">
      <style:text-properties fo:color="#FFFFFF" fo:font-size="14pt" style:font-size-asian="14pt" style:font-size-complex="14pt" fo:background-color="#211E2F" fo:language="en" fo:country="US"/>
    </style:style>
    <style:style style:name="T1848"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849"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850"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851"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852"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1853"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854" style:parent-style-name="PreformattedText" style:family="paragraph">
      <style:paragraph-properties fo:text-align="justify"/>
    </style:style>
    <style:style style:name="T1855" style:parent-style-name="SourceText" style:family="text">
      <style:text-properties fo:color="#FFFFFF" fo:font-size="14pt" style:font-size-asian="14pt" style:font-size-complex="14pt" fo:background-color="#211E2F" fo:language="en" fo:country="US"/>
    </style:style>
    <style:style style:name="T1856"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857" style:parent-style-name="PreformattedText" style:family="paragraph">
      <style:paragraph-properties fo:text-align="justify"/>
    </style:style>
    <style:style style:name="T1858" style:parent-style-name="SourceText" style:family="text">
      <style:text-properties fo:color="#FFFFFF" fo:font-size="14pt" style:font-size-asian="14pt" style:font-size-complex="14pt" fo:background-color="#211E2F" fo:language="en" fo:country="US"/>
    </style:style>
    <style:style style:name="P1859" style:parent-style-name="PreformattedText" style:family="paragraph">
      <style:paragraph-properties fo:text-align="justify"/>
    </style:style>
    <style:style style:name="T1860" style:parent-style-name="SourceText" style:family="text">
      <style:text-properties fo:color="#FFFFFF" fo:font-size="14pt" style:font-size-asian="14pt" style:font-size-complex="14pt" fo:background-color="#211E2F" fo:language="en" fo:country="US"/>
    </style:style>
    <style:style style:name="T1861"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862"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863" style:parent-style-name="PreformattedText" style:family="paragraph">
      <style:paragraph-properties fo:text-align="justify"/>
    </style:style>
    <style:style style:name="T1864" style:parent-style-name="SourceText" style:family="text">
      <style:text-properties fo:color="#FFFFFF" fo:font-size="14pt" style:font-size-asian="14pt" style:font-size-complex="14pt" fo:background-color="#211E2F" fo:language="en" fo:country="US"/>
    </style:style>
    <style:style style:name="T1865"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866"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867"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868"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869"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1870"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871" style:parent-style-name="PreformattedText" style:family="paragraph">
      <style:paragraph-properties fo:text-align="justify"/>
    </style:style>
    <style:style style:name="T1872" style:parent-style-name="SourceText" style:family="text">
      <style:text-properties fo:color="#FFFFFF" fo:font-size="14pt" style:font-size-asian="14pt" style:font-size-complex="14pt" fo:background-color="#211E2F" fo:language="en" fo:country="US"/>
    </style:style>
    <style:style style:name="T1873"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1874" style:parent-style-name="PreformattedText" style:family="paragraph">
      <style:paragraph-properties fo:text-align="justify"/>
    </style:style>
    <style:style style:name="T1875" style:parent-style-name="SourceText" style:family="text">
      <style:text-properties fo:color="#FFFFFF" fo:font-size="14pt" style:font-size-asian="14pt" style:font-size-complex="14pt" fo:background-color="#211E2F"/>
    </style:style>
    <style:style style:name="P1876" style:parent-style-name="PreformattedText" style:family="paragraph">
      <style:paragraph-properties fo:text-align="justify"/>
    </style:style>
    <style:style style:name="T1877" style:parent-style-name="SourceText" style:family="text">
      <style:text-properties fo:color="#FFFFFF" fo:font-size="14pt" style:font-size-asian="14pt" style:font-size-complex="14pt" fo:background-color="#211E2F"/>
    </style:style>
    <style:style style:name="T1878"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style:style>
    <style:style style:name="T1879"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1880" style:parent-style-name="PreformattedText" style:family="paragraph">
      <style:paragraph-properties fo:text-align="justify"/>
    </style:style>
    <style:style style:name="T1881" style:parent-style-name="SourceText" style:family="text">
      <style:text-properties fo:color="#FFFFFF" fo:font-size="14pt" style:font-size-asian="14pt" style:font-size-complex="14pt" fo:background-color="#211E2F"/>
    </style:style>
    <style:style style:name="T1882"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style:style>
    <style:style style:name="T1883"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T1884"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style:style>
    <style:style style:name="T1885"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1886" style:parent-style-name="PreformattedText" style:family="paragraph">
      <style:paragraph-properties fo:text-align="justify"/>
    </style:style>
    <style:style style:name="T1887" style:parent-style-name="SourceText" style:family="text">
      <style:text-properties fo:color="#FFFFFF" fo:font-size="14pt" style:font-size-asian="14pt" style:font-size-complex="14pt" fo:background-color="#211E2F"/>
    </style:style>
    <style:style style:name="T1888"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1889" style:parent-style-name="PreformattedText" style:family="paragraph">
      <style:paragraph-properties fo:text-align="justify"/>
    </style:style>
    <style:style style:name="T1890"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1891" style:parent-style-name="Textbody" style:family="paragraph">
      <style:paragraph-properties fo:text-align="justify" fo:margin-bottom="0in" fo:line-height="160%"/>
    </style:style>
    <style:style style:name="T1892" style:parent-style-name="Policepardéfaut" style:family="text">
      <style:text-properties fo:color="#000000" fo:font-size="14pt" style:font-size-asian="14pt" style:font-size-complex="14pt" fo:language="en" fo:country="US" style:language-asian="en" style:country-asian="US" style:language-complex="ar" style:country-complex="SA"/>
    </style:style>
    <style:style style:name="T1893"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894" style:parent-style-name="Policepardéfaut" style:family="text">
      <style:text-properties style:font-name="Apercu, apple-system, system-ui" fo:color="#10162F" fo:font-size="14pt" style:font-size-asian="14pt" style:font-size-complex="14pt"/>
    </style:style>
    <style:style style:name="T1895"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896" style:parent-style-name="Policepardéfaut" style:family="text">
      <style:text-properties style:font-name="Apercu, apple-system, system-ui" fo:color="#10162F" fo:font-size="14pt" style:font-size-asian="14pt" style:font-size-complex="14pt"/>
    </style:style>
    <style:style style:name="T1897" style:parent-style-name="Policepardéfaut" style:family="text">
      <style:text-properties style:font-name="Apercu, apple-system, system-ui" fo:color="#10162F" fo:font-size="14pt" style:font-size-asian="14pt" style:font-size-complex="14pt"/>
    </style:style>
    <style:style style:name="T1898"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899" style:parent-style-name="Policepardéfaut" style:family="text">
      <style:text-properties style:font-name="Apercu, apple-system, system-ui" fo:color="#10162F" fo:font-size="14pt" style:font-size-asian="14pt" style:font-size-complex="14pt"/>
    </style:style>
    <style:style style:name="P1900" style:parent-style-name="Textbody" style:family="paragraph">
      <style:paragraph-properties fo:text-align="justify" fo:line-height="160%"/>
      <style:text-properties style:font-name="Apercu, apple-system, system-ui" fo:color="#10162F" fo:font-size="14pt" style:font-size-asian="14pt" style:font-size-complex="14pt"/>
    </style:style>
    <style:style style:name="P1901" style:parent-style-name="Textbody" style:family="paragraph">
      <style:paragraph-properties fo:text-align="justify" fo:margin-bottom="0in" fo:line-height="160%"/>
    </style:style>
    <style:style style:name="T1902" style:parent-style-name="Policepardéfaut" style:family="text">
      <style:text-properties style:font-name="Apercu, apple-system, system-ui" fo:color="#10162F" fo:font-size="14pt" style:font-size-asian="14pt" style:font-size-complex="14pt"/>
    </style:style>
    <style:style style:name="T1903" style:parent-style-name="Policepardéfaut" style:family="text">
      <style:text-properties style:font-name="Apercu, apple-system, system-ui" fo:color="#10162F" fo:font-size="14pt" style:font-size-asian="14pt" style:font-size-complex="14pt"/>
    </style:style>
    <style:style style:name="T1904"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905" style:parent-style-name="Policepardéfaut" style:family="text">
      <style:text-properties style:font-name="Apercu, apple-system, system-ui" fo:color="#10162F" fo:font-size="14pt" style:font-size-asian="14pt" style:font-size-complex="14pt"/>
    </style:style>
    <style:style style:name="P1906" style:parent-style-name="PreformattedText" style:family="paragraph">
      <style:paragraph-properties fo:text-align="justify"/>
    </style:style>
    <style:style style:name="T1907"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908"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909"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1910"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911"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912"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913"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1914"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915" style:parent-style-name="PreformattedText" style:family="paragraph">
      <style:paragraph-properties fo:text-align="justify"/>
    </style:style>
    <style:style style:name="T1916" style:parent-style-name="SourceText" style:family="text">
      <style:text-properties fo:color="#FFFFFF" fo:font-size="14pt" style:font-size-asian="14pt" style:font-size-complex="14pt" fo:background-color="#211E2F" fo:language="en" fo:country="US"/>
    </style:style>
    <style:style style:name="T1917"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1918"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919"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1920"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921" style:parent-style-name="PreformattedText" style:family="paragraph">
      <style:paragraph-properties fo:text-align="justify"/>
    </style:style>
    <style:style style:name="T1922" style:parent-style-name="SourceText" style:family="text">
      <style:text-properties fo:color="#FFFFFF" fo:font-size="14pt" style:font-size-asian="14pt" style:font-size-complex="14pt" fo:background-color="#211E2F" fo:language="en" fo:country="US"/>
    </style:style>
    <style:style style:name="T1923"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style:style>
    <style:style style:name="T1924"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T1925"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style:style>
    <style:style style:name="T1926"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1927" style:parent-style-name="PreformattedText" style:family="paragraph">
      <style:paragraph-properties fo:text-align="justify"/>
    </style:style>
    <style:style style:name="T1928" style:parent-style-name="SourceText" style:family="text">
      <style:text-properties fo:color="#FFFFFF" fo:font-size="14pt" style:font-size-asian="14pt" style:font-size-complex="14pt" fo:background-color="#211E2F"/>
    </style:style>
    <style:style style:name="T1929"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1930" style:parent-style-name="PreformattedText" style:family="paragraph">
      <style:paragraph-properties fo:text-align="justify"/>
    </style:style>
    <style:style style:name="T1931"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1932" style:parent-style-name="Textbody" style:family="paragraph">
      <style:paragraph-properties fo:text-align="justify" fo:margin-bottom="0in" fo:line-height="160%"/>
    </style:style>
    <style:style style:name="T1933" style:parent-style-name="Policepardéfaut" style:family="text">
      <style:text-properties fo:color="#000000" fo:font-size="14pt" style:font-size-asian="14pt" style:font-size-complex="14pt" fo:language="en" fo:country="US" style:language-asian="en" style:country-asian="US" style:language-complex="ar" style:country-complex="SA"/>
    </style:style>
    <style:style style:name="T1934" style:parent-style-name="Policepardéfaut" style:family="text">
      <style:text-properties style:font-name="Apercu, apple-system, system-ui" fo:color="#10162F" fo:font-size="14pt" style:font-size-asian="14pt" style:font-size-complex="14pt"/>
    </style:style>
    <style:style style:name="T1935" style:parent-style-name="SourceText" style:family="text">
      <style:text-properties style:font-name="Monaco, Menlo, 'Ubuntu Mono', '" style:font-name-asian="Monaco, Menlo, 'Ubuntu Mono', '" style:font-name-complex="Monaco, Menlo, 'Ubuntu Mono', '" fo:color="#5B277D" fo:font-size="14pt" style:font-size-asian="14pt" style:font-size-complex="14pt"/>
    </style:style>
    <style:style style:name="T1936"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937" style:parent-style-name="Policepardéfaut" style:family="text">
      <style:text-properties style:font-name="Apercu, apple-system, system-ui" fo:color="#10162F" fo:font-size="14pt" style:font-size-asian="14pt" style:font-size-complex="14pt"/>
    </style:style>
    <style:style style:name="T1938" style:parent-style-name="SourceText" style:family="text">
      <style:text-properties style:font-name="Monaco, Menlo, 'Ubuntu Mono', '" style:font-name-asian="Monaco, Menlo, 'Ubuntu Mono', '" style:font-name-complex="Monaco, Menlo, 'Ubuntu Mono', '" fo:color="#5B277D" fo:font-size="14pt" style:font-size-asian="14pt" style:font-size-complex="14pt"/>
    </style:style>
    <style:style style:name="T1939"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940" style:parent-style-name="Policepardéfaut" style:family="text">
      <style:text-properties style:font-name="Apercu, apple-system, system-ui" fo:color="#10162F" fo:font-size="14pt" style:font-size-asian="14pt" style:font-size-complex="14pt"/>
    </style:style>
    <style:style style:name="T1941" style:parent-style-name="Policepardéfaut" style:family="text">
      <style:text-properties style:font-name="Apercu, apple-system, system-ui" fo:color="#10162F" fo:font-size="14pt" style:font-size-asian="14pt" style:font-size-complex="14pt"/>
    </style:style>
    <style:style style:name="P1942" style:parent-style-name="Textbody" style:family="paragraph">
      <style:paragraph-properties fo:text-align="justify" fo:margin-bottom="0in" fo:line-height="160%"/>
    </style:style>
    <style:style style:name="T1943" style:parent-style-name="Policepardéfaut" style:family="text">
      <style:text-properties style:font-name="Apercu, apple-system, system-ui" fo:color="#10162F" fo:font-size="14pt" style:font-size-asian="14pt" style:font-size-complex="14pt"/>
    </style:style>
    <style:style style:name="T1944" style:parent-style-name="SourceText" style:family="text">
      <style:text-properties style:font-name="Monaco, Menlo, 'Ubuntu Mono', '" style:font-name-asian="Monaco, Menlo, 'Ubuntu Mono', '" style:font-name-complex="Monaco, Menlo, 'Ubuntu Mono', '" fo:color="#F10D0C" fo:font-size="14pt" style:font-size-asian="14pt" style:font-size-complex="14pt"/>
    </style:style>
    <style:style style:name="T1945"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946" style:parent-style-name="Policepardéfaut" style:family="text">
      <style:text-properties style:font-name="Apercu, apple-system, system-ui" fo:color="#10162F" fo:font-size="14pt" style:font-size-asian="14pt" style:font-size-complex="14pt"/>
    </style:style>
    <style:style style:name="T1947" style:parent-style-name="SourceText" style:family="text">
      <style:text-properties style:font-name="Monaco, Menlo, 'Ubuntu Mono', '" style:font-name-asian="Monaco, Menlo, 'Ubuntu Mono', '" style:font-name-complex="Monaco, Menlo, 'Ubuntu Mono', '" fo:color="#C9211E" fo:font-size="14pt" style:font-size-asian="14pt" style:font-size-complex="14pt"/>
    </style:style>
    <style:style style:name="T1948" style:parent-style-name="Policepardéfaut" style:family="text">
      <style:text-properties style:font-name="Apercu, apple-system, system-ui" fo:color="#C9211E" fo:font-size="14pt" style:font-size-asian="14pt" style:font-size-complex="14pt"/>
    </style:style>
    <style:style style:name="T1949" style:parent-style-name="SourceText" style:family="text">
      <style:text-properties style:font-name="Monaco, Menlo, 'Ubuntu Mono', '" style:font-name-asian="Monaco, Menlo, 'Ubuntu Mono', '" style:font-name-complex="Monaco, Menlo, 'Ubuntu Mono', '" fo:color="#C9211E" fo:font-size="14pt" style:font-size-asian="14pt" style:font-size-complex="14pt"/>
    </style:style>
    <style:style style:name="T1950" style:parent-style-name="Policepardéfaut" style:family="text">
      <style:text-properties style:font-name="Apercu, apple-system, system-ui" fo:color="#10162F" fo:font-size="14pt" style:font-size-asian="14pt" style:font-size-complex="14pt"/>
    </style:style>
    <style:style style:name="T1951" style:parent-style-name="SourceText" style:family="text">
      <style:text-properties style:font-name="Monaco, Menlo, 'Ubuntu Mono', '" style:font-name-asian="Monaco, Menlo, 'Ubuntu Mono', '" style:font-name-complex="Monaco, Menlo, 'Ubuntu Mono', '" fo:color="#C9211E" fo:font-size="14pt" style:font-size-asian="14pt" style:font-size-complex="14pt"/>
    </style:style>
    <style:style style:name="T1952" style:parent-style-name="SourceText" style:family="text">
      <style:text-properties style:font-name="Monaco, Menlo, 'Ubuntu Mono', '" style:font-name-asian="Monaco, Menlo, 'Ubuntu Mono', '" style:font-name-complex="Monaco, Menlo, 'Ubuntu Mono', '" fo:color="#C9211E" fo:font-size="14pt" style:font-size-asian="14pt" style:font-size-complex="14pt"/>
    </style:style>
    <style:style style:name="T1953" style:parent-style-name="Policepardéfaut" style:family="text">
      <style:text-properties style:font-name="Apercu, apple-system, system-ui" fo:color="#10162F" fo:font-size="14pt" style:font-size-asian="14pt" style:font-size-complex="14pt"/>
    </style:style>
    <style:style style:name="P1954" style:parent-style-name="Standard" style:family="paragraph">
      <style:paragraph-properties fo:text-align="justify"/>
      <style:text-properties fo:color="#000000" fo:font-size="14pt" style:font-size-asian="14pt" style:font-size-complex="14pt"/>
    </style:style>
    <style:style style:name="P1955" style:parent-style-name="Titre3" style:family="paragraph">
      <style:paragraph-properties fo:text-align="justify"/>
      <style:text-properties style:font-name="Apercu, apple-system, system-ui" fo:color="#000000"/>
    </style:style>
    <style:style style:name="P1956" style:parent-style-name="Textbody" style:family="paragraph">
      <style:paragraph-properties fo:text-align="justify"/>
      <style:text-properties style:font-name="Apercu, apple-system, system-ui" fo:font-weight="bold" style:font-weight-asian="bold" style:font-weight-complex="bold" fo:color="#10162F" fo:font-size="14pt" style:font-size-asian="14pt" style:font-size-complex="14pt"/>
    </style:style>
    <style:style style:name="P1957" style:parent-style-name="Textbody" style:family="paragraph">
      <style:paragraph-properties fo:text-align="justify" fo:line-height="160%"/>
      <style:text-properties style:font-name="Apercu, apple-system, system-ui" fo:font-weight="bold" style:font-weight-asian="bold" style:font-weight-complex="bold" fo:color="#10162F" fo:font-size="14pt" style:font-size-asian="14pt" style:font-size-complex="14pt"/>
    </style:style>
    <style:style style:name="P1958" style:parent-style-name="Textbody" style:family="paragraph">
      <style:paragraph-properties fo:text-align="justify" fo:margin-bottom="0in"/>
    </style:style>
    <style:style style:name="T1959" style:parent-style-name="Policepardéfaut" style:family="text">
      <style:text-properties fo:font-weight="bold" style:font-weight-asian="bold" style:font-weight-complex="bold" fo:color="#000000" fo:font-size="14pt" style:font-size-asian="14pt" style:font-size-complex="14pt" fo:language="en" fo:country="US" style:language-asian="en" style:country-asian="US" style:language-complex="ar" style:country-complex="SA"/>
    </style:style>
    <style:style style:name="P1960" style:parent-style-name="Textbody" style:family="paragraph">
      <style:text-properties fo:language="en" fo:country="US"/>
    </style:style>
    <style:style style:name="T1961" style:parent-style-name="Policepardéfaut" style:family="text">
      <style:text-properties style:font-name="Apercu, apple-system, system-ui" style:font-weight-complex="bold" fo:color="#10162F" fo:font-size="14pt" style:font-size-asian="14pt" style:font-size-complex="14pt" style:text-underline-type="single" style:text-underline-style="solid" style:text-underline-width="auto" style:text-underline-mode="continuous"/>
    </style:style>
    <style:style style:name="P1962" style:parent-style-name="Textbody" style:family="paragraph">
      <style:paragraph-properties fo:text-align="justify"/>
      <style:text-properties style:font-name="Apercu, apple-system, system-ui" fo:font-weight="bold" style:font-weight-asian="bold" style:font-weight-complex="bold" fo:color="#10162F" fo:font-size="14pt" style:font-size-asian="14pt" style:font-size-complex="14pt"/>
    </style:style>
    <style:style style:name="P1963" style:parent-style-name="Textbody" style:family="paragraph">
      <style:paragraph-properties fo:text-align="justify" fo:margin-bottom="0in" fo:line-height="160%"/>
    </style:style>
    <style:style style:name="T1964" style:parent-style-name="Policepardéfaut" style:family="text">
      <style:text-properties style:font-name="Apercu, apple-system, system-ui" style:font-weight-complex="bold" fo:color="#10162F" fo:font-size="14pt" style:font-size-asian="14pt" style:font-size-complex="14pt"/>
    </style:style>
    <style:style style:name="T1965"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966" style:parent-style-name="Policepardéfaut" style:family="text">
      <style:text-properties style:font-name="Apercu, apple-system, system-ui" style:font-weight-complex="bold" fo:color="#10162F" fo:font-size="14pt" style:font-size-asian="14pt" style:font-size-complex="14pt"/>
    </style:style>
    <style:style style:name="T1967"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968" style:parent-style-name="Policepardéfaut" style:family="text">
      <style:text-properties style:font-name="Apercu, apple-system, system-ui" style:font-weight-complex="bold" fo:color="#10162F" fo:font-size="14pt" style:font-size-asian="14pt" style:font-size-complex="14pt"/>
    </style:style>
    <style:style style:name="T1969" style:parent-style-name="Accentuation" style:family="text">
      <style:text-properties style:font-name="Apercu, apple-system, system-ui" fo:font-style="normal" style:font-style-asian="normal" fo:color="#10162F" fo:font-size="14pt" style:font-size-asian="14pt" style:font-size-complex="14pt"/>
    </style:style>
    <style:style style:name="T1970" style:parent-style-name="Policepardéfaut" style:family="text">
      <style:text-properties style:font-name="Apercu, apple-system, system-ui" style:font-weight-complex="bold" fo:color="#10162F" fo:font-size="14pt" style:font-size-asian="14pt" style:font-size-complex="14pt"/>
    </style:style>
    <style:style style:name="T1971" style:parent-style-name="Policepardéfaut" style:family="text">
      <style:text-properties style:font-name="Apercu, apple-system, system-ui" style:font-weight-complex="bold" fo:color="#10162F" fo:font-size="14pt" style:font-size-asian="14pt" style:font-size-complex="14pt"/>
    </style:style>
    <style:style style:name="T1972"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973" style:parent-style-name="SourceText" style:family="text">
      <style:text-properties style:font-name="Monaco, Menlo, 'Ubuntu Mono', '" style:font-name-asian="Monaco, Menlo, 'Ubuntu Mono', '" style:font-name-complex="Monaco, Menlo, 'Ubuntu Mono', '" fo:color="#C9211E" fo:font-size="14pt" style:font-size-asian="14pt" style:font-size-complex="14pt"/>
    </style:style>
    <style:style style:name="T1974"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975" style:parent-style-name="Policepardéfaut" style:family="text">
      <style:text-properties style:font-name="Apercu, apple-system, system-ui" style:font-weight-complex="bold" fo:color="#10162F" fo:font-size="14pt" style:font-size-asian="14pt" style:font-size-complex="14pt"/>
    </style:style>
    <style:style style:name="P1976" style:parent-style-name="Textbody" style:family="paragraph">
      <style:paragraph-properties fo:text-align="justify" fo:margin-bottom="0in"/>
    </style:style>
    <style:style style:name="T1977" style:parent-style-name="Policepardéfaut" style:family="text">
      <style:text-properties fo:font-weight="bold" style:font-weight-asian="bold" style:font-weight-complex="bold" fo:color="#000000" fo:font-size="14pt" style:font-size-asian="14pt" style:font-size-complex="14pt" fo:language="en" fo:country="US" style:language-asian="en" style:country-asian="US" style:language-complex="ar" style:country-complex="SA"/>
    </style:style>
    <style:style style:name="T1978" style:parent-style-name="SourceText" style:family="text">
      <style:text-properties style:font-name="Monaco, Menlo, 'Ubuntu Mono', '" style:font-name-asian="Monaco, Menlo, 'Ubuntu Mono', '" style:font-name-complex="Monaco, Menlo, 'Ubuntu Mono', '" fo:color="#10162F" fo:font-size="14pt" style:font-size-asian="14pt" style:font-size-complex="14pt" style:text-underline-type="single" style:text-underline-style="solid" style:text-underline-width="auto" style:text-underline-mode="continuous"/>
    </style:style>
    <style:style style:name="T1979" style:parent-style-name="SourceText" style:family="text">
      <style:text-properties style:font-name="Monaco, Menlo, 'Ubuntu Mono', '" style:font-name-asian="Monaco, Menlo, 'Ubuntu Mono', '" style:font-name-complex="Monaco, Menlo, 'Ubuntu Mono', '" fo:color="#3465A4" fo:font-size="14pt" style:font-size-asian="14pt" style:font-size-complex="14pt" style:text-underline-type="single" style:text-underline-style="solid" style:text-underline-width="auto" style:text-underline-mode="continuous"/>
    </style:style>
    <style:style style:name="P1980" style:parent-style-name="Textbody" style:family="paragraph">
      <style:paragraph-properties fo:text-align="justify"/>
      <style:text-properties style:font-name="Apercu, apple-system, system-ui" fo:font-weight="bold" style:font-weight-asian="bold" style:font-weight-complex="bold" fo:color="#10162F" fo:font-size="14pt" style:font-size-asian="14pt" style:font-size-complex="14pt"/>
    </style:style>
    <style:style style:name="P1981" style:parent-style-name="Textbody" style:family="paragraph">
      <style:paragraph-properties fo:text-align="justify" fo:margin-bottom="0in" fo:line-height="160%"/>
    </style:style>
    <style:style style:name="T1982" style:parent-style-name="Policepardéfaut" style:family="text">
      <style:text-properties style:font-name="Apercu, apple-system, system-ui" style:font-weight-complex="bold" fo:color="#10162F" fo:font-size="14pt" style:font-size-asian="14pt" style:font-size-complex="14pt"/>
    </style:style>
    <style:style style:name="T1983" style:parent-style-name="SourceText" style:family="text">
      <style:text-properties style:font-name="Monaco, Menlo, 'Ubuntu Mono', '" style:font-name-asian="Monaco, Menlo, 'Ubuntu Mono', '" style:font-name-complex="Monaco, Menlo, 'Ubuntu Mono', '" fo:color="#468A1A" fo:font-size="14pt" style:font-size-asian="14pt" style:font-size-complex="14pt"/>
    </style:style>
    <style:style style:name="T1984"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985" style:parent-style-name="Policepardéfaut" style:family="text">
      <style:text-properties style:font-name="Apercu, apple-system, system-ui" style:font-weight-complex="bold" fo:color="#10162F" fo:font-size="14pt" style:font-size-asian="14pt" style:font-size-complex="14pt"/>
    </style:style>
    <style:style style:name="T1986"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987" style:parent-style-name="Policepardéfaut" style:family="text">
      <style:text-properties style:font-name="Apercu, apple-system, system-ui" style:font-weight-complex="bold" fo:color="#10162F" fo:font-size="14pt" style:font-size-asian="14pt" style:font-size-complex="14pt"/>
    </style:style>
    <style:style style:name="T1988" style:parent-style-name="SourceText" style:family="text">
      <style:text-properties style:font-name="Monaco, Menlo, 'Ubuntu Mono', '" style:font-name-asian="Monaco, Menlo, 'Ubuntu Mono', '" style:font-name-complex="Monaco, Menlo, 'Ubuntu Mono', '" fo:color="#3465A4" fo:font-size="14pt" style:font-size-asian="14pt" style:font-size-complex="14pt"/>
    </style:style>
    <style:style style:name="T1989"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1990" style:parent-style-name="Policepardéfaut" style:family="text">
      <style:text-properties style:font-name="Apercu, apple-system, system-ui" style:font-weight-complex="bold" fo:color="#10162F" fo:font-size="14pt" style:font-size-asian="14pt" style:font-size-complex="14pt"/>
    </style:style>
    <style:style style:name="P1991" style:parent-style-name="PreformattedText" style:family="paragraph">
      <style:paragraph-properties fo:text-align="justify"/>
    </style:style>
    <style:style style:name="T1992"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1993"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1994" style:parent-style-name="PreformattedText" style:family="paragraph">
      <style:paragraph-properties fo:text-align="justify"/>
    </style:style>
    <style:style style:name="T1995" style:parent-style-name="SourceText" style:family="text">
      <style:text-properties fo:color="#FFFFFF" fo:font-size="14pt" style:font-size-asian="14pt" style:font-size-complex="14pt" fo:background-color="#211E2F" fo:language="en" fo:country="US"/>
    </style:style>
    <style:style style:name="T1996"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1997"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1998"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1999"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2000" style:parent-style-name="PreformattedText" style:family="paragraph">
      <style:paragraph-properties fo:text-align="justify"/>
    </style:style>
    <style:style style:name="T2001" style:parent-style-name="SourceText" style:family="text">
      <style:text-properties fo:color="#FFFFFF" fo:font-size="14pt" style:font-size-asian="14pt" style:font-size-complex="14pt" fo:background-color="#211E2F" fo:language="en" fo:country="US"/>
    </style:style>
    <style:style style:name="T2002"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2003"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004"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2005"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006"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007"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2008"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2009" style:parent-style-name="PreformattedText" style:family="paragraph">
      <style:paragraph-properties fo:text-align="justify"/>
    </style:style>
    <style:style style:name="T2010" style:parent-style-name="SourceText" style:family="text">
      <style:text-properties fo:color="#FFFFFF" fo:font-size="14pt" style:font-size-asian="14pt" style:font-size-complex="14pt" fo:background-color="#211E2F" fo:language="en" fo:country="US"/>
    </style:style>
    <style:style style:name="T2011"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2012"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013"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2014"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015"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2016"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2017" style:parent-style-name="PreformattedText" style:family="paragraph">
      <style:paragraph-properties fo:text-align="justify"/>
    </style:style>
    <style:style style:name="T2018" style:parent-style-name="SourceText" style:family="text">
      <style:text-properties fo:color="#FFFFFF" fo:font-size="14pt" style:font-size-asian="14pt" style:font-size-complex="14pt" fo:background-color="#211E2F" fo:language="en" fo:country="US"/>
    </style:style>
    <style:style style:name="T2019"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2020" style:parent-style-name="PreformattedText" style:family="paragraph">
      <style:paragraph-properties fo:text-align="justify"/>
    </style:style>
    <style:style style:name="T2021" style:parent-style-name="SourceText" style:family="text">
      <style:text-properties fo:color="#FFFFFF" fo:font-size="14pt" style:font-size-asian="14pt" style:font-size-complex="14pt" fo:background-color="#211E2F" fo:language="en" fo:country="US"/>
    </style:style>
    <style:style style:name="P2022" style:parent-style-name="PreformattedText" style:family="paragraph">
      <style:paragraph-properties fo:text-align="justify"/>
    </style:style>
    <style:style style:name="T2023" style:parent-style-name="SourceText" style:family="text">
      <style:text-properties fo:color="#FFFFFF" fo:font-size="14pt" style:font-size-asian="14pt" style:font-size-complex="14pt" fo:background-color="#211E2F" fo:language="en" fo:country="US"/>
    </style:style>
    <style:style style:name="T2024"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2025"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026"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2027"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2028" style:parent-style-name="PreformattedText" style:family="paragraph">
      <style:paragraph-properties fo:text-align="justify"/>
    </style:style>
    <style:style style:name="T2029" style:parent-style-name="SourceText" style:family="text">
      <style:text-properties fo:color="#FFFFFF" fo:font-size="14pt" style:font-size-asian="14pt" style:font-size-complex="14pt" fo:background-color="#211E2F" fo:language="en" fo:country="US"/>
    </style:style>
    <style:style style:name="T2030"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2031"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032" style:parent-style-name="SourceText" style:family="text">
      <style:text-properties style:font-name="Monaco, Menlo, 'Ubuntu Mono', '" style:font-name-asian="Monaco, Menlo, 'Ubuntu Mono', '" style:font-name-complex="Monaco, Menlo, 'Ubuntu Mono', '" fo:color="#FFE083" fo:font-size="14pt" style:font-size-asian="14pt" style:font-size-complex="14pt" fo:background-color="#211E2F" fo:language="en" fo:country="US"/>
    </style:style>
    <style:style style:name="T2033"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034" style:parent-style-name="SourceText" style:family="text">
      <style:text-properties style:font-name="Monaco, Menlo, 'Ubuntu Mono', '" style:font-name-asian="Monaco, Menlo, 'Ubuntu Mono', '" style:font-name-complex="Monaco, Menlo, 'Ubuntu Mono', '" fo:color="#FFE083" fo:font-size="14pt" style:font-size-asian="14pt" style:font-size-complex="14pt" fo:background-color="#211E2F" fo:language="en" fo:country="US"/>
    </style:style>
    <style:style style:name="T2035"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036" style:parent-style-name="SourceText" style:family="text">
      <style:text-properties style:font-name="Monaco, Menlo, 'Ubuntu Mono', '" style:font-name-asian="Monaco, Menlo, 'Ubuntu Mono', '" style:font-name-complex="Monaco, Menlo, 'Ubuntu Mono', '" fo:color="#FFE083" fo:font-size="14pt" style:font-size-asian="14pt" style:font-size-complex="14pt" fo:background-color="#211E2F" fo:language="en" fo:country="US"/>
    </style:style>
    <style:style style:name="T2037"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038" style:parent-style-name="SourceText" style:family="text">
      <style:text-properties style:font-name="Monaco, Menlo, 'Ubuntu Mono', '" style:font-name-asian="Monaco, Menlo, 'Ubuntu Mono', '" style:font-name-complex="Monaco, Menlo, 'Ubuntu Mono', '" fo:color="#FFE083" fo:font-size="14pt" style:font-size-asian="14pt" style:font-size-complex="14pt" fo:background-color="#211E2F" fo:language="en" fo:country="US"/>
    </style:style>
    <style:style style:name="T2039"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040" style:parent-style-name="SourceText" style:family="text">
      <style:text-properties style:font-name="Monaco, Menlo, 'Ubuntu Mono', '" style:font-name-asian="Monaco, Menlo, 'Ubuntu Mono', '" style:font-name-complex="Monaco, Menlo, 'Ubuntu Mono', '" fo:color="#FFE083" fo:font-size="14pt" style:font-size-asian="14pt" style:font-size-complex="14pt" fo:background-color="#211E2F" fo:language="en" fo:country="US"/>
    </style:style>
    <style:style style:name="T2041"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2042" style:parent-style-name="PreformattedText" style:family="paragraph">
      <style:paragraph-properties fo:text-align="justify"/>
    </style:style>
    <style:style style:name="T2043" style:parent-style-name="SourceText" style:family="text">
      <style:text-properties fo:color="#FFFFFF" fo:font-size="14pt" style:font-size-asian="14pt" style:font-size-complex="14pt" fo:background-color="#211E2F" fo:language="en" fo:country="US"/>
    </style:style>
    <style:style style:name="T2044"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2045"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046"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2047"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048"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2049"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050"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2051"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052"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2053"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054"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2055"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2056" style:parent-style-name="PreformattedText" style:family="paragraph">
      <style:paragraph-properties fo:text-align="justify"/>
    </style:style>
    <style:style style:name="T2057" style:parent-style-name="SourceText" style:family="text">
      <style:text-properties fo:color="#FFFFFF" fo:font-size="14pt" style:font-size-asian="14pt" style:font-size-complex="14pt" fo:background-color="#211E2F" fo:language="en" fo:country="US"/>
    </style:style>
    <style:style style:name="T2058"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style:style>
    <style:style style:name="T2059"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T2060"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style:style>
    <style:style style:name="T2061"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T2062"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style:style>
    <style:style style:name="T2063"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2064" style:parent-style-name="PreformattedText" style:family="paragraph">
      <style:paragraph-properties fo:text-align="justify"/>
    </style:style>
    <style:style style:name="T2065" style:parent-style-name="SourceText" style:family="text">
      <style:text-properties fo:color="#FFFFFF" fo:font-size="14pt" style:font-size-asian="14pt" style:font-size-complex="14pt" fo:background-color="#211E2F"/>
    </style:style>
    <style:style style:name="T2066"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2067" style:parent-style-name="PreformattedText" style:family="paragraph">
      <style:paragraph-properties fo:text-align="justify"/>
    </style:style>
    <style:style style:name="T2068"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2069" style:parent-style-name="Textbody" style:family="paragraph">
      <style:paragraph-properties fo:text-align="justify" fo:margin-bottom="0in" fo:line-height="160%"/>
    </style:style>
    <style:style style:name="T2070" style:parent-style-name="Policepardéfaut" style:family="text">
      <style:text-properties fo:font-weight="bold" style:font-weight-asian="bold" style:font-weight-complex="bold" fo:color="#000000" fo:font-size="14pt" style:font-size-asian="14pt" style:font-size-complex="14pt" fo:language="en" fo:country="US" style:language-asian="en" style:country-asian="US" style:language-complex="ar" style:country-complex="SA"/>
    </style:style>
    <style:style style:name="T2071" style:parent-style-name="Policepardéfaut" style:family="text">
      <style:text-properties style:font-name="Apercu, apple-system, system-ui" style:font-weight-complex="bold" fo:color="#10162F" fo:font-size="14pt" style:font-size-asian="14pt" style:font-size-complex="14pt"/>
    </style:style>
    <style:style style:name="T2072" style:parent-style-name="Policepardéfaut" style:family="text">
      <style:text-properties style:font-name="Apercu, apple-system, system-ui" style:font-weight-complex="bold" fo:color="#10162F" fo:font-size="14pt" style:font-size-asian="14pt" style:font-size-complex="14pt"/>
    </style:style>
    <style:style style:name="T2073" style:parent-style-name="SourceText" style:family="text">
      <style:text-properties style:font-name="Monaco, Menlo, 'Ubuntu Mono', '" style:font-name-asian="Monaco, Menlo, 'Ubuntu Mono', '" style:font-name-complex="Monaco, Menlo, 'Ubuntu Mono', '" fo:color="#468A1A" fo:font-size="14pt" style:font-size-asian="14pt" style:font-size-complex="14pt"/>
    </style:style>
    <style:style style:name="T2074"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075" style:parent-style-name="Policepardéfaut" style:family="text">
      <style:text-properties style:font-name="Apercu, apple-system, system-ui" style:font-weight-complex="bold" fo:color="#10162F" fo:font-size="14pt" style:font-size-asian="14pt" style:font-size-complex="14pt"/>
    </style:style>
    <style:style style:name="T2076"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077" style:parent-style-name="SourceText" style:family="text">
      <style:text-properties style:font-name="Monaco, Menlo, 'Ubuntu Mono', '" style:font-name-asian="Monaco, Menlo, 'Ubuntu Mono', '" style:font-name-complex="Monaco, Menlo, 'Ubuntu Mono', '" fo:color="#F10D0C" fo:font-size="14pt" style:font-size-asian="14pt" style:font-size-complex="14pt"/>
    </style:style>
    <style:style style:name="T2078"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079" style:parent-style-name="Policepardéfaut" style:family="text">
      <style:text-properties style:font-name="Apercu, apple-system, system-ui" style:font-weight-complex="bold" fo:color="#10162F" fo:font-size="14pt" style:font-size-asian="14pt" style:font-size-complex="14pt"/>
    </style:style>
    <style:style style:name="T2080" style:parent-style-name="SourceText" style:family="text">
      <style:text-properties style:font-name="Monaco, Menlo, 'Ubuntu Mono', '" style:font-name-asian="Monaco, Menlo, 'Ubuntu Mono', '" style:font-name-complex="Monaco, Menlo, 'Ubuntu Mono', '" fo:color="#468A1A" fo:font-size="14pt" style:font-size-asian="14pt" style:font-size-complex="14pt"/>
    </style:style>
    <style:style style:name="T2081"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082" style:parent-style-name="Policepardéfaut" style:family="text">
      <style:text-properties style:font-name="Apercu, apple-system, system-ui" style:font-weight-complex="bold" fo:color="#10162F" fo:font-size="14pt" style:font-size-asian="14pt" style:font-size-complex="14pt"/>
    </style:style>
    <style:style style:name="T2083"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084" style:parent-style-name="SourceText" style:family="text">
      <style:text-properties style:font-name="Monaco, Menlo, 'Ubuntu Mono', '" style:font-name-asian="Monaco, Menlo, 'Ubuntu Mono', '" style:font-name-complex="Monaco, Menlo, 'Ubuntu Mono', '" fo:color="#FF3838" fo:font-size="14pt" style:font-size-asian="14pt" style:font-size-complex="14pt"/>
    </style:style>
    <style:style style:name="T2085"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086" style:parent-style-name="Policepardéfaut" style:family="text">
      <style:text-properties style:font-name="Apercu, apple-system, system-ui" style:font-weight-complex="bold" fo:color="#10162F" fo:font-size="14pt" style:font-size-asian="14pt" style:font-size-complex="14pt"/>
    </style:style>
    <style:style style:name="T2087" style:parent-style-name="SourceText" style:family="text">
      <style:text-properties style:font-name="Monaco, Menlo, 'Ubuntu Mono', '" style:font-name-asian="Monaco, Menlo, 'Ubuntu Mono', '" style:font-name-complex="Monaco, Menlo, 'Ubuntu Mono', '" fo:color="#3465A4" fo:font-size="14pt" style:font-size-asian="14pt" style:font-size-complex="14pt"/>
    </style:style>
    <style:style style:name="T2088"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089" style:parent-style-name="Policepardéfaut" style:family="text">
      <style:text-properties style:font-name="Apercu, apple-system, system-ui" style:font-weight-complex="bold" fo:color="#10162F" fo:font-size="14pt" style:font-size-asian="14pt" style:font-size-complex="14pt"/>
    </style:style>
    <style:style style:name="P2090" style:parent-style-name="Textbody" style:family="paragraph">
      <style:paragraph-properties fo:text-align="justify" fo:margin-bottom="0in" fo:line-height="160%"/>
    </style:style>
    <style:style style:name="T2091" style:parent-style-name="Policepardéfaut" style:family="text">
      <style:text-properties style:font-name="Apercu, apple-system, system-ui" style:font-weight-complex="bold" fo:color="#10162F" fo:font-size="14pt" style:font-size-asian="14pt" style:font-size-complex="14pt"/>
    </style:style>
    <style:style style:name="T2092"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093" style:parent-style-name="Policepardéfaut" style:family="text">
      <style:text-properties style:font-name="Apercu, apple-system, system-ui" style:font-weight-complex="bold" fo:color="#10162F" fo:font-size="14pt" style:font-size-asian="14pt" style:font-size-complex="14pt"/>
    </style:style>
    <style:style style:name="P2094" style:parent-style-name="PreformattedText" style:family="paragraph">
      <style:paragraph-properties fo:text-align="justify"/>
    </style:style>
    <style:style style:name="T2095"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2096"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097"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2098"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099"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2100"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101"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2102"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103" style:parent-style-name="SourceText" style:family="text">
      <style:text-properties style:font-name="Monaco, Menlo, 'Ubuntu Mono', '" style:font-name-asian="Monaco, Menlo, 'Ubuntu Mono', '" style:font-name-complex="Monaco, Menlo, 'Ubuntu Mono', '" fo:color="#939598" fo:font-size="14pt" style:font-size-asian="14pt" style:font-size-complex="14pt" fo:background-color="#211E2F" fo:language="en" fo:country="US"/>
    </style:style>
    <style:style style:name="P2104" style:parent-style-name="Textbody" style:family="paragraph">
      <style:paragraph-properties fo:text-align="justify" fo:margin-bottom="0in" fo:line-height="160%"/>
    </style:style>
    <style:style style:name="T2105" style:parent-style-name="Policepardéfaut" style:family="text">
      <style:text-properties fo:font-weight="bold" style:font-weight-asian="bold" style:font-weight-complex="bold" fo:color="#000000" fo:font-size="14pt" style:font-size-asian="14pt" style:font-size-complex="14pt" fo:language="en" fo:country="US" style:language-asian="en" style:country-asian="US" style:language-complex="ar" style:country-complex="SA"/>
    </style:style>
    <style:style style:name="T2106"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107" style:parent-style-name="SourceText" style:family="text">
      <style:text-properties style:font-name="Monaco, Menlo, 'Ubuntu Mono', '" style:font-name-asian="Monaco, Menlo, 'Ubuntu Mono', '" style:font-name-complex="Monaco, Menlo, 'Ubuntu Mono', '" fo:color="#F10D0C" fo:font-size="14pt" style:font-size-asian="14pt" style:font-size-complex="14pt"/>
    </style:style>
    <style:style style:name="T2108"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109" style:parent-style-name="Policepardéfaut" style:family="text">
      <style:text-properties style:font-name="Apercu, apple-system, system-ui" style:font-weight-complex="bold" fo:color="#10162F" fo:font-size="14pt" style:font-size-asian="14pt" style:font-size-complex="14pt"/>
    </style:style>
    <style:style style:name="T2110" style:parent-style-name="SourceText" style:family="text">
      <style:text-properties style:font-name="Monaco, Menlo, 'Ubuntu Mono', '" style:font-name-asian="Monaco, Menlo, 'Ubuntu Mono', '" style:font-name-complex="Monaco, Menlo, 'Ubuntu Mono', '" fo:color="#F10D0C" fo:font-size="14pt" style:font-size-asian="14pt" style:font-size-complex="14pt"/>
    </style:style>
    <style:style style:name="T2111"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112" style:parent-style-name="Policepardéfaut" style:family="text">
      <style:text-properties style:font-name="Apercu, apple-system, system-ui" style:font-weight-complex="bold" fo:color="#10162F" fo:font-size="14pt" style:font-size-asian="14pt" style:font-size-complex="14pt"/>
    </style:style>
    <style:style style:name="P2113" style:parent-style-name="PreformattedText" style:family="paragraph">
      <style:paragraph-properties fo:text-align="justify"/>
    </style:style>
    <style:style style:name="T2114"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2115"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2116"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117"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2118"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119"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2120"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121" style:parent-style-name="SourceText" style:family="text">
      <style:text-properties style:font-name="Monaco, Menlo, 'Ubuntu Mono', '" style:font-name-asian="Monaco, Menlo, 'Ubuntu Mono', '" style:font-name-complex="Monaco, Menlo, 'Ubuntu Mono', '" fo:color="#FFE083" fo:font-size="14pt" style:font-size-asian="14pt" style:font-size-complex="14pt" fo:background-color="#211E2F" fo:language="en" fo:country="US"/>
    </style:style>
    <style:style style:name="T2122"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2123" style:parent-style-name="PreformattedText" style:family="paragraph">
      <style:paragraph-properties fo:text-align="justify"/>
    </style:style>
    <style:style style:name="T2124"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style:style>
    <style:style style:name="T2125"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T2126"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style:style>
    <style:style style:name="T2127"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T2128" style:parent-style-name="SourceText" style:family="text">
      <style:text-properties style:font-name="Monaco, Menlo, 'Ubuntu Mono', '" style:font-name-asian="Monaco, Menlo, 'Ubuntu Mono', '" style:font-name-complex="Monaco, Menlo, 'Ubuntu Mono', '" fo:color="#939598" fo:font-size="14pt" style:font-size-asian="14pt" style:font-size-complex="14pt" fo:background-color="#211E2F"/>
    </style:style>
    <style:style style:name="P2129" style:parent-style-name="Textbody" style:family="paragraph">
      <style:paragraph-properties fo:text-align="justify" fo:margin-bottom="0in" fo:line-height="160%"/>
    </style:style>
    <style:style style:name="T2130" style:parent-style-name="Policepardéfaut" style:family="text">
      <style:text-properties fo:font-weight="bold" style:font-weight-asian="bold" style:font-weight-complex="bold" fo:color="#000000" fo:font-size="14pt" style:font-size-asian="14pt" style:font-size-complex="14pt" fo:language="en" fo:country="US" style:language-asian="en" style:country-asian="US" style:language-complex="ar" style:country-complex="SA"/>
    </style:style>
    <style:style style:name="T2131" style:parent-style-name="Policepardéfaut" style:family="text">
      <style:text-properties style:font-name="Apercu, apple-system, system-ui" style:font-weight-complex="bold" fo:color="#10162F" fo:font-size="14pt" style:font-size-asian="14pt" style:font-size-complex="14pt"/>
    </style:style>
    <style:style style:name="T2132"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133" style:parent-style-name="Policepardéfaut" style:family="text">
      <style:text-properties style:font-name="Apercu, apple-system, system-ui" style:font-weight-complex="bold" fo:color="#10162F" fo:font-size="14pt" style:font-size-asian="14pt" style:font-size-complex="14pt"/>
    </style:style>
    <style:style style:name="T2134"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135" style:parent-style-name="Policepardéfaut" style:family="text">
      <style:text-properties style:font-name="Apercu, apple-system, system-ui" style:font-weight-complex="bold" fo:color="#10162F" fo:font-size="14pt" style:font-size-asian="14pt" style:font-size-complex="14pt"/>
    </style:style>
    <style:style style:name="P2136" style:parent-style-name="Standard" style:family="paragraph">
      <style:paragraph-properties fo:text-align="justify"/>
      <style:text-properties fo:font-weight="bold" style:font-weight-asian="bold" style:font-weight-complex="bold" fo:color="#000000" fo:font-size="14pt" style:font-size-asian="14pt" style:font-size-complex="14pt"/>
    </style:style>
    <style:style style:name="P2137" style:parent-style-name="Titre3" style:family="paragraph">
      <style:paragraph-properties fo:text-align="justify"/>
      <style:text-properties style:font-name="Apercu, apple-system, system-ui" fo:color="#10162F"/>
    </style:style>
    <style:style style:name="P2138" style:parent-style-name="Textbody" style:family="paragraph">
      <style:paragraph-properties fo:text-align="justify"/>
      <style:text-properties style:font-name="Apercu, apple-system, system-ui" fo:font-weight="bold" style:font-weight-asian="bold" style:font-weight-complex="bold" fo:color="#10162F" fo:font-size="14pt" style:font-size-asian="14pt" style:font-size-complex="14pt"/>
    </style:style>
    <style:style style:name="P2139" style:parent-style-name="Textbody" style:family="paragraph">
      <style:paragraph-properties fo:text-align="justify" fo:line-height="160%"/>
      <style:text-properties style:font-name="Apercu, apple-system, system-ui" fo:font-weight="bold" style:font-weight-asian="bold" style:font-weight-complex="bold" fo:color="#10162F" fo:font-size="14pt" style:font-size-asian="14pt" style:font-size-complex="14pt"/>
    </style:style>
    <style:style style:name="P2140" style:parent-style-name="Textbody" style:family="paragraph">
      <style:paragraph-properties fo:text-align="justify" fo:margin-bottom="0in" fo:line-height="160%" fo:margin-left="0in" fo:text-indent="0in">
        <style:tab-stops/>
      </style:paragraph-properties>
    </style:style>
    <style:style style:name="T2141" style:parent-style-name="Accentuation" style:family="text">
      <style:text-properties style:font-name="Apercu, apple-system, system-ui" fo:font-style="normal" style:font-style-asian="normal" fo:color="#10162F" fo:font-size="14pt" style:font-size-asian="14pt" style:font-size-complex="14pt"/>
    </style:style>
    <style:style style:name="T2142" style:parent-style-name="Policepardéfaut" style:family="text">
      <style:text-properties style:font-name="Apercu, apple-system, system-ui" style:font-weight-complex="bold" fo:color="#10162F" fo:font-size="14pt" style:font-size-asian="14pt" style:font-size-complex="14pt"/>
    </style:style>
    <style:style style:name="P2143" style:parent-style-name="Textbody" style:family="paragraph">
      <style:paragraph-properties fo:text-align="justify" fo:margin-bottom="0in" fo:line-height="160%"/>
    </style:style>
    <style:style style:name="T2144" style:parent-style-name="Policepardéfaut" style:family="text">
      <style:text-properties fo:font-weight="bold" style:font-weight-asian="bold" style:font-weight-complex="bold" fo:color="#000000" fo:font-size="14pt" style:font-size-asian="14pt" style:font-size-complex="14pt" fo:language="en" fo:country="US" style:language-asian="en" style:country-asian="US" style:language-complex="ar" style:country-complex="SA"/>
    </style:style>
    <style:style style:name="T2145" style:parent-style-name="Policepardéfaut" style:family="text">
      <style:text-properties style:font-name="Apercu, apple-system, system-ui" style:font-weight-complex="bold" fo:color="#10162F" fo:font-size="14pt" style:font-size-asian="14pt" style:font-size-complex="14pt" style:text-underline-type="single" style:text-underline-style="solid" style:text-underline-width="auto" style:text-underline-mode="continuous"/>
    </style:style>
    <style:style style:name="P2146" style:parent-style-name="Textbody" style:family="paragraph">
      <style:paragraph-properties fo:text-align="justify" fo:margin-bottom="0in" fo:line-height="160%"/>
      <style:text-properties style:font-name="Apercu, apple-system, system-ui" fo:font-weight="bold" style:font-weight-asian="bold" style:font-weight-complex="bold" fo:color="#10162F" fo:font-size="14pt" style:font-size-asian="14pt" style:font-size-complex="14pt"/>
    </style:style>
    <style:style style:name="P2147" style:parent-style-name="Textbody" style:family="paragraph">
      <style:paragraph-properties fo:text-align="justify" fo:margin-bottom="0in" fo:line-height="160%" fo:margin-left="0in" fo:text-indent="0in">
        <style:tab-stops/>
      </style:paragraph-properties>
    </style:style>
    <style:style style:name="T2148" style:parent-style-name="Policepardéfaut" style:family="text">
      <style:text-properties style:font-name="Apercu, apple-system, system-ui" style:font-weight-complex="bold" fo:color="#10162F" fo:font-size="14pt" style:font-size-asian="14pt" style:font-size-complex="14pt"/>
    </style:style>
    <style:style style:name="T2149" style:parent-style-name="Accentuation" style:family="text">
      <style:text-properties style:font-name="Apercu, apple-system, system-ui" fo:font-style="normal" style:font-style-asian="normal" fo:color="#10162F" fo:font-size="14pt" style:font-size-asian="14pt" style:font-size-complex="14pt"/>
    </style:style>
    <style:style style:name="T2150" style:parent-style-name="Accentuation" style:family="text">
      <style:text-properties style:font-name="Apercu, apple-system, system-ui" fo:font-style="normal" style:font-style-asian="normal" fo:color="#10162F" fo:font-size="14pt" style:font-size-asian="14pt" style:font-size-complex="14pt"/>
    </style:style>
    <style:style style:name="T2151" style:parent-style-name="Policepardéfaut" style:family="text">
      <style:text-properties style:font-name="Apercu, apple-system, system-ui" style:font-weight-complex="bold" fo:color="#10162F" fo:font-size="14pt" style:font-size-asian="14pt" style:font-size-complex="14pt"/>
    </style:style>
    <style:style style:name="P2152" style:parent-style-name="Textbody" style:family="paragraph">
      <style:paragraph-properties fo:text-align="justify" fo:margin-bottom="0in" fo:line-height="160%" fo:margin-left="0in" fo:text-indent="0in">
        <style:tab-stops/>
      </style:paragraph-properties>
    </style:style>
    <style:style style:name="T2153" style:parent-style-name="Accentuation" style:family="text">
      <style:text-properties style:font-name="Apercu, apple-system, system-ui" fo:font-style="normal" style:font-style-asian="normal" fo:color="#10162F" fo:font-size="14pt" style:font-size-asian="14pt" style:font-size-complex="14pt"/>
    </style:style>
    <style:style style:name="T2154" style:parent-style-name="Policepardéfaut" style:family="text">
      <style:text-properties style:font-name="Apercu, apple-system, system-ui" style:font-weight-complex="bold" fo:color="#10162F" fo:font-size="14pt" style:font-size-asian="14pt" style:font-size-complex="14pt"/>
    </style:style>
    <style:style style:name="P2155" style:parent-style-name="Textbody" style:family="paragraph">
      <style:paragraph-properties fo:text-align="justify" fo:margin-bottom="0in" fo:line-height="160%"/>
    </style:style>
    <style:style style:name="T2156" style:parent-style-name="Policepardéfaut" style:family="text">
      <style:text-properties fo:font-weight="bold" style:font-weight-asian="bold" style:font-weight-complex="bold" fo:color="#000000" fo:font-size="14pt" style:font-size-asian="14pt" style:font-size-complex="14pt" fo:language="en" fo:country="US" style:language-asian="en" style:country-asian="US" style:language-complex="ar" style:country-complex="SA"/>
    </style:style>
    <style:style style:name="T2157" style:parent-style-name="Policepardéfaut" style:family="text">
      <style:text-properties style:font-name="Apercu, apple-system, system-ui" style:font-weight-complex="bold" fo:color="#10162F" fo:font-size="14pt" style:font-size-asian="14pt" style:font-size-complex="14pt" style:text-underline-type="single" style:text-underline-style="solid" style:text-underline-width="auto" style:text-underline-mode="continuous"/>
    </style:style>
    <style:style style:name="P2158" style:parent-style-name="Textbody" style:family="paragraph">
      <style:paragraph-properties fo:text-align="justify" fo:margin-bottom="0in" fo:line-height="160%"/>
      <style:text-properties style:font-name="Apercu, apple-system, system-ui" fo:font-weight="bold" style:font-weight-asian="bold" style:font-weight-complex="bold" fo:color="#10162F" fo:font-size="14pt" style:font-size-asian="14pt" style:font-size-complex="14pt"/>
    </style:style>
    <style:style style:name="P2159" style:parent-style-name="Textbody" style:family="paragraph">
      <style:paragraph-properties fo:text-align="justify" fo:margin-bottom="0in" fo:line-height="160%" fo:margin-left="0in" fo:text-indent="0in">
        <style:tab-stops/>
      </style:paragraph-properties>
    </style:style>
    <style:style style:name="T2160" style:parent-style-name="Policepardéfaut" style:family="text">
      <style:text-properties style:font-name="Apercu, apple-system, system-ui" style:font-weight-complex="bold" fo:color="#10162F" fo:font-size="14pt" style:font-size-asian="14pt" style:font-size-complex="14pt"/>
    </style:style>
    <style:style style:name="T2161" style:parent-style-name="SourceText" style:family="text">
      <style:text-properties style:font-name="Monaco, Menlo, 'Ubuntu Mono', '" style:font-name-asian="Monaco, Menlo, 'Ubuntu Mono', '" style:font-name-complex="Monaco, Menlo, 'Ubuntu Mono', '" fo:color="#355269" fo:font-size="14pt" style:font-size-asian="14pt" style:font-size-complex="14pt"/>
    </style:style>
    <style:style style:name="T2162"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163" style:parent-style-name="Policepardéfaut" style:family="text">
      <style:text-properties style:font-name="Apercu, apple-system, system-ui" style:font-weight-complex="bold" fo:color="#10162F" fo:font-size="14pt" style:font-size-asian="14pt" style:font-size-complex="14pt"/>
    </style:style>
    <style:style style:name="P2164" style:parent-style-name="Textbody" style:family="paragraph">
      <style:paragraph-properties fo:text-align="justify" fo:margin-bottom="0in" fo:line-height="160%" fo:margin-left="0in" fo:text-indent="0in">
        <style:tab-stops/>
      </style:paragraph-properties>
    </style:style>
    <style:style style:name="T2165" style:parent-style-name="Policepardéfaut" style:family="text">
      <style:text-properties style:font-name="Apercu, apple-system, system-ui" style:font-weight-complex="bold" fo:color="#10162F" fo:font-size="14pt" style:font-size-asian="14pt" style:font-size-complex="14pt"/>
    </style:style>
    <style:style style:name="T2166" style:parent-style-name="SourceText" style:family="text">
      <style:text-properties style:font-name="Monaco, Menlo, 'Ubuntu Mono', '" style:font-name-asian="Monaco, Menlo, 'Ubuntu Mono', '" style:font-name-complex="Monaco, Menlo, 'Ubuntu Mono', '" fo:color="#3465A4" fo:font-size="14pt" style:font-size-asian="14pt" style:font-size-complex="14pt"/>
    </style:style>
    <style:style style:name="T2167"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168" style:parent-style-name="Policepardéfaut" style:family="text">
      <style:text-properties style:font-name="Apercu, apple-system, system-ui" style:font-weight-complex="bold" fo:color="#10162F" fo:font-size="14pt" style:font-size-asian="14pt" style:font-size-complex="14pt"/>
    </style:style>
    <style:style style:name="T2169" style:parent-style-name="SourceText" style:family="text">
      <style:text-properties style:font-name="Monaco, Menlo, 'Ubuntu Mono', '" style:font-name-asian="Monaco, Menlo, 'Ubuntu Mono', '" style:font-name-complex="Monaco, Menlo, 'Ubuntu Mono', '" fo:color="#C9211E" fo:font-size="14pt" style:font-size-asian="14pt" style:font-size-complex="14pt"/>
    </style:style>
    <style:style style:name="T2170"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171" style:parent-style-name="Policepardéfaut" style:family="text">
      <style:text-properties style:font-name="Apercu, apple-system, system-ui" style:font-weight-complex="bold" fo:color="#10162F" fo:font-size="14pt" style:font-size-asian="14pt" style:font-size-complex="14pt"/>
    </style:style>
    <style:style style:name="P2172" style:parent-style-name="Textbody" style:family="paragraph">
      <style:paragraph-properties fo:text-align="justify" fo:margin-bottom="0in" fo:line-height="160%" fo:margin-left="0in" fo:text-indent="0in">
        <style:tab-stops/>
      </style:paragraph-properties>
      <style:text-properties style:font-name="Apercu, apple-system, system-ui" fo:font-weight="bold" style:font-weight-asian="bold" style:font-weight-complex="bold" fo:color="#10162F" fo:font-size="14pt" style:font-size-asian="14pt" style:font-size-complex="14pt"/>
    </style:style>
    <style:style style:name="P2173" style:parent-style-name="Textbody" style:family="paragraph">
      <style:paragraph-properties fo:text-align="justify" fo:margin-bottom="0in" fo:line-height="160%"/>
      <style:text-properties style:font-name="Apercu, apple-system, system-ui" fo:font-weight="bold" style:font-weight-asian="bold" style:font-weight-complex="bold" fo:color="#10162F" fo:font-size="14pt" style:font-size-asian="14pt" style:font-size-complex="14pt"/>
    </style:style>
    <style:style style:name="P2174" style:parent-style-name="Textbody" style:family="paragraph">
      <style:paragraph-properties fo:text-align="justify" fo:line-height="120%"/>
      <style:text-properties style:font-name="Apercu, apple-system, system-ui" fo:font-weight="bold" style:font-weight-asian="bold" style:font-weight-complex="bold" fo:color="#10162F" fo:font-size="14pt" style:font-size-asian="14pt" style:font-size-complex="14pt" fo:background-color="#FFFFFF"/>
    </style:style>
    <style:style style:name="P2175" style:parent-style-name="Textbody" style:family="paragraph">
      <style:paragraph-properties fo:text-align="justify" fo:margin-bottom="0in" fo:line-height="160%"/>
    </style:style>
    <style:style style:name="T2176" style:parent-style-name="Policepardéfaut" style:family="text">
      <style:text-properties style:font-name="Apercu, apple-system, system-ui" style:font-weight-complex="bold" fo:color="#10162F" fo:font-size="14pt" style:font-size-asian="14pt" style:font-size-complex="14pt"/>
    </style:style>
    <style:style style:name="T2177" style:parent-style-name="SourceText" style:family="text">
      <style:text-properties style:font-name="Monaco, Menlo, 'Ubuntu Mono', '" style:font-name-asian="Monaco, Menlo, 'Ubuntu Mono', '" style:font-name-complex="Monaco, Menlo, 'Ubuntu Mono', '" fo:color="#C9211E" fo:font-size="14pt" style:font-size-asian="14pt" style:font-size-complex="14pt"/>
    </style:style>
    <style:style style:name="T2178"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179" style:parent-style-name="Policepardéfaut" style:family="text">
      <style:text-properties style:font-name="Apercu, apple-system, system-ui" style:font-weight-complex="bold" fo:color="#10162F" fo:font-size="14pt" style:font-size-asian="14pt" style:font-size-complex="14pt"/>
    </style:style>
    <style:style style:name="T2180" style:parent-style-name="SourceText" style:family="text">
      <style:text-properties style:font-name="Monaco, Menlo, 'Ubuntu Mono', '" style:font-name-asian="Monaco, Menlo, 'Ubuntu Mono', '" style:font-name-complex="Monaco, Menlo, 'Ubuntu Mono', '" fo:color="#C9211E" fo:font-size="14pt" style:font-size-asian="14pt" style:font-size-complex="14pt"/>
    </style:style>
    <style:style style:name="T2181" style:parent-style-name="Policepardéfaut" style:family="text">
      <style:text-properties style:font-name="Apercu, apple-system, system-ui" style:font-weight-complex="bold" fo:color="#10162F" fo:font-size="14pt" style:font-size-asian="14pt" style:font-size-complex="14pt"/>
    </style:style>
    <style:style style:name="T2182" style:parent-style-name="SourceText" style:family="text">
      <style:text-properties style:font-name="Monaco, Menlo, 'Ubuntu Mono', '" style:font-name-asian="Monaco, Menlo, 'Ubuntu Mono', '" style:font-name-complex="Monaco, Menlo, 'Ubuntu Mono', '" fo:color="#C9211E" fo:font-size="14pt" style:font-size-asian="14pt" style:font-size-complex="14pt"/>
    </style:style>
    <style:style style:name="T2183"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184" style:parent-style-name="Policepardéfaut" style:family="text">
      <style:text-properties style:font-name="Apercu, apple-system, system-ui" style:font-weight-complex="bold" fo:color="#10162F" fo:font-size="14pt" style:font-size-asian="14pt" style:font-size-complex="14pt"/>
    </style:style>
    <style:style style:name="P2185" style:parent-style-name="Titre5" style:family="paragraph">
      <style:paragraph-properties fo:text-align="justify" fo:margin-top="0in" fo:margin-bottom="0in" fo:line-height="130%"/>
      <style:text-properties style:font-name="Apercu, apple-system, system-ui" fo:color="#10162F" fo:font-size="14pt" style:font-size-asian="14pt" style:font-size-complex="14pt"/>
    </style:style>
    <style:style style:name="P2186" style:parent-style-name="Textbody" style:family="paragraph">
      <style:paragraph-properties fo:text-align="justify" fo:margin-bottom="0in" fo:line-height="160%" fo:margin-left="0in" fo:text-indent="0in">
        <style:tab-stops/>
      </style:paragraph-properties>
    </style:style>
    <style:style style:name="T2187" style:parent-style-name="Policepardéfaut" style:family="text">
      <style:text-properties style:font-name="Apercu, apple-system, system-ui" style:font-weight-complex="bold" fo:color="#10162F" fo:font-size="14pt" style:font-size-asian="14pt" style:font-size-complex="14pt"/>
    </style:style>
    <style:style style:name="T2188" style:parent-style-name="SourceText" style:family="text">
      <style:text-properties style:font-name="Monaco, Menlo, 'Ubuntu Mono', '" style:font-name-asian="Monaco, Menlo, 'Ubuntu Mono', '" style:font-name-complex="Monaco, Menlo, 'Ubuntu Mono', '" fo:color="#468A1A" fo:font-size="14pt" style:font-size-asian="14pt" style:font-size-complex="14pt"/>
    </style:style>
    <style:style style:name="T2189" style:parent-style-name="Policepardéfaut" style:family="text">
      <style:text-properties style:font-name="Apercu, apple-system, system-ui" style:font-weight-complex="bold" fo:color="#10162F" fo:font-size="14pt" style:font-size-asian="14pt" style:font-size-complex="14pt"/>
    </style:style>
    <style:style style:name="T2190" style:parent-style-name="SourceText" style:family="text">
      <style:text-properties style:font-name="Monaco, Menlo, 'Ubuntu Mono', '" style:font-name-asian="Monaco, Menlo, 'Ubuntu Mono', '" style:font-name-complex="Monaco, Menlo, 'Ubuntu Mono', '" fo:color="#468A1A" fo:font-size="14pt" style:font-size-asian="14pt" style:font-size-complex="14pt"/>
    </style:style>
    <style:style style:name="T2191" style:parent-style-name="Policepardéfaut" style:family="text">
      <style:text-properties style:font-name="Apercu, apple-system, system-ui" style:font-weight-complex="bold" fo:color="#10162F" fo:font-size="14pt" style:font-size-asian="14pt" style:font-size-complex="14pt"/>
    </style:style>
    <style:style style:name="T2192"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193" style:parent-style-name="Policepardéfaut" style:family="text">
      <style:text-properties style:font-name="Apercu, apple-system, system-ui" style:font-weight-complex="bold" fo:color="#10162F" fo:font-size="14pt" style:font-size-asian="14pt" style:font-size-complex="14pt"/>
    </style:style>
    <style:style style:name="T2194"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195" style:parent-style-name="Policepardéfaut" style:family="text">
      <style:text-properties style:font-name="Apercu, apple-system, system-ui" style:font-weight-complex="bold" fo:color="#10162F" fo:font-size="14pt" style:font-size-asian="14pt" style:font-size-complex="14pt"/>
    </style:style>
    <style:style style:name="T2196" style:parent-style-name="SourceText" style:family="text">
      <style:text-properties style:font-name="Monaco, Menlo, 'Ubuntu Mono', '" style:font-name-asian="Monaco, Menlo, 'Ubuntu Mono', '" style:font-name-complex="Monaco, Menlo, 'Ubuntu Mono', '" fo:color="#468A1A" fo:font-size="14pt" style:font-size-asian="14pt" style:font-size-complex="14pt"/>
    </style:style>
    <style:style style:name="P2197" style:parent-style-name="Textbody" style:family="paragraph">
      <style:paragraph-properties fo:text-align="justify" fo:margin-bottom="0in" fo:line-height="160%" fo:margin-left="0in" fo:text-indent="0in">
        <style:tab-stops/>
      </style:paragraph-properties>
    </style:style>
    <style:style style:name="T2198" style:parent-style-name="Policepardéfaut" style:family="text">
      <style:text-properties style:font-name="Apercu, apple-system, system-ui" style:font-weight-complex="bold" fo:color="#10162F" fo:font-size="14pt" style:font-size-asian="14pt" style:font-size-complex="14pt"/>
    </style:style>
    <style:style style:name="T2199"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P2200" style:parent-style-name="Titre3" style:family="paragraph">
      <style:paragraph-properties fo:text-align="justify"/>
      <style:text-properties style:font-name="Apercu, apple-system, system-ui" fo:color="#000000"/>
    </style:style>
    <style:style style:name="P2201" style:parent-style-name="Textbody" style:family="paragraph">
      <style:paragraph-properties fo:text-align="justify"/>
      <style:text-properties style:font-name="Apercu, apple-system, system-ui" fo:font-weight="bold" style:font-weight-asian="bold" style:font-weight-complex="bold" fo:color="#10162F" fo:font-size="14pt" style:font-size-asian="14pt" style:font-size-complex="14pt"/>
    </style:style>
    <style:style style:name="P2202" style:parent-style-name="Textbody" style:family="paragraph">
      <style:paragraph-properties fo:text-align="justify" fo:line-height="160%"/>
      <style:text-properties style:font-name="Apercu, apple-system, system-ui" fo:font-weight="bold" style:font-weight-asian="bold" style:font-weight-complex="bold" fo:color="#10162F" fo:font-size="14pt" style:font-size-asian="14pt" style:font-size-complex="14pt"/>
    </style:style>
    <style:style style:name="P2203" style:parent-style-name="Textbody" style:family="paragraph">
      <style:paragraph-properties fo:text-align="justify" fo:line-height="160%"/>
      <style:text-properties style:font-name="Apercu, apple-system, system-ui" fo:font-weight="bold" style:font-weight-asian="bold" style:font-weight-complex="bold" fo:color="#10162F" fo:font-size="14pt" style:font-size-asian="14pt" style:font-size-complex="14pt"/>
    </style:style>
    <style:style style:name="P2204" style:parent-style-name="Textbody" style:family="paragraph">
      <style:paragraph-properties fo:text-align="justify" fo:line-height="160%"/>
      <style:text-properties style:font-name="Apercu, apple-system, system-ui" fo:font-weight="bold" style:font-weight-asian="bold" style:font-weight-complex="bold" fo:color="#10162F" fo:font-size="14pt" style:font-size-asian="14pt" style:font-size-complex="14pt"/>
    </style:style>
    <style:style style:name="P2205" style:parent-style-name="Textbody" style:family="paragraph">
      <style:paragraph-properties fo:text-align="justify" fo:margin-bottom="0in"/>
    </style:style>
    <style:style style:name="T2206" style:parent-style-name="Policepardéfaut" style:family="text">
      <style:text-properties fo:font-weight="bold" style:font-weight-asian="bold" style:font-weight-complex="bold" fo:color="#000000" fo:font-size="14pt" style:font-size-asian="14pt" style:font-size-complex="14pt" fo:language="en" fo:country="US" style:language-asian="en" style:country-asian="US" style:language-complex="ar" style:country-complex="SA"/>
    </style:style>
    <style:style style:name="P2207" style:parent-style-name="Textbody" style:family="paragraph">
      <style:text-properties fo:language="en" fo:country="US"/>
    </style:style>
    <style:style style:name="T2208" style:parent-style-name="Policepardéfaut" style:family="text">
      <style:text-properties style:font-name="Apercu, apple-system, system-ui" style:font-weight-complex="bold" fo:color="#10162F" fo:font-size="14pt" style:font-size-asian="14pt" style:font-size-complex="14pt" style:text-underline-type="single" style:text-underline-style="solid" style:text-underline-width="auto" style:text-underline-mode="continuous"/>
    </style:style>
    <style:style style:name="P2209" style:parent-style-name="Textbody" style:family="paragraph">
      <style:paragraph-properties fo:text-align="justify" fo:margin-bottom="0in"/>
    </style:style>
    <style:style style:name="T2210" style:parent-style-name="Policepardéfaut" style:family="text">
      <style:text-properties style:font-name="Apercu, apple-system, system-ui" style:font-weight-complex="bold" fo:color="#10162F" fo:font-size="14pt" style:font-size-asian="14pt" style:font-size-complex="14pt"/>
    </style:style>
    <style:style style:name="T2211"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212" style:parent-style-name="Policepardéfaut" style:family="text">
      <style:text-properties style:font-name="Apercu, apple-system, system-ui" style:font-weight-complex="bold" fo:color="#10162F" fo:font-size="14pt" style:font-size-asian="14pt" style:font-size-complex="14pt"/>
    </style:style>
    <style:style style:name="T2213" style:parent-style-name="Policepardéfaut" style:family="text">
      <style:text-properties style:font-name="Apercu, apple-system, system-ui" style:font-weight-complex="bold" fo:color="#10162F" fo:font-size="14pt" style:font-size-asian="14pt" style:font-size-complex="14pt"/>
    </style:style>
    <style:style style:name="T2214" style:parent-style-name="Policepardéfaut" style:family="text">
      <style:text-properties style:font-name="Apercu, apple-system, system-ui" style:font-weight-complex="bold" fo:color="#10162F" fo:font-size="14pt" style:font-size-asian="14pt" style:font-size-complex="14pt"/>
    </style:style>
    <style:style style:name="P2215" style:parent-style-name="Textbody" style:family="paragraph">
      <style:paragraph-properties fo:text-align="justify" fo:margin-bottom="0in" fo:line-height="160%"/>
    </style:style>
    <style:style style:name="T2216" style:parent-style-name="Policepardéfaut" style:family="text">
      <style:text-properties style:font-name="Apercu, apple-system, system-ui" style:font-weight-complex="bold" fo:color="#10162F" fo:font-size="14pt" style:font-size-asian="14pt" style:font-size-complex="14pt"/>
    </style:style>
    <style:style style:name="T2217" style:parent-style-name="Accentuation" style:family="text">
      <style:text-properties style:font-name="Apercu, apple-system, system-ui" fo:font-style="normal" style:font-style-asian="normal" fo:color="#10162F" fo:font-size="14pt" style:font-size-asian="14pt" style:font-size-complex="14pt"/>
    </style:style>
    <style:style style:name="T2218" style:parent-style-name="Accentuation" style:family="text">
      <style:text-properties style:font-name="Apercu, apple-system, system-ui" fo:font-style="normal" style:font-style-asian="normal" fo:color="#10162F" fo:font-size="14pt" style:font-size-asian="14pt" style:font-size-complex="14pt"/>
    </style:style>
    <style:style style:name="T2219" style:parent-style-name="Policepardéfaut" style:family="text">
      <style:text-properties style:font-name="Apercu, apple-system, system-ui" style:font-weight-complex="bold" fo:color="#10162F" fo:font-size="14pt" style:font-size-asian="14pt" style:font-size-complex="14pt"/>
    </style:style>
    <style:style style:name="T2220"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221" style:parent-style-name="Policepardéfaut" style:family="text">
      <style:text-properties style:font-name="Apercu, apple-system, system-ui" style:font-weight-complex="bold" fo:color="#10162F" fo:font-size="14pt" style:font-size-asian="14pt" style:font-size-complex="14pt"/>
    </style:style>
    <style:style style:name="T2222"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223" style:parent-style-name="Policepardéfaut" style:family="text">
      <style:text-properties style:font-name="Apercu, apple-system, system-ui" style:font-weight-complex="bold" fo:color="#10162F" fo:font-size="14pt" style:font-size-asian="14pt" style:font-size-complex="14pt"/>
    </style:style>
    <style:style style:name="T2224"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225" style:parent-style-name="Policepardéfaut" style:family="text">
      <style:text-properties style:font-name="Apercu, apple-system, system-ui" style:font-weight-complex="bold" fo:color="#10162F" fo:font-size="14pt" style:font-size-asian="14pt" style:font-size-complex="14pt"/>
    </style:style>
    <style:style style:name="T2226" style:parent-style-name="Policepardéfaut" style:family="text">
      <style:text-properties style:font-name="Apercu, apple-system, system-ui" style:font-weight-complex="bold" fo:color="#10162F" fo:font-size="14pt" style:font-size-asian="14pt" style:font-size-complex="14pt"/>
    </style:style>
    <style:style style:name="T2227"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228" style:parent-style-name="Policepardéfaut" style:family="text">
      <style:text-properties style:font-name="Apercu, apple-system, system-ui" style:font-weight-complex="bold" fo:color="#10162F" fo:font-size="14pt" style:font-size-asian="14pt" style:font-size-complex="14pt"/>
    </style:style>
    <style:style style:name="P2229" style:parent-style-name="Textbody" style:family="paragraph">
      <style:paragraph-properties fo:text-align="justify" fo:margin-bottom="0in" fo:line-height="160%"/>
    </style:style>
    <style:style style:name="T2230" style:parent-style-name="Policepardéfaut" style:family="text">
      <style:text-properties style:font-name="Apercu, apple-system, system-ui" style:font-weight-complex="bold" fo:color="#10162F" fo:font-size="14pt" style:font-size-asian="14pt" style:font-size-complex="14pt"/>
    </style:style>
    <style:style style:name="T2231" style:parent-style-name="Accentuation" style:family="text">
      <style:text-properties style:font-name="Apercu, apple-system, system-ui" fo:font-style="normal" style:font-style-asian="normal" fo:color="#10162F" fo:font-size="14pt" style:font-size-asian="14pt" style:font-size-complex="14pt"/>
    </style:style>
    <style:style style:name="T2232" style:parent-style-name="Policepardéfaut" style:family="text">
      <style:text-properties style:font-name="Apercu, apple-system, system-ui" style:font-weight-complex="bold" fo:color="#10162F" fo:font-size="14pt" style:font-size-asian="14pt" style:font-size-complex="14pt"/>
    </style:style>
    <style:style style:name="T2233" style:parent-style-name="Policepardéfaut" style:family="text">
      <style:text-properties style:font-name="Apercu, apple-system, system-ui" style:font-weight-complex="bold" fo:color="#10162F" fo:font-size="14pt" style:font-size-asian="14pt" style:font-size-complex="14pt"/>
    </style:style>
    <style:style style:name="T2234" style:parent-style-name="Accentuation" style:family="text">
      <style:text-properties style:font-name="Apercu, apple-system, system-ui" fo:font-style="normal" style:font-style-asian="normal" fo:color="#10162F" fo:font-size="14pt" style:font-size-asian="14pt" style:font-size-complex="14pt"/>
    </style:style>
    <style:style style:name="T2235" style:parent-style-name="Policepardéfaut" style:family="text">
      <style:text-properties style:font-name="Apercu, apple-system, system-ui" style:font-weight-complex="bold" fo:color="#10162F" fo:font-size="14pt" style:font-size-asian="14pt" style:font-size-complex="14pt"/>
    </style:style>
    <style:style style:name="P2236" style:parent-style-name="Standard" style:family="paragraph">
      <style:paragraph-properties fo:text-align="justify"/>
      <style:text-properties fo:font-weight="bold" style:font-weight-asian="bold" style:font-weight-complex="bold" fo:color="#000000" fo:font-size="14pt" style:font-size-asian="14pt" style:font-size-complex="14pt"/>
    </style:style>
    <style:style style:name="P2237" style:parent-style-name="Titre3" style:family="paragraph">
      <style:paragraph-properties fo:text-align="justify"/>
      <style:text-properties style:font-name="Apercu, apple-system, system-ui" fo:color="#000000"/>
    </style:style>
    <style:style style:name="P2238" style:parent-style-name="Textbody" style:family="paragraph">
      <style:paragraph-properties fo:text-align="justify"/>
      <style:text-properties style:font-name="Apercu, apple-system, system-ui" fo:font-weight="bold" style:font-weight-asian="bold" style:font-weight-complex="bold" fo:color="#10162F" fo:font-size="14pt" style:font-size-asian="14pt" style:font-size-complex="14pt"/>
    </style:style>
    <style:style style:name="P2239" style:parent-style-name="Textbody" style:family="paragraph">
      <style:paragraph-properties fo:text-align="justify" fo:margin-bottom="0in"/>
    </style:style>
    <style:style style:name="T2240" style:parent-style-name="Policepardéfaut" style:family="text">
      <style:text-properties fo:font-weight="bold" style:font-weight-asian="bold" style:font-weight-complex="bold" fo:color="#000000" fo:font-size="14pt" style:font-size-asian="14pt" style:font-size-complex="14pt" fo:language="en" fo:country="US" style:language-asian="en" style:country-asian="US" style:language-complex="ar" style:country-complex="SA"/>
    </style:style>
    <style:style style:name="T2241" style:parent-style-name="Policepardéfaut" style:family="text">
      <style:text-properties style:font-name="Apercu, apple-system, system-ui" style:font-weight-complex="bold" fo:color="#10162F" fo:font-size="14pt" style:font-size-asian="14pt" style:font-size-complex="14pt" style:text-underline-type="single" style:text-underline-style="solid" style:text-underline-width="auto" style:text-underline-mode="continuous"/>
    </style:style>
    <style:style style:name="P2242" style:parent-style-name="Textbody" style:family="paragraph">
      <style:paragraph-properties fo:text-align="justify"/>
    </style:style>
    <style:style style:name="T2243" style:parent-style-name="Policepardéfaut" style:family="text">
      <style:text-properties style:font-name="Apercu, apple-system, system-ui" style:font-weight-complex="bold" fo:color="#10162F" fo:font-size="14pt" style:font-size-asian="14pt" style:font-size-complex="14pt"/>
    </style:style>
    <style:style style:name="T2244" style:parent-style-name="Policepardéfaut" style:family="text">
      <style:text-properties style:font-name="Apercu, apple-system, system-ui" style:font-weight-complex="bold" fo:color="#10162F" fo:font-size="14pt" style:font-size-asian="14pt" style:font-size-complex="14pt"/>
    </style:style>
    <style:style style:name="T2245" style:parent-style-name="Accentuation" style:family="text">
      <style:text-properties style:font-name="Apercu, apple-system, system-ui" fo:font-style="normal" style:font-style-asian="normal" fo:color="#10162F" fo:font-size="14pt" style:font-size-asian="14pt" style:font-size-complex="14pt"/>
    </style:style>
    <style:style style:name="T2246" style:parent-style-name="Policepardéfaut" style:family="text">
      <style:text-properties style:font-name="Apercu, apple-system, system-ui" style:font-weight-complex="bold" fo:color="#10162F" fo:font-size="14pt" style:font-size-asian="14pt" style:font-size-complex="14pt"/>
    </style:style>
    <style:style style:name="P2247" style:parent-style-name="Textbody" style:family="paragraph">
      <style:paragraph-properties fo:text-align="justify"/>
    </style:style>
    <style:style style:name="T2248" style:parent-style-name="Policepardéfaut" style:family="text">
      <style:text-properties fo:font-weight="bold" style:font-weight-asian="bold" style:font-weight-complex="bold" fo:color="#10162F" fo:font-size="14pt" style:font-size-asian="14pt" style:font-size-complex="14pt" fo:language="en" fo:country="US" style:language-asian="en" style:country-asian="US" style:language-complex="ar" style:country-complex="SA"/>
    </style:style>
    <style:style style:name="P2249" style:parent-style-name="Textbody" style:family="paragraph">
      <style:paragraph-properties fo:text-align="justify" fo:line-height="160%"/>
    </style:style>
    <style:style style:name="T2250" style:parent-style-name="Policepardéfaut" style:family="text">
      <style:text-properties style:font-name="Apercu, apple-system, system-ui" style:font-weight-complex="bold" fo:color="#10162F" fo:font-size="14pt" style:font-size-asian="14pt" style:font-size-complex="14pt"/>
    </style:style>
    <style:style style:name="T2251" style:parent-style-name="Policepardéfaut" style:family="text">
      <style:text-properties style:font-name="Apercu, apple-system, system-ui" style:font-weight-complex="bold" fo:color="#10162F" fo:font-size="14pt" style:font-size-asian="14pt" style:font-size-complex="14pt"/>
    </style:style>
    <style:style style:name="T2252" style:parent-style-name="Accentuation" style:family="text">
      <style:text-properties style:font-name="Apercu, apple-system, system-ui" fo:font-style="normal" style:font-style-asian="normal" fo:color="#10162F" fo:font-size="14pt" style:font-size-asian="14pt" style:font-size-complex="14pt"/>
    </style:style>
    <style:style style:name="T2253" style:parent-style-name="Policepardéfaut" style:family="text">
      <style:text-properties style:font-name="Apercu, apple-system, system-ui" style:font-weight-complex="bold" fo:color="#10162F" fo:font-size="14pt" style:font-size-asian="14pt" style:font-size-complex="14pt"/>
    </style:style>
    <style:style style:name="P2254" style:parent-style-name="Textbody" style:family="paragraph">
      <style:paragraph-properties fo:text-align="justify" fo:margin-bottom="0in"/>
    </style:style>
    <style:style style:name="T2255" style:parent-style-name="Policepardéfaut" style:family="text">
      <style:text-properties fo:font-weight="bold" style:font-weight-asian="bold" style:font-weight-complex="bold" fo:color="#000000" fo:font-size="14pt" style:font-size-asian="14pt" style:font-size-complex="14pt" fo:language="en" fo:country="US" style:language-asian="en" style:country-asian="US" style:language-complex="ar" style:country-complex="SA"/>
    </style:style>
    <style:style style:name="P2256" style:parent-style-name="Textbody" style:family="paragraph">
      <style:text-properties fo:language="en" fo:country="US"/>
    </style:style>
    <style:style style:name="T2257" style:parent-style-name="Policepardéfaut" style:family="text">
      <style:text-properties style:font-name="Apercu, apple-system, system-ui" style:font-weight-complex="bold" fo:color="#10162F" fo:font-size="14pt" style:font-size-asian="14pt" style:font-size-complex="14pt" style:text-underline-type="single" style:text-underline-style="solid" style:text-underline-width="auto" style:text-underline-mode="continuous"/>
    </style:style>
    <style:style style:name="P2258" style:parent-style-name="Textbody" style:family="paragraph">
      <style:paragraph-properties fo:text-align="justify" fo:margin-bottom="0in"/>
    </style:style>
    <style:style style:name="T2259" style:parent-style-name="Policepardéfaut" style:family="text">
      <style:text-properties style:font-name="Apercu, apple-system, system-ui" style:font-weight-complex="bold" fo:color="#10162F" fo:font-size="14pt" style:font-size-asian="14pt" style:font-size-complex="14pt"/>
    </style:style>
    <style:style style:name="T2260" style:parent-style-name="Policepardéfaut" style:family="text">
      <style:text-properties style:font-name="Apercu, apple-system, system-ui" style:font-weight-complex="bold" fo:color="#10162F" fo:font-size="14pt" style:font-size-asian="14pt" style:font-size-complex="14pt"/>
    </style:style>
    <style:style style:name="T2261"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262" style:parent-style-name="Policepardéfaut" style:family="text">
      <style:text-properties style:font-name="Apercu, apple-system, system-ui" style:font-weight-complex="bold" fo:color="#10162F" fo:font-size="14pt" style:font-size-asian="14pt" style:font-size-complex="14pt"/>
    </style:style>
    <style:style style:name="T2263"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264" style:parent-style-name="Policepardéfaut" style:family="text">
      <style:text-properties style:font-name="Apercu, apple-system, system-ui" style:font-weight-complex="bold" fo:color="#10162F" fo:font-size="14pt" style:font-size-asian="14pt" style:font-size-complex="14pt"/>
    </style:style>
    <style:style style:name="P2265" style:parent-style-name="Textbody" style:family="paragraph">
      <style:paragraph-properties fo:text-align="justify" fo:margin-bottom="0in" fo:line-height="160%" fo:margin-left="0in" fo:text-indent="0in">
        <style:tab-stops/>
      </style:paragraph-properties>
    </style:style>
    <style:style style:name="T2266"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267" style:parent-style-name="Policepardéfaut" style:family="text">
      <style:text-properties style:font-name="Apercu, apple-system, system-ui" style:font-weight-complex="bold" fo:color="#10162F" fo:font-size="14pt" style:font-size-asian="14pt" style:font-size-complex="14pt"/>
    </style:style>
    <style:style style:name="P2268" style:parent-style-name="Textbody" style:family="paragraph">
      <style:paragraph-properties fo:text-align="justify" fo:margin-bottom="0in" fo:line-height="160%" fo:margin-left="0in" fo:text-indent="0in">
        <style:tab-stops/>
      </style:paragraph-properties>
    </style:style>
    <style:style style:name="T2269"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270" style:parent-style-name="Policepardéfaut" style:family="text">
      <style:text-properties style:font-name="Apercu, apple-system, system-ui" style:font-weight-complex="bold" fo:color="#10162F" fo:font-size="14pt" style:font-size-asian="14pt" style:font-size-complex="14pt"/>
    </style:style>
    <style:style style:name="T2271" style:parent-style-name="Policepardéfaut" style:family="text">
      <style:text-properties style:font-name="Apercu, apple-system, system-ui" style:font-weight-complex="bold" fo:color="#10162F" fo:font-size="14pt" style:font-size-asian="14pt" style:font-size-complex="14pt"/>
    </style:style>
    <style:style style:name="P2272" style:parent-style-name="PreformattedText" style:family="paragraph">
      <style:paragraph-properties fo:text-align="justify"/>
    </style:style>
    <style:style style:name="T2273"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2274"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275" style:parent-style-name="SourceText" style:family="text">
      <style:text-properties style:font-name="Monaco, Menlo, 'Ubuntu Mono', '" style:font-name-asian="Monaco, Menlo, 'Ubuntu Mono', '" style:font-name-complex="Monaco, Menlo, 'Ubuntu Mono', '" fo:color="#FFE083" fo:font-size="14pt" style:font-size-asian="14pt" style:font-size-complex="14pt" fo:background-color="#211E2F" fo:language="en" fo:country="US"/>
    </style:style>
    <style:style style:name="T2276"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2277" style:parent-style-name="PreformattedText" style:family="paragraph">
      <style:paragraph-properties fo:text-align="justify"/>
    </style:style>
    <style:style style:name="T2278"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2279"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280" style:parent-style-name="SourceText" style:family="text">
      <style:text-properties style:font-name="Monaco, Menlo, 'Ubuntu Mono', '" style:font-name-asian="Monaco, Menlo, 'Ubuntu Mono', '" style:font-name-complex="Monaco, Menlo, 'Ubuntu Mono', '" fo:color="#FFE083" fo:font-size="14pt" style:font-size-asian="14pt" style:font-size-complex="14pt" fo:background-color="#211E2F" fo:language="en" fo:country="US"/>
    </style:style>
    <style:style style:name="T2281"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2282" style:parent-style-name="PreformattedText" style:family="paragraph">
      <style:paragraph-properties fo:text-align="justify"/>
    </style:style>
    <style:style style:name="T2283" style:parent-style-name="SourceText" style:family="text">
      <style:text-properties style:font-name="Monaco, Menlo, 'Ubuntu Mono', '" style:font-name-asian="Monaco, Menlo, 'Ubuntu Mono', '" style:font-name-complex="Monaco, Menlo, 'Ubuntu Mono', '" fo:color="#908E97" fo:font-size="14pt" style:font-size-asian="14pt" style:font-size-complex="14pt" fo:background-color="#211E2F" fo:language="en" fo:country="US"/>
    </style:style>
    <style:style style:name="P2284" style:parent-style-name="PreformattedText" style:family="paragraph">
      <style:paragraph-properties fo:text-align="justify"/>
    </style:style>
    <style:style style:name="T2285"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2286"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287"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2288"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289" style:parent-style-name="SourceText" style:family="text">
      <style:text-properties style:font-name="Monaco, Menlo, 'Ubuntu Mono', '" style:font-name-asian="Monaco, Menlo, 'Ubuntu Mono', '" style:font-name-complex="Monaco, Menlo, 'Ubuntu Mono', '" fo:color="#FFE083" fo:font-size="14pt" style:font-size-asian="14pt" style:font-size-complex="14pt" fo:background-color="#211E2F" fo:language="en" fo:country="US"/>
    </style:style>
    <style:style style:name="T2290"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2291" style:parent-style-name="Textbody" style:family="paragraph">
      <style:paragraph-properties fo:text-align="justify" fo:margin-bottom="0in" fo:line-height="160%"/>
    </style:style>
    <style:style style:name="T2292" style:parent-style-name="Policepardéfaut" style:family="text">
      <style:text-properties fo:font-weight="bold" style:font-weight-asian="bold" style:font-weight-complex="bold" fo:color="#000000" fo:font-size="14pt" style:font-size-asian="14pt" style:font-size-complex="14pt" fo:language="en" fo:country="US" style:language-asian="en" style:country-asian="US" style:language-complex="ar" style:country-complex="SA"/>
    </style:style>
    <style:style style:name="T2293" style:parent-style-name="Policepardéfaut" style:family="text">
      <style:text-properties style:font-name="Apercu, apple-system, system-ui" style:font-weight-complex="bold" fo:color="#10162F" fo:font-size="14pt" style:font-size-asian="14pt" style:font-size-complex="14pt"/>
    </style:style>
    <style:style style:name="T2294" style:parent-style-name="Policepardéfaut" style:family="text">
      <style:text-properties style:font-name="Apercu, apple-system, system-ui" style:font-weight-complex="bold" fo:color="#10162F" fo:font-size="14pt" style:font-size-asian="14pt" style:font-size-complex="14pt"/>
    </style:style>
    <style:style style:name="T2295"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296" style:parent-style-name="Policepardéfaut" style:family="text">
      <style:text-properties style:font-name="Apercu, apple-system, system-ui" style:font-weight-complex="bold" fo:color="#10162F" fo:font-size="14pt" style:font-size-asian="14pt" style:font-size-complex="14pt"/>
    </style:style>
    <style:style style:name="T2297"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298" style:parent-style-name="Policepardéfaut" style:family="text">
      <style:text-properties style:font-name="Apercu, apple-system, system-ui" style:font-weight-complex="bold" fo:color="#10162F" fo:font-size="14pt" style:font-size-asian="14pt" style:font-size-complex="14pt"/>
    </style:style>
    <style:style style:name="T2299"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300" style:parent-style-name="Policepardéfaut" style:family="text">
      <style:text-properties style:font-name="Apercu, apple-system, system-ui" style:font-weight-complex="bold" fo:color="#10162F" fo:font-size="14pt" style:font-size-asian="14pt" style:font-size-complex="14pt"/>
    </style:style>
    <style:style style:name="P2301" style:parent-style-name="Textbody" style:family="paragraph">
      <style:paragraph-properties fo:text-align="justify" fo:margin-bottom="0in" fo:line-height="160%"/>
      <style:text-properties style:font-name="Apercu, apple-system, system-ui" fo:font-weight="bold" style:font-weight-asian="bold" style:font-weight-complex="bold" fo:color="#10162F" fo:font-size="14pt" style:font-size-asian="14pt" style:font-size-complex="14pt"/>
    </style:style>
    <style:style style:name="P2302" style:parent-style-name="Titre3" style:family="paragraph">
      <style:paragraph-properties fo:text-align="justify"/>
      <style:text-properties style:font-name="Apercu, apple-system, system-ui" fo:color="#000000"/>
    </style:style>
    <style:style style:name="P2303" style:parent-style-name="Textbody" style:family="paragraph">
      <style:paragraph-properties fo:text-align="justify"/>
      <style:text-properties style:font-name="Apercu, apple-system, system-ui" fo:font-weight="bold" style:font-weight-asian="bold" style:font-weight-complex="bold" fo:color="#10162F" fo:font-size="14pt" style:font-size-asian="14pt" style:font-size-complex="14pt"/>
    </style:style>
    <style:style style:name="P2304" style:parent-style-name="Textbody" style:family="paragraph">
      <style:paragraph-properties fo:text-align="justify" fo:line-height="160%"/>
      <style:text-properties style:font-name="Apercu, apple-system, system-ui" fo:font-weight="bold" style:font-weight-asian="bold" style:font-weight-complex="bold" fo:color="#10162F" fo:font-size="14pt" style:font-size-asian="14pt" style:font-size-complex="14pt"/>
    </style:style>
    <style:style style:name="P2305" style:parent-style-name="Textbody" style:family="paragraph">
      <style:paragraph-properties fo:text-align="justify" fo:margin-bottom="0in"/>
    </style:style>
    <style:style style:name="T2306" style:parent-style-name="Policepardéfaut" style:family="text">
      <style:text-properties fo:font-weight="bold" style:font-weight-asian="bold" style:font-weight-complex="bold" fo:color="#000000" fo:font-size="14pt" style:font-size-asian="14pt" style:font-size-complex="14pt" fo:language="en" fo:country="US" style:language-asian="en" style:country-asian="US" style:language-complex="ar" style:country-complex="SA"/>
    </style:style>
    <style:style style:name="P2307" style:parent-style-name="Textbody" style:family="paragraph">
      <style:text-properties fo:language="en" fo:country="US"/>
    </style:style>
    <style:style style:name="T2308" style:parent-style-name="Policepardéfaut" style:family="text">
      <style:text-properties style:font-name="Apercu, apple-system, system-ui" style:font-weight-complex="bold" fo:color="#10162F" fo:font-size="14pt" style:font-size-asian="14pt" style:font-size-complex="14pt" style:text-underline-type="single" style:text-underline-style="solid" style:text-underline-width="auto" style:text-underline-mode="continuous"/>
    </style:style>
    <style:style style:name="P2309" style:parent-style-name="Textbody" style:family="paragraph">
      <style:paragraph-properties fo:text-align="justify" fo:margin-bottom="0in"/>
      <style:text-properties style:font-name="Apercu, apple-system, system-ui" fo:font-weight="bold" style:font-weight-asian="bold" style:font-weight-complex="bold" fo:color="#10162F" fo:font-size="14pt" style:font-size-asian="14pt" style:font-size-complex="14pt"/>
    </style:style>
    <style:style style:name="P2310" style:parent-style-name="Textbody" style:family="paragraph">
      <style:paragraph-properties fo:text-align="justify" fo:margin-bottom="0in"/>
    </style:style>
    <style:style style:name="T2311" style:parent-style-name="Policepardéfaut" style:family="text">
      <style:text-properties fo:font-weight="bold" style:font-weight-asian="bold" style:font-weight-complex="bold" fo:color="#000000" fo:font-size="14pt" style:font-size-asian="14pt" style:font-size-complex="14pt" fo:language="en" fo:country="US" style:language-asian="en" style:country-asian="US" style:language-complex="ar" style:country-complex="SA"/>
    </style:style>
    <style:style style:name="T2312" style:parent-style-name="Policepardéfaut" style:family="text">
      <style:text-properties style:font-name="Apercu, apple-system, system-ui" style:font-weight-complex="bold" fo:color="#10162F" fo:font-size="14pt" style:font-size-asian="14pt" style:font-size-complex="14pt" style:text-underline-type="single" style:text-underline-style="solid" style:text-underline-width="auto" style:text-underline-mode="continuous"/>
    </style:style>
    <style:style style:name="P2313" style:parent-style-name="Textbody" style:family="paragraph">
      <style:paragraph-properties fo:text-align="justify" fo:margin-bottom="0in"/>
    </style:style>
    <style:style style:name="T2314" style:parent-style-name="Policepardéfaut" style:family="text">
      <style:text-properties style:font-name="Apercu, apple-system, system-ui" style:font-weight-complex="bold" fo:color="#10162F" fo:font-size="14pt" style:font-size-asian="14pt" style:font-size-complex="14pt"/>
    </style:style>
    <style:style style:name="T2315"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316" style:parent-style-name="Policepardéfaut" style:family="text">
      <style:text-properties style:font-name="Apercu, apple-system, system-ui" style:font-weight-complex="bold" fo:color="#10162F" fo:font-size="14pt" style:font-size-asian="14pt" style:font-size-complex="14pt"/>
    </style:style>
    <style:style style:name="T2317"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318"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319" style:parent-style-name="Policepardéfaut" style:family="text">
      <style:text-properties style:font-name="Apercu, apple-system, system-ui" style:font-weight-complex="bold" fo:color="#10162F" fo:font-size="14pt" style:font-size-asian="14pt" style:font-size-complex="14pt"/>
    </style:style>
    <style:style style:name="T2320" style:parent-style-name="Policepardéfaut" style:family="text">
      <style:text-properties style:font-name="Apercu, apple-system, system-ui" style:font-weight-complex="bold" fo:color="#10162F" fo:font-size="14pt" style:font-size-asian="14pt" style:font-size-complex="14pt"/>
    </style:style>
    <style:style style:name="T2321"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322" style:parent-style-name="Policepardéfaut" style:family="text">
      <style:text-properties style:font-name="Apercu, apple-system, system-ui" style:font-weight-complex="bold" fo:color="#10162F" fo:font-size="14pt" style:font-size-asian="14pt" style:font-size-complex="14pt"/>
    </style:style>
    <style:style style:name="T2323" style:parent-style-name="Policepardéfaut" style:family="text">
      <style:text-properties style:font-name="Apercu, apple-system, system-ui" style:font-weight-complex="bold" fo:color="#10162F" fo:font-size="14pt" style:font-size-asian="14pt" style:font-size-complex="14pt"/>
    </style:style>
    <style:style style:name="P2324" style:parent-style-name="PreformattedText" style:family="paragraph">
      <style:paragraph-properties fo:text-align="justify"/>
    </style:style>
    <style:style style:name="T2325"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2326"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327"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2328"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329"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2330"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331" style:parent-style-name="SourceText" style:family="text">
      <style:text-properties style:font-name="Monaco, Menlo, 'Ubuntu Mono', '" style:font-name-asian="Monaco, Menlo, 'Ubuntu Mono', '" style:font-name-complex="Monaco, Menlo, 'Ubuntu Mono', '" fo:color="#FFE083" fo:font-size="14pt" style:font-size-asian="14pt" style:font-size-complex="14pt" fo:background-color="#211E2F" fo:language="en" fo:country="US"/>
    </style:style>
    <style:style style:name="T2332"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2333" style:parent-style-name="PreformattedText" style:family="paragraph">
      <style:paragraph-properties fo:text-align="justify"/>
    </style:style>
    <style:style style:name="T2334" style:parent-style-name="SourceText" style:family="text">
      <style:text-properties style:font-name="Monaco, Menlo, 'Ubuntu Mono', '" style:font-name-asian="Monaco, Menlo, 'Ubuntu Mono', '" style:font-name-complex="Monaco, Menlo, 'Ubuntu Mono', '" fo:color="#908E97" fo:font-size="14pt" style:font-size-asian="14pt" style:font-size-complex="14pt" fo:background-color="#211E2F" fo:language="en" fo:country="US"/>
    </style:style>
    <style:style style:name="P2335" style:parent-style-name="Textbody" style:family="paragraph">
      <style:paragraph-properties fo:text-align="justify" fo:margin-bottom="0in" fo:line-height="160%"/>
    </style:style>
    <style:style style:name="T2336" style:parent-style-name="Policepardéfaut" style:family="text">
      <style:text-properties fo:font-weight="bold" style:font-weight-asian="bold" style:font-weight-complex="bold" fo:color="#000000" fo:font-size="14pt" style:font-size-asian="14pt" style:font-size-complex="14pt" fo:language="en" fo:country="US" style:language-asian="en" style:country-asian="US" style:language-complex="ar" style:country-complex="SA"/>
    </style:style>
    <style:style style:name="T2337" style:parent-style-name="Policepardéfaut" style:family="text">
      <style:text-properties style:font-name="Apercu, apple-system, system-ui" style:font-weight-complex="bold" fo:color="#10162F" fo:font-size="14pt" style:font-size-asian="14pt" style:font-size-complex="14pt"/>
    </style:style>
    <style:style style:name="T2338"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339" style:parent-style-name="Policepardéfaut" style:family="text">
      <style:text-properties style:font-name="Apercu, apple-system, system-ui" style:font-weight-complex="bold" fo:color="#10162F" fo:font-size="14pt" style:font-size-asian="14pt" style:font-size-complex="14pt"/>
    </style:style>
    <style:style style:name="T2340"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341" style:parent-style-name="Policepardéfaut" style:family="text">
      <style:text-properties style:font-name="Apercu, apple-system, system-ui" style:font-weight-complex="bold" fo:color="#10162F" fo:font-size="14pt" style:font-size-asian="14pt" style:font-size-complex="14pt"/>
    </style:style>
    <style:style style:name="T2342" style:parent-style-name="Policepardéfaut" style:family="text">
      <style:text-properties style:font-name="Apercu, apple-system, system-ui" style:font-weight-complex="bold" fo:color="#10162F" fo:font-size="14pt" style:font-size-asian="14pt" style:font-size-complex="14pt"/>
    </style:style>
    <style:style style:name="T2343"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344" style:parent-style-name="Policepardéfaut" style:family="text">
      <style:text-properties style:font-name="Apercu, apple-system, system-ui" style:font-weight-complex="bold" fo:color="#10162F" fo:font-size="14pt" style:font-size-asian="14pt" style:font-size-complex="14pt"/>
    </style:style>
    <style:style style:name="T2345"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P2346" style:parent-style-name="Textbody" style:family="paragraph">
      <style:paragraph-properties fo:text-align="justify" fo:margin-bottom="0in" fo:line-height="160%"/>
    </style:style>
    <style:style style:name="T2347" style:parent-style-name="Policepardéfaut" style:family="text">
      <style:text-properties style:font-name="Apercu, apple-system, system-ui" style:font-weight-complex="bold" fo:color="#10162F" fo:font-size="14pt" style:font-size-asian="14pt" style:font-size-complex="14pt"/>
    </style:style>
    <style:style style:name="T2348"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349" style:parent-style-name="Policepardéfaut" style:family="text">
      <style:text-properties style:font-name="Apercu, apple-system, system-ui" style:font-weight-complex="bold" fo:color="#10162F" fo:font-size="14pt" style:font-size-asian="14pt" style:font-size-complex="14pt"/>
    </style:style>
    <style:style style:name="P2350" style:parent-style-name="Textbody" style:family="paragraph">
      <style:paragraph-properties fo:text-align="justify" fo:margin-bottom="0in"/>
    </style:style>
    <style:style style:name="T2351" style:parent-style-name="Policepardéfaut" style:family="text">
      <style:text-properties fo:font-weight="bold" style:font-weight-asian="bold" style:font-weight-complex="bold" fo:color="#000000" fo:font-size="14pt" style:font-size-asian="14pt" style:font-size-complex="14pt" fo:language="en" fo:country="US" style:language-asian="en" style:country-asian="US" style:language-complex="ar" style:country-complex="SA"/>
    </style:style>
    <style:style style:name="T2352" style:parent-style-name="Policepardéfaut" style:family="text">
      <style:text-properties style:font-name="Apercu, apple-system, system-ui" style:font-weight-complex="bold" fo:color="#10162F" fo:font-size="14pt" style:font-size-asian="14pt" style:font-size-complex="14pt" style:text-underline-type="single" style:text-underline-style="solid" style:text-underline-width="auto" style:text-underline-mode="continuous"/>
    </style:style>
    <style:style style:name="P2353" style:parent-style-name="Textbody" style:family="paragraph">
      <style:paragraph-properties fo:text-align="justify"/>
    </style:style>
    <style:style style:name="T2354" style:parent-style-name="Policepardéfaut" style:family="text">
      <style:text-properties style:font-name="Apercu, apple-system, system-ui" fo:font-weight="bold" style:font-weight-asian="bold" style:font-weight-complex="bold" fo:color="#10162F" fo:font-size="14pt" style:font-size-asian="14pt" style:font-size-complex="14pt"/>
    </style:style>
    <style:style style:name="T2355" style:parent-style-name="Policepardéfaut" style:family="text">
      <style:text-properties style:font-name="Apercu, apple-system, system-ui" fo:font-weight="bold" style:font-weight-asian="bold" style:font-weight-complex="bold" fo:color="#10162F" fo:font-size="14pt" style:font-size-asian="14pt" style:font-size-complex="14pt" fo:language="en" fo:country="US"/>
    </style:style>
    <style:style style:name="P2356" style:parent-style-name="PreformattedText" style:family="paragraph">
      <style:paragraph-properties fo:text-align="justify"/>
    </style:style>
    <style:style style:name="T2357"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2358"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359"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2360"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361"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2362"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363"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2364"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365" style:parent-style-name="SourceText" style:family="text">
      <style:text-properties style:font-name="Monaco, Menlo, 'Ubuntu Mono', '" style:font-name-asian="Monaco, Menlo, 'Ubuntu Mono', '" style:font-name-complex="Monaco, Menlo, 'Ubuntu Mono', '" fo:color="#FFE083" fo:font-size="14pt" style:font-size-asian="14pt" style:font-size-complex="14pt" fo:background-color="#211E2F" fo:language="en" fo:country="US"/>
    </style:style>
    <style:style style:name="T2366"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2367" style:parent-style-name="PreformattedText" style:family="paragraph">
      <style:paragraph-properties fo:text-align="justify"/>
    </style:style>
    <style:style style:name="T2368" style:parent-style-name="SourceText" style:family="text">
      <style:text-properties style:font-name="Monaco, Menlo, 'Ubuntu Mono', '" style:font-name-asian="Monaco, Menlo, 'Ubuntu Mono', '" style:font-name-complex="Monaco, Menlo, 'Ubuntu Mono', '" fo:color="#908E97" fo:font-size="14pt" style:font-size-asian="14pt" style:font-size-complex="14pt" fo:background-color="#211E2F" fo:language="en" fo:country="US"/>
    </style:style>
    <style:style style:name="T2369" style:parent-style-name="SourceText" style:family="text">
      <style:text-properties style:font-name="Monaco, Menlo, 'Ubuntu Mono', '" style:font-name-asian="Monaco, Menlo, 'Ubuntu Mono', '" style:font-name-complex="Monaco, Menlo, 'Ubuntu Mono', '" fo:color="#908E97" fo:font-size="14pt" style:font-size-asian="14pt" style:font-size-complex="14pt" fo:background-color="#211E2F" fo:language="en" fo:country="US"/>
    </style:style>
    <style:style style:name="P2370" style:parent-style-name="Textbody" style:family="paragraph">
      <style:paragraph-properties fo:text-align="justify" fo:margin-bottom="0in" fo:line-height="160%"/>
    </style:style>
    <style:style style:name="T2371" style:parent-style-name="Policepardéfaut" style:family="text">
      <style:text-properties style:font-name="Apercu, apple-system, system-ui" fo:font-weight="bold" style:font-weight-asian="bold" style:font-weight-complex="bold" fo:color="#10162F" fo:font-size="14pt" style:font-size-asian="14pt" style:font-size-complex="14pt" fo:language="en" fo:country="US" style:language-asian="en" style:country-asian="US" style:language-complex="ar" style:country-complex="SA"/>
    </style:style>
    <style:style style:name="T2372" style:parent-style-name="Policepardéfaut" style:family="text">
      <style:text-properties style:font-name="Apercu, apple-system, system-ui" fo:font-weight="bold" style:font-weight-asian="bold" style:font-weight-complex="bold" fo:color="#10162F" fo:font-size="14pt" style:font-size-asian="14pt" style:font-size-complex="14pt"/>
    </style:style>
    <style:style style:name="P2373" style:parent-style-name="Standard" style:family="paragraph">
      <style:paragraph-properties fo:text-align="justify"/>
      <style:text-properties fo:font-weight="bold" style:font-weight-asian="bold" style:font-weight-complex="bold" fo:color="#000000" fo:font-size="14pt" style:font-size-asian="14pt" style:font-size-complex="14pt"/>
    </style:style>
    <style:style style:name="P2374" style:parent-style-name="Titre3" style:family="paragraph">
      <style:paragraph-properties fo:text-align="justify"/>
      <style:text-properties style:font-name="Apercu, apple-system, system-ui" fo:color="#000000"/>
    </style:style>
    <style:style style:name="P2375" style:parent-style-name="Textbody" style:family="paragraph">
      <style:paragraph-properties fo:text-align="justify"/>
      <style:text-properties style:font-name="Apercu, apple-system, system-ui" fo:font-weight="bold" style:font-weight-asian="bold" style:font-weight-complex="bold" fo:color="#10162F" fo:font-size="14pt" style:font-size-asian="14pt" style:font-size-complex="14pt"/>
    </style:style>
    <style:style style:name="P2376" style:parent-style-name="Textbody" style:family="paragraph">
      <style:paragraph-properties fo:text-align="justify" fo:line-height="160%"/>
      <style:text-properties style:font-name="Apercu, apple-system, system-ui" fo:font-weight="bold" style:font-weight-asian="bold" style:font-weight-complex="bold" fo:color="#10162F" fo:font-size="14pt" style:font-size-asian="14pt" style:font-size-complex="14pt"/>
    </style:style>
    <style:style style:name="P2377" style:parent-style-name="Textbody" style:family="paragraph">
      <style:paragraph-properties fo:text-align="justify" fo:margin-bottom="0in" fo:line-height="160%"/>
    </style:style>
    <style:style style:name="T2378" style:parent-style-name="Policepardéfaut" style:family="text">
      <style:text-properties style:font-name="Apercu, apple-system, system-ui" style:font-weight-complex="bold" fo:color="#10162F" fo:font-size="14pt" style:font-size-asian="14pt" style:font-size-complex="14pt"/>
    </style:style>
    <style:style style:name="T2379"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380" style:parent-style-name="Policepardéfaut" style:family="text">
      <style:text-properties style:font-name="Apercu, apple-system, system-ui" style:font-weight-complex="bold" fo:color="#10162F" fo:font-size="14pt" style:font-size-asian="14pt" style:font-size-complex="14pt"/>
    </style:style>
    <style:style style:name="P2381" style:parent-style-name="PreformattedText" style:family="paragraph">
      <style:paragraph-properties fo:text-align="justify"/>
    </style:style>
    <style:style style:name="T2382"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2383"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384"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2385"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386" style:parent-style-name="SourceText" style:family="text">
      <style:text-properties style:font-name="Monaco, Menlo, 'Ubuntu Mono', '" style:font-name-asian="Monaco, Menlo, 'Ubuntu Mono', '" style:font-name-complex="Monaco, Menlo, 'Ubuntu Mono', '" fo:color="#FFE083" fo:font-size="14pt" style:font-size-asian="14pt" style:font-size-complex="14pt" fo:background-color="#211E2F" fo:language="en" fo:country="US"/>
    </style:style>
    <style:style style:name="T2387" style:parent-style-name="SourceText" style:family="text">
      <style:text-properties style:font-name="Monaco, Menlo, 'Ubuntu Mono', '" style:font-name-asian="Monaco, Menlo, 'Ubuntu Mono', '" style:font-name-complex="Monaco, Menlo, 'Ubuntu Mono', '" fo:color="#FFE083" fo:font-size="14pt" style:font-size-asian="14pt" style:font-size-complex="14pt" fo:background-color="#211E2F" fo:language="en" fo:country="US"/>
    </style:style>
    <style:style style:name="T2388"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2389" style:parent-style-name="PreformattedText" style:family="paragraph">
      <style:paragraph-properties fo:text-align="justify"/>
    </style:style>
    <style:style style:name="T2390" style:parent-style-name="SourceText" style:family="text">
      <style:text-properties style:font-name="Monaco, Menlo, 'Ubuntu Mono', '" style:font-name-asian="Monaco, Menlo, 'Ubuntu Mono', '" style:font-name-complex="Monaco, Menlo, 'Ubuntu Mono', '" fo:color="#908E97" fo:font-size="14pt" style:font-size-asian="14pt" style:font-size-complex="14pt" fo:background-color="#211E2F"/>
    </style:style>
    <style:style style:name="P2391" style:parent-style-name="Textbody" style:family="paragraph">
      <style:paragraph-properties fo:text-align="justify" fo:margin-bottom="0in" fo:line-height="160%"/>
    </style:style>
    <style:style style:name="T2392" style:parent-style-name="Policepardéfaut" style:family="text">
      <style:text-properties fo:font-weight="bold" style:font-weight-asian="bold" style:font-weight-complex="bold" fo:color="#000000" fo:font-size="14pt" style:font-size-asian="14pt" style:font-size-complex="14pt" fo:language="en" fo:country="US" style:language-asian="en" style:country-asian="US" style:language-complex="ar" style:country-complex="SA"/>
    </style:style>
    <style:style style:name="T2393" style:parent-style-name="Policepardéfaut" style:family="text">
      <style:text-properties style:font-name="Apercu, apple-system, system-ui" style:font-weight-complex="bold" fo:color="#10162F" fo:font-size="14pt" style:font-size-asian="14pt" style:font-size-complex="14pt"/>
    </style:style>
    <style:style style:name="T2394"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395" style:parent-style-name="Policepardéfaut" style:family="text">
      <style:text-properties style:font-name="Apercu, apple-system, system-ui" style:font-weight-complex="bold" fo:color="#10162F" fo:font-size="14pt" style:font-size-asian="14pt" style:font-size-complex="14pt"/>
    </style:style>
    <style:style style:name="T2396"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397" style:parent-style-name="Policepardéfaut" style:family="text">
      <style:text-properties style:font-name="Apercu, apple-system, system-ui" style:font-weight-complex="bold" fo:color="#10162F" fo:font-size="14pt" style:font-size-asian="14pt" style:font-size-complex="14pt"/>
    </style:style>
    <style:style style:name="T2398" style:parent-style-name="Policepardéfaut" style:family="text">
      <style:text-properties style:font-name="Apercu, apple-system, system-ui" style:font-weight-complex="bold" fo:color="#10162F" fo:font-size="14pt" style:font-size-asian="14pt" style:font-size-complex="14pt" fo:language="en" fo:country="US"/>
    </style:style>
    <style:style style:name="P2399" style:parent-style-name="PreformattedText" style:family="paragraph">
      <style:paragraph-properties fo:text-align="justify"/>
    </style:style>
    <style:style style:name="T2400"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2401"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402"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2403"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404" style:parent-style-name="SourceText" style:family="text">
      <style:text-properties style:font-name="Monaco, Menlo, 'Ubuntu Mono', '" style:font-name-asian="Monaco, Menlo, 'Ubuntu Mono', '" style:font-name-complex="Monaco, Menlo, 'Ubuntu Mono', '" fo:color="#FFE083" fo:font-size="14pt" style:font-size-asian="14pt" style:font-size-complex="14pt" fo:background-color="#211E2F" fo:language="en" fo:country="US"/>
    </style:style>
    <style:style style:name="T2405"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2406" style:parent-style-name="PreformattedText" style:family="paragraph">
      <style:paragraph-properties fo:text-align="justify"/>
    </style:style>
    <style:style style:name="T2407" style:parent-style-name="SourceText" style:family="text">
      <style:text-properties style:font-name="Monaco, Menlo, 'Ubuntu Mono', '" style:font-name-asian="Monaco, Menlo, 'Ubuntu Mono', '" style:font-name-complex="Monaco, Menlo, 'Ubuntu Mono', '" fo:color="#908E97" fo:font-size="14pt" style:font-size-asian="14pt" style:font-size-complex="14pt" fo:background-color="#211E2F" fo:language="en" fo:country="US"/>
    </style:style>
    <style:style style:name="P2408" style:parent-style-name="PreformattedText" style:family="paragraph">
      <style:paragraph-properties fo:text-align="justify"/>
    </style:style>
    <style:style style:name="T2409"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2410"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411"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2412"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413" style:parent-style-name="SourceText" style:family="text">
      <style:text-properties style:font-name="Monaco, Menlo, 'Ubuntu Mono', '" style:font-name-asian="Monaco, Menlo, 'Ubuntu Mono', '" style:font-name-complex="Monaco, Menlo, 'Ubuntu Mono', '" fo:color="#FFE083" fo:font-size="14pt" style:font-size-asian="14pt" style:font-size-complex="14pt" fo:background-color="#211E2F" fo:language="en" fo:country="US"/>
    </style:style>
    <style:style style:name="T2414"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2415" style:parent-style-name="Textbody" style:family="paragraph">
      <style:paragraph-properties fo:text-align="justify" fo:margin-bottom="0in" fo:line-height="160%"/>
    </style:style>
    <style:style style:name="T2416" style:parent-style-name="Policepardéfaut" style:family="text">
      <style:text-properties fo:font-weight="bold" style:font-weight-asian="bold" style:font-weight-complex="bold" fo:color="#000000" fo:font-size="14pt" style:font-size-asian="14pt" style:font-size-complex="14pt" fo:language="en" fo:country="US" style:language-asian="en" style:country-asian="US" style:language-complex="ar" style:country-complex="SA"/>
    </style:style>
    <style:style style:name="T2417" style:parent-style-name="Policepardéfaut" style:family="text">
      <style:text-properties style:font-name="Apercu, apple-system, system-ui" style:font-weight-complex="bold" fo:color="#10162F" fo:font-size="14pt" style:font-size-asian="14pt" style:font-size-complex="14pt"/>
    </style:style>
    <style:style style:name="T2418"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419" style:parent-style-name="Policepardéfaut" style:family="text">
      <style:text-properties style:font-name="Apercu, apple-system, system-ui" style:font-weight-complex="bold" fo:color="#10162F" fo:font-size="14pt" style:font-size-asian="14pt" style:font-size-complex="14pt"/>
    </style:style>
    <style:style style:name="T2420"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421" style:parent-style-name="Policepardéfaut" style:family="text">
      <style:text-properties style:font-name="Apercu, apple-system, system-ui" style:font-weight-complex="bold" fo:color="#10162F" fo:font-size="14pt" style:font-size-asian="14pt" style:font-size-complex="14pt"/>
    </style:style>
    <style:style style:name="T2422" style:parent-style-name="Policepardéfaut" style:family="text">
      <style:text-properties style:font-name="Apercu, apple-system, system-ui" style:font-weight-complex="bold" fo:color="#10162F" fo:font-size="14pt" style:font-size-asian="14pt" style:font-size-complex="14pt"/>
    </style:style>
    <style:style style:name="P2423" style:parent-style-name="Textbody" style:family="paragraph">
      <style:paragraph-properties fo:text-align="justify" fo:margin-bottom="0in" fo:line-height="160%"/>
      <style:text-properties style:font-name="Apercu, apple-system, system-ui" fo:font-weight="bold" style:font-weight-asian="bold" style:font-weight-complex="bold" fo:color="#10162F" fo:font-size="14pt" style:font-size-asian="14pt" style:font-size-complex="14pt"/>
    </style:style>
    <style:style style:name="P2424" style:parent-style-name="Standard" style:family="paragraph">
      <style:paragraph-properties fo:text-align="justify"/>
      <style:text-properties fo:font-weight="bold" style:font-weight-asian="bold" style:font-weight-complex="bold" fo:color="#000000" fo:font-size="14pt" style:font-size-asian="14pt" style:font-size-complex="14pt"/>
    </style:style>
    <style:style style:name="P2425" style:parent-style-name="Titre3" style:family="paragraph">
      <style:paragraph-properties fo:text-align="justify"/>
      <style:text-properties style:font-name="Apercu, apple-system, system-ui" fo:color="#000000"/>
    </style:style>
    <style:style style:name="P2426" style:parent-style-name="Textbody" style:family="paragraph">
      <style:paragraph-properties fo:text-align="justify"/>
      <style:text-properties style:font-name="Apercu, apple-system, system-ui" fo:font-weight="bold" style:font-weight-asian="bold" style:font-weight-complex="bold" fo:color="#10162F" fo:font-size="14pt" style:font-size-asian="14pt" style:font-size-complex="14pt"/>
    </style:style>
    <style:style style:name="P2427" style:parent-style-name="Textbody" style:family="paragraph">
      <style:paragraph-properties fo:text-align="justify" fo:line-height="160%"/>
      <style:text-properties style:font-name="Apercu, apple-system, system-ui" fo:font-weight="bold" style:font-weight-asian="bold" style:font-weight-complex="bold" fo:color="#10162F" fo:font-size="14pt" style:font-size-asian="14pt" style:font-size-complex="14pt"/>
    </style:style>
    <style:style style:name="P2428" style:parent-style-name="Textbody" style:family="paragraph">
      <style:paragraph-properties fo:text-align="justify" fo:margin-bottom="0in"/>
    </style:style>
    <style:style style:name="T2429" style:parent-style-name="Policepardéfaut" style:family="text">
      <style:text-properties fo:font-weight="bold" style:font-weight-asian="bold" style:font-weight-complex="bold" fo:color="#000000" fo:font-size="14pt" style:font-size-asian="14pt" style:font-size-complex="14pt" fo:language="en" fo:country="US" style:language-asian="en" style:country-asian="US" style:language-complex="ar" style:country-complex="SA"/>
    </style:style>
    <style:style style:name="T2430" style:parent-style-name="Policepardéfaut" style:family="text">
      <style:text-properties style:font-name="Apercu, apple-system, system-ui" style:font-weight-complex="bold" fo:color="#10162F" fo:font-size="14pt" style:font-size-asian="14pt" style:font-size-complex="14pt" style:text-underline-type="single" style:text-underline-style="solid" style:text-underline-width="auto" style:text-underline-mode="continuous"/>
    </style:style>
    <style:style style:name="P2431" style:parent-style-name="Textbody" style:family="paragraph">
      <style:paragraph-properties fo:text-align="justify"/>
    </style:style>
    <style:style style:name="T2432" style:parent-style-name="Policepardéfaut" style:family="text">
      <style:text-properties style:font-name="Apercu, apple-system, system-ui" style:font-weight-complex="bold" fo:color="#10162F" fo:font-size="14pt" style:font-size-asian="14pt" style:font-size-complex="14pt"/>
    </style:style>
    <style:style style:name="T2433" style:parent-style-name="Accentuation" style:family="text">
      <style:text-properties style:font-name="Apercu, apple-system, system-ui" fo:font-style="normal" style:font-style-asian="normal" fo:color="#10162F" fo:font-size="14pt" style:font-size-asian="14pt" style:font-size-complex="14pt"/>
    </style:style>
    <style:style style:name="T2434" style:parent-style-name="Policepardéfaut" style:family="text">
      <style:text-properties style:font-name="Apercu, apple-system, system-ui" style:font-weight-complex="bold" fo:color="#10162F" fo:font-size="14pt" style:font-size-asian="14pt" style:font-size-complex="14pt"/>
    </style:style>
    <style:style style:name="T2435" style:parent-style-name="Policepardéfaut" style:family="text">
      <style:text-properties style:font-name="Apercu, apple-system, system-ui" style:font-weight-complex="bold" fo:color="#10162F" fo:font-size="14pt" style:font-size-asian="14pt" style:font-size-complex="14pt"/>
    </style:style>
    <style:style style:name="P2436" style:parent-style-name="Textbody" style:family="paragraph">
      <style:paragraph-properties fo:text-align="justify" fo:margin-bottom="0in" fo:line-height="160%"/>
    </style:style>
    <style:style style:name="T2437" style:parent-style-name="Policepardéfaut" style:family="text">
      <style:text-properties style:font-name="Apercu, apple-system, system-ui" style:font-weight-complex="bold" fo:color="#10162F" fo:font-size="14pt" style:font-size-asian="14pt" style:font-size-complex="14pt"/>
    </style:style>
    <style:style style:name="T2438"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439" style:parent-style-name="Policepardéfaut" style:family="text">
      <style:text-properties style:font-name="Apercu, apple-system, system-ui" style:font-weight-complex="bold" fo:color="#10162F" fo:font-size="14pt" style:font-size-asian="14pt" style:font-size-complex="14pt"/>
    </style:style>
    <style:style style:name="T2440" style:parent-style-name="Policepardéfaut" style:family="text">
      <style:text-properties style:font-name="Apercu, apple-system, system-ui" style:font-weight-complex="bold" fo:color="#10162F" fo:font-size="14pt" style:font-size-asian="14pt" style:font-size-complex="14pt" fo:language="en" fo:country="US"/>
    </style:style>
    <style:style style:name="P2441" style:parent-style-name="PreformattedText" style:family="paragraph">
      <style:paragraph-properties fo:text-align="justify"/>
    </style:style>
    <style:style style:name="T2442"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2443"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2444" style:parent-style-name="PreformattedText" style:family="paragraph">
      <style:paragraph-properties fo:text-align="justify"/>
    </style:style>
    <style:style style:name="T2445" style:parent-style-name="SourceText" style:family="text">
      <style:text-properties fo:color="#FFFFFF" fo:font-size="14pt" style:font-size-asian="14pt" style:font-size-complex="14pt" fo:background-color="#211E2F" fo:language="en" fo:country="US"/>
    </style:style>
    <style:style style:name="T2446"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2447"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448"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2449"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450" style:parent-style-name="SourceText" style:family="text">
      <style:text-properties style:font-name="Monaco, Menlo, 'Ubuntu Mono', '" style:font-name-asian="Monaco, Menlo, 'Ubuntu Mono', '" style:font-name-complex="Monaco, Menlo, 'Ubuntu Mono', '" fo:color="#FFE083" fo:font-size="14pt" style:font-size-asian="14pt" style:font-size-complex="14pt" fo:background-color="#211E2F" fo:language="en" fo:country="US"/>
    </style:style>
    <style:style style:name="T2451"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2452" style:parent-style-name="PreformattedText" style:family="paragraph">
      <style:paragraph-properties fo:text-align="justify"/>
    </style:style>
    <style:style style:name="T2453"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454"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2455"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456"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2457"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2458" style:parent-style-name="PreformattedText" style:family="paragraph">
      <style:paragraph-properties fo:text-align="justify"/>
    </style:style>
    <style:style style:name="T2459" style:parent-style-name="SourceText" style:family="text">
      <style:text-properties fo:color="#FFFFFF" fo:font-size="14pt" style:font-size-asian="14pt" style:font-size-complex="14pt" fo:background-color="#211E2F" fo:language="en" fo:country="US"/>
    </style:style>
    <style:style style:name="T2460"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2461"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462"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2463"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464"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2465"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2466" style:parent-style-name="PreformattedText" style:family="paragraph">
      <style:paragraph-properties fo:text-align="justify"/>
    </style:style>
    <style:style style:name="T2467"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2468" style:parent-style-name="PreformattedText" style:family="paragraph">
      <style:paragraph-properties fo:text-align="justify"/>
    </style:style>
    <style:style style:name="T2469" style:parent-style-name="SourceText" style:family="text">
      <style:text-properties style:font-name="Monaco, Menlo, 'Ubuntu Mono', '" style:font-name-asian="Monaco, Menlo, 'Ubuntu Mono', '" style:font-name-complex="Monaco, Menlo, 'Ubuntu Mono', '" fo:color="#908E97" fo:font-size="14pt" style:font-size-asian="14pt" style:font-size-complex="14pt" fo:background-color="#211E2F" fo:language="en" fo:country="US"/>
    </style:style>
    <style:style style:name="P2470" style:parent-style-name="PreformattedText" style:family="paragraph">
      <style:paragraph-properties fo:text-align="justify"/>
    </style:style>
    <style:style style:name="T2471"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2472"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473"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2474"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475" style:parent-style-name="SourceText" style:family="text">
      <style:text-properties style:font-name="Monaco, Menlo, 'Ubuntu Mono', '" style:font-name-asian="Monaco, Menlo, 'Ubuntu Mono', '" style:font-name-complex="Monaco, Menlo, 'Ubuntu Mono', '" fo:color="#FFE083" fo:font-size="14pt" style:font-size-asian="14pt" style:font-size-complex="14pt" fo:background-color="#211E2F" fo:language="en" fo:country="US"/>
    </style:style>
    <style:style style:name="T2476"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2477" style:parent-style-name="PreformattedText" style:family="paragraph">
      <style:paragraph-properties fo:text-align="justify"/>
    </style:style>
    <style:style style:name="T2478" style:parent-style-name="SourceText" style:family="text">
      <style:text-properties style:font-name="Monaco, Menlo, 'Ubuntu Mono', '" style:font-name-asian="Monaco, Menlo, 'Ubuntu Mono', '" style:font-name-complex="Monaco, Menlo, 'Ubuntu Mono', '" fo:color="#908E97" fo:font-size="14pt" style:font-size-asian="14pt" style:font-size-complex="14pt" fo:background-color="#211E2F" fo:language="en" fo:country="US"/>
    </style:style>
    <style:style style:name="P2479" style:parent-style-name="Textbody" style:family="paragraph">
      <style:paragraph-properties fo:text-align="justify" fo:margin-bottom="0in" fo:line-height="160%"/>
    </style:style>
    <style:style style:name="T2480" style:parent-style-name="Policepardéfaut" style:family="text">
      <style:text-properties fo:font-weight="bold" style:font-weight-asian="bold" style:font-weight-complex="bold" fo:color="#000000" fo:font-size="14pt" style:font-size-asian="14pt" style:font-size-complex="14pt" fo:language="en" fo:country="US" style:language-asian="en" style:country-asian="US" style:language-complex="ar" style:country-complex="SA"/>
    </style:style>
    <style:style style:name="T2481" style:parent-style-name="Policepardéfaut" style:family="text">
      <style:text-properties style:font-name="Apercu, apple-system, system-ui" style:font-weight-complex="bold" fo:color="#10162F" fo:font-size="14pt" style:font-size-asian="14pt" style:font-size-complex="14pt"/>
    </style:style>
    <style:style style:name="T2482"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483" style:parent-style-name="Policepardéfaut" style:family="text">
      <style:text-properties style:font-name="Apercu, apple-system, system-ui" style:font-weight-complex="bold" fo:color="#10162F" fo:font-size="14pt" style:font-size-asian="14pt" style:font-size-complex="14pt"/>
    </style:style>
    <style:style style:name="P2484" style:parent-style-name="Textbody" style:family="paragraph">
      <style:paragraph-properties fo:text-align="justify" fo:margin-bottom="0in" fo:line-height="160%" fo:margin-left="0in" fo:text-indent="0in">
        <style:tab-stops/>
      </style:paragraph-properties>
    </style:style>
    <style:style style:name="T2485" style:parent-style-name="Policepardéfaut" style:family="text">
      <style:text-properties style:font-name="Apercu, apple-system, system-ui" style:font-weight-complex="bold" fo:color="#10162F" fo:font-size="14pt" style:font-size-asian="14pt" style:font-size-complex="14pt"/>
    </style:style>
    <style:style style:name="T2486"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487" style:parent-style-name="Policepardéfaut" style:family="text">
      <style:text-properties style:font-name="Apercu, apple-system, system-ui" style:font-weight-complex="bold" fo:color="#10162F" fo:font-size="14pt" style:font-size-asian="14pt" style:font-size-complex="14pt"/>
    </style:style>
    <style:style style:name="T2488"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489" style:parent-style-name="Policepardéfaut" style:family="text">
      <style:text-properties style:font-name="Apercu, apple-system, system-ui" style:font-weight-complex="bold" fo:color="#10162F" fo:font-size="14pt" style:font-size-asian="14pt" style:font-size-complex="14pt"/>
    </style:style>
    <style:style style:name="T2490"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491" style:parent-style-name="Accentuation" style:family="text">
      <style:text-properties style:font-name="Apercu, apple-system, system-ui" fo:font-style="normal" style:font-style-asian="normal" fo:color="#10162F" fo:font-size="14pt" style:font-size-asian="14pt" style:font-size-complex="14pt"/>
    </style:style>
    <style:style style:name="T2492" style:parent-style-name="Policepardéfaut" style:family="text">
      <style:text-properties style:font-name="Apercu, apple-system, system-ui" style:font-weight-complex="bold" fo:color="#10162F" fo:font-size="14pt" style:font-size-asian="14pt" style:font-size-complex="14pt"/>
    </style:style>
    <style:style style:name="P2493" style:parent-style-name="Textbody" style:family="paragraph">
      <style:paragraph-properties fo:text-align="justify" fo:margin-bottom="0in" fo:line-height="160%" fo:margin-left="0in" fo:text-indent="0in">
        <style:tab-stops/>
      </style:paragraph-properties>
    </style:style>
    <style:style style:name="T2494" style:parent-style-name="Policepardéfaut" style:family="text">
      <style:text-properties style:font-name="Apercu, apple-system, system-ui" style:font-weight-complex="bold" fo:color="#10162F" fo:font-size="14pt" style:font-size-asian="14pt" style:font-size-complex="14pt"/>
    </style:style>
    <style:style style:name="T2495"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496" style:parent-style-name="Policepardéfaut" style:family="text">
      <style:text-properties style:font-name="Apercu, apple-system, system-ui" style:font-weight-complex="bold" fo:color="#10162F" fo:font-size="14pt" style:font-size-asian="14pt" style:font-size-complex="14pt"/>
    </style:style>
    <style:style style:name="T2497" style:parent-style-name="Policepardéfaut" style:family="text">
      <style:text-properties style:font-name="Apercu, apple-system, system-ui" style:font-weight-complex="bold" fo:color="#10162F" fo:font-size="14pt" style:font-size-asian="14pt" style:font-size-complex="14pt"/>
    </style:style>
    <style:style style:name="P2498" style:parent-style-name="Textbody" style:family="paragraph">
      <style:paragraph-properties fo:text-align="justify" fo:margin-bottom="0in" fo:line-height="160%" fo:margin-left="0in" fo:text-indent="0in">
        <style:tab-stops/>
      </style:paragraph-properties>
    </style:style>
    <style:style style:name="T2499" style:parent-style-name="Policepardéfaut" style:family="text">
      <style:text-properties style:font-name="Apercu, apple-system, system-ui" style:font-weight-complex="bold" fo:color="#10162F" fo:font-size="14pt" style:font-size-asian="14pt" style:font-size-complex="14pt"/>
    </style:style>
    <style:style style:name="T2500"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501" style:parent-style-name="Policepardéfaut" style:family="text">
      <style:text-properties style:font-name="Apercu, apple-system, system-ui" style:font-weight-complex="bold" fo:color="#10162F" fo:font-size="14pt" style:font-size-asian="14pt" style:font-size-complex="14pt"/>
    </style:style>
    <style:style style:name="T2502"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503" style:parent-style-name="Policepardéfaut" style:family="text">
      <style:text-properties style:font-name="Apercu, apple-system, system-ui" style:font-weight-complex="bold" fo:color="#10162F" fo:font-size="14pt" style:font-size-asian="14pt" style:font-size-complex="14pt"/>
    </style:style>
    <style:style style:name="P2504" style:parent-style-name="Textbody" style:family="paragraph">
      <style:paragraph-properties fo:text-align="justify" fo:margin-bottom="0in" fo:line-height="160%" fo:margin-left="0in" fo:text-indent="0in">
        <style:tab-stops/>
      </style:paragraph-properties>
    </style:style>
    <style:style style:name="T2505" style:parent-style-name="Policepardéfaut" style:family="text">
      <style:text-properties style:font-name="Apercu, apple-system, system-ui" style:font-weight-complex="bold" fo:color="#10162F" fo:font-size="14pt" style:font-size-asian="14pt" style:font-size-complex="14pt"/>
    </style:style>
    <style:style style:name="T2506"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507" style:parent-style-name="Policepardéfaut" style:family="text">
      <style:text-properties style:font-name="Apercu, apple-system, system-ui" style:font-weight-complex="bold" fo:color="#10162F" fo:font-size="14pt" style:font-size-asian="14pt" style:font-size-complex="14pt"/>
    </style:style>
    <style:style style:name="T2508"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509" style:parent-style-name="Policepardéfaut" style:family="text">
      <style:text-properties style:font-name="Apercu, apple-system, system-ui" style:font-weight-complex="bold" fo:color="#10162F" fo:font-size="14pt" style:font-size-asian="14pt" style:font-size-complex="14pt"/>
    </style:style>
    <style:style style:name="T2510" style:parent-style-name="Policepardéfaut" style:family="text">
      <style:text-properties style:font-name="Apercu, apple-system, system-ui" style:font-weight-complex="bold" fo:color="#10162F" fo:font-size="14pt" style:font-size-asian="14pt" style:font-size-complex="14pt"/>
    </style:style>
    <style:style style:name="T2511"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512" style:parent-style-name="Policepardéfaut" style:family="text">
      <style:text-properties style:font-name="Apercu, apple-system, system-ui" style:font-weight-complex="bold" fo:color="#10162F" fo:font-size="14pt" style:font-size-asian="14pt" style:font-size-complex="14pt"/>
    </style:style>
    <style:style style:name="T2513"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514" style:parent-style-name="Policepardéfaut" style:family="text">
      <style:text-properties style:font-name="Apercu, apple-system, system-ui" style:font-weight-complex="bold" fo:color="#10162F" fo:font-size="14pt" style:font-size-asian="14pt" style:font-size-complex="14pt"/>
    </style:style>
    <style:style style:name="P2515" style:parent-style-name="Textbody" style:family="paragraph">
      <style:paragraph-properties fo:text-align="justify" fo:margin-bottom="0in" fo:line-height="160%" fo:margin-left="0in" fo:text-indent="0in">
        <style:tab-stops/>
      </style:paragraph-properties>
    </style:style>
    <style:style style:name="T2516" style:parent-style-name="Policepardéfaut" style:family="text">
      <style:text-properties style:font-name="Apercu, apple-system, system-ui" style:font-weight-complex="bold" fo:color="#10162F" fo:font-size="14pt" style:font-size-asian="14pt" style:font-size-complex="14pt"/>
    </style:style>
    <style:style style:name="T2517"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518" style:parent-style-name="Policepardéfaut" style:family="text">
      <style:text-properties style:font-name="Apercu, apple-system, system-ui" style:font-weight-complex="bold" fo:color="#10162F" fo:font-size="14pt" style:font-size-asian="14pt" style:font-size-complex="14pt"/>
    </style:style>
    <style:style style:name="T2519" style:parent-style-name="Accentuation" style:family="text">
      <style:text-properties style:font-name="Apercu, apple-system, system-ui" fo:font-style="normal" style:font-style-asian="normal" fo:color="#10162F" fo:font-size="14pt" style:font-size-asian="14pt" style:font-size-complex="14pt"/>
    </style:style>
    <style:style style:name="T2520" style:parent-style-name="Policepardéfaut" style:family="text">
      <style:text-properties style:font-name="Apercu, apple-system, system-ui" style:font-weight-complex="bold" fo:color="#10162F" fo:font-size="14pt" style:font-size-asian="14pt" style:font-size-complex="14pt"/>
    </style:style>
    <style:style style:name="P2521" style:parent-style-name="Textbody" style:family="paragraph">
      <style:paragraph-properties fo:text-align="justify" fo:margin-bottom="0in" fo:line-height="160%" fo:margin-left="0in" fo:text-indent="0in">
        <style:tab-stops/>
      </style:paragraph-properties>
    </style:style>
    <style:style style:name="T2522" style:parent-style-name="Policepardéfaut" style:family="text">
      <style:text-properties style:font-name="Apercu, apple-system, system-ui" style:font-weight-complex="bold" fo:color="#10162F" fo:font-size="14pt" style:font-size-asian="14pt" style:font-size-complex="14pt" fo:language="en" fo:country="US"/>
    </style:style>
    <style:style style:name="T2523" style:parent-style-name="SourceText" style:family="text">
      <style:text-properties style:font-name="Monaco, Menlo, 'Ubuntu Mono', '" style:font-name-asian="Monaco, Menlo, 'Ubuntu Mono', '" style:font-name-complex="Monaco, Menlo, 'Ubuntu Mono', '" fo:color="#10162F" fo:font-size="14pt" style:font-size-asian="14pt" style:font-size-complex="14pt" fo:language="en" fo:country="US"/>
    </style:style>
    <style:style style:name="T2524" style:parent-style-name="Policepardéfaut" style:family="text">
      <style:text-properties style:font-name="Apercu, apple-system, system-ui" style:font-weight-complex="bold" fo:color="#10162F" fo:font-size="14pt" style:font-size-asian="14pt" style:font-size-complex="14pt" fo:language="en" fo:country="US"/>
    </style:style>
    <style:style style:name="T2525" style:parent-style-name="SourceText" style:family="text">
      <style:text-properties style:font-name="Monaco, Menlo, 'Ubuntu Mono', '" style:font-name-asian="Monaco, Menlo, 'Ubuntu Mono', '" style:font-name-complex="Monaco, Menlo, 'Ubuntu Mono', '" fo:color="#5B277D" fo:font-size="14pt" style:font-size-asian="14pt" style:font-size-complex="14pt" fo:language="en" fo:country="US"/>
    </style:style>
    <style:style style:name="T2526" style:parent-style-name="SourceText" style:family="text">
      <style:text-properties style:font-name="Monaco, Menlo, 'Ubuntu Mono', '" style:font-name-asian="Monaco, Menlo, 'Ubuntu Mono', '" style:font-name-complex="Monaco, Menlo, 'Ubuntu Mono', '" fo:color="#10162F" fo:font-size="14pt" style:font-size-asian="14pt" style:font-size-complex="14pt" fo:language="en" fo:country="US"/>
    </style:style>
    <style:style style:name="T2527" style:parent-style-name="Policepardéfaut" style:family="text">
      <style:text-properties style:font-name="Apercu, apple-system, system-ui" style:font-weight-complex="bold" fo:color="#10162F" fo:font-size="14pt" style:font-size-asian="14pt" style:font-size-complex="14pt" fo:language="en" fo:country="US"/>
    </style:style>
    <style:style style:name="T2528" style:parent-style-name="Policepardéfaut" style:family="text">
      <style:text-properties style:font-name="Apercu, apple-system, system-ui" style:font-weight-complex="bold" fo:color="#10162F" fo:font-size="14pt" style:font-size-asian="14pt" style:font-size-complex="14pt" fo:language="en" fo:country="US"/>
    </style:style>
    <style:style style:name="T2529" style:parent-style-name="SourceText" style:family="text">
      <style:text-properties style:font-name="Monaco, Menlo, 'Ubuntu Mono', '" style:font-name-asian="Monaco, Menlo, 'Ubuntu Mono', '" style:font-name-complex="Monaco, Menlo, 'Ubuntu Mono', '" fo:color="#10162F" fo:font-size="14pt" style:font-size-asian="14pt" style:font-size-complex="14pt" fo:language="en" fo:country="US"/>
    </style:style>
    <style:style style:name="T2530" style:parent-style-name="SourceText" style:family="text">
      <style:text-properties style:font-name="Monaco, Menlo, 'Ubuntu Mono', '" style:font-name-asian="Monaco, Menlo, 'Ubuntu Mono', '" style:font-name-complex="Monaco, Menlo, 'Ubuntu Mono', '" fo:color="#5B277D" fo:font-size="14pt" style:font-size-asian="14pt" style:font-size-complex="14pt" fo:language="en" fo:country="US"/>
    </style:style>
    <style:style style:name="T2531" style:parent-style-name="SourceText" style:family="text">
      <style:text-properties style:font-name="Monaco, Menlo, 'Ubuntu Mono', '" style:font-name-asian="Monaco, Menlo, 'Ubuntu Mono', '" style:font-name-complex="Monaco, Menlo, 'Ubuntu Mono', '" fo:color="#10162F" fo:font-size="14pt" style:font-size-asian="14pt" style:font-size-complex="14pt" fo:language="en" fo:country="US"/>
    </style:style>
    <style:style style:name="T2532" style:parent-style-name="Policepardéfaut" style:family="text">
      <style:text-properties style:font-name="Apercu, apple-system, system-ui" style:font-weight-complex="bold" fo:color="#10162F" fo:font-size="14pt" style:font-size-asian="14pt" style:font-size-complex="14pt" fo:language="en" fo:country="US"/>
    </style:style>
    <style:style style:name="P2533" style:parent-style-name="Textbody" style:family="paragraph">
      <style:paragraph-properties fo:text-align="justify" fo:margin-bottom="0in" fo:line-height="160%"/>
    </style:style>
    <style:style style:name="T2534" style:parent-style-name="Policepardéfaut" style:family="text">
      <style:text-properties style:font-name="Apercu, apple-system, system-ui" style:font-weight-complex="bold" fo:color="#10162F" fo:font-size="14pt" style:font-size-asian="14pt" style:font-size-complex="14pt"/>
    </style:style>
    <style:style style:name="T2535"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536" style:parent-style-name="Policepardéfaut" style:family="text">
      <style:text-properties style:font-name="Apercu, apple-system, system-ui" style:font-weight-complex="bold" fo:color="#10162F" fo:font-size="14pt" style:font-size-asian="14pt" style:font-size-complex="14pt"/>
    </style:style>
    <style:style style:name="T2537"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538" style:parent-style-name="Policepardéfaut" style:family="text">
      <style:text-properties style:font-name="Apercu, apple-system, system-ui" style:font-weight-complex="bold" fo:color="#10162F" fo:font-size="14pt" style:font-size-asian="14pt" style:font-size-complex="14pt"/>
    </style:style>
    <style:style style:name="T2539"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540" style:parent-style-name="Policepardéfaut" style:family="text">
      <style:text-properties style:font-name="Apercu, apple-system, system-ui" style:font-weight-complex="bold" fo:color="#10162F" fo:font-size="14pt" style:font-size-asian="14pt" style:font-size-complex="14pt"/>
    </style:style>
    <style:style style:name="T2541" style:parent-style-name="Policepardéfaut" style:family="text">
      <style:text-properties style:font-name="Apercu, apple-system, system-ui" style:font-weight-complex="bold" fo:color="#10162F" fo:font-size="14pt" style:font-size-asian="14pt" style:font-size-complex="14pt"/>
    </style:style>
    <style:style style:name="T2542" style:parent-style-name="SourceText" style:family="text">
      <style:text-properties style:font-name="Monaco, Menlo, 'Ubuntu Mono', '" style:font-name-asian="Monaco, Menlo, 'Ubuntu Mono', '" style:font-name-complex="Monaco, Menlo, 'Ubuntu Mono', '" fo:color="#5B277D" fo:font-size="14pt" style:font-size-asian="14pt" style:font-size-complex="14pt"/>
    </style:style>
    <style:style style:name="T2543"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544" style:parent-style-name="SourceText" style:family="text">
      <style:text-properties style:font-name="Monaco, Menlo, 'Ubuntu Mono', '" style:font-name-asian="Monaco, Menlo, 'Ubuntu Mono', '" style:font-name-complex="Monaco, Menlo, 'Ubuntu Mono', '" fo:color="#5B277D" fo:font-size="14pt" style:font-size-asian="14pt" style:font-size-complex="14pt"/>
    </style:style>
    <style:style style:name="T2545"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546" style:parent-style-name="Policepardéfaut" style:family="text">
      <style:text-properties style:font-name="Apercu, apple-system, system-ui" style:font-weight-complex="bold" fo:color="#10162F" fo:font-size="14pt" style:font-size-asian="14pt" style:font-size-complex="14pt"/>
    </style:style>
    <style:style style:name="T2547" style:parent-style-name="SourceText" style:family="text">
      <style:text-properties style:font-name="Monaco, Menlo, 'Ubuntu Mono', '" style:font-name-asian="Monaco, Menlo, 'Ubuntu Mono', '" style:font-name-complex="Monaco, Menlo, 'Ubuntu Mono', '" fo:color="#5B277D" fo:font-size="14pt" style:font-size-asian="14pt" style:font-size-complex="14pt"/>
    </style:style>
    <style:style style:name="T2548"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549" style:parent-style-name="SourceText" style:family="text">
      <style:text-properties style:font-name="Monaco, Menlo, 'Ubuntu Mono', '" style:font-name-asian="Monaco, Menlo, 'Ubuntu Mono', '" style:font-name-complex="Monaco, Menlo, 'Ubuntu Mono', '" fo:color="#5B277D" fo:font-size="14pt" style:font-size-asian="14pt" style:font-size-complex="14pt"/>
    </style:style>
    <style:style style:name="T2550"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551" style:parent-style-name="Policepardéfaut" style:family="text">
      <style:text-properties style:font-name="Apercu, apple-system, system-ui" style:font-weight-complex="bold" fo:color="#10162F" fo:font-size="14pt" style:font-size-asian="14pt" style:font-size-complex="14pt"/>
    </style:style>
    <style:style style:name="T2552" style:parent-style-name="SourceText" style:family="text">
      <style:text-properties style:font-name="Monaco, Menlo, 'Ubuntu Mono', '" style:font-name-asian="Monaco, Menlo, 'Ubuntu Mono', '" style:font-name-complex="Monaco, Menlo, 'Ubuntu Mono', '" fo:color="#5B277D" fo:font-size="14pt" style:font-size-asian="14pt" style:font-size-complex="14pt"/>
    </style:style>
    <style:style style:name="T2553"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554" style:parent-style-name="SourceText" style:family="text">
      <style:text-properties style:font-name="Monaco, Menlo, 'Ubuntu Mono', '" style:font-name-asian="Monaco, Menlo, 'Ubuntu Mono', '" style:font-name-complex="Monaco, Menlo, 'Ubuntu Mono', '" fo:color="#5B277D" fo:font-size="14pt" style:font-size-asian="14pt" style:font-size-complex="14pt"/>
    </style:style>
    <style:style style:name="T2555" style:parent-style-name="Policepardéfaut" style:family="text">
      <style:text-properties style:font-name="Apercu, apple-system, system-ui" style:font-weight-complex="bold" fo:color="#10162F" fo:font-size="14pt" style:font-size-asian="14pt" style:font-size-complex="14pt"/>
    </style:style>
    <style:style style:name="P2556" style:parent-style-name="Standard" style:family="paragraph">
      <style:paragraph-properties fo:text-align="justify"/>
      <style:text-properties fo:font-weight="bold" style:font-weight-asian="bold" style:font-weight-complex="bold" fo:color="#000000" fo:font-size="14pt" style:font-size-asian="14pt" style:font-size-complex="14pt"/>
    </style:style>
    <style:style style:name="P2557" style:parent-style-name="Titre3" style:family="paragraph">
      <style:paragraph-properties fo:text-align="justify"/>
      <style:text-properties style:font-name="Apercu, apple-system, system-ui" fo:color="#000000"/>
    </style:style>
    <style:style style:name="P2558" style:parent-style-name="Textbody" style:family="paragraph">
      <style:paragraph-properties fo:text-align="justify"/>
      <style:text-properties style:font-name="Apercu, apple-system, system-ui" fo:font-weight="bold" style:font-weight-asian="bold" style:font-weight-complex="bold" fo:color="#10162F" fo:font-size="14pt" style:font-size-asian="14pt" style:font-size-complex="14pt"/>
    </style:style>
    <style:style style:name="P2559" style:parent-style-name="Textbody" style:family="paragraph">
      <style:paragraph-properties fo:text-align="justify" fo:margin-bottom="0in" fo:line-height="160%"/>
    </style:style>
    <style:style style:name="T2560" style:parent-style-name="Policepardéfaut" style:family="text">
      <style:text-properties style:font-name="Apercu, apple-system, system-ui" style:font-weight-complex="bold" fo:color="#10162F" fo:font-size="14pt" style:font-size-asian="14pt" style:font-size-complex="14pt"/>
    </style:style>
    <style:style style:name="T2561"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562" style:parent-style-name="Policepardéfaut" style:family="text">
      <style:text-properties style:font-name="Apercu, apple-system, system-ui" style:font-weight-complex="bold" fo:color="#10162F" fo:font-size="14pt" style:font-size-asian="14pt" style:font-size-complex="14pt"/>
    </style:style>
    <style:style style:name="P2563" style:parent-style-name="Textbody" style:family="paragraph">
      <style:paragraph-properties fo:text-align="justify" fo:margin-bottom="0in"/>
    </style:style>
    <style:style style:name="T2564" style:parent-style-name="Policepardéfaut" style:family="text">
      <style:text-properties fo:font-weight="bold" style:font-weight-asian="bold" style:font-weight-complex="bold" fo:color="#000000" fo:font-size="14pt" style:font-size-asian="14pt" style:font-size-complex="14pt" fo:language="en" fo:country="US" style:language-asian="en" style:country-asian="US" style:language-complex="ar" style:country-complex="SA"/>
    </style:style>
    <style:style style:name="P2565" style:parent-style-name="Textbody" style:family="paragraph">
      <style:text-properties fo:language="en" fo:country="US"/>
    </style:style>
    <style:style style:name="T2566" style:parent-style-name="Policepardéfaut" style:family="text">
      <style:text-properties style:font-name="Apercu, apple-system, system-ui" style:font-weight-complex="bold" fo:color="#10162F" fo:font-size="14pt" style:font-size-asian="14pt" style:font-size-complex="14pt" style:text-underline-type="single" style:text-underline-style="solid" style:text-underline-width="auto" style:text-underline-mode="continuous"/>
    </style:style>
    <style:style style:name="P2567" style:parent-style-name="Textbody" style:family="paragraph">
      <style:paragraph-properties fo:text-align="justify"/>
    </style:style>
    <style:style style:name="T2568" style:parent-style-name="Policepardéfaut" style:family="text">
      <style:text-properties style:font-name="Apercu, apple-system, system-ui" style:font-weight-complex="bold" fo:color="#10162F" fo:font-size="14pt" style:font-size-asian="14pt" style:font-size-complex="14pt"/>
    </style:style>
    <style:style style:name="T2569" style:parent-style-name="Accentuation" style:family="text">
      <style:text-properties style:font-name="Apercu, apple-system, system-ui" fo:font-style="normal" style:font-style-asian="normal" fo:color="#10162F" fo:font-size="14pt" style:font-size-asian="14pt" style:font-size-complex="14pt"/>
    </style:style>
    <style:style style:name="T2570" style:parent-style-name="Policepardéfaut" style:family="text">
      <style:text-properties style:font-name="Apercu, apple-system, system-ui" style:font-weight-complex="bold" fo:color="#10162F" fo:font-size="14pt" style:font-size-asian="14pt" style:font-size-complex="14pt"/>
    </style:style>
    <style:style style:name="T2571" style:parent-style-name="Policepardéfaut" style:family="text">
      <style:text-properties style:font-name="Apercu, apple-system, system-ui" style:font-weight-complex="bold" fo:color="#10162F" fo:font-size="14pt" style:font-size-asian="14pt" style:font-size-complex="14pt"/>
    </style:style>
    <style:style style:name="P2572" style:parent-style-name="PreformattedText" style:family="paragraph">
      <style:paragraph-properties fo:text-align="justify"/>
    </style:style>
    <style:style style:name="T2573"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2574"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575" style:parent-style-name="SourceText" style:family="text">
      <style:text-properties style:font-name="Monaco, Menlo, 'Ubuntu Mono', '" style:font-name-asian="Monaco, Menlo, 'Ubuntu Mono', '" style:font-name-complex="Monaco, Menlo, 'Ubuntu Mono', '" fo:color="#FFE083" fo:font-size="14pt" style:font-size-asian="14pt" style:font-size-complex="14pt" fo:background-color="#211E2F" fo:language="en" fo:country="US"/>
    </style:style>
    <style:style style:name="T2576"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2577" style:parent-style-name="PreformattedText" style:family="paragraph">
      <style:paragraph-properties fo:text-align="justify"/>
    </style:style>
    <style:style style:name="T2578"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2579"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2580" style:parent-style-name="PreformattedText" style:family="paragraph">
      <style:paragraph-properties fo:text-align="justify"/>
    </style:style>
    <style:style style:name="T2581" style:parent-style-name="SourceText" style:family="text">
      <style:text-properties fo:color="#FFFFFF" fo:font-size="14pt" style:font-size-asian="14pt" style:font-size-complex="14pt" fo:background-color="#211E2F" fo:language="en" fo:country="US"/>
    </style:style>
    <style:style style:name="T2582"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2583"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584" style:parent-style-name="SourceText" style:family="text">
      <style:text-properties style:font-name="Monaco, Menlo, 'Ubuntu Mono', '" style:font-name-asian="Monaco, Menlo, 'Ubuntu Mono', '" style:font-name-complex="Monaco, Menlo, 'Ubuntu Mono', '" fo:color="#FFE083" fo:font-size="14pt" style:font-size-asian="14pt" style:font-size-complex="14pt" fo:background-color="#211E2F" fo:language="en" fo:country="US"/>
    </style:style>
    <style:style style:name="T2585"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2586" style:parent-style-name="PreformattedText" style:family="paragraph">
      <style:paragraph-properties fo:text-align="justify"/>
    </style:style>
    <style:style style:name="T2587"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588" style:parent-style-name="SourceText" style:family="text">
      <style:text-properties style:font-name="Monaco, Menlo, 'Ubuntu Mono', '" style:font-name-asian="Monaco, Menlo, 'Ubuntu Mono', '" style:font-name-complex="Monaco, Menlo, 'Ubuntu Mono', '" fo:color="#B3CCFF" fo:font-size="14pt" style:font-size-asian="14pt" style:font-size-complex="14pt" fo:background-color="#211E2F" fo:language="en" fo:country="US"/>
    </style:style>
    <style:style style:name="T2589"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590"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2591"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2592" style:parent-style-name="PreformattedText" style:family="paragraph">
      <style:paragraph-properties fo:text-align="justify"/>
    </style:style>
    <style:style style:name="T2593" style:parent-style-name="SourceText" style:family="text">
      <style:text-properties fo:color="#FFFFFF" fo:font-size="14pt" style:font-size-asian="14pt" style:font-size-complex="14pt" fo:background-color="#211E2F" fo:language="en" fo:country="US"/>
    </style:style>
    <style:style style:name="T2594"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2595"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596" style:parent-style-name="SourceText" style:family="text">
      <style:text-properties style:font-name="Monaco, Menlo, 'Ubuntu Mono', '" style:font-name-asian="Monaco, Menlo, 'Ubuntu Mono', '" style:font-name-complex="Monaco, Menlo, 'Ubuntu Mono', '" fo:color="#83FFF5" fo:font-size="14pt" style:font-size-asian="14pt" style:font-size-complex="14pt" fo:background-color="#211E2F" fo:language="en" fo:country="US"/>
    </style:style>
    <style:style style:name="T2597"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2598"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2599"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2600" style:parent-style-name="PreformattedText" style:family="paragraph">
      <style:paragraph-properties fo:text-align="justify"/>
    </style:style>
    <style:style style:name="T2601"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2602" style:parent-style-name="PreformattedText" style:family="paragraph">
      <style:paragraph-properties fo:text-align="justify"/>
    </style:style>
    <style:style style:name="T2603" style:parent-style-name="SourceText" style:family="text">
      <style:text-properties style:font-name="Monaco, Menlo, 'Ubuntu Mono', '" style:font-name-asian="Monaco, Menlo, 'Ubuntu Mono', '" style:font-name-complex="Monaco, Menlo, 'Ubuntu Mono', '" fo:color="#908E97" fo:font-size="14pt" style:font-size-asian="14pt" style:font-size-complex="14pt" fo:background-color="#211E2F" fo:language="en" fo:country="US"/>
    </style:style>
    <style:style style:name="P2604" style:parent-style-name="Textbody" style:family="paragraph">
      <style:paragraph-properties fo:text-align="justify" fo:margin-bottom="0in" fo:line-height="160%"/>
    </style:style>
    <style:style style:name="T2605" style:parent-style-name="Policepardéfaut" style:family="text">
      <style:text-properties fo:font-weight="bold" style:font-weight-asian="bold" style:font-weight-complex="bold" fo:color="#000000" fo:font-size="14pt" style:font-size-asian="14pt" style:font-size-complex="14pt" fo:language="en" fo:country="US" style:language-asian="en" style:country-asian="US" style:language-complex="ar" style:country-complex="SA"/>
    </style:style>
    <style:style style:name="T2606" style:parent-style-name="Policepardéfaut" style:family="text">
      <style:text-properties style:font-name="Apercu, apple-system, system-ui" style:font-weight-complex="bold" fo:color="#10162F" fo:font-size="14pt" style:font-size-asian="14pt" style:font-size-complex="14pt"/>
    </style:style>
    <style:style style:name="T2607" style:parent-style-name="Policepardéfaut" style:family="text">
      <style:text-properties style:font-name="Apercu, apple-system, system-ui" style:font-weight-complex="bold" fo:color="#10162F" fo:font-size="14pt" style:font-size-asian="14pt" style:font-size-complex="14pt"/>
    </style:style>
    <style:style style:name="T2608"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609" style:parent-style-name="Policepardéfaut" style:family="text">
      <style:text-properties style:font-name="Apercu, apple-system, system-ui" style:font-weight-complex="bold" fo:color="#10162F" fo:font-size="14pt" style:font-size-asian="14pt" style:font-size-complex="14pt"/>
    </style:style>
    <style:style style:name="T2610"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611" style:parent-style-name="Policepardéfaut" style:family="text">
      <style:text-properties style:font-name="Apercu, apple-system, system-ui" style:font-weight-complex="bold" fo:color="#10162F" fo:font-size="14pt" style:font-size-asian="14pt" style:font-size-complex="14pt"/>
    </style:style>
    <style:style style:name="T2612"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613" style:parent-style-name="Policepardéfaut" style:family="text">
      <style:text-properties style:font-name="Apercu, apple-system, system-ui" style:font-weight-complex="bold" fo:color="#10162F" fo:font-size="14pt" style:font-size-asian="14pt" style:font-size-complex="14pt"/>
    </style:style>
    <style:style style:name="T2614"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615" style:parent-style-name="Policepardéfaut" style:family="text">
      <style:text-properties style:font-name="Apercu, apple-system, system-ui" style:font-weight-complex="bold" fo:color="#10162F" fo:font-size="14pt" style:font-size-asian="14pt" style:font-size-complex="14pt"/>
    </style:style>
    <style:style style:name="P2616" style:parent-style-name="Textbody" style:family="paragraph">
      <style:paragraph-properties fo:text-align="justify" fo:margin-bottom="0in" fo:line-height="160%"/>
    </style:style>
    <style:style style:name="T2617" style:parent-style-name="Policepardéfaut" style:family="text">
      <style:text-properties style:font-name="Apercu, apple-system, system-ui" style:font-weight-complex="bold" fo:color="#10162F" fo:font-size="14pt" style:font-size-asian="14pt" style:font-size-complex="14pt"/>
    </style:style>
    <style:style style:name="T2618" style:parent-style-name="Policepardéfaut" style:family="text">
      <style:text-properties style:font-name="Apercu, apple-system, system-ui" style:font-weight-complex="bold" fo:color="#10162F" fo:font-size="14pt" style:font-size-asian="14pt" style:font-size-complex="14pt"/>
    </style:style>
    <style:style style:name="T2619"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620" style:parent-style-name="Policepardéfaut" style:family="text">
      <style:text-properties style:font-name="Apercu, apple-system, system-ui" style:font-weight-complex="bold" fo:color="#10162F" fo:font-size="14pt" style:font-size-asian="14pt" style:font-size-complex="14pt"/>
    </style:style>
    <style:style style:name="P2621" style:parent-style-name="Textbody" style:family="paragraph">
      <style:paragraph-properties fo:text-align="justify" fo:line-height="160%"/>
      <style:text-properties style:font-name="Apercu, apple-system, system-ui" fo:font-weight="bold" style:font-weight-asian="bold" style:font-weight-complex="bold" fo:color="#10162F" fo:font-size="14pt" style:font-size-asian="14pt" style:font-size-complex="14pt"/>
    </style:style>
    <style:style style:name="P2622" style:parent-style-name="Textbody" style:family="paragraph">
      <style:paragraph-properties fo:text-align="justify" fo:margin-bottom="0in"/>
    </style:style>
    <style:style style:name="T2623" style:parent-style-name="Policepardéfaut" style:family="text">
      <style:text-properties fo:font-weight="bold" style:font-weight-asian="bold" style:font-weight-complex="bold" fo:color="#000000" fo:font-size="14pt" style:font-size-asian="14pt" style:font-size-complex="14pt" fo:language="en" fo:country="US" style:language-asian="en" style:country-asian="US" style:language-complex="ar" style:country-complex="SA"/>
    </style:style>
    <style:style style:name="T2624" style:parent-style-name="Policepardéfaut" style:family="text">
      <style:text-properties style:font-name="Apercu, apple-system, system-ui" style:font-weight-complex="bold" fo:color="#10162F" fo:font-size="14pt" style:font-size-asian="14pt" style:font-size-complex="14pt" style:text-underline-type="single" style:text-underline-style="solid" style:text-underline-width="auto" style:text-underline-mode="continuous"/>
    </style:style>
    <style:style style:name="P2625" style:parent-style-name="Textbody" style:family="paragraph">
      <style:paragraph-properties fo:text-align="justify"/>
      <style:text-properties style:font-name="Apercu, apple-system, system-ui" fo:font-weight="bold" style:font-weight-asian="bold" style:font-weight-complex="bold" fo:color="#10162F" fo:font-size="14pt" style:font-size-asian="14pt" style:font-size-complex="14pt"/>
    </style:style>
    <style:style style:name="P2626" style:parent-style-name="Textbody" style:family="paragraph">
      <style:paragraph-properties fo:text-align="justify" fo:margin-bottom="0in" fo:line-height="160%"/>
    </style:style>
    <style:style style:name="T2627" style:parent-style-name="Policepardéfaut" style:family="text">
      <style:text-properties style:font-name="Apercu, apple-system, system-ui" style:font-weight-complex="bold" fo:color="#10162F" fo:font-size="14pt" style:font-size-asian="14pt" style:font-size-complex="14pt"/>
    </style:style>
    <style:style style:name="T2628"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629" style:parent-style-name="Policepardéfaut" style:family="text">
      <style:text-properties style:font-name="Apercu, apple-system, system-ui" style:font-weight-complex="bold" fo:color="#10162F" fo:font-size="14pt" style:font-size-asian="14pt" style:font-size-complex="14pt"/>
    </style:style>
    <style:style style:name="T2630" style:parent-style-name="Policepardéfaut" style:family="text">
      <style:text-properties style:font-name="Apercu, apple-system, system-ui" style:font-weight-complex="bold" fo:color="#10162F" fo:font-size="14pt" style:font-size-asian="14pt" style:font-size-complex="14pt"/>
    </style:style>
    <style:style style:name="P2631" style:parent-style-name="Standard" style:family="paragraph">
      <style:paragraph-properties fo:text-align="justify"/>
      <style:text-properties fo:font-weight="bold" style:font-weight-asian="bold" style:font-weight-complex="bold" fo:color="#000000" fo:font-size="14pt" style:font-size-asian="14pt" style:font-size-complex="14pt"/>
    </style:style>
    <style:style style:name="P2632" style:parent-style-name="Titre3" style:family="paragraph">
      <style:paragraph-properties fo:text-align="justify"/>
      <style:text-properties style:font-name="Apercu, apple-system, system-ui" fo:color="#000000"/>
    </style:style>
    <style:style style:name="P2633" style:parent-style-name="Textbody" style:family="paragraph">
      <style:paragraph-properties fo:text-align="justify"/>
      <style:text-properties style:font-name="Apercu, apple-system, system-ui" fo:font-weight="bold" style:font-weight-asian="bold" style:font-weight-complex="bold" fo:color="#10162F" fo:font-size="14pt" style:font-size-asian="14pt" style:font-size-complex="14pt"/>
    </style:style>
    <style:style style:name="P2634" style:parent-style-name="Textbody" style:family="paragraph">
      <style:paragraph-properties fo:text-align="justify" fo:line-height="160%"/>
      <style:text-properties style:font-name="Apercu, apple-system, system-ui" fo:font-weight="bold" style:font-weight-asian="bold" style:font-weight-complex="bold" fo:color="#10162F" fo:font-size="14pt" style:font-size-asian="14pt" style:font-size-complex="14pt"/>
    </style:style>
    <style:style style:name="P2635" style:parent-style-name="Textbody" style:family="paragraph">
      <style:paragraph-properties fo:text-align="justify" fo:line-height="160%"/>
      <style:text-properties style:font-name="Apercu, apple-system, system-ui" fo:font-weight="bold" style:font-weight-asian="bold" style:font-weight-complex="bold" fo:color="#10162F" fo:font-size="14pt" style:font-size-asian="14pt" style:font-size-complex="14pt"/>
    </style:style>
    <style:style style:name="P2636" style:parent-style-name="Textbody" style:family="paragraph">
      <style:paragraph-properties fo:text-align="justify" fo:margin-bottom="0in" fo:line-height="160%" fo:margin-left="0in" fo:text-indent="0in">
        <style:tab-stops/>
      </style:paragraph-properties>
      <style:text-properties style:font-name="Apercu, apple-system, system-ui" fo:font-weight="bold" style:font-weight-asian="bold" style:font-weight-complex="bold" fo:color="#10162F" fo:font-size="14pt" style:font-size-asian="14pt" style:font-size-complex="14pt"/>
    </style:style>
    <style:style style:name="P2637" style:parent-style-name="Textbody" style:family="paragraph">
      <style:paragraph-properties fo:text-align="justify" fo:margin-bottom="0in" fo:line-height="160%"/>
    </style:style>
    <style:style style:name="T2638" style:parent-style-name="Policepardéfaut" style:family="text">
      <style:text-properties fo:font-weight="bold" style:font-weight-asian="bold" style:font-weight-complex="bold" fo:color="#000000" fo:font-size="14pt" style:font-size-asian="14pt" style:font-size-complex="14pt" fo:language="en" fo:country="US" style:language-asian="en" style:country-asian="US" style:language-complex="ar" style:country-complex="SA"/>
    </style:style>
    <style:style style:name="T2639" style:parent-style-name="Policepardéfaut" style:family="text">
      <style:text-properties style:font-name="Apercu, apple-system, system-ui" style:font-weight-complex="bold" fo:color="#10162F" fo:font-size="14pt" style:font-size-asian="14pt" style:font-size-complex="14pt" style:text-underline-type="single" style:text-underline-style="solid" style:text-underline-width="auto" style:text-underline-mode="continuous"/>
    </style:style>
    <style:style style:name="P2640" style:parent-style-name="Textbody" style:family="paragraph">
      <style:paragraph-properties fo:text-align="justify" fo:margin-bottom="0in" fo:line-height="160%"/>
      <style:text-properties style:font-name="Apercu, apple-system, system-ui" fo:font-weight="bold" style:font-weight-asian="bold" style:font-weight-complex="bold" fo:color="#10162F" fo:font-size="14pt" style:font-size-asian="14pt" style:font-size-complex="14pt"/>
    </style:style>
    <style:style style:name="P2641" style:parent-style-name="Textbody" style:family="paragraph">
      <style:paragraph-properties fo:text-align="justify" fo:margin-bottom="0in" fo:line-height="160%" fo:margin-left="0in" fo:text-indent="0in">
        <style:tab-stops/>
      </style:paragraph-properties>
      <style:text-properties style:font-name="Apercu, apple-system, system-ui" fo:font-weight="bold" style:font-weight-asian="bold" style:font-weight-complex="bold" fo:color="#10162F" fo:font-size="14pt" style:font-size-asian="14pt" style:font-size-complex="14pt"/>
    </style:style>
    <style:style style:name="P2642" style:parent-style-name="Textbody" style:family="paragraph">
      <style:paragraph-properties fo:text-align="justify" fo:margin-bottom="0in" fo:line-height="160%" fo:margin-left="0in" fo:text-indent="0in">
        <style:tab-stops/>
      </style:paragraph-properties>
      <style:text-properties style:font-name="Apercu, apple-system, system-ui" fo:font-weight="bold" style:font-weight-asian="bold" style:font-weight-complex="bold" fo:color="#10162F" fo:font-size="14pt" style:font-size-asian="14pt" style:font-size-complex="14pt"/>
    </style:style>
    <style:style style:name="P2643" style:parent-style-name="Textbody" style:family="paragraph">
      <style:paragraph-properties fo:text-align="justify" fo:margin-bottom="0in" fo:line-height="160%" fo:margin-left="0in" fo:text-indent="0in">
        <style:tab-stops/>
      </style:paragraph-properties>
    </style:style>
    <style:style style:name="T2644" style:parent-style-name="Policepardéfaut" style:family="text">
      <style:text-properties style:font-name="Apercu, apple-system, system-ui" style:font-weight-complex="bold" fo:color="#10162F" fo:font-size="14pt" style:font-size-asian="14pt" style:font-size-complex="14pt"/>
    </style:style>
    <style:style style:name="T2645"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646" style:parent-style-name="Policepardéfaut" style:family="text">
      <style:text-properties style:font-name="Apercu, apple-system, system-ui" style:font-weight-complex="bold" fo:color="#10162F" fo:font-size="14pt" style:font-size-asian="14pt" style:font-size-complex="14pt"/>
    </style:style>
    <style:style style:name="P2647" style:parent-style-name="Textbody" style:family="paragraph">
      <style:paragraph-properties fo:text-align="justify" fo:margin-bottom="0in" fo:line-height="160%" fo:margin-left="0in" fo:text-indent="0in">
        <style:tab-stops/>
      </style:paragraph-properties>
    </style:style>
    <style:style style:name="T2648" style:parent-style-name="Policepardéfaut" style:family="text">
      <style:text-properties style:font-name="Apercu, apple-system, system-ui" style:font-weight-complex="bold" fo:color="#10162F" fo:font-size="14pt" style:font-size-asian="14pt" style:font-size-complex="14pt"/>
    </style:style>
    <style:style style:name="T2649" style:parent-style-name="Policepardéfaut" style:family="text">
      <style:text-properties style:font-name="Apercu, apple-system, system-ui" style:font-weight-complex="bold" fo:color="#10162F" fo:font-size="14pt" style:font-size-asian="14pt" style:font-size-complex="14pt"/>
    </style:style>
    <style:style style:name="T2650"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651" style:parent-style-name="Policepardéfaut" style:family="text">
      <style:text-properties style:font-name="Apercu, apple-system, system-ui" style:font-weight-complex="bold" fo:color="#10162F" fo:font-size="14pt" style:font-size-asian="14pt" style:font-size-complex="14pt"/>
    </style:style>
    <style:style style:name="P2652" style:parent-style-name="Textbody" style:family="paragraph">
      <style:paragraph-properties fo:text-align="justify" fo:margin-bottom="0in" fo:line-height="160%" fo:margin-left="0in" fo:text-indent="0in">
        <style:tab-stops/>
      </style:paragraph-properties>
    </style:style>
    <style:style style:name="T2653" style:parent-style-name="Policepardéfaut" style:family="text">
      <style:text-properties style:font-name="Apercu, apple-system, system-ui" style:font-weight-complex="bold" fo:color="#10162F" fo:font-size="14pt" style:font-size-asian="14pt" style:font-size-complex="14pt"/>
    </style:style>
    <style:style style:name="T2654"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655" style:parent-style-name="Policepardéfaut" style:family="text">
      <style:text-properties style:font-name="Apercu, apple-system, system-ui" style:font-weight-complex="bold" fo:color="#10162F" fo:font-size="14pt" style:font-size-asian="14pt" style:font-size-complex="14pt"/>
    </style:style>
    <style:style style:name="P2656" style:parent-style-name="Textbody" style:family="paragraph">
      <style:paragraph-properties fo:text-align="justify" fo:margin-bottom="0in" fo:line-height="160%" fo:margin-left="0in" fo:text-indent="0in">
        <style:tab-stops/>
      </style:paragraph-properties>
    </style:style>
    <style:style style:name="T2657" style:parent-style-name="Policepardéfaut" style:family="text">
      <style:text-properties style:font-name="Apercu, apple-system, system-ui" style:font-weight-complex="bold" fo:color="#10162F" fo:font-size="14pt" style:font-size-asian="14pt" style:font-size-complex="14pt"/>
    </style:style>
    <style:style style:name="T2658"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659" style:parent-style-name="Policepardéfaut" style:family="text">
      <style:text-properties style:font-name="Apercu, apple-system, system-ui" style:font-weight-complex="bold" fo:color="#10162F" fo:font-size="14pt" style:font-size-asian="14pt" style:font-size-complex="14pt"/>
    </style:style>
    <style:style style:name="P2660" style:parent-style-name="Textbody" style:family="paragraph">
      <style:paragraph-properties fo:text-align="justify" fo:margin-bottom="0in" fo:line-height="160%" fo:margin-left="0in" fo:text-indent="0in">
        <style:tab-stops/>
      </style:paragraph-properties>
    </style:style>
    <style:style style:name="T2661" style:parent-style-name="Policepardéfaut" style:family="text">
      <style:text-properties style:font-name="Apercu, apple-system, system-ui" style:font-weight-complex="bold" fo:color="#10162F" fo:font-size="14pt" style:font-size-asian="14pt" style:font-size-complex="14pt"/>
    </style:style>
    <style:style style:name="T2662"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663" style:parent-style-name="Policepardéfaut" style:family="text">
      <style:text-properties style:font-name="Apercu, apple-system, system-ui" style:font-weight-complex="bold" fo:color="#10162F" fo:font-size="14pt" style:font-size-asian="14pt" style:font-size-complex="14pt"/>
    </style:style>
    <style:style style:name="T2664" style:parent-style-name="Policepardéfaut" style:family="text">
      <style:text-properties style:font-name="Apercu, apple-system, system-ui" style:font-weight-complex="bold" fo:color="#10162F" fo:font-size="14pt" style:font-size-asian="14pt" style:font-size-complex="14pt"/>
    </style:style>
    <style:style style:name="P2665" style:parent-style-name="Textbody" style:family="paragraph">
      <style:paragraph-properties fo:text-align="justify" fo:margin-bottom="0in" fo:line-height="160%" fo:margin-left="0in" fo:text-indent="0in">
        <style:tab-stops/>
      </style:paragraph-properties>
    </style:style>
    <style:style style:name="T2666" style:parent-style-name="Policepardéfaut" style:family="text">
      <style:text-properties style:font-name="Apercu, apple-system, system-ui" style:font-weight-complex="bold" fo:color="#10162F" fo:font-size="14pt" style:font-size-asian="14pt" style:font-size-complex="14pt"/>
    </style:style>
    <style:style style:name="T2667"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668" style:parent-style-name="Policepardéfaut" style:family="text">
      <style:text-properties style:font-name="Apercu, apple-system, system-ui" style:font-weight-complex="bold" fo:color="#10162F" fo:font-size="14pt" style:font-size-asian="14pt" style:font-size-complex="14pt"/>
    </style:style>
    <style:style style:name="P2669" style:parent-style-name="Textbody" style:family="paragraph">
      <style:paragraph-properties fo:text-align="justify" fo:margin-bottom="0in" fo:line-height="160%"/>
      <style:text-properties style:font-name="Apercu, apple-system, system-ui" fo:font-weight="bold" style:font-weight-asian="bold" style:font-weight-complex="bold" fo:color="#10162F" fo:font-size="14pt" style:font-size-asian="14pt" style:font-size-complex="14pt"/>
    </style:style>
    <style:style style:name="P2670" style:parent-style-name="Standard" style:family="paragraph">
      <style:paragraph-properties fo:text-align="justify"/>
      <style:text-properties fo:font-weight="bold" style:font-weight-asian="bold" style:font-weight-complex="bold" fo:color="#111111" fo:font-size="14pt" style:font-size-asian="14pt" style:font-size-complex="14pt"/>
    </style:style>
    <style:style style:name="P2671" style:parent-style-name="Standard" style:family="paragraph">
      <style:paragraph-properties fo:text-align="justify"/>
      <style:text-properties fo:font-weight="bold" style:font-weight-asian="bold" style:font-weight-complex="bold" fo:color="#111111" fo:font-size="14pt" style:font-size-asian="14pt" style:font-size-complex="14pt"/>
    </style:style>
    <style:style style:name="P2672" style:parent-style-name="Standard" style:family="paragraph">
      <style:paragraph-properties fo:text-align="justify"/>
      <style:text-properties fo:font-weight="bold" style:font-weight-asian="bold" style:font-weight-complex="bold" fo:color="#111111" fo:font-size="14pt" style:font-size-asian="14pt" style:font-size-complex="14pt"/>
    </style:style>
    <style:style style:name="P2673" style:parent-style-name="Standard" style:family="paragraph">
      <style:paragraph-properties fo:text-align="justify"/>
      <style:text-properties fo:font-weight="bold" style:font-weight-asian="bold" style:font-weight-complex="bold" fo:color="#111111" fo:font-size="14pt" style:font-size-asian="14pt" style:font-size-complex="14pt"/>
    </style:style>
    <style:style style:name="P2674" style:parent-style-name="Standard" style:family="paragraph">
      <style:paragraph-properties fo:text-align="justify"/>
      <style:text-properties fo:font-weight="bold" style:font-weight-asian="bold" style:font-weight-complex="bold" fo:color="#111111" fo:font-size="14pt" style:font-size-asian="14pt" style:font-size-complex="14pt"/>
    </style:style>
    <style:style style:name="P2675" style:parent-style-name="Standard" style:family="paragraph">
      <style:paragraph-properties fo:text-align="justify"/>
      <style:text-properties fo:font-weight="bold" style:font-weight-asian="bold" style:font-weight-complex="bold" fo:color="#111111" fo:font-size="14pt" style:font-size-asian="14pt" style:font-size-complex="14pt"/>
    </style:style>
    <style:style style:name="P2676" style:parent-style-name="Standard" style:family="paragraph">
      <style:paragraph-properties fo:text-align="justify"/>
      <style:text-properties fo:font-weight="bold" style:font-weight-asian="bold" style:font-weight-complex="bold" fo:color="#111111" fo:font-size="14pt" style:font-size-asian="14pt" style:font-size-complex="14pt"/>
    </style:style>
    <style:style style:name="P2677" style:parent-style-name="Standard" style:family="paragraph">
      <style:paragraph-properties fo:text-align="justify"/>
      <style:text-properties fo:font-weight="bold" style:font-weight-asian="bold" style:font-weight-complex="bold" fo:color="#111111" fo:font-size="14pt" style:font-size-asian="14pt" style:font-size-complex="14pt"/>
    </style:style>
    <style:style style:name="P2678" style:parent-style-name="Standard" style:family="paragraph">
      <style:paragraph-properties fo:text-align="justify"/>
      <style:text-properties fo:font-weight="bold" style:font-weight-asian="bold" style:font-weight-complex="bold" fo:color="#111111" fo:font-size="14pt" style:font-size-asian="14pt" style:font-size-complex="14pt"/>
    </style:style>
    <style:style style:name="P2679" style:parent-style-name="Standard" style:family="paragraph">
      <style:paragraph-properties fo:text-align="justify"/>
      <style:text-properties fo:font-weight="bold" style:font-weight-asian="bold" style:font-weight-complex="bold" fo:color="#111111" fo:font-size="14pt" style:font-size-asian="14pt" style:font-size-complex="14pt"/>
    </style:style>
    <style:style style:name="P2680" style:parent-style-name="Standard" style:family="paragraph">
      <style:paragraph-properties fo:text-align="justify"/>
      <style:text-properties fo:font-weight="bold" style:font-weight-asian="bold" style:font-weight-complex="bold" fo:color="#111111" fo:font-size="14pt" style:font-size-asian="14pt" style:font-size-complex="14pt"/>
    </style:style>
    <style:style style:name="P2681" style:parent-style-name="Standard" style:family="paragraph">
      <style:paragraph-properties fo:text-align="justify"/>
      <style:text-properties fo:font-weight="bold" style:font-weight-asian="bold" style:font-weight-complex="bold" fo:color="#111111" fo:font-size="14pt" style:font-size-asian="14pt" style:font-size-complex="14pt"/>
    </style:style>
    <style:style style:name="P2682" style:parent-style-name="Standard" style:family="paragraph">
      <style:paragraph-properties fo:text-align="justify"/>
      <style:text-properties fo:font-weight="bold" style:font-weight-asian="bold" style:font-weight-complex="bold" fo:color="#111111" fo:font-size="14pt" style:font-size-asian="14pt" style:font-size-complex="14pt"/>
    </style:style>
    <style:style style:name="P2683" style:parent-style-name="Standard" style:family="paragraph">
      <style:paragraph-properties fo:text-align="justify"/>
      <style:text-properties fo:font-weight="bold" style:font-weight-asian="bold" style:font-weight-complex="bold" fo:color="#111111" fo:font-size="14pt" style:font-size-asian="14pt" style:font-size-complex="14pt"/>
    </style:style>
    <style:style style:name="P2684" style:parent-style-name="Standard" style:family="paragraph">
      <style:paragraph-properties fo:text-align="justify"/>
      <style:text-properties fo:font-weight="bold" style:font-weight-asian="bold" style:font-weight-complex="bold" fo:color="#111111" fo:font-size="14pt" style:font-size-asian="14pt" style:font-size-complex="14pt"/>
    </style:style>
    <style:style style:name="P2685" style:parent-style-name="Standard" style:family="paragraph">
      <style:paragraph-properties fo:text-align="justify"/>
      <style:text-properties fo:font-weight="bold" style:font-weight-asian="bold" style:font-weight-complex="bold" fo:color="#111111" fo:font-size="14pt" style:font-size-asian="14pt" style:font-size-complex="14pt"/>
    </style:style>
    <style:style style:name="P2686" style:parent-style-name="Standard" style:family="paragraph">
      <style:paragraph-properties fo:text-align="justify"/>
      <style:text-properties fo:font-weight="bold" style:font-weight-asian="bold" style:font-weight-complex="bold" fo:color="#111111" fo:font-size="14pt" style:font-size-asian="14pt" style:font-size-complex="14pt"/>
    </style:style>
    <style:style style:name="P2687" style:parent-style-name="Standard" style:family="paragraph">
      <style:paragraph-properties fo:text-align="justify"/>
      <style:text-properties fo:font-weight="bold" style:font-weight-asian="bold" style:font-weight-complex="bold" fo:color="#111111" fo:font-size="14pt" style:font-size-asian="14pt" style:font-size-complex="14pt"/>
    </style:style>
    <style:style style:name="P2688" style:parent-style-name="Standard" style:family="paragraph">
      <style:paragraph-properties fo:text-align="justify"/>
      <style:text-properties fo:font-weight="bold" style:font-weight-asian="bold" style:font-weight-complex="bold" fo:color="#111111" fo:font-size="14pt" style:font-size-asian="14pt" style:font-size-complex="14pt"/>
    </style:style>
    <style:style style:name="P2689" style:parent-style-name="Standard" style:family="paragraph">
      <style:paragraph-properties fo:text-align="justify"/>
      <style:text-properties fo:font-weight="bold" style:font-weight-asian="bold" style:font-weight-complex="bold" fo:color="#111111" fo:font-size="14pt" style:font-size-asian="14pt" style:font-size-complex="14pt"/>
    </style:style>
    <style:style style:name="P2690" style:parent-style-name="Standard" style:family="paragraph">
      <style:paragraph-properties fo:text-align="justify"/>
      <style:text-properties fo:font-weight="bold" style:font-weight-asian="bold" style:font-weight-complex="bold" fo:color="#111111" fo:font-size="14pt" style:font-size-asian="14pt" style:font-size-complex="14pt"/>
    </style:style>
    <style:style style:name="P2691" style:parent-style-name="Standard" style:family="paragraph">
      <style:paragraph-properties fo:text-align="justify"/>
      <style:text-properties fo:font-weight="bold" style:font-weight-asian="bold" style:font-weight-complex="bold" fo:color="#111111" fo:font-size="14pt" style:font-size-asian="14pt" style:font-size-complex="14pt"/>
    </style:style>
    <style:style style:name="P2692" style:parent-style-name="Standard" style:family="paragraph">
      <style:paragraph-properties fo:text-align="justify"/>
      <style:text-properties fo:font-weight="bold" style:font-weight-asian="bold" style:font-weight-complex="bold" fo:color="#111111" fo:font-size="14pt" style:font-size-asian="14pt" style:font-size-complex="14pt"/>
    </style:style>
    <style:style style:name="P2693" style:parent-style-name="Standard" style:family="paragraph">
      <style:paragraph-properties fo:text-align="justify"/>
      <style:text-properties fo:font-weight="bold" style:font-weight-asian="bold" style:font-weight-complex="bold" fo:color="#111111" fo:font-size="14pt" style:font-size-asian="14pt" style:font-size-complex="14pt"/>
    </style:style>
    <style:style style:name="P2694" style:parent-style-name="Standard" style:family="paragraph">
      <style:paragraph-properties fo:text-align="justify"/>
      <style:text-properties fo:font-weight="bold" style:font-weight-asian="bold" style:font-weight-complex="bold" fo:color="#111111" fo:font-size="14pt" style:font-size-asian="14pt" style:font-size-complex="14pt"/>
    </style:style>
    <style:style style:name="P2695" style:parent-style-name="Standard" style:family="paragraph">
      <style:paragraph-properties fo:text-align="justify"/>
      <style:text-properties fo:font-weight="bold" style:font-weight-asian="bold" style:font-weight-complex="bold" fo:color="#111111" fo:font-size="14pt" style:font-size-asian="14pt" style:font-size-complex="14pt"/>
    </style:style>
    <style:style style:name="P2696" style:parent-style-name="Standard" style:family="paragraph">
      <style:paragraph-properties fo:text-align="justify"/>
      <style:text-properties fo:font-weight="bold" style:font-weight-asian="bold" style:font-weight-complex="bold" fo:color="#111111" fo:font-size="14pt" style:font-size-asian="14pt" style:font-size-complex="14pt"/>
    </style:style>
    <style:style style:name="P2697" style:parent-style-name="Standard" style:family="paragraph">
      <style:paragraph-properties fo:text-align="justify"/>
      <style:text-properties fo:font-weight="bold" style:font-weight-asian="bold" style:font-weight-complex="bold" fo:color="#111111" fo:font-size="14pt" style:font-size-asian="14pt" style:font-size-complex="14pt"/>
    </style:style>
    <style:style style:name="P2698" style:parent-style-name="Standard" style:family="paragraph">
      <style:paragraph-properties fo:text-align="justify"/>
      <style:text-properties fo:font-weight="bold" style:font-weight-asian="bold" style:font-weight-complex="bold" fo:color="#111111" fo:font-size="14pt" style:font-size-asian="14pt" style:font-size-complex="14pt"/>
    </style:style>
    <style:style style:name="P2699" style:parent-style-name="Standard" style:family="paragraph">
      <style:paragraph-properties fo:text-align="justify"/>
      <style:text-properties fo:font-weight="bold" style:font-weight-asian="bold" style:font-weight-complex="bold" fo:color="#111111" fo:font-size="14pt" style:font-size-asian="14pt" style:font-size-complex="14pt"/>
    </style:style>
    <style:style style:name="P2700" style:parent-style-name="Standard" style:family="paragraph">
      <style:paragraph-properties fo:text-align="justify"/>
      <style:text-properties fo:font-weight="bold" style:font-weight-asian="bold" style:font-weight-complex="bold" fo:color="#111111" fo:font-size="14pt" style:font-size-asian="14pt" style:font-size-complex="14pt"/>
    </style:style>
    <style:style style:name="P2701" style:parent-style-name="Standard" style:family="paragraph">
      <style:paragraph-properties fo:text-align="justify"/>
      <style:text-properties fo:font-weight="bold" style:font-weight-asian="bold" style:font-weight-complex="bold" fo:color="#111111" fo:font-size="14pt" style:font-size-asian="14pt" style:font-size-complex="14pt"/>
    </style:style>
    <style:style style:name="P2702" style:parent-style-name="Standard" style:family="paragraph">
      <style:paragraph-properties fo:text-align="justify"/>
      <style:text-properties fo:font-weight="bold" style:font-weight-asian="bold" style:font-weight-complex="bold" fo:color="#111111" fo:font-size="14pt" style:font-size-asian="14pt" style:font-size-complex="14pt"/>
    </style:style>
    <style:style style:name="P2703" style:parent-style-name="Standard" style:family="paragraph">
      <style:paragraph-properties fo:text-align="justify"/>
      <style:text-properties fo:font-weight="bold" style:font-weight-asian="bold" style:font-weight-complex="bold" fo:color="#111111" fo:font-size="14pt" style:font-size-asian="14pt" style:font-size-complex="14pt"/>
    </style:style>
    <style:style style:name="P2704" style:parent-style-name="Standard" style:family="paragraph">
      <style:paragraph-properties fo:text-align="justify"/>
      <style:text-properties fo:font-weight="bold" style:font-weight-asian="bold" style:font-weight-complex="bold" fo:color="#111111" fo:font-size="14pt" style:font-size-asian="14pt" style:font-size-complex="14pt"/>
    </style:style>
    <style:style style:name="P2705" style:parent-style-name="Standard" style:family="paragraph">
      <style:paragraph-properties fo:text-align="justify"/>
      <style:text-properties fo:font-weight="bold" style:font-weight-asian="bold" style:font-weight-complex="bold" fo:color="#111111" fo:font-size="14pt" style:font-size-asian="14pt" style:font-size-complex="14pt"/>
    </style:style>
    <style:style style:name="P2706" style:parent-style-name="Standard" style:family="paragraph">
      <style:paragraph-properties fo:text-align="justify"/>
      <style:text-properties fo:font-weight="bold" style:font-weight-asian="bold" style:font-weight-complex="bold" fo:color="#111111" fo:font-size="14pt" style:font-size-asian="14pt" style:font-size-complex="14pt"/>
    </style:style>
    <style:style style:name="P2707" style:parent-style-name="Standard" style:family="paragraph">
      <style:paragraph-properties fo:text-align="justify"/>
      <style:text-properties fo:font-weight="bold" style:font-weight-asian="bold" style:font-weight-complex="bold" fo:color="#111111" fo:font-size="14pt" style:font-size-asian="14pt" style:font-size-complex="14pt"/>
    </style:style>
    <style:style style:name="P2708" style:parent-style-name="Standard" style:family="paragraph">
      <style:paragraph-properties fo:text-align="justify"/>
      <style:text-properties fo:font-weight="bold" style:font-weight-asian="bold" style:font-weight-complex="bold" fo:color="#111111" fo:font-size="14pt" style:font-size-asian="14pt" style:font-size-complex="14pt"/>
    </style:style>
    <style:style style:name="P2709" style:parent-style-name="Standard" style:family="paragraph">
      <style:paragraph-properties fo:text-align="justify"/>
      <style:text-properties fo:font-weight="bold" style:font-weight-asian="bold" style:font-weight-complex="bold" fo:color="#111111" fo:font-size="14pt" style:font-size-asian="14pt" style:font-size-complex="14pt"/>
    </style:style>
    <style:style style:name="P2710" style:parent-style-name="Standard" style:family="paragraph">
      <style:paragraph-properties fo:text-align="justify"/>
      <style:text-properties fo:font-weight="bold" style:font-weight-asian="bold" style:font-weight-complex="bold" fo:color="#111111" fo:font-size="14pt" style:font-size-asian="14pt" style:font-size-complex="14pt"/>
    </style:style>
    <style:style style:name="P2711" style:parent-style-name="Standard" style:family="paragraph">
      <style:paragraph-properties fo:text-align="justify"/>
      <style:text-properties fo:font-weight="bold" style:font-weight-asian="bold" style:font-weight-complex="bold" fo:color="#111111" fo:font-size="14pt" style:font-size-asian="14pt" style:font-size-complex="14pt"/>
    </style:style>
    <style:style style:name="P2712" style:parent-style-name="Titre1" style:family="paragraph">
      <style:paragraph-properties fo:text-align="justify"/>
      <style:text-properties style:font-name="Apercu, apple-system, system-ui" fo:color="#111111" fo:font-size="14pt" style:font-size-asian="14pt" style:font-size-complex="14pt"/>
    </style:style>
    <style:style style:name="P2713" style:parent-style-name="Textbody" style:family="paragraph">
      <style:paragraph-properties fo:text-align="justify" fo:margin-bottom="0in" fo:line-height="130%"/>
      <style:text-properties style:font-name="Apercu, apple-system, system-ui" fo:font-weight="bold" style:font-weight-asian="bold" style:font-weight-complex="bold" fo:color="#111111" fo:font-size="14pt" style:font-size-asian="14pt" style:font-size-complex="14pt"/>
    </style:style>
    <style:style style:name="P2714" style:parent-style-name="Textbody" style:family="paragraph">
      <style:paragraph-properties fo:text-align="justify" fo:line-height="170%"/>
      <style:text-properties style:font-name="Apercu, apple-system, system-ui" fo:font-weight="bold" style:font-weight-asian="bold" style:font-weight-complex="bold" fo:color="#111111" fo:font-size="14pt" style:font-size-asian="14pt" style:font-size-complex="14pt"/>
    </style:style>
    <style:style style:name="P2715" style:parent-style-name="Textbody" style:family="paragraph">
      <style:paragraph-properties fo:text-align="justify" fo:line-height="170%"/>
      <style:text-properties style:font-name="Apercu, apple-system, system-ui" fo:font-weight="bold" style:font-weight-asian="bold" style:font-weight-complex="bold" fo:color="#111111" fo:font-size="14pt" style:font-size-asian="14pt" style:font-size-complex="14pt"/>
    </style:style>
    <style:style style:name="P2716" style:parent-style-name="Textbody" style:family="paragraph">
      <style:paragraph-properties fo:text-align="justify" fo:margin-bottom="0in" fo:line-height="170%" fo:margin-left="0in" fo:text-indent="0in">
        <style:tab-stops/>
      </style:paragraph-properties>
      <style:text-properties style:font-name="Apercu, apple-system, system-ui" fo:font-weight="bold" style:font-weight-asian="bold" style:font-weight-complex="bold" fo:color="#111111" fo:font-size="14pt" style:font-size-asian="14pt" style:font-size-complex="14pt"/>
    </style:style>
    <style:style style:name="P2717" style:parent-style-name="Textbody" style:family="paragraph">
      <style:paragraph-properties fo:text-align="justify" fo:margin-bottom="0in" fo:line-height="170%" fo:margin-left="0in" fo:text-indent="0in">
        <style:tab-stops/>
      </style:paragraph-properties>
      <style:text-properties style:font-name="Apercu, apple-system, system-ui" fo:font-weight="bold" style:font-weight-asian="bold" style:font-weight-complex="bold" fo:color="#111111" fo:font-size="14pt" style:font-size-asian="14pt" style:font-size-complex="14pt"/>
    </style:style>
    <style:style style:name="P2718" style:parent-style-name="Textbody" style:family="paragraph">
      <style:paragraph-properties fo:text-align="justify" fo:margin-bottom="0in" fo:line-height="170%" fo:margin-left="0in" fo:text-indent="0in">
        <style:tab-stops/>
      </style:paragraph-properties>
      <style:text-properties style:font-name="Apercu, apple-system, system-ui" fo:font-weight="bold" style:font-weight-asian="bold" style:font-weight-complex="bold" fo:color="#111111" fo:font-size="14pt" style:font-size-asian="14pt" style:font-size-complex="14pt"/>
    </style:style>
    <style:style style:name="P2719" style:parent-style-name="Textbody" style:family="paragraph">
      <style:paragraph-properties fo:text-align="justify" fo:margin-bottom="0in" fo:line-height="170%" fo:margin-left="0in" fo:text-indent="0in">
        <style:tab-stops/>
      </style:paragraph-properties>
      <style:text-properties style:font-name="Apercu, apple-system, system-ui" fo:font-weight="bold" style:font-weight-asian="bold" style:font-weight-complex="bold" fo:color="#111111" fo:font-size="14pt" style:font-size-asian="14pt" style:font-size-complex="14pt"/>
    </style:style>
    <style:style style:name="P2720" style:parent-style-name="Textbody" style:family="paragraph">
      <style:paragraph-properties fo:text-align="justify" fo:margin-bottom="0in" fo:line-height="170%" fo:margin-left="0in" fo:text-indent="0in">
        <style:tab-stops/>
      </style:paragraph-properties>
      <style:text-properties style:font-name="Apercu, apple-system, system-ui" fo:font-weight="bold" style:font-weight-asian="bold" style:font-weight-complex="bold" fo:color="#111111" fo:font-size="14pt" style:font-size-asian="14pt" style:font-size-complex="14pt"/>
    </style:style>
    <style:style style:name="P2721" style:parent-style-name="Textbody" style:family="paragraph">
      <style:paragraph-properties fo:text-align="justify" fo:margin-bottom="0in" fo:line-height="170%" fo:margin-left="0in" fo:text-indent="0in">
        <style:tab-stops/>
      </style:paragraph-properties>
      <style:text-properties style:font-name="Apercu, apple-system, system-ui" fo:font-weight="bold" style:font-weight-asian="bold" style:font-weight-complex="bold" fo:color="#111111" fo:font-size="14pt" style:font-size-asian="14pt" style:font-size-complex="14pt"/>
    </style:style>
    <style:style style:name="P2722" style:parent-style-name="Standard" style:family="paragraph">
      <style:paragraph-properties fo:text-align="justify"/>
      <style:text-properties fo:font-weight="bold" style:font-weight-asian="bold" style:font-weight-complex="bold" fo:color="#111111" fo:font-size="14pt" style:font-size-asian="14pt" style:font-size-complex="14pt"/>
    </style:style>
    <style:style style:name="P2723" style:parent-style-name="Titre3" style:family="paragraph">
      <style:paragraph-properties fo:text-align="justify"/>
      <style:text-properties style:font-name="Apercu, apple-system, system-ui" fo:color="#111111"/>
    </style:style>
    <style:style style:name="P2724" style:parent-style-name="Textbody" style:family="paragraph">
      <style:paragraph-properties fo:text-align="justify"/>
      <style:text-properties style:font-name="Apercu, apple-system, system-ui" fo:font-weight="bold" style:font-weight-asian="bold" style:font-weight-complex="bold" fo:color="#10162F" fo:font-size="14pt" style:font-size-asian="14pt" style:font-size-complex="14pt"/>
    </style:style>
    <style:style style:name="P2725" style:parent-style-name="Textbody" style:family="paragraph">
      <style:paragraph-properties fo:text-align="justify" fo:line-height="160%"/>
      <style:text-properties style:font-name="Apercu, apple-system, system-ui" fo:font-weight="bold" style:font-weight-asian="bold" style:font-weight-complex="bold" fo:color="#10162F" fo:font-size="14pt" style:font-size-asian="14pt" style:font-size-complex="14pt"/>
    </style:style>
    <style:style style:name="P2726" style:parent-style-name="Textbody" style:family="paragraph">
      <style:paragraph-properties fo:text-align="justify" fo:line-height="160%"/>
      <style:text-properties style:font-name="Apercu, apple-system, system-ui" fo:font-weight="bold" style:font-weight-asian="bold" style:font-weight-complex="bold" fo:color="#10162F" fo:font-size="14pt" style:font-size-asian="14pt" style:font-size-complex="14pt"/>
    </style:style>
    <style:style style:name="P2727" style:parent-style-name="Textbody" style:family="paragraph">
      <style:paragraph-properties fo:text-align="justify" fo:line-height="160%"/>
      <style:text-properties style:font-name="Apercu, apple-system, system-ui" fo:font-weight="bold" style:font-weight-asian="bold" style:font-weight-complex="bold" fo:color="#10162F" fo:font-size="14pt" style:font-size-asian="14pt" style:font-size-complex="14pt"/>
    </style:style>
    <style:style style:name="P2728" style:parent-style-name="Textbody" style:family="paragraph">
      <style:paragraph-properties fo:text-align="justify" fo:line-height="160%"/>
      <style:text-properties style:font-name="Apercu, apple-system, system-ui" fo:font-weight="bold" style:font-weight-asian="bold" style:font-weight-complex="bold" fo:color="#10162F" fo:font-size="14pt" style:font-size-asian="14pt" style:font-size-complex="14pt"/>
    </style:style>
    <style:style style:name="P2729" style:parent-style-name="Textbody" style:family="paragraph">
      <style:paragraph-properties fo:text-align="justify" fo:margin-bottom="0in"/>
    </style:style>
    <style:style style:name="T2730" style:parent-style-name="Policepardéfaut" style:family="text">
      <style:text-properties fo:font-weight="bold" style:font-weight-asian="bold" style:font-weight-complex="bold" fo:color="#111111" fo:font-size="14pt" style:font-size-asian="14pt" style:font-size-complex="14pt" fo:language="en" fo:country="US" style:language-asian="en" style:country-asian="US" style:language-complex="ar" style:country-complex="SA"/>
    </style:style>
    <style:style style:name="T2731" style:parent-style-name="Policepardéfaut" style:family="text">
      <style:text-properties style:font-name="Apercu, apple-system, system-ui" style:font-weight-complex="bold" fo:color="#10162F" fo:font-size="14pt" style:font-size-asian="14pt" style:font-size-complex="14pt" style:text-underline-type="single" style:text-underline-style="solid" style:text-underline-width="auto" style:text-underline-mode="continuous"/>
    </style:style>
    <style:style style:name="P2732" style:parent-style-name="Textbody" style:family="paragraph">
      <style:paragraph-properties fo:text-align="justify"/>
      <style:text-properties style:font-name="Apercu, apple-system, system-ui" fo:font-weight="bold" style:font-weight-asian="bold" style:font-weight-complex="bold" fo:color="#10162F" fo:font-size="14pt" style:font-size-asian="14pt" style:font-size-complex="14pt"/>
    </style:style>
    <style:style style:name="P2733" style:parent-style-name="Textbody" style:family="paragraph">
      <style:paragraph-properties fo:text-align="justify" fo:line-height="160%"/>
    </style:style>
    <style:style style:name="T2734" style:parent-style-name="Policepardéfaut" style:family="text">
      <style:text-properties style:font-name="Apercu, apple-system, system-ui" style:font-weight-complex="bold" fo:color="#10162F" fo:font-size="14pt" style:font-size-asian="14pt" style:font-size-complex="14pt"/>
    </style:style>
    <style:style style:name="T2735" style:parent-style-name="Accentuation" style:family="text">
      <style:text-properties style:font-name="Apercu, apple-system, system-ui" fo:font-style="normal" style:font-style-asian="normal" fo:color="#10162F" fo:font-size="14pt" style:font-size-asian="14pt" style:font-size-complex="14pt"/>
    </style:style>
    <style:style style:name="T2736" style:parent-style-name="Policepardéfaut" style:family="text">
      <style:text-properties style:font-name="Apercu, apple-system, system-ui" style:font-weight-complex="bold" fo:color="#10162F" fo:font-size="14pt" style:font-size-asian="14pt" style:font-size-complex="14pt"/>
    </style:style>
    <style:style style:name="T2737" style:parent-style-name="Accentuation" style:family="text">
      <style:text-properties style:font-name="Apercu, apple-system, system-ui" fo:font-style="normal" style:font-style-asian="normal" fo:color="#10162F" fo:font-size="14pt" style:font-size-asian="14pt" style:font-size-complex="14pt"/>
    </style:style>
    <style:style style:name="T2738" style:parent-style-name="Accentuation" style:family="text">
      <style:text-properties style:font-name="Apercu, apple-system, system-ui" fo:font-style="normal" style:font-style-asian="normal" fo:color="#10162F" fo:font-size="14pt" style:font-size-asian="14pt" style:font-size-complex="14pt"/>
    </style:style>
    <style:style style:name="T2739" style:parent-style-name="Policepardéfaut" style:family="text">
      <style:text-properties style:font-name="Apercu, apple-system, system-ui" style:font-weight-complex="bold" fo:color="#10162F" fo:font-size="14pt" style:font-size-asian="14pt" style:font-size-complex="14pt"/>
    </style:style>
    <style:style style:name="P2740" style:parent-style-name="Textbody" style:family="paragraph">
      <style:paragraph-properties fo:text-align="justify" fo:line-height="160%"/>
      <style:text-properties style:font-name="Apercu, apple-system, system-ui" fo:font-weight="bold" style:font-weight-asian="bold" style:font-weight-complex="bold" fo:color="#10162F" fo:font-size="14pt" style:font-size-asian="14pt" style:font-size-complex="14pt"/>
    </style:style>
    <style:style style:name="P2741" style:parent-style-name="Textbody" style:family="paragraph">
      <style:paragraph-properties fo:text-align="justify" fo:margin-bottom="0in" fo:line-height="160%" fo:margin-left="0in" fo:text-indent="0in">
        <style:tab-stops/>
      </style:paragraph-properties>
    </style:style>
    <style:style style:name="T2742" style:parent-style-name="Policepardéfaut" style:family="text">
      <style:text-properties style:font-name="Apercu, apple-system, system-ui" style:font-weight-complex="bold" fo:color="#10162F" fo:font-size="14pt" style:font-size-asian="14pt" style:font-size-complex="14pt"/>
    </style:style>
    <style:style style:name="T2743" style:parent-style-name="Policepardéfaut" style:family="text">
      <style:text-properties style:font-name="Apercu, apple-system, system-ui" style:font-weight-complex="bold" fo:color="#10162F" fo:font-size="14pt" style:font-size-asian="14pt" style:font-size-complex="14pt"/>
    </style:style>
    <style:style style:name="T2744" style:parent-style-name="Accentuation" style:family="text">
      <style:text-properties style:font-name="Apercu, apple-system, system-ui" fo:font-style="normal" style:font-style-asian="normal" fo:color="#10162F" fo:font-size="14pt" style:font-size-asian="14pt" style:font-size-complex="14pt"/>
    </style:style>
    <style:style style:name="P2745" style:parent-style-name="Textbody" style:family="paragraph">
      <style:paragraph-properties fo:text-align="justify" fo:margin-bottom="0in" fo:line-height="160%" fo:margin-left="0in" fo:text-indent="0in">
        <style:tab-stops/>
      </style:paragraph-properties>
      <style:text-properties style:font-name="Apercu, apple-system, system-ui" fo:font-weight="bold" style:font-weight-asian="bold" style:font-weight-complex="bold" fo:color="#10162F" fo:font-size="14pt" style:font-size-asian="14pt" style:font-size-complex="14pt"/>
    </style:style>
    <style:style style:name="P2746" style:parent-style-name="Textbody" style:family="paragraph">
      <style:paragraph-properties fo:text-align="justify" fo:margin-bottom="0in" fo:line-height="160%" fo:margin-left="0in" fo:text-indent="0in">
        <style:tab-stops/>
      </style:paragraph-properties>
    </style:style>
    <style:style style:name="T2747" style:parent-style-name="Policepardéfaut" style:family="text">
      <style:text-properties style:font-name="Apercu, apple-system, system-ui" style:font-weight-complex="bold" fo:color="#10162F" fo:font-size="14pt" style:font-size-asian="14pt" style:font-size-complex="14pt"/>
    </style:style>
    <style:style style:name="T2748" style:parent-style-name="Accentuation" style:family="text">
      <style:text-properties style:font-name="Apercu, apple-system, system-ui" fo:font-style="normal" style:font-style-asian="normal" fo:color="#10162F" fo:font-size="14pt" style:font-size-asian="14pt" style:font-size-complex="14pt"/>
    </style:style>
    <style:style style:name="P2749" style:parent-style-name="Standard" style:family="paragraph">
      <style:paragraph-properties fo:text-align="justify"/>
      <style:text-properties fo:font-weight="bold" style:font-weight-asian="bold" style:font-weight-complex="bold" fo:color="#111111" fo:font-size="14pt" style:font-size-asian="14pt" style:font-size-complex="14pt"/>
    </style:style>
    <style:style style:name="P2750" style:parent-style-name="Titre3" style:family="paragraph">
      <style:paragraph-properties fo:text-align="justify"/>
      <style:text-properties style:font-name="Apercu, apple-system, system-ui" fo:color="#111111"/>
    </style:style>
    <style:style style:name="P2751" style:parent-style-name="Textbody" style:family="paragraph">
      <style:paragraph-properties fo:text-align="justify"/>
      <style:text-properties style:font-name="Apercu, apple-system, system-ui" fo:font-weight="bold" style:font-weight-asian="bold" style:font-weight-complex="bold" fo:color="#10162F" fo:font-size="14pt" style:font-size-asian="14pt" style:font-size-complex="14pt"/>
    </style:style>
    <style:style style:name="P2752" style:parent-style-name="Textbody" style:family="paragraph">
      <style:paragraph-properties fo:text-align="justify" fo:line-height="160%"/>
      <style:text-properties style:font-name="Apercu, apple-system, system-ui" fo:font-weight="bold" style:font-weight-asian="bold" style:font-weight-complex="bold" fo:color="#10162F" fo:font-size="14pt" style:font-size-asian="14pt" style:font-size-complex="14pt"/>
    </style:style>
    <style:style style:name="P2753" style:parent-style-name="Textbody" style:family="paragraph">
      <style:paragraph-properties fo:text-align="justify" fo:margin-bottom="0in" fo:line-height="160%" fo:margin-left="0in" fo:text-indent="0in">
        <style:tab-stops/>
      </style:paragraph-properties>
      <style:text-properties style:font-name="Apercu, apple-system, system-ui" fo:font-weight="bold" style:font-weight-asian="bold" style:font-weight-complex="bold" fo:color="#10162F" fo:font-size="14pt" style:font-size-asian="14pt" style:font-size-complex="14pt"/>
    </style:style>
    <style:style style:name="P2754" style:parent-style-name="Textbody" style:family="paragraph">
      <style:paragraph-properties fo:text-align="justify" fo:margin-bottom="0in" fo:line-height="160%" fo:margin-left="0in" fo:text-indent="0in">
        <style:tab-stops/>
      </style:paragraph-properties>
      <style:text-properties style:font-name="Apercu, apple-system, system-ui" fo:font-weight="bold" style:font-weight-asian="bold" style:font-weight-complex="bold" fo:color="#10162F" fo:font-size="14pt" style:font-size-asian="14pt" style:font-size-complex="14pt"/>
    </style:style>
    <style:style style:name="P2755" style:parent-style-name="Textbody" style:family="paragraph">
      <style:paragraph-properties fo:text-align="justify" fo:margin-bottom="0in" fo:line-height="160%" fo:margin-left="0in" fo:text-indent="0in">
        <style:tab-stops/>
      </style:paragraph-properties>
      <style:text-properties style:font-name="Apercu, apple-system, system-ui" fo:font-weight="bold" style:font-weight-asian="bold" style:font-weight-complex="bold" fo:color="#10162F" fo:font-size="14pt" style:font-size-asian="14pt" style:font-size-complex="14pt"/>
    </style:style>
    <style:style style:name="P2756" style:parent-style-name="Textbody" style:family="paragraph">
      <style:paragraph-properties fo:text-align="justify" fo:line-height="160%"/>
      <style:text-properties style:font-name="Apercu, apple-system, system-ui" fo:font-weight="bold" style:font-weight-asian="bold" style:font-weight-complex="bold" fo:color="#10162F" fo:font-size="14pt" style:font-size-asian="14pt" style:font-size-complex="14pt"/>
    </style:style>
    <style:style style:name="P2757" style:parent-style-name="Textbody" style:family="paragraph">
      <style:paragraph-properties fo:text-align="justify" fo:margin-bottom="0in" fo:line-height="160%" fo:margin-left="0in" fo:text-indent="0in">
        <style:tab-stops/>
      </style:paragraph-properties>
      <style:text-properties style:font-name="Apercu, apple-system, system-ui" fo:font-weight="bold" style:font-weight-asian="bold" style:font-weight-complex="bold" fo:color="#10162F" fo:font-size="14pt" style:font-size-asian="14pt" style:font-size-complex="14pt"/>
    </style:style>
    <style:style style:name="P2758" style:parent-style-name="Textbody" style:family="paragraph">
      <style:paragraph-properties fo:text-align="justify" fo:margin-bottom="0in" fo:line-height="160%" fo:margin-left="0in" fo:text-indent="0in">
        <style:tab-stops/>
      </style:paragraph-properties>
    </style:style>
    <style:style style:name="T2759" style:parent-style-name="Policepardéfaut" style:family="text">
      <style:text-properties style:font-name="Apercu, apple-system, system-ui" style:font-weight-complex="bold" fo:color="#10162F" fo:font-size="14pt" style:font-size-asian="14pt" style:font-size-complex="14pt"/>
    </style:style>
    <style:style style:name="T2760" style:parent-style-name="Accentuation" style:family="text">
      <style:text-properties style:font-name="Apercu, apple-system, system-ui" fo:font-style="normal" style:font-style-asian="normal" fo:color="#10162F" fo:font-size="14pt" style:font-size-asian="14pt" style:font-size-complex="14pt"/>
    </style:style>
    <style:style style:name="T2761" style:parent-style-name="Policepardéfaut" style:family="text">
      <style:text-properties style:font-name="Apercu, apple-system, system-ui" style:font-weight-complex="bold" fo:color="#10162F" fo:font-size="14pt" style:font-size-asian="14pt" style:font-size-complex="14pt"/>
    </style:style>
    <style:style style:name="T2762" style:parent-style-name="Accentuation" style:family="text">
      <style:text-properties style:font-name="Apercu, apple-system, system-ui" fo:font-style="normal" style:font-style-asian="normal" fo:color="#10162F" fo:font-size="14pt" style:font-size-asian="14pt" style:font-size-complex="14pt"/>
    </style:style>
    <style:style style:name="T2763" style:parent-style-name="Policepardéfaut" style:family="text">
      <style:text-properties style:font-name="Apercu, apple-system, system-ui" style:font-weight-complex="bold" fo:color="#10162F" fo:font-size="14pt" style:font-size-asian="14pt" style:font-size-complex="14pt"/>
    </style:style>
    <style:style style:name="T2764" style:parent-style-name="Accentuation" style:family="text">
      <style:text-properties style:font-name="Apercu, apple-system, system-ui" fo:font-style="normal" style:font-style-asian="normal" fo:color="#10162F" fo:font-size="14pt" style:font-size-asian="14pt" style:font-size-complex="14pt"/>
    </style:style>
    <style:style style:name="T2765" style:parent-style-name="Policepardéfaut" style:family="text">
      <style:text-properties style:font-name="Apercu, apple-system, system-ui" style:font-weight-complex="bold" fo:color="#10162F" fo:font-size="14pt" style:font-size-asian="14pt" style:font-size-complex="14pt"/>
    </style:style>
    <style:style style:name="T2766" style:parent-style-name="Accentuation" style:family="text">
      <style:text-properties style:font-name="Apercu, apple-system, system-ui" fo:font-style="normal" style:font-style-asian="normal" fo:color="#10162F" fo:font-size="14pt" style:font-size-asian="14pt" style:font-size-complex="14pt"/>
    </style:style>
    <style:style style:name="T2767" style:parent-style-name="Policepardéfaut" style:family="text">
      <style:text-properties style:font-name="Apercu, apple-system, system-ui" style:font-weight-complex="bold" fo:color="#10162F" fo:font-size="14pt" style:font-size-asian="14pt" style:font-size-complex="14pt"/>
    </style:style>
    <style:style style:name="T2768" style:parent-style-name="Accentuation" style:family="text">
      <style:text-properties style:font-name="Apercu, apple-system, system-ui" fo:font-style="normal" style:font-style-asian="normal" fo:color="#10162F" fo:font-size="14pt" style:font-size-asian="14pt" style:font-size-complex="14pt"/>
    </style:style>
    <style:style style:name="T2769" style:parent-style-name="Policepardéfaut" style:family="text">
      <style:text-properties style:font-name="Apercu, apple-system, system-ui" style:font-weight-complex="bold" fo:color="#10162F" fo:font-size="14pt" style:font-size-asian="14pt" style:font-size-complex="14pt"/>
    </style:style>
    <style:style style:name="T2770" style:parent-style-name="Accentuation" style:family="text">
      <style:text-properties style:font-name="Apercu, apple-system, system-ui" fo:font-style="normal" style:font-style-asian="normal" fo:color="#10162F" fo:font-size="14pt" style:font-size-asian="14pt" style:font-size-complex="14pt"/>
    </style:style>
    <style:style style:name="P2771" style:parent-style-name="Standard" style:family="paragraph">
      <style:paragraph-properties fo:text-align="justify"/>
      <style:text-properties fo:font-weight="bold" style:font-weight-asian="bold" style:font-weight-complex="bold" fo:color="#111111" fo:font-size="14pt" style:font-size-asian="14pt" style:font-size-complex="14pt"/>
    </style:style>
    <style:style style:name="P2772" style:parent-style-name="Titre1" style:family="paragraph">
      <style:paragraph-properties fo:text-align="justify"/>
      <style:text-properties style:font-name="Apercu, apple-system, system-ui" fo:color="#111111" fo:font-size="14pt" style:font-size-asian="14pt" style:font-size-complex="14pt"/>
    </style:style>
    <style:style style:name="P2773" style:parent-style-name="Textbody" style:family="paragraph">
      <style:paragraph-properties fo:text-align="justify" fo:margin-bottom="0in" fo:line-height="130%"/>
      <style:text-properties style:font-name="Apercu, apple-system, system-ui" fo:font-weight="bold" style:font-weight-asian="bold" style:font-weight-complex="bold" fo:color="#111111" fo:font-size="14pt" style:font-size-asian="14pt" style:font-size-complex="14pt"/>
    </style:style>
    <style:style style:name="P2774" style:parent-style-name="Titre2" style:family="paragraph">
      <style:paragraph-properties fo:text-align="justify" fo:margin-top="0in" fo:margin-bottom="0.0972in" fo:line-height="120%"/>
      <style:text-properties style:font-name="Apercu, apple-system, system-ui" fo:color="#FFFFFF" fo:font-size="14pt" style:font-size-asian="14pt" style:font-size-complex="14pt"/>
    </style:style>
    <style:style style:name="P2775" style:parent-style-name="Textbody" style:family="paragraph">
      <style:paragraph-properties fo:text-align="justify" fo:line-height="170%"/>
      <style:text-properties style:font-name="Apercu, apple-system, system-ui" fo:font-weight="bold" style:font-weight-asian="bold" style:font-weight-complex="bold" fo:color="#111111" fo:font-size="14pt" style:font-size-asian="14pt" style:font-size-complex="14pt"/>
    </style:style>
    <style:style style:name="P2776" style:parent-style-name="Textbody" style:family="paragraph">
      <style:paragraph-properties fo:text-align="justify" fo:margin-bottom="0in" fo:line-height="170%" fo:margin-left="0in" fo:text-indent="0in">
        <style:tab-stops/>
      </style:paragraph-properties>
      <style:text-properties style:font-name="Apercu, apple-system, system-ui" fo:font-weight="bold" style:font-weight-asian="bold" style:font-weight-complex="bold" fo:color="#111111" fo:font-size="14pt" style:font-size-asian="14pt" style:font-size-complex="14pt"/>
    </style:style>
    <style:style style:name="P2777" style:parent-style-name="Textbody" style:family="paragraph">
      <style:paragraph-properties fo:text-align="justify" fo:margin-bottom="0in" fo:line-height="170%" fo:margin-left="0in" fo:text-indent="0in">
        <style:tab-stops/>
      </style:paragraph-properties>
      <style:text-properties style:font-name="Apercu, apple-system, system-ui" fo:font-weight="bold" style:font-weight-asian="bold" style:font-weight-complex="bold" fo:color="#111111" fo:font-size="14pt" style:font-size-asian="14pt" style:font-size-complex="14pt"/>
    </style:style>
    <style:style style:name="P2778" style:parent-style-name="Textbody" style:family="paragraph">
      <style:paragraph-properties fo:text-align="justify" fo:margin-bottom="0in" fo:line-height="170%" fo:margin-left="0in" fo:text-indent="0in">
        <style:tab-stops/>
      </style:paragraph-properties>
    </style:style>
    <style:style style:name="T2779" style:parent-style-name="Policepardéfaut" style:family="text">
      <style:text-properties style:font-name="Apercu, apple-system, system-ui" fo:font-weight="bold" style:font-weight-asian="bold" style:font-weight-complex="bold" fo:color="#111111" fo:font-size="14pt" style:font-size-asian="14pt" style:font-size-complex="14pt"/>
    </style:style>
    <style:style style:name="P2780" style:parent-style-name="Textbody" style:family="paragraph">
      <style:paragraph-properties fo:text-align="justify" fo:line-height="170%"/>
      <style:text-properties style:font-name="Apercu, apple-system, system-ui" fo:font-weight="bold" style:font-weight-asian="bold" style:font-weight-complex="bold" fo:color="#111111" fo:font-size="14pt" style:font-size-asian="14pt" style:font-size-complex="14pt"/>
    </style:style>
    <style:style style:name="P2781" style:parent-style-name="Titre2" style:family="paragraph">
      <style:paragraph-properties fo:text-align="justify" fo:line-height="120%"/>
      <style:text-properties style:font-name="Apercu, apple-system, system-ui" fo:color="#111111" fo:font-size="14pt" style:font-size-asian="14pt" style:font-size-complex="14pt"/>
    </style:style>
    <style:style style:name="P2782" style:parent-style-name="Textbody" style:family="paragraph">
      <style:paragraph-properties fo:text-align="justify" fo:line-height="170%"/>
    </style:style>
    <style:style style:name="T2783" style:parent-style-name="Policepardéfaut" style:family="text">
      <style:text-properties style:font-name="Apercu, apple-system, system-ui" style:font-weight-complex="bold" fo:color="#111111" fo:font-size="14pt" style:font-size-asian="14pt" style:font-size-complex="14pt"/>
    </style:style>
    <style:style style:name="T2784" style:parent-style-name="Accentuation" style:family="text">
      <style:text-properties style:font-name="Apercu, apple-system, system-ui" fo:font-style="normal" style:font-style-asian="normal" fo:font-size="14pt" style:font-size-asian="14pt" style:font-size-complex="14pt"/>
    </style:style>
    <style:style style:name="T2785" style:parent-style-name="Policepardéfaut" style:family="text">
      <style:text-properties style:font-name="Apercu, apple-system, system-ui" style:font-weight-complex="bold" fo:color="#111111" fo:font-size="14pt" style:font-size-asian="14pt" style:font-size-complex="14pt"/>
    </style:style>
    <style:style style:name="T2786" style:parent-style-name="Policepardéfaut" style:family="text">
      <style:text-properties style:font-name="Apercu, apple-system, system-ui" style:font-weight-complex="bold" fo:color="#111111" fo:font-size="14pt" style:font-size-asian="14pt" style:font-size-complex="14pt"/>
    </style:style>
    <style:style style:name="T2787" style:parent-style-name="Accentuation" style:family="text">
      <style:text-properties style:font-name="Apercu, apple-system, system-ui" fo:font-style="normal" style:font-style-asian="normal" fo:font-size="14pt" style:font-size-asian="14pt" style:font-size-complex="14pt"/>
    </style:style>
    <style:style style:name="T2788" style:parent-style-name="Policepardéfaut" style:family="text">
      <style:text-properties style:font-name="Apercu, apple-system, system-ui" style:font-weight-complex="bold" fo:color="#111111" fo:font-size="14pt" style:font-size-asian="14pt" style:font-size-complex="14pt"/>
    </style:style>
    <style:style style:name="P2789" style:parent-style-name="Textbody" style:family="paragraph">
      <style:paragraph-properties fo:text-align="justify" fo:line-height="170%"/>
      <style:text-properties style:font-name="Apercu, apple-system, system-ui" fo:font-weight="bold" style:font-weight-asian="bold" style:font-weight-complex="bold" fo:color="#111111" fo:font-size="14pt" style:font-size-asian="14pt" style:font-size-complex="14pt"/>
    </style:style>
    <style:style style:name="P2790" style:parent-style-name="Titre2" style:family="paragraph">
      <style:paragraph-properties fo:text-align="justify" fo:line-height="120%"/>
      <style:text-properties style:font-name="Apercu, apple-system, system-ui" fo:color="#111111" fo:font-size="14pt" style:font-size-asian="14pt" style:font-size-complex="14pt"/>
    </style:style>
    <style:style style:name="P2791" style:parent-style-name="Textbody" style:family="paragraph">
      <style:paragraph-properties fo:text-align="justify" fo:line-height="170%"/>
    </style:style>
    <style:style style:name="T2792" style:parent-style-name="Policepardéfaut" style:family="text">
      <style:text-properties style:font-name="Apercu, apple-system, system-ui" style:font-weight-complex="bold" fo:color="#111111" fo:font-size="14pt" style:font-size-asian="14pt" style:font-size-complex="14pt"/>
    </style:style>
    <style:style style:name="T2793" style:parent-style-name="Accentuation" style:family="text">
      <style:text-properties style:font-name="Apercu, apple-system, system-ui" fo:font-style="normal" style:font-style-asian="normal" fo:font-size="14pt" style:font-size-asian="14pt" style:font-size-complex="14pt"/>
    </style:style>
    <style:style style:name="T2794" style:parent-style-name="Policepardéfaut" style:family="text">
      <style:text-properties style:font-name="Apercu, apple-system, system-ui" style:font-weight-complex="bold" fo:color="#111111" fo:font-size="14pt" style:font-size-asian="14pt" style:font-size-complex="14pt"/>
    </style:style>
    <style:style style:name="T2795" style:parent-style-name="Policepardéfaut" style:family="text">
      <style:text-properties style:font-name="Apercu, apple-system, system-ui" style:font-weight-complex="bold" fo:color="#111111" fo:font-size="14pt" style:font-size-asian="14pt" style:font-size-complex="14pt"/>
    </style:style>
    <style:style style:name="P2796" style:parent-style-name="Textbody" style:family="paragraph">
      <style:paragraph-properties fo:text-align="justify" fo:line-height="170%"/>
      <style:text-properties style:font-name="Apercu, apple-system, system-ui" fo:font-weight="bold" style:font-weight-asian="bold" style:font-weight-complex="bold" fo:color="#111111" fo:font-size="14pt" style:font-size-asian="14pt" style:font-size-complex="14pt"/>
    </style:style>
    <style:style style:name="P2797" style:parent-style-name="Titre2" style:family="paragraph">
      <style:paragraph-properties fo:text-align="justify" fo:line-height="120%"/>
      <style:text-properties style:font-name="Apercu, apple-system, system-ui" fo:color="#111111" fo:font-size="14pt" style:font-size-asian="14pt" style:font-size-complex="14pt"/>
    </style:style>
    <style:style style:name="P2798" style:parent-style-name="Textbody" style:family="paragraph">
      <style:paragraph-properties fo:text-align="justify" fo:line-height="170%"/>
    </style:style>
    <style:style style:name="T2799" style:parent-style-name="Policepardéfaut" style:family="text">
      <style:text-properties style:font-name="Apercu, apple-system, system-ui" style:font-weight-complex="bold" fo:color="#111111" fo:font-size="14pt" style:font-size-asian="14pt" style:font-size-complex="14pt"/>
    </style:style>
    <style:style style:name="T2800" style:parent-style-name="Accentuation" style:family="text">
      <style:text-properties style:font-name="Apercu, apple-system, system-ui" fo:font-style="normal" style:font-style-asian="normal" fo:font-size="14pt" style:font-size-asian="14pt" style:font-size-complex="14pt"/>
    </style:style>
    <style:style style:name="T2801" style:parent-style-name="Policepardéfaut" style:family="text">
      <style:text-properties style:font-name="Apercu, apple-system, system-ui" style:font-weight-complex="bold" fo:color="#111111" fo:font-size="14pt" style:font-size-asian="14pt" style:font-size-complex="14pt"/>
    </style:style>
    <style:style style:name="T2802" style:parent-style-name="Accentuation" style:family="text">
      <style:text-properties style:font-name="Apercu, apple-system, system-ui" fo:font-style="normal" style:font-style-asian="normal" fo:font-size="14pt" style:font-size-asian="14pt" style:font-size-complex="14pt"/>
    </style:style>
    <style:style style:name="T2803" style:parent-style-name="Policepardéfaut" style:family="text">
      <style:text-properties style:font-name="Apercu, apple-system, system-ui" style:font-weight-complex="bold" fo:color="#111111" fo:font-size="14pt" style:font-size-asian="14pt" style:font-size-complex="14pt"/>
    </style:style>
    <style:style style:name="T2804" style:parent-style-name="Accentuation" style:family="text">
      <style:text-properties style:font-name="Apercu, apple-system, system-ui" fo:font-style="normal" style:font-style-asian="normal" fo:font-size="14pt" style:font-size-asian="14pt" style:font-size-complex="14pt"/>
    </style:style>
    <style:style style:name="T2805" style:parent-style-name="Policepardéfaut" style:family="text">
      <style:text-properties style:font-name="Apercu, apple-system, system-ui" style:font-weight-complex="bold" fo:color="#111111" fo:font-size="14pt" style:font-size-asian="14pt" style:font-size-complex="14pt"/>
    </style:style>
    <style:style style:name="T2806" style:parent-style-name="Policepardéfaut" style:family="text">
      <style:text-properties style:font-name="Apercu, apple-system, system-ui" style:font-weight-complex="bold" fo:color="#111111" fo:font-size="14pt" style:font-size-asian="14pt" style:font-size-complex="14pt"/>
    </style:style>
    <style:style style:name="T2807" style:parent-style-name="Policepardéfaut" style:family="text">
      <style:text-properties style:font-name="Apercu, apple-system, system-ui" style:font-weight-complex="bold" fo:color="#111111" fo:font-size="14pt" style:font-size-asian="14pt" style:font-size-complex="14pt"/>
    </style:style>
    <style:style style:name="P2808" style:parent-style-name="Textbody" style:family="paragraph">
      <style:paragraph-properties fo:text-align="justify" fo:line-height="170%"/>
      <style:text-properties style:font-name="Apercu, apple-system, system-ui" fo:font-weight="bold" style:font-weight-asian="bold" style:font-weight-complex="bold" fo:color="#111111" fo:font-size="14pt" style:font-size-asian="14pt" style:font-size-complex="14pt"/>
    </style:style>
    <style:style style:name="P2809" style:parent-style-name="Titre2" style:family="paragraph">
      <style:paragraph-properties fo:text-align="justify" fo:line-height="120%"/>
      <style:text-properties style:font-name="Apercu, apple-system, system-ui" fo:color="#111111" fo:font-size="14pt" style:font-size-asian="14pt" style:font-size-complex="14pt"/>
    </style:style>
    <style:style style:name="P2810" style:parent-style-name="Textbody" style:family="paragraph">
      <style:paragraph-properties fo:text-align="justify" fo:line-height="170%"/>
      <style:text-properties style:font-name="Apercu, apple-system, system-ui" fo:font-weight="bold" style:font-weight-asian="bold" style:font-weight-complex="bold" fo:color="#111111" fo:font-size="14pt" style:font-size-asian="14pt" style:font-size-complex="14pt"/>
    </style:style>
    <style:style style:name="P2811" style:parent-style-name="Textbody" style:family="paragraph">
      <style:paragraph-properties fo:text-align="justify" fo:line-height="170%"/>
      <style:text-properties style:font-name="Apercu, apple-system, system-ui" fo:font-weight="bold" style:font-weight-asian="bold" style:font-weight-complex="bold" fo:color="#111111" fo:font-size="14pt" style:font-size-asian="14pt" style:font-size-complex="14pt"/>
    </style:style>
    <style:style style:name="P2812" style:parent-style-name="Textbody" style:family="paragraph">
      <style:paragraph-properties fo:text-align="justify" fo:margin-bottom="0in" fo:line-height="170%" fo:margin-left="0in" fo:text-indent="0in">
        <style:tab-stops/>
      </style:paragraph-properties>
      <style:text-properties style:font-name="Apercu, apple-system, system-ui" fo:font-weight="bold" style:font-weight-asian="bold" style:font-weight-complex="bold" fo:color="#111111" fo:font-size="14pt" style:font-size-asian="14pt" style:font-size-complex="14pt"/>
    </style:style>
    <style:style style:name="P2813" style:parent-style-name="Textbody" style:family="paragraph">
      <style:paragraph-properties fo:text-align="justify" fo:margin-bottom="0in" fo:line-height="170%" fo:margin-left="0in" fo:text-indent="0in">
        <style:tab-stops/>
      </style:paragraph-properties>
      <style:text-properties style:font-name="Apercu, apple-system, system-ui" fo:font-weight="bold" style:font-weight-asian="bold" style:font-weight-complex="bold" fo:color="#111111" fo:font-size="14pt" style:font-size-asian="14pt" style:font-size-complex="14pt"/>
    </style:style>
    <style:style style:name="P2814" style:parent-style-name="Textbody" style:family="paragraph">
      <style:paragraph-properties fo:text-align="justify" fo:margin-bottom="0in" fo:line-height="170%" fo:margin-left="0in" fo:text-indent="0in">
        <style:tab-stops/>
      </style:paragraph-properties>
      <style:text-properties style:font-name="Apercu, apple-system, system-ui" fo:font-weight="bold" style:font-weight-asian="bold" style:font-weight-complex="bold" fo:color="#111111" fo:font-size="14pt" style:font-size-asian="14pt" style:font-size-complex="14pt"/>
    </style:style>
    <style:style style:name="P2815" style:parent-style-name="Textbody" style:family="paragraph">
      <style:paragraph-properties fo:text-align="justify" fo:margin-bottom="0in" fo:line-height="170%" fo:margin-left="0in" fo:text-indent="0in">
        <style:tab-stops/>
      </style:paragraph-properties>
      <style:text-properties style:font-name="Apercu, apple-system, system-ui" fo:font-weight="bold" style:font-weight-asian="bold" style:font-weight-complex="bold" fo:color="#111111" fo:font-size="14pt" style:font-size-asian="14pt" style:font-size-complex="14pt"/>
    </style:style>
    <style:style style:name="P2816" style:parent-style-name="Textbody" style:family="paragraph">
      <style:paragraph-properties fo:text-align="justify" fo:margin-bottom="0in" fo:line-height="170%" fo:margin-left="0in" fo:text-indent="0in">
        <style:tab-stops/>
      </style:paragraph-properties>
      <style:text-properties style:font-name="Apercu, apple-system, system-ui" fo:font-weight="bold" style:font-weight-asian="bold" style:font-weight-complex="bold" fo:color="#111111" fo:font-size="14pt" style:font-size-asian="14pt" style:font-size-complex="14pt"/>
    </style:style>
    <style:style style:name="P2817" style:parent-style-name="Textbody" style:family="paragraph">
      <style:paragraph-properties fo:text-align="justify" fo:margin-bottom="0in" fo:line-height="170%" fo:margin-left="0in" fo:text-indent="0in">
        <style:tab-stops/>
      </style:paragraph-properties>
      <style:text-properties style:font-name="Apercu, apple-system, system-ui" fo:font-weight="bold" style:font-weight-asian="bold" style:font-weight-complex="bold" fo:color="#111111" fo:font-size="14pt" style:font-size-asian="14pt" style:font-size-complex="14pt"/>
    </style:style>
    <style:style style:name="P2818" style:parent-style-name="Titre2" style:family="paragraph">
      <style:paragraph-properties fo:text-align="justify" fo:line-height="120%"/>
      <style:text-properties style:font-name="Apercu, apple-system, system-ui" fo:color="#111111" fo:font-size="14pt" style:font-size-asian="14pt" style:font-size-complex="14pt"/>
    </style:style>
    <style:style style:name="P2819" style:parent-style-name="Textbody" style:family="paragraph">
      <style:paragraph-properties fo:text-align="justify" fo:line-height="170%"/>
      <style:text-properties style:font-name="Apercu, apple-system, system-ui" fo:font-weight="bold" style:font-weight-asian="bold" style:font-weight-complex="bold" fo:color="#111111" fo:font-size="14pt" style:font-size-asian="14pt" style:font-size-complex="14pt"/>
    </style:style>
    <style:style style:name="P2820" style:parent-style-name="Textbody" style:family="paragraph">
      <style:paragraph-properties fo:text-align="justify" fo:margin-bottom="0in" fo:line-height="170%" fo:margin-left="0in" fo:text-indent="0in">
        <style:tab-stops/>
      </style:paragraph-properties>
      <style:text-properties style:font-name="Apercu, apple-system, system-ui" fo:font-weight="bold" style:font-weight-asian="bold" style:font-weight-complex="bold" fo:color="#111111" fo:font-size="14pt" style:font-size-asian="14pt" style:font-size-complex="14pt"/>
    </style:style>
    <style:style style:name="P2821" style:parent-style-name="Textbody" style:family="paragraph">
      <style:paragraph-properties fo:text-align="justify" fo:margin-bottom="0in" fo:line-height="170%" fo:margin-left="0in" fo:text-indent="0in">
        <style:tab-stops/>
      </style:paragraph-properties>
      <style:text-properties style:font-name="Apercu, apple-system, system-ui" fo:font-weight="bold" style:font-weight-asian="bold" style:font-weight-complex="bold" fo:color="#111111" fo:font-size="14pt" style:font-size-asian="14pt" style:font-size-complex="14pt"/>
    </style:style>
    <style:style style:name="P2822" style:parent-style-name="Textbody" style:family="paragraph">
      <style:paragraph-properties fo:text-align="justify" fo:margin-bottom="0in" fo:line-height="170%" fo:margin-left="0in" fo:text-indent="0in">
        <style:tab-stops/>
      </style:paragraph-properties>
      <style:text-properties style:font-name="Apercu, apple-system, system-ui" fo:font-weight="bold" style:font-weight-asian="bold" style:font-weight-complex="bold" fo:color="#111111" fo:font-size="14pt" style:font-size-asian="14pt" style:font-size-complex="14pt"/>
    </style:style>
    <style:style style:name="P2823" style:parent-style-name="Textbody" style:family="paragraph">
      <style:paragraph-properties fo:text-align="justify" fo:margin-bottom="0in" fo:line-height="170%"/>
      <style:text-properties style:font-name="Apercu, apple-system, system-ui" fo:font-weight="bold" style:font-weight-asian="bold" style:font-weight-complex="bold" fo:color="#111111" fo:font-size="14pt" style:font-size-asian="14pt" style:font-size-complex="14pt"/>
    </style:style>
    <style:style style:name="P2824" style:parent-style-name="Standard" style:family="paragraph">
      <style:paragraph-properties fo:text-align="justify"/>
      <style:text-properties fo:font-weight="bold" style:font-weight-asian="bold" style:font-weight-complex="bold" fo:color="#111111" fo:font-size="14pt" style:font-size-asian="14pt" style:font-size-complex="14pt"/>
    </style:style>
    <style:style style:name="P2825" style:parent-style-name="Titre1" style:family="paragraph">
      <style:paragraph-properties fo:text-align="justify"/>
      <style:text-properties style:font-name="Apercu, apple-system, system-ui" fo:color="#111111" fo:font-size="14pt" style:font-size-asian="14pt" style:font-size-complex="14pt"/>
    </style:style>
    <style:style style:name="P2826" style:parent-style-name="Textbody" style:family="paragraph">
      <style:paragraph-properties fo:text-align="justify" fo:margin-bottom="0in" fo:line-height="130%"/>
      <style:text-properties style:font-name="Apercu, apple-system, system-ui" fo:font-weight="bold" style:font-weight-asian="bold" style:font-weight-complex="bold" fo:color="#111111" fo:font-size="14pt" style:font-size-asian="14pt" style:font-size-complex="14pt"/>
    </style:style>
    <style:style style:name="P2827" style:parent-style-name="Textbody" style:family="paragraph">
      <style:paragraph-properties fo:text-align="justify" fo:line-height="170%"/>
      <style:text-properties style:font-name="Apercu, apple-system, system-ui" fo:font-weight="bold" style:font-weight-asian="bold" style:font-weight-complex="bold" fo:color="#111111" fo:font-size="14pt" style:font-size-asian="14pt" style:font-size-complex="14pt"/>
    </style:style>
    <style:style style:name="P2828" style:parent-style-name="Textbody" style:family="paragraph">
      <style:paragraph-properties fo:text-align="justify" fo:line-height="170%"/>
    </style:style>
    <style:style style:name="T2829" style:parent-style-name="Policepardéfaut" style:family="text">
      <style:text-properties style:font-name="Apercu, apple-system, system-ui" style:font-weight-complex="bold" fo:color="#111111" fo:font-size="14pt" style:font-size-asian="14pt" style:font-size-complex="14pt"/>
    </style:style>
    <style:style style:name="T2830" style:parent-style-name="StrongEmphasis" style:family="text">
      <style:text-properties style:font-name="Apercu, apple-system, system-ui" fo:font-size="14pt" style:font-size-asian="14pt" style:font-size-complex="14pt"/>
    </style:style>
    <style:style style:name="T2831" style:parent-style-name="Policepardéfaut" style:family="text">
      <style:text-properties style:font-name="Apercu, apple-system, system-ui" style:font-weight-complex="bold" fo:color="#111111" fo:font-size="14pt" style:font-size-asian="14pt" style:font-size-complex="14pt"/>
    </style:style>
    <style:style style:name="T2832" style:parent-style-name="Policepardéfaut" style:family="text">
      <style:text-properties style:font-name="Apercu, apple-system, system-ui" style:font-weight-complex="bold" fo:color="#111111" fo:font-size="14pt" style:font-size-asian="14pt" style:font-size-complex="14pt"/>
    </style:style>
    <style:style style:name="T2833" style:parent-style-name="Accentuation" style:family="text">
      <style:text-properties style:font-name="Apercu, apple-system, system-ui" fo:font-style="normal" style:font-style-asian="normal" fo:font-size="14pt" style:font-size-asian="14pt" style:font-size-complex="14pt"/>
    </style:style>
    <style:style style:name="T2834" style:parent-style-name="Policepardéfaut" style:family="text">
      <style:text-properties style:font-name="Apercu, apple-system, system-ui" style:font-weight-complex="bold" fo:color="#111111" fo:font-size="14pt" style:font-size-asian="14pt" style:font-size-complex="14pt"/>
    </style:style>
    <style:style style:name="P2835" style:parent-style-name="Titre2" style:family="paragraph">
      <style:paragraph-properties fo:text-align="justify" fo:line-height="120%"/>
      <style:text-properties style:font-name="Apercu, apple-system, system-ui" fo:color="#111111" fo:font-size="14pt" style:font-size-asian="14pt" style:font-size-complex="14pt"/>
    </style:style>
    <style:style style:name="P2836" style:parent-style-name="Textbody" style:family="paragraph">
      <style:paragraph-properties fo:text-align="justify" fo:line-height="170%"/>
    </style:style>
    <style:style style:name="T2837" style:parent-style-name="StrongEmphasis" style:family="text">
      <style:text-properties style:font-name="Apercu, apple-system, system-ui" fo:font-size="14pt" style:font-size-asian="14pt" style:font-size-complex="14pt"/>
    </style:style>
    <style:style style:name="T2838" style:parent-style-name="Policepardéfaut" style:family="text">
      <style:text-properties style:font-name="Apercu, apple-system, system-ui" style:font-weight-complex="bold" fo:color="#111111" fo:font-size="14pt" style:font-size-asian="14pt" style:font-size-complex="14pt"/>
    </style:style>
    <style:style style:name="T2839" style:parent-style-name="Policepardéfaut" style:family="text">
      <style:text-properties style:font-name="Apercu, apple-system, system-ui" style:font-weight-complex="bold" fo:color="#111111" fo:font-size="14pt" style:font-size-asian="14pt" style:font-size-complex="14pt"/>
    </style:style>
    <style:style style:name="T2840" style:parent-style-name="Policepardéfaut" style:family="text">
      <style:text-properties style:font-name="Apercu, apple-system, system-ui" style:font-weight-complex="bold" fo:color="#111111" fo:font-size="14pt" style:font-size-asian="14pt" style:font-size-complex="14pt" style:text-underline-type="single" style:text-underline-style="solid" style:text-underline-width="auto" style:text-underline-mode="continuous"/>
    </style:style>
    <style:style style:name="T2841" style:parent-style-name="Policepardéfaut" style:family="text">
      <style:text-properties style:font-name="Apercu, apple-system, system-ui" style:font-weight-complex="bold" fo:color="#111111" fo:font-size="14pt" style:font-size-asian="14pt" style:font-size-complex="14pt"/>
    </style:style>
    <style:style style:name="T2842" style:parent-style-name="Policepardéfaut" style:family="text">
      <style:text-properties style:font-name="Apercu, apple-system, system-ui" style:font-weight-complex="bold" fo:color="#111111" fo:font-size="14pt" style:font-size-asian="14pt" style:font-size-complex="14pt"/>
    </style:style>
    <style:style style:name="P2843" style:parent-style-name="Titre3" style:family="paragraph">
      <style:paragraph-properties fo:text-align="justify" fo:line-height="120%"/>
      <style:text-properties style:font-name="Apercu, apple-system, system-ui" fo:color="#111111"/>
    </style:style>
    <style:style style:name="P2844" style:parent-style-name="Textbody" style:family="paragraph">
      <style:paragraph-properties fo:text-align="justify" fo:line-height="170%"/>
      <style:text-properties style:font-name="Apercu, apple-system, system-ui" fo:font-weight="bold" style:font-weight-asian="bold" style:font-weight-complex="bold" fo:color="#111111" fo:font-size="14pt" style:font-size-asian="14pt" style:font-size-complex="14pt"/>
    </style:style>
    <style:style style:name="P2845" style:parent-style-name="Textbody" style:family="paragraph">
      <style:paragraph-properties fo:text-align="justify" fo:margin-bottom="0in" fo:line-height="170%" fo:margin-left="0in" fo:text-indent="0in">
        <style:tab-stops/>
      </style:paragraph-properties>
      <style:text-properties style:font-name="Apercu, apple-system, system-ui" fo:font-weight="bold" style:font-weight-asian="bold" style:font-weight-complex="bold" fo:color="#111111" fo:font-size="14pt" style:font-size-asian="14pt" style:font-size-complex="14pt"/>
    </style:style>
    <style:style style:name="P2846" style:parent-style-name="Textbody" style:family="paragraph">
      <style:paragraph-properties fo:text-align="justify" fo:margin-bottom="0in" fo:line-height="170%" fo:margin-left="0in" fo:text-indent="0in">
        <style:tab-stops/>
      </style:paragraph-properties>
      <style:text-properties style:font-name="Apercu, apple-system, system-ui" fo:font-weight="bold" style:font-weight-asian="bold" style:font-weight-complex="bold" fo:color="#111111" fo:font-size="14pt" style:font-size-asian="14pt" style:font-size-complex="14pt"/>
    </style:style>
    <style:style style:name="P2847" style:parent-style-name="Textbody" style:family="paragraph">
      <style:paragraph-properties fo:text-align="justify" fo:margin-bottom="0in" fo:line-height="170%" fo:margin-left="0in" fo:text-indent="0in">
        <style:tab-stops/>
      </style:paragraph-properties>
    </style:style>
    <style:style style:name="T2848" style:parent-style-name="Policepardéfaut" style:family="text">
      <style:text-properties style:font-name="Apercu, apple-system, system-ui" style:font-weight-complex="bold" fo:color="#111111" fo:font-size="14pt" style:font-size-asian="14pt" style:font-size-complex="14pt"/>
    </style:style>
    <style:style style:name="T2849" style:parent-style-name="Policepardéfaut" style:family="text">
      <style:text-properties style:font-name="Apercu, apple-system, system-ui" style:font-weight-complex="bold" fo:color="#111111" fo:font-size="14pt" style:font-size-asian="14pt" style:font-size-complex="14pt"/>
    </style:style>
    <style:style style:name="T2850" style:parent-style-name="Policepardéfaut" style:family="text">
      <style:text-properties style:font-name="Apercu, apple-system, system-ui" style:font-weight-complex="bold" fo:color="#111111" fo:font-size="14pt" style:font-size-asian="14pt" style:font-size-complex="14pt" style:text-underline-type="single" style:text-underline-style="solid" style:text-underline-width="auto" style:text-underline-mode="continuous"/>
    </style:style>
    <style:style style:name="P2851" style:parent-style-name="Textbody" style:family="paragraph">
      <style:paragraph-properties fo:text-align="justify" fo:margin-bottom="0in" fo:line-height="170%" fo:margin-left="0in" fo:text-indent="0in">
        <style:tab-stops/>
      </style:paragraph-properties>
      <style:text-properties style:font-name="Apercu, apple-system, system-ui" fo:font-weight="bold" style:font-weight-asian="bold" style:font-weight-complex="bold" fo:color="#111111" fo:font-size="14pt" style:font-size-asian="14pt" style:font-size-complex="14pt"/>
    </style:style>
    <style:style style:name="P2852" style:parent-style-name="Textbody" style:family="paragraph">
      <style:paragraph-properties fo:text-align="justify" fo:line-height="170%"/>
      <style:text-properties style:font-name="Apercu, apple-system, system-ui" fo:font-weight="bold" style:font-weight-asian="bold" style:font-weight-complex="bold" fo:color="#111111" fo:font-size="14pt" style:font-size-asian="14pt" style:font-size-complex="14pt"/>
    </style:style>
    <style:style style:name="P2853" style:parent-style-name="Titre2" style:family="paragraph">
      <style:paragraph-properties fo:text-align="justify" fo:line-height="120%"/>
      <style:text-properties style:font-name="Apercu, apple-system, system-ui" fo:color="#111111" fo:font-size="14pt" style:font-size-asian="14pt" style:font-size-complex="14pt"/>
    </style:style>
    <style:style style:name="P2854" style:parent-style-name="Textbody" style:family="paragraph">
      <style:paragraph-properties fo:text-align="justify" fo:line-height="170%"/>
      <style:text-properties style:font-name="Apercu, apple-system, system-ui" fo:font-weight="bold" style:font-weight-asian="bold" style:font-weight-complex="bold" fo:color="#111111" fo:font-size="14pt" style:font-size-asian="14pt" style:font-size-complex="14pt"/>
    </style:style>
    <style:style style:name="P2855" style:parent-style-name="Textbody" style:family="paragraph">
      <style:paragraph-properties fo:text-align="justify" fo:margin-bottom="0in" fo:line-height="170%" fo:margin-left="0in" fo:text-indent="0in">
        <style:tab-stops/>
      </style:paragraph-properties>
      <style:text-properties style:font-name="Apercu, apple-system, system-ui" fo:font-weight="bold" style:font-weight-asian="bold" style:font-weight-complex="bold" fo:color="#111111" fo:font-size="14pt" style:font-size-asian="14pt" style:font-size-complex="14pt"/>
    </style:style>
    <style:style style:name="P2856" style:parent-style-name="Textbody" style:family="paragraph">
      <style:paragraph-properties fo:text-align="justify" fo:margin-bottom="0in" fo:line-height="170%" fo:margin-left="0in" fo:text-indent="0in">
        <style:tab-stops/>
      </style:paragraph-properties>
      <style:text-properties style:font-name="Apercu, apple-system, system-ui" fo:font-weight="bold" style:font-weight-asian="bold" style:font-weight-complex="bold" fo:color="#111111" fo:font-size="14pt" style:font-size-asian="14pt" style:font-size-complex="14pt"/>
    </style:style>
    <style:style style:name="P2857" style:parent-style-name="Textbody" style:family="paragraph">
      <style:paragraph-properties fo:text-align="justify" fo:margin-bottom="0in" fo:line-height="170%" fo:margin-left="0in" fo:text-indent="0in">
        <style:tab-stops/>
      </style:paragraph-properties>
      <style:text-properties style:font-name="Apercu, apple-system, system-ui" fo:font-weight="bold" style:font-weight-asian="bold" style:font-weight-complex="bold" fo:color="#111111" fo:font-size="14pt" style:font-size-asian="14pt" style:font-size-complex="14pt"/>
    </style:style>
    <style:style style:name="P2858" style:parent-style-name="Textbody" style:family="paragraph">
      <style:paragraph-properties fo:text-align="justify" fo:margin-bottom="0in" fo:line-height="170%" fo:margin-left="0in" fo:text-indent="0in">
        <style:tab-stops/>
      </style:paragraph-properties>
      <style:text-properties style:font-name="Apercu, apple-system, system-ui" fo:font-weight="bold" style:font-weight-asian="bold" style:font-weight-complex="bold" fo:color="#111111" fo:font-size="14pt" style:font-size-asian="14pt" style:font-size-complex="14pt"/>
    </style:style>
    <style:style style:name="P2859" style:parent-style-name="Textbody" style:family="paragraph">
      <style:paragraph-properties fo:text-align="justify" fo:line-height="170%"/>
      <style:text-properties style:font-name="Apercu, apple-system, system-ui" fo:font-weight="bold" style:font-weight-asian="bold" style:font-weight-complex="bold" fo:color="#111111" fo:font-size="14pt" style:font-size-asian="14pt" style:font-size-complex="14pt"/>
    </style:style>
    <style:style style:name="P2860" style:parent-style-name="Titre3" style:family="paragraph">
      <style:paragraph-properties fo:text-align="justify" fo:line-height="120%"/>
      <style:text-properties style:font-name="Apercu, apple-system, system-ui" fo:color="#111111"/>
    </style:style>
    <style:style style:name="P2861" style:parent-style-name="Textbody" style:family="paragraph">
      <style:paragraph-properties fo:text-align="justify" fo:line-height="170%"/>
    </style:style>
    <style:style style:name="T2862" style:parent-style-name="Policepardéfaut" style:family="text">
      <style:text-properties style:font-name="Apercu, apple-system, system-ui" style:font-weight-complex="bold" fo:color="#111111" fo:font-size="14pt" style:font-size-asian="14pt" style:font-size-complex="14pt"/>
    </style:style>
    <style:style style:name="T2863" style:parent-style-name="StrongEmphasis" style:family="text">
      <style:text-properties style:font-name="Apercu, apple-system, system-ui" fo:font-size="14pt" style:font-size-asian="14pt" style:font-size-complex="14pt"/>
    </style:style>
    <style:style style:name="T2864" style:parent-style-name="Policepardéfaut" style:family="text">
      <style:text-properties style:font-name="Apercu, apple-system, system-ui" style:font-weight-complex="bold" fo:color="#111111" fo:font-size="14pt" style:font-size-asian="14pt" style:font-size-complex="14pt"/>
    </style:style>
    <style:style style:name="T2865" style:parent-style-name="Policepardéfaut" style:family="text">
      <style:text-properties style:font-name="Apercu, apple-system, system-ui" style:font-weight-complex="bold" fo:color="#111111" fo:font-size="14pt" style:font-size-asian="14pt" style:font-size-complex="14pt"/>
    </style:style>
    <style:style style:name="P2866" style:parent-style-name="Textbody" style:family="paragraph">
      <style:paragraph-properties fo:text-align="justify" fo:line-height="170%"/>
    </style:style>
    <style:style style:name="T2867" style:parent-style-name="Policepardéfaut" style:family="text">
      <style:text-properties style:font-name="Apercu, apple-system, system-ui" style:font-weight-complex="bold" fo:color="#111111" fo:font-size="14pt" style:font-size-asian="14pt" style:font-size-complex="14pt"/>
    </style:style>
    <style:style style:name="T2868" style:parent-style-name="Accentuation" style:family="text">
      <style:text-properties style:font-name="Apercu, apple-system, system-ui" fo:font-style="normal" style:font-style-asian="normal" fo:font-size="14pt" style:font-size-asian="14pt" style:font-size-complex="14pt"/>
    </style:style>
    <style:style style:name="T2869" style:parent-style-name="Accentuation" style:family="text">
      <style:text-properties style:font-name="Apercu, apple-system, system-ui" fo:font-style="normal" style:font-style-asian="normal" fo:font-size="14pt" style:font-size-asian="14pt" style:font-size-complex="14pt"/>
    </style:style>
    <style:style style:name="T2870" style:parent-style-name="Policepardéfaut" style:family="text">
      <style:text-properties style:font-name="Apercu, apple-system, system-ui" style:font-weight-complex="bold" fo:color="#111111" fo:font-size="14pt" style:font-size-asian="14pt" style:font-size-complex="14pt"/>
    </style:style>
    <style:style style:name="T2871" style:parent-style-name="Policepardéfaut" style:family="text">
      <style:text-properties style:font-name="Apercu, apple-system, system-ui" style:font-weight-complex="bold" fo:color="#111111" fo:font-size="14pt" style:font-size-asian="14pt" style:font-size-complex="14pt" style:text-underline-type="single" style:text-underline-style="solid" style:text-underline-width="auto" style:text-underline-mode="continuous"/>
    </style:style>
    <style:style style:name="T2872" style:parent-style-name="Policepardéfaut" style:family="text">
      <style:text-properties style:font-name="Apercu, apple-system, system-ui" style:font-weight-complex="bold" fo:color="#111111" fo:font-size="14pt" style:font-size-asian="14pt" style:font-size-complex="14pt"/>
    </style:style>
    <style:style style:name="T2873" style:parent-style-name="Policepardéfaut" style:family="text">
      <style:text-properties style:font-name="Apercu, apple-system, system-ui" style:font-weight-complex="bold" fo:color="#111111" fo:font-size="14pt" style:font-size-asian="14pt" style:font-size-complex="14pt" style:text-underline-type="single" style:text-underline-style="solid" style:text-underline-width="auto" style:text-underline-mode="continuous"/>
    </style:style>
    <style:style style:name="T2874" style:parent-style-name="Policepardéfaut" style:family="text">
      <style:text-properties style:font-name="Apercu, apple-system, system-ui" style:font-weight-complex="bold" fo:color="#111111" fo:font-size="14pt" style:font-size-asian="14pt" style:font-size-complex="14pt"/>
    </style:style>
    <style:style style:name="P2875" style:parent-style-name="Textbody" style:family="paragraph">
      <style:paragraph-properties fo:text-align="justify" fo:line-height="170%"/>
      <style:text-properties style:font-name="Apercu, apple-system, system-ui" fo:font-weight="bold" style:font-weight-asian="bold" style:font-weight-complex="bold" fo:color="#111111" fo:font-size="14pt" style:font-size-asian="14pt" style:font-size-complex="14pt"/>
    </style:style>
    <style:style style:name="P2876" style:parent-style-name="Textbody" style:family="paragraph">
      <style:paragraph-properties fo:text-align="justify" fo:margin-bottom="0in" fo:line-height="170%" fo:margin-left="0in" fo:text-indent="0in">
        <style:tab-stops/>
      </style:paragraph-properties>
      <style:text-properties style:font-name="Apercu, apple-system, system-ui" fo:font-weight="bold" style:font-weight-asian="bold" style:font-weight-complex="bold" fo:color="#111111" fo:font-size="14pt" style:font-size-asian="14pt" style:font-size-complex="14pt"/>
    </style:style>
    <style:style style:name="P2877" style:parent-style-name="Textbody" style:family="paragraph">
      <style:paragraph-properties fo:text-align="justify" fo:margin-bottom="0in" fo:line-height="170%" fo:margin-left="0in" fo:text-indent="0in">
        <style:tab-stops/>
      </style:paragraph-properties>
      <style:text-properties style:font-name="Apercu, apple-system, system-ui" fo:font-weight="bold" style:font-weight-asian="bold" style:font-weight-complex="bold" fo:color="#111111" fo:font-size="14pt" style:font-size-asian="14pt" style:font-size-complex="14pt"/>
    </style:style>
    <style:style style:name="P2878" style:parent-style-name="Textbody" style:family="paragraph">
      <style:paragraph-properties fo:text-align="justify" fo:margin-bottom="0in" fo:line-height="170%" fo:margin-left="0in" fo:text-indent="0in">
        <style:tab-stops/>
      </style:paragraph-properties>
      <style:text-properties style:font-name="Apercu, apple-system, system-ui" fo:font-weight="bold" style:font-weight-asian="bold" style:font-weight-complex="bold" fo:color="#111111" fo:font-size="14pt" style:font-size-asian="14pt" style:font-size-complex="14pt"/>
    </style:style>
    <style:style style:name="P2879" style:parent-style-name="Textbody" style:family="paragraph">
      <style:paragraph-properties fo:text-align="justify" fo:margin-bottom="0in" fo:line-height="170%" fo:margin-left="0in" fo:text-indent="0in">
        <style:tab-stops/>
      </style:paragraph-properties>
      <style:text-properties style:font-name="Apercu, apple-system, system-ui" fo:font-weight="bold" style:font-weight-asian="bold" style:font-weight-complex="bold" fo:color="#111111" fo:font-size="14pt" style:font-size-asian="14pt" style:font-size-complex="14pt"/>
    </style:style>
    <style:style style:name="P2880" style:parent-style-name="Textbody" style:family="paragraph">
      <style:paragraph-properties fo:text-align="justify" fo:line-height="170%"/>
      <style:text-properties style:font-name="Apercu, apple-system, system-ui" fo:font-weight="bold" style:font-weight-asian="bold" style:font-weight-complex="bold" fo:color="#111111" fo:font-size="14pt" style:font-size-asian="14pt" style:font-size-complex="14pt"/>
    </style:style>
    <style:style style:name="P2881" style:parent-style-name="Titre3" style:family="paragraph">
      <style:paragraph-properties fo:text-align="justify" fo:line-height="120%"/>
      <style:text-properties style:font-name="Apercu, apple-system, system-ui" fo:color="#111111"/>
    </style:style>
    <style:style style:name="P2882" style:parent-style-name="Textbody" style:family="paragraph">
      <style:paragraph-properties fo:text-align="justify" fo:line-height="170%"/>
    </style:style>
    <style:style style:name="T2883" style:parent-style-name="Policepardéfaut" style:family="text">
      <style:text-properties style:font-name="Apercu, apple-system, system-ui" style:font-weight-complex="bold" fo:color="#111111" fo:font-size="14pt" style:font-size-asian="14pt" style:font-size-complex="14pt"/>
    </style:style>
    <style:style style:name="T2884" style:parent-style-name="StrongEmphasis" style:family="text">
      <style:text-properties style:font-name="Apercu, apple-system, system-ui" fo:font-size="14pt" style:font-size-asian="14pt" style:font-size-complex="14pt"/>
    </style:style>
    <style:style style:name="T2885" style:parent-style-name="Policepardéfaut" style:family="text">
      <style:text-properties style:font-name="Apercu, apple-system, system-ui" style:font-weight-complex="bold" fo:color="#111111" fo:font-size="14pt" style:font-size-asian="14pt" style:font-size-complex="14pt"/>
    </style:style>
    <style:style style:name="T2886" style:parent-style-name="Policepardéfaut" style:family="text">
      <style:text-properties style:font-name="Apercu, apple-system, system-ui" style:font-weight-complex="bold" fo:color="#111111" fo:font-size="14pt" style:font-size-asian="14pt" style:font-size-complex="14pt"/>
    </style:style>
    <style:style style:name="P2887" style:parent-style-name="Textbody" style:family="paragraph">
      <style:paragraph-properties fo:text-align="justify" fo:line-height="170%"/>
      <style:text-properties style:font-name="Apercu, apple-system, system-ui" fo:font-weight="bold" style:font-weight-asian="bold" style:font-weight-complex="bold" fo:color="#111111" fo:font-size="14pt" style:font-size-asian="14pt" style:font-size-complex="14pt"/>
    </style:style>
    <style:style style:name="P2888" style:parent-style-name="Textbody" style:family="paragraph">
      <style:paragraph-properties fo:text-align="justify" fo:line-height="170%"/>
      <style:text-properties style:font-name="Apercu, apple-system, system-ui" fo:font-weight="bold" style:font-weight-asian="bold" style:font-weight-complex="bold" fo:color="#111111" fo:font-size="14pt" style:font-size-asian="14pt" style:font-size-complex="14pt"/>
    </style:style>
    <style:style style:name="P2889" style:parent-style-name="Titre2" style:family="paragraph">
      <style:paragraph-properties fo:text-align="justify" fo:line-height="120%"/>
      <style:text-properties style:font-name="Apercu, apple-system, system-ui" fo:color="#111111" fo:font-size="14pt" style:font-size-asian="14pt" style:font-size-complex="14pt"/>
    </style:style>
    <style:style style:name="P2890" style:parent-style-name="Textbody" style:family="paragraph">
      <style:paragraph-properties fo:text-align="justify" fo:line-height="170%"/>
      <style:text-properties style:font-name="Apercu, apple-system, system-ui" fo:font-weight="bold" style:font-weight-asian="bold" style:font-weight-complex="bold" fo:color="#111111" fo:font-size="14pt" style:font-size-asian="14pt" style:font-size-complex="14pt"/>
    </style:style>
    <style:style style:name="P2891" style:parent-style-name="Textbody" style:family="paragraph">
      <style:paragraph-properties fo:text-align="justify" fo:margin-bottom="0in" fo:line-height="170%" fo:margin-left="0in" fo:text-indent="0in">
        <style:tab-stops/>
      </style:paragraph-properties>
      <style:text-properties style:font-name="Apercu, apple-system, system-ui" fo:font-weight="bold" style:font-weight-asian="bold" style:font-weight-complex="bold" fo:color="#111111" fo:font-size="14pt" style:font-size-asian="14pt" style:font-size-complex="14pt"/>
    </style:style>
    <style:style style:name="P2892" style:parent-style-name="Textbody" style:family="paragraph">
      <style:paragraph-properties fo:text-align="justify" fo:margin-bottom="0in" fo:line-height="170%" fo:margin-left="0in" fo:text-indent="0in">
        <style:tab-stops/>
      </style:paragraph-properties>
      <style:text-properties style:font-name="Apercu, apple-system, system-ui" fo:font-weight="bold" style:font-weight-asian="bold" style:font-weight-complex="bold" fo:color="#111111" fo:font-size="14pt" style:font-size-asian="14pt" style:font-size-complex="14pt"/>
    </style:style>
    <style:style style:name="P2893" style:parent-style-name="Textbody" style:family="paragraph">
      <style:paragraph-properties fo:text-align="justify" fo:margin-bottom="0in" fo:line-height="170%" fo:margin-left="0in" fo:text-indent="0in">
        <style:tab-stops/>
      </style:paragraph-properties>
      <style:text-properties style:font-name="Apercu, apple-system, system-ui" fo:font-weight="bold" style:font-weight-asian="bold" style:font-weight-complex="bold" fo:color="#111111" fo:font-size="14pt" style:font-size-asian="14pt" style:font-size-complex="14pt"/>
    </style:style>
    <style:style style:name="P2894" style:parent-style-name="Textbody" style:family="paragraph">
      <style:paragraph-properties fo:text-align="justify" fo:margin-bottom="0in" fo:line-height="170%" fo:margin-left="0in" fo:text-indent="0in">
        <style:tab-stops/>
      </style:paragraph-properties>
      <style:text-properties style:font-name="Apercu, apple-system, system-ui" fo:font-weight="bold" style:font-weight-asian="bold" style:font-weight-complex="bold" fo:color="#111111" fo:font-size="14pt" style:font-size-asian="14pt" style:font-size-complex="14pt"/>
    </style:style>
    <style:style style:name="P2895" style:parent-style-name="Textbody" style:family="paragraph">
      <style:paragraph-properties fo:text-align="justify" fo:margin-bottom="0in" fo:line-height="170%"/>
    </style:style>
    <style:style style:name="T2896" style:parent-style-name="Policepardéfaut" style:family="text">
      <style:text-properties style:font-name="Apercu, apple-system, system-ui" style:font-weight-complex="bold" fo:color="#111111" fo:font-size="14pt" style:font-size-asian="14pt" style:font-size-complex="14pt"/>
    </style:style>
    <style:style style:name="T2897" style:parent-style-name="Policepardéfaut" style:family="text">
      <style:text-properties style:font-name="Apercu, apple-system, system-ui" style:font-weight-complex="bold" fo:color="#111111" fo:font-size="14pt" style:font-size-asian="14pt" style:font-size-complex="14pt" style:text-underline-type="single" style:text-underline-style="solid" style:text-underline-width="auto" style:text-underline-mode="continuous"/>
    </style:style>
    <style:style style:name="T2898" style:parent-style-name="Policepardéfaut" style:family="text">
      <style:text-properties style:font-name="Apercu, apple-system, system-ui" style:font-weight-complex="bold" fo:color="#111111" fo:font-size="14pt" style:font-size-asian="14pt" style:font-size-complex="14pt"/>
    </style:style>
    <style:style style:name="P2899" style:parent-style-name="Standard" style:family="paragraph">
      <style:paragraph-properties fo:text-align="justify"/>
      <style:text-properties fo:font-weight="bold" style:font-weight-asian="bold" style:font-weight-complex="bold" fo:color="#111111" fo:font-size="14pt" style:font-size-asian="14pt" style:font-size-complex="14pt"/>
    </style:style>
    <style:style style:name="P2900" style:parent-style-name="Titre3" style:family="paragraph">
      <style:paragraph-properties fo:text-align="justify"/>
      <style:text-properties style:font-name="Apercu, apple-system, system-ui" fo:color="#111111"/>
    </style:style>
    <style:style style:name="P2901" style:parent-style-name="Textbody" style:family="paragraph">
      <style:paragraph-properties fo:text-align="justify"/>
      <style:text-properties style:font-name="Apercu, apple-system, system-ui" fo:font-weight="bold" style:font-weight-asian="bold" style:font-weight-complex="bold" fo:color="#10162F" fo:font-size="14pt" style:font-size-asian="14pt" style:font-size-complex="14pt"/>
    </style:style>
    <style:style style:name="P2902" style:parent-style-name="Textbody" style:family="paragraph">
      <style:paragraph-properties fo:text-align="justify" fo:line-height="160%"/>
    </style:style>
    <style:style style:name="T2903" style:parent-style-name="Policepardéfaut" style:family="text">
      <style:text-properties style:font-name="Apercu, apple-system, system-ui" style:font-weight-complex="bold" fo:color="#10162F" fo:font-size="14pt" style:font-size-asian="14pt" style:font-size-complex="14pt"/>
    </style:style>
    <style:style style:name="T2904" style:parent-style-name="Policepardéfaut" style:family="text">
      <style:text-properties style:font-name="Apercu, apple-system, system-ui" style:font-weight-complex="bold" fo:color="#10162F" fo:font-size="14pt" style:font-size-asian="14pt" style:font-size-complex="14pt"/>
    </style:style>
    <style:style style:name="T2905" style:parent-style-name="Accentuation" style:family="text">
      <style:text-properties style:font-name="Apercu, apple-system, system-ui" fo:font-style="normal" style:font-style-asian="normal" fo:color="#10162F" fo:font-size="14pt" style:font-size-asian="14pt" style:font-size-complex="14pt"/>
    </style:style>
    <style:style style:name="T2906" style:parent-style-name="Accentuation" style:family="text">
      <style:text-properties style:font-name="Apercu, apple-system, system-ui" fo:font-style="normal" style:font-style-asian="normal" fo:color="#10162F" fo:font-size="14pt" style:font-size-asian="14pt" style:font-size-complex="14pt"/>
    </style:style>
    <style:style style:name="T2907" style:parent-style-name="Policepardéfaut" style:family="text">
      <style:text-properties style:font-name="Apercu, apple-system, system-ui" style:font-weight-complex="bold" fo:color="#10162F" fo:font-size="14pt" style:font-size-asian="14pt" style:font-size-complex="14pt"/>
    </style:style>
    <style:style style:name="P2908" style:parent-style-name="Textbody" style:family="paragraph">
      <style:paragraph-properties fo:text-align="justify" fo:line-height="160%"/>
      <style:text-properties style:font-name="Apercu, apple-system, system-ui" fo:font-weight="bold" style:font-weight-asian="bold" style:font-weight-complex="bold" fo:color="#10162F" fo:font-size="14pt" style:font-size-asian="14pt" style:font-size-complex="14pt"/>
    </style:style>
    <style:style style:name="P2909" style:parent-style-name="Textbody" style:family="paragraph">
      <style:paragraph-properties fo:text-align="justify" fo:margin-bottom="0in"/>
    </style:style>
    <style:style style:name="T2910" style:parent-style-name="Policepardéfaut" style:family="text">
      <style:text-properties fo:font-weight="bold" style:font-weight-asian="bold" style:font-weight-complex="bold" fo:color="#111111" fo:font-size="14pt" style:font-size-asian="14pt" style:font-size-complex="14pt" fo:language="en" fo:country="US" style:language-asian="en" style:country-asian="US" style:language-complex="ar" style:country-complex="SA"/>
    </style:style>
    <style:style style:name="T2911" style:parent-style-name="Policepardéfaut" style:family="text">
      <style:text-properties style:font-name="Apercu, apple-system, system-ui" style:font-weight-complex="bold" fo:color="#10162F" fo:font-size="14pt" style:font-size-asian="14pt" style:font-size-complex="14pt" style:text-underline-type="single" style:text-underline-style="solid" style:text-underline-width="auto" style:text-underline-mode="continuous"/>
    </style:style>
    <style:style style:name="P2912" style:parent-style-name="Textbody" style:family="paragraph">
      <style:paragraph-properties fo:text-align="justify" fo:margin-bottom="0in"/>
    </style:style>
    <style:style style:name="T2913" style:parent-style-name="Policepardéfaut" style:family="text">
      <style:text-properties style:font-name="Apercu, apple-system, system-ui" style:font-weight-complex="bold" fo:color="#10162F" fo:font-size="14pt" style:font-size-asian="14pt" style:font-size-complex="14pt"/>
    </style:style>
    <style:style style:name="T2914" style:parent-style-name="Policepardéfaut" style:family="text">
      <style:text-properties style:font-name="Apercu, apple-system, system-ui" style:font-weight-complex="bold" fo:color="#10162F" fo:font-size="14pt" style:font-size-asian="14pt" style:font-size-complex="14pt" style:text-underline-type="single" style:text-underline-style="solid" style:text-underline-width="auto" style:text-underline-mode="continuous"/>
    </style:style>
    <style:style style:name="T2915" style:parent-style-name="Policepardéfaut" style:family="text">
      <style:text-properties style:font-name="Apercu, apple-system, system-ui" style:font-weight-complex="bold" fo:color="#10162F" fo:font-size="14pt" style:font-size-asian="14pt" style:font-size-complex="14pt"/>
    </style:style>
    <style:style style:name="P2916" style:parent-style-name="Textbody" style:family="paragraph">
      <style:paragraph-properties fo:text-align="justify" fo:margin-bottom="0in"/>
    </style:style>
    <style:style style:name="T2917" style:parent-style-name="Policepardéfaut" style:family="text">
      <style:text-properties fo:font-weight="bold" style:font-weight-asian="bold" style:font-weight-complex="bold" fo:color="#111111" fo:font-size="14pt" style:font-size-asian="14pt" style:font-size-complex="14pt" fo:language="en" fo:country="US" style:language-asian="en" style:country-asian="US" style:language-complex="ar" style:country-complex="SA"/>
    </style:style>
    <style:style style:name="P2918" style:parent-style-name="Textbody" style:family="paragraph">
      <style:text-properties fo:language="en" fo:country="US"/>
    </style:style>
    <style:style style:name="T2919" style:parent-style-name="Policepardéfaut" style:family="text">
      <style:text-properties style:font-name="Apercu, apple-system, system-ui" style:font-weight-complex="bold" fo:color="#10162F" fo:font-size="14pt" style:font-size-asian="14pt" style:font-size-complex="14pt" style:text-underline-type="single" style:text-underline-style="solid" style:text-underline-width="auto" style:text-underline-mode="continuous"/>
    </style:style>
    <style:style style:name="P2920" style:parent-style-name="Textbody" style:family="paragraph">
      <style:paragraph-properties fo:text-align="justify"/>
      <style:text-properties style:font-name="Apercu, apple-system, system-ui" fo:font-weight="bold" style:font-weight-asian="bold" style:font-weight-complex="bold" fo:color="#10162F" fo:font-size="14pt" style:font-size-asian="14pt" style:font-size-complex="14pt"/>
    </style:style>
    <style:style style:name="P2921" style:parent-style-name="Textbody" style:family="paragraph">
      <style:paragraph-properties fo:text-align="justify" fo:line-height="160%"/>
      <style:text-properties style:font-name="Apercu, apple-system, system-ui" fo:font-weight="bold" style:font-weight-asian="bold" style:font-weight-complex="bold" fo:color="#10162F" fo:font-size="14pt" style:font-size-asian="14pt" style:font-size-complex="14pt"/>
    </style:style>
    <style:style style:name="P2922" style:parent-style-name="Textbody" style:family="paragraph">
      <style:paragraph-properties fo:text-align="justify" fo:margin-bottom="0in" fo:line-height="160%" fo:margin-left="0in" fo:text-indent="0in">
        <style:tab-stops/>
      </style:paragraph-properties>
      <style:text-properties style:font-name="Apercu, apple-system, system-ui" fo:font-weight="bold" style:font-weight-asian="bold" style:font-weight-complex="bold" fo:color="#10162F" fo:font-size="14pt" style:font-size-asian="14pt" style:font-size-complex="14pt"/>
    </style:style>
    <style:style style:name="P2923" style:parent-style-name="Textbody" style:family="paragraph">
      <style:paragraph-properties fo:text-align="justify" fo:margin-bottom="0in" fo:line-height="160%" fo:margin-left="0in" fo:text-indent="0in">
        <style:tab-stops/>
      </style:paragraph-properties>
    </style:style>
    <style:style style:name="T2924" style:parent-style-name="Policepardéfaut" style:family="text">
      <style:text-properties style:font-name="Apercu, apple-system, system-ui" style:font-weight-complex="bold" fo:color="#10162F" fo:font-size="14pt" style:font-size-asian="14pt" style:font-size-complex="14pt"/>
    </style:style>
    <style:style style:name="T2925"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926" style:parent-style-name="Policepardéfaut" style:family="text">
      <style:text-properties style:font-name="Apercu, apple-system, system-ui" style:font-weight-complex="bold" fo:color="#10162F" fo:font-size="14pt" style:font-size-asian="14pt" style:font-size-complex="14pt"/>
    </style:style>
    <style:style style:name="P2927" style:parent-style-name="Textbody" style:family="paragraph">
      <style:paragraph-properties fo:text-align="justify" fo:margin-bottom="0in" fo:line-height="160%" fo:margin-left="0in" fo:text-indent="0in">
        <style:tab-stops/>
      </style:paragraph-properties>
      <style:text-properties style:font-name="Apercu, apple-system, system-ui" fo:font-weight="bold" style:font-weight-asian="bold" style:font-weight-complex="bold" fo:color="#10162F" fo:font-size="14pt" style:font-size-asian="14pt" style:font-size-complex="14pt"/>
    </style:style>
    <style:style style:name="P2928" style:parent-style-name="Textbody" style:family="paragraph">
      <style:paragraph-properties fo:text-align="justify" fo:margin-bottom="0in" fo:line-height="160%" fo:margin-left="0in" fo:text-indent="0in">
        <style:tab-stops/>
      </style:paragraph-properties>
    </style:style>
    <style:style style:name="T2929" style:parent-style-name="Policepardéfaut" style:family="text">
      <style:text-properties style:font-name="Apercu, apple-system, system-ui" style:font-weight-complex="bold" fo:color="#10162F" fo:font-size="14pt" style:font-size-asian="14pt" style:font-size-complex="14pt"/>
    </style:style>
    <style:style style:name="T2930" style:parent-style-name="Policepardéfaut" style:family="text">
      <style:text-properties style:font-name="Apercu, apple-system, system-ui" style:font-weight-complex="bold" fo:color="#10162F" fo:font-size="14pt" style:font-size-asian="14pt" style:font-size-complex="14pt" style:text-underline-type="single" style:text-underline-style="solid" style:text-underline-width="auto" style:text-underline-mode="continuous"/>
    </style:style>
    <style:style style:name="P2931" style:parent-style-name="Standard" style:family="paragraph">
      <style:paragraph-properties fo:text-align="justify"/>
      <style:text-properties fo:font-weight="bold" style:font-weight-asian="bold" style:font-weight-complex="bold" fo:color="#111111" fo:font-size="14pt" style:font-size-asian="14pt" style:font-size-complex="14pt"/>
    </style:style>
    <style:style style:name="P2932" style:parent-style-name="Titre3" style:family="paragraph">
      <style:paragraph-properties fo:text-align="justify"/>
      <style:text-properties style:font-name="Apercu, apple-system, system-ui" fo:color="#10162F"/>
    </style:style>
    <style:style style:name="P2933" style:parent-style-name="Textbody" style:family="paragraph">
      <style:paragraph-properties fo:text-align="justify"/>
      <style:text-properties style:font-name="Apercu, apple-system, system-ui" fo:font-weight="bold" style:font-weight-asian="bold" style:font-weight-complex="bold" fo:color="#10162F" fo:font-size="14pt" style:font-size-asian="14pt" style:font-size-complex="14pt"/>
    </style:style>
    <style:style style:name="P2934" style:parent-style-name="Textbody" style:family="paragraph">
      <style:paragraph-properties fo:text-align="justify" fo:line-height="160%"/>
    </style:style>
    <style:style style:name="T2935" style:parent-style-name="Policepardéfaut" style:family="text">
      <style:text-properties style:font-name="Apercu, apple-system, system-ui" style:font-weight-complex="bold" fo:color="#10162F" fo:font-size="14pt" style:font-size-asian="14pt" style:font-size-complex="14pt"/>
    </style:style>
    <style:style style:name="T2936" style:parent-style-name="Policepardéfaut" style:family="text">
      <style:text-properties style:font-name="Apercu, apple-system, system-ui" style:font-weight-complex="bold" fo:color="#10162F" fo:font-size="14pt" style:font-size-asian="14pt" style:font-size-complex="14pt" style:text-underline-type="single" style:text-underline-style="solid" style:text-underline-width="auto" style:text-underline-mode="continuous"/>
    </style:style>
    <style:style style:name="T2937" style:parent-style-name="Policepardéfaut" style:family="text">
      <style:text-properties style:font-name="Apercu, apple-system, system-ui" style:font-weight-complex="bold" fo:color="#10162F" fo:font-size="14pt" style:font-size-asian="14pt" style:font-size-complex="14pt"/>
    </style:style>
    <style:style style:name="P2938" style:parent-style-name="Textbody" style:family="paragraph">
      <style:paragraph-properties fo:text-align="justify" fo:margin-bottom="0in" fo:line-height="160%" fo:margin-left="0in" fo:text-indent="0in">
        <style:tab-stops/>
      </style:paragraph-properties>
    </style:style>
    <style:style style:name="T2939" style:parent-style-name="Accentuation" style:family="text">
      <style:text-properties style:font-name="Apercu, apple-system, system-ui" fo:font-style="normal" style:font-style-asian="normal" fo:color="#10162F" fo:font-size="14pt" style:font-size-asian="14pt" style:font-size-complex="14pt"/>
    </style:style>
    <style:style style:name="T2940" style:parent-style-name="Policepardéfaut" style:family="text">
      <style:text-properties style:font-name="Apercu, apple-system, system-ui" style:font-weight-complex="bold" fo:color="#10162F" fo:font-size="14pt" style:font-size-asian="14pt" style:font-size-complex="14pt"/>
    </style:style>
    <style:style style:name="P2941" style:parent-style-name="Textbody" style:family="paragraph">
      <style:paragraph-properties fo:text-align="justify" fo:margin-bottom="0in" fo:line-height="160%" fo:margin-left="0in" fo:text-indent="0in">
        <style:tab-stops/>
      </style:paragraph-properties>
    </style:style>
    <style:style style:name="T2942" style:parent-style-name="Policepardéfaut" style:family="text">
      <style:text-properties fo:font-weight="bold" style:font-weight-asian="bold" style:font-weight-complex="bold" fo:color="#111111" fo:font-size="14pt" style:font-size-asian="14pt" style:font-size-complex="14pt" fo:language="en" fo:country="US" style:language-asian="en" style:country-asian="US" style:language-complex="ar" style:country-complex="SA"/>
    </style:style>
    <style:style style:name="T2943" style:parent-style-name="Accentuation" style:family="text">
      <style:text-properties style:font-name="Apercu, apple-system, system-ui" fo:font-style="normal" style:font-style-asian="normal" fo:color="#10162F" fo:font-size="14pt" style:font-size-asian="14pt" style:font-size-complex="14pt" style:text-underline-type="single" style:text-underline-style="solid" style:text-underline-width="auto" style:text-underline-mode="continuous"/>
    </style:style>
    <style:style style:name="P2944" style:parent-style-name="Textbody" style:family="paragraph">
      <style:paragraph-properties fo:text-align="justify" fo:margin-bottom="0in" fo:line-height="160%"/>
      <style:text-properties style:font-name="Apercu, apple-system, system-ui" fo:font-weight="bold" style:font-weight-asian="bold" style:font-weight-complex="bold" fo:color="#10162F" fo:font-size="14pt" style:font-size-asian="14pt" style:font-size-complex="14pt"/>
    </style:style>
    <style:style style:name="P2945" style:parent-style-name="Textbody" style:family="paragraph">
      <style:paragraph-properties fo:text-align="justify" fo:margin-bottom="0in" fo:line-height="160%" fo:margin-left="0in" fo:text-indent="0in">
        <style:tab-stops/>
      </style:paragraph-properties>
    </style:style>
    <style:style style:name="T2946" style:parent-style-name="Accentuation" style:family="text">
      <style:text-properties style:font-name="Apercu, apple-system, system-ui" fo:font-style="normal" style:font-style-asian="normal" fo:color="#10162F" fo:font-size="14pt" style:font-size-asian="14pt" style:font-size-complex="14pt"/>
    </style:style>
    <style:style style:name="T2947" style:parent-style-name="Accentuation" style:family="text">
      <style:text-properties style:font-name="Apercu, apple-system, system-ui" fo:font-style="normal" style:font-style-asian="normal" fo:color="#10162F" fo:font-size="14pt" style:font-size-asian="14pt" style:font-size-complex="14pt"/>
    </style:style>
    <style:style style:name="T2948" style:parent-style-name="Policepardéfaut" style:family="text">
      <style:text-properties style:font-name="Apercu, apple-system, system-ui" style:font-weight-complex="bold" fo:color="#10162F" fo:font-size="14pt" style:font-size-asian="14pt" style:font-size-complex="14pt"/>
    </style:style>
    <style:style style:name="P2949" style:parent-style-name="Textbody" style:family="paragraph">
      <style:paragraph-properties fo:text-align="justify" fo:line-height="160%"/>
    </style:style>
    <style:style style:name="T2950" style:parent-style-name="Policepardéfaut" style:family="text">
      <style:text-properties style:font-name="Apercu, apple-system, system-ui" style:font-weight-complex="bold" fo:color="#10162F" fo:font-size="14pt" style:font-size-asian="14pt" style:font-size-complex="14pt"/>
    </style:style>
    <style:style style:name="T2951" style:parent-style-name="StrongEmphasis" style:family="text">
      <style:text-properties style:font-name="Apercu, apple-system, system-ui" fo:color="#10162F" fo:font-size="14pt" style:font-size-asian="14pt" style:font-size-complex="14pt"/>
    </style:style>
    <style:style style:name="T2952" style:parent-style-name="Policepardéfaut" style:family="text">
      <style:text-properties style:font-name="Apercu, apple-system, system-ui" style:font-weight-complex="bold" fo:color="#10162F" fo:font-size="14pt" style:font-size-asian="14pt" style:font-size-complex="14pt"/>
    </style:style>
    <style:style style:name="P2953" style:parent-style-name="PreformattedText" style:family="paragraph">
      <style:paragraph-properties fo:text-align="justify"/>
    </style:style>
    <style:style style:name="T2954"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T2955" style:parent-style-name="SourceText" style:family="text">
      <style:text-properties style:font-name="Monaco, Menlo, 'Ubuntu Mono', '" style:font-name-asian="Monaco, Menlo, 'Ubuntu Mono', '" style:font-name-complex="Monaco, Menlo, 'Ubuntu Mono', '" fo:color="#EA6C8B" fo:font-size="14pt" style:font-size-asian="14pt" style:font-size-complex="14pt" fo:background-color="#211E2F"/>
    </style:style>
    <style:style style:name="T2956"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2957" style:parent-style-name="Textbody" style:family="paragraph">
      <style:paragraph-properties fo:text-align="justify" fo:line-height="160%"/>
    </style:style>
    <style:style style:name="T2958" style:parent-style-name="Policepardéfaut" style:family="text">
      <style:text-properties style:font-name="Apercu, apple-system, system-ui" fo:font-weight="bold" style:font-weight-asian="bold" style:font-weight-complex="bold" fo:color="#10162F" fo:font-size="14pt" style:font-size-asian="14pt" style:font-size-complex="14pt" fo:language="en" fo:country="US" style:language-asian="en" style:country-asian="US" style:language-complex="ar" style:country-complex="SA"/>
    </style:style>
    <style:style style:name="T2959" style:parent-style-name="Policepardéfaut" style:family="text">
      <style:text-properties style:font-name="Apercu, apple-system, system-ui" fo:font-weight="bold" style:font-weight-asian="bold" style:font-weight-complex="bold" fo:color="#10162F" fo:font-size="14pt" style:font-size-asian="14pt" style:font-size-complex="14pt"/>
    </style:style>
    <style:style style:name="P2960" style:parent-style-name="Textbody" style:family="paragraph">
      <style:paragraph-properties fo:text-align="justify" fo:line-height="160%"/>
      <style:text-properties style:font-name="Apercu, apple-system, system-ui" fo:font-weight="bold" style:font-weight-asian="bold" style:font-weight-complex="bold" fo:color="#10162F" fo:font-size="14pt" style:font-size-asian="14pt" style:font-size-complex="14pt"/>
    </style:style>
    <style:style style:name="P2961" style:parent-style-name="PreformattedText" style:family="paragraph">
      <style:paragraph-properties fo:text-align="justify"/>
    </style:style>
    <style:style style:name="T2962"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T2963" style:parent-style-name="SourceText" style:family="text">
      <style:text-properties style:font-name="Monaco, Menlo, 'Ubuntu Mono', '" style:font-name-asian="Monaco, Menlo, 'Ubuntu Mono', '" style:font-name-complex="Monaco, Menlo, 'Ubuntu Mono', '" fo:color="#EA6C8B" fo:font-size="14pt" style:font-size-asian="14pt" style:font-size-complex="14pt" fo:background-color="#211E2F"/>
    </style:style>
    <style:style style:name="T2964"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T2965" style:parent-style-name="SourceText" style:family="text">
      <style:text-properties style:font-name="Monaco, Menlo, 'Ubuntu Mono', '" style:font-name-asian="Monaco, Menlo, 'Ubuntu Mono', '" style:font-name-complex="Monaco, Menlo, 'Ubuntu Mono', '" fo:color="#B4D353" fo:font-size="14pt" style:font-size-asian="14pt" style:font-size-complex="14pt" fo:background-color="#211E2F"/>
    </style:style>
    <style:style style:name="P2966" style:parent-style-name="Textbody" style:family="paragraph">
      <style:paragraph-properties fo:text-align="justify" fo:line-height="160%"/>
    </style:style>
    <style:style style:name="T2967" style:parent-style-name="Policepardéfaut" style:family="text">
      <style:text-properties style:font-name="Apercu, apple-system, system-ui" fo:font-weight="bold" style:font-weight-asian="bold" style:font-weight-complex="bold" fo:color="#10162F" fo:font-size="14pt" style:font-size-asian="14pt" style:font-size-complex="14pt" fo:language="en" fo:country="US" style:language-asian="en" style:country-asian="US" style:language-complex="ar" style:country-complex="SA"/>
    </style:style>
    <style:style style:name="T2968" style:parent-style-name="Policepardéfaut" style:family="text">
      <style:text-properties style:font-name="Apercu, apple-system, system-ui" fo:font-weight="bold" style:font-weight-asian="bold" style:font-weight-complex="bold" fo:color="#10162F" fo:font-size="14pt" style:font-size-asian="14pt" style:font-size-complex="14pt"/>
    </style:style>
    <style:style style:name="P2969" style:parent-style-name="Textbody" style:family="paragraph">
      <style:paragraph-properties fo:text-align="justify" fo:margin-bottom="0in" fo:line-height="160%" fo:margin-left="0in" fo:text-indent="0in">
        <style:tab-stops/>
      </style:paragraph-properties>
    </style:style>
    <style:style style:name="T2970"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971" style:parent-style-name="Policepardéfaut" style:family="text">
      <style:text-properties style:font-name="Apercu, apple-system, system-ui" style:font-weight-complex="bold" fo:color="#10162F" fo:font-size="14pt" style:font-size-asian="14pt" style:font-size-complex="14pt"/>
    </style:style>
    <style:style style:name="P2972" style:parent-style-name="Textbody" style:family="paragraph">
      <style:paragraph-properties fo:text-align="justify" fo:margin-bottom="0in" fo:line-height="160%" fo:margin-left="0in" fo:text-indent="0in">
        <style:tab-stops/>
      </style:paragraph-properties>
    </style:style>
    <style:style style:name="T2973"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974" style:parent-style-name="Policepardéfaut" style:family="text">
      <style:text-properties style:font-name="Apercu, apple-system, system-ui" style:font-weight-complex="bold" fo:color="#10162F" fo:font-size="14pt" style:font-size-asian="14pt" style:font-size-complex="14pt"/>
    </style:style>
    <style:style style:name="P2975" style:parent-style-name="Textbody" style:family="paragraph">
      <style:paragraph-properties fo:text-align="justify" fo:margin-bottom="0in" fo:line-height="160%" fo:margin-left="0in" fo:text-indent="0in">
        <style:tab-stops/>
      </style:paragraph-properties>
    </style:style>
    <style:style style:name="T2976"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977" style:parent-style-name="Policepardéfaut" style:family="text">
      <style:text-properties style:font-name="Apercu, apple-system, system-ui" style:font-weight-complex="bold" fo:color="#10162F" fo:font-size="14pt" style:font-size-asian="14pt" style:font-size-complex="14pt"/>
    </style:style>
    <style:style style:name="T2978" style:parent-style-name="Policepardéfaut" style:family="text">
      <style:text-properties style:font-name="Apercu, apple-system, system-ui" style:font-weight-complex="bold" fo:color="#10162F" fo:font-size="14pt" style:font-size-asian="14pt" style:font-size-complex="14pt"/>
    </style:style>
    <style:style style:name="T2979"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980" style:parent-style-name="Policepardéfaut" style:family="text">
      <style:text-properties style:font-name="Apercu, apple-system, system-ui" style:font-weight-complex="bold" fo:color="#10162F" fo:font-size="14pt" style:font-size-asian="14pt" style:font-size-complex="14pt"/>
    </style:style>
    <style:style style:name="T2981" style:parent-style-name="StrongEmphasis" style:family="text">
      <style:text-properties style:font-name="Apercu, apple-system, system-ui" fo:color="#10162F" fo:font-size="14pt" style:font-size-asian="14pt" style:font-size-complex="14pt"/>
    </style:style>
    <style:style style:name="T2982" style:parent-style-name="Policepardéfaut" style:family="text">
      <style:text-properties style:font-name="Apercu, apple-system, system-ui" style:font-weight-complex="bold" fo:color="#10162F" fo:font-size="14pt" style:font-size-asian="14pt" style:font-size-complex="14pt"/>
    </style:style>
    <style:style style:name="P2983" style:parent-style-name="Textbody" style:family="paragraph">
      <style:paragraph-properties fo:text-align="justify" fo:margin-bottom="0in" fo:line-height="160%"/>
    </style:style>
    <style:style style:name="T2984" style:parent-style-name="Policepardéfaut" style:family="text">
      <style:text-properties style:font-name="Apercu, apple-system, system-ui" style:font-weight-complex="bold" fo:color="#10162F" fo:font-size="14pt" style:font-size-asian="14pt" style:font-size-complex="14pt"/>
    </style:style>
    <style:style style:name="T2985"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986"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2987" style:parent-style-name="Policepardéfaut" style:family="text">
      <style:text-properties style:font-name="Apercu, apple-system, system-ui" style:font-weight-complex="bold" fo:color="#10162F" fo:font-size="14pt" style:font-size-asian="14pt" style:font-size-complex="14pt"/>
    </style:style>
    <style:style style:name="T2988" style:parent-style-name="Policepardéfaut" style:family="text">
      <style:text-properties style:font-name="Apercu, apple-system, system-ui" style:font-weight-complex="bold" fo:color="#10162F" fo:font-size="14pt" style:font-size-asian="14pt" style:font-size-complex="14pt"/>
    </style:style>
    <style:style style:name="T2989" style:parent-style-name="Policepardéfaut" style:family="text">
      <style:text-properties style:font-name="Apercu, apple-system, system-ui" style:font-weight-complex="bold" fo:color="#10162F" fo:font-size="14pt" style:font-size-asian="14pt" style:font-size-complex="14pt"/>
    </style:style>
    <style:style style:name="T2990" style:parent-style-name="StrongEmphasis" style:family="text">
      <style:text-properties style:font-name="Apercu, apple-system, system-ui" fo:color="#10162F" fo:font-size="14pt" style:font-size-asian="14pt" style:font-size-complex="14pt"/>
    </style:style>
    <style:style style:name="T2991" style:parent-style-name="StrongEmphasis" style:family="text">
      <style:text-properties style:font-name="Apercu, apple-system, system-ui" fo:color="#10162F" fo:font-size="14pt" style:font-size-asian="14pt" style:font-size-complex="14pt"/>
    </style:style>
    <style:style style:name="T2992" style:parent-style-name="Policepardéfaut" style:family="text">
      <style:text-properties style:font-name="Apercu, apple-system, system-ui" style:font-weight-complex="bold" fo:color="#10162F" fo:font-size="14pt" style:font-size-asian="14pt" style:font-size-complex="14pt"/>
    </style:style>
    <style:style style:name="T2993" style:parent-style-name="Policepardéfaut" style:family="text">
      <style:text-properties style:font-name="Apercu, apple-system, system-ui" style:font-weight-complex="bold" fo:color="#10162F" fo:font-size="14pt" style:font-size-asian="14pt" style:font-size-complex="14pt"/>
    </style:style>
    <style:style style:name="P2994" style:parent-style-name="PreformattedText" style:family="paragraph">
      <style:paragraph-properties fo:text-align="justify"/>
    </style:style>
    <style:style style:name="T2995"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2996" style:parent-style-name="PreformattedText" style:family="paragraph">
      <style:paragraph-properties fo:text-align="justify"/>
    </style:style>
    <style:style style:name="T2997"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2998" style:parent-style-name="PreformattedText" style:family="paragraph">
      <style:paragraph-properties fo:text-align="justify"/>
    </style:style>
    <style:style style:name="T2999"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3000" style:parent-style-name="PreformattedText" style:family="paragraph">
      <style:paragraph-properties fo:text-align="justify"/>
    </style:style>
    <style:style style:name="T3001"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3002" style:parent-style-name="PreformattedText" style:family="paragraph">
      <style:paragraph-properties fo:text-align="justify"/>
    </style:style>
    <style:style style:name="T3003"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3004" style:parent-style-name="PreformattedText" style:family="paragraph">
      <style:paragraph-properties fo:text-align="justify"/>
    </style:style>
    <style:style style:name="T3005"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T3006"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3007" style:parent-style-name="Textbody" style:family="paragraph">
      <style:paragraph-properties fo:text-align="justify" fo:margin-bottom="0in" fo:line-height="160%"/>
    </style:style>
    <style:style style:name="T3008" style:parent-style-name="Policepardéfaut" style:family="text">
      <style:text-properties fo:font-weight="bold" style:font-weight-asian="bold" style:font-weight-complex="bold" fo:color="#111111" fo:font-size="14pt" style:font-size-asian="14pt" style:font-size-complex="14pt" fo:language="en" fo:country="US" style:language-asian="en" style:country-asian="US" style:language-complex="ar" style:country-complex="SA"/>
    </style:style>
    <style:style style:name="T3009" style:parent-style-name="Policepardéfaut" style:family="text">
      <style:text-properties style:font-name="Apercu, apple-system, system-ui" style:font-weight-complex="bold" fo:color="#10162F" fo:font-size="14pt" style:font-size-asian="14pt" style:font-size-complex="14pt"/>
    </style:style>
    <style:style style:name="T3010"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3011" style:parent-style-name="Policepardéfaut" style:family="text">
      <style:text-properties style:font-name="Apercu, apple-system, system-ui" style:font-weight-complex="bold" fo:color="#10162F" fo:font-size="14pt" style:font-size-asian="14pt" style:font-size-complex="14pt"/>
    </style:style>
    <style:style style:name="T3012" style:parent-style-name="Policepardéfaut" style:family="text">
      <style:text-properties style:font-name="Apercu, apple-system, system-ui" style:font-weight-complex="bold" fo:color="#10162F" fo:font-size="14pt" style:font-size-asian="14pt" style:font-size-complex="14pt"/>
    </style:style>
    <style:style style:name="P3013" style:parent-style-name="Textbody" style:family="paragraph">
      <style:paragraph-properties fo:text-align="justify" fo:line-height="120%"/>
      <style:text-properties style:font-name="Apercu, apple-system, system-ui" fo:font-weight="bold" style:font-weight-asian="bold" style:font-weight-complex="bold" fo:color="#10162F" fo:font-size="14pt" style:font-size-asian="14pt" style:font-size-complex="14pt" fo:background-color="#FFFFFF"/>
    </style:style>
    <style:style style:name="P3014" style:parent-style-name="Textbody" style:family="paragraph">
      <style:paragraph-properties fo:text-align="justify" fo:line-height="160%" fo:margin-left="0.5729in" fo:text-indent="0in">
        <style:tab-stops/>
      </style:paragraph-properties>
    </style:style>
    <style:style style:name="T3015" style:parent-style-name="Policepardéfaut" style:family="text">
      <style:text-properties style:font-name="Apercu, apple-system, system-ui" fo:font-weight="bold" style:font-weight-asian="bold" style:font-weight-complex="bold" fo:color="#10162F" fo:font-size="14pt" style:font-size-asian="14pt" style:font-size-complex="14pt" fo:language="en" fo:country="US" style:language-asian="en" style:country-asian="US" style:language-complex="ar" style:country-complex="SA"/>
    </style:style>
    <style:style style:name="T3016" style:parent-style-name="Policepardéfaut" style:family="text">
      <style:text-properties style:font-name="Apercu, apple-system, system-ui" fo:font-weight="bold" style:font-weight-asian="bold" style:font-weight-complex="bold" fo:color="#10162F" fo:font-size="14pt" style:font-size-asian="14pt" style:font-size-complex="14pt"/>
    </style:style>
    <style:style style:name="P3017" style:parent-style-name="PreformattedText" style:family="paragraph">
      <style:paragraph-properties fo:text-align="justify" fo:margin-left="0.5729in">
        <style:tab-stops/>
      </style:paragraph-properties>
    </style:style>
    <style:style style:name="T3018"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T3019" style:parent-style-name="SourceText" style:family="text">
      <style:text-properties style:font-name="Monaco, Menlo, 'Ubuntu Mono', '" style:font-name-asian="Monaco, Menlo, 'Ubuntu Mono', '" style:font-name-complex="Monaco, Menlo, 'Ubuntu Mono', '" fo:color="#EA6C8B" fo:font-size="14pt" style:font-size-asian="14pt" style:font-size-complex="14pt" fo:background-color="#211E2F"/>
    </style:style>
    <style:style style:name="T3020"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3021" style:parent-style-name="Textbody" style:family="paragraph">
      <style:paragraph-properties fo:text-align="justify" fo:line-height="160%" fo:margin-left="0.5729in">
        <style:tab-stops/>
      </style:paragraph-properties>
    </style:style>
    <style:style style:name="T3022" style:parent-style-name="Policepardéfaut" style:family="text">
      <style:text-properties fo:font-weight="bold" style:font-weight-asian="bold" style:font-weight-complex="bold" fo:color="#111111" fo:font-size="14pt" style:font-size-asian="14pt" style:font-size-complex="14pt" fo:language="en" fo:country="US" style:language-asian="en" style:country-asian="US" style:language-complex="ar" style:country-complex="SA"/>
    </style:style>
    <style:style style:name="P3023" style:parent-style-name="Textbody" style:family="paragraph">
      <style:paragraph-properties fo:margin-left="0.5729in">
        <style:tab-stops/>
      </style:paragraph-properties>
    </style:style>
    <style:style style:name="T3024" style:parent-style-name="Policepardéfaut" style:family="text">
      <style:text-properties style:font-name="Apercu, apple-system, system-ui" style:font-weight-complex="bold" fo:color="#10162F" fo:font-size="14pt" style:font-size-asian="14pt" style:font-size-complex="14pt"/>
    </style:style>
    <style:style style:name="T3025" style:parent-style-name="Policepardéfaut" style:family="text">
      <style:text-properties style:font-name="Apercu, apple-system, system-ui" style:font-weight-complex="bold" fo:color="#10162F" fo:font-size="14pt" style:font-size-asian="14pt" style:font-size-complex="14pt"/>
    </style:style>
    <style:style style:name="T3026" style:parent-style-name="StrongEmphasis" style:family="text">
      <style:text-properties style:font-name="Apercu, apple-system, system-ui" fo:color="#10162F" fo:font-size="14pt" style:font-size-asian="14pt" style:font-size-complex="14pt"/>
    </style:style>
    <style:style style:name="T3027" style:parent-style-name="Policepardéfaut" style:family="text">
      <style:text-properties style:font-name="Apercu, apple-system, system-ui" style:font-weight-complex="bold" fo:color="#10162F" fo:font-size="14pt" style:font-size-asian="14pt" style:font-size-complex="14pt"/>
    </style:style>
    <style:style style:name="P3028" style:parent-style-name="Textbody" style:family="paragraph">
      <style:paragraph-properties fo:text-align="justify" fo:margin-bottom="0in" fo:line-height="160%" fo:margin-left="0.5729in">
        <style:tab-stops/>
      </style:paragraph-properties>
      <style:text-properties style:font-name="Apercu, apple-system, system-ui" fo:font-weight="bold" style:font-weight-asian="bold" style:font-weight-complex="bold" fo:color="#10162F" fo:font-size="14pt" style:font-size-asian="14pt" style:font-size-complex="14pt"/>
    </style:style>
    <style:style style:name="P3029" style:parent-style-name="Textbody" style:family="paragraph">
      <style:paragraph-properties fo:text-align="justify" fo:line-height="160%" fo:margin-left="0.5729in" fo:text-indent="0in">
        <style:tab-stops/>
      </style:paragraph-properties>
    </style:style>
    <style:style style:name="T3030" style:parent-style-name="Policepardéfaut" style:family="text">
      <style:text-properties style:font-name="Apercu, apple-system, system-ui" fo:font-weight="bold" style:font-weight-asian="bold" style:font-weight-complex="bold" fo:color="#10162F" fo:font-size="14pt" style:font-size-asian="14pt" style:font-size-complex="14pt" fo:language="en" fo:country="US" style:language-asian="en" style:country-asian="US" style:language-complex="ar" style:country-complex="SA"/>
    </style:style>
    <style:style style:name="T3031" style:parent-style-name="Policepardéfaut" style:family="text">
      <style:text-properties style:font-name="Apercu, apple-system, system-ui" fo:font-weight="bold" style:font-weight-asian="bold" style:font-weight-complex="bold" fo:color="#10162F" fo:font-size="14pt" style:font-size-asian="14pt" style:font-size-complex="14pt"/>
    </style:style>
    <style:style style:name="T3032" style:parent-style-name="Policepardéfaut" style:family="text">
      <style:text-properties style:font-name="Apercu, apple-system, system-ui" fo:font-weight="bold" style:font-weight-asian="bold" style:font-weight-complex="bold" fo:color="#10162F" fo:font-size="14pt" style:font-size-asian="14pt" style:font-size-complex="14pt"/>
    </style:style>
    <style:style style:name="P3033" style:parent-style-name="PreformattedText" style:family="paragraph">
      <style:paragraph-properties fo:text-align="justify" fo:margin-left="0.5729in">
        <style:tab-stops/>
      </style:paragraph-properties>
    </style:style>
    <style:style style:name="T3034"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T3035" style:parent-style-name="SourceText" style:family="text">
      <style:text-properties style:font-name="Monaco, Menlo, 'Ubuntu Mono', '" style:font-name-asian="Monaco, Menlo, 'Ubuntu Mono', '" style:font-name-complex="Monaco, Menlo, 'Ubuntu Mono', '" fo:color="#EA6C8B" fo:font-size="14pt" style:font-size-asian="14pt" style:font-size-complex="14pt" fo:background-color="#211E2F"/>
    </style:style>
    <style:style style:name="T3036"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T3037" style:parent-style-name="SourceText" style:family="text">
      <style:text-properties style:font-name="Monaco, Menlo, 'Ubuntu Mono', '" style:font-name-asian="Monaco, Menlo, 'Ubuntu Mono', '" style:font-name-complex="Monaco, Menlo, 'Ubuntu Mono', '" fo:color="#B4D353" fo:font-size="14pt" style:font-size-asian="14pt" style:font-size-complex="14pt" fo:background-color="#211E2F"/>
    </style:style>
    <style:style style:name="P3038" style:parent-style-name="Textbody" style:family="paragraph">
      <style:paragraph-properties fo:text-align="justify" fo:margin-bottom="0in" fo:line-height="160%" fo:margin-left="0.5729in">
        <style:tab-stops/>
      </style:paragraph-properties>
    </style:style>
    <style:style style:name="T3039" style:parent-style-name="Policepardéfaut" style:family="text">
      <style:text-properties fo:font-weight="bold" style:font-weight-asian="bold" style:font-weight-complex="bold" fo:color="#111111" fo:font-size="14pt" style:font-size-asian="14pt" style:font-size-complex="14pt" fo:language="en" fo:country="US" style:language-asian="en" style:country-asian="US" style:language-complex="ar" style:country-complex="SA"/>
    </style:style>
    <style:style style:name="P3040" style:parent-style-name="Textbody" style:family="paragraph">
      <style:paragraph-properties fo:margin-left="0.5729in">
        <style:tab-stops/>
      </style:paragraph-properties>
    </style:style>
    <style:style style:name="T3041" style:parent-style-name="Policepardéfaut" style:family="text">
      <style:text-properties style:font-name="Apercu, apple-system, system-ui" style:font-weight-complex="bold" fo:color="#10162F" fo:font-size="14pt" style:font-size-asian="14pt" style:font-size-complex="14pt"/>
    </style:style>
    <style:style style:name="T3042" style:parent-style-name="StrongEmphasis" style:family="text">
      <style:text-properties style:font-name="Apercu, apple-system, system-ui" fo:color="#10162F" fo:font-size="14pt" style:font-size-asian="14pt" style:font-size-complex="14pt"/>
    </style:style>
    <style:style style:name="T3043" style:parent-style-name="Policepardéfaut" style:family="text">
      <style:text-properties style:font-name="Apercu, apple-system, system-ui" style:font-weight-complex="bold" fo:color="#10162F" fo:font-size="14pt" style:font-size-asian="14pt" style:font-size-complex="14pt"/>
    </style:style>
    <style:style style:name="T3044"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3045"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3046" style:parent-style-name="Policepardéfaut" style:family="text">
      <style:text-properties style:font-name="Apercu, apple-system, system-ui" style:font-weight-complex="bold" fo:color="#10162F" fo:font-size="14pt" style:font-size-asian="14pt" style:font-size-complex="14pt"/>
    </style:style>
    <style:style style:name="P3047" style:parent-style-name="Standard" style:family="paragraph">
      <style:paragraph-properties fo:text-align="justify"/>
      <style:text-properties fo:font-weight="bold" style:font-weight-asian="bold" style:font-weight-complex="bold" fo:color="#111111" fo:font-size="14pt" style:font-size-asian="14pt" style:font-size-complex="14pt"/>
    </style:style>
    <style:style style:name="P3048" style:parent-style-name="Titre3" style:family="paragraph">
      <style:paragraph-properties fo:text-align="justify"/>
      <style:text-properties style:font-name="Apercu, apple-system, system-ui" fo:color="#10162F"/>
    </style:style>
    <style:style style:name="P3049" style:parent-style-name="Textbody" style:family="paragraph">
      <style:paragraph-properties fo:text-align="justify"/>
      <style:text-properties style:font-name="Apercu, apple-system, system-ui" fo:font-weight="bold" style:font-weight-asian="bold" style:font-weight-complex="bold" fo:color="#10162F" fo:font-size="14pt" style:font-size-asian="14pt" style:font-size-complex="14pt"/>
    </style:style>
    <style:style style:name="P3050" style:parent-style-name="Textbody" style:family="paragraph">
      <style:paragraph-properties fo:text-align="justify" fo:line-height="160%"/>
      <style:text-properties style:font-name="Apercu, apple-system, system-ui" fo:font-weight="bold" style:font-weight-asian="bold" style:font-weight-complex="bold" fo:color="#10162F" fo:font-size="14pt" style:font-size-asian="14pt" style:font-size-complex="14pt"/>
    </style:style>
    <style:style style:name="P3051" style:parent-style-name="Textbody" style:family="paragraph">
      <style:paragraph-properties fo:text-align="justify" fo:line-height="160%"/>
    </style:style>
    <style:style style:name="T3052" style:parent-style-name="Policepardéfaut" style:family="text">
      <style:text-properties style:font-name="Apercu, apple-system, system-ui" style:font-weight-complex="bold" fo:color="#10162F" fo:font-size="14pt" style:font-size-asian="14pt" style:font-size-complex="14pt"/>
    </style:style>
    <style:style style:name="T3053" style:parent-style-name="StrongEmphasis" style:family="text">
      <style:text-properties style:font-name="Apercu, apple-system, system-ui" fo:color="#10162F" fo:font-size="14pt" style:font-size-asian="14pt" style:font-size-complex="14pt"/>
    </style:style>
    <style:style style:name="T3054" style:parent-style-name="Policepardéfaut" style:family="text">
      <style:text-properties style:font-name="Apercu, apple-system, system-ui" style:font-weight-complex="bold" fo:color="#10162F" fo:font-size="14pt" style:font-size-asian="14pt" style:font-size-complex="14pt"/>
    </style:style>
    <style:style style:name="P3055" style:parent-style-name="PreformattedText" style:family="paragraph">
      <style:paragraph-properties fo:text-align="justify"/>
    </style:style>
    <style:style style:name="T3056"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T3057" style:parent-style-name="SourceText" style:family="text">
      <style:text-properties style:font-name="Monaco, Menlo, 'Ubuntu Mono', '" style:font-name-asian="Monaco, Menlo, 'Ubuntu Mono', '" style:font-name-complex="Monaco, Menlo, 'Ubuntu Mono', '" fo:color="#EA6C8B" fo:font-size="14pt" style:font-size-asian="14pt" style:font-size-complex="14pt" fo:background-color="#211E2F"/>
    </style:style>
    <style:style style:name="T3058"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T3059" style:parent-style-name="SourceText" style:family="text">
      <style:text-properties style:font-name="Monaco, Menlo, 'Ubuntu Mono', '" style:font-name-asian="Monaco, Menlo, 'Ubuntu Mono', '" style:font-name-complex="Monaco, Menlo, 'Ubuntu Mono', '" fo:color="#EA6C8B" fo:font-size="14pt" style:font-size-asian="14pt" style:font-size-complex="14pt" fo:background-color="#211E2F"/>
    </style:style>
    <style:style style:name="T3060"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T3061" style:parent-style-name="SourceText" style:family="text">
      <style:text-properties style:font-name="Monaco, Menlo, 'Ubuntu Mono', '" style:font-name-asian="Monaco, Menlo, 'Ubuntu Mono', '" style:font-name-complex="Monaco, Menlo, 'Ubuntu Mono', '" fo:color="#EA6C8B" fo:font-size="14pt" style:font-size-asian="14pt" style:font-size-complex="14pt" fo:background-color="#211E2F"/>
    </style:style>
    <style:style style:name="T3062"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T3063" style:parent-style-name="SourceText" style:family="text">
      <style:text-properties style:font-name="Monaco, Menlo, 'Ubuntu Mono', '" style:font-name-asian="Monaco, Menlo, 'Ubuntu Mono', '" style:font-name-complex="Monaco, Menlo, 'Ubuntu Mono', '" fo:color="#EA6C8B" fo:font-size="14pt" style:font-size-asian="14pt" style:font-size-complex="14pt" fo:background-color="#211E2F"/>
    </style:style>
    <style:style style:name="T3064"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3065" style:parent-style-name="Textbody" style:family="paragraph">
      <style:paragraph-properties fo:text-align="justify" fo:margin-bottom="0in" fo:line-height="160%"/>
    </style:style>
    <style:style style:name="T3066" style:parent-style-name="Policepardéfaut" style:family="text">
      <style:text-properties fo:font-weight="bold" style:font-weight-asian="bold" style:font-weight-complex="bold" fo:color="#111111" fo:font-size="14pt" style:font-size-asian="14pt" style:font-size-complex="14pt" fo:language="en" fo:country="US" style:language-asian="en" style:country-asian="US" style:language-complex="ar" style:country-complex="SA"/>
    </style:style>
    <style:style style:name="T3067" style:parent-style-name="Policepardéfaut" style:family="text">
      <style:text-properties style:font-name="Apercu, apple-system, system-ui" style:font-weight-complex="bold" fo:color="#10162F" fo:font-size="14pt" style:font-size-asian="14pt" style:font-size-complex="14pt"/>
    </style:style>
    <style:style style:name="T3068" style:parent-style-name="Policepardéfaut" style:family="text">
      <style:text-properties style:font-name="Apercu, apple-system, system-ui" style:font-weight-complex="bold" fo:color="#10162F" fo:font-size="14pt" style:font-size-asian="14pt" style:font-size-complex="14pt"/>
    </style:style>
    <style:style style:name="T3069" style:parent-style-name="StrongEmphasis" style:family="text">
      <style:text-properties style:font-name="Apercu, apple-system, system-ui" fo:color="#10162F" fo:font-size="14pt" style:font-size-asian="14pt" style:font-size-complex="14pt"/>
    </style:style>
    <style:style style:name="T3070" style:parent-style-name="Policepardéfaut" style:family="text">
      <style:text-properties style:font-name="Apercu, apple-system, system-ui" style:font-weight-complex="bold" fo:color="#10162F" fo:font-size="14pt" style:font-size-asian="14pt" style:font-size-complex="14pt"/>
    </style:style>
    <style:style style:name="T3071"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3072" style:parent-style-name="Policepardéfaut" style:family="text">
      <style:text-properties style:font-name="Apercu, apple-system, system-ui" style:font-weight-complex="bold" fo:color="#10162F" fo:font-size="14pt" style:font-size-asian="14pt" style:font-size-complex="14pt"/>
    </style:style>
    <style:style style:name="T3073" style:parent-style-name="StrongEmphasis" style:family="text">
      <style:text-properties style:font-name="Apercu, apple-system, system-ui" fo:color="#10162F" fo:font-size="14pt" style:font-size-asian="14pt" style:font-size-complex="14pt"/>
    </style:style>
    <style:style style:name="T3074" style:parent-style-name="Policepardéfaut" style:family="text">
      <style:text-properties style:font-name="Apercu, apple-system, system-ui" style:font-weight-complex="bold" fo:color="#10162F" fo:font-size="14pt" style:font-size-asian="14pt" style:font-size-complex="14pt"/>
    </style:style>
    <style:style style:name="T3075"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3076" style:parent-style-name="Policepardéfaut" style:family="text">
      <style:text-properties style:font-name="Apercu, apple-system, system-ui" style:font-weight-complex="bold" fo:color="#10162F" fo:font-size="14pt" style:font-size-asian="14pt" style:font-size-complex="14pt"/>
    </style:style>
    <style:style style:name="T3077"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3078"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3079"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3080" style:parent-style-name="Policepardéfaut" style:family="text">
      <style:text-properties style:font-name="Apercu, apple-system, system-ui" style:font-weight-complex="bold" fo:color="#10162F" fo:font-size="14pt" style:font-size-asian="14pt" style:font-size-complex="14pt"/>
    </style:style>
    <style:style style:name="P3081" style:parent-style-name="PreformattedText" style:family="paragraph">
      <style:paragraph-properties fo:text-align="justify"/>
    </style:style>
    <style:style style:name="T3082"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3083" style:parent-style-name="PreformattedText" style:family="paragraph">
      <style:paragraph-properties fo:text-align="justify"/>
    </style:style>
    <style:style style:name="T3084" style:parent-style-name="SourceText" style:family="text">
      <style:text-properties fo:color="#FFFFFF" fo:font-size="14pt" style:font-size-asian="14pt" style:font-size-complex="14pt" fo:background-color="#211E2F"/>
    </style:style>
    <style:style style:name="T3085"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3086" style:parent-style-name="PreformattedText" style:family="paragraph">
      <style:paragraph-properties fo:text-align="justify"/>
    </style:style>
    <style:style style:name="T3087"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3088" style:parent-style-name="Textbody" style:family="paragraph">
      <style:paragraph-properties fo:text-align="justify" fo:line-height="160%"/>
    </style:style>
    <style:style style:name="T3089" style:parent-style-name="Policepardéfaut" style:family="text">
      <style:text-properties style:font-name="Apercu, apple-system, system-ui" fo:font-weight="bold" style:font-weight-asian="bold" style:font-weight-complex="bold" fo:color="#10162F" fo:font-size="14pt" style:font-size-asian="14pt" style:font-size-complex="14pt" fo:language="en" fo:country="US" style:language-asian="en" style:country-asian="US" style:language-complex="ar" style:country-complex="SA"/>
    </style:style>
    <style:style style:name="T3090" style:parent-style-name="Policepardéfaut" style:family="text">
      <style:text-properties style:font-name="Apercu, apple-system, system-ui" fo:font-weight="bold" style:font-weight-asian="bold" style:font-weight-complex="bold" fo:color="#10162F" fo:font-size="14pt" style:font-size-asian="14pt" style:font-size-complex="14pt"/>
    </style:style>
    <style:style style:name="T3091" style:parent-style-name="Policepardéfaut" style:family="text">
      <style:text-properties style:font-name="Apercu, apple-system, system-ui" fo:font-weight="bold" style:font-weight-asian="bold" style:font-weight-complex="bold" fo:color="#10162F" fo:font-size="14pt" style:font-size-asian="14pt" style:font-size-complex="14pt"/>
    </style:style>
    <style:style style:name="P3092" style:parent-style-name="PreformattedText" style:family="paragraph">
      <style:paragraph-properties fo:text-align="justify"/>
    </style:style>
    <style:style style:name="T3093"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T3094" style:parent-style-name="SourceText" style:family="text">
      <style:text-properties style:font-name="Monaco, Menlo, 'Ubuntu Mono', '" style:font-name-asian="Monaco, Menlo, 'Ubuntu Mono', '" style:font-name-complex="Monaco, Menlo, 'Ubuntu Mono', '" fo:color="#EA6C8B" fo:font-size="14pt" style:font-size-asian="14pt" style:font-size-complex="14pt" fo:background-color="#211E2F"/>
    </style:style>
    <style:style style:name="T3095"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3096" style:parent-style-name="Textbody" style:family="paragraph">
      <style:paragraph-properties fo:text-align="justify" fo:margin-bottom="0in" fo:line-height="160%"/>
    </style:style>
    <style:style style:name="T3097" style:parent-style-name="Policepardéfaut" style:family="text">
      <style:text-properties fo:font-weight="bold" style:font-weight-asian="bold" style:font-weight-complex="bold" fo:color="#111111" fo:font-size="14pt" style:font-size-asian="14pt" style:font-size-complex="14pt" fo:language="en" fo:country="US" style:language-asian="en" style:country-asian="US" style:language-complex="ar" style:country-complex="SA"/>
    </style:style>
    <style:style style:name="T3098" style:parent-style-name="Policepardéfaut" style:family="text">
      <style:text-properties style:font-name="Apercu, apple-system, system-ui" style:font-weight-complex="bold" fo:color="#10162F" fo:font-size="14pt" style:font-size-asian="14pt" style:font-size-complex="14pt"/>
    </style:style>
    <style:style style:name="T3099" style:parent-style-name="StrongEmphasis" style:family="text">
      <style:text-properties style:font-name="Apercu, apple-system, system-ui" fo:color="#10162F" fo:font-size="14pt" style:font-size-asian="14pt" style:font-size-complex="14pt"/>
    </style:style>
    <style:style style:name="T3100" style:parent-style-name="Policepardéfaut" style:family="text">
      <style:text-properties style:font-name="Apercu, apple-system, system-ui" style:font-weight-complex="bold" fo:color="#10162F" fo:font-size="14pt" style:font-size-asian="14pt" style:font-size-complex="14pt"/>
    </style:style>
    <style:style style:name="P3101" style:parent-style-name="Textbody" style:family="paragraph">
      <style:paragraph-properties fo:text-align="justify" fo:line-height="120%"/>
      <style:text-properties style:font-name="Apercu, apple-system, system-ui" fo:font-weight="bold" style:font-weight-asian="bold" style:font-weight-complex="bold" fo:color="#10162F" fo:font-size="14pt" style:font-size-asian="14pt" style:font-size-complex="14pt" fo:background-color="#FFFFFF"/>
    </style:style>
    <style:style style:name="P3102" style:parent-style-name="Textbody" style:family="paragraph">
      <style:paragraph-properties fo:text-align="justify" fo:margin-bottom="0in" fo:line-height="160%" fo:margin-left="0.5729in" fo:text-indent="0in">
        <style:tab-stops/>
      </style:paragraph-properties>
    </style:style>
    <style:style style:name="T3103" style:parent-style-name="Policepardéfaut" style:family="text">
      <style:text-properties fo:font-weight="bold" style:font-weight-asian="bold" style:font-weight-complex="bold" fo:color="#111111" fo:font-size="14pt" style:font-size-asian="14pt" style:font-size-complex="14pt" fo:language="en" fo:country="US" style:language-asian="en" style:country-asian="US" style:language-complex="ar" style:country-complex="SA"/>
    </style:style>
    <style:style style:name="T3104" style:parent-style-name="Policepardéfaut" style:family="text">
      <style:text-properties style:font-name="Apercu, apple-system, system-ui" style:font-weight-complex="bold" fo:color="#10162F" fo:font-size="14pt" style:font-size-asian="14pt" style:font-size-complex="14pt"/>
    </style:style>
    <style:style style:name="T3105" style:parent-style-name="Policepardéfaut" style:family="text">
      <style:text-properties style:font-name="Apercu, apple-system, system-ui" style:font-weight-complex="bold" fo:color="#10162F" fo:font-size="14pt" style:font-size-asian="14pt" style:font-size-complex="14pt"/>
    </style:style>
    <style:style style:name="T3106"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3107" style:parent-style-name="Policepardéfaut" style:family="text">
      <style:text-properties style:font-name="Apercu, apple-system, system-ui" style:font-weight-complex="bold" fo:color="#10162F" fo:font-size="14pt" style:font-size-asian="14pt" style:font-size-complex="14pt"/>
    </style:style>
    <style:style style:name="T3108"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3109" style:parent-style-name="Policepardéfaut" style:family="text">
      <style:text-properties style:font-name="Apercu, apple-system, system-ui" style:font-weight-complex="bold" fo:color="#10162F" fo:font-size="14pt" style:font-size-asian="14pt" style:font-size-complex="14pt"/>
    </style:style>
    <style:style style:name="T3110" style:parent-style-name="StrongEmphasis" style:family="text">
      <style:text-properties style:font-name="Apercu, apple-system, system-ui" fo:color="#10162F" fo:font-size="14pt" style:font-size-asian="14pt" style:font-size-complex="14pt"/>
    </style:style>
    <style:style style:name="T3111" style:parent-style-name="Policepardéfaut" style:family="text">
      <style:text-properties style:font-name="Apercu, apple-system, system-ui" style:font-weight-complex="bold" fo:color="#10162F" fo:font-size="14pt" style:font-size-asian="14pt" style:font-size-complex="14pt"/>
    </style:style>
    <style:style style:name="T3112"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3113"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3114" style:parent-style-name="Policepardéfaut" style:family="text">
      <style:text-properties style:font-name="Apercu, apple-system, system-ui" style:font-weight-complex="bold" fo:color="#10162F" fo:font-size="14pt" style:font-size-asian="14pt" style:font-size-complex="14pt"/>
    </style:style>
    <style:style style:name="P3115" style:parent-style-name="Textbody" style:family="paragraph">
      <style:paragraph-properties fo:text-align="justify" fo:line-height="160%" fo:margin-left="0.5729in" fo:text-indent="0in">
        <style:tab-stops/>
      </style:paragraph-properties>
    </style:style>
    <style:style style:name="T3116" style:parent-style-name="Policepardéfaut" style:family="text">
      <style:text-properties style:font-name="Apercu, apple-system, system-ui" fo:font-weight="bold" style:font-weight-asian="bold" style:font-weight-complex="bold" fo:color="#10162F" fo:font-size="14pt" style:font-size-asian="14pt" style:font-size-complex="14pt" fo:language="en" fo:country="US" style:language-asian="en" style:country-asian="US" style:language-complex="ar" style:country-complex="SA"/>
    </style:style>
    <style:style style:name="T3117" style:parent-style-name="Policepardéfaut" style:family="text">
      <style:text-properties style:font-name="Apercu, apple-system, system-ui" fo:font-weight="bold" style:font-weight-asian="bold" style:font-weight-complex="bold" fo:color="#10162F" fo:font-size="14pt" style:font-size-asian="14pt" style:font-size-complex="14pt"/>
    </style:style>
    <style:style style:name="P3118" style:parent-style-name="PreformattedText" style:family="paragraph">
      <style:paragraph-properties fo:text-align="justify" fo:margin-left="0.5729in">
        <style:tab-stops/>
      </style:paragraph-properties>
    </style:style>
    <style:style style:name="T3119"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T3120" style:parent-style-name="SourceText" style:family="text">
      <style:text-properties style:font-name="Monaco, Menlo, 'Ubuntu Mono', '" style:font-name-asian="Monaco, Menlo, 'Ubuntu Mono', '" style:font-name-complex="Monaco, Menlo, 'Ubuntu Mono', '" fo:color="#EA6C8B" fo:font-size="14pt" style:font-size-asian="14pt" style:font-size-complex="14pt" fo:background-color="#211E2F"/>
    </style:style>
    <style:style style:name="T3121"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3122" style:parent-style-name="Textbody" style:family="paragraph">
      <style:paragraph-properties fo:text-align="justify" fo:margin-bottom="0in" fo:line-height="160%" fo:margin-left="0.5729in">
        <style:tab-stops/>
      </style:paragraph-properties>
    </style:style>
    <style:style style:name="T3123" style:parent-style-name="Policepardéfaut" style:family="text">
      <style:text-properties style:font-name="Apercu, apple-system, system-ui" fo:font-weight="bold" style:font-weight-asian="bold" style:font-weight-complex="bold" fo:color="#10162F" fo:font-size="14pt" style:font-size-asian="14pt" style:font-size-complex="14pt" fo:language="en" fo:country="US" style:language-asian="en" style:country-asian="US" style:language-complex="ar" style:country-complex="SA"/>
    </style:style>
    <style:style style:name="P3124" style:parent-style-name="Textbody" style:family="paragraph">
      <style:paragraph-properties fo:margin-left="0.5729in">
        <style:tab-stops/>
      </style:paragraph-properties>
    </style:style>
    <style:style style:name="T3125" style:parent-style-name="Policepardéfaut" style:family="text">
      <style:text-properties style:font-name="Apercu, apple-system, system-ui" fo:font-weight="bold" style:font-weight-asian="bold" style:font-weight-complex="bold" fo:color="#10162F" fo:font-size="14pt" style:font-size-asian="14pt" style:font-size-complex="14pt"/>
    </style:style>
    <style:style style:name="P3126" style:parent-style-name="Standard" style:family="paragraph">
      <style:paragraph-properties fo:text-align="justify"/>
      <style:text-properties fo:font-weight="bold" style:font-weight-asian="bold" style:font-weight-complex="bold" fo:color="#111111" fo:font-size="14pt" style:font-size-asian="14pt" style:font-size-complex="14pt"/>
    </style:style>
    <style:style style:name="P3127" style:parent-style-name="Titre3" style:family="paragraph">
      <style:paragraph-properties fo:text-align="justify"/>
      <style:text-properties style:font-name="Apercu, apple-system, system-ui" fo:color="#111111"/>
    </style:style>
    <style:style style:name="P3128" style:parent-style-name="Textbody" style:family="paragraph">
      <style:paragraph-properties fo:text-align="justify"/>
      <style:text-properties style:font-name="Apercu, apple-system, system-ui" fo:font-weight="bold" style:font-weight-asian="bold" style:font-weight-complex="bold" fo:color="#10162F" fo:font-size="14pt" style:font-size-asian="14pt" style:font-size-complex="14pt"/>
    </style:style>
    <style:style style:name="P3129" style:parent-style-name="Textbody" style:family="paragraph">
      <style:paragraph-properties fo:text-align="justify" fo:margin-bottom="0in" fo:line-height="160%"/>
    </style:style>
    <style:style style:name="T3130" style:parent-style-name="Policepardéfaut" style:family="text">
      <style:text-properties style:font-name="Apercu, apple-system, system-ui" style:font-weight-complex="bold" fo:color="#10162F" fo:font-size="14pt" style:font-size-asian="14pt" style:font-size-complex="14pt"/>
    </style:style>
    <style:style style:name="T3131"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3132"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3133" style:parent-style-name="Policepardéfaut" style:family="text">
      <style:text-properties style:font-name="Apercu, apple-system, system-ui" style:font-weight-complex="bold" fo:color="#10162F" fo:font-size="14pt" style:font-size-asian="14pt" style:font-size-complex="14pt"/>
    </style:style>
    <style:style style:name="T3134" style:parent-style-name="Policepardéfaut" style:family="text">
      <style:text-properties style:font-name="Apercu, apple-system, system-ui" style:font-weight-complex="bold" fo:color="#10162F" fo:font-size="14pt" style:font-size-asian="14pt" style:font-size-complex="14pt"/>
    </style:style>
    <style:style style:name="T3135"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3136" style:parent-style-name="Policepardéfaut" style:family="text">
      <style:text-properties style:font-name="Apercu, apple-system, system-ui" style:font-weight-complex="bold" fo:color="#10162F" fo:font-size="14pt" style:font-size-asian="14pt" style:font-size-complex="14pt"/>
    </style:style>
    <style:style style:name="P3137" style:parent-style-name="Textbody" style:family="paragraph">
      <style:paragraph-properties fo:text-align="justify" fo:margin-bottom="0in"/>
    </style:style>
    <style:style style:name="T3138" style:parent-style-name="Policepardéfaut" style:family="text">
      <style:text-properties fo:font-weight="bold" style:font-weight-asian="bold" style:font-weight-complex="bold" fo:color="#111111" fo:font-size="14pt" style:font-size-asian="14pt" style:font-size-complex="14pt" fo:language="en" fo:country="US" style:language-asian="en" style:country-asian="US" style:language-complex="ar" style:country-complex="SA"/>
    </style:style>
    <style:style style:name="T3139" style:parent-style-name="Policepardéfaut" style:family="text">
      <style:text-properties style:font-name="Apercu, apple-system, system-ui" style:font-weight-complex="bold" fo:color="#10162F" fo:font-size="14pt" style:font-size-asian="14pt" style:font-size-complex="14pt" style:text-underline-type="single" style:text-underline-style="solid" style:text-underline-width="auto" style:text-underline-mode="continuous"/>
    </style:style>
    <style:style style:name="P3140" style:parent-style-name="Textbody" style:family="paragraph">
      <style:paragraph-properties fo:text-align="justify"/>
    </style:style>
    <style:style style:name="T3141" style:parent-style-name="Policepardéfaut" style:family="text">
      <style:text-properties style:font-name="Apercu, apple-system, system-ui" style:font-weight-complex="bold" fo:color="#10162F" fo:font-size="14pt" style:font-size-asian="14pt" style:font-size-complex="14pt"/>
    </style:style>
    <style:style style:name="T3142" style:parent-style-name="Policepardéfaut" style:family="text">
      <style:text-properties style:font-name="Apercu, apple-system, system-ui" style:font-weight-complex="bold" fo:color="#10162F" fo:font-size="14pt" style:font-size-asian="14pt" style:font-size-complex="14pt"/>
    </style:style>
    <style:style style:name="T3143" style:parent-style-name="Accentuation" style:family="text">
      <style:text-properties style:font-name="Apercu, apple-system, system-ui" fo:font-style="normal" style:font-style-asian="normal" fo:color="#10162F" fo:font-size="14pt" style:font-size-asian="14pt" style:font-size-complex="14pt"/>
    </style:style>
    <style:style style:name="T3144" style:parent-style-name="Policepardéfaut" style:family="text">
      <style:text-properties style:font-name="Apercu, apple-system, system-ui" style:font-weight-complex="bold" fo:color="#10162F" fo:font-size="14pt" style:font-size-asian="14pt" style:font-size-complex="14pt"/>
    </style:style>
    <style:style style:name="T3145" style:parent-style-name="Policepardéfaut" style:family="text">
      <style:text-properties style:font-name="Apercu, apple-system, system-ui" style:font-weight-complex="bold" fo:color="#10162F" fo:font-size="14pt" style:font-size-asian="14pt" style:font-size-complex="14pt"/>
    </style:style>
    <style:style style:name="T3146" style:parent-style-name="Accentuation" style:family="text">
      <style:text-properties style:font-name="Apercu, apple-system, system-ui" fo:font-style="normal" style:font-style-asian="normal" fo:color="#10162F" fo:font-size="14pt" style:font-size-asian="14pt" style:font-size-complex="14pt"/>
    </style:style>
    <style:style style:name="T3147" style:parent-style-name="Policepardéfaut" style:family="text">
      <style:text-properties style:font-name="Apercu, apple-system, system-ui" style:font-weight-complex="bold" fo:color="#10162F" fo:font-size="14pt" style:font-size-asian="14pt" style:font-size-complex="14pt"/>
    </style:style>
    <style:style style:name="T3148" style:parent-style-name="Accentuation" style:family="text">
      <style:text-properties style:font-name="Apercu, apple-system, system-ui" fo:font-style="normal" style:font-style-asian="normal" fo:color="#10162F" fo:font-size="14pt" style:font-size-asian="14pt" style:font-size-complex="14pt"/>
    </style:style>
    <style:style style:name="T3149" style:parent-style-name="Policepardéfaut" style:family="text">
      <style:text-properties style:font-name="Apercu, apple-system, system-ui" style:font-weight-complex="bold" fo:color="#10162F" fo:font-size="14pt" style:font-size-asian="14pt" style:font-size-complex="14pt"/>
    </style:style>
    <style:style style:name="P3150" style:parent-style-name="Textbody" style:family="paragraph">
      <style:paragraph-properties fo:text-align="justify" fo:margin-bottom="0in" fo:line-height="160%" fo:margin-left="0in" fo:text-indent="0in">
        <style:tab-stops/>
      </style:paragraph-properties>
      <style:text-properties style:font-name="Apercu, apple-system, system-ui" fo:font-weight="bold" style:font-weight-asian="bold" style:font-weight-complex="bold" fo:color="#10162F" fo:font-size="14pt" style:font-size-asian="14pt" style:font-size-complex="14pt"/>
    </style:style>
    <style:style style:name="P3151" style:parent-style-name="Textbody" style:family="paragraph">
      <style:paragraph-properties fo:text-align="justify" fo:margin-bottom="0in" fo:line-height="160%" fo:margin-left="0in" fo:text-indent="0in">
        <style:tab-stops/>
      </style:paragraph-properties>
      <style:text-properties style:font-name="Apercu, apple-system, system-ui" fo:font-weight="bold" style:font-weight-asian="bold" style:font-weight-complex="bold" fo:color="#10162F" fo:font-size="14pt" style:font-size-asian="14pt" style:font-size-complex="14pt"/>
    </style:style>
    <style:style style:name="P3152" style:parent-style-name="Textbody" style:family="paragraph">
      <style:paragraph-properties fo:text-align="justify" fo:margin-bottom="0in" fo:line-height="160%"/>
    </style:style>
    <style:style style:name="T3153" style:parent-style-name="Policepardéfaut" style:family="text">
      <style:text-properties fo:font-weight="bold" style:font-weight-asian="bold" style:font-weight-complex="bold" fo:color="#111111" fo:font-size="14pt" style:font-size-asian="14pt" style:font-size-complex="14pt" fo:language="en" fo:country="US" style:language-asian="en" style:country-asian="US" style:language-complex="ar" style:country-complex="SA"/>
    </style:style>
    <style:style style:name="T3154" style:parent-style-name="Policepardéfaut" style:family="text">
      <style:text-properties style:font-name="Apercu, apple-system, system-ui" style:font-weight-complex="bold" fo:color="#10162F" fo:font-size="14pt" style:font-size-asian="14pt" style:font-size-complex="14pt" style:text-underline-type="single" style:text-underline-style="solid" style:text-underline-width="auto" style:text-underline-mode="continuous"/>
    </style:style>
    <style:style style:name="P3155" style:parent-style-name="Textbody" style:family="paragraph">
      <style:paragraph-properties fo:text-align="justify" fo:margin-bottom="0in" fo:line-height="160%"/>
      <style:text-properties style:font-name="Apercu, apple-system, system-ui" fo:font-weight="bold" style:font-weight-asian="bold" style:font-weight-complex="bold" fo:color="#10162F" fo:font-size="14pt" style:font-size-asian="14pt" style:font-size-complex="14pt"/>
    </style:style>
    <style:style style:name="P3156" style:parent-style-name="Textbody" style:family="paragraph">
      <style:paragraph-properties fo:text-align="justify" fo:margin-bottom="0in" fo:line-height="160%"/>
    </style:style>
    <style:style style:name="T3157" style:parent-style-name="Policepardéfaut" style:family="text">
      <style:text-properties style:font-name="Apercu, apple-system, system-ui" style:font-weight-complex="bold" fo:color="#10162F" fo:font-size="14pt" style:font-size-asian="14pt" style:font-size-complex="14pt"/>
    </style:style>
    <style:style style:name="T3158"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3159" style:parent-style-name="Policepardéfaut" style:family="text">
      <style:text-properties style:font-name="Apercu, apple-system, system-ui" style:font-weight-complex="bold" fo:color="#10162F" fo:font-size="14pt" style:font-size-asian="14pt" style:font-size-complex="14pt"/>
    </style:style>
    <style:style style:name="T3160"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3161" style:parent-style-name="Policepardéfaut" style:family="text">
      <style:text-properties style:font-name="Apercu, apple-system, system-ui" style:font-weight-complex="bold" fo:color="#10162F" fo:font-size="14pt" style:font-size-asian="14pt" style:font-size-complex="14pt"/>
    </style:style>
    <style:style style:name="P3162" style:parent-style-name="PreformattedText" style:family="paragraph">
      <style:paragraph-properties fo:text-align="justify"/>
    </style:style>
    <style:style style:name="T3163"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3164"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3165" style:parent-style-name="SourceText" style:family="text">
      <style:text-properties style:font-name="Monaco, Menlo, 'Ubuntu Mono', '" style:font-name-asian="Monaco, Menlo, 'Ubuntu Mono', '" style:font-name-complex="Monaco, Menlo, 'Ubuntu Mono', '" fo:color="#FFE083" fo:font-size="14pt" style:font-size-asian="14pt" style:font-size-complex="14pt" fo:background-color="#211E2F" fo:language="en" fo:country="US"/>
    </style:style>
    <style:style style:name="T3166"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3167" style:parent-style-name="PreformattedText" style:family="paragraph">
      <style:paragraph-properties fo:text-align="justify"/>
    </style:style>
    <style:style style:name="T3168" style:parent-style-name="SourceText" style:family="text">
      <style:text-properties fo:color="#FFFFFF" fo:font-size="14pt" style:font-size-asian="14pt" style:font-size-complex="14pt" fo:background-color="#211E2F" fo:language="en" fo:country="US"/>
    </style:style>
    <style:style style:name="T3169"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3170"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3171" style:parent-style-name="SourceText" style:family="text">
      <style:text-properties style:font-name="Monaco, Menlo, 'Ubuntu Mono', '" style:font-name-asian="Monaco, Menlo, 'Ubuntu Mono', '" style:font-name-complex="Monaco, Menlo, 'Ubuntu Mono', '" fo:color="#FFE083" fo:font-size="14pt" style:font-size-asian="14pt" style:font-size-complex="14pt" fo:background-color="#211E2F" fo:language="en" fo:country="US"/>
    </style:style>
    <style:style style:name="T3172"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3173" style:parent-style-name="PreformattedText" style:family="paragraph">
      <style:paragraph-properties fo:text-align="justify"/>
    </style:style>
    <style:style style:name="T3174" style:parent-style-name="SourceText" style:family="text">
      <style:text-properties fo:color="#FFFFFF" fo:font-size="14pt" style:font-size-asian="14pt" style:font-size-complex="14pt" fo:background-color="#211E2F" fo:language="en" fo:country="US"/>
    </style:style>
    <style:style style:name="T3175"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3176"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3177" style:parent-style-name="SourceText" style:family="text">
      <style:text-properties style:font-name="Monaco, Menlo, 'Ubuntu Mono', '" style:font-name-asian="Monaco, Menlo, 'Ubuntu Mono', '" style:font-name-complex="Monaco, Menlo, 'Ubuntu Mono', '" fo:color="#FFE083" fo:font-size="14pt" style:font-size-asian="14pt" style:font-size-complex="14pt" fo:background-color="#211E2F" fo:language="en" fo:country="US"/>
    </style:style>
    <style:style style:name="T3178"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3179" style:parent-style-name="PreformattedText" style:family="paragraph">
      <style:paragraph-properties fo:text-align="justify"/>
    </style:style>
    <style:style style:name="T3180" style:parent-style-name="SourceText" style:family="text">
      <style:text-properties fo:color="#FFFFFF" fo:font-size="14pt" style:font-size-asian="14pt" style:font-size-complex="14pt" fo:background-color="#211E2F" fo:language="en" fo:country="US"/>
    </style:style>
    <style:style style:name="T3181" style:parent-style-name="SourceText" style:family="text">
      <style:text-properties style:font-name="Monaco, Menlo, 'Ubuntu Mono', '" style:font-name-asian="Monaco, Menlo, 'Ubuntu Mono', '" style:font-name-complex="Monaco, Menlo, 'Ubuntu Mono', '" fo:color="#908E97" fo:font-size="14pt" style:font-size-asian="14pt" style:font-size-complex="14pt" fo:background-color="#211E2F" fo:language="en" fo:country="US"/>
    </style:style>
    <style:style style:name="P3182" style:parent-style-name="PreformattedText" style:family="paragraph">
      <style:paragraph-properties fo:text-align="justify"/>
    </style:style>
    <style:style style:name="T3183" style:parent-style-name="SourceText" style:family="text">
      <style:text-properties fo:color="#FFFFFF" fo:font-size="14pt" style:font-size-asian="14pt" style:font-size-complex="14pt" fo:background-color="#211E2F" fo:language="en" fo:country="US"/>
    </style:style>
    <style:style style:name="T3184"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3185" style:parent-style-name="PreformattedText" style:family="paragraph">
      <style:paragraph-properties fo:text-align="justify"/>
    </style:style>
    <style:style style:name="T3186" style:parent-style-name="SourceText" style:family="text">
      <style:text-properties fo:color="#FFFFFF" fo:font-size="14pt" style:font-size-asian="14pt" style:font-size-complex="14pt" fo:background-color="#211E2F" fo:language="en" fo:country="US"/>
    </style:style>
    <style:style style:name="T3187" style:parent-style-name="SourceText" style:family="text">
      <style:text-properties style:font-name="Monaco, Menlo, 'Ubuntu Mono', '" style:font-name-asian="Monaco, Menlo, 'Ubuntu Mono', '" style:font-name-complex="Monaco, Menlo, 'Ubuntu Mono', '" fo:color="#FF8973" fo:font-size="14pt" style:font-size-asian="14pt" style:font-size-complex="14pt" fo:background-color="#211E2F" fo:language="en" fo:country="US"/>
    </style:style>
    <style:style style:name="T3188"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T3189" style:parent-style-name="SourceText" style:family="text">
      <style:text-properties style:font-name="Monaco, Menlo, 'Ubuntu Mono', '" style:font-name-asian="Monaco, Menlo, 'Ubuntu Mono', '" style:font-name-complex="Monaco, Menlo, 'Ubuntu Mono', '" fo:color="#FFE083" fo:font-size="14pt" style:font-size-asian="14pt" style:font-size-complex="14pt" fo:background-color="#211E2F" fo:language="en" fo:country="US"/>
    </style:style>
    <style:style style:name="T3190"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fo:language="en" fo:country="US"/>
    </style:style>
    <style:style style:name="P3191" style:parent-style-name="PreformattedText" style:family="paragraph">
      <style:paragraph-properties fo:text-align="justify"/>
    </style:style>
    <style:style style:name="T3192" style:parent-style-name="SourceText" style:family="text">
      <style:text-properties fo:color="#FFFFFF" fo:font-size="14pt" style:font-size-asian="14pt" style:font-size-complex="14pt" fo:background-color="#211E2F" fo:language="en" fo:country="US"/>
    </style:style>
    <style:style style:name="T3193" style:parent-style-name="SourceText" style:family="text">
      <style:text-properties style:font-name="Monaco, Menlo, 'Ubuntu Mono', '" style:font-name-asian="Monaco, Menlo, 'Ubuntu Mono', '" style:font-name-complex="Monaco, Menlo, 'Ubuntu Mono', '" fo:color="#908E97" fo:font-size="14pt" style:font-size-asian="14pt" style:font-size-complex="14pt" fo:background-color="#211E2F"/>
    </style:style>
    <style:style style:name="P3194" style:parent-style-name="PreformattedText" style:family="paragraph">
      <style:paragraph-properties fo:text-align="justify"/>
    </style:style>
    <style:style style:name="T3195" style:parent-style-name="SourceText" style:family="text">
      <style:text-properties fo:color="#FFFFFF" fo:font-size="14pt" style:font-size-asian="14pt" style:font-size-complex="14pt" fo:background-color="#211E2F"/>
    </style:style>
    <style:style style:name="T3196"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3197" style:parent-style-name="PreformattedText" style:family="paragraph">
      <style:paragraph-properties fo:text-align="justify"/>
    </style:style>
    <style:style style:name="T3198" style:parent-style-name="SourceText" style:family="text">
      <style:text-properties fo:color="#FFFFFF" fo:font-size="14pt" style:font-size-asian="14pt" style:font-size-complex="14pt" fo:background-color="#211E2F"/>
    </style:style>
    <style:style style:name="T3199"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3200" style:parent-style-name="PreformattedText" style:family="paragraph">
      <style:paragraph-properties fo:text-align="justify"/>
    </style:style>
    <style:style style:name="T3201" style:parent-style-name="SourceText" style:family="text">
      <style:text-properties style:font-name="Monaco, Menlo, 'Ubuntu Mono', '" style:font-name-asian="Monaco, Menlo, 'Ubuntu Mono', '" style:font-name-complex="Monaco, Menlo, 'Ubuntu Mono', '" fo:color="#FFFFFF" fo:font-size="14pt" style:font-size-asian="14pt" style:font-size-complex="14pt" fo:background-color="#211E2F"/>
    </style:style>
    <style:style style:name="P3202" style:parent-style-name="Textbody" style:family="paragraph">
      <style:paragraph-properties fo:text-align="justify" fo:margin-bottom="0in" fo:line-height="160%"/>
    </style:style>
    <style:style style:name="T3203" style:parent-style-name="Policepardéfaut" style:family="text">
      <style:text-properties fo:font-weight="bold" style:font-weight-asian="bold" style:font-weight-complex="bold" fo:color="#111111" fo:font-size="14pt" style:font-size-asian="14pt" style:font-size-complex="14pt" fo:language="en" fo:country="US" style:language-asian="en" style:country-asian="US" style:language-complex="ar" style:country-complex="SA"/>
    </style:style>
    <style:style style:name="T3204" style:parent-style-name="Policepardéfaut" style:family="text">
      <style:text-properties style:font-name="Apercu, apple-system, system-ui" style:font-weight-complex="bold" fo:color="#10162F" fo:font-size="14pt" style:font-size-asian="14pt" style:font-size-complex="14pt"/>
    </style:style>
    <style:style style:name="T3205"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3206" style:parent-style-name="Policepardéfaut" style:family="text">
      <style:text-properties style:font-name="Apercu, apple-system, system-ui" style:font-weight-complex="bold" fo:color="#10162F" fo:font-size="14pt" style:font-size-asian="14pt" style:font-size-complex="14pt"/>
    </style:style>
    <style:style style:name="T3207"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3208"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3209" style:parent-style-name="Policepardéfaut" style:family="text">
      <style:text-properties style:font-name="Apercu, apple-system, system-ui" style:font-weight-complex="bold" fo:color="#10162F" fo:font-size="14pt" style:font-size-asian="14pt" style:font-size-complex="14pt"/>
    </style:style>
    <style:style style:name="T3210" style:parent-style-name="Policepardéfaut" style:family="text">
      <style:text-properties style:font-name="Apercu, apple-system, system-ui" style:font-weight-complex="bold" fo:color="#10162F" fo:font-size="14pt" style:font-size-asian="14pt" style:font-size-complex="14pt"/>
    </style:style>
    <style:style style:name="T3211"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3212"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3213" style:parent-style-name="Policepardéfaut" style:family="text">
      <style:text-properties style:font-name="Apercu, apple-system, system-ui" style:font-weight-complex="bold" fo:color="#10162F" fo:font-size="14pt" style:font-size-asian="14pt" style:font-size-complex="14pt"/>
    </style:style>
    <style:style style:name="T3214" style:parent-style-name="Policepardéfaut" style:family="text">
      <style:text-properties style:font-name="Apercu, apple-system, system-ui" style:font-weight-complex="bold" fo:color="#10162F" fo:font-size="14pt" style:font-size-asian="14pt" style:font-size-complex="14pt"/>
    </style:style>
    <style:style style:name="T3215"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3216" style:parent-style-name="SourceText" style:family="text">
      <style:text-properties style:font-name="Monaco, Menlo, 'Ubuntu Mono', '" style:font-name-asian="Monaco, Menlo, 'Ubuntu Mono', '" style:font-name-complex="Monaco, Menlo, 'Ubuntu Mono', '" fo:color="#10162F" fo:font-size="14pt" style:font-size-asian="14pt" style:font-size-complex="14pt"/>
    </style:style>
    <style:style style:name="T3217" style:parent-style-name="Policepardéfaut" style:family="text">
      <style:text-properties style:font-name="Apercu, apple-system, system-ui" style:font-weight-complex="bold" fo:color="#10162F" fo:font-size="14pt" style:font-size-asian="14pt" style:font-size-complex="14pt"/>
    </style:style>
    <style:style style:name="T3218" style:parent-style-name="Accentuation" style:family="text">
      <style:text-properties style:font-name="Apercu, apple-system, system-ui" fo:font-style="normal" style:font-style-asian="normal" fo:color="#10162F" fo:font-size="14pt" style:font-size-asian="14pt" style:font-size-complex="14pt"/>
    </style:style>
    <style:style style:name="T3219" style:parent-style-name="Policepardéfaut" style:family="text">
      <style:text-properties style:font-name="Apercu, apple-system, system-ui" style:font-weight-complex="bold" fo:color="#10162F" fo:font-size="14pt" style:font-size-asian="14pt" style:font-size-complex="14pt"/>
    </style:style>
    <style:style style:name="T3220" style:parent-style-name="Accentuation" style:family="text">
      <style:text-properties style:font-name="Apercu, apple-system, system-ui" fo:font-style="normal" style:font-style-asian="normal" fo:color="#10162F" fo:font-size="14pt" style:font-size-asian="14pt" style:font-size-complex="14pt"/>
    </style:style>
    <style:style style:name="T3221" style:parent-style-name="Policepardéfaut" style:family="text">
      <style:text-properties style:font-name="Apercu, apple-system, system-ui" style:font-weight-complex="bold" fo:color="#10162F" fo:font-size="14pt" style:font-size-asian="14pt" style:font-size-complex="14pt"/>
    </style:style>
    <style:style style:name="T3222" style:parent-style-name="Accentuation" style:family="text">
      <style:text-properties style:font-name="Apercu, apple-system, system-ui" fo:font-style="normal" style:font-style-asian="normal" fo:color="#10162F" fo:font-size="14pt" style:font-size-asian="14pt" style:font-size-complex="14pt"/>
    </style:style>
    <style:style style:name="T3223" style:parent-style-name="Policepardéfaut" style:family="text">
      <style:text-properties style:font-name="Apercu, apple-system, system-ui" style:font-weight-complex="bold" fo:color="#10162F" fo:font-size="14pt" style:font-size-asian="14pt" style:font-size-complex="14pt"/>
    </style:style>
    <style:style style:name="P3224" style:parent-style-name="Standard" style:family="paragraph">
      <style:paragraph-properties fo:text-align="justify"/>
      <style:text-properties fo:font-weight="bold" style:font-weight-asian="bold" style:font-weight-complex="bold" fo:color="#111111" fo:font-size="14pt" style:font-size-asian="14pt" style:font-size-complex="14pt"/>
    </style:style>
    <style:style style:family="graphic" style:name="a8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8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5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5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52" style:parent-style-name="Graphics">
      <style:graphic-properties fo:border="0.01042in none" fo:background-color="transparent" fo:clip="rect(0in, 0in, 0in, 0in)" draw:luminance="0%" draw:contrast="0%" draw:image-opacity="100%"/>
    </style:style>
    <style:style style:family="graphic" style:name="a5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5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5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5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5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5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2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5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2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2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2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2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2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2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2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2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2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6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6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6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6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6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6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6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6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3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6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3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6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3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3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3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3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3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3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3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3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7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7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7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7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7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7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7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7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4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7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4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7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4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4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4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4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4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4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4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4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8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8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8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8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8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8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office:automatic-styles>
  <office:body>
    <office:text text:use-soft-page-breaks="true">
      <text:h text:style-name="P1" text:outline-level="1"><text:span text:style-name="T2"><draw:frame draw:z-index="83" draw:id="id0" draw:style-name="a0" draw:name="Frame83" text:anchor-type="paragraph" svg:x="0.52087in" svg:y="0.3126in" svg:width="0.29167in" svg:height="0.01528in" style:rel-width="scale" style:rel-height="scale"><draw:text-box><text:p text:style-name="P3">2 .</text:p></draw:text-box><svg:title/><svg:desc/></draw:frame></text:span><text:span text:style-name="T4"><draw:frame draw:z-index="81" draw:id="id1" draw:style-name="a1" draw:name="Frame81" text:anchor-type="paragraph" svg:x="0.3126in" svg:y="0.3126in" svg:width="0.20764in" svg:height="0.20764in" style:rel-width="scale" style:rel-height="scale"><draw:text-box><text:p text:style-name="Textbody"/></draw:text-box><svg:title/><svg:desc/></draw:frame></text:span><text:span text:style-name="T5"><draw:frame draw:z-index="80" draw:id="id2" draw:style-name="a2" draw:name="Frame80" text:anchor-type="paragraph" svg:x="0.52087in" svg:y="0.3126in" svg:width="0.29167in" svg:height="0.01528in" style:rel-width="scale" style:rel-height="scale"><draw:text-box><text:p text:style-name="P6">1 .</text:p></draw:text-box><svg:title/><svg:desc/></draw:frame></text:span><text:span text:style-name="T7"><draw:frame draw:z-index="74" draw:id="id3" draw:style-name="a3" draw:name="Frame74" text:anchor-type="paragraph" svg:x="0.52087in" svg:y="0.3126in" svg:width="0.29167in" svg:height="0.01528in" style:rel-width="scale" style:rel-height="scale"><draw:text-box><text:p text:style-name="P8">2 .</text:p></draw:text-box><svg:title/><svg:desc/></draw:frame></text:span><text:span text:style-name="T9"><draw:frame draw:z-index="72" draw:id="id4" draw:style-name="a4" draw:name="Frame72" text:anchor-type="paragraph" svg:x="0.3126in" svg:y="0.3126in" svg:width="0.20764in" svg:height="0.20764in" style:rel-width="scale" style:rel-height="scale"><draw:text-box><text:p text:style-name="Textbody"/></draw:text-box><svg:title/><svg:desc/></draw:frame></text:span><text:span text:style-name="T10"><draw:frame draw:z-index="70" draw:id="id5" draw:style-name="a5" draw:name="Frame70" text:anchor-type="paragraph" svg:x="0.52087in" svg:y="0.3126in" svg:width="0.29167in" svg:height="0.01528in" style:rel-width="scale" style:rel-height="scale"><draw:text-box><text:p text:style-name="P11">1 .</text:p></draw:text-box><svg:title/><svg:desc/></draw:frame></text:span><text:span text:style-name="T12">Introduction : Syntaxe JavaScript, partie III</text:span></text:h>
      <text:p text:style-name="P13">Dans cette unité, vous apprendrez les concepts JavaScript intermédiaires.</text:p>
      <text:p text:style-name="P14">L'objectif de cette unité<text:s/>est de comprendre les concepts JavaScript intermédiaires, tels que les classes et les modules. La connaissance de ces concepts améliorera votre capacité à écrire des programmes JavaScript et vous préparera à la création d'applications web.</text:p>
      <text:p text:style-name="P15">Après cette unité, vous serez capable de :</text:p>
      <text:list text:style-name="LFO1" text:continue-numbering="true">
        <text:list-item>
          <text:p text:style-name="P16">Créer des classes en JavaScript</text:p>
        </text:list-item>
        <text:list-item>
          <text:p text:style-name="P17">Implémenter des modules JavaScript</text:p>
        </text:list-item>
        <text:list-item>
          <text:p text:style-name="P18">Créer des erreurs JavaScript et les gérer</text:p>
        </text:list-item>
      </text:list>
      <text:h text:style-name="P19" text:outline-level="3">Introduction aux cours</text:h>
      <text:p text:style-name="P20">8 minutes</text:p>
      <text:p text:style-name="P21"><text:span text:style-name="T22">JavaScript est un langage </text:span><text:span text:style-name="T23">de programmation orientée objet</text:span><text:span text:style-name="T24"> (POO) permettant de modéliser</text:span><text:span text:style-name="T25"><text:s/>des éléments du monde réel. Dans cette leçon, vous apprendrez à créer </text:span><text:span text:style-name="T26">des classes</text:span><text:span text:style-name="T27"> . Les classes sont un outil utilisé par les développeurs pour produire des objets similaires.</text:span></text:p>
      <text:p text:style-name="P28"><text:a xlink:href="https://www.codecademy.com/resources/docs/javascript/objects" office:target-frame-name="_top" xlink:show="replace"><text:span text:style-name="T29"><draw:frame draw:z-index="251658240" draw:id="id6" draw:style-name="a6" draw:name="Frame1" text:anchor-type="paragraph" svg:x="-104.1563in" svg:y="0in" svg:width="0.01528in" svg:height="0.01528in" style:rel-width="scale" style:rel-height="scale"><draw:text-box><text:p text:style-name="Textbody">Aperçu : Documents Chargement de la description du lien</text:p></draw:text-box><svg:title/><svg:desc/></draw:frame></text:span><text:span text:style-name="T30">objets</text:span></text:a></text:p>
      <text:p text:style-name="P31">rapidement.</text:p>
      <text:p text:style-name="P32"><text:span text:style-name="T33">Prenons l'exemple d'un objet représentant un chien nommé </text:span><text:span text:style-name="T34">halley</text:span><text:span text:style-name="T35">. </text:span><text:span text:style-name="T36">_name</text:span><text:span text:style-name="T37">La clé de ce chien est </text:span><text:span text:style-name="T38">"Halley"</text:span><text:span text:style-name="T39">(une valeur) et sa clé </text:span><text:span text:style-name="T40">_behavior</text:span><text:span text:style-name="T41">(une autre valeur) est </text:span><text:span text:style-name="T42">0</text:span><text:span text:style-name="T43">(une autre valeur).<text:s/></text:span><text:span text:style-name="T44">No</text:span><text:span text:style-name="T45">us créons alors l' </text:span><text:span text:style-name="T46">halley</text:span><text:span text:style-name="T47">objet :</text:span></text:p>
      <text:p text:style-name="P48"><text:span text:style-name="T49">let halley</text:span><text:span text:style-name="T50"><text:s/>= {</text:span></text:p>
      <text:p text:style-name="P51"><text:span text:style-name="T52">  </text:span><text:span text:style-name="T53">_name</text:span><text:span text:style-name="T54">:<text:s/></text:span><text:span text:style-name="T55">'Halley'</text:span><text:span text:style-name="T56">,</text:span></text:p>
      <text:p text:style-name="P57"><text:span text:style-name="T58">  </text:span><text:span text:style-name="T59">_behavior</text:span><text:span text:style-name="T60">:<text:s/></text:span><text:span text:style-name="T61">0</text:span><text:span text:style-name="T62">,</text:span></text:p>
      <text:p text:style-name="P63"><text:span text:style-name="T64">  </text:span></text:p>
      <text:p text:style-name="P65"><text:span text:style-name="T66">  </text:span><text:span text:style-name="T67">get</text:span><text:span text:style-name="T68"><text:s/></text:span><text:span text:style-name="T69">name</text:span><text:span text:style-name="T70">() {</text:span></text:p>
      <text:p text:style-name="P71"><text:span text:style-name="T72">    </text:span><text:span text:style-name="T73">return</text:span><text:span text:style-name="T74"><text:s/></text:span><text:span text:style-name="T75">this</text:span><text:span text:style-name="T76">.</text:span><text:span text:style-name="T77">_name</text:span><text:span text:style-name="T78">;</text:span></text:p>
      <text:p text:style-name="P79"><text:span text:style-name="T80">  </text:span><text:span text:style-name="T81">},</text:span></text:p>
      <text:p text:style-name="P82"><text:span text:style-name="T83">  </text:span></text:p>
      <text:p text:style-name="P84"><text:span text:style-name="T85">  </text:span><text:span text:style-name="T86">get</text:span><text:span text:style-name="T87"><text:s/></text:span><text:span text:style-name="T88">behavior</text:span><text:span text:style-name="T89">() {</text:span></text:p>
      <text:soft-page-break/>
      <text:p text:style-name="P90"><text:span text:style-name="T91">    </text:span><text:span text:style-name="T92">return</text:span><text:span text:style-name="T93"><text:s/></text:span><text:span text:style-name="T94">this</text:span><text:span text:style-name="T95">.</text:span><text:span text:style-name="T96">_behavior</text:span><text:span text:style-name="T97">;</text:span></text:p>
      <text:p text:style-name="P98"><text:span text:style-name="T99">  </text:span><text:span text:style-name="T100">},</text:span></text:p>
      <text:p text:style-name="P101"><text:span text:style-name="T102">    </text:span></text:p>
      <text:p text:style-name="P103"><text:span text:style-name="T104">  </text:span><text:span text:style-name="T105">incrementBehavior</text:span><text:span text:style-name="T106">() {</text:span></text:p>
      <text:p text:style-name="P107"><text:span text:style-name="T108">    </text:span><text:span text:style-name="T109">this</text:span><text:span text:style-name="T110">.</text:span><text:span text:style-name="T111">_behavior</text:span><text:span text:style-name="T112">++;</text:span></text:p>
      <text:p text:style-name="P113"><text:span text:style-name="T114">  </text:span><text:span text:style-name="T115">}</text:span></text:p>
      <text:p text:style-name="P116"><text:span text:style-name="T117">}</text:span></text:p>
      <text:p text:style-name="P118"><text:span text:style-name="T119"><draw:frame draw:z-index="251659264" draw:id="id7" draw:style-name="a7" draw:name="Frame2" text:anchor-type="paragraph" svg:x="-104.1563in" svg:y="0in" svg:width="0.01528in" svg:height="0.01528in" style:rel-width="scale" style:rel-height="scale"><draw:text-box><text:p text:style-name="Textbody">Copy to<text:s/>Clipboard</text:p></draw:text-box><svg:title/><svg:desc/></draw:frame></text:span><text:span text:style-name="T120">Imaginez maintenant que vous possédez une garderie canine et que vous souhaitez créer un catalogue de tous les chiens qui y sont inscrits. Au lieu d'utiliser la syntaxe ci-dessus pour chaque chien qui rejoint la garderie, nous pouvons créer une </text:span><text:span text:style-name="T121">D</text:span><text:span text:style-name="T122">og</text:span><text:span text:style-name="T123">classe servant de modèle pour la création de nouveaux </text:span><text:span text:style-name="T124">Dog</text:span><text:span text:style-name="T125">objets. Pour chaque nouveau chien, vous pouvez attribuer une valeur à son nom.</text:span></text:p>
      <text:p text:style-name="P126">Comme vous pouvez le voir, les classes sont un excellent moyen de réduire le code en double et le temps de débogage.</text:p>
      <text:p text:style-name="P127">Après avoir posé les bases des classes dans les premiers exercices, nous introduirons l'héritage et la statique.</text:p>
      <text:p text:style-name="P128"><text:a xlink:href="https://www.codecademy.com/resources/docs/javascript/methods" office:target-frame-name="_top" xlink:show="replace"><text:span text:style-name="T129"><draw:frame draw:z-index="2" draw:id="id8" draw:style-name="a8" draw:name="Frame3" text:anchor-type="paragraph" svg:x="-104.1563in" svg:y="0in" svg:width="0.01528in" svg:height="0.01528in" style:rel-width="scale" style:rel-height="scale"><draw:text-box><text:p text:style-name="Textbody">Aperçu : Documents Chargement de la description du lien</text:p></draw:text-box><svg:title/><svg:desc/></draw:frame></text:span><text:span text:style-name="T130">méthode</text:span><text:span text:style-name="T131">s</text:span></text:a></text:p>
      <text:p text:style-name="P132"><text:span text:style-name="T133">—<text:s/></text:span><text:span text:style-name="T134">deux fonctionnalités qui rendront votre code plus efficace et plus significatif.</text:span></text:p>
      <text:p text:style-name="P135"/>
      <text:h text:style-name="P136" text:outline-level="3">Constructeur</text:h>
      <text:p text:style-name="P137">6 minutes</text:p>
      <text:p text:style-name="P138"><text:span text:style-name="T139">Dans l’exercice précédent, vous avez créé une classe appelée </text:span><text:span text:style-name="T140">Dog<text:s/></text:span><text:span text:style-name="T141">et l’avez utilisée pour produire un </text:span><text:span text:style-name="T142">Dog<text:s/></text:span><text:span text:style-name="T143">objet.</text:span></text:p>
      <text:p text:style-name="P144">Bien qu'il existe un certain nombre<text:s/>de similitudes entre la syntaxe de classe et d'objet, il existe une méthode importante qui</text:p>
      <text:p text:style-name="P145"><text:a xlink:href="https://www.codecademy.com/resources/docs/javascript/sets" office:target-frame-name="_top" xlink:show="replace"><text:span text:style-name="T146"><draw:frame draw:z-index="3" draw:id="id9" draw:style-name="a9" draw:name="Frame4" text:anchor-type="paragraph" svg:x="-104.1563in" svg:y="0in" svg:width="0.01528in" svg:height="0.01528in" style:rel-width="scale" style:rel-height="scale"><draw:text-box><text:p text:style-name="Textbody">Aperçu : Documents Chargement de la description du lien</text:p></draw:text-box><svg:title/><svg:desc/></draw:frame></text:span><text:span text:style-name="T147">ensembles</text:span></text:a></text:p>
      <text:p text:style-name="P148"><text:span text:style-name="T149">les séparer. C'est c</text:span><text:span text:style-name="T150">e qu'on appelle la méthode </text:span><text:span text:style-name="T151">constructeur</text:span><text:span text:style-name="T152"> . JavaScript appelle cette </text:span><text:span text:style-name="T153">constructor()</text:span><text:span text:style-name="T154">méthode à chaque fois qu'il crée une nouvelle </text:span><text:span text:style-name="T155">instance</text:span><text:span text:style-name="T156"> d'une classe.</text:span></text:p>
      <text:p text:style-name="P157"><text:span text:style-name="T158">class Dog<text:s/></text:span><text:span text:style-name="T159">{</text:span></text:p>
      <text:p text:style-name="P160"><text:span text:style-name="T161">  </text:span><text:span text:style-name="T162">constructor</text:span><text:span text:style-name="T163">(</text:span><text:span text:style-name="T164">name</text:span><text:span text:style-name="T165">) {</text:span></text:p>
      <text:p text:style-name="P166"><text:span text:style-name="T167">    </text:span><text:span text:style-name="T168">this</text:span><text:span text:style-name="T169">.</text:span><text:span text:style-name="T170">name</text:span><text:span text:style-name="T171"><text:s/>= </text:span><text:span text:style-name="T172">name</text:span><text:span text:style-name="T173">;</text:span></text:p>
      <text:p text:style-name="P174"><text:span text:style-name="T175">    </text:span><text:span text:style-name="T176">this</text:span><text:span text:style-name="T177">.</text:span><text:span text:style-name="T178">behavior</text:span><text:span text:style-name="T179"><text:s/>= </text:span><text:span text:style-name="T180">0</text:span><text:span text:style-name="T181">;</text:span></text:p>
      <text:soft-page-break/>
      <text:p text:style-name="P182"><text:span text:style-name="T183">  </text:span><text:span text:style-name="T184">}</text:span></text:p>
      <text:p text:style-name="P185"><text:span text:style-name="T186">}</text:span></text:p>
      <text:list text:style-name="LFO2" text:continue-numbering="true">
        <text:list-item>
          <text:p text:style-name="P187"><text:span text:style-name="T188"><draw:frame draw:z-index="4" draw:id="id10" draw:style-name="a10" draw:name="Frame5" text:anchor-type="paragraph" svg:x="-104.1563in" svg:y="0in" svg:width="0.01528in" svg:height="0.01528in" style:rel-width="scale" style:rel-height="scale"><draw:text-box><text:p text:style-name="Textbody">Copy to Clipboard</text:p></draw:text-box><svg:title/><svg:desc/></draw:frame></text:span><text:span text:style-name="T189">Dog<text:s/></text:span><text:span text:style-name="T190">est le nom de notre classe. Par convention, nous utilisons une majuscule et une casse Pascal pour les noms de classe.</text:span></text:p>
        </text:list-item>
        <text:list-item>
          <text:p text:style-name="P191"><text:span text:style-name="T192">JavaScript invoquera la </text:span><text:span text:style-name="T193">constructor()<text:s/></text:span><text:span text:style-name="T194">méthode chaque fois que nous créerons une nouvelle instance de notre </text:span><text:span text:style-name="T195">Dog<text:s/></text:span><text:span text:style-name="T196">classe.</text:span></text:p>
        </text:list-item>
        <text:list-item>
          <text:p text:style-name="P197"><text:span text:style-name="T198">Cette </text:span><text:span text:style-name="T199">constructor()</text:span><text:span text:style-name="T200">méthode accepte un argument, </text:span><text:span text:style-name="T201">name</text:span><text:span text:style-name="T202">.</text:span></text:p>
        </text:list-item>
        <text:list-item>
          <text:p text:style-name="P203"><text:span text:style-name="T204">Dans la </text:span><text:span text:style-name="T205">constructor()<text:s/></text:span><text:span text:style-name="T206">méthode, nous utilisons le</text:span></text:p>
        </text:list-item>
      </text:list>
      <text:p text:style-name="P207"><text:a xlink:href="https://www.codecademy.com/resources/docs/javascript/this" office:target-frame-name="_top" xlink:show="replace"><text:span text:style-name="T208"><draw:frame draw:z-index="5" draw:id="id11" draw:style-name="a11" draw:name="Frame6" text:anchor-type="paragraph" svg:x="-104.1563in" svg:y="0in" svg:width="0.01528in" svg:height="0.01528in" style:rel-width="scale" style:rel-height="scale"><draw:text-box><text:p text:style-name="Textbody">Aperçu : Documents Chargement de la description du lien</text:p></draw:text-box><svg:title/><svg:desc/></draw:frame></text:span><text:span text:style-name="T209">this</text:span></text:a></text:p>
      <text:p text:style-name="P210"><text:span text:style-name="T211">Mot-clé. Dans le con</text:span><text:span text:style-name="T212">texte d'une classe, </text:span><text:span text:style-name="T213">this<text:s/></text:span><text:span text:style-name="T214">désigne une instance de cette classe. Dans cette </text:span><text:span text:style-name="T215">Dog<text:s/></text:span><text:span text:style-name="T216">classe, nous utilisons </text:span><text:span text:style-name="T217">this<text:s/></text:span><text:span text:style-name="T218">pour définir la valeur de la propriété de l'instance Dog </text:span><text:span text:style-name="T219">name<text:s/></text:span><text:span text:style-name="T220">sur l' </text:span><text:span text:style-name="T221">name<text:s/></text:span><text:span text:style-name="T222">argument.</text:span></text:p>
      <text:list text:style-name="LFO2" text:continue-numbering="true">
        <text:list-item>
          <text:p text:style-name="P223"><text:span text:style-name="T224">Sous </text:span><text:span text:style-name="T225">this.name</text:span><text:span text:style-name="T226">, nous créons une propriété appelée </text:span><text:span text:style-name="T227">behavior</text:span><text:span text:style-name="T228">, qui<text:s/></text:span><text:span text:style-name="T229">enregistre le nombre de fois où un chien se comporte mal. Cette </text:span><text:span text:style-name="T230">behavior<text:s/></text:span><text:span text:style-name="T231">propriété est toujours initialisée à zéro.</text:span></text:p>
        </text:list-item>
      </text:list>
      <text:p text:style-name="P232">Dans le prochain exercice, nous apprendrons à créer des instances de classe.</text:p>
      <text:p text:style-name="P233"/>
      <text:h text:style-name="P234" text:outline-level="3">Exemple</text:h>
      <text:p text:style-name="P235">7 minutes</text:p>
      <text:p text:style-name="P236"><text:span text:style-name="T237">Nous sommes maintenant prêts à créer des ins</text:span><text:span text:style-name="T238">tances de classe. Une </text:span><text:span text:style-name="T239">instance</text:span><text:span text:style-name="T240"> est un objet contenant les noms et les propriétés des classes.</text:span></text:p>
      <text:p text:style-name="P241"><text:a xlink:href="https://www.codecademy.com/resources/docs/javascript/methods" office:target-frame-name="_top" xlink:show="replace"><text:span text:style-name="T242"><draw:frame draw:z-index="6" draw:id="id12" draw:style-name="a12" draw:name="Frame7" text:anchor-type="paragraph" svg:x="-104.1563in" svg:y="0in" svg:width="0.01528in" svg:height="0.01528in" style:rel-width="scale" style:rel-height="scale"><draw:text-box><text:p text:style-name="P243">Preview: Docs Methods are object properties that contain functions.</text:p></draw:text-box><svg:title/><svg:desc/></draw:frame></text:span><text:span text:style-name="T244">méthodes</text:span></text:a></text:p>
      <text:p text:style-name="P245"><text:span text:style-name="T246">d'une classe, mais avec des valeurs de propriétés uniques. Prenons </text:span><text:span text:style-name="T247">Dog<text:s/></text:span><text:span text:style-name="T248">l'exemple de notre classe.</text:span></text:p>
      <text:p text:style-name="P249"><text:span text:style-name="T250">class Dog<text:s/></text:span><text:span text:style-name="T251">{</text:span></text:p>
      <text:p text:style-name="P252"><text:span text:style-name="T253">  </text:span><text:span text:style-name="T254">constructor</text:span><text:span text:style-name="T255">(</text:span><text:span text:style-name="T256">name</text:span><text:span text:style-name="T257">) {</text:span></text:p>
      <text:p text:style-name="P258"><text:span text:style-name="T259">    </text:span><text:span text:style-name="T260">this</text:span><text:span text:style-name="T261">.</text:span><text:span text:style-name="T262">name</text:span><text:span text:style-name="T263"><text:s/>= </text:span><text:span text:style-name="T264">name</text:span><text:span text:style-name="T265">;</text:span></text:p>
      <text:p text:style-name="P266"><text:span text:style-name="T267">    </text:span><text:span text:style-name="T268">this</text:span><text:span text:style-name="T269">.</text:span><text:span text:style-name="T270">behavior</text:span><text:span text:style-name="T271"><text:s/>= </text:span><text:span text:style-name="T272">0</text:span><text:span text:style-name="T273">;</text:span></text:p>
      <text:p text:style-name="P274"><text:span text:style-name="T275">  </text:span><text:span text:style-name="T276">}</text:span></text:p>
      <text:p text:style-name="P277"><text:span text:style-name="T278">}</text:span></text:p>
      <text:p text:style-name="P279"><text:span text:style-name="T280">const halley</text:span><text:span text:style-name="T281"><text:s/>= </text:span><text:span text:style-name="T282">new</text:span><text:span text:style-name="T283"><text:s/></text:span><text:span text:style-name="T284">Dog</text:span><text:span text:style-name="T285">(</text:span><text:span text:style-name="T286">'Halley'</text:span><text:span text:style-name="T287">);<text:s/></text:span><text:span text:style-name="T288">// Create new Dog instance</text:span></text:p>
      <text:p text:style-name="P289"><text:span text:style-name="T290">console</text:span><text:span text:style-name="T291">.</text:span><text:span text:style-name="T292">log</text:span><text:span text:style-name="T293">(</text:span><text:span text:style-name="T294">halley</text:span><text:span text:style-name="T295">.</text:span><text:span text:style-name="T296">name</text:span><text:span text:style-name="T297">);<text:s/></text:span><text:span text:style-name="T298">// Log the name value saved to halley</text:span></text:p>
      <text:soft-page-break/>
      <text:p text:style-name="P299"><text:span text:style-name="T300">// Output: 'Halley'</text:span></text:p>
      <text:p text:style-name="P301"><text:span text:style-name="T302"><draw:frame draw:z-index="7" draw:id="id13" draw:style-name="a13" draw:name="Frame8" text:anchor-type="paragraph" svg:x="-104.1563in" svg:y="0in" svg:width="0.01528in" svg:height="0.01528in" style:rel-width="scale" style:rel-height="scale"><draw:text-box><text:p text:style-name="Textbody">Copy to Clipboard</text:p></draw:text-box><svg:title/><svg:desc/></draw:frame></text:span><text:span text:style-name="T303">Sous notre </text:span><text:span text:style-name="T304">Dog<text:s/></text:span><text:span text:style-name="T305">classe, nous utilisons le </text:span><text:span text:style-name="T306">new<text:s/></text:span><text:span text:style-name="T307">mot-clé pour créer une instance de notre </text:span><text:span text:style-name="T308">Dog<text:s/></text:span><text:span text:style-name="T309">classe. Examinons la ligne de code étape par étape.</text:span></text:p>
      <text:list text:style-name="LFO3" text:continue-numbering="true">
        <text:list-item>
          <text:p text:style-name="P310"><text:span text:style-name="T311">Nous créons une<text:s/></text:span><text:span text:style-name="T312">nouvelle variable nommée </text:span><text:span text:style-name="T313">halley<text:s/></text:span><text:span text:style-name="T314">qui stockera une instance de notre </text:span><text:span text:style-name="T315">Dog<text:s/></text:span><text:span text:style-name="T316">classe.</text:span></text:p>
        </text:list-item>
        <text:list-item>
          <text:p text:style-name="P317"><text:span text:style-name="T318">Nous utilisons le </text:span><text:span text:style-name="T319">new<text:s/></text:span><text:span text:style-name="T320">mot-clé pour générer une nouvelle instance de la </text:span><text:span text:style-name="T321">Dog<text:s/></text:span><text:span text:style-name="T322">classe. Le </text:span><text:span text:style-name="T323">new<text:s/></text:span><text:span text:style-name="T324">mot-clé appelle la classe </text:span><text:span text:style-name="T325">constructor()</text:span><text:span text:style-name="T326">, exécute le code qu'elle contient, puis renvoie</text:span><text:span text:style-name="T327"><text:s/>la nouvelle instance.</text:span></text:p>
        </text:list-item>
        <text:list-item>
          <text:p text:style-name="P328"><text:span text:style-name="T329">Nous passons la </text:span><text:span text:style-name="T330">'Halley'<text:s/></text:span><text:span text:style-name="T331">chaîne au </text:span><text:span text:style-name="T332">Dog<text:s/></text:span><text:span text:style-name="T333">constructeur, qui</text:span></text:p>
        </text:list-item>
      </text:list>
      <text:p text:style-name="P334"><text:a xlink:href="https://www.codecademy.com/resources/docs/javascript/sets" office:target-frame-name="_top" xlink:show="replace"><text:span text:style-name="T335"><draw:frame draw:z-index="8" draw:id="id14" draw:style-name="a14" draw:name="Frame9" text:anchor-type="paragraph" svg:x="-104.1563in" svg:y="0in" svg:width="0.01528in" svg:height="0.01528in" style:rel-width="scale" style:rel-height="scale"><draw:text-box><text:p text:style-name="Textbody">Aperçu : Documents Chargement de la description du lien</text:p></draw:text-box><svg:title/><svg:desc/></draw:frame></text:span><text:span text:style-name="T336">ensembles</text:span></text:a></text:p>
      <text:p text:style-name="P337"><text:span text:style-name="T338">la </text:span><text:span text:style-name="T339">name</text:span><text:span text:style-name="T340">propriété à </text:span><text:span text:style-name="T341">'Halley'</text:span><text:span text:style-name="T342">.</text:span></text:p>
      <text:list text:style-name="LFO3" text:continue-numbering="true">
        <text:list-item>
          <text:p text:style-name="P343"><text:span text:style-name="T344">Enf</text:span><text:span text:style-name="T345">in, nous enregistrons la valeur enregistrée dans la </text:span><text:span text:style-name="T346">name</text:span><text:span text:style-name="T347">clé de notre </text:span><text:span text:style-name="T348">halley</text:span><text:span text:style-name="T349">objet, qui est enregistrée </text:span><text:span text:style-name="T350">'Halley'</text:span><text:span text:style-name="T351">dans la console.</text:span></text:p>
        </text:list-item>
      </text:list>
      <text:p text:style-name="P352">Vous savez maintenant comment créer des instances. Dans l'exercice suivant, vous apprendrez à ajouter des getters, des setters et<text:s/>des méthodes.</text:p>
      <text:h text:style-name="P353" text:outline-level="3">Méthodes</text:h>
      <text:p text:style-name="P354">14 minutes</text:p>
      <text:p text:style-name="P355"><text:span text:style-name="T356">À ce stade, nous avons une </text:span><text:span text:style-name="T357">Dog</text:span><text:span text:style-name="T358">classe qui tourne</text:span></text:p>
      <text:p text:style-name="P359"><text:a xlink:href="https://www.codecademy.com/resources/docs/javascript/objects" office:target-frame-name="_top" xlink:show="replace"><text:span text:style-name="T360"><draw:frame draw:z-index="9" draw:id="id15" draw:style-name="a15" draw:name="Frame10" text:anchor-type="paragraph" svg:x="-104.1563in" svg:y="0in" svg:width="0.01528in" svg:height="0.01528in" style:rel-width="scale" style:rel-height="scale"><draw:text-box><text:p text:style-name="Textbody">Aperçu : Documents Chargement de la description du lien</text:p></draw:text-box><svg:title/><svg:desc/></draw:frame></text:span><text:span text:style-name="T361">objets</text:span></text:a></text:p>
      <text:p text:style-name="P362"><text:span text:style-name="T363">avec des propriétés </text:span><text:span text:style-name="T364">name</text:span><text:span text:style-name="T365">et </text:span><text:span text:style-name="T366">behavior</text:span><text:span text:style-name="T367">. Ci-dessous, nous ajouterons des getters et une méthode pour donner vie à notre classe.</text:span></text:p>
      <text:p text:style-name="P368"><text:span text:style-name="T369">La syntaxe de la méthode de classe et du getter est la même que pour les objets, </text:span><text:span text:style-name="T370">sauf que nous ne pouvons pas inclure de virgules entre les<text:s/></text:span><text:span text:style-name="T371">méthodes</text:span><text:span text:style-name="T372">.</text:span></text:p>
      <text:p text:style-name="P373"><text:span text:style-name="T374">class Do</text:span><text:span text:style-name="T375">g<text:s/></text:span><text:span text:style-name="T376">{</text:span></text:p>
      <text:p text:style-name="P377"><text:span text:style-name="T378">  </text:span><text:span text:style-name="T379">constructor</text:span><text:span text:style-name="T380">(</text:span><text:span text:style-name="T381">name</text:span><text:span text:style-name="T382">) {</text:span></text:p>
      <text:p text:style-name="P383"><text:span text:style-name="T384">    </text:span><text:span text:style-name="T385">this</text:span><text:span text:style-name="T386">.</text:span><text:span text:style-name="T387">_name</text:span><text:span text:style-name="T388"><text:s/>= </text:span><text:span text:style-name="T389">name</text:span><text:span text:style-name="T390">;</text:span></text:p>
      <text:p text:style-name="P391"><text:span text:style-name="T392">    </text:span><text:span text:style-name="T393">this</text:span><text:span text:style-name="T394">.</text:span><text:span text:style-name="T395">_behavior</text:span><text:span text:style-name="T396"><text:s/>= </text:span><text:span text:style-name="T397">0</text:span><text:span text:style-name="T398">;</text:span></text:p>
      <text:p text:style-name="P399"><text:span text:style-name="T400">  </text:span><text:span text:style-name="T401">}</text:span></text:p>
      <text:p text:style-name="P402"><text:span text:style-name="T403">    </text:span></text:p>
      <text:p text:style-name="P404"><text:span text:style-name="T405">  </text:span><text:span text:style-name="T406">get name</text:span><text:span text:style-name="T407">() {</text:span></text:p>
      <text:p text:style-name="P408"><text:span text:style-name="T409">    </text:span><text:span text:style-name="T410">return</text:span><text:span text:style-name="T411"><text:s/></text:span><text:span text:style-name="T412">this</text:span><text:span text:style-name="T413">.</text:span><text:span text:style-name="T414">_name</text:span><text:span text:style-name="T415">;</text:span></text:p>
      <text:soft-page-break/>
      <text:p text:style-name="P416"><text:span text:style-name="T417">  </text:span><text:span text:style-name="T418">}</text:span></text:p>
      <text:p text:style-name="P419"><text:span text:style-name="T420">  </text:span></text:p>
      <text:p text:style-name="P421"><text:span text:style-name="T422">  </text:span><text:span text:style-name="T423">get behavior</text:span><text:span text:style-name="T424">() {</text:span></text:p>
      <text:p text:style-name="P425"><text:span text:style-name="T426">    </text:span><text:span text:style-name="T427">return</text:span><text:span text:style-name="T428"><text:s/></text:span><text:span text:style-name="T429">this</text:span><text:span text:style-name="T430">.</text:span><text:span text:style-name="T431">_behavior</text:span><text:span text:style-name="T432">;</text:span></text:p>
      <text:p text:style-name="P433"><text:span text:style-name="T434">  </text:span><text:span text:style-name="T435">}</text:span></text:p>
      <text:p text:style-name="P436"><text:span text:style-name="T437">  </text:span></text:p>
      <text:p text:style-name="P438"><text:span text:style-name="T439">  </text:span><text:span text:style-name="T440">incrementBehavior</text:span><text:span text:style-name="T441">() {</text:span></text:p>
      <text:p text:style-name="P442"><text:span text:style-name="T443">    </text:span><text:span text:style-name="T444">this</text:span><text:span text:style-name="T445">.</text:span><text:span text:style-name="T446">_behavior</text:span><text:span text:style-name="T447">++;</text:span></text:p>
      <text:p text:style-name="P448"><text:span text:style-name="T449">  </text:span><text:span text:style-name="T450">}</text:span></text:p>
      <text:p text:style-name="P451"><text:span text:style-name="T452">}</text:span></text:p>
      <text:p text:style-name="P453"><text:span text:style-name="T454"><draw:frame draw:z-index="10" draw:id="id16" draw:style-name="a16" draw:name="Frame11" text:anchor-type="paragraph" svg:x="-104.1563in" svg:y="0in" svg:width="0.01528in" svg:height="0.01528in" style:rel-width="scale" style:rel-height="scale"><draw:text-box><text:p text:style-name="Textbody">Copy to Clipboard</text:p></draw:text-box><svg:title/><svg:desc/></draw:frame></text:span><text:span text:style-name="T455">Dans l'exemple précédent, nous ajoutons getter</text:span></text:p>
      <text:p text:style-name="P456"><text:a xlink:href="https://www.codecademy.com/resources/docs/javascript/methods" office:target-frame-name="_top" xlink:show="replace"><text:span text:style-name="T457"><draw:frame draw:z-index="11" draw:id="id17" draw:style-name="a17" draw:name="Frame12" text:anchor-type="paragraph" svg:x="-104.1563in" svg:y="0in" svg:width="0.01528in" svg:height="0.01528in" style:rel-width="scale" style:rel-height="scale"><draw:text-box><text:p text:style-name="Textbody">Aperçu : Documents Chargement de la description du lien</text:p></draw:text-box><svg:title/><svg:desc/></draw:frame></text:span><text:span text:style-name="T458">méthodes</text:span></text:a></text:p>
      <text:p text:style-name="P459"><text:span text:style-name="T460">appelé </text:span><text:span text:style-name="T461">name<text:s/></text:span><text:span text:style-name="T462">et . Notez que nous avons également ajouté des trai</text:span><text:span text:style-name="T463">ts de soulignement ( et ) </text:span><text:span text:style-name="T464">behavior<text:s/></text:span><text:span text:style-name="T465">au début des noms de propriétés sous-jacentes , ce qui indique que ces propriétés ne doivent pas être accessibles directement. Sous les getters, nous ajoutons une méthode nommée . Lorsque nous appelons une instance, elle<text:s/></text:span><text:span text:style-name="T466">ajoute des informations à la propriété. Nous </text:span><text:span text:style-name="T467">n'avons pas</text:span><text:span text:style-name="T468"> inclus de virgule entre chacune de nos méthodes .</text:span><text:span text:style-name="T469">_name_behavior.incrementBehavior().incrementBehavior()Dog1_behavior</text:span></text:p>
      <text:p text:style-name="P470"/>
      <text:h text:style-name="P471" text:outline-level="3">Appels de méthode</text:h>
      <text:p text:style-name="P472"/>
      <text:p text:style-name="P473">Enfin, utilisons notre nouveau</text:p>
      <text:p text:style-name="P474"><text:a xlink:href="https://www.codecademy.com/resources/docs/javascript/methods" office:target-frame-name="_top" xlink:show="replace"><text:span text:style-name="T475"><draw:frame draw:z-index="12" draw:id="id18" draw:style-name="a18" draw:name="Frame13" text:anchor-type="paragraph" svg:x="-104.1563in" svg:y="0in" svg:width="0.01528in" svg:height="0.01528in" style:rel-width="scale" style:rel-height="scale"><draw:text-box><text:p text:style-name="P476">Preview: Docs Methods are object properties that contain functions.</text:p></draw:text-box><svg:title/><svg:desc/></draw:frame></text:span><text:span text:style-name="T477">méthodes</text:span></text:a></text:p>
      <text:p text:style-name="P478"><text:span text:style-name="T479">pour accéder et manipuler les données des </text:span><text:span text:style-name="T480">Dog<text:s/></text:span><text:span text:style-name="T481">instances.</text:span></text:p>
      <text:p text:style-name="P482"><text:span text:style-name="T483">class</text:span><text:span text:style-name="T484"><text:s/></text:span><text:span text:style-name="T485">Dog</text:span><text:span text:style-name="T486"><text:s/>{</text:span></text:p>
      <text:p text:style-name="P487"><text:span text:style-name="T488">  </text:span><text:span text:style-name="T489">constructor</text:span><text:span text:style-name="T490">(</text:span><text:span text:style-name="T491">name</text:span><text:span text:style-name="T492">) {</text:span></text:p>
      <text:p text:style-name="P493"><text:span text:style-name="T494">    </text:span><text:span text:style-name="T495">this</text:span><text:span text:style-name="T496">.</text:span><text:span text:style-name="T497">_name</text:span><text:span text:style-name="T498"><text:s/>= </text:span><text:span text:style-name="T499">name</text:span><text:span text:style-name="T500">;</text:span></text:p>
      <text:p text:style-name="P501"><text:span text:style-name="T502">    </text:span><text:span text:style-name="T503">this</text:span><text:span text:style-name="T504">.</text:span><text:span text:style-name="T505">_behavior</text:span><text:span text:style-name="T506"><text:s/>= </text:span><text:span text:style-name="T507">0</text:span><text:span text:style-name="T508">;</text:span></text:p>
      <text:p text:style-name="P509"><text:span text:style-name="T510">  </text:span><text:span text:style-name="T511">}</text:span></text:p>
      <text:p text:style-name="P512"><text:span text:style-name="T513">    </text:span></text:p>
      <text:p text:style-name="P514"><text:span text:style-name="T515">  </text:span><text:span text:style-name="T516">get</text:span><text:span text:style-name="T517"><text:s/></text:span><text:span text:style-name="T518">name</text:span><text:span text:style-name="T519">() {</text:span></text:p>
      <text:p text:style-name="P520"><text:span text:style-name="T521">    </text:span><text:span text:style-name="T522">return</text:span><text:span text:style-name="T523"><text:s/></text:span><text:span text:style-name="T524">this</text:span><text:span text:style-name="T525">.</text:span><text:span text:style-name="T526">_name</text:span><text:span text:style-name="T527">;</text:span></text:p>
      <text:p text:style-name="P528"><text:span text:style-name="T529">  </text:span><text:span text:style-name="T530">}</text:span></text:p>
      <text:p text:style-name="P531"><text:span text:style-name="T532">  </text:span></text:p>
      <text:p text:style-name="P533"><text:span text:style-name="T534">  </text:span><text:span text:style-name="T535">get</text:span><text:span text:style-name="T536"><text:s/></text:span><text:span text:style-name="T537">behavior</text:span><text:span text:style-name="T538">() {</text:span></text:p>
      <text:p text:style-name="P539"><text:span text:style-name="T540">    </text:span><text:span text:style-name="T541">return</text:span><text:span text:style-name="T542"><text:s/></text:span><text:span text:style-name="T543">this</text:span><text:span text:style-name="T544">.</text:span><text:span text:style-name="T545">_behavior</text:span><text:span text:style-name="T546">;</text:span></text:p>
      <text:p text:style-name="P547"><text:span text:style-name="T548">  </text:span><text:span text:style-name="T549">}   </text:span></text:p>
      <text:p text:style-name="P550"><text:span text:style-name="T551">  </text:span></text:p>
      <text:soft-page-break/>
      <text:p text:style-name="P552"><text:span text:style-name="T553">  </text:span><text:span text:style-name="T554">incrementBehavior</text:span><text:span text:style-name="T555">() {</text:span></text:p>
      <text:p text:style-name="P556"><text:span text:style-name="T557">    </text:span><text:span text:style-name="T558">this</text:span><text:span text:style-name="T559">.</text:span><text:span text:style-name="T560">_behavior</text:span><text:span text:style-name="T561">++;</text:span></text:p>
      <text:p text:style-name="P562"><text:span text:style-name="T563">  </text:span><text:span text:style-name="T564">}</text:span></text:p>
      <text:p text:style-name="P565"><text:span text:style-name="T566">}</text:span></text:p>
      <text:p text:style-name="P567"><text:span text:style-name="T568">const</text:span><text:span text:style-name="T569"><text:s/></text:span><text:span text:style-name="T570">halley</text:span><text:span text:style-name="T571"><text:s/>= </text:span><text:span text:style-name="T572">new</text:span><text:span text:style-name="T573"><text:s/></text:span><text:span text:style-name="T574">Dog</text:span><text:span text:style-name="T575">(</text:span><text:span text:style-name="T576">'Halley'</text:span><text:span text:style-name="T577">);</text:span></text:p>
      <text:p text:style-name="P578"><text:span text:style-name="T579"><draw:frame draw:z-index="13" draw:id="id19" draw:style-name="a19" draw:name="Frame14" text:anchor-type="paragraph" svg:x="-104.1563in" svg:y="0in" svg:width="0.01528in" svg:height="0.01528in" style:rel-width="scale" style:rel-height="scale"><draw:text-box><text:p text:style-name="Textbody">Copy to Clipboard</text:p></draw:text-box><svg:title/><svg:desc/></draw:frame></text:span><text:span text:style-name="T580">Dans l'exemple ci-dessus, nous créons la </text:span><text:span text:style-name="T581">Dog<text:s/></text:span><text:span text:style-name="T582">classe, puis créons une instance et l'enregistrons dans une variable nommée </text:span><text:span text:style-name="T583">halley</text:span><text:span text:style-name="T584">.</text:span></text:p>
      <text:p text:style-name="P585">La syntaxe d'appel des méthodes et des getters sur une instance est la même que celle d'un objet : ajoutez un point à l'instance, puis le nom de la propriété ou de la méthode. Pour les méthodes, il faut également inclure des parenthèses ouvrantes et fermantes.</text:p>
      <text:p text:style-name="P586"><text:span text:style-name="T587">Prenons un moment pour créer deux </text:span><text:span text:style-name="T588">Dog<text:s/></text:span><text:span text:style-name="T589">instances et appeler notre </text:span><text:span text:style-name="T590">.incrementBehavior()<text:s/></text:span><text:span text:style-name="T591">méthode sur l’une d’elles.</text:span></text:p>
      <text:p text:style-name="P592"><text:span text:style-name="T593">let</text:span><text:span text:style-name="T594"><text:s/></text:span><text:span text:style-name="T595">nikko</text:span><text:span text:style-name="T596"><text:s/>= </text:span><text:span text:style-name="T597">new</text:span><text:span text:style-name="T598"><text:s/></text:span><text:span text:style-name="T599">Dog</text:span><text:span text:style-name="T600">(</text:span><text:span text:style-name="T601">'Nikko'</text:span><text:span text:style-name="T602">);<text:s/></text:span><text:span text:style-name="T603">// Create dog named Nikko</text:span></text:p>
      <text:p text:style-name="P604"><text:span text:style-name="T605">nikko</text:span><text:span text:style-name="T606">.</text:span><text:span text:style-name="T607">incrementBehavior</text:span><text:span text:style-name="T608">();<text:s/></text:span><text:span text:style-name="T609">// Add 1 to nikko instance's behavior</text:span></text:p>
      <text:p text:style-name="P610"><text:span text:style-name="T611">let</text:span><text:span text:style-name="T612"><text:s/></text:span><text:span text:style-name="T613">bradford</text:span><text:span text:style-name="T614"><text:s/>= </text:span><text:span text:style-name="T615">new</text:span><text:span text:style-name="T616"><text:s/></text:span><text:span text:style-name="T617">Dog</text:span><text:span text:style-name="T618">(</text:span><text:span text:style-name="T619">'Bradford'</text:span><text:span text:style-name="T620">);<text:s/></text:span><text:span text:style-name="T621">// Create dog name Bradford</text:span></text:p>
      <text:p text:style-name="P622"><text:span text:style-name="T623">console</text:span><text:span text:style-name="T624">.</text:span><text:span text:style-name="T625">log</text:span><text:span text:style-name="T626">(</text:span><text:span text:style-name="T627">nikko</text:span><text:span text:style-name="T628">.</text:span><text:span text:style-name="T629">behavior</text:span><text:span text:style-name="T630">);<text:s/></text:span><text:span text:style-name="T631">// Logs 1 to the console</text:span></text:p>
      <text:p text:style-name="P632"><text:span text:style-name="T633">console</text:span><text:span text:style-name="T634">.</text:span><text:span text:style-name="T635">log</text:span><text:span text:style-name="T636">(</text:span><text:span text:style-name="T637">bradford</text:span><text:span text:style-name="T638">.</text:span><text:span text:style-name="T639">behavior</text:span><text:span text:style-name="T640">);<text:s/></text:span><text:span text:style-name="T641">// Logs 0 to the console</text:span></text:p>
      <text:p text:style-name="P642"><text:span text:style-name="T643"><draw:frame draw:z-index="14" draw:id="id20" draw:style-name="a20" draw:name="Frame15" text:anchor-type="paragraph" svg:x="-104.1563in" svg:y="0in" svg:width="0.01528in" svg:height="0.01528in" style:rel-width="scale" style:rel-height="scale"><draw:text-box><text:p text:style-name="Textbody">Copy to Clipboard</text:p></draw:text-box><svg:title/><svg:desc/></draw:frame></text:span><text:span text:style-name="T644">Dans l'exemple précédent, nous créons deux nouvelles </text:span><text:span text:style-name="T645">Dog<text:s/></text:span><text:span text:style-name="T646">instances, </text:span><text:span text:style-name="T647">nikko<text:s/></text:span><text:span text:style-name="T648">et </text:span><text:span text:style-name="T649">bradford</text:span><text:span text:style-name="T650">. Parce que nous incrémentons le comportement de notre </text:span><text:span text:style-name="T651">nikko<text:s/></text:span><text:span text:style-name="T652">instance, mais pas </text:span><text:span text:style-name="T653">bradford</text:span><text:span text:style-name="T654">, en accédant </text:span><text:span text:style-name="T655">nikko.behavi</text:span><text:span text:style-name="T656">or<text:s/></text:span><text:span text:style-name="T657">aux retours </text:span><text:span text:style-name="T658">1</text:span><text:span text:style-name="T659">et en accédant </text:span><text:span text:style-name="T660">bradford.behavior<text:s/></text:span><text:span text:style-name="T661">aux retours </text:span><text:span text:style-name="T662">0</text:span><text:span text:style-name="T663">.</text:span></text:p>
      <text:p text:style-name="P664"/>
      <text:h text:style-name="P665" text:outline-level="3">Héritage I</text:h>
      <text:p text:style-name="P666">4 min</text:p>
      <text:p text:style-name="P667"><text:span text:style-name="T668">Imaginez que notre garderie pour chiens rencontre un tel succès que nous décidons de l'agrandir et d'ouvrir une garderie pour chats. Avant l'ouverture de la garderie, nous<text:s/></text:span><text:span text:style-name="T669">devons créer une </text:span><text:span text:style-name="T670">Cat</text:span><text:span text:style-name="T671">classe pour générer rapidement </text:span><text:span text:style-name="T672">Cat</text:span><text:span text:style-name="T673">des instances. Nous savons que les propriétés de notre </text:span><text:span text:style-name="T674">Cat</text:span><text:span text:style-name="T675">classe ( </text:span><text:span text:style-name="T676">name</text:span><text:span text:style-name="T677">, </text:span><text:span text:style-name="T678">behavior</text:span><text:span text:style-name="T679">) sont similaires à celles de notre </text:span><text:span text:style-name="T680">Dog</text:span><text:span text:style-name="T681">classe. Cependant, il y aura quelques différences, car bien sûr, les chats ne sont</text:span><text:span text:style-name="T682"><text:s/>pas des chiens.</text:span></text:p>
      <text:p text:style-name="P683"><text:span text:style-name="T684">Disons que notre </text:span><text:span text:style-name="T685">Cat</text:span><text:span text:style-name="T686">classe est définie comme ceci :</text:span></text:p>
      <text:p text:style-name="P687"><text:span text:style-name="T688">class Cat<text:s/></text:span><text:span text:style-name="T689">{</text:span></text:p>
      <text:soft-page-break/>
      <text:p text:style-name="P690"><text:span text:style-name="T691">  </text:span><text:span text:style-name="T692">constructor</text:span><text:span text:style-name="T693">(</text:span><text:span text:style-name="T694">name</text:span><text:span text:style-name="T695">,<text:s/></text:span><text:span text:style-name="T696">usesLitter</text:span><text:span text:style-name="T697">) {</text:span></text:p>
      <text:p text:style-name="P698"><text:span text:style-name="T699">    </text:span><text:span text:style-name="T700">this</text:span><text:span text:style-name="T701">.</text:span><text:span text:style-name="T702">_name</text:span><text:span text:style-name="T703"><text:s/>= </text:span><text:span text:style-name="T704">name</text:span><text:span text:style-name="T705">;</text:span></text:p>
      <text:p text:style-name="P706"><text:span text:style-name="T707">    </text:span><text:span text:style-name="T708">this</text:span><text:span text:style-name="T709">.</text:span><text:span text:style-name="T710">_usesLitter</text:span><text:span text:style-name="T711"><text:s/>= </text:span><text:span text:style-name="T712">usesLitter</text:span><text:span text:style-name="T713">;</text:span></text:p>
      <text:p text:style-name="P714"><text:span text:style-name="T715">    </text:span><text:span text:style-name="T716">this</text:span><text:span text:style-name="T717">.</text:span><text:span text:style-name="T718">_behavior</text:span><text:span text:style-name="T719"><text:s/>= </text:span><text:span text:style-name="T720">0</text:span><text:span text:style-name="T721">;</text:span></text:p>
      <text:p text:style-name="P722"><text:span text:style-name="T723">  </text:span><text:span text:style-name="T724">}</text:span></text:p>
      <text:p text:style-name="P725"><text:span text:style-name="T726">    </text:span></text:p>
      <text:p text:style-name="P727"><text:span text:style-name="T728">  </text:span><text:span text:style-name="T729">get name</text:span><text:span text:style-name="T730">() {</text:span></text:p>
      <text:p text:style-name="P731"><text:span text:style-name="T732">    </text:span><text:span text:style-name="T733">return</text:span><text:span text:style-name="T734"><text:s/></text:span><text:span text:style-name="T735">this</text:span><text:span text:style-name="T736">.</text:span><text:span text:style-name="T737">_name</text:span><text:span text:style-name="T738">;</text:span></text:p>
      <text:p text:style-name="P739"><text:span text:style-name="T740">  </text:span><text:span text:style-name="T741">}</text:span></text:p>
      <text:p text:style-name="P742"><text:span text:style-name="T743"><text:s/></text:span></text:p>
      <text:p text:style-name="P744"><text:span text:style-name="T745">  </text:span><text:span text:style-name="T746">get<text:s/></text:span><text:span text:style-name="T747">usesLitter</text:span><text:span text:style-name="T748">() {</text:span></text:p>
      <text:p text:style-name="P749"><text:span text:style-name="T750">    </text:span><text:span text:style-name="T751">return</text:span><text:span text:style-name="T752"><text:s/></text:span><text:span text:style-name="T753">this</text:span><text:span text:style-name="T754">.</text:span><text:span text:style-name="T755">_usesLitter</text:span><text:span text:style-name="T756">;</text:span></text:p>
      <text:p text:style-name="P757"><text:span text:style-name="T758">  </text:span><text:span text:style-name="T759">}</text:span></text:p>
      <text:p text:style-name="P760"><text:span text:style-name="T761">  </text:span><text:span text:style-name="T762">get behavior</text:span><text:span text:style-name="T763">() {</text:span></text:p>
      <text:p text:style-name="P764"><text:span text:style-name="T765">    </text:span><text:span text:style-name="T766">return</text:span><text:span text:style-name="T767"><text:s/></text:span><text:span text:style-name="T768">this</text:span><text:span text:style-name="T769">.</text:span><text:span text:style-name="T770">_behavior</text:span><text:span text:style-name="T771">;</text:span></text:p>
      <text:p text:style-name="P772"><text:span text:style-name="T773">  </text:span><text:span text:style-name="T774">}  </text:span></text:p>
      <text:p text:style-name="P775"><text:span text:style-name="T776">  </text:span></text:p>
      <text:p text:style-name="P777"><text:span text:style-name="T778">  </text:span><text:span text:style-name="T779">incrementBehavior</text:span><text:span text:style-name="T780">() {</text:span></text:p>
      <text:p text:style-name="P781"><text:span text:style-name="T782">    </text:span><text:span text:style-name="T783">this</text:span><text:span text:style-name="T784">.</text:span><text:span text:style-name="T785">_behavior</text:span><text:span text:style-name="T786">++;</text:span></text:p>
      <text:p text:style-name="P787"><text:span text:style-name="T788">  </text:span><text:span text:style-name="T789">}</text:span></text:p>
      <text:p text:style-name="P790"><text:span text:style-name="T791">}</text:span></text:p>
      <text:p text:style-name="P792"><text:span text:style-name="T793"><draw:frame draw:z-index="15" draw:id="id21" draw:style-name="a21" draw:name="Frame16" text:anchor-type="paragraph" svg:x="-104.1563in" svg:y="0in" svg:width="0.01528in" svg:height="0.01528in" style:rel-width="scale" style:rel-height="scale"><draw:text-box><text:p text:style-name="Textbody">Copy to Clipboard</text:p></draw:text-box><svg:title/><svg:desc/></draw:frame></text:span><text:span text:style-name="T794">Dans cet exemple, nous créons une </text:span><text:span text:style-name="T795">Cat<text:s/></text:span><text:span text:style-name="T796">classe. Elle partage quelques propriétés<text:s/></text:span><text:span text:style-name="T797">( </text:span><text:span text:style-name="T798">_name<text:s/></text:span><text:span text:style-name="T799">et </text:span><text:span text:style-name="T800">_behavior</text:span><text:span text:style-name="T801">) et une méthode ( </text:span><text:span text:style-name="T802">.incrementBehavior()</text:span><text:span text:style-name="T803">) avec la </text:span><text:span text:style-name="T804">Dog<text:s/></text:span><text:span text:style-name="T805">classe des exercices précédents. La </text:span><text:span text:style-name="T806">Cat<text:s/></text:span><text:span text:style-name="T807">classe contient également une propriété supplémentaire ( </text:span><text:span text:style-name="T808">_usesLitter</text:span><text:span text:style-name="T809">), qui contient une valeur booléenne indiquant si un chat peut utiliser sa<text:s/></text:span><text:span text:style-name="T810">litière.</text:span></text:p>
      <text:p text:style-name="P811"><text:span text:style-name="T812">Lorsque plusieurs classes partagent des propriétés ou<text:s/></text:span><text:a xlink:href="https://www.codecademy.com/resources/docs/javascript/methods" office:target-frame-name="_top" xlink:show="replace"><text:span text:style-name="T813"><draw:frame draw:z-index="16" draw:id="id22" draw:style-name="a22" draw:name="Frame17" text:anchor-type="paragraph" svg:x="-104.1563in" svg:y="0in" svg:width="0.01528in" svg:height="0.01528in" style:rel-width="scale" style:rel-height="scale"><draw:text-box><text:p text:style-name="Textbody">Aperçu : Documents Chargement de la description du lien</text:p></draw:text-box><svg:title/><svg:desc/></draw:frame></text:span><text:span text:style-name="T814">méthodes</text:span></text:a><text:span text:style-name="T815">, ils deviennent candidats à </text:span><text:span text:style-name="T816">l'héritage</text:span><text:span text:style-name="T817"> — un<text:s/></text:span><text:span text:style-name="T818">outil que les développeurs utilisent pour réduire la quantité de code qu'ils doivent écrire.</text:span></text:p>
      <text:p text:style-name="P819"><text:span text:style-name="T820">Grâce à l'héritage, nous pouvons créer une classe </text:span><text:span text:style-name="T821">parent</text:span><text:span text:style-name="T822"> (également appelée superclasse) avec des propriétés et des méthodes partagées par plusieurs classes </text:span><text:span text:style-name="T823">enfant</text:span><text:span text:style-name="T824">s</text:span><text:span text:style-name="T825"> (également appelées sous-classes). Les classes enfants héritent des propriétés et des méthodes de leur classe parente.</text:span></text:p>
      <text:soft-page-break/>
      <text:p text:style-name="P826"><text:span text:style-name="T827">Faisons abstraction des propriétés et méthodes partagées de nos classes </text:span><text:span text:style-name="T828">Cat<text:s/></text:span><text:span text:style-name="T829">et </text:span><text:span text:style-name="T830">Dog<text:s/></text:span><text:span text:style-name="T831">dans une classe parent appelée </text:span><text:span text:style-name="T832">Animal</text:span><text:span text:style-name="T833">.</text:span></text:p>
      <text:p text:style-name="P834"><text:span text:style-name="T835">class Animal<text:s/></text:span><text:span text:style-name="T836">{</text:span></text:p>
      <text:p text:style-name="P837"><text:span text:style-name="T838">  </text:span><text:span text:style-name="T839">constructor</text:span><text:span text:style-name="T840">(</text:span><text:span text:style-name="T841">name</text:span><text:span text:style-name="T842">) {</text:span></text:p>
      <text:p text:style-name="P843"><text:span text:style-name="T844">    </text:span><text:span text:style-name="T845">this</text:span><text:span text:style-name="T846">.</text:span><text:span text:style-name="T847">_name</text:span><text:span text:style-name="T848"><text:s/>= </text:span><text:span text:style-name="T849">name</text:span><text:span text:style-name="T850">;</text:span></text:p>
      <text:p text:style-name="P851"><text:span text:style-name="T852">    </text:span><text:span text:style-name="T853">this</text:span><text:span text:style-name="T854">.</text:span><text:span text:style-name="T855">_behavior</text:span><text:span text:style-name="T856"><text:s/>= </text:span><text:span text:style-name="T857">0</text:span><text:span text:style-name="T858">;</text:span></text:p>
      <text:p text:style-name="P859"><text:span text:style-name="T860">  </text:span><text:span text:style-name="T861">}</text:span></text:p>
      <text:p text:style-name="P862"><text:span text:style-name="T863">    </text:span></text:p>
      <text:p text:style-name="P864"><text:span text:style-name="T865">  </text:span><text:span text:style-name="T866">get name</text:span><text:span text:style-name="T867">() {</text:span></text:p>
      <text:p text:style-name="P868"><text:span text:style-name="T869">    </text:span><text:span text:style-name="T870">return</text:span><text:span text:style-name="T871"><text:s/></text:span><text:span text:style-name="T872">this</text:span><text:span text:style-name="T873">.</text:span><text:span text:style-name="T874">_name</text:span><text:span text:style-name="T875">;</text:span></text:p>
      <text:p text:style-name="P876"><text:span text:style-name="T877">  </text:span><text:span text:style-name="T878">}</text:span></text:p>
      <text:p text:style-name="P879"><text:span text:style-name="T880">  </text:span></text:p>
      <text:p text:style-name="P881"><text:span text:style-name="T882">  </text:span><text:span text:style-name="T883">get behavior</text:span><text:span text:style-name="T884">() {</text:span></text:p>
      <text:p text:style-name="P885"><text:span text:style-name="T886">    </text:span><text:span text:style-name="T887">return</text:span><text:span text:style-name="T888"><text:s/></text:span><text:span text:style-name="T889">this</text:span><text:span text:style-name="T890">.</text:span><text:span text:style-name="T891">_behavior</text:span><text:span text:style-name="T892">;</text:span></text:p>
      <text:p text:style-name="P893"><text:span text:style-name="T894">  </text:span><text:span text:style-name="T895">}   </text:span></text:p>
      <text:p text:style-name="P896"><text:span text:style-name="T897">    </text:span></text:p>
      <text:p text:style-name="P898"><text:span text:style-name="T899">  </text:span><text:span text:style-name="T900">incrementBehavior</text:span><text:span text:style-name="T901">() {</text:span></text:p>
      <text:p text:style-name="P902"><text:span text:style-name="T903">    </text:span><text:span text:style-name="T904">this</text:span><text:span text:style-name="T905">.</text:span><text:span text:style-name="T906">_behavior</text:span><text:span text:style-name="T907">++;</text:span></text:p>
      <text:p text:style-name="P908"><text:span text:style-name="T909">  </text:span><text:span text:style-name="T910">}</text:span></text:p>
      <text:p text:style-name="P911"><text:span text:style-name="T912">}</text:span></text:p>
      <text:p text:style-name="P913"><text:span text:style-name="T914"><draw:frame draw:z-index="17" draw:id="id23" draw:style-name="a23" draw:name="Frame18" text:anchor-type="paragraph" svg:x="-104.1563in" svg:y="0in" svg:width="0.01528in" svg:height="0.01528in" style:rel-width="scale" style:rel-height="scale"><draw:text-box><text:p text:style-name="Textbody">Copy to Clipboard</text:p></draw:text-box><svg:title/><svg:desc/></draw:frame></text:span><text:span text:style-name="T915">Dans l'exemple précédent, la </text:span><text:span text:style-name="T916">Animal</text:span><text:span text:style-name="T917">classe contient les propriétés et les méthodes que les classes </text:span><text:span text:style-name="T918">Cat</text:span><text:span text:style-name="T919">et </text:span><text:span text:style-name="T920">Dog</text:span><text:span text:style-name="T921">partagent ( </text:span><text:span text:style-name="T922">name</text:span><text:span text:style-name="T923">, </text:span><text:span text:style-name="T924">behavior</text:span><text:span text:style-name="T925">, </text:span><text:span text:style-name="T926">.incrementBehavior()</text:span><text:span text:style-name="T927">).</text:span></text:p>
      <text:p text:style-name="P928"><text:span text:style-name="T929">Le diagramme dans l'espace de travail montre les relations que nous souhaitons créer entre les </text:span><text:span text:style-name="T930">Ani</text:span><text:span text:style-name="T931">mal</text:span><text:span text:style-name="T932">classes , </text:span><text:span text:style-name="T933">Cat</text:span><text:span text:style-name="T934">et .</text:span><text:span text:style-name="T935">Dog</text:span></text:p>
      <text:p text:style-name="P936"/>
      <text:h text:style-name="P937" text:outline-level="3">Héritage II</text:h>
      <text:p text:style-name="P938">11 min</text:p>
      <text:p text:style-name="P939"><text:span text:style-name="T940">Dans l'exercice précédent, nous avons créé une classe parent nommée </text:span><text:span text:style-name="T941">Animal<text:s/></text:span><text:span text:style-name="T942">pour deux classes enfants nommées </text:span><text:span text:style-name="T943">Cat<text:s/></text:span><text:span text:style-name="T944">et </text:span><text:span text:style-name="T945">Dog</text:span><text:span text:style-name="T946">.</text:span></text:p>
      <text:p text:style-name="P947"><text:span text:style-name="T948">La classe suivante </text:span><text:span text:style-name="T949">Animal<text:s/></text:span><text:span text:style-name="T950">contient les propriétés partagées et</text:span></text:p>
      <text:p text:style-name="P951"><text:a xlink:href="https://www.codecademy.com/resources/docs/javascript/methods" office:target-frame-name="_top" xlink:show="replace"><text:span text:style-name="T952"><draw:frame draw:z-index="18" draw:id="id24" draw:style-name="a24" draw:name="Frame19" text:anchor-type="paragraph" svg:x="-104.1563in" svg:y="0in" svg:width="0.01528in" svg:height="0.01528in" style:rel-width="scale" style:rel-height="scale"><draw:text-box><text:p text:style-name="P953">Preview: Docs Methods are object properties that contain functions.</text:p></draw:text-box><svg:title/><svg:desc/></draw:frame></text:span><text:span text:style-name="T954">méthodes</text:span></text:a></text:p>
      <text:p text:style-name="P955"><text:span text:style-name="T956">de </text:span><text:span text:style-name="T957">Cat<text:s/></text:span><text:span text:style-name="T958">et </text:span><text:span text:style-name="T959">Dog</text:span><text:span text:style-name="T960">.</text:span></text:p>
      <text:p text:style-name="P961"><text:span text:style-name="T962">class Animal<text:s/></text:span><text:span text:style-name="T963">{</text:span></text:p>
      <text:p text:style-name="P964"><text:span text:style-name="T965">  </text:span><text:span text:style-name="T966">constructor</text:span><text:span text:style-name="T967">(</text:span><text:span text:style-name="T968">name</text:span><text:span text:style-name="T969">) {</text:span></text:p>
      <text:p text:style-name="P970"><text:span text:style-name="T971">    </text:span><text:span text:style-name="T972">this</text:span><text:span text:style-name="T973">.</text:span><text:span text:style-name="T974">_name</text:span><text:span text:style-name="T975"><text:s/>= </text:span><text:span text:style-name="T976">name</text:span><text:span text:style-name="T977">;</text:span></text:p>
      <text:soft-page-break/>
      <text:p text:style-name="P978"><text:span text:style-name="T979">    </text:span><text:span text:style-name="T980">this</text:span><text:span text:style-name="T981">.</text:span><text:span text:style-name="T982">_behavior</text:span><text:span text:style-name="T983"><text:s/>= </text:span><text:span text:style-name="T984">0</text:span><text:span text:style-name="T985">;</text:span></text:p>
      <text:p text:style-name="P986"><text:span text:style-name="T987">  </text:span><text:span text:style-name="T988">}</text:span></text:p>
      <text:p text:style-name="P989"><text:span text:style-name="T990">    </text:span></text:p>
      <text:p text:style-name="P991"><text:span text:style-name="T992">  </text:span><text:span text:style-name="T993">get name</text:span><text:span text:style-name="T994">() {</text:span></text:p>
      <text:p text:style-name="P995"><text:span text:style-name="T996">    </text:span><text:span text:style-name="T997">return</text:span><text:span text:style-name="T998"><text:s/></text:span><text:span text:style-name="T999">this</text:span><text:span text:style-name="T1000">.</text:span><text:span text:style-name="T1001">_name</text:span><text:span text:style-name="T1002">;</text:span></text:p>
      <text:p text:style-name="P1003"><text:span text:style-name="T1004">  </text:span><text:span text:style-name="T1005">}</text:span></text:p>
      <text:p text:style-name="P1006"><text:span text:style-name="T1007">  </text:span></text:p>
      <text:p text:style-name="P1008"><text:span text:style-name="T1009">  </text:span><text:span text:style-name="T1010">get behavior</text:span><text:span text:style-name="T1011">() {</text:span></text:p>
      <text:p text:style-name="P1012"><text:span text:style-name="T1013">    </text:span><text:span text:style-name="T1014">return</text:span><text:span text:style-name="T1015"><text:s/></text:span><text:span text:style-name="T1016">this</text:span><text:span text:style-name="T1017">.</text:span><text:span text:style-name="T1018">_behavior</text:span><text:span text:style-name="T1019">;</text:span></text:p>
      <text:p text:style-name="P1020"><text:span text:style-name="T1021">  </text:span><text:span text:style-name="T1022">}   </text:span></text:p>
      <text:p text:style-name="P1023"><text:span text:style-name="T1024">  </text:span></text:p>
      <text:p text:style-name="P1025"><text:span text:style-name="T1026">  </text:span><text:span text:style-name="T1027">incrementBehavior</text:span><text:span text:style-name="T1028">() {</text:span></text:p>
      <text:p text:style-name="P1029"><text:span text:style-name="T1030">    </text:span><text:span text:style-name="T1031">this</text:span><text:span text:style-name="T1032">.</text:span><text:span text:style-name="T1033">_behavior</text:span><text:span text:style-name="T1034">++;</text:span></text:p>
      <text:p text:style-name="P1035"><text:span text:style-name="T1036">  </text:span><text:span text:style-name="T1037">}</text:span></text:p>
      <text:p text:style-name="P1038"><text:span text:style-name="T1039">}</text:span></text:p>
      <text:p text:style-name="P1040"><text:span text:style-name="T1041"><draw:frame draw:z-index="19" draw:id="id25" draw:style-name="a25" draw:name="Frame20" text:anchor-type="paragraph" svg:x="-104.1563in" svg:y="0in" svg:width="0.01528in" svg:height="0.01528in" style:rel-width="scale" style:rel-height="scale"><draw:text-box><text:p text:style-name="Textbody">Copy to Clipboard</text:p></draw:text-box><svg:title/><svg:desc/></draw:frame></text:span><text:span text:style-name="T1042">Le code suivant montre la </text:span><text:span text:style-name="T1043">Cat<text:s/></text:span><text:span text:style-name="T1044">classe, qui héritera des informations de la </text:span><text:span text:style-name="T1045">Animal<text:s/></text:span><text:span text:style-name="T1046">classe :</text:span></text:p>
      <text:p text:style-name="P1047"><text:span text:style-name="T1048">class<text:s/></text:span><text:span text:style-name="T1049">Cat<text:s/></text:span><text:span text:style-name="T1050">{</text:span></text:p>
      <text:p text:style-name="P1051"><text:span text:style-name="T1052">  </text:span><text:span text:style-name="T1053">constructor</text:span><text:span text:style-name="T1054">(</text:span><text:span text:style-name="T1055">name</text:span><text:span text:style-name="T1056">,<text:s/></text:span><text:span text:style-name="T1057">usesLitter</text:span><text:span text:style-name="T1058">) {</text:span></text:p>
      <text:p text:style-name="P1059"><text:span text:style-name="T1060">    </text:span><text:span text:style-name="T1061">this</text:span><text:span text:style-name="T1062">.</text:span><text:span text:style-name="T1063">_name</text:span><text:span text:style-name="T1064"><text:s/>= </text:span><text:span text:style-name="T1065">name</text:span><text:span text:style-name="T1066">;</text:span></text:p>
      <text:p text:style-name="P1067"><text:span text:style-name="T1068">    </text:span><text:span text:style-name="T1069">this</text:span><text:span text:style-name="T1070">.</text:span><text:span text:style-name="T1071">_usesLitter</text:span><text:span text:style-name="T1072"><text:s/>= </text:span><text:span text:style-name="T1073">usesLitter</text:span><text:span text:style-name="T1074">;</text:span></text:p>
      <text:p text:style-name="P1075"><text:span text:style-name="T1076">    </text:span><text:span text:style-name="T1077">this</text:span><text:span text:style-name="T1078">.</text:span><text:span text:style-name="T1079">_behavior</text:span><text:span text:style-name="T1080"><text:s/>= </text:span><text:span text:style-name="T1081">0</text:span><text:span text:style-name="T1082">;</text:span></text:p>
      <text:p text:style-name="P1083"><text:span text:style-name="T1084">  </text:span><text:span text:style-name="T1085">}</text:span></text:p>
      <text:p text:style-name="P1086"><text:span text:style-name="T1087">    </text:span></text:p>
      <text:p text:style-name="P1088"><text:span text:style-name="T1089">  </text:span><text:span text:style-name="T1090">get name</text:span><text:span text:style-name="T1091">() {</text:span></text:p>
      <text:p text:style-name="P1092"><text:span text:style-name="T1093">    </text:span><text:span text:style-name="T1094">return</text:span><text:span text:style-name="T1095"><text:s/></text:span><text:span text:style-name="T1096">this</text:span><text:span text:style-name="T1097">.</text:span><text:span text:style-name="T1098">_name</text:span><text:span text:style-name="T1099">;</text:span></text:p>
      <text:p text:style-name="P1100"><text:span text:style-name="T1101">  </text:span><text:span text:style-name="T1102">}</text:span></text:p>
      <text:p text:style-name="P1103"><text:span text:style-name="T1104">  </text:span></text:p>
      <text:p text:style-name="P1105"><text:span text:style-name="T1106">  </text:span><text:span text:style-name="T1107">get behavior</text:span><text:span text:style-name="T1108">() {</text:span></text:p>
      <text:p text:style-name="P1109"><text:span text:style-name="T1110">    </text:span><text:span text:style-name="T1111">return</text:span><text:span text:style-name="T1112"><text:s/></text:span><text:span text:style-name="T1113">this</text:span><text:span text:style-name="T1114">.</text:span><text:span text:style-name="T1115">_behavior</text:span><text:span text:style-name="T1116">;</text:span></text:p>
      <text:p text:style-name="P1117"><text:span text:style-name="T1118">  </text:span><text:span text:style-name="T1119">}</text:span></text:p>
      <text:p text:style-name="P1120"><text:span text:style-name="T1121">  </text:span></text:p>
      <text:p text:style-name="P1122"><text:span text:style-name="T1123">  </text:span><text:span text:style-name="T1124">get usesLitter</text:span><text:span text:style-name="T1125">() {</text:span></text:p>
      <text:p text:style-name="P1126"><text:span text:style-name="T1127">    </text:span><text:span text:style-name="T1128">return</text:span><text:span text:style-name="T1129"><text:s/></text:span><text:span text:style-name="T1130">this</text:span><text:span text:style-name="T1131">.</text:span><text:span text:style-name="T1132">_usesLitter</text:span><text:span text:style-name="T1133">;</text:span></text:p>
      <text:p text:style-name="P1134"><text:span text:style-name="T1135">  </text:span><text:span text:style-name="T1136">}</text:span></text:p>
      <text:p text:style-name="P1137"><text:span text:style-name="T1138">  </text:span></text:p>
      <text:p text:style-name="P1139"><text:span text:style-name="T1140">  </text:span><text:span text:style-name="T1141">incrementBehavior</text:span><text:span text:style-name="T1142">() {</text:span></text:p>
      <text:p text:style-name="P1143"><text:span text:style-name="T1144">    </text:span><text:span text:style-name="T1145">this</text:span><text:span text:style-name="T1146">.</text:span><text:span text:style-name="T1147">_behavior</text:span><text:span text:style-name="T1148">++;</text:span></text:p>
      <text:p text:style-name="P1149"><text:span text:style-name="T1150">  </text:span><text:span text:style-name="T1151">}</text:span></text:p>
      <text:soft-page-break/>
      <text:p text:style-name="P1152"><text:span text:style-name="T1153">}</text:span></text:p>
      <text:p text:style-name="P1154"><text:span text:style-name="T1155"><draw:frame draw:z-index="20" draw:id="id26" draw:style-name="a26" draw:name="Frame21" text:anchor-type="paragraph" svg:x="-104.1563in" svg:y="0in" svg:width="0.01528in" svg:height="0.01528in" style:rel-width="scale" style:rel-height="scale"><draw:text-box><text:p text:style-name="Textbody">Copy to Clipboard</text:p></draw:text-box><svg:title/><svg:desc/></draw:frame></text:span><text:span text:style-name="T1156">Dans l'éditeur de code, dans </text:span><text:span text:style-name="T1157">main.js</text:span><text:span text:style-name="T1158">, vous mettrez en pratique ce que vous avez appris en créant une classe parent nommée </text:span><text:span text:style-name="T1159">HospitalEmployee</text:span><text:span text:style-name="T1160">.</text:span></text:p>
      <text:p text:style-name="P1161"/>
      <text:h text:style-name="P1162" text:outline-level="3">Héritage<text:s/>III</text:h>
      <text:p text:style-name="P1163"/>
      <text:p text:style-name="P1164">Nous avons abstrait les propriétés partagées et</text:p>
      <text:p text:style-name="P1165"><text:a xlink:href="https://www.codecademy.com/resources/docs/javascript/methods" office:target-frame-name="_top" xlink:show="replace"><text:span text:style-name="T1166"><draw:frame draw:z-index="21" draw:id="id27" draw:style-name="a27" draw:name="Frame22" text:anchor-type="paragraph" svg:x="-104.1563in" svg:y="0in" svg:width="0.01528in" svg:height="0.01528in" style:rel-width="scale" style:rel-height="scale"><draw:text-box><text:p text:style-name="P1167">Preview: Docs Methods are object properties that contain functions.</text:p></draw:text-box><svg:title/><svg:desc/></draw:frame></text:span><text:span text:style-name="T1168">méthodes</text:span></text:a><text:span text:style-name="T1169"><text:s/></text:span><text:span text:style-name="T1170">de nos classes </text:span><text:span text:style-name="T1171">Cat<text:s/></text:span><text:span text:style-name="T1172">et </text:span><text:span text:style-name="T1173">Dog<text:s/></text:span><text:span text:style-name="T1174">dans une classe<text:s/></text:span><text:span text:style-name="T1175">parent appelée </text:span><text:span text:style-name="T1176">Animal<text:s/></text:span><text:span text:style-name="T1177">ici :</text:span></text:p>
      <text:p text:style-name="P1178"><text:span text:style-name="T1179">class Animal<text:s/></text:span><text:span text:style-name="T1180">{</text:span></text:p>
      <text:p text:style-name="P1181"><text:span text:style-name="T1182">  </text:span><text:span text:style-name="T1183">constructor</text:span><text:span text:style-name="T1184">(</text:span><text:span text:style-name="T1185">name</text:span><text:span text:style-name="T1186">) {</text:span></text:p>
      <text:p text:style-name="P1187"><text:span text:style-name="T1188">    </text:span><text:span text:style-name="T1189">this</text:span><text:span text:style-name="T1190">.</text:span><text:span text:style-name="T1191">_name</text:span><text:span text:style-name="T1192"><text:s/>= </text:span><text:span text:style-name="T1193">name</text:span><text:span text:style-name="T1194">;</text:span></text:p>
      <text:p text:style-name="P1195"><text:span text:style-name="T1196">    </text:span><text:span text:style-name="T1197">this</text:span><text:span text:style-name="T1198">.</text:span><text:span text:style-name="T1199">_behavior</text:span><text:span text:style-name="T1200"><text:s/>= </text:span><text:span text:style-name="T1201">0</text:span><text:span text:style-name="T1202">;</text:span></text:p>
      <text:p text:style-name="P1203"><text:span text:style-name="T1204">  </text:span><text:span text:style-name="T1205">}</text:span></text:p>
      <text:p text:style-name="P1206"><text:span text:style-name="T1207">    </text:span></text:p>
      <text:p text:style-name="P1208"><text:span text:style-name="T1209">  </text:span><text:span text:style-name="T1210">get name</text:span><text:span text:style-name="T1211">() {</text:span></text:p>
      <text:p text:style-name="P1212"><text:span text:style-name="T1213">    </text:span><text:span text:style-name="T1214">return</text:span><text:span text:style-name="T1215"><text:s/></text:span><text:span text:style-name="T1216">this</text:span><text:span text:style-name="T1217">.</text:span><text:span text:style-name="T1218">_name</text:span><text:span text:style-name="T1219">;</text:span></text:p>
      <text:p text:style-name="P1220"><text:span text:style-name="T1221">  </text:span><text:span text:style-name="T1222">}</text:span></text:p>
      <text:p text:style-name="P1223"><text:span text:style-name="T1224">  </text:span></text:p>
      <text:p text:style-name="P1225"><text:span text:style-name="T1226">  </text:span><text:span text:style-name="T1227">get behavior</text:span><text:span text:style-name="T1228">() {</text:span></text:p>
      <text:p text:style-name="P1229"><text:span text:style-name="T1230">    </text:span><text:span text:style-name="T1231">return</text:span><text:span text:style-name="T1232"><text:s/></text:span><text:span text:style-name="T1233">this</text:span><text:span text:style-name="T1234">.</text:span><text:span text:style-name="T1235">_behavior</text:span><text:span text:style-name="T1236">;</text:span></text:p>
      <text:p text:style-name="P1237"><text:span text:style-name="T1238">  </text:span><text:span text:style-name="T1239">}</text:span></text:p>
      <text:p text:style-name="P1240"><text:span text:style-name="T1241">    </text:span></text:p>
      <text:p text:style-name="P1242"><text:span text:style-name="T1243">  </text:span><text:span text:style-name="T1244">incrementBehavior</text:span><text:span text:style-name="T1245">() {</text:span></text:p>
      <text:p text:style-name="P1246"><text:span text:style-name="T1247">    </text:span><text:span text:style-name="T1248">this</text:span><text:span text:style-name="T1249">.</text:span><text:span text:style-name="T1250">_behavior</text:span><text:span text:style-name="T1251">++;</text:span></text:p>
      <text:p text:style-name="P1252"><text:span text:style-name="T1253">  </text:span><text:span text:style-name="T1254">}</text:span></text:p>
      <text:p text:style-name="P1255"><text:span text:style-name="T1256">}</text:span></text:p>
      <text:p text:style-name="P1257"><text:span text:style-name="T1258"><draw:frame draw:z-index="22" draw:id="id28" draw:style-name="a28" draw:name="Frame23" text:anchor-type="paragraph" svg:x="-104.1563in" svg:y="0in" svg:width="0.01528in" svg:height="0.01528in" style:rel-width="scale" style:rel-height="scale"><draw:text-box><text:p text:style-name="Textbody">Copy to Clipboard</text:p></draw:text-box><svg:title/><svg:desc/></draw:frame></text:span><text:span text:style-name="T1259">Maintenant que nous avons ces propriétés et méthodes partagées dans la </text:span><text:span text:style-name="T1260">Animal<text:s/></text:span><text:span text:style-name="T1261">classe parente, nous pouvons les étendre à la sous-classe, </text:span><text:span text:style-name="T1262">Cat</text:span><text:span text:style-name="T1263">.</text:span></text:p>
      <text:p text:style-name="P1264"><text:span text:style-name="T1265">class</text:span><text:span text:style-name="T1266"><text:s/></text:span><text:span text:style-name="T1267">Cat</text:span><text:span text:style-name="T1268"><text:s/></text:span><text:span text:style-name="T1269">extends</text:span><text:span text:style-name="T1270"><text:s/></text:span><text:span text:style-name="T1271">Animal</text:span><text:span text:style-name="T1272"><text:s/>{</text:span></text:p>
      <text:p text:style-name="P1273"><text:span text:style-name="T1274">  </text:span><text:span text:style-name="T1275">constructor</text:span><text:span text:style-name="T1276">(</text:span><text:span text:style-name="T1277">name</text:span><text:span text:style-name="T1278">,<text:s/></text:span><text:span text:style-name="T1279">usesLitter</text:span><text:span text:style-name="T1280">) {</text:span></text:p>
      <text:p text:style-name="P1281"><text:span text:style-name="T1282">    </text:span><text:span text:style-name="T1283">super</text:span><text:span text:style-name="T1284">(</text:span><text:span text:style-name="T1285">name</text:span><text:span text:style-name="T1286">);</text:span></text:p>
      <text:p text:style-name="P1287"><text:span text:style-name="T1288">    </text:span><text:span text:style-name="T1289">this</text:span><text:span text:style-name="T1290">.</text:span><text:span text:style-name="T1291">_usesLitter</text:span><text:span text:style-name="T1292"><text:s/>= </text:span><text:span text:style-name="T1293">usesLitter</text:span><text:span text:style-name="T1294">;</text:span></text:p>
      <text:p text:style-name="P1295"><text:span text:style-name="T1296">  </text:span><text:span text:style-name="T1297">}</text:span></text:p>
      <text:p text:style-name="P1298"><text:span text:style-name="T1299">}</text:span></text:p>
      <text:soft-page-break/>
      <text:p text:style-name="P1300"><text:span text:style-name="T1301"><draw:frame draw:z-index="23" draw:id="id29" draw:style-name="a29" draw:name="Frame24" text:anchor-type="paragraph" svg:x="-104.1563in" svg:y="0in" svg:width="0.01528in" svg:height="0.01528in" style:rel-width="scale" style:rel-height="scale"><draw:text-box><text:p text:style-name="Textbody">Copy to Clipboard</text:p></draw:text-box><svg:title/><svg:desc/></draw:frame></text:span><text:span text:style-name="T1302">Dans l'exemple ci-dessus, nous créons une nouvelle classe nommée </text:span><text:span text:style-name="T1303">Cat<text:s/></text:span><text:span text:style-name="T1304">qui étend la </text:span><text:span text:style-name="T1305">Animal<text:s/></text:span><text:span text:style-name="T1306">classe. Portons une attention particulière à nos nouveaux mots-clés : </text:span><text:span text:style-name="T1307">extends<text:s/></text:span><text:span text:style-name="T1308">et </text:span><text:span text:style-name="T1309">super</text:span><text:span text:style-name="T1310">.</text:span></text:p>
      <text:list text:style-name="LFO4" text:continue-numbering="true">
        <text:list-item>
          <text:p text:style-name="P1311"><text:span text:style-name="T1312">Le </text:span><text:span text:style-name="T1313">extends</text:span><text:span text:style-name="T1314"><text:s/></text:span><text:span text:style-name="T1315">mot-clé rend les propriétés et les méthodes de la </text:span><text:span text:style-name="T1316">Animal<text:s/></text:span><text:span text:style-name="T1317">classe disponibles à l'intérieur de la </text:span><text:span text:style-name="T1318">Cat<text:s/></text:span><text:span text:style-name="T1319">classe.</text:span></text:p>
        </text:list-item>
        <text:list-item>
          <text:p text:style-name="P1320"><text:span text:style-name="T1321">Le constructeur, appelé lorsqu'un nouvel </text:span><text:span text:style-name="T1322">Cat<text:s/></text:span><text:span text:style-name="T1323">objet est créé, accepte deux arguments, </text:span><text:span text:style-name="T1324">name<text:s/></text:span><text:span text:style-name="T1325">et </text:span><text:span text:style-name="T1326">usesLitter</text:span><text:span text:style-name="T1327">.</text:span></text:p>
        </text:list-item>
        <text:list-item>
          <text:p text:style-name="P1328"><text:span text:style-name="T1329">Le </text:span><text:span text:style-name="T1330">super<text:s/></text:span><text:span text:style-name="T1331">mot-clé appelle le constructeur<text:s/></text:span><text:span text:style-name="T1332">de la classe parente. Dans ce cas, </text:span><text:span text:style-name="T1333">super(name)</text:span><text:span text:style-name="T1334">il transmet l' </text:span><text:span text:style-name="T1335">name<text:s/></text:span><text:span text:style-name="T1336">argument de la </text:span><text:span text:style-name="T1337">Cat<text:s/></text:span><text:span text:style-name="T1338">classe au constructeur de la </text:span><text:span text:style-name="T1339">Animal</text:span><text:span text:style-name="T1340">classe. Lors de </text:span><text:span text:style-name="T1341">Animal<text:s/></text:span><text:span text:style-name="T1342">l'exécution du constructeur,</text:span><text:span text:style-name="T1343"><text:s/></text:span><text:a xlink:href="https://www.codecademy.com/resources/docs/javascript/sets" office:target-frame-name="_top" xlink:show="replace"><text:span text:style-name="T1344"><draw:frame draw:z-index="24" draw:id="id30" draw:style-name="a30" draw:name="Frame25" text:anchor-type="paragraph" svg:x="-104.1563in" svg:y="0in" svg:width="0.01528in" svg:height="0.01528in" style:rel-width="scale" style:rel-height="scale"><draw:text-box><text:p text:style-name="P1345">Preview: Docs A Set is a special object that stores unique values without a key.</text:p></draw:text-box><svg:title/><svg:desc/></draw:frame></text:span><text:span text:style-name="T1346">ensembles</text:span></text:a><text:span text:style-name="T1347"><text:s/></text:span></text:p>
        </text:list-item>
        <text:list-item>
          <text:p text:style-name="P1348"><text:span text:style-name="T1349">this._name = name;</text:span><text:span text:style-name="T1350">pour les nouvelles </text:span><text:span text:style-name="T1351">Cat<text:s/></text:span><text:span text:style-name="T1352">instances.</text:span></text:p>
        </text:list-item>
        <text:list-item>
          <text:p text:style-name="P1353"><text:span text:style-name="T1354">_usesLitter<text:s/></text:span><text:span text:style-name="T1355">est une nouvelle propriété qui est unique à la </text:span><text:span text:style-name="T1356">Cat<text:s/></text:span><text:span text:style-name="T1357">classe, nous la définissons donc dans le </text:span><text:span text:style-name="T1358">Cat<text:s/></text:span><text:span text:style-name="T1359">constructe</text:span><text:span text:style-name="T1360">ur.</text:span></text:p>
        </text:list-item>
      </text:list>
      <text:p text:style-name="P1361"><text:span text:style-name="T1362">Notez que nous appelons la méthode </text:span><text:span text:style-name="T1363">super()<text:s/></text:span><text:span text:style-name="T1364">sur la première ligne de notre </text:span><text:span text:style-name="T1365">constructor()</text:span><text:span text:style-name="T1366">, puis définissons la </text:span><text:span text:style-name="T1367">usesLitter<text:s/></text:span><text:span text:style-name="T1368">propriété sur la seconde. Dans une sous-classe </text:span><text:span text:style-name="T1369">constructor()</text:span><text:span text:style-name="T1370">, nous devons toujours appeler la </text:span><text:span text:style-name="T1371">super<text:s/></text:span><text:span text:style-name="T1372">méthode avant d'utiliser la méth</text:span><text:span text:style-name="T1373">ode.</text:span></text:p>
      <text:p text:style-name="P1374"><text:a xlink:href="https://www.codecademy.com/resources/docs/javascript/this" office:target-frame-name="_top" xlink:show="replace"><text:span text:style-name="T1375"><draw:frame draw:z-index="25" draw:id="id31" draw:style-name="a31" draw:name="Frame26" text:anchor-type="paragraph" svg:x="-104.1563in" svg:y="0in" svg:width="0.01528in" svg:height="0.01528in" style:rel-width="scale" style:rel-height="scale"><draw:text-box><text:p text:style-name="Textbody">Aperçu : Documents Chargement de la description du lien</text:p></draw:text-box><svg:title/><svg:desc/></draw:frame></text:span><text:span text:style-name="T1376">this</text:span></text:a><text:span text:style-name="T1377"><text:s/></text:span><text:span text:style-name="T1378">Mot-clé : si nous ne le faisons pas, JavaScript générera une erreur de référence. Pour éviter toute référence</text:span></text:p>
      <text:p text:style-name="P1379"><text:a xlink:href="https://www.codecademy.com/resources/docs/javascript/errors" office:target-frame-name="_top" xlink:show="replace"><text:span text:style-name="T1380"><draw:frame draw:z-index="26" draw:id="id32" draw:style-name="a32" draw:name="Frame27" text:anchor-type="paragraph" svg:x="-104.1563in" svg:y="0in" svg:width="0.01528in" svg:height="0.01528in" style:rel-width="scale" style:rel-height="scale"><draw:text-box><text:p text:style-name="Textbody">Aperçu : Documents Chargement de la description du lien</text:p></draw:text-box><svg:title/><svg:desc/></draw:frame></text:span><text:span text:style-name="T1381">erreurs</text:span></text:a></text:p>
      <text:p text:style-name="P1382"><text:span text:style-name="T1383">, il est recommandé d'appeler </text:span><text:span text:style-name="T1384">super<text:s/></text:span><text:span text:style-name="T1385">la première ligne de la sous-classe</text:span></text:p>
      <text:p text:style-name="P1386"><text:a xlink:href="https://www.codecademy.com/resources/docs/javascript/constructors" office:target-frame-name="_top" xlink:show="replace"><text:span text:style-name="T1387"><draw:frame draw:z-index="27" draw:id="id33" draw:style-name="a33" draw:name="Frame28" text:anchor-type="paragraph" svg:x="-104.1563in" svg:y="0in" svg:width="0.01528in" svg:height="0.01528in" style:rel-width="scale" style:rel-height="scale"><draw:text-box><text:p text:style-name="Textbody">Aperçu : Documents Chargement de la description du lien</text:p></draw:text-box><svg:title/><svg:desc/></draw:frame></text:span><text:span text:style-name="T1388">constructeurs</text:span></text:a></text:p>
      <text:p text:style-name="P1389">.</text:p>
      <text:p text:style-name="P1390"><text:span text:style-name="T1391">Ci-dessous, nous créons une nouvelle </text:span><text:span text:style-name="T1392">Cat<text:s/></text:span><text:span text:style-name="T1393">instance et appelons son nom avec la même syntaxe que celle utilisée avec la </text:span><text:span text:style-name="T1394">Dog<text:s/></text:span><text:span text:style-name="T1395">classe :</text:span></text:p>
      <text:p text:style-name="P1396"><text:span text:style-name="T1397">const<text:s/></text:span><text:span text:style-name="T1398">bryceCat</text:span><text:span text:style-name="T1399"><text:s/>= </text:span><text:span text:style-name="T1400">new</text:span><text:span text:style-name="T1401"><text:s/></text:span><text:span text:style-name="T1402">Cat</text:span><text:span text:style-name="T1403">(</text:span><text:span text:style-name="T1404">'Bryce'</text:span><text:span text:style-name="T1405">,<text:s/></text:span><text:span text:style-name="T1406">false</text:span><text:span text:style-name="T1407">);</text:span></text:p>
      <text:p text:style-name="P1408"><text:span text:style-name="T1409">console</text:span><text:span text:style-name="T1410">.</text:span><text:span text:style-name="T1411">log</text:span><text:span text:style-name="T1412">(</text:span><text:span text:style-name="T1413">bryceCat</text:span><text:span text:style-name="T1414">.</text:span><text:span text:style-name="T1415">_name</text:span><text:span text:style-name="T1416">);<text:s/></text:span><text:span text:style-name="T1417">// output: Bryce</text:span></text:p>
      <text:p text:style-name="P1418"><text:span text:style-name="T1419"><draw:frame draw:z-index="28" draw:id="id34" draw:style-name="a34" draw:name="Frame29" text:anchor-type="paragraph" svg:x="-104.1563in" svg:y="0in" svg:width="0.01528in" svg:height="0.01528in" style:rel-width="scale" style:rel-height="scale"><draw:text-box><text:p text:style-name="Textbody">Copy to Clipboard</text:p></draw:text-box><svg:title/><svg:desc/></draw:frame></text:span><text:span text:style-name="T1420">Dans l'exemple ci-dessus, nous créons une nouvelle instance de la </text:span><text:span text:style-name="T1421">Cat<text:s/></text:span><text:span text:style-name="T1422">classe, nommée </text:span><text:span text:style-name="T1423">bryceCat</text:span><text:span text:style-name="T1424">. Nous lui passons </text:span><text:span text:style-name="T1425">'Bryce'</text:span><text:span text:style-name="T1426">et </text:span><text:span text:style-name="T1427">false</text:span><text:span text:style-name="T1428">comme<text:s/></text:span><text:soft-page-break/><text:span text:style-name="T1429">arguments </text:span><text:span text:style-name="T1430">name</text:span><text:span text:style-name="T1431">et </text:span><text:span text:style-name="T1432">usesLitter</text:span><text:span text:style-name="T1433">. Lorsque nous appelons </text:span><text:span text:style-name="T1434">console.log(bryceCat._name)</text:span><text:span text:style-name="T1435">, notre programme affiche </text:span><text:span text:style-name="T1436">Bryce</text:span><text:span text:style-name="T1437">.</text:span></text:p>
      <text:p text:style-name="P1438"><text:span text:style-name="T1439">Dans l'exemple ci-dessus, nous avons abandonné les bonnes pratiques en appelant </text:span><text:span text:style-name="T1440">_name</text:span><text:span text:style-name="T1441">directement notre propriété. Dans l'exercice suivant, nous corrigerons ce pro</text:span><text:span text:style-name="T1442">blème en appelant une méthode getter héritée pour notre </text:span><text:span text:style-name="T1443">name</text:span><text:span text:style-name="T1444">propriété.</text:span></text:p>
      <text:p text:style-name="P1445"/>
      <text:h text:style-name="P1446" text:outline-level="3">Héritage IV</text:h>
      <text:p text:style-name="P1447">6 minutes</text:p>
      <text:p text:style-name="P1448">Maintenant que nous savons comment créer un objet qui hérite des propriétés d'une classe parent, tournons notre attention vers</text:p>
      <text:p text:style-name="P1449"><text:a xlink:href="https://www.codecademy.com/resources/docs/javascript/methods" office:target-frame-name="_top" xlink:show="replace"><text:span text:style-name="T1450"><draw:frame draw:z-index="29" draw:id="id35" draw:style-name="a35" draw:name="Frame30" text:anchor-type="paragraph" svg:x="-104.1563in" svg:y="0in" svg:width="0.01528in" svg:height="0.01528in" style:rel-width="scale" style:rel-height="scale"><draw:text-box><text:p text:style-name="P1451">Preview: Docs Methods are object properties that contain functions.</text:p></draw:text-box><svg:title/><svg:desc/></draw:frame></text:span><text:span text:style-name="T1452">méthodes</text:span></text:a></text:p>
      <text:p text:style-name="P1453">.</text:p>
      <text:p text:style-name="P1454"><text:span text:style-name="T1455">Lorsque nous appelons </text:span><text:span text:style-name="T1456">extends</text:span><text:span text:style-name="T1457">une déclaration de classe, toutes les méthodes parentes sont disponibles pour la classe enfant.</text:span></text:p>
      <text:p text:style-name="P1458"><text:span text:style-name="T1459">Ci-dessous, nous étendons notre </text:span><text:span text:style-name="T1460">Animal</text:span><text:span text:style-name="T1461">classe à une </text:span><text:span text:style-name="T1462">Cat</text:span><text:span text:style-name="T1463">sous-classe.</text:span></text:p>
      <text:p text:style-name="P1464"><text:span text:style-name="T1465">class Animal<text:s/></text:span><text:span text:style-name="T1466">{</text:span></text:p>
      <text:p text:style-name="P1467"><text:span text:style-name="T1468">  </text:span><text:span text:style-name="T1469">constructor</text:span><text:span text:style-name="T1470">(</text:span><text:span text:style-name="T1471">name</text:span><text:span text:style-name="T1472">) {</text:span></text:p>
      <text:p text:style-name="P1473"><text:span text:style-name="T1474">    </text:span><text:span text:style-name="T1475">this</text:span><text:span text:style-name="T1476">.</text:span><text:span text:style-name="T1477">_name</text:span><text:span text:style-name="T1478"><text:s/>= </text:span><text:span text:style-name="T1479">name</text:span><text:span text:style-name="T1480">;</text:span></text:p>
      <text:p text:style-name="P1481"><text:span text:style-name="T1482">    </text:span><text:span text:style-name="T1483">this</text:span><text:span text:style-name="T1484">.</text:span><text:span text:style-name="T1485">_behavior</text:span><text:span text:style-name="T1486"><text:s/>= </text:span><text:span text:style-name="T1487">0</text:span><text:span text:style-name="T1488">;</text:span></text:p>
      <text:p text:style-name="P1489"><text:span text:style-name="T1490">  </text:span><text:span text:style-name="T1491">}</text:span></text:p>
      <text:p text:style-name="P1492"><text:span text:style-name="T1493">    </text:span></text:p>
      <text:p text:style-name="P1494"><text:span text:style-name="T1495">  </text:span><text:span text:style-name="T1496">get name</text:span><text:span text:style-name="T1497">() {</text:span></text:p>
      <text:p text:style-name="P1498"><text:span text:style-name="T1499">    </text:span><text:span text:style-name="T1500">return</text:span><text:span text:style-name="T1501"><text:s/></text:span><text:span text:style-name="T1502">this</text:span><text:span text:style-name="T1503">.</text:span><text:span text:style-name="T1504">_name</text:span><text:span text:style-name="T1505">;</text:span></text:p>
      <text:p text:style-name="P1506"><text:span text:style-name="T1507">  </text:span><text:span text:style-name="T1508">}</text:span></text:p>
      <text:p text:style-name="P1509"><text:span text:style-name="T1510">  </text:span></text:p>
      <text:p text:style-name="P1511"><text:span text:style-name="T1512">  </text:span><text:span text:style-name="T1513">get behavior</text:span><text:span text:style-name="T1514">() {</text:span></text:p>
      <text:p text:style-name="P1515"><text:span text:style-name="T1516">    </text:span><text:span text:style-name="T1517">return</text:span><text:span text:style-name="T1518"><text:s/></text:span><text:span text:style-name="T1519">this</text:span><text:span text:style-name="T1520">.</text:span><text:span text:style-name="T1521">_behavior</text:span><text:span text:style-name="T1522">;</text:span></text:p>
      <text:p text:style-name="P1523"><text:span text:style-name="T1524">  </text:span><text:span text:style-name="T1525">}</text:span></text:p>
      <text:p text:style-name="P1526"><text:span text:style-name="T1527">  </text:span></text:p>
      <text:p text:style-name="P1528"><text:span text:style-name="T1529">  </text:span><text:span text:style-name="T1530">incrementBehavior</text:span><text:span text:style-name="T1531">() {</text:span></text:p>
      <text:p text:style-name="P1532"><text:span text:style-name="T1533">    </text:span><text:span text:style-name="T1534">this</text:span><text:span text:style-name="T1535">.</text:span><text:span text:style-name="T1536">_behavior</text:span><text:span text:style-name="T1537">++;</text:span></text:p>
      <text:p text:style-name="P1538"><text:span text:style-name="T1539">  </text:span><text:span text:style-name="T1540">}</text:span></text:p>
      <text:p text:style-name="P1541"><text:span text:style-name="T1542">}</text:span></text:p>
      <text:p text:style-name="P1543"><text:span text:style-name="T1544">class</text:span><text:span text:style-name="T1545"><text:s/></text:span><text:span text:style-name="T1546">Cat</text:span><text:span text:style-name="T1547"><text:s/></text:span><text:span text:style-name="T1548">extends</text:span><text:span text:style-name="T1549"><text:s/></text:span><text:span text:style-name="T1550">Animal</text:span><text:span text:style-name="T1551"><text:s/>{</text:span></text:p>
      <text:soft-page-break/>
      <text:p text:style-name="P1552"><text:span text:style-name="T1553">  </text:span><text:span text:style-name="T1554">constructor</text:span><text:span text:style-name="T1555">(</text:span><text:span text:style-name="T1556">name</text:span><text:span text:style-name="T1557">,<text:s/></text:span><text:span text:style-name="T1558">usesLitter</text:span><text:span text:style-name="T1559">) {</text:span></text:p>
      <text:p text:style-name="P1560"><text:span text:style-name="T1561">    </text:span><text:span text:style-name="T1562">super</text:span><text:span text:style-name="T1563">(</text:span><text:span text:style-name="T1564">name</text:span><text:span text:style-name="T1565">);</text:span></text:p>
      <text:p text:style-name="P1566"><text:span text:style-name="T1567">    </text:span><text:span text:style-name="T1568">this</text:span><text:span text:style-name="T1569">.</text:span><text:span text:style-name="T1570">_usesLitter</text:span><text:span text:style-name="T1571"><text:s/>= </text:span><text:span text:style-name="T1572">usesLitter</text:span><text:span text:style-name="T1573">;</text:span></text:p>
      <text:p text:style-name="P1574"><text:span text:style-name="T1575">  </text:span><text:span text:style-name="T1576">}</text:span></text:p>
      <text:p text:style-name="P1577"><text:span text:style-name="T1578">}</text:span></text:p>
      <text:p text:style-name="P1579"><text:span text:style-name="T1580">const bryceCat</text:span><text:span text:style-name="T1581"><text:s/>= </text:span><text:span text:style-name="T1582">new</text:span><text:span text:style-name="T1583"><text:s/></text:span><text:span text:style-name="T1584">Cat</text:span><text:span text:style-name="T1585">(</text:span><text:span text:style-name="T1586">'Bryce'</text:span><text:span text:style-name="T1587">,<text:s/></text:span><text:span text:style-name="T1588">false</text:span><text:span text:style-name="T1589">);</text:span></text:p>
      <text:p text:style-name="P1590"><text:span text:style-name="T1591"><draw:frame draw:z-index="30" draw:id="id36" draw:style-name="a36" draw:name="Frame31" text:anchor-type="paragraph" svg:x="-104.1563in" svg:y="0in" svg:width="0.01528in" svg:height="0.01528in" style:rel-width="scale" style:rel-height="scale"><draw:text-box><text:p text:style-name="Textbody">Copy to Clipboard</text:p></draw:text-box><svg:title/><svg:desc/></draw:frame></text:span><text:span text:style-name="T1592">Dans l'exemple<text:s/></text:span><text:span text:style-name="T1593">précédent, notre </text:span><text:span text:style-name="T1594">Cat</text:span><text:span text:style-name="T1595">classe étend </text:span><text:span text:style-name="T1596">Animal</text:span><text:span text:style-name="T1597">. Par conséquent, la </text:span><text:span text:style-name="T1598">Cat</text:span><text:span text:style-name="T1599">classe a accès aux </text:span><text:span text:style-name="T1600">Animal</text:span><text:span text:style-name="T1601">getters et à la </text:span><text:span text:style-name="T1602">.incrementBehavior()</text:span><text:span text:style-name="T1603">méthode.</text:span></text:p>
      <text:p text:style-name="P1604"><text:span text:style-name="T1605">Dans le code ci-dessus, nous créons également une </text:span><text:span text:style-name="T1606">Cat</text:span><text:span text:style-name="T1607">instance nommée </text:span><text:span text:style-name="T1608">bryceCat</text:span><text:span text:style-name="T1609">. Comme </text:span><text:span text:style-name="T1610">bryceCat</text:span><text:span text:style-name="T1611">elle a accès au </text:span><text:span text:style-name="T1612">name</text:span><text:span text:style-name="T1613">getter, le</text:span><text:span text:style-name="T1614"><text:s/>code ci-dessous est enregistré </text:span><text:span text:style-name="T1615">'Bryce'</text:span><text:span text:style-name="T1616">dans la console.</text:span></text:p>
      <text:p text:style-name="P1617"><text:span text:style-name="T1618">console</text:span><text:span text:style-name="T1619">.</text:span><text:span text:style-name="T1620">log</text:span><text:span text:style-name="T1621">(</text:span><text:span text:style-name="T1622">bryceCat</text:span><text:span text:style-name="T1623">.</text:span><text:span text:style-name="T1624">name</text:span><text:span text:style-name="T1625">);</text:span></text:p>
      <text:p text:style-name="P1626"><text:span text:style-name="T1627"><draw:frame draw:z-index="31" draw:id="id37" draw:style-name="a37" draw:name="Frame32" text:anchor-type="paragraph" svg:x="-104.1563in" svg:y="0in" svg:width="0.01528in" svg:height="0.01528in" style:rel-width="scale" style:rel-height="scale"><draw:text-box><text:p text:style-name="Textbody">Copy to Clipboard</text:p></draw:text-box><svg:title/><svg:desc/></draw:frame></text:span><text:span text:style-name="T1628">Étant donné que le </text:span><text:span text:style-name="T1629">extends</text:span><text:span text:style-name="T1630">mot clé apporte tous les getters et méthodes du parent dans la classe enfant, </text:span><text:span text:style-name="T1631">bryceCat.name</text:span><text:span text:style-name="T1632">il accède au </text:span><text:span text:style-name="T1633">name</text:span><text:span text:style-name="T1634">getter et renvoie</text:span><text:span text:style-name="T1635"><text:s/>la valeur enregistrée dans la </text:span><text:span text:style-name="T1636">_name</text:span><text:span text:style-name="T1637">propriété.</text:span></text:p>
      <text:p text:style-name="P1638">Maintenant, considérons un exemple plus complexe et essayez de répondre à la question suivante : que va enregistrer le code ci-dessous dans la console ?</text:p>
      <text:p text:style-name="P1639"><text:span text:style-name="T1640">bryceCat</text:span><text:span text:style-name="T1641">.</text:span><text:span text:style-name="T1642">incrementBehavior</text:span><text:span text:style-name="T1643">();<text:s/></text:span><text:span text:style-name="T1644">// Call<text:s/></text:span><text:span text:style-name="T1645">.incrementBehavior() on Cat instance</text:span></text:p>
      <text:p text:style-name="P1646"><text:span text:style-name="T1647">console</text:span><text:span text:style-name="T1648">.</text:span><text:span text:style-name="T1649">log</text:span><text:span text:style-name="T1650">(</text:span><text:span text:style-name="T1651">bryceCat</text:span><text:span text:style-name="T1652">.</text:span><text:span text:style-name="T1653">behavior</text:span><text:span text:style-name="T1654">);<text:s/></text:span><text:span text:style-name="T1655">// Log value saved to behavior</text:span></text:p>
      <text:p text:style-name="P1656"><text:span text:style-name="T1657"><draw:frame draw:z-index="32" draw:id="id38" draw:style-name="a38" draw:name="Frame33" text:anchor-type="paragraph" svg:x="-104.1563in" svg:y="0in" svg:width="0.01528in" svg:height="0.01528in" style:rel-width="scale" style:rel-height="scale"><draw:text-box><text:p text:style-name="Textbody">Copy to Clipboard</text:p></draw:text-box><svg:title/><svg:desc/></draw:frame></text:span><text:span text:style-name="T1658">La bonne réponse est </text:span><text:span text:style-name="T1659">1</text:span><text:span text:style-name="T1660">. Mais pourquoi ?</text:span></text:p>
      <text:list text:style-name="LFO5" text:continue-numbering="true">
        <text:list-item>
          <text:p text:style-name="P1661"><text:span text:style-name="T1662">La </text:span><text:span text:style-name="T1663">Cat</text:span><text:span text:style-name="T1664">classe hérite de la </text:span><text:span text:style-name="T1665">_behavior</text:span><text:span text:style-name="T1666">propriété, </text:span><text:span text:style-name="T1667">behavior</text:span><text:span text:style-name="T1668">du getter et de la </text:span><text:span text:style-name="T1669">.incrementBehavior()</text:span><text:span text:style-name="T1670">méthode de la </text:span><text:span text:style-name="T1671">Animal</text:span><text:span text:style-name="T1672">classe.</text:span></text:p>
        </text:list-item>
        <text:list-item>
          <text:p text:style-name="P1673"><text:span text:style-name="T1674">Lorsque nous avons créé l' </text:span><text:span text:style-name="T1675">bryceCat</text:span><text:span text:style-name="T1676">instance, le </text:span><text:span text:style-name="T1677">Animal</text:span><text:span text:style-name="T1678">constructeur a défini la </text:span><text:span text:style-name="T1679">_behavior</text:span><text:span text:style-name="T1680">propriété sur </text:span><text:span text:style-name="T1681">0</text:span><text:span text:style-name="T1682">.</text:span></text:p>
        </text:list-item>
        <text:list-item>
          <text:p text:style-name="P1683"><text:span text:style-name="T1684">La première ligne de code appelle la </text:span><text:span text:style-name="T1685">.incrementBehavior()</text:span><text:span text:style-name="T1686">méthode héritée, qui augmente la </text:span><text:span text:style-name="T1687">bryceCat</text:span><text:span text:style-name="T1688"> </text:span><text:span text:style-name="T1689">_behavior</text:span><text:span text:style-name="T1690">valeur de </text:span><text:span text:style-name="T1691">0</text:span><text:span text:style-name="T1692">à </text:span><text:span text:style-name="T1693">1</text:span><text:span text:style-name="T1694">.</text:span></text:p>
        </text:list-item>
        <text:list-item>
          <text:p text:style-name="P1695"><text:span text:style-name="T1696">La deuxième ligne de code appelle le </text:span><text:span text:style-name="T1697">behavior</text:span><text:span text:style-name="T1698">getter et enregistre la valeur enregistrée dans </text:span><text:span text:style-name="T1699">_behavior</text:span><text:span text:style-name="T1700">( </text:span><text:span text:style-name="T1701">1</text:span><text:span text:style-name="T1702">).</text:span></text:p>
        </text:list-item>
      </text:list>
      <text:p text:style-name="P1703"/>
      <text:h text:style-name="P1704" text:outline-level="3">Héritage V</text:h>
      <text:p text:style-name="P1705">10 minutes</text:p>
      <text:soft-page-break/>
      <text:p text:style-name="P1706">En plus des fonctionnalités héritées, les classes enfants peuvent contenir leurs propres propriétés, getters, setters et</text:p>
      <text:p text:style-name="P1707"><text:a xlink:href="https://www.codecademy.com/resources/docs/javascript/methods" office:target-frame-name="_top" xlink:show="replace"><text:span text:style-name="T1708"><draw:frame draw:z-index="33" draw:id="id39" draw:style-name="a39" draw:name="Frame34" text:anchor-type="paragraph" svg:x="-104.1563in" svg:y="0in" svg:width="0.01528in" svg:height="0.01528in" style:rel-width="scale" style:rel-height="scale"><draw:text-box><text:p text:style-name="P1709">Preview: Docs Methods are object properties that contain functions.</text:p></draw:text-box><svg:title/><svg:desc/></draw:frame></text:span><text:span text:style-name="T1710">méthodes</text:span></text:a></text:p>
      <text:p text:style-name="P1711">.</text:p>
      <text:p text:style-name="P1712"><text:span text:style-name="T1713">Ci-dessous, nous ajoutons un </text:span><text:span text:style-name="T1714">usesLitter</text:span><text:span text:style-name="T1715">getter à notre </text:span><text:span text:style-name="T1716">Cat</text:span><text:span text:style-name="T1717">classe. La syntaxe de création des<text:s/></text:span><text:span text:style-name="T1718">getters, setters et méthodes est la même que pour toute autre classe.</text:span></text:p>
      <text:p text:style-name="P1719"><text:span text:style-name="T1720">class</text:span><text:span text:style-name="T1721"><text:s/></text:span><text:span text:style-name="T1722">Cat</text:span><text:span text:style-name="T1723"><text:s/></text:span><text:span text:style-name="T1724">extends</text:span><text:span text:style-name="T1725"><text:s/></text:span><text:span text:style-name="T1726">Animal</text:span><text:span text:style-name="T1727"><text:s/>{</text:span></text:p>
      <text:p text:style-name="P1728"><text:span text:style-name="T1729">  </text:span><text:span text:style-name="T1730">constructor</text:span><text:span text:style-name="T1731">(</text:span><text:span text:style-name="T1732">name</text:span><text:span text:style-name="T1733">,<text:s/></text:span><text:span text:style-name="T1734">usesLitter</text:span><text:span text:style-name="T1735">) {</text:span></text:p>
      <text:p text:style-name="P1736"><text:span text:style-name="T1737">    </text:span><text:span text:style-name="T1738">super</text:span><text:span text:style-name="T1739">(</text:span><text:span text:style-name="T1740">name</text:span><text:span text:style-name="T1741">);</text:span></text:p>
      <text:p text:style-name="P1742"><text:span text:style-name="T1743">    </text:span><text:span text:style-name="T1744">this</text:span><text:span text:style-name="T1745">.</text:span><text:span text:style-name="T1746">_usesLitter</text:span><text:span text:style-name="T1747"><text:s/>= </text:span><text:span text:style-name="T1748">usesLitter</text:span><text:span text:style-name="T1749">;</text:span></text:p>
      <text:p text:style-name="P1750"><text:span text:style-name="T1751">  </text:span><text:span text:style-name="T1752">}</text:span></text:p>
      <text:p text:style-name="P1753"><text:span text:style-name="T1754">    </text:span></text:p>
      <text:p text:style-name="P1755"><text:span text:style-name="T1756">  </text:span><text:span text:style-name="T1757">get usesLitter</text:span><text:span text:style-name="T1758">() {</text:span></text:p>
      <text:p text:style-name="P1759"><text:span text:style-name="T1760">    </text:span><text:span text:style-name="T1761">return</text:span><text:span text:style-name="T1762"><text:s/></text:span><text:span text:style-name="T1763">this</text:span><text:span text:style-name="T1764">.</text:span><text:span text:style-name="T1765">_usesLitter</text:span><text:span text:style-name="T1766">;</text:span></text:p>
      <text:p text:style-name="P1767"><text:span text:style-name="T1768">  </text:span><text:span text:style-name="T1769">}</text:span></text:p>
      <text:p text:style-name="P1770"><text:span text:style-name="T1771">}</text:span></text:p>
      <text:p text:style-name="P1772"><text:span text:style-name="T1773"><draw:frame draw:z-index="34" draw:id="id40" draw:style-name="a40" draw:name="Frame35" text:anchor-type="paragraph" svg:x="-104.1563in" svg:y="0in" svg:width="0.01528in" svg:height="0.01528in" style:rel-width="scale" style:rel-height="scale"><draw:text-box><text:p text:style-name="Textbody">Copy<text:s/>to Clipboard</text:p></draw:text-box><svg:title/><svg:desc/></draw:frame></text:span><text:span text:style-name="T1774">Dans l'exemple ci-dessus, nous créons un </text:span><text:span text:style-name="T1775">usesLitter</text:span><text:span text:style-name="T1776">getter dans la </text:span><text:span text:style-name="T1777">Cat</text:span><text:span text:style-name="T1778">classe qui renvoie la valeur enregistrée dans </text:span><text:span text:style-name="T1779">_usesLitter</text:span><text:span text:style-name="T1780">.</text:span></text:p>
      <text:p text:style-name="P1781"><text:span text:style-name="T1782">Comparez la </text:span><text:span text:style-name="T1783">Cat</text:span><text:span text:style-name="T1784">classe ci-dessus à celle que nous avons créée sans héritage :</text:span></text:p>
      <text:p text:style-name="P1785"><text:span text:style-name="T1786">class Cat<text:s/></text:span><text:span text:style-name="T1787">{</text:span></text:p>
      <text:p text:style-name="P1788"><text:span text:style-name="T1789">  </text:span><text:span text:style-name="T1790">constructor</text:span><text:span text:style-name="T1791">(</text:span><text:span text:style-name="T1792">name</text:span><text:span text:style-name="T1793">,<text:s/></text:span><text:span text:style-name="T1794">usesLitter</text:span><text:span text:style-name="T1795">) {</text:span></text:p>
      <text:p text:style-name="P1796"><text:span text:style-name="T1797">    </text:span><text:span text:style-name="T1798">this</text:span><text:span text:style-name="T1799">.</text:span><text:span text:style-name="T1800">_name</text:span><text:span text:style-name="T1801"><text:s/>= </text:span><text:span text:style-name="T1802">name</text:span><text:span text:style-name="T1803">;</text:span></text:p>
      <text:p text:style-name="P1804"><text:span text:style-name="T1805">    </text:span><text:span text:style-name="T1806">this</text:span><text:span text:style-name="T1807">.</text:span><text:span text:style-name="T1808">_usesLitter</text:span><text:span text:style-name="T1809"><text:s/>= </text:span><text:span text:style-name="T1810">usesLitter</text:span><text:span text:style-name="T1811">;</text:span></text:p>
      <text:p text:style-name="P1812"><text:span text:style-name="T1813">    </text:span><text:span text:style-name="T1814">this</text:span><text:span text:style-name="T1815">.</text:span><text:span text:style-name="T1816">_behavior</text:span><text:span text:style-name="T1817"><text:s/>= </text:span><text:span text:style-name="T1818">0</text:span><text:span text:style-name="T1819">;</text:span></text:p>
      <text:p text:style-name="P1820"><text:span text:style-name="T1821">  </text:span><text:span text:style-name="T1822">}</text:span></text:p>
      <text:p text:style-name="P1823"><text:span text:style-name="T1824">    </text:span></text:p>
      <text:p text:style-name="P1825"><text:span text:style-name="T1826">  </text:span><text:span text:style-name="T1827">get name</text:span><text:span text:style-name="T1828">() {</text:span></text:p>
      <text:p text:style-name="P1829"><text:span text:style-name="T1830">    </text:span><text:span text:style-name="T1831">return</text:span><text:span text:style-name="T1832"><text:s/></text:span><text:span text:style-name="T1833">this</text:span><text:span text:style-name="T1834">.</text:span><text:span text:style-name="T1835">_name</text:span><text:span text:style-name="T1836">;</text:span></text:p>
      <text:p text:style-name="P1837"><text:span text:style-name="T1838">  </text:span><text:span text:style-name="T1839">}</text:span></text:p>
      <text:p text:style-name="P1840"><text:span text:style-name="T1841">  </text:span></text:p>
      <text:p text:style-name="P1842"><text:span text:style-name="T1843">  </text:span><text:span text:style-name="T1844">get usesLitter</text:span><text:span text:style-name="T1845">() {</text:span></text:p>
      <text:p text:style-name="P1846"><text:span text:style-name="T1847">    </text:span><text:span text:style-name="T1848">return</text:span><text:span text:style-name="T1849"><text:s/></text:span><text:span text:style-name="T1850">this</text:span><text:span text:style-name="T1851">.</text:span><text:span text:style-name="T1852">_usesLitter</text:span><text:span text:style-name="T1853">;</text:span></text:p>
      <text:p text:style-name="P1854"><text:span text:style-name="T1855">  </text:span><text:span text:style-name="T1856">}</text:span></text:p>
      <text:p text:style-name="P1857"><text:span text:style-name="T1858">  </text:span></text:p>
      <text:p text:style-name="P1859"><text:span text:style-name="T1860">  </text:span><text:span text:style-name="T1861">get behavior</text:span><text:span text:style-name="T1862">() {</text:span></text:p>
      <text:p text:style-name="P1863"><text:span text:style-name="T1864">    </text:span><text:span text:style-name="T1865">return</text:span><text:span text:style-name="T1866"><text:s/></text:span><text:span text:style-name="T1867">this</text:span><text:span text:style-name="T1868">.</text:span><text:span text:style-name="T1869">_behavior</text:span><text:span text:style-name="T1870">;</text:span></text:p>
      <text:soft-page-break/>
      <text:p text:style-name="P1871"><text:span text:style-name="T1872">  </text:span><text:span text:style-name="T1873">}   </text:span></text:p>
      <text:p text:style-name="P1874"><text:span text:style-name="T1875">  </text:span></text:p>
      <text:p text:style-name="P1876"><text:span text:style-name="T1877">  </text:span><text:span text:style-name="T1878">incrementBehavior</text:span><text:span text:style-name="T1879">() {</text:span></text:p>
      <text:p text:style-name="P1880"><text:span text:style-name="T1881">    </text:span><text:span text:style-name="T1882">this</text:span><text:span text:style-name="T1883">.</text:span><text:span text:style-name="T1884">_behavior</text:span><text:span text:style-name="T1885">++;</text:span></text:p>
      <text:p text:style-name="P1886"><text:span text:style-name="T1887">  </text:span><text:span text:style-name="T1888">}</text:span></text:p>
      <text:p text:style-name="P1889"><text:span text:style-name="T1890">}</text:span></text:p>
      <text:p text:style-name="P1891"><text:span text:style-name="T1892"><draw:frame draw:z-index="35" draw:id="id41" draw:style-name="a41" draw:name="Frame36" text:anchor-type="paragraph" svg:x="-104.1563in" svg:y="0in" svg:width="0.01528in" svg:height="0.01528in" style:rel-width="scale" style:rel-height="scale"><draw:text-box><text:p text:style-name="Textbody">Copy to Clipboard</text:p></draw:text-box><svg:title/><svg:desc/></draw:frame></text:span><text:span text:style-name="T1893">Cat</text:span><text:span text:style-name="T1894">Nous avons réduit de moitié environ le nombre de lignes nécessaires à la création de la classe. Certes, une classe supplémentaire a été nécessaire, </text:span><text:span text:style-name="T1895">Animal</text:span><text:span text:style-name="T1896">ce qui peut rendre</text:span><text:span text:style-name="T1897"><text:s/>la réduction de la taille de notre </text:span><text:span text:style-name="T1898">Cat</text:span><text:span text:style-name="T1899">classe discutable. Cependant, les avantages de l'héritage (gain de temps, lisibilité et efficacité) augmentent avec le nombre et la taille de nos sous-classes.</text:span></text:p>
      <text:p text:style-name="P1900">L’un des avantages est que lorsque nous devons modifier une méthode ou une propriété partagée par plusieurs classes, nous pouvons mettre à jour uniquement la classe parente, au lieu de devoir traiter chaque sous-classe.</text:p>
      <text:p text:style-name="P1901"><text:span text:style-name="T1902">Avant de passer à l’héritage, prenez un moment pour voir comment nous créerions une sous-clas</text:span><text:span text:style-name="T1903">se supplémentaire, appelée </text:span><text:span text:style-name="T1904">Dog</text:span><text:span text:style-name="T1905">.</text:span></text:p>
      <text:p text:style-name="P1906"><text:span text:style-name="T1907">class</text:span><text:span text:style-name="T1908"><text:s/></text:span><text:span text:style-name="T1909">Dog</text:span><text:span text:style-name="T1910"><text:s/></text:span><text:span text:style-name="T1911">extends</text:span><text:span text:style-name="T1912"><text:s/></text:span><text:span text:style-name="T1913">Animal</text:span><text:span text:style-name="T1914"><text:s/>{</text:span></text:p>
      <text:p text:style-name="P1915"><text:span text:style-name="T1916">  </text:span><text:span text:style-name="T1917">constructor</text:span><text:span text:style-name="T1918">(</text:span><text:span text:style-name="T1919">name</text:span><text:span text:style-name="T1920">) {</text:span></text:p>
      <text:p text:style-name="P1921"><text:span text:style-name="T1922">    </text:span><text:span text:style-name="T1923">super</text:span><text:span text:style-name="T1924">(</text:span><text:span text:style-name="T1925">name</text:span><text:span text:style-name="T1926">);</text:span></text:p>
      <text:p text:style-name="P1927"><text:span text:style-name="T1928">  </text:span><text:span text:style-name="T1929">}</text:span></text:p>
      <text:p text:style-name="P1930"><text:span text:style-name="T1931">}</text:span></text:p>
      <text:p text:style-name="P1932"><text:span text:style-name="T1933"><draw:frame draw:z-index="36" draw:id="id42" draw:style-name="a42" draw:name="Frame37" text:anchor-type="paragraph" svg:x="-104.1563in" svg:y="0in" svg:width="0.01528in" svg:height="0.01528in" style:rel-width="scale" style:rel-height="scale"><draw:text-box><text:p text:style-name="Textbody">Copy to Clipboard</text:p></draw:text-box><svg:title/><svg:desc/></draw:frame></text:span><text:span text:style-name="T1934">Cette </text:span><text:span text:style-name="T1935">Dog</text:span><text:span text:style-name="T1936"><text:s/></text:span><text:span text:style-name="T1937">classe a accès aux mêmes propriétés, getters, setters et méthodes que la </text:span><text:span text:style-name="T1938">Dog</text:span><text:span text:style-name="T1939"><text:s/></text:span><text:span text:style-name="T1940">classe que nous avons créée sans héritage,<text:s/></text:span><text:span text:style-name="T1941">et fait un quart de la taille !</text:span></text:p>
      <text:p text:style-name="P1942"><text:span text:style-name="T1943">Maintenant que nous avons abstrait les fonctionnalités de la garderie pour animaux, il est facile de voir comment nous pourrions étendre davantage </text:span><text:span text:style-name="T1944">Animal</text:span><text:span text:style-name="T1945"><text:s/></text:span><text:span text:style-name="T1946">pour prendre en charge d'autres classes, comme </text:span><text:span text:style-name="T1947">Rabbit</text:span><text:span text:style-name="T1948">, </text:span><text:span text:style-name="T1949">Bird</text:span><text:span text:style-name="T1950">, ou même </text:span><text:span text:style-name="T1951">S</text:span><text:span text:style-name="T1952">nake</text:span><text:span text:style-name="T1953">.</text:span></text:p>
      <text:p text:style-name="P1954"/>
      <text:h text:style-name="P1955" text:outline-level="3">Méthodes statiques</text:h>
      <text:p text:style-name="P1956">8 minutes</text:p>
      <text:p text:style-name="P1957">Parfois, nous voulons qu'une classe ait</text:p>
      <text:p text:style-name="P1958"><text:a xlink:href="https://www.codecademy.com/resources/docs/javascript/methods" office:target-frame-name="_top" xlink:show="replace"><text:span text:style-name="T1959"><draw:frame draw:z-index="37" draw:id="id43" draw:style-name="a43" draw:name="Frame38" text:anchor-type="paragraph" svg:x="-104.1563in" svg:y="0in" svg:width="0.01528in" svg:height="0.01528in" style:rel-width="scale" style:rel-height="scale"><draw:text-box><text:p text:style-name="P1960">Preview: Docs Methods are object properties that contain functions.</text:p></draw:text-box><svg:title/><svg:desc/></draw:frame></text:span><text:span text:style-name="T1961">méthodes</text:span></text:a></text:p>
      <text:soft-page-break/>
      <text:p text:style-name="P1962">qui ne sont pas<text:s/>disponibles dans des instances individuelles mais peuvent être appelées directement depuis la classe.</text:p>
      <text:p text:style-name="P1963"><text:span text:style-name="T1964">Prenons </text:span><text:span text:style-name="T1965">Date</text:span><text:span text:style-name="T1966">l'exemple de la classe : nous pouvons à la fois créer </text:span><text:span text:style-name="T1967">Date</text:span><text:span text:style-name="T1968">des instances pour représenter la date souhaitée et appeler des méthodes </text:span><text:span text:style-name="T1969">statiques</text:span><text:span text:style-name="T1970"> ,</text:span><text:span text:style-name="T1971"><text:s/>comme </text:span><text:span text:style-name="T1972">Date.</text:span><text:span text:style-name="T1973">now()</text:span><text:span text:style-name="T1974"><text:s/></text:span><text:span text:style-name="T1975">celle qui renvoie la date du jour, directement depuis la classe.</text:span></text:p>
      <text:p text:style-name="P1976"><text:a xlink:href="https://www.codecademy.com/resources/docs/javascript/dates/now" office:target-frame-name="_top" xlink:show="replace"><text:span text:style-name="T1977"><draw:frame draw:z-index="38" draw:id="id44" draw:style-name="a44" draw:name="Frame39" text:anchor-type="paragraph" svg:x="-104.1563in" svg:y="0in" svg:width="0.01528in" svg:height="0.01528in" style:rel-width="scale" style:rel-height="scale"><draw:text-box><text:p text:style-name="Textbody">Preview: Docs Loading link description</text:p></draw:text-box><svg:title/><svg:desc/></draw:frame></text:span><text:span text:style-name="T1978">.</text:span><text:span text:style-name="T1979">now()</text:span></text:a></text:p>
      <text:p text:style-name="P1980">la méthode est statique, elle peut donc être<text:s/>appelée directement depuis la classe, mais pas depuis une instance de la classe.</text:p>
      <text:p text:style-name="P1981"><text:span text:style-name="T1982">Voyons comment utiliser le </text:span><text:span text:style-name="T1983">static</text:span><text:span text:style-name="T1984"><text:s/></text:span><text:span text:style-name="T1985">mot-clé pour créer une méthode statique appelée </text:span><text:span text:style-name="T1986">generateName</text:span><text:span text:style-name="T1987">dans notre </text:span><text:span text:style-name="T1988">Animal</text:span><text:span text:style-name="T1989"><text:s/></text:span><text:span text:style-name="T1990">classe :</text:span></text:p>
      <text:p text:style-name="P1991"><text:span text:style-name="T1992">class Animal<text:s/></text:span><text:span text:style-name="T1993">{</text:span></text:p>
      <text:p text:style-name="P1994"><text:span text:style-name="T1995">  </text:span><text:span text:style-name="T1996">constructor</text:span><text:span text:style-name="T1997">(</text:span><text:span text:style-name="T1998">name</text:span><text:span text:style-name="T1999">) {</text:span></text:p>
      <text:p text:style-name="P2000"><text:span text:style-name="T2001">    </text:span><text:span text:style-name="T2002">this</text:span><text:span text:style-name="T2003">.</text:span><text:span text:style-name="T2004">_name</text:span><text:span text:style-name="T2005"><text:s/></text:span><text:span text:style-name="T2006">= </text:span><text:span text:style-name="T2007">name</text:span><text:span text:style-name="T2008">;</text:span></text:p>
      <text:p text:style-name="P2009"><text:span text:style-name="T2010">    </text:span><text:span text:style-name="T2011">this</text:span><text:span text:style-name="T2012">.</text:span><text:span text:style-name="T2013">_behavior</text:span><text:span text:style-name="T2014"><text:s/>= </text:span><text:span text:style-name="T2015">0</text:span><text:span text:style-name="T2016">;</text:span></text:p>
      <text:p text:style-name="P2017"><text:span text:style-name="T2018">  </text:span><text:span text:style-name="T2019">}</text:span></text:p>
      <text:p text:style-name="P2020"><text:span text:style-name="T2021">    </text:span></text:p>
      <text:p text:style-name="P2022"><text:span text:style-name="T2023">  </text:span><text:span text:style-name="T2024">static</text:span><text:span text:style-name="T2025"><text:s/></text:span><text:span text:style-name="T2026">generateName</text:span><text:span text:style-name="T2027">() {</text:span></text:p>
      <text:p text:style-name="P2028"><text:span text:style-name="T2029">    </text:span><text:span text:style-name="T2030">const names</text:span><text:span text:style-name="T2031"><text:s/>= [</text:span><text:span text:style-name="T2032">'Angel'</text:span><text:span text:style-name="T2033">,<text:s/></text:span><text:span text:style-name="T2034">'Spike'</text:span><text:span text:style-name="T2035">,<text:s/></text:span><text:span text:style-name="T2036">'Buffy'</text:span><text:span text:style-name="T2037">,<text:s/></text:span><text:span text:style-name="T2038">'Willow'</text:span><text:span text:style-name="T2039">,<text:s/></text:span><text:span text:style-name="T2040">'Tara'</text:span><text:span text:style-name="T2041">];</text:span></text:p>
      <text:p text:style-name="P2042"><text:span text:style-name="T2043">    </text:span><text:span text:style-name="T2044">const randomNumber</text:span><text:span text:style-name="T2045"><text:s/>= </text:span><text:span text:style-name="T2046">Math</text:span><text:span text:style-name="T2047">.</text:span><text:span text:style-name="T2048">floor</text:span><text:span text:style-name="T2049">(</text:span><text:span text:style-name="T2050">Math</text:span><text:span text:style-name="T2051">.</text:span><text:span text:style-name="T2052">random</text:span><text:span text:style-name="T2053">()*</text:span><text:span text:style-name="T2054">5</text:span><text:span text:style-name="T2055">);</text:span></text:p>
      <text:p text:style-name="P2056"><text:span text:style-name="T2057">    </text:span><text:span text:style-name="T2058">return</text:span><text:span text:style-name="T2059"><text:s/></text:span><text:span text:style-name="T2060">names</text:span><text:span text:style-name="T2061">[</text:span><text:span text:style-name="T2062">randomNumber</text:span><text:span text:style-name="T2063">];</text:span></text:p>
      <text:p text:style-name="P2064"><text:span text:style-name="T2065">  </text:span><text:span text:style-name="T2066">}</text:span></text:p>
      <text:p text:style-name="P2067"><text:span text:style-name="T2068">}</text:span></text:p>
      <text:p text:style-name="P2069"><text:span text:style-name="T2070"><draw:frame draw:z-index="39" draw:id="id45" draw:style-name="a45" draw:name="Frame40" text:anchor-type="paragraph" svg:x="-104.1563in" svg:y="0in" svg:width="0.01528in" svg:height="0.01528in" style:rel-width="scale" style:rel-height="scale"><draw:text-box><text:p text:style-name="Textbody">Copy to Clipboard</text:p></draw:text-box><svg:title/><svg:desc/></draw:frame></text:span><text:span text:style-name="T2071">Dans<text:s/></text:span><text:span text:style-name="T2072">l'exemple ci-dessus, nous créons une </text:span><text:span text:style-name="T2073">static</text:span><text:span text:style-name="T2074"><text:s/></text:span><text:span text:style-name="T2075">méthode appelée </text:span><text:span text:style-name="T2076">.</text:span><text:span text:style-name="T2077">generateName()</text:span><text:span text:style-name="T2078"><text:s/></text:span><text:span text:style-name="T2079">qui renvoie un nom aléatoire à son appel. En raison du </text:span><text:span text:style-name="T2080">static</text:span><text:span text:style-name="T2081"><text:s/></text:span><text:span text:style-name="T2082">mot-clé, nous ne pouvons y accéder qu'en </text:span><text:span text:style-name="T2083">.</text:span><text:span text:style-name="T2084">generateName()</text:span><text:span text:style-name="T2085"><text:s/></text:span><text:span text:style-name="T2086">l'ajoutant à la </text:span><text:span text:style-name="T2087">Animal</text:span><text:span text:style-name="T2088"><text:s/></text:span><text:span text:style-name="T2089">classe.</text:span></text:p>
      <text:p text:style-name="P2090"><text:span text:style-name="T2091">Nous appelons la </text:span><text:span text:style-name="T2092">.generateName()</text:span><text:span text:style-name="T2093">méthode avec la syntaxe suivante :</text:span></text:p>
      <text:p text:style-name="P2094"><text:span text:style-name="T2095">console</text:span><text:span text:style-name="T2096">.</text:span><text:span text:style-name="T2097">log</text:span><text:span text:style-name="T2098">(</text:span><text:span text:style-name="T2099">Animal</text:span><text:span text:style-name="T2100">.</text:span><text:span text:style-name="T2101">generateName</text:span><text:span text:style-name="T2102">());<text:s/></text:span><text:span text:style-name="T2103">// returns a name</text:span></text:p>
      <text:p text:style-name="P2104"><text:span text:style-name="T2105"><draw:frame draw:z-index="40" draw:id="id46" draw:style-name="a46" draw:name="Frame41" text:anchor-type="paragraph" svg:x="-104.1563in" svg:y="0in" svg:width="0.01528in" svg:height="0.01528in" style:rel-width="scale" style:rel-height="scale"><draw:text-box><text:p text:style-name="Textbody">Copy to Clipboard</text:p></draw:text-box><svg:title/><svg:desc/></draw:frame></text:span><text:span text:style-name="T2106">.</text:span><text:span text:style-name="T2107">generateName()</text:span><text:span text:style-name="T2108"><text:s/></text:span><text:span text:style-name="T2109">ne peut pas être accessible à partir d'instances de la </text:span><text:span text:style-name="T2110">Animal</text:span><text:span text:style-name="T2111"><text:s/></text:span><text:span text:style-name="T2112">classe ou d'instances de ses sous-classes :</text:span></text:p>
      <text:p text:style-name="P2113"><text:span text:style-name="T2114">const<text:s/></text:span><text:span text:style-name="T2115">tyson</text:span><text:span text:style-name="T2116"><text:s/>= </text:span><text:span text:style-name="T2117">new</text:span><text:span text:style-name="T2118"><text:s/></text:span><text:span text:style-name="T2119">Animal</text:span><text:span text:style-name="T2120">(</text:span><text:span text:style-name="T2121">'Tyson'</text:span><text:span text:style-name="T2122">);</text:span></text:p>
      <text:p text:style-name="P2123"><text:span text:style-name="T2124">tyson</text:span><text:span text:style-name="T2125">.</text:span><text:span text:style-name="T2126">generateName</text:span><text:span text:style-name="T2127">();<text:s/></text:span><text:span text:style-name="T2128">// TypeError</text:span></text:p>
      <text:p text:style-name="P2129"><text:span text:style-name="T2130"><draw:frame draw:z-index="41" draw:id="id47" draw:style-name="a47" draw:name="Frame42" text:anchor-type="paragraph" svg:x="-104.1563in" svg:y="0in" svg:width="0.01528in" svg:height="0.01528in" style:rel-width="scale" style:rel-height="scale"><draw:text-box><text:p text:style-name="Textbody">Copy to Clipboard</text:p></draw:text-box><svg:title/><svg:desc/></draw:frame></text:span><text:span text:style-name="T2131">Cet exemple entraînera une erreur, car une méthode statique ( </text:span><text:span text:style-name="T2132">.generateName()</text:span><text:span text:style-name="T2133">) ne peut pas être appelée sur une instance ( </text:span><text:span text:style-name="T2134">tyson</text:span><text:span text:style-name="T2135">).</text:span></text:p>
      <text:p text:style-name="P2136"/>
      <text:soft-page-break/>
      <text:h text:style-name="P2137" text:outline-level="3">Révision : Cours</text:h>
      <text:p text:style-name="P2138">1 min</text:p>
      <text:p text:style-name="P2139">Bravo !<text:s/>Récapitulons ce que vous avez appris.</text:p>
      <text:list text:style-name="LFO6" text:continue-numbering="true">
        <text:list-item>
          <text:p text:style-name="P2140"><text:span text:style-name="T2141">Les classes</text:span><text:span text:style-name="T2142"> sont des modèles pour</text:span></text:p>
        </text:list-item>
      </text:list>
      <text:p text:style-name="P2143"><text:a xlink:href="https://www.codecademy.com/resources/docs/javascript/objects" office:target-frame-name="_top" xlink:show="replace"><text:span text:style-name="T2144"><draw:frame draw:z-index="42" draw:id="id48" draw:style-name="a48" draw:name="Frame43" text:anchor-type="paragraph" svg:x="-104.1563in" svg:y="0in" svg:width="0.01528in" svg:height="0.01528in" style:rel-width="scale" style:rel-height="scale"><draw:text-box><text:p text:style-name="Textbody">Aperçu : Documents Chargement de la description du lien</text:p></draw:text-box><svg:title/><svg:desc/></draw:frame></text:span><text:span text:style-name="T2145">objets</text:span></text:a></text:p>
      <text:p text:style-name="P2146">.</text:p>
      <text:list text:style-name="LFO6" text:continue-numbering="true">
        <text:list-item>
          <text:p text:style-name="P2147"><text:span text:style-name="T2148">JavaScript appelle une méthode </text:span><text:span text:style-name="T2149">constru</text:span><text:span text:style-name="T2150">cteur</text:span><text:span text:style-name="T2151"> lorsque nous créons une nouvelle instance d'une classe.</text:span></text:p>
        </text:list-item>
        <text:list-item>
          <text:p text:style-name="P2152"><text:span text:style-name="T2153">L'héritage</text:span><text:span text:style-name="T2154"> se produit lorsque nous créons une classe parent avec des propriétés et</text:span></text:p>
        </text:list-item>
      </text:list>
      <text:p text:style-name="P2155"><text:a xlink:href="https://www.codecademy.com/resources/docs/javascript/methods" office:target-frame-name="_top" xlink:show="replace"><text:span text:style-name="T2156"><draw:frame draw:z-index="43" draw:id="id49" draw:style-name="a49" draw:name="Frame44" text:anchor-type="paragraph" svg:x="-104.1563in" svg:y="0in" svg:width="0.01528in" svg:height="0.01528in" style:rel-width="scale" style:rel-height="scale"><draw:text-box><text:p text:style-name="Textbody">Aperçu : Documents Chargement<text:s/>de la description du lien</text:p></draw:text-box><svg:title/><svg:desc/></draw:frame></text:span><text:span text:style-name="T2157">méthodes</text:span></text:a></text:p>
      <text:p text:style-name="P2158">que nous pouvons étendre aux classes enfants.</text:p>
      <text:list text:style-name="LFO6" text:continue-numbering="true">
        <text:list-item>
          <text:p text:style-name="P2159"><text:span text:style-name="T2160">Nous utilisons le </text:span><text:span text:style-name="T2161">extends</text:span><text:span text:style-name="T2162"><text:s/></text:span><text:span text:style-name="T2163">mot-clé pour créer une sous-classe.</text:span></text:p>
        </text:list-item>
        <text:list-item>
          <text:p text:style-name="P2164"><text:span text:style-name="T2165">Le </text:span><text:span text:style-name="T2166">super</text:span><text:span text:style-name="T2167"><text:s/></text:span><text:span text:style-name="T2168">mot-clé appelle le </text:span><text:span text:style-name="T2169">constructor()</text:span><text:span text:style-name="T2170"><text:s/></text:span><text:span text:style-name="T2171">d'une classe parent.</text:span></text:p>
        </text:list-item>
        <text:list-item>
          <text:p text:style-name="P2172">Les méthodes statiques sont appelées sur la<text:s/>classe, mais pas sur les instances de la classe.</text:p>
        </text:list-item>
      </text:list>
      <text:p text:style-name="P2173">En terminant cette leçon, vous avez franchi une nouvelle étape vers l'écriture d'un JavaScript efficace et de niveau production. Bonne chance pour continuer à développer vos compétences et à aborder les concepts de niveau intermédiaire.</text:p>
      <text:p text:style-name="P2174">Instructions</text:p>
      <text:p text:style-name="P2175"><text:span text:style-name="T2176">Pour vous entraîner davantage avec l'héritage, prenez le temps de créer une </text:span><text:span text:style-name="T2177">Doctor</text:span><text:span text:style-name="T2178"><text:s/></text:span><text:span text:style-name="T2179">classe qui hérite de </text:span><text:span text:style-name="T2180">HospitalEmployee</text:span><text:span text:style-name="T2181">. Les propriétés et méthodes de cette </text:span><text:span text:style-name="T2182">Doctor</text:span><text:span text:style-name="T2183"><text:s/></text:span><text:span text:style-name="T2184">classe sont listées ci-dessous :</text:span></text:p>
      <text:h text:style-name="P2185" text:outline-level="5">Médecin</text:h>
      <text:list text:style-name="LFO7" text:continue-numbering="true">
        <text:list-item>
          <text:list>
            <text:list-item>
              <text:p text:style-name="P2186"><text:span text:style-name="T2187">propriétés : </text:span><text:span text:style-name="T2188">_name</text:span><text:span text:style-name="T2189">, </text:span><text:span text:style-name="T2190">_remainingVacationDays</text:span><text:span text:style-name="T2191">(défini à </text:span><text:span text:style-name="T2192">20<text:s/></text:span><text:span text:style-name="T2193">l'intérieur de </text:span><text:span text:style-name="T2194">constructor()</text:span><text:span text:style-name="T2195">),<text:s/></text:span><text:span text:style-name="T2196">_insurance</text:span></text:p>
            </text:list-item>
            <text:list-item>
              <text:p text:style-name="P2197"><text:span text:style-name="T2198">méthodes :</text:span><text:span text:style-name="T2199">.takeVacationDays()</text:span></text:p>
            </text:list-item>
          </text:list>
        </text:list-item>
      </text:list>
      <text:soft-page-break/>
      <text:h text:style-name="P2200" text:outline-level="3">Introduction à la gestion des erreurs</text:h>
      <text:p text:style-name="P2201">1 min</text:p>
      <text:p text:style-name="P2202">Il existe deux catégories d'erreurs de programmation : celles qui n'empêchent pas notre code de s'exécuter et celles qui le font.</text:p>
      <text:p text:style-name="P2203">Parfois, nous écrivons du code qui renvoie une valeur, mais qui est différente de ce que nous attendions. Notre programme continue de s'exécuter, et nous ne nous rendons peut-être compte que bien plus tard que quelque chose ne va pas. C'est comme préparer une soupe et y ajouter accidentellement du sucre au lieu du sel. Au final, nous obtenons toujours de la soupe, mais ce n'est peut-être pas celle que nous voulons manger. Nous ne nous attarderons pas sur ces erreurs.</text:p>
      <text:p text:style-name="P2204">Nous allons plutôt nous concentrer sur le</text:p>
      <text:p text:style-name="P2205"><text:a xlink:href="https://www.codecademy.com/resources/docs/javascript/errors" office:target-frame-name="_top" xlink:show="replace"><text:span text:style-name="T2206"><draw:frame draw:z-index="44" draw:id="id50" draw:style-name="a50" draw:name="Frame45" text:anchor-type="paragraph" svg:x="-104.1563in" svg:y="0in" svg:width="0.01528in" svg:height="0.01528in" style:rel-width="scale" style:rel-height="scale"><draw:text-box><text:p text:style-name="P2207">Preview: Docs The JavaScript Error object represents runtime errors, providing information for throwing exceptions and handling them with try-catch blocks.</text:p></draw:text-box><svg:title/><svg:desc/></draw:frame></text:span><text:span text:style-name="T2208">erreurs</text:span></text:a></text:p>
      <text:p text:style-name="P2209"><text:span text:style-name="T2210">Ces erreurs apparaissent lorsque nous écrivons du code provoquant l'arrêt de notre programme, par exemple en essayant de réaffecter une </text:span><text:span text:style-name="T2211">const</text:span><text:span text:style-name="T2212">variable. Au lieu de renvoyer quoi que ce soit, notre programme n'exécutera plus</text:span><text:span text:style-name="T2213"><text:s/>de code au-delà de l'erreur. Par exemple, que se passerait-il si nous essayions de déplacer notre soupe vers la table, mais que nous la laissions tomber parce qu'elle était trop chaude ? Notre processus de préparation serait alors terminé : il n'y aurait<text:s/></text:span><text:span text:style-name="T2214">plus de soupe.</text:span></text:p>
      <text:p text:style-name="P2215"><text:span text:style-name="T2216">Nous ne pouvons pas toujours prévenir les erreurs avant qu'elles ne surviennent, mais nous pouvons inclure un plan de secours dans notre programme pour anticiper et répondre aux erreurs et garantir la continuité de son exécution. </text:span><text:span text:style-name="T2217">La gestion<text:s/></text:span><text:span text:style-name="T2218">des erreurs</text:span><text:span text:style-name="T2219"> consiste à anticiper et à corriger les erreurs par programmation. En JavaScript, nous gérons les erreurs à l'aide des mots-clés </text:span><text:span text:style-name="T2220">try</text:span><text:span text:style-name="T2221">et </text:span><text:span text:style-name="T2222">catch</text:span><text:span text:style-name="T2223">. Nous </text:span><text:span text:style-name="T2224">try</text:span><text:span text:style-name="T2225">déplaçons la soupe sur la table, en nous assurant que quelqu'un ou quelque chose se trouve à pr</text:span><text:span text:style-name="T2226">oximité </text:span><text:span text:style-name="T2227">catch</text:span><text:span text:style-name="T2228">au cas où nous la laisserions tomber.</text:span></text:p>
      <text:p text:style-name="P2229"><text:span text:style-name="T2230">Dans cette leçon, nous en apprendrons davantage sur les erreurs et sur la création d'un plan de secours pour permettre à notre programme de continuer à s'exécuter. Lorsque vous serez prêt, essayons </text:span><text:span text:style-name="T2231">de</text:span><text:span text:style-name="T2232"> comp</text:span><text:span text:style-name="T2233">rendre </text:span><text:span text:style-name="T2234">ces</text:span><text:span text:style-name="T2235"> erreurs JavaScript !</text:span></text:p>
      <text:p text:style-name="P2236"/>
      <text:soft-page-break/>
      <text:h text:style-name="P2237" text:outline-level="3">Erreurs d'exécution</text:h>
      <text:p text:style-name="P2238">4 min</text:p>
      <text:p text:style-name="P2239"><text:a xlink:href="https://www.codecademy.com/resources/docs/javascript/errors" office:target-frame-name="_top" xlink:show="replace"><text:span text:style-name="T2240"><draw:frame draw:z-index="45" draw:id="id51" draw:style-name="a51" draw:name="Frame46" text:anchor-type="paragraph" svg:x="-104.1563in" svg:y="0in" svg:width="0.01528in" svg:height="0.01528in" style:rel-width="scale" style:rel-height="scale"><draw:text-box><text:p text:style-name="Textbody">Aperçu : Documents Chargement de la description du lien</text:p></draw:text-box><svg:title/><svg:desc/></draw:frame></text:span><text:span text:style-name="T2241">Erreurs</text:span></text:a></text:p>
      <text:p text:style-name="P2242"><text:span text:style-name="T2243">Contient des messages utiles expliquant pourquoi<text:s/></text:span><text:span text:style-name="T2244">notre programme ne fonctionne pas ou pourquoi l'erreur est </text:span><text:span text:style-name="T2245">générée</text:span><text:span text:style-name="T2246"> . Lorsqu'une erreur est générée, notre programme s'arrête et la console affiche le message d'erreur en rouge, comme suit :</text:span></text:p>
      <text:p text:style-name="P2247"><text:span text:style-name="T2248"><draw:frame draw:style-name="a52" draw:name="Image1" text:anchor-type="as-char" svg:x="0in" svg:y="0in" svg:width="6.69291in" svg:height="3.34646in" style:rel-width="scale" style:rel-height="scale"><draw:image xlink:href="" xlink:type="simple" xlink:show="embed" xlink:actuate="onLoad"/><svg:title/><svg:desc/></draw:frame></text:span></text:p>
      <text:p text:style-name="P2249"><text:span text:style-name="T2250">Lorsqu'une ligne de code génère une erreur lors de l'exécution,<text:s/></text:span><text:span text:style-name="T2251">on parle d' </text:span><text:span text:style-name="T2252">erreur d'exécution</text:span><text:span text:style-name="T2253"> . En JavaScript, il existe des erreurs intégrées.</text:span></text:p>
      <text:p text:style-name="P2254"><text:a xlink:href="https://www.codecademy.com/resources/docs/javascript/objects" office:target-frame-name="_top" xlink:show="replace"><text:span text:style-name="T2255"><draw:frame draw:z-index="47" draw:id="id52" draw:style-name="a53" draw:name="Frame47" text:anchor-type="paragraph" svg:x="-104.1563in" svg:y="0in" svg:width="0.01528in" svg:height="0.01528in" style:rel-width="scale" style:rel-height="scale"><draw:text-box><text:p text:style-name="P2256">Preview: Docs A data type for organizing a set of custom properties and behaviors.</text:p></draw:text-box><svg:title/><svg:desc/></draw:frame></text:span><text:span text:style-name="T2257">objets</text:span></text:a></text:p>
      <text:p text:style-name="P2258"><text:span text:style-name="T2259">qui<text:s/></text:span><text:span text:style-name="T2260">possèdent une propriété «</text:span><text:span text:style-name="T2261">name</text:span><text:span text:style-name="T2262"> and » </text:span><text:span text:style-name="T2263">message</text:span><text:span text:style-name="T2264">, qui indique l'origine du problème. Exemples d'erreurs d'exécution intégrées :</text:span></text:p>
      <text:list text:style-name="LFO8" text:continue-numbering="true">
        <text:list-item>
          <text:p text:style-name="P2265"><text:span text:style-name="T2266">ReferenceError</text:span><text:span text:style-name="T2267">: lorsqu'une variable ou une fonction ne peut pas être trouvée.</text:span></text:p>
        </text:list-item>
        <text:list-item>
          <text:p text:style-name="P2268"><text:span text:style-name="T2269">TypeError</text:span><text:span text:style-name="T2270">: lorsqu'une valeur n'est pas un type valide,<text:s/></text:span><text:span text:style-name="T2271">voir l'exemple ci-dessous :</text:span></text:p>
        </text:list-item>
      </text:list>
      <text:p text:style-name="P2272"><text:span text:style-name="T2273">const reminder</text:span><text:span text:style-name="T2274"><text:s/>= </text:span><text:span text:style-name="T2275">'Reduce, Reuse, Recycle'</text:span><text:span text:style-name="T2276">;</text:span></text:p>
      <text:p text:style-name="P2277"><text:span text:style-name="T2278">reminder</text:span><text:span text:style-name="T2279"><text:s/>= </text:span><text:span text:style-name="T2280">'Save the world'</text:span><text:span text:style-name="T2281">;</text:span></text:p>
      <text:p text:style-name="P2282"><text:span text:style-name="T2283">// TypeError: Assignment to constant variable.</text:span></text:p>
      <text:p text:style-name="P2284"><text:span text:style-name="T2285">console</text:span><text:span text:style-name="T2286">.</text:span><text:span text:style-name="T2287">log</text:span><text:span text:style-name="T2288">(</text:span><text:span text:style-name="T2289">'This will never be printed!'</text:span><text:span text:style-name="T2290">);</text:span></text:p>
      <text:p text:style-name="P2291"><text:span text:style-name="T2292"><draw:frame draw:z-index="48" draw:id="id53" draw:style-name="a54" draw:name="Frame48" text:anchor-type="paragraph" svg:x="-104.1563in" svg:y="0in" svg:width="0.01528in" svg:height="0.01528in" style:rel-width="scale" style:rel-height="scale"><draw:text-box><text:p text:style-name="Textbody">Copy to Clipboard</text:p></draw:text-box><svg:title/><svg:desc/></draw:frame></text:span><text:span text:style-name="T2293">Dans l'exemple ci-dessus, lorsque nous<text:s/></text:span><text:span text:style-name="T2294">tentons de réaffecter une variable constante </text:span><text:span text:style-name="T2295">reminder</text:span><text:span text:style-name="T2296">, une erreur a </text:span><text:span text:style-name="T2297">TypeError</text:span><text:span text:style-name="T2298">est générée. Le code écrit après une erreur d'exécution générée ne sera pas évalué, et l' </text:span><text:span text:style-name="T2299">console.log()</text:span><text:span text:style-name="T2300">instruction ne sera donc pas évaluée.</text:span></text:p>
      <text:soft-page-break/>
      <text:p text:style-name="P2301">Voyons par nous-mêmes ce qui se passe<text:s/>lorsqu’une erreur d’exécution est générée.</text:p>
      <text:h text:style-name="P2302" text:outline-level="3">Construire une erreur</text:h>
      <text:p text:style-name="P2303">4 min</text:p>
      <text:p text:style-name="P2304">JavaScript</text:p>
      <text:p text:style-name="P2305"><text:a xlink:href="https://www.codecademy.com/resources/docs/javascript/errors" office:target-frame-name="_top" xlink:show="replace"><text:span text:style-name="T2306"><draw:frame draw:z-index="49" draw:id="id54" draw:style-name="a55" draw:name="Frame49" text:anchor-type="paragraph" svg:x="-104.1563in" svg:y="0in" svg:width="0.01528in" svg:height="0.01528in" style:rel-width="scale" style:rel-height="scale"><draw:text-box><text:p text:style-name="P2307">Preview: Docs The JavaScript Error object represents runtime errors, providing information for<text:s/>throwing exceptions and handling them with try-catch blocks.</text:p></draw:text-box><svg:title/><svg:desc/></draw:frame></text:span><text:span text:style-name="T2308">erreurs</text:span></text:a></text:p>
      <text:p text:style-name="P2309">sont</text:p>
      <text:p text:style-name="P2310"><text:a xlink:href="https://www.codecademy.com/resources/docs/javascript/objects" office:target-frame-name="_top" xlink:show="replace"><text:span text:style-name="T2311"><draw:frame draw:z-index="50" draw:id="id55" draw:style-name="a56" draw:name="Frame50" text:anchor-type="paragraph" svg:x="-104.1563in" svg:y="0in" svg:width="0.01528in" svg:height="0.01528in" style:rel-width="scale" style:rel-height="scale"><draw:text-box><text:p text:style-name="Textbody">Aperçu : Documents Chargement de la description du lien</text:p></draw:text-box><svg:title/><svg:desc/></draw:frame></text:span><text:span text:style-name="T2312">objets</text:span></text:a></text:p>
      <text:p text:style-name="P2313"><text:span text:style-name="T2314">qui possèdent les propriétés </text:span><text:span text:style-name="T2315">name</text:span><text:span text:style-name="T2316">et </text:span><text:span text:style-name="T2317">m</text:span><text:span text:style-name="T2318">essage</text:span><text:span text:style-name="T2319">. Nous avons vu précédemment comment les erreurs intégrées nous alertent des erreurs courantes dans notre code. Mais que faire si nous avons besoin d'un message d'erreur non couvert par les erreurs intégrées ? Imaginons que nous devions informer un<text:s/></text:span><text:span text:style-name="T2320">utilisateur qu'une chaîne passée en argument est trop courte avec un message personnalisé. Ce cas particulier n'est pas couvert par un type d'erreur intégré, mais nous pouvons utiliser le </text:span><text:span text:style-name="T2321">Error</text:span><text:span text:style-name="T2322">constructeur pour créer nos propres objets d'erreur avec un mes</text:span><text:span text:style-name="T2323">sage unique à notre programme !</text:span></text:p>
      <text:p text:style-name="P2324"><text:span text:style-name="T2325">console</text:span><text:span text:style-name="T2326">.</text:span><text:span text:style-name="T2327">log</text:span><text:span text:style-name="T2328">(</text:span><text:span text:style-name="T2329">Error</text:span><text:span text:style-name="T2330">(</text:span><text:span text:style-name="T2331">'Your password is too weak.'</text:span><text:span text:style-name="T2332">));</text:span></text:p>
      <text:p text:style-name="P2333"><text:span text:style-name="T2334">// Prints: Error: Your password is too weak.</text:span></text:p>
      <text:p text:style-name="P2335"><text:span text:style-name="T2336"><draw:frame draw:z-index="51" draw:id="id56" draw:style-name="a57" draw:name="Frame51" text:anchor-type="paragraph" svg:x="-104.1563in" svg:y="0in" svg:width="0.01528in" svg:height="0.01528in" style:rel-width="scale" style:rel-height="scale"><draw:text-box><text:p text:style-name="Textbody">Copy to Clipboard</text:p></draw:text-box><svg:title/><svg:desc/></draw:frame></text:span><text:span text:style-name="T2337">Le </text:span><text:span text:style-name="T2338">Error</text:span><text:span text:style-name="T2339">constructeur prend un argument de type chaîne, qui devient la valeur de la </text:span><text:span text:style-name="T2340">message</text:span><text:span text:style-name="T2341">propriété<text:s/></text:span><text:span text:style-name="T2342">d'erreur. Dans l'extrait de code ci-dessus, nous avons utilisé le </text:span><text:span text:style-name="T2343">Error</text:span><text:span text:style-name="T2344">constructeur pour créer un objet d'erreur contenant le message.</text:span><text:span text:style-name="T2345">'Your password is too weak.'</text:span></text:p>
      <text:p text:style-name="P2346"><text:span text:style-name="T2347">Vous pourriez également voir des erreurs créées avec le </text:span><text:span text:style-name="T2348">new</text:span><text:span text:style-name="T2349">mot-clé.</text:span></text:p>
      <text:p text:style-name="P2350"><text:a xlink:href="https://www.codecademy.com/resources/docs/javascript/methods" office:target-frame-name="_top" xlink:show="replace"><text:span text:style-name="T2351"><draw:frame draw:z-index="52" draw:id="id57" draw:style-name="a58" draw:name="Frame52" text:anchor-type="paragraph" svg:x="-104.1563in" svg:y="0in" svg:width="0.01528in" svg:height="0.01528in" style:rel-width="scale" style:rel-height="scale"><draw:text-box><text:p text:style-name="Textbody">Aperçu : Documents Chargement de la description du lien</text:p></draw:text-box><svg:title/><svg:desc/></draw:frame></text:span><text:span text:style-name="T2352">méthodes</text:span></text:a></text:p>
      <text:p text:style-name="P2353"><text:span text:style-name="T2354">conduira à la même fonctionnalité.<text:s/></text:span><text:span text:style-name="T2355">Regardez :</text:span></text:p>
      <text:p text:style-name="P2356"><text:span text:style-name="T2357">console</text:span><text:span text:style-name="T2358">.</text:span><text:span text:style-name="T2359">log</text:span><text:span text:style-name="T2360">(</text:span><text:span text:style-name="T2361">new</text:span><text:span text:style-name="T2362"><text:s/></text:span><text:span text:style-name="T2363">Error</text:span><text:span text:style-name="T2364">(</text:span><text:span text:style-name="T2365">'Your password is too weak.'</text:span><text:span text:style-name="T2366">));</text:span></text:p>
      <text:p text:style-name="P2367"><text:span text:style-name="T2368">// Prints: Error: Your password is<text:s/></text:span><text:span text:style-name="T2369">too weak.</text:span></text:p>
      <text:p text:style-name="P2370"><text:span text:style-name="T2371"><draw:frame draw:z-index="53" draw:id="id58" draw:style-name="a59" draw:name="Frame53" text:anchor-type="paragraph" svg:x="-104.1563in" svg:y="0in" svg:width="0.01528in" svg:height="0.01528in" style:rel-width="scale" style:rel-height="scale"><draw:text-box><text:p text:style-name="Textbody">Copy to Clipboard</text:p></draw:text-box><svg:title/><svg:desc/></draw:frame></text:span><text:span text:style-name="T2372">Gardez à l'esprit que créer une erreur n'est pas la même chose que la générer. Une erreur générée entraîne l'arrêt du programme. Nous verrons comment générer les erreurs créées dans le prochain exercice !</text:span></text:p>
      <text:p text:style-name="P2373"/>
      <text:h text:style-name="P2374" text:outline-level="3">Le lancer Mot-clé</text:h>
      <text:p text:style-name="P2375">2<text:s/>min</text:p>
      <text:p text:style-name="P2376">Créer une erreur n'entraîne pas l'arrêt de notre programme. N'oubliez pas qu'une erreur doit être générée pour que le programme s'arrête.</text:p>
      <text:soft-page-break/>
      <text:p text:style-name="P2377"><text:span text:style-name="T2378">Pour générer une erreur en JavaScript, nous utilisons le </text:span><text:span text:style-name="T2379">throw</text:span><text:span text:style-name="T2380">mot-clé comme ceci :</text:span></text:p>
      <text:p text:style-name="P2381"><text:span text:style-name="T2382">throw</text:span><text:span text:style-name="T2383"><text:s/></text:span><text:span text:style-name="T2384">Error</text:span><text:span text:style-name="T2385">(</text:span><text:span text:style-name="T2386">'Something wrong h</text:span><text:span text:style-name="T2387">appened'</text:span><text:span text:style-name="T2388">);</text:span></text:p>
      <text:p text:style-name="P2389"><text:span text:style-name="T2390">// Error: Something wrong happened</text:span></text:p>
      <text:p text:style-name="P2391"><text:span text:style-name="T2392"><draw:frame draw:z-index="54" draw:id="id59" draw:style-name="a60" draw:name="Frame54" text:anchor-type="paragraph" svg:x="-104.1563in" svg:y="0in" svg:width="0.01528in" svg:height="0.01528in" style:rel-width="scale" style:rel-height="scale"><draw:text-box><text:p text:style-name="Textbody">Copy to Clipboard</text:p></draw:text-box><svg:title/><svg:desc/></draw:frame></text:span><text:span text:style-name="T2393">Lorsque nous utilisons le </text:span><text:span text:style-name="T2394">throw</text:span><text:span text:style-name="T2395">mot-clé, une erreur est générée et le code suivant l' </text:span><text:span text:style-name="T2396">throw</text:span><text:span text:style-name="T2397">instruction ne s'exécute pas.<text:s/></text:span><text:span text:style-name="T2398">Prenons l'exemple suivant :</text:span></text:p>
      <text:p text:style-name="P2399"><text:span text:style-name="T2400">throw</text:span><text:span text:style-name="T2401"><text:s/></text:span><text:span text:style-name="T2402">Error</text:span><text:span text:style-name="T2403">(</text:span><text:span text:style-name="T2404">'Something wrong happened'</text:span><text:span text:style-name="T2405">);</text:span></text:p>
      <text:p text:style-name="P2406"><text:span text:style-name="T2407">// Error: Something wrong happened</text:span></text:p>
      <text:p text:style-name="P2408"><text:span text:style-name="T2409">console</text:span><text:span text:style-name="T2410">.</text:span><text:span text:style-name="T2411">log</text:span><text:span text:style-name="T2412">(</text:span><text:span text:style-name="T2413">'This will never run'</text:span><text:span text:style-name="T2414">);</text:span></text:p>
      <text:p text:style-name="P2415"><text:span text:style-name="T2416"><draw:frame draw:z-index="55" draw:id="id60" draw:style-name="a61" draw:name="Frame55" text:anchor-type="paragraph" svg:x="-104.1563in" svg:y="0in" svg:width="0.01528in" svg:height="0.01528in" style:rel-width="scale" style:rel-height="scale"><draw:text-box><text:p text:style-name="Textbody">Copy to Clipboard</text:p></draw:text-box><svg:title/><svg:desc/></draw:frame></text:span><text:span text:style-name="T2417">Une fois </text:span><text:span text:style-name="T2418">throw Error('Something wrong happened');</text:span><text:span text:style-name="T2419">que est exécuté et que l'objet d'erreur est généré, l' </text:span><text:span text:style-name="T2420">console.log()</text:span><text:span text:style-name="T2421">instruction ne s'exécutera pas (tout comme<text:s/></text:span><text:span text:style-name="T2422">lorsqu'une erreur JavaScript intégrée a été générée !).</text:span></text:p>
      <text:p text:style-name="P2423">Dans le prochain exercice, nous verrons comment gérer une erreur afin que le reste de notre code puisse s'exécuter !</text:p>
      <text:p text:style-name="P2424"/>
      <text:h text:style-name="P2425" text:outline-level="3">L'instruction try...catch</text:h>
      <text:p text:style-name="P2426">5 minutes</text:p>
      <text:p text:style-name="P2427">Jusqu'à présent, jeté</text:p>
      <text:p text:style-name="P2428"><text:a xlink:href="https://www.codecademy.com/resources/docs/javascript/errors" office:target-frame-name="_top" xlink:show="replace"><text:span text:style-name="T2429"><draw:frame draw:z-index="56" draw:id="id61" draw:style-name="a62" draw:name="Frame56" text:anchor-type="paragraph" svg:x="-104.1563in" svg:y="0in" svg:width="0.01528in" svg:height="0.01528in" style:rel-width="scale" style:rel-height="scale"><draw:text-box><text:p text:style-name="Textbody"><text:bookmark-start text:name=":r4v:"/><text:bookmark-end text:name=":r4v:"/>Aperçu : Documents Chargement de la description du lien</text:p></draw:text-box><svg:title/><svg:desc/></draw:frame></text:span><text:span text:style-name="T2430">erreurs</text:span></text:a></text:p>
      <text:p text:style-name="P2431"><text:span text:style-name="T2432">ont provoqué l'arrêt de notre programme. Cependant, nous pouvons anticiper et </text:span><text:span text:style-name="T2433">gérer</text:span><text:span text:style-name="T2434"> ces erreurs en écrivant du cod</text:span><text:span text:style-name="T2435">e pour les corriger et permettre à notre programme de continuer à s'exécuter.</text:span></text:p>
      <text:p text:style-name="P2436"><text:span text:style-name="T2437">En JavaScript, nous utilisons </text:span><text:span text:style-name="T2438">try...catch</text:span><text:span text:style-name="T2439">des instructions pour anticiper et gérer les erreurs.<text:s/></text:span><text:span text:style-name="T2440">Prenons l'exemple suivant :</text:span></text:p>
      <text:p text:style-name="P2441"><text:span text:style-name="T2442">try</text:span><text:span text:style-name="T2443"><text:s/>{</text:span></text:p>
      <text:p text:style-name="P2444"><text:span text:style-name="T2445">  </text:span><text:span text:style-name="T2446">throw</text:span><text:span text:style-name="T2447"><text:s/></text:span><text:span text:style-name="T2448">Error</text:span><text:span text:style-name="T2449">(</text:span><text:span text:style-name="T2450">'This error will get caught'</text:span><text:span text:style-name="T2451">);</text:span></text:p>
      <text:p text:style-name="P2452"><text:span text:style-name="T2453">}<text:s/></text:span><text:span text:style-name="T2454">catch</text:span><text:span text:style-name="T2455"><text:s/>(</text:span><text:span text:style-name="T2456">e</text:span><text:span text:style-name="T2457">) {</text:span></text:p>
      <text:p text:style-name="P2458"><text:span text:style-name="T2459">  </text:span><text:span text:style-name="T2460">console</text:span><text:span text:style-name="T2461">.</text:span><text:span text:style-name="T2462">log</text:span><text:span text:style-name="T2463">(</text:span><text:span text:style-name="T2464">e</text:span><text:span text:style-name="T2465">);</text:span></text:p>
      <text:p text:style-name="P2466"><text:span text:style-name="T2467">}</text:span></text:p>
      <text:p text:style-name="P2468"><text:span text:style-name="T2469">// Prints: This error will get caught</text:span></text:p>
      <text:p text:style-name="P2470"><text:span text:style-name="T2471">console</text:span><text:span text:style-name="T2472">.</text:span><text:span text:style-name="T2473">log</text:span><text:span text:style-name="T2474">(</text:span><text:span text:style-name="T2475">'The thrown error that was caught in the try...catch statement!'</text:span><text:span text:style-name="T2476">);</text:span></text:p>
      <text:p text:style-name="P2477"><text:span text:style-name="T2478">// Prints: 'The thrown error that was caught in the try...catch statement!'</text:span></text:p>
      <text:p text:style-name="P2479"><text:span text:style-name="T2480"><draw:frame draw:z-index="57" draw:id="id62" draw:style-name="a63" draw:name="Frame57" text:anchor-type="paragraph" svg:x="-104.1563in" svg:y="0in" svg:width="0.01528in" svg:height="0.01528in" style:rel-width="scale" style:rel-height="scale"><draw:text-box><text:p text:style-name="Textbody">Copy to Clipboard</text:p></draw:text-box><svg:title/><svg:desc/></draw:frame></text:span><text:span text:style-name="T2481">Maintenant, décomposons ce qui s’est passé dans la </text:span><text:span text:style-name="T2482">try...catch</text:span><text:span text:style-name="T2483">déclaration ci-dessus :</text:span></text:p>
      <text:list text:style-name="LFO9" text:continue-numbering="true">
        <text:list-item>
          <text:p text:style-name="P2484"><text:span text:style-name="T2485">Nous avons du code qui suit </text:span><text:span text:style-name="T2486">try</text:span><text:span text:style-name="T2487">à l'intérieur des accolades, </text:span><text:span text:style-name="T2488">{}</text:span><text:span text:style-name="T2489">connu sous le nom de </text:span><text:span text:style-name="T2490">try</text:span><text:span text:style-name="T2491">bloc</text:span><text:span text:style-name="T2492"> .</text:span></text:p>
        </text:list-item>
        <text:list-item>
          <text:p text:style-name="P2493"><text:span text:style-name="T2494">À l’intérieur du </text:span><text:span text:style-name="T2495">try</text:span><text:span text:style-name="T2496">bloc, nous insérons du code qui, selon nous, pourrait<text:s/></text:span><text:span text:style-name="T2497">générer une erreur.</text:span></text:p>
        </text:list-item>
        <text:list-item>
          <text:p text:style-name="P2498"><text:span text:style-name="T2499">Puisque nous voulons voir ce qui se passe si une erreur est générée dans le </text:span><text:span text:style-name="T2500">try</text:span><text:span text:style-name="T2501">bloc, nous lançons une erreur avec le message </text:span><text:span text:style-name="T2502">'This error will get caught'</text:span><text:span text:style-name="T2503">.</text:span></text:p>
        </text:list-item>
        <text:list-item>
          <text:p text:style-name="P2504"><text:span text:style-name="T2505">Après le </text:span><text:span text:style-name="T2506">try</text:span><text:span text:style-name="T2507">bloc se trouve l' </text:span><text:span text:style-name="T2508">catch</text:span><text:span text:style-name="T2509">instruction qui accepte l'erreur générée par l</text:span><text:span text:style-name="T2510">e </text:span><text:span text:style-name="T2511">try</text:span><text:span text:style-name="T2512">bloc. Le </text:span><text:span text:style-name="T2513">e</text:span><text:span text:style-name="T2514">représente l'erreur générée.</text:span></text:p>
        </text:list-item>
        <text:list-item>
          <text:p text:style-name="P2515"><text:span text:style-name="T2516">Le code entre accolades qui suit </text:span><text:span text:style-name="T2517">catch(e)</text:span><text:span text:style-name="T2518">est connu sous le nom de </text:span><text:span text:style-name="T2519">bloc catch</text:span><text:span text:style-name="T2520"> et s'exécute pour gérer une erreur lorsqu'une erreur est générée.</text:span></text:p>
        </text:list-item>
        <text:list-item>
          <text:p text:style-name="P2521"><text:span text:style-name="T2522">Comme l'erreur est détectée, notre </text:span><text:span text:style-name="T2523">console.log()</text:span><text:span text:style-name="T2524">après l' </text:span><text:span text:style-name="T2525">try</text:span><text:span text:style-name="T2526">...catch</text:span><text:span text:style-name="T2527">i</text:span><text:span text:style-name="T2528">nstruction imprime </text:span><text:span text:style-name="T2529">'The thrown error that was caught in the<text:s/></text:span><text:span text:style-name="T2530">try</text:span><text:span text:style-name="T2531">...catch statement!'</text:span><text:span text:style-name="T2532">.</text:span></text:p>
        </text:list-item>
      </text:list>
      <text:p text:style-name="P2533"><text:span text:style-name="T2534">En règle générale, dans une </text:span><text:span text:style-name="T2535">try...catch</text:span><text:span text:style-name="T2536">instruction, nous évaluons le code du </text:span><text:span text:style-name="T2537">try</text:span><text:span text:style-name="T2538">bloc et, si le code génère une erreur, le code à l'intérieur du </text:span><text:span text:style-name="T2539">catch</text:span><text:span text:style-name="T2540">bloc la gère à notre p</text:span><text:span text:style-name="T2541">lace. L'exemple fourni illustre simplement le </text:span><text:span text:style-name="T2542">try</text:span><text:span text:style-name="T2543">...</text:span><text:span text:style-name="T2544">catch</text:span><text:span text:style-name="T2545"><text:s/></text:span><text:span text:style-name="T2546">fonctionnement d'une instruction, car nous savons qu'une erreur est générée. Commençons par écrire notre propre </text:span><text:span text:style-name="T2547">try</text:span><text:span text:style-name="T2548">...</text:span><text:span text:style-name="T2549">catch</text:span><text:span text:style-name="T2550"><text:s/></text:span><text:span text:style-name="T2551">instruction, puis nous aborderons une utilisation plus pratique de </text:span><text:span text:style-name="T2552">try</text:span><text:span text:style-name="T2553">...</text:span><text:span text:style-name="T2554">catch</text:span><text:span text:style-name="T2555">.</text:span></text:p>
      <text:p text:style-name="P2556"/>
      <text:h text:style-name="P2557" text:outline-level="3">Manipulation avec try...catch</text:h>
      <text:p text:style-name="P2558">6 minutes</text:p>
      <text:p text:style-name="P2559"><text:span text:style-name="T2560">Dans l'exercice précédent, nous avons détecté une erreur que nous avons générée, mais nous pouvons également utiliser une </text:span><text:span text:style-name="T2561">try...catch</text:span><text:span text:style-name="T2562">instruction pour gérer les fonctions intégrées.</text:span></text:p>
      <text:p text:style-name="P2563"><text:a xlink:href="https://www.codecademy.com/resources/docs/javascript/errors" office:target-frame-name="_top" xlink:show="replace"><text:span text:style-name="T2564"><draw:frame draw:z-index="58" draw:id="id63" draw:style-name="a64" draw:name="Frame58" text:anchor-type="paragraph" svg:x="-104.1563in" svg:y="0in" svg:width="0.01528in" svg:height="0.01528in" style:rel-width="scale" style:rel-height="scale"><draw:text-box><text:p text:style-name="P2565">Preview: Docs The JavaScript Error object represents runtime errors, providing information for throwing exceptions and handling them with try-catch blocks.</text:p></draw:text-box><svg:title/><svg:desc/></draw:frame></text:span><text:span text:style-name="T2566">erreurs</text:span></text:a></text:p>
      <text:p text:style-name="P2567"><text:span text:style-name="T2568">lancé par le </text:span><text:span text:style-name="T2569">moteur JavaScript</text:span><text:span text:style-name="T2570"> qui lit<text:s/></text:span><text:span text:style-name="T2571">et évalue notre code.</text:span></text:p>
      <text:p text:style-name="P2572"><text:span text:style-name="T2573">const someVar</text:span><text:span text:style-name="T2574"><text:s/>= </text:span><text:span text:style-name="T2575">'Cannot be reassigned'</text:span><text:span text:style-name="T2576">;</text:span></text:p>
      <text:p text:style-name="P2577"><text:span text:style-name="T2578">try</text:span><text:span text:style-name="T2579"><text:s/>{</text:span></text:p>
      <text:p text:style-name="P2580"><text:span text:style-name="T2581">  </text:span><text:span text:style-name="T2582">someVar</text:span><text:span text:style-name="T2583"><text:s/>= </text:span><text:span text:style-name="T2584">'Still going to try'</text:span><text:span text:style-name="T2585">;</text:span></text:p>
      <text:p text:style-name="P2586"><text:span text:style-name="T2587">}<text:s/></text:span><text:span text:style-name="T2588">catch</text:span><text:span text:style-name="T2589">(</text:span><text:span text:style-name="T2590">e</text:span><text:span text:style-name="T2591">) {</text:span></text:p>
      <text:p text:style-name="P2592"><text:span text:style-name="T2593">  </text:span><text:span text:style-name="T2594">console</text:span><text:span text:style-name="T2595">.</text:span><text:span text:style-name="T2596">log</text:span><text:span text:style-name="T2597">(</text:span><text:span text:style-name="T2598">e</text:span><text:span text:style-name="T2599">);</text:span></text:p>
      <text:p text:style-name="P2600"><text:span text:style-name="T2601">}</text:span></text:p>
      <text:p text:style-name="P2602"><text:span text:style-name="T2603">// Prints: TypeError: Assignment to constant variable.</text:span></text:p>
      <text:soft-page-break/>
      <text:p text:style-name="P2604"><text:span text:style-name="T2605"><draw:frame draw:z-index="59" draw:id="id64" draw:style-name="a65" draw:name="Frame59" text:anchor-type="paragraph" svg:x="-104.1563in" svg:y="0in" svg:width="0.01528in" svg:height="0.01528in" style:rel-width="scale" style:rel-height="scale"><draw:text-box><text:p text:style-name="Textbody">Copy to Clipboard</text:p></draw:text-box><svg:title/><svg:desc/></draw:frame></text:span><text:span text:style-name="T2606">Dans l'exemple précédent, nous n'avons pas<text:s/></text:span><text:span text:style-name="T2607">utilisé le </text:span><text:span text:style-name="T2608">throw</text:span><text:span text:style-name="T2609">mot-clé pour générer une erreur personnalisée ; nous avons plutôt tenté de réaffecter une </text:span><text:span text:style-name="T2610">const</text:span><text:span text:style-name="T2611">variable, ce qui a généré une </text:span><text:span text:style-name="T2612">TypeError</text:span><text:span text:style-name="T2613">erreur. Ensuite, dans notre </text:span><text:span text:style-name="T2614">catch</text:span><text:span text:style-name="T2615">bloc, nous avons enregistré l'erreur dans la console.</text:span></text:p>
      <text:p text:style-name="P2616"><text:span text:style-name="T2617">L'utilisation d'une</text:span><text:span text:style-name="T2618"> </text:span><text:span text:style-name="T2619">try...catch</text:span><text:span text:style-name="T2620">instruction pour les erreurs JavaScript intégrées est vraiment bénéfique lorsque nous devons utiliser des données provenant d'une source externe qui ne sont pas écrites directement dans notre programme.</text:span></text:p>
      <text:p text:style-name="P2621">Imaginons que nous souhaitions extraire<text:s/>un tableau d'une base de données, mais que l'information obtenue soit une chaîne. Dans notre programme, nous pourrions avoir une fonction qui ne fonctionne que sur</text:p>
      <text:p text:style-name="P2622"><text:a xlink:href="https://www.codecademy.com/resources/docs/javascript/arrays" office:target-frame-name="_top" xlink:show="replace"><text:span text:style-name="T2623"><draw:frame draw:z-index="60" draw:id="id65" draw:style-name="a66" draw:name="Frame60" text:anchor-type="paragraph" svg:x="-104.1563in" svg:y="0in" svg:width="0.01528in" svg:height="0.01528in" style:rel-width="scale" style:rel-height="scale"><draw:text-box><text:p text:style-name="Textbody">Aperçu : Documents Chargement de la description du lien</text:p></draw:text-box><svg:title/><svg:desc/></draw:frame></text:span><text:span text:style-name="T2624">tableaux</text:span></text:a></text:p>
      <text:p text:style-name="P2625">Si cette fonction était appelée avec une chaîne au lieu d’un tableau, nous obtiendrions une erreur et notre programme cesserait de s’exécuter !</text:p>
      <text:p text:style-name="P2626"><text:span text:style-name="T2627">Cependant, nous pouvons utiliser une </text:span><text:span text:style-name="T2628">try...catch</text:span><text:span text:style-name="T2629">instruction</text:span><text:span text:style-name="T2630"><text:s/>pour gérer l'erreur générée, ce qui permet à notre programme de continuer à s'exécuter. Nous pouvons également afficher un message pour nous informer de l'erreur ! Voyons comment implémenter cela dans notre code.</text:span></text:p>
      <text:p text:style-name="P2631"/>
      <text:h text:style-name="P2632" text:outline-level="3">Examen de la gestion des erreurs</text:h>
      <text:p text:style-name="P2633">&lt;1 min</text:p>
      <text:p text:style-name="P2634">Excellent travail avec la gestion des erreurs !</text:p>
      <text:p text:style-name="P2635">Dans cette leçon, nous avons passé en revue :</text:p>
      <text:list text:style-name="LFO10" text:continue-numbering="true">
        <text:list-item>
          <text:p text:style-name="P2636">Comment les erreurs de programmation conduisent à</text:p>
        </text:list-item>
      </text:list>
      <text:p text:style-name="P2637"><text:a xlink:href="https://www.codecademy.com/resources/docs/javascript/errors" office:target-frame-name="_top" xlink:show="replace"><text:span text:style-name="T2638"><draw:frame draw:z-index="61" draw:id="id66" draw:style-name="a67" draw:name="Frame61" text:anchor-type="paragraph" svg:x="-104.1563in" svg:y="0in" svg:width="0.01528in" svg:height="0.01528in" style:rel-width="scale" style:rel-height="scale"><draw:text-box><text:p text:style-name="Textbody">Aperçu : Documents Chargement de<text:s/>la description du lien</text:p></draw:text-box><svg:title/><svg:desc/></draw:frame></text:span><text:span text:style-name="T2639">erreurs</text:span></text:a></text:p>
      <text:p text:style-name="P2640">.</text:p>
      <text:list text:style-name="LFO10" text:continue-numbering="true">
        <text:list-item>
          <text:p text:style-name="P2641">Pourquoi les erreurs sont utiles aux développeurs.</text:p>
        </text:list-item>
        <text:list-item>
          <text:p text:style-name="P2642">Les erreurs empêcheront l’exécution d’un programme à moins qu’elles ne soient traitées.</text:p>
        </text:list-item>
        <text:list-item>
          <text:p text:style-name="P2643"><text:span text:style-name="T2644">Comment créer une erreur en utilisant la </text:span><text:span text:style-name="T2645">Error()</text:span><text:span text:style-name="T2646">fonction.</text:span></text:p>
        </text:list-item>
        <text:list-item>
          <text:p text:style-name="P2647"><text:span text:style-name="T2648">Comment générer un objet<text:s/></text:span><text:span text:style-name="T2649">d'erreur à l'aide du </text:span><text:span text:style-name="T2650">throw</text:span><text:span text:style-name="T2651">mot-clé.</text:span></text:p>
        </text:list-item>
        <text:list-item>
          <text:p text:style-name="P2652"><text:span text:style-name="T2653">Comment utiliser l' </text:span><text:span text:style-name="T2654">try...catch</text:span><text:span text:style-name="T2655">instruction pour gérer les erreurs générées.</text:span></text:p>
        </text:list-item>
        <text:list-item>
          <text:p text:style-name="P2656"><text:span text:style-name="T2657">Évaluer le code dans un </text:span><text:span text:style-name="T2658">try</text:span><text:span text:style-name="T2659">bloc pour anticiper les erreurs.</text:span></text:p>
        </text:list-item>
        <text:list-item>
          <text:p text:style-name="P2660"><text:span text:style-name="T2661">Capturer l'erreur dans un </text:span><text:span text:style-name="T2662">catch</text:span><text:span text:style-name="T2663">bloc pour permettre à notre programme de continuer à s</text:span><text:span text:style-name="T2664">'exécuter.</text:span></text:p>
        </text:list-item>
        <text:list-item>
          <text:p text:style-name="P2665"><text:span text:style-name="T2666">Pourquoi la </text:span><text:span text:style-name="T2667">try...catch</text:span><text:span text:style-name="T2668">déclaration serait utile dans un programme.</text:span></text:p>
        </text:list-item>
      </text:list>
      <text:p text:style-name="P2669">Vous avez désormais la possibilité de créer du code qui ne se casse pas lorsqu'une erreur est générée !</text:p>
      <text:p text:style-name="P2670"/>
      <text:p text:style-name="P2671"/>
      <text:p text:style-name="P2672"/>
      <text:p text:style-name="P2673"/>
      <text:p text:style-name="P2674"/>
      <text:p text:style-name="P2675"/>
      <text:p text:style-name="P2676"/>
      <text:p text:style-name="P2677"/>
      <text:p text:style-name="P2678"/>
      <text:p text:style-name="P2679"/>
      <text:p text:style-name="P2680"/>
      <text:p text:style-name="P2681"/>
      <text:p text:style-name="P2682"/>
      <text:p text:style-name="P2683"/>
      <text:p text:style-name="P2684"/>
      <text:p text:style-name="P2685"/>
      <text:p text:style-name="P2686"/>
      <text:p text:style-name="P2687"/>
      <text:p text:style-name="P2688"/>
      <text:p text:style-name="P2689"/>
      <text:p text:style-name="P2690"/>
      <text:p text:style-name="P2691"/>
      <text:p text:style-name="P2692"/>
      <text:p text:style-name="P2693"/>
      <text:p text:style-name="P2694"/>
      <text:p text:style-name="P2695"/>
      <text:p text:style-name="P2696"/>
      <text:p text:style-name="P2697"/>
      <text:p text:style-name="P2698"/>
      <text:p text:style-name="P2699"/>
      <text:p text:style-name="P2700"/>
      <text:p text:style-name="P2701"/>
      <text:p text:style-name="P2702"/>
      <text:p text:style-name="P2703"/>
      <text:p text:style-name="P2704"/>
      <text:p text:style-name="P2705"/>
      <text:p text:style-name="P2706"/>
      <text:p text:style-name="P2707"/>
      <text:p text:style-name="P2708"/>
      <text:p text:style-name="P2709"/>
      <text:p text:style-name="P2710"/>
      <text:p text:style-name="P2711"/>
      <text:h text:style-name="P2712" text:outline-level="1">Introduction : Tests JavaScript</text:h>
      <text:p text:style-name="P2713">Découvrez ce qui est couvert dans l'unité de test JavaScript.</text:p>
      <text:p text:style-name="P2714">L'objectif de cette unité est de vous présenter les fondamentaux des tests JavaScript et les différentes méthodologies de test. Vous utiliserez le développement piloté par les tests (TDD) comme<text:s/>exemple de l'influence des tests sur le développement logiciel. Vous découvrirez les différents types de tests et leur utilisation pour détecter et identifier les problèmes de votre code avant de le déployer auprès des utilisateurs.</text:p>
      <text:p text:style-name="P2715">Après cette unité, vous<text:s/>serez capable de :</text:p>
      <text:list text:style-name="LFO11" text:continue-numbering="true">
        <text:list-item>
          <text:p text:style-name="P2716">Énoncez les avantages des tests</text:p>
        </text:list-item>
        <text:list-item>
          <text:p text:style-name="P2717">Identifier les différents types de tests et de méthodologies</text:p>
        </text:list-item>
        <text:list-item>
          <text:p text:style-name="P2718">Écrire des tests en utilisant Mocha et Chai</text:p>
        </text:list-item>
        <text:list-item>
          <text:p text:style-name="P2719">Appliquer les techniques TDD au développement de logiciels</text:p>
        </text:list-item>
        <text:list-item>
          <text:p text:style-name="P2720">Décrivez comment la couverture du code<text:s/>est utilisée comme mesure pour les tests</text:p>
        </text:list-item>
        <text:list-item>
          <text:p text:style-name="P2721">Incorporer des moqueries et des espions dans les tests</text:p>
        </text:list-item>
      </text:list>
      <text:p text:style-name="P2722"/>
      <text:h text:style-name="P2723" text:outline-level="3">Introduction</text:h>
      <text:p text:style-name="P2724">2 min</text:p>
      <text:soft-page-break/>
      <text:p text:style-name="P2725">Imaginez que vous consultez votre compte bancaire en ligne. Vous avez 1 000 $. Le site web est mis à jour pendant la nuit, et vous le consultez à nouveau le lendemain matin. Votre solde est de 257,43 $. Où est passé votre argent ? Est-ce vraiment votre solde ?</text:p>
      <text:p text:style-name="P2726">Vous signalez ce problème au service client. Des milliers d'autres utilisateurs signalent des problèmes similaires. Des clients ferment<text:s/>leurs comptes.</text:p>
      <text:p text:style-name="P2727">De retour à la banque, une erreur logicielle est à l'origine du problème. Les développeurs n'ont pas testé le logiciel avant de le déployer auprès des utilisateurs. L'argent n'a pas disparu, mais les montants ont été affichés incorrectement<text:s/>sur le site web.</text:p>
      <text:p text:style-name="P2728">Les erreurs logicielles sont inévitables. Si elles ne sont pas corrigées,</text:p>
      <text:p text:style-name="P2729"><text:a xlink:href="https://www.codecademy.com/resources/docs/javascript/errors" office:target-frame-name="_top" xlink:show="replace"><text:span text:style-name="T2730"><draw:frame draw:z-index="62" draw:id="id67" draw:style-name="a68" draw:name="Frame62" text:anchor-type="paragraph" svg:x="-104.1563in" svg:y="0in" svg:width="0.01528in" svg:height="0.01528in" style:rel-width="scale" style:rel-height="scale"><draw:text-box><text:p text:style-name="Textbody"><text:bookmark-start text:name=":r9:"/><text:bookmark-end text:name=":r9:"/>Aperçu : Documents Chargement de la description du lien</text:p></draw:text-box><svg:title/><svg:desc/></draw:frame></text:span><text:span text:style-name="T2731">erreurs</text:span></text:a></text:p>
      <text:p text:style-name="P2732">Les erreurs<text:s/>logicielles peuvent avoir des conséquences douloureuses et coûteuses pour les utilisateurs et les développeurs. En 2002, une étude commandée par l'Institut national des normes et de la technologie du Département du Commerce des États-Unis a conclu que les<text:s/>erreurs logicielles coûtaient à l'économie américaine environ 59 milliards de dollars par an.</text:p>
      <text:p text:style-name="P2733"><text:span text:style-name="T2734">Pour éviter ces coûts, les professionnels du logiciel ont recours </text:span><text:span text:style-name="T2735">aux tests automatisés</text:span><text:span text:style-name="T2736"> . Pendant et après la production, ils peuvent exécuter une </text:span><text:span text:style-name="T2737">suite de tests<text:s/></text:span><text:span text:style-name="T2738">automatisés</text:span><text:span text:style-name="T2739"> pour s'assurer que leurs produits sont exempts d'erreurs et fonctionnent comme prévu.</text:span></text:p>
      <text:p text:style-name="P2740">Cette leçon vous apportera les connaissances et la pratique nécessaires pour aborder ces concepts. À la fin de cette leçon, vous serez capable de :</text:p>
      <text:list text:style-name="LFO12" text:continue-numbering="true">
        <text:list-item>
          <text:p text:style-name="P2741"><text:span text:style-name="T2742">Définir un</text:span><text:span text:style-name="T2743">e </text:span><text:span text:style-name="T2744">suite de tests automatisés</text:span></text:p>
        </text:list-item>
        <text:list-item>
          <text:p text:style-name="P2745">Décrivez comment une suite de tests est utilisée dans le développement de logiciels</text:p>
        </text:list-item>
        <text:list-item>
          <text:p text:style-name="P2746"><text:span text:style-name="T2747">Expliquez les avantages des </text:span><text:span text:style-name="T2748">tests automatisés</text:span></text:p>
        </text:list-item>
      </text:list>
      <text:p text:style-name="P2749"/>
      <text:soft-page-break/>
      <text:h text:style-name="P2750" text:outline-level="3">Revoir</text:h>
      <text:p text:style-name="P2751">1 min</text:p>
      <text:p text:style-name="P2752">La création de tests automatisés prend du temps, mais les avantages sont largement<text:s/>compensés par leur coût.</text:p>
      <text:list text:style-name="LFO13" text:continue-numbering="true">
        <text:list-item>
          <text:p text:style-name="P2753">Augmente la confiance que votre produit fonctionne comme prévu (par rapport aux tests manuels)</text:p>
        </text:list-item>
        <text:list-item>
          <text:p text:style-name="P2754">Améliore la documentation</text:p>
        </text:list-item>
        <text:list-item>
          <text:p text:style-name="P2755">Réduit la probabilité de régression</text:p>
        </text:list-item>
      </text:list>
      <text:p text:style-name="P2756">Vous avez également appris</text:p>
      <text:list text:style-name="LFO14" text:continue-numbering="true">
        <text:list-item>
          <text:p text:style-name="P2757">Où et pourquoi le code de test est stocké à côté du code d'implémentation</text:p>
        </text:list-item>
        <text:list-item>
          <text:p text:style-name="P2758"><text:span text:style-name="T2759">Termes pour aider à communiquer l'avantage des tests : </text:span><text:span text:style-name="T2760">tests manuels</text:span><text:span text:style-name="T2761"> , </text:span><text:span text:style-name="T2762">tests automatisés</text:span><text:span text:style-name="T2763"> , </text:span><text:span text:style-name="T2764">suite de tests</text:span><text:span text:style-name="T2765"> , </text:span><text:span text:style-name="T2766">bug</text:span><text:span text:style-name="T2767"> , </text:span><text:span text:style-name="T2768">documentation</text:span><text:span text:style-name="T2769"> et </text:span><text:span text:style-name="T2770">régression</text:span></text:p>
        </text:list-item>
      </text:list>
      <text:p text:style-name="P2771"/>
      <text:h text:style-name="P2772" text:outline-level="1">Types de tests</text:h>
      <text:p text:style-name="P2773">Dans cet article, vous découvrirez les différents types de tests qui<text:s/>peuvent être utilisés tout au long des différentes étapes d'un projet, du développement local à la livraison aux utilisateurs réels.</text:p>
      <text:h text:style-name="P2774" text:outline-level="2"><text:bookmark-start text:name="heading-what-are-the-types-of-testing"/><text:bookmark-end text:name="heading-what-are-the-types-of-testing"/>Quels sont les types de tests ?</text:h>
      <text:p text:style-name="P2775">À différentes étapes de la production d'un projet particulier, vous pouvez être amené à effectuer différents types de tests, dont l'ampleur et l'intensité des ressources varient, ainsi que les objectifs poursuivis. Les types de tests abordés dans cet article sont :</text:p>
      <text:list text:style-name="LFO15" text:continue-numbering="true">
        <text:list-item>
          <text:p text:style-name="P2776">Tests unitaires</text:p>
        </text:list-item>
        <text:list-item>
          <text:p text:style-name="P2777">Tests d'intégration</text:p>
        </text:list-item>
        <text:list-item>
          <text:p text:style-name="P2778"><text:span text:style-name="T2779">Tests de bout en bout</text:span></text:p>
        </text:list-item>
      </text:list>
      <text:p text:style-name="P2780">Tout au long de cet article, nous verrons comment chacun de ces types de tests peut être appliqué à une application météorologique de base.</text:p>
      <text:h text:style-name="P2781" text:outline-level="2"><text:bookmark-start text:name="heading-unit-tests"/><text:bookmark-end text:name="heading-unit-tests"/><text:soft-page-break/>Tests unitaires</text:h>
      <text:p text:style-name="P2782"><text:span text:style-name="T2783">Un </text:span><text:span text:style-name="T2784">test unitaire</text:span><text:span text:style-name="T2785"> couvre la plus petite unité de code testable possible, par exemple une fonction unique. Afin de concentrer</text:span><text:span text:style-name="T2786"><text:s/>la portée d'un test unitaire sur l'unité testée, toute donnée ou comportement provenant d'autres unités ou de sources externes sur lesquelles l'unité s'appuie doit être remplacé par des données ou comportements factices ( </text:span><text:span text:style-name="T2787">fictifs</text:span><text:span text:style-name="T2788"> ).</text:span></text:p>
      <text:p text:style-name="P2789">Par exemple, dans une<text:s/>application météo, nous pourrions avoir plusieurs fonctions gérant chacune un petit calcul, comme la conversion de degrés Fahrenheit en degrés Celsius ou le formatage des données météorologiques provenant d'une API. Des tests unitaires seraient d'abord écrits pour garantir que ces fonctions peuvent fonctionner indépendamment avant de tester leur interaction. Toutes les données provenant d'une base de données ou d'une API externe seraient simulées.</text:p>
      <text:h text:style-name="P2790" text:outline-level="2"><text:bookmark-start text:name="heading-integration-tests"/><text:bookmark-end text:name="heading-integration-tests"/>Tests d'intégration</text:h>
      <text:p text:style-name="P2791"><text:span text:style-name="T2792">Un </text:span><text:span text:style-name="T2793">test d'intégration</text:span><text:span text:style-name="T2794"> examine la façon d</text:span><text:span text:style-name="T2795">ont les unités d'un programme particulier interagissent entre elles. Lors des tests d'intégration avec des services externes, seule la gestion des données entrantes est testée, les données elles-mêmes restant simulées.</text:span></text:p>
      <text:p text:style-name="P2796">Par exemple, dans une application météo, des tests d'intégration seraient écrits pour garantir que les données météorologiques récupérées depuis une API seront correctement formatées pour être affichées à l'utilisateur. Cela garantirait également que les retards, erreurs ou données invalides<text:s/>provenant du service externe seraient correctement traités une fois introduits. Les données elles-mêmes seraient simulées.</text:p>
      <text:h text:style-name="P2797" text:outline-level="2"><text:bookmark-start text:name="heading-end-to-end-tests"/><text:bookmark-end text:name="heading-end-to-end-tests"/>Tests de bout en bout</text:h>
      <text:p text:style-name="P2798"><text:span text:style-name="T2799">Un </text:span><text:span text:style-name="T2800">test de bout en bout</text:span><text:span text:style-name="T2801"> (parfois appelé </text:span><text:span text:style-name="T2802">test de couche d'interface utilisateur</text:span><text:span text:style-name="T2803"> ou </text:span><text:span text:style-name="T2804">e2e</text:span><text:span text:style-name="T2805"> ) automatise le flux util</text:span><text:span text:style-name="T2806">isateur pour tester l'application comme un utilisateur réel. Pour<text:s/></text:span><text:soft-page-break/><text:span text:style-name="T2807">reproduire au plus près l'expérience de l'utilisateur final, ce type de test teste également les interactions avec des services externes tels que les bases de données et les API.</text:span></text:p>
      <text:p text:style-name="P2808">Par exemple, dans une application météo, des tests de bout en bout peuvent être écrits pour simuler la recherche d'un lieu précis par un utilisateur, sa sélection, le choix des températures (Celsius ou Fahrenheit) et le déplacement des différents éléments de l'interface utilisateur. Ce test utilise la base de données réelle et l'API externe.</text:p>
      <text:h text:style-name="P2809" text:outline-level="2"><text:bookmark-start text:name="heading-how-do-these-tests-relate"/><text:bookmark-end text:name="heading-how-do-these-tests-relate"/>Quel est le lien entre ces tests ?</text:h>
      <text:p text:style-name="P2810">L'ordre des tests dans cet article (unité -&gt; intégration -&gt; de bout en bout) reflète une augmentation de l'intensité des ressources (temps,<text:s/>calcul, coût) et de la portée des tests (quantité de code testée). En raison de cette complexité accrue, les tests de ces types peuvent initialement être écrits dans cet ordre. Cependant, au fur et à mesure du développement d'une application, de nouvelles<text:s/>fonctionnalités peuvent être testées simultanément avec les trois types, chacun fournissant un retour d'information différent au développeur ou à l'équipe de test.</text:p>
      <text:p text:style-name="P2811">La boucle de rétroaction typique d'un développeur utilisant ces différents types de tests pourrait être :</text:p>
      <text:list text:style-name="LFO16" text:continue-numbering="true">
        <text:list-item>
          <text:p text:style-name="P2812">Apporter des modifications au code</text:p>
        </text:list-item>
        <text:list-item>
          <text:p text:style-name="P2813">Faire une demande d'extraction</text:p>
        </text:list-item>
        <text:list-item>
          <text:p text:style-name="P2814">Le changement de code fait l'objet de tests (unitaires, d'intégration, parfois e2e)</text:p>
        </text:list-item>
        <text:list-item>
          <text:p text:style-name="P2815">S'il y a des échecs, le développeur travaillera sur des correctifs dans son environnement de<text:s/>développement local.</text:p>
        </text:list-item>
        <text:list-item>
          <text:p text:style-name="P2816">Répétez les étapes 1 à 4 jusqu’à ce que tous les tests soient réussis.</text:p>
        </text:list-item>
        <text:list-item>
          <text:p text:style-name="P2817">La demande d'extraction peut être fusionnée.</text:p>
        </text:list-item>
      </text:list>
      <text:h text:style-name="P2818" text:outline-level="2"><text:bookmark-start text:name="heading-summary"/><text:bookmark-end text:name="heading-summary"/><text:soft-page-break/>Résumé</text:h>
      <text:p text:style-name="P2819">Dans cet article, nous avons découvert les différents types de tests écrits et exécutés tout au long du processus de production. Parmi ceux-ci :</text:p>
      <text:list text:style-name="LFO17" text:continue-numbering="true">
        <text:list-item>
          <text:p text:style-name="P2820">Tests unitaires, qui testent la plus petite unité de code possible.</text:p>
        </text:list-item>
        <text:list-item>
          <text:p text:style-name="P2821">Tests d'intégration, qui testent les interactions entre les services internes de l'application.</text:p>
        </text:list-item>
        <text:list-item>
          <text:p text:style-name="P2822">Tests de bout en bout, qui testent l'ensemble de l'application, y compris les services externes dont elle dépend.</text:p>
        </text:list-item>
      </text:list>
      <text:p text:style-name="P2823">Ces types de tests augmentent respectivement en termes d'intensité des ressources et de quantité de code testé et chacun fournit aux développeurs et/ou aux équipes de test des retours distincts pendant le cycle de développement.</text:p>
      <text:p text:style-name="P2824"/>
      <text:h text:style-name="P2825" text:outline-level="1">Méthodologies de test de logiciels</text:h>
      <text:p text:style-name="P2826">Découvrez les méthodologies de test de logiciels et certaines stratégies spécifiques qui utilisent une approche de test en premier pour le développement de logiciels.</text:p>
      <text:p text:style-name="P2827">Imaginez ce scénario : vous avez écrit du code pour une nouvelle fonctionnalité et il est temps de la tester. Vous déployez votre version de développement du code et interagissez avec toutes les fonctionnalités de votre application impactées. Cela peut inclure des fonctionnalités<text:s/>déjà développées et des nouveautés. Vous répétez ce processus pour différents navigateurs et appareils, et quelques heures plus tard, vous êtes certain que tout est prêt. Mais vous le déployez ensuite en production et les rapports d'erreurs commencent à arriver !</text:p>
      <text:p text:style-name="P2828"><text:span text:style-name="T2829">Ce scénario décrit le processus de </text:span><text:span text:style-name="T2830">test manuel</text:span><text:span text:style-name="T2831"> , qui est chronophage, peut entraîner des erreurs négligées et n'est pas facile à reproduire. Pour contourner les problèmes liés aux tests manuels, les organisations utilisent généralement des logicie</text:span><text:span text:style-name="T2832">ls pour </text:span><text:span text:style-name="T2833">automatiser</text:span><text:span text:style-name="T2834"> leurs processus de test et valider le code.</text:span></text:p>
      <text:h text:style-name="P2835" text:outline-level="2"><text:bookmark-start text:name="heading-what-is-a-software-testing-metho"/><text:bookmark-end text:name="heading-what-is-a-software-testing-metho"/><text:soft-page-break/>Qu'est-ce qu'une méthodologie de test logiciel ?</text:h>
      <text:p text:style-name="P2836"><text:span text:style-name="T2837">Les méthodologies de test</text:span><text:span text:style-name="T2838"> sont des stratégies spécifiques permettant de tester tous les composants de votre logiciel afin de garantir son bon f</text:span><text:span text:style-name="T2839">onctionnement. Ces stratégies incluent de nombreuses méthodes de </text:span><text:a xlink:href="https://www.codecademy.com/resources/docs/general/software-testing" office:target-frame-name="_top" xlink:show="replace"><text:span text:style-name="T2840">test</text:span></text:a><text:span text:style-name="T2841"> , telles que les tests unitaires, les tests d'intégration, les tests de performance, etc. Dans cet<text:s/></text:span><text:span text:style-name="T2842">article, nous examinerons de plus près les pratiques de test qui privilégient les tests pour le développement logiciel.</text:span></text:p>
      <text:h text:style-name="P2843" text:outline-level="3"><text:bookmark-start text:name="heading-why-use-software-testing-methodo"/><text:bookmark-end text:name="heading-why-use-software-testing-methodo"/>Pourquoi utiliser des méthodologies de test de logiciels ?</text:h>
      <text:p text:style-name="P2844">Il existe de nombreuses raisons pour lesquelles les organisations adoptent<text:s/>des méthodologies de test de logiciels :</text:p>
      <text:list text:style-name="LFO18" text:continue-numbering="true">
        <text:list-item>
          <text:p text:style-name="P2845">Les erreurs logicielles peuvent coûter aux entreprises des ressources telles que de l’argent et des utilisateurs.</text:p>
        </text:list-item>
        <text:list-item>
          <text:p text:style-name="P2846">Les résultats des tests montrent une meilleure fiabilité.</text:p>
        </text:list-item>
        <text:list-item>
          <text:p text:style-name="P2847"><text:span text:style-name="T2848">Les tests peuvent offrir une meilleure expé</text:span><text:span text:style-name="T2849">rience </text:span><text:a xlink:href="https://www.codecademy.com/resources/docs/uiux/user-and-end-user" office:target-frame-name="_top" xlink:show="replace"><text:span text:style-name="T2850">à l’utilisateur final .</text:span></text:a></text:p>
        </text:list-item>
        <text:list-item>
          <text:p text:style-name="P2851">Les tests qui échouent aident à indiquer quelle partie du logiciel ne fonctionne pas lorsque des bogues surviennent.</text:p>
        </text:list-item>
      </text:list>
      <text:p text:style-name="P2852">Dans l’ensemble, l’objectif principal des tests est de rendre le développement de logiciels plus efficace, plus fiable et plus pérenne.</text:p>
      <text:h text:style-name="P2853" text:outline-level="2"><text:bookmark-start text:name="heading-different-types-of-methodologies"/><text:bookmark-end text:name="heading-different-types-of-methodologies"/>Différents types de méthodologies</text:h>
      <text:p text:style-name="P2854">Certaines méthodologies de test logiciel privilégient l'écriture des cas de test avant l'écriture du code qu'ils<text:s/>valideront. Parmi ces méthodologies, on trouve :</text:p>
      <text:list text:style-name="LFO19" text:continue-numbering="true">
        <text:list-item>
          <text:p text:style-name="P2855">Développement piloté par les tests (TDD)</text:p>
        </text:list-item>
        <text:list-item>
          <text:p text:style-name="P2856">Développement axé sur le comportement (BDD)</text:p>
        </text:list-item>
        <text:list-item>
          <text:p text:style-name="P2857">Spécification par l'exemple (SBE)</text:p>
        </text:list-item>
        <text:list-item>
          <text:p text:style-name="P2858">Développement piloté par les tests d'acceptation (ATDD)</text:p>
        </text:list-item>
      </text:list>
      <text:p text:style-name="P2859">Ces méthodologies sont particulièrement pertinentes pour les équipes qui adoptent une approche agile, ou itérative, de développement logiciel. Les équipes<text:s/><text:soft-page-break/>ne sont pas obligées de choisir une solution de test unique et de s'arrêter là : plusieurs approches peuvent être utilisées par une<text:s/>même équipe à différentes étapes du développement. Les sections suivantes examinent de plus près le TDD et le BDD et leur place dans le cycle de développement afin de mieux comprendre les méthodologies de test en pratique.</text:p>
      <text:h text:style-name="P2860" text:outline-level="3"><text:bookmark-start text:name="heading-test-driven-development"/><text:bookmark-end text:name="heading-test-driven-development"/>Développement piloté par les tests</text:h>
      <text:p text:style-name="P2861"><text:span text:style-name="T2862">Les tests ne doivent pas nécessairement intervenir après l'écriture du code. </text:span><text:span text:style-name="T2863">Le développement piloté par les tests (DPT)</text:span><text:span text:style-name="T2864"> est une méthodologie qui inverse l'ordre, où les tests sont écrits avant le code fonctionnel. En écrivant les tests dans cet ordre, l</text:span><text:span text:style-name="T2865">es cas de test peuvent commencer par la définition de leur objectif, ou cas d'utilisation.</text:span></text:p>
      <text:p text:style-name="P2866"><text:span text:style-name="T2867">Ces cas d'utilisation définissent les spécifications et la documentation des actions à prendre en charge par le nouveau code. Les tests TDD considèrent les </text:span><text:span text:style-name="T2868">composant</text:span><text:span text:style-name="T2869">s</text:span><text:span text:style-name="T2870"> du code, comme </text:span><text:a xlink:href="https://www.codecademy.com/resources/docs/general/function" office:target-frame-name="_top" xlink:show="replace"><text:span text:style-name="T2871">les fonctions</text:span></text:a><text:span text:style-name="T2872"> et </text:span><text:a xlink:href="https://www.codecademy.com/resources/docs/general/class" office:target-frame-name="_top" xlink:show="replace"><text:span text:style-name="T2873">les classes</text:span></text:a><text:span text:style-name="T2874"> , comme la plus petite unité à tester.</text:span></text:p>
      <text:p text:style-name="P2875">En pratique, le TDD<text:s/>peut accélérer le développement logiciel grâce à des cycles de développement courts et des cas de test directs. Le développement piloté par les tests présente de nombreux autres avantages :</text:p>
      <text:list text:style-name="LFO20" text:continue-numbering="true">
        <text:list-item>
          <text:p text:style-name="P2876">Les développeurs peuvent mieux comprendre les exigences du code, avant d’écrire le code.</text:p>
        </text:list-item>
        <text:list-item>
          <text:p text:style-name="P2877">Le code qui ne sera jamais exécuté ne sera pas ajouté à la base de code.</text:p>
        </text:list-item>
        <text:list-item>
          <text:p text:style-name="P2878">La portée du développement est réduite.</text:p>
        </text:list-item>
        <text:list-item>
          <text:p text:style-name="P2879">Le code est écrit en gardant à l’esprit la testabilité.</text:p>
        </text:list-item>
      </text:list>
      <text:p text:style-name="P2880">Le TDD n’est pas la seule méthodologie de test qui adopte une<text:s/>approche axée sur les tests pour le développement de logiciels.</text:p>
      <text:h text:style-name="P2881" text:outline-level="3"><text:bookmark-start text:name="heading-behavior-driven-development"/><text:bookmark-end text:name="heading-behavior-driven-development"/><text:soft-page-break/>Développement axé sur le comportement</text:h>
      <text:p text:style-name="P2882"><text:span text:style-name="T2883">Une autre méthodologie de test qui utilise la stratégie d'écriture de cas de test avant le code est </text:span><text:span text:style-name="T2884">le développement piloté par le comportement</text:span><text:span text:style-name="T2885"> (BDD). Son</text:span><text:span text:style-name="T2886"><text:s/>processus est très similaire au TDD. Les différences entre ces deux méthodologies résident dans la raison ou le moment où les tests sont écrits, dans la définition d'une unité individuelle et dans la composition du langage de test.</text:span></text:p>
      <text:p text:style-name="P2887">Étant donné que les tests BDD sont pilotés par le comportement, le langage des cas de test est simplifié et écrit via la collaboration entre les ingénieurs, les propriétaires de produits et les autres parties prenantes, afin de garantir que les comportements spécifiés ont du sens du point de vue de l'utilisateur.</text:p>
      <text:p text:style-name="P2888">On peut dire que le BDD est plus spécifique que le TDD. Les modifications apportées au code source, comme la conception, n'interviennent que si le produit est modifié en conséquence. Ces modifications étant liées aux fonctionnalités, l'unité de test est appelée « fonctionnalité ». Les cas de test visent à déterminer si la fonctionnalité fonctionne, plutôt que si les fonctions ou classes individuelles que vous écrivez pour développer les fonctionnalités fonctionnent. Globalement, les tests portent sur le comportement du produit, et non sur les détails techniques.</text:p>
      <text:h text:style-name="P2889" text:outline-level="2"><text:bookmark-start text:name="heading-review"/><text:bookmark-end text:name="heading-review"/>Revoir</text:h>
      <text:p text:style-name="P2890">Bravo ! Vous en savez désormais plus sur les méthodologies de test logiciel ! Récapitulons rapidement les idées principales :</text:p>
      <text:list text:style-name="LFO21" text:continue-numbering="true">
        <text:list-item>
          <text:p text:style-name="P2891">Les tests automatisés rendent<text:s/>la production de code plus fiable grâce à la facilité d'exécution de tests fréquents sur tout le code nouveau et ancien d'une application logicielle.</text:p>
        </text:list-item>
        <text:list-item>
          <text:p text:style-name="P2892">Les sociétés de logiciels n’ont pas besoin de choisir une méthodologie de test de logiciel unique : elles<text:s/>peuvent être combinées et utilisées à différentes étapes du développement du logiciel.</text:p>
        </text:list-item>
        <text:list-item>
          <text:p text:style-name="P2893">Certaines organisations adoptent une approche axée sur les tests pour le développement de logiciels, les méthodologies de test telles que TDD et BDD étant la première<text:s/>étape de la production de code.</text:p>
        </text:list-item>
        <text:list-item>
          <text:p text:style-name="P2894">Étant donné que les erreurs logicielles peuvent coûter de l’argent aux entreprises et saper la confiance des clients, les tests font partie intégrante du processus de développement et sont utilisés d’une manière ou d’une autre par chaque société de logiciels.</text:p>
        </text:list-item>
      </text:list>
      <text:p text:style-name="P2895"><text:span text:style-name="T2896">Au fur et à mesure que vous progresserez dans vos tests, vous constaterez que le TDD est la principale méthodologie que nous enseignons (comme dans </text:span><text:a xlink:href="https://www.codecademy.com/learn/learn-testing-for-web-development/modules/learn-tdd-feature-test" office:target-frame-name="_top" xlink:show="replace"><text:span text:style-name="T2897">ce cours</text:span></text:a><text:span text:style-name="T2898"> ). Vous avez maintenant un aperçu de ce qu'est le TDD et de son utilisation comme exemple pour guider le processus de développement logiciel !</text:span></text:p>
      <text:p text:style-name="P2899"/>
      <text:h text:style-name="P2900" text:outline-level="3">Introduction</text:h>
      <text:p text:style-name="P2901">4 min</text:p>
      <text:p text:style-name="P2902"><text:span text:style-name="T2903">Les tests sont un élément essentiel du<text:s/></text:span><text:span text:style-name="T2904">développement. Correctement utilisés, ils permettent de détecter et d'identifier les problèmes liés à votre code d'implémentation avant son déploiement. Au lieu de tester chaque fonction manuellement, les développeurs automatisent leurs tests grâce à un </text:span><text:span text:style-name="T2905">fr</text:span><text:span text:style-name="T2906">amework de test</text:span><text:span text:style-name="T2907"> .</text:span></text:p>
      <text:p text:style-name="P2908">Les développeurs utilisent des frameworks de test pour organiser et automatiser les tests qui fournissent des commentaires utiles lorsque</text:p>
      <text:p text:style-name="P2909"><text:a xlink:href="https://www.codecademy.com/resources/docs/javascript/errors" office:target-frame-name="_top" xlink:show="replace"><text:span text:style-name="T2910"><draw:frame draw:z-index="63" draw:id="id68" draw:style-name="a69" draw:name="Frame63" text:anchor-type="paragraph" svg:x="-104.1563in" svg:y="0in" svg:width="0.01528in" svg:height="0.01528in" style:rel-width="scale" style:rel-height="scale"><draw:text-box><text:p text:style-name="Textbody"><text:bookmark-start text:name=":r9:_Copy_1"/><text:bookmark-end text:name=":r9:_Copy_1"/>Aperçu : Documents Chargement de la description du lien</text:p></draw:text-box><svg:title/><svg:desc/></draw:frame></text:span><text:span text:style-name="T2911">erreurs</text:span></text:a></text:p>
      <text:p text:style-name="P2912"><text:span text:style-name="T2913">Dans cette leçon, nous utiliserons le </text:span><text:a xlink:href="https://mochajs.org/" office:target-frame-name="_top" xlink:show="replace"><text:span text:style-name="T2914">framework de test Mocha</text:span></text:a><text:span text:style-name="T2915"> pour écrire des tests JavaScript.</text:span></text:p>
      <text:p text:style-name="P2916"><text:a xlink:href="https://www.codecademy.com/resources/docs/javascript/methods" office:target-frame-name="_top" xlink:show="replace"><text:span text:style-name="T2917"><draw:frame draw:z-index="64" draw:id="id69" draw:style-name="a70" draw:name="Frame64" text:anchor-type="paragraph" svg:x="-104.1563in" svg:y="0in" svg:width="0.01528in" svg:height="0.01528in" style:rel-width="scale" style:rel-height="scale"><draw:text-box><text:p text:style-name="P2918"><text:bookmark-start text:name=":rb:"/><text:bookmark-end text:name=":rb:"/>Preview: Docs Methods are object properties that contain functions.</text:p></draw:text-box><svg:title/><svg:desc/></draw:frame></text:span><text:span text:style-name="T2919">méthodes</text:span></text:a></text:p>
      <text:p text:style-name="P2920">.</text:p>
      <text:p text:style-name="P2921">Dans cette leçon, vous allez :</text:p>
      <text:list text:style-name="LFO22" text:continue-numbering="true">
        <text:list-item>
          <text:p text:style-name="P2922">Apprenez à écrire une suite de tests Mocha de base</text:p>
        </text:list-item>
        <text:list-item>
          <text:p text:style-name="P2923"><text:span text:style-name="T2924">Utilisez la méthode Node </text:span><text:span text:style-name="T2925">assert.ok</text:span><text:span text:style-name="T2926">pour vérifier la sortie attendue de votre code</text:span></text:p>
        </text:list-item>
        <text:list-item>
          <text:p text:style-name="P2927">Comprendre<text:s/>et appliquer les quatre phases d'un test pour créer une suite de tests expressive</text:p>
        </text:list-item>
        <text:list-item>
          <text:p text:style-name="P2928"><text:span text:style-name="T2929">Évaluez la qualité de vos tests par rapport aux </text:span><text:a xlink:href="https://www.codecademy.com/articles/tdd-u1-good-test" office:target-frame-name="_top" xlink:show="replace"><text:span text:style-name="T2930">caractéristiques d'un bon test</text:span></text:a></text:p>
        </text:list-item>
      </text:list>
      <text:p text:style-name="P2931"/>
      <text:h text:style-name="P2932" text:outline-level="3">Installer Mocha I</text:h>
      <text:p text:style-name="P2933">7<text:s/>minutes</text:p>
      <text:p text:style-name="P2934"><text:span text:style-name="T2935">Avant d'écrire des tests, vous devrez utiliser </text:span><text:a xlink:href="https://www.codecademy.com/articles/what-is-node" office:target-frame-name="_top" xlink:show="replace"><text:span text:style-name="T2936">Node.js et npm</text:span></text:a><text:span text:style-name="T2937"> pour configurer un projet JavaScript et installer Mocha.</text:span></text:p>
      <text:list text:style-name="LFO23" text:continue-numbering="true">
        <text:list-item>
          <text:p text:style-name="P2938"><text:span text:style-name="T2939">Node</text:span><text:span text:style-name="T2940"> vous permet d'exécuter JavaScript dans le terminal</text:span></text:p>
        </text:list-item>
        <text:list-item>
          <text:p text:style-name="P2941"><text:a xlink:href="https://www.codecademy.com/resources/docs/javascript/npm" office:target-frame-name="_top" xlink:show="replace"><text:span text:style-name="T2942"><draw:frame draw:z-index="65" draw:id="id70" draw:style-name="a71" draw:name="Frame65" text:anchor-type="paragraph" svg:x="-104.1563in" svg:y="0in" svg:width="0.01528in" svg:height="0.01528in" style:rel-width="scale" style:rel-height="scale"><draw:text-box><text:p text:style-name="Textbody">Aperçu : Documents Chargement de la description du lien</text:p></draw:text-box><svg:title/><svg:desc/></draw:frame></text:span><text:span text:style-name="T2943">npm</text:span></text:a></text:p>
        </text:list-item>
      </text:list>
      <text:p text:style-name="P2944">est un outil Node qui vous permet de télécharger des packages depuis le Web et de les gérer dans un projet JavaScript</text:p>
      <text:list text:style-name="LFO23" text:continue-numbering="true">
        <text:list-item>
          <text:p text:style-name="P2945"><text:span text:style-name="T2946">Moc</text:span><text:span text:style-name="T2947">ha</text:span><text:span text:style-name="T2948"> est l'un de ces packages et est utilisé pour tester d'autres codes JavaScript</text:span></text:p>
        </text:list-item>
      </text:list>
      <text:p text:style-name="P2949"><text:span text:style-name="T2950">Un projet JavaScript est un répertoire de fichiers. La commande suivante crée un fichier </text:span><text:span text:style-name="T2951">package.json</text:span><text:span text:style-name="T2952"> permettant de gérer les packages du projet.</text:span></text:p>
      <text:p text:style-name="P2953"><text:span text:style-name="T2954">$<text:s/></text:span><text:span text:style-name="T2955">npm</text:span><text:span text:style-name="T2956"><text:s/>init</text:span></text:p>
      <text:p text:style-name="P2957"><text:span text:style-name="T2958"><draw:frame draw:z-index="66" draw:id="id71" draw:style-name="a72" draw:name="Frame66" text:anchor-type="paragraph" svg:x="-104.1563in" svg:y="0in" svg:width="0.01528in" svg:height="0.01528in" style:rel-width="scale" style:rel-height="scale"><draw:text-box><text:p text:style-name="Textbody">Copy to<text:s/>Clipboard</text:p></draw:text-box><svg:title/><svg:desc/></draw:frame></text:span><text:span text:style-name="T2959">Après avoir exécuté cette commande, vous serez invité à saisir des informations sur votre projet. Vous pouvez ignorer certains champs si vous n'êtes pas prêt à les saisir.</text:span></text:p>
      <text:p text:style-name="P2960">Avec la configuration de votre projet, vous pouvez installer des packages.</text:p>
      <text:p text:style-name="P2961"><text:span text:style-name="T2962">$<text:s/></text:span><text:span text:style-name="T2963">npm</text:span><text:span text:style-name="T2964"><text:s/>install mocha<text:s/></text:span><text:span text:style-name="T2965">-D</text:span></text:p>
      <text:p text:style-name="P2966"><text:span text:style-name="T2967"><draw:frame draw:z-index="67" draw:id="id72" draw:style-name="a73" draw:name="Frame67" text:anchor-type="paragraph" svg:x="-104.1563in" svg:y="0in" svg:width="0.01528in" svg:height="0.01528in" style:rel-width="scale" style:rel-height="scale"><draw:text-box><text:p text:style-name="Textbody">Copy to Clipboard</text:p></draw:text-box><svg:title/><svg:desc/></draw:frame></text:span><text:span text:style-name="T2968">Voici ce que signifie cette commande :</text:span></text:p>
      <text:list text:style-name="LFO24" text:continue-numbering="true">
        <text:list-item>
          <text:p text:style-name="P2969"><text:span text:style-name="T2970">npm install</text:span><text:span text:style-name="T2971">indique à npm d'installer un paquet depuis Internet et tous les autres paquets dont il dépend</text:span></text:p>
        </text:list-item>
        <text:list-item>
          <text:p text:style-name="P2972"><text:span text:style-name="T2973">mocha</text:span><text:span text:style-name="T2974">est le package que vous souhaitez télécharger</text:span></text:p>
        </text:list-item>
        <text:list-item>
          <text:p text:style-name="P2975"><text:span text:style-name="T2976">-D</text:span><text:span text:style-name="T2977">Indique que ce</text:span><text:span text:style-name="T2978"><text:s/>package est une dépendance de développement et apparaîtra dans la </text:span><text:span text:style-name="T2979">devDependecies</text:span><text:span text:style-name="T2980">section </text:span><text:span text:style-name="T2981">package.json</text:span><text:span text:style-name="T2982"> . Cela signifie que le package sera inclus uniquement en mode développement et non dans le bundle de production.</text:span></text:p>
        </text:list-item>
      </text:list>
      <text:soft-page-break/>
      <text:p text:style-name="P2983"><text:span text:style-name="T2984">Une fois les </text:span><text:span text:style-name="T2985">npm<text:s/></text:span><text:span text:style-name="T2986">Install</text:span><text:span text:style-name="T2987"><text:s/>packages</text:span><text:span text:style-name="T2988"><text:s/>créés, v</text:span><text:span text:style-name="T2989">ous les trouverez, ainsi que toutes leurs dépendances, dans le dossier </text:span><text:span text:style-name="T2990">node_</text:span><text:span text:style-name="T2991">modules</text:span><text:span text:style-name="T2992">.</text:span><text:span text:style-name="T2993"><text:s/>La nouvelle structure de répertoires comprend les éléments suivants :</text:span></text:p>
      <text:p text:style-name="P2994"><text:span text:style-name="T2995">project</text:span></text:p>
      <text:p text:style-name="P2996"><text:span text:style-name="T2997">|_ node_modules</text:span></text:p>
      <text:p text:style-name="P2998"><text:span text:style-name="T2999">|___ .bin</text:span></text:p>
      <text:p text:style-name="P3000"><text:span text:style-name="T3001">|___ mocha</text:span></text:p>
      <text:p text:style-name="P3002"><text:span text:style-name="T3003">|___ ...</text:span></text:p>
      <text:p text:style-name="P3004"><text:span text:style-name="T3005">|_<text:s/></text:span><text:span text:style-name="T3006">package.json</text:span></text:p>
      <text:p text:style-name="P3007"><text:span text:style-name="T3008"><draw:frame draw:z-index="68" draw:id="id73" draw:style-name="a74" draw:name="Frame68" text:anchor-type="paragraph" svg:x="-104.1563in" svg:y="0in" svg:width="0.01528in" svg:height="0.01528in" style:rel-width="scale" style:rel-height="scale"><draw:text-box><text:p text:style-name="Textbody">Copy to Clipboard</text:p></draw:text-box><svg:title/><svg:desc/></draw:frame></text:span><text:span text:style-name="T3009">Le </text:span><text:span text:style-name="T3010">...</text:span><text:span text:style-name="T3011">dan</text:span><text:span text:style-name="T3012">s la structure du fichier représente d'autres packages qui sont une dépendance de Mocha.</text:span></text:p>
      <text:p text:style-name="P3013">Instructions</text:p>
      <text:list text:style-name="LFO25" text:continue-numbering="true">
        <text:list-item>
          <text:p text:style-name="P3014"><text:span text:style-name="T3015"><draw:frame draw:z-index="69" draw:id="id74" draw:style-name="a75" draw:name="Frame69" text:anchor-type="paragraph" svg:x="-104.1563in" svg:y="0in" svg:width="0.01528in" svg:height="0.01528in" style:rel-width="scale" style:rel-height="scale"><draw:text-box><text:p text:style-name="Textbody">Checkpoint 1 Passed</text:p></draw:text-box><svg:title/><svg:desc/></draw:frame></text:span><text:span text:style-name="T3016">Initialisez le projet. Dans la fenêtre du terminal, saisissez :</text:span></text:p>
        </text:list-item>
      </text:list>
      <text:p text:style-name="P3017"><text:span text:style-name="T3018">$<text:s/></text:span><text:span text:style-name="T3019">npm</text:span><text:span text:style-name="T3020"><text:s/>init</text:span></text:p>
      <text:p text:style-name="P3021"><text:span text:style-name="T3022"><draw:frame draw:z-index="71" draw:id="id75" draw:style-name="a76" draw:name="Frame71" text:anchor-type="paragraph" svg:x="-104.1563in" svg:y="0in" svg:width="0.01528in" svg:height="0.01528in" style:rel-width="scale" style:rel-height="scale"><draw:text-box><text:p text:style-name="P3023">Copy to Clipboard</text:p></draw:text-box><svg:title/><svg:desc/></draw:frame></text:span><text:span text:style-name="T3024">Appuyez sur la touche Entrée pour<text:s/></text:span><text:span text:style-name="T3025">ignorer chaque invite. Cela crée un fichier </text:span><text:span text:style-name="T3026">package.json</text:span><text:span text:style-name="T3027"> dans le répertoire de votre projet.</text:span></text:p>
      <text:p text:style-name="P3028">Vérifiez votre travail après chaque instruction.</text:p>
      <text:list text:style-name="LFO25" text:continue-numbering="true">
        <text:list-item>
          <text:p text:style-name="P3029"><text:span text:style-name="T3030"><draw:frame draw:z-index="73" draw:id="id76" draw:style-name="a77" draw:name="Frame73" text:anchor-type="paragraph" svg:x="-104.1563in" svg:y="0in" svg:width="0.01528in" svg:height="0.01528in" style:rel-width="scale" style:rel-height="scale"><draw:text-box><text:p text:style-name="Textbody">Checkpoint 2 Passed</text:p></draw:text-box><svg:title/><svg:desc/></draw:frame></text:span><text:span text:style-name="T3031">Installez Mocha en tant que paquet et enregistrez-le comme dépendance. Dans la fenêtre du<text:s/></text:span><text:span text:style-name="T3032">terminal, saisissez :</text:span></text:p>
        </text:list-item>
      </text:list>
      <text:p text:style-name="P3033"><text:span text:style-name="T3034">$<text:s/></text:span><text:span text:style-name="T3035">npm</text:span><text:span text:style-name="T3036"><text:s/>install mocha<text:s/></text:span><text:span text:style-name="T3037">-D</text:span></text:p>
      <text:p text:style-name="P3038"><text:span text:style-name="T3039"><draw:frame draw:z-index="75" draw:id="id77" draw:style-name="a78" draw:name="Frame75" text:anchor-type="paragraph" svg:x="-104.1563in" svg:y="0in" svg:width="0.01528in" svg:height="0.01528in" style:rel-width="scale" style:rel-height="scale"><draw:text-box><text:p text:style-name="P3040">Copy to Clipboard</text:p></draw:text-box><svg:title/><svg:desc/></draw:frame></text:span><text:span text:style-name="T3041">Vous pouvez visualiser </text:span><text:span text:style-name="T3042">le fichier package.json</text:span><text:span text:style-name="T3043"> dans l'éditeur de texte. Il est désormais visible </text:span><text:span text:style-name="T3044">mocha</text:span><text:span text:style-name="T3045"><text:s/></text:span><text:span text:style-name="T3046">comme une dépendance !</text:span></text:p>
      <text:p text:style-name="P3047"/>
      <text:h text:style-name="P3048" text:outline-level="3">Installer Mocha II</text:h>
      <text:p text:style-name="P3049">4 min</text:p>
      <text:p text:style-name="P3050">Après avoir installé Mocha en tant que<text:s/>dépendance, nous pouvons l'exécuter de deux manières.</text:p>
      <text:p text:style-name="P3051"><text:span text:style-name="T3052">La première méthode (et la plus fastidieuse) consiste à l'appeler directement depuis </text:span><text:span text:style-name="T3053">node_modules</text:span><text:span text:style-name="T3054"> :</text:span></text:p>
      <text:p text:style-name="P3055"><text:span text:style-name="T3056">$<text:s/></text:span><text:span text:style-name="T3057">./</text:span><text:span text:style-name="T3058">node_modules</text:span><text:span text:style-name="T3059">/</text:span><text:span text:style-name="T3060">mocha</text:span><text:span text:style-name="T3061">/</text:span><text:span text:style-name="T3062">bin</text:span><text:span text:style-name="T3063">/</text:span><text:span text:style-name="T3064">mocha</text:span></text:p>
      <text:soft-page-break/>
      <text:p text:style-name="P3065"><text:span text:style-name="T3066"><draw:frame draw:z-index="76" draw:id="id78" draw:style-name="a79" draw:name="Frame76" text:anchor-type="paragraph" svg:x="-104.1563in" svg:y="0in" svg:width="0.01528in" svg:height="0.01528in" style:rel-width="scale" style:rel-height="scale"><draw:text-box><text:p text:style-name="Textbody">Copy to Clipboard</text:p></draw:text-box><svg:title/><svg:desc/></draw:frame></text:span><text:span text:style-name="T3067">La deuxième méthode (recommandée) consiste à<text:s/></text:span><text:span text:style-name="T3068">ajouter un script à </text:span><text:span text:style-name="T3069">package.json</text:span><text:span text:style-name="T3070"> . Dans l' </text:span><text:span text:style-name="T3071">scripts</text:span><text:span text:style-name="T3072">objet </text:span><text:span text:style-name="T3073">package.json</text:span><text:span text:style-name="T3074"> , définissez la valeur de </text:span><text:span text:style-name="T3075">"test"</text:span><text:span text:style-name="T3076">. </text:span><text:span text:style-name="T3077">M</text:span><text:span text:style-name="T3078">ocha</text:span><text:span text:style-name="T3079"><text:s/></text:span><text:span text:style-name="T3080">Le résultat devrait ressembler à ceci :</text:span></text:p>
      <text:p text:style-name="P3081"><text:span text:style-name="T3082">"scripts": {</text:span></text:p>
      <text:p text:style-name="P3083"><text:span text:style-name="T3084">  </text:span><text:span text:style-name="T3085">"test": "mocha"</text:span></text:p>
      <text:p text:style-name="P3086"><text:span text:style-name="T3087">}</text:span></text:p>
      <text:p text:style-name="P3088"><text:span text:style-name="T3089"><draw:frame draw:z-index="77" draw:id="id79" draw:style-name="a80" draw:name="Frame77" text:anchor-type="paragraph" svg:x="-104.1563in" svg:y="0in" svg:width="0.01528in" svg:height="0.01528in" style:rel-width="scale" style:rel-height="scale"><draw:text-box><text:p text:style-name="Textbody">Copy to Clipboard</text:p></draw:text-box><svg:title/><svg:desc/></draw:frame></text:span><text:span text:style-name="T3090">Vous pouvez maintenant appeler Mocha avec la commande<text:s/></text:span><text:span text:style-name="T3091">suivante :</text:span></text:p>
      <text:p text:style-name="P3092"><text:span text:style-name="T3093">$<text:s/></text:span><text:span text:style-name="T3094">npm</text:span><text:span text:style-name="T3095"><text:s/>test</text:span></text:p>
      <text:p text:style-name="P3096"><text:span text:style-name="T3097"><draw:frame draw:z-index="78" draw:id="id80" draw:style-name="a81" draw:name="Frame78" text:anchor-type="paragraph" svg:x="-104.1563in" svg:y="0in" svg:width="0.01528in" svg:height="0.01528in" style:rel-width="scale" style:rel-height="scale"><draw:text-box><text:p text:style-name="Textbody">Copy to Clipboard</text:p></draw:text-box><svg:title/><svg:desc/></draw:frame></text:span><text:span text:style-name="T3098">Au lieu d'exécuter manuellement chaque test dans le répertoire </text:span><text:span text:style-name="T3099">de test</text:span><text:span text:style-name="T3100"> , vous pouvez utiliser cette commande pour exécuter automatiquement la suite de tests complète.</text:span></text:p>
      <text:p text:style-name="P3101">Instructions</text:p>
      <text:list text:style-name="LFO26" text:continue-numbering="true">
        <text:list-item>
          <text:p text:style-name="P3102"><text:span text:style-name="T3103"><draw:frame draw:z-index="79" draw:id="id81" draw:style-name="a82" draw:name="Frame79" text:anchor-type="paragraph" svg:x="-104.1563in" svg:y="0in" svg:width="0.01528in" svg:height="0.01528in" style:rel-width="scale" style:rel-height="scale"><draw:text-box><text:p text:style-name="Textbody">Checkpoint 1 Passed</text:p></draw:text-box><svg:title/><svg:desc/></draw:frame></text:span><text:span text:style-name="T3104">En suivant</text:span><text:span text:style-name="T3105"><text:s/>le guide ci-dessus, définissez le </text:span><text:span text:style-name="T3106">test</text:span><text:span text:style-name="T3107">script </text:span><text:span text:style-name="T3108">"mocha"</text:span><text:span text:style-name="T3109">dans </text:span><text:span text:style-name="T3110">package.json</text:span><text:span text:style-name="T3111"> . Cela connecte la ligne de commande </text:span><text:span text:style-name="T3112">npm test</text:span><text:span text:style-name="T3113"><text:s/></text:span><text:span text:style-name="T3114">au package Mocha.</text:span></text:p>
        </text:list-item>
        <text:list-item>
          <text:p text:style-name="P3115"><text:span text:style-name="T3116"><draw:frame draw:z-index="82" draw:id="id82" draw:style-name="a83" draw:name="Frame82" text:anchor-type="paragraph" svg:x="-104.1563in" svg:y="0in" svg:width="0.01528in" svg:height="0.01528in" style:rel-width="scale" style:rel-height="scale"><draw:text-box><text:p text:style-name="Textbody">Checkpoint 2 Passed</text:p></draw:text-box><svg:title/><svg:desc/></draw:frame></text:span><text:span text:style-name="T3117">Exécutez la suite de tests avec Mocha. Dans la fenêtre du terminal, saisissez :</text:span></text:p>
        </text:list-item>
      </text:list>
      <text:p text:style-name="P3118"><text:span text:style-name="T3119">$<text:s/></text:span><text:span text:style-name="T3120">npm</text:span><text:span text:style-name="T3121"><text:s/>test</text:span></text:p>
      <text:p text:style-name="P3122"><text:span text:style-name="T3123"><draw:frame draw:z-index="84" draw:id="id83" draw:style-name="a84" draw:name="Frame84" text:anchor-type="paragraph" svg:x="-104.1563in" svg:y="0in" svg:width="0.01528in" svg:height="0.01528in" style:rel-width="scale" style:rel-height="scale"><draw:text-box><text:p text:style-name="P3124">Copy<text:s/>to Clipboard</text:p></draw:text-box><svg:title/><svg:desc/></draw:frame></text:span><text:span text:style-name="T3125">La commande sera exécutée mais vous verrez un avertissement dans le terminal : il n'y a pas encore de tests à exécuter !</text:span></text:p>
      <text:p text:style-name="P3126"/>
      <text:h text:style-name="P3127" text:outline-level="3">décrire et il bloque</text:h>
      <text:p text:style-name="P3128">8 minutes</text:p>
      <text:p text:style-name="P3129"><text:span text:style-name="T3130">Dans Mocha, nous regroupons les tests à l'aide de la </text:span><text:span text:style-name="T3131">describe</text:span><text:span text:style-name="T3132"><text:s/></text:span><text:span text:style-name="T3133">fonction et définissons les t</text:span><text:span text:style-name="T3134">ests à l'aide de la </text:span><text:span text:style-name="T3135">it</text:span><text:span text:style-name="T3136">fonction. Ces deux</text:span></text:p>
      <text:p text:style-name="P3137"><text:a xlink:href="https://www.codecademy.com/resources/docs/javascript/functions" office:target-frame-name="_top" xlink:show="replace"><text:span text:style-name="T3138"><draw:frame draw:z-index="85" draw:id="id84" draw:style-name="a85" draw:name="Frame85" text:anchor-type="paragraph" svg:x="-104.1563in" svg:y="0in" svg:width="0.01528in" svg:height="0.01528in" style:rel-width="scale" style:rel-height="scale"><draw:text-box><text:p text:style-name="Textbody">Aperçu : Les fonctions de documentation sont des morceaux de code réutilisables qui exécutent des tâches, traitent des données et<text:s/>renvoient éventuellement des valeurs.</text:p></draw:text-box><svg:title/><svg:desc/></draw:frame></text:span><text:span text:style-name="T3139">fonctions</text:span></text:a></text:p>
      <text:p text:style-name="P3140"><text:span text:style-name="T3141">Peut</text:span><text:span text:style-name="T3142"><text:s/>être utilisé pour rendre votre suite de tests </text:span><text:span text:style-name="T3143">complète</text:span><text:span text:style-name="T3144">,</text:span><text:span text:style-name="T3145"> </text:span><text:span text:style-name="T3146">maintenable</text:span><text:span text:style-name="T3147"> et </text:span><text:span text:style-name="T3148">expressive</text:span><text:span text:style-name="T3149"> des manières suivantes :</text:span></text:p>
      <text:list text:style-name="LFO27" text:continue-numbering="true">
        <text:list-item>
          <text:p text:style-name="P3150">Structurez votre suite de tests : vous pouvez organiser les tests en groupes imbriqués qui<text:s/>reflètent la structure de votre code d'implémentation.</text:p>
        </text:list-item>
        <text:list-item>
          <text:p text:style-name="P3151">Fournissez des messages informatifs : vous pouvez définir vos tests à l'aide de messages lisibles par l'homme.</text:p>
        </text:list-item>
      </text:list>
      <text:p text:style-name="P3152"><text:a xlink:href="https://www.codecademy.com/resources/docs/javascript/strings" office:target-frame-name="_top" xlink:show="replace"><text:span text:style-name="T3153"><draw:frame draw:z-index="86" draw:id="id85" draw:style-name="a86" draw:name="Frame86" text:anchor-type="paragraph" svg:x="-104.1563in" svg:y="0in" svg:width="0.01528in" svg:height="0.01528in" style:rel-width="scale" style:rel-height="scale"><draw:text-box><text:p text:style-name="Textbody">Aperçu :<text:s/>Documents Chargement de la description du lien</text:p></draw:text-box><svg:title/><svg:desc/></draw:frame></text:span><text:span text:style-name="T3154">cordes</text:span></text:a></text:p>
      <text:p text:style-name="P3155">.</text:p>
      <text:p text:style-name="P3156"><text:span text:style-name="T3157">Si vous testez un </text:span><text:span text:style-name="T3158">Math</text:span><text:span text:style-name="T3159">objet avec la méthode </text:span><text:span text:style-name="T3160">.max</text:span><text:span text:style-name="T3161">, vous pouvez utiliser le code de test suivant.</text:span></text:p>
      <text:p text:style-name="P3162"><text:span text:style-name="T3163">describe</text:span><text:span text:style-name="T3164">(</text:span><text:span text:style-name="T3165">'Math'</text:span><text:span text:style-name="T3166">, () =&gt; {</text:span></text:p>
      <text:p text:style-name="P3167"><text:span text:style-name="T3168">  </text:span><text:span text:style-name="T3169">describe</text:span><text:span text:style-name="T3170">(</text:span><text:span text:style-name="T3171">'.max'</text:span><text:span text:style-name="T3172">, () =&gt; {</text:span></text:p>
      <text:p text:style-name="P3173"><text:span text:style-name="T3174">    </text:span><text:span text:style-name="T3175">it</text:span><text:span text:style-name="T3176">(</text:span><text:span text:style-name="T3177">'returns the argument with the highest value'</text:span><text:span text:style-name="T3178">, () =&gt; {</text:span></text:p>
      <text:p text:style-name="P3179"><text:span text:style-name="T3180">      </text:span><text:span text:style-name="T3181">// Your test goes here</text:span></text:p>
      <text:p text:style-name="P3182"><text:span text:style-name="T3183">    </text:span><text:span text:style-name="T3184">});</text:span></text:p>
      <text:p text:style-name="P3185"><text:span text:style-name="T3186">    </text:span><text:span text:style-name="T3187">it</text:span><text:span text:style-name="T3188">(</text:span><text:span text:style-name="T3189">'returns -Infinity when no arguments are provided'</text:span><text:span text:style-name="T3190">, () =&gt; {</text:span></text:p>
      <text:p text:style-name="P3191"><text:span text:style-name="T3192">      </text:span><text:span text:style-name="T3193">// Your test goes here</text:span></text:p>
      <text:p text:style-name="P3194"><text:span text:style-name="T3195">    </text:span><text:span text:style-name="T3196">});</text:span></text:p>
      <text:p text:style-name="P3197"><text:span text:style-name="T3198">  </text:span><text:span text:style-name="T3199">});</text:span></text:p>
      <text:p text:style-name="P3200"><text:span text:style-name="T3201">});</text:span></text:p>
      <text:p text:style-name="P3202"><text:span text:style-name="T3203"><draw:frame draw:z-index="87" draw:id="id86" draw:style-name="a87" draw:name="Frame87" text:anchor-type="paragraph" svg:x="-104.1563in" svg:y="0in" svg:width="0.01528in" svg:height="0.01528in" style:rel-width="scale" style:rel-height="scale"><draw:text-box><text:p text:style-name="Textbody">Copy to Clipboard</text:p></draw:text-box><svg:title/><svg:desc/></draw:frame></text:span><text:span text:style-name="T3204">Les fonctions </text:span><text:span text:style-name="T3205">describe</text:span><text:span text:style-name="T3206">et </text:span><text:span text:style-name="T3207">it</text:span><text:span text:style-name="T3208"><text:s/></text:span><text:span text:style-name="T3209">acceptent toutes deux deux paramètres : une<text:s/></text:span><text:span text:style-name="T3210">chaîne descriptive et une fonction de rappel. Bien que flexibles, ces fonctions sont couramment utilisées dans la structure ci-dessus : elles imbriquent </text:span><text:span text:style-name="T3211">describe</text:span><text:span text:style-name="T3212"><text:s/></text:span><text:span text:style-name="T3213">des blocs pour reproduire la structure de votre code d'implémentation et écrivent des tests ind</text:span><text:span text:style-name="T3214">ividuels dans </text:span><text:span text:style-name="T3215">it</text:span><text:span text:style-name="T3216"><text:s/></text:span><text:span text:style-name="T3217">des blocs. Cela rend votre suite de tests </text:span><text:span text:style-name="T3218">isolée</text:span><text:span text:style-name="T3219">, </text:span><text:span text:style-name="T3220">maintenable</text:span><text:span text:style-name="T3221"> et </text:span><text:span text:style-name="T3222">expressive</text:span><text:span text:style-name="T3223">.</text:span></text:p>
      <text:p text:style-name="P322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ingFang SC" svg:font-family="PingFang SC" style:font-family-generic="system" style:font-pitch="variable"/>
    <style:font-face style:name="Liberation Mono" svg:font-family="Liberation Mono" style:font-family-generic="modern" style:font-pitch="fixed"/>
    <style:font-face style:name="OpenSymbol" style:font-charset="x-symbol" svg:font-family="OpenSymbol" style:font-family-generic="system"/>
    <style:font-face style:name="Apercu, apple-system, system-ui" svg:font-family="Apercu, apple-system, system-ui" style:font-family-generic="system"/>
    <style:font-face style:name="Monaco, Menlo, 'Ubuntu Mono', '" svg:font-family="Monaco, Menlo, 'Ubuntu Mono', '"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ongti SC"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CD"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style:font-name="Liberation Serif" style:font-name-asian="Songti SC" fo:font-weight="bold" style:font-weight-asian="bold" style:font-weight-complex="bold" fo:font-size="24pt" style:font-size-asian="24pt" style:font-size-complex="24pt" fo:hyphenate="false"/>
    </style:style>
    <style:style style:name="Titre2" style:display-name="Titre 2" style:family="paragraph" style:parent-style-name="Heading" style:next-style-name="Textbody" style:default-outline-level="2">
      <style:paragraph-properties fo:margin-top="0.1388in"/>
      <style:text-properties style:font-name="Liberation Serif" style:font-name-asian="Songti SC" fo:font-weight="bold" style:font-weight-asian="bold" style:font-weight-complex="bold" fo:font-size="18pt" style:font-size-asian="18pt" style:font-size-complex="18pt" fo:hyphenate="false"/>
    </style:style>
    <style:style style:name="Titre3" style:display-name="Titre 3" style:family="paragraph" style:parent-style-name="Heading" style:next-style-name="Textbody" style:default-outline-level="3">
      <style:paragraph-properties fo:margin-top="0.0972in"/>
      <style:text-properties style:font-name="Liberation Serif" style:font-name-asian="Songti SC" fo:font-weight="bold" style:font-weight-asian="bold" style:font-weight-complex="bold" fo:hyphenate="false"/>
    </style:style>
    <style:style style:name="Titre5" style:display-name="Titre 5" style:family="paragraph" style:parent-style-name="Heading" style:next-style-name="Textbody" style:default-outline-level="5">
      <style:paragraph-properties fo:margin-top="0.0833in" fo:margin-bottom="0.0416in"/>
      <style:text-properties style:font-name="Liberation Serif" style:font-name-asian="Songti SC" fo:font-weight="bold" style:font-weight-asian="bold" style:font-weight-complex="bold" fo:font-size="10pt" style:font-size-asian="10pt" style:font-size-complex="10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PingFang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Framecontents" style:display-name="Frame contents" style:family="paragraph" style:parent-style-name="Standard">
      <style:text-properties fo:hyphenate="false"/>
    </style:style>
    <style:style style:name="BulletSymbols" style:display-name="Bullet Symbols" style:family="text">
      <style:text-properties style:font-name="OpenSymbol" style:font-name-asian="OpenSymbol" style:font-name-complex="OpenSymbol"/>
    </style:style>
    <style:style style:name="Accentuation" style:display-name="Accentuation" style:family="text">
      <style:text-properties fo:font-style="italic" style:font-style-asian="italic" style:font-style-complex="italic"/>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Liberation Mono" style:font-name-complex="Liberation Mono"/>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bullet text:level="2" text:style-name="WW_CharLFO7LVL2"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6">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7">
      <text:list-level-style-bullet text:level="1" text:style-name="WW_CharLFO1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8">
      <text:list-level-style-bullet text:level="1" text:style-name="WW_CharLFO1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0">
      <text:list-level-style-bullet text:level="1" text:style-name="WW_CharLFO2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1">
      <text:list-level-style-bullet text:level="1" text:style-name="WW_CharLFO2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2">
      <text:list-level-style-bullet text:level="1" text:style-name="WW_CharLFO2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3">
      <text:list-level-style-bullet text:level="1" text:style-name="WW_CharLFO2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4">
      <text:list-level-style-bullet text:level="1" text:style-name="WW_CharLFO2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5">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6">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7">
      <text:list-level-style-bullet text:level="1" text:style-name="WW_CharLFO2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odrigue Malemba</dc:creator>
    <meta:creation-date>2025-07-16T00:21:00Z</meta:creation-date>
    <dc:date>2025-10-07T15:15:00Z</dc:date>
    <meta:template xlink:href="Normal" xlink:type="simple"/>
    <meta:editing-cycles>99</meta:editing-cycles>
    <meta:editing-duration>PT240060S</meta:editing-duration>
    <meta:document-statistic meta:page-count="38" meta:paragraph-count="108" meta:word-count="8086" meta:character-count="54072" meta:row-count="384" meta:non-whitespace-character-count="46094"/>
  </office:meta>
</office:document-meta>
</file>